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89.96mm" fo:break-before="auto" style:use-optimal-row-height="true"/>
    </style:style>
    <style:style style:name="ro2" style:family="table-row">
      <style:table-row-properties style:row-height="99.48mm" fo:break-before="auto" style:use-optimal-row-height="true"/>
    </style:style>
    <style:style style:name="ro3" style:family="table-row">
      <style:table-row-properties style:row-height="73.55mm" fo:break-before="auto" style:use-optimal-row-height="true"/>
    </style:style>
    <style:style style:name="ro4" style:family="table-row">
      <style:table-row-properties style:row-height="101.07mm" fo:break-before="auto" style:use-optimal-row-height="true"/>
    </style:style>
    <style:style style:name="ro5" style:family="table-row">
      <style:table-row-properties style:row-height="88.9mm" fo:break-before="auto" style:use-optimal-row-height="true"/>
    </style:style>
    <style:style style:name="ro6" style:family="table-row">
      <style:table-row-properties style:row-height="33.87mm" fo:break-before="auto" style:use-optimal-row-height="true"/>
    </style:style>
    <style:style style:name="ro7" style:family="table-row">
      <style:table-row-properties style:row-height="84.67mm" fo:break-before="auto" style:use-optimal-row-height="true"/>
    </style:style>
    <style:style style:name="ro8" style:family="table-row">
      <style:table-row-properties style:row-height="92.08mm" fo:break-before="auto" style:use-optimal-row-height="true"/>
    </style:style>
    <style:style style:name="ro9" style:family="table-row">
      <style:table-row-properties style:row-height="83.61mm" fo:break-before="auto" style:use-optimal-row-height="true"/>
    </style:style>
    <style:style style:name="ro10" style:family="table-row">
      <style:table-row-properties style:row-height="29.1mm" fo:break-before="auto" style:use-optimal-row-height="true"/>
    </style:style>
    <style:style style:name="ro11" style:family="table-row">
      <style:table-row-properties style:row-height="81.49mm" fo:break-before="auto" style:use-optimal-row-height="true"/>
    </style:style>
    <style:style style:name="ro12" style:family="table-row">
      <style:table-row-properties style:row-height="78.32mm" fo:break-before="auto" style:use-optimal-row-height="true"/>
    </style:style>
    <style:style style:name="ro13" style:family="table-row">
      <style:table-row-properties style:row-height="71.97mm" fo:break-before="auto" style:use-optimal-row-height="true"/>
    </style:style>
    <style:style style:name="ro14" style:family="table-row">
      <style:table-row-properties style:row-height="82.02mm" fo:break-before="auto" style:use-optimal-row-height="true"/>
    </style:style>
    <style:style style:name="ro15" style:family="table-row">
      <style:table-row-properties style:row-height="82.55mm" fo:break-before="auto" style:use-optimal-row-height="true"/>
    </style:style>
    <style:style style:name="ro16" style:family="table-row">
      <style:table-row-properties style:row-height="85.73mm" fo:break-before="auto" style:use-optimal-row-height="true"/>
    </style:style>
    <style:style style:name="ro17" style:family="table-row">
      <style:table-row-properties style:row-height="14.82mm" fo:break-before="auto" style:use-optimal-row-height="true"/>
    </style:style>
    <style:style style:name="ro18" style:family="table-row">
      <style:table-row-properties style:row-height="92.6mm" fo:break-before="auto" style:use-optimal-row-height="true"/>
    </style:style>
    <style:style style:name="ro19" style:family="table-row">
      <style:table-row-properties style:row-height="19.58mm" fo:break-before="auto" style:use-optimal-row-height="true"/>
    </style:style>
    <style:style style:name="ro20" style:family="table-row">
      <style:table-row-properties style:row-height="76.73mm" fo:break-before="auto" style:use-optimal-row-height="true"/>
    </style:style>
    <style:style style:name="ro21" style:family="table-row">
      <style:table-row-properties style:row-height="75.14mm" fo:break-before="auto" style:use-optimal-row-height="true"/>
    </style:style>
    <style:style style:name="ro22" style:family="table-row">
      <style:table-row-properties style:row-height="94.72mm" fo:break-before="auto" style:use-optimal-row-height="true"/>
    </style:style>
    <style:style style:name="ro23" style:family="table-row">
      <style:table-row-properties style:row-height="24.34mm" fo:break-before="auto" style:use-optimal-row-height="true"/>
    </style:style>
    <style:style style:name="ro24" style:family="table-row">
      <style:table-row-properties style:row-height="77.26mm" fo:break-before="auto" style:use-optimal-row-height="true"/>
    </style:style>
    <style:style style:name="ro25" style:family="table-row">
      <style:table-row-properties style:row-height="43.39mm" fo:break-before="auto" style:use-optimal-row-height="true"/>
    </style:style>
    <style:style style:name="ro26" style:family="table-row">
      <style:table-row-properties style:row-height="59.8mm" fo:break-before="auto" style:use-optimal-row-height="true"/>
    </style:style>
    <style:style style:name="ro27" style:family="table-row">
      <style:table-row-properties style:row-height="38.63mm" fo:break-before="auto" style:use-optimal-row-height="true"/>
    </style:style>
    <style:style style:name="ro28" style:family="table-row">
      <style:table-row-properties style:row-height="91.02mm" fo:break-before="auto" style:use-optimal-row-height="true"/>
    </style:style>
    <style:style style:name="ro29" style:family="table-row">
      <style:table-row-properties style:row-height="87.31mm" fo:break-before="auto" style:use-optimal-row-height="true"/>
    </style:style>
    <style:style style:name="ro30" style:family="table-row">
      <style:table-row-properties style:row-height="94.19mm" fo:break-before="auto" style:use-optimal-row-height="true"/>
    </style:style>
    <style:style style:name="ro31" style:family="table-row">
      <style:table-row-properties style:row-height="98.95mm" fo:break-before="auto" style:use-optimal-row-height="true"/>
    </style:style>
    <style:style style:name="ro32" style:family="table-row">
      <style:table-row-properties style:row-height="86.25mm" fo:break-before="auto" style:use-optimal-row-height="true"/>
    </style:style>
    <style:style style:name="ro33" style:family="table-row">
      <style:table-row-properties style:row-height="83.08mm" fo:break-before="auto" style:use-optimal-row-height="true"/>
    </style:style>
    <style:style style:name="ro34" style:family="table-row">
      <style:table-row-properties style:row-height="98.43mm" fo:break-before="auto" style:use-optimal-row-height="true"/>
    </style:style>
    <style:style style:name="ro35" style:family="table-row">
      <style:table-row-properties style:row-height="73.03mm" fo:break-before="auto" style:use-optimal-row-height="true"/>
    </style:style>
    <style:style style:name="ro36" style:family="table-row">
      <style:table-row-properties style:row-height="87.84mm" fo:break-before="auto" style:use-optimal-row-height="true"/>
    </style:style>
    <style:style style:name="ro37" style:family="table-row">
      <style:table-row-properties style:row-height="84.14mm" fo:break-before="auto" style:use-optimal-row-height="true"/>
    </style:style>
    <style:style style:name="ro38" style:family="table-row">
      <style:table-row-properties style:row-height="89.43mm" fo:break-before="auto" style:use-optimal-row-height="true"/>
    </style:style>
    <style:style style:name="ro39" style:family="table-row">
      <style:table-row-properties style:row-height="86.78mm" fo:break-before="auto" style:use-optimal-row-height="true"/>
    </style:style>
    <style:style style:name="ro40" style:family="table-row">
      <style:table-row-properties style:row-height="79.38mm" fo:break-before="auto" style:use-optimal-row-height="true"/>
    </style:style>
    <style:style style:name="ro41" style:family="table-row">
      <style:table-row-properties style:row-height="95.25mm" fo:break-before="auto" style:use-optimal-row-height="true"/>
    </style:style>
    <style:style style:name="ro42" style:family="table-row">
      <style:table-row-properties style:row-height="93.66mm" fo:break-before="auto" style:use-optimal-row-height="true"/>
    </style:style>
    <style:style style:name="ro43" style:family="table-row">
      <style:table-row-properties style:row-height="93.13mm" fo:break-before="auto" style:use-optimal-row-height="true"/>
    </style:style>
    <style:style style:name="ro44" style:family="table-row">
      <style:table-row-properties style:row-height="80.43mm" fo:break-before="auto" style:use-optimal-row-height="true"/>
    </style:style>
    <style:style style:name="ro45" style:family="table-row">
      <style:table-row-properties style:row-height="80.96mm" fo:break-before="auto" style:use-optimal-row-height="true"/>
    </style:style>
    <style:style style:name="ro46" style:family="table-row">
      <style:table-row-properties style:row-height="96.31mm" fo:break-before="auto" style:use-optimal-row-height="true"/>
    </style:style>
    <style:style style:name="ro47" style:family="table-row">
      <style:table-row-properties style:row-height="48.15mm" fo:break-before="auto" style:use-optimal-row-height="true"/>
    </style:style>
    <style:style style:name="ro48" style:family="table-row">
      <style:table-row-properties style:row-height="77.79mm" fo:break-before="auto" style:use-optimal-row-height="true"/>
    </style:style>
    <style:style style:name="ro49" style:family="table-row">
      <style:table-row-properties style:row-height="100.01mm" fo:break-before="auto" style:use-optimal-row-height="true"/>
    </style:style>
    <style:style style:name="ro50" style:family="table-row">
      <style:table-row-properties style:row-height="91.55mm" fo:break-before="auto" style:use-optimal-row-height="true"/>
    </style:style>
    <style:style style:name="ro51" style:family="table-row">
      <style:table-row-properties style:row-height="79.9mm" fo:break-before="auto" style:use-optimal-row-height="true"/>
    </style:style>
    <style:style style:name="ro52" style:family="table-row">
      <style:table-row-properties style:row-height="71.44mm" fo:break-before="auto" style:use-optimal-row-height="true"/>
    </style:style>
    <style:style style:name="ro53" style:family="table-row">
      <style:table-row-properties style:row-height="72.5mm" fo:break-before="auto" style:use-optimal-row-height="true"/>
    </style:style>
    <style:style style:name="ro54" style:family="table-row">
      <style:table-row-properties style:row-height="88.37mm" fo:break-before="auto" style:use-optimal-row-height="true"/>
    </style:style>
    <style:style style:name="ro55" style:family="table-row">
      <style:table-row-properties style:row-height="78.85mm" fo:break-before="auto" style:use-optimal-row-height="true"/>
    </style:style>
    <style:style style:name="ro56" style:family="table-row">
      <style:table-row-properties style:row-height="102.66mm" fo:break-before="auto" style:use-optimal-row-height="true"/>
    </style:style>
    <style:style style:name="ro57" style:family="table-row">
      <style:table-row-properties style:row-height="90.49mm" fo:break-before="auto" style:use-optimal-row-height="true"/>
    </style:style>
    <style:style style:name="ro58" style:family="table-row">
      <style:table-row-properties style:row-height="57.68mm" fo:break-before="auto" style:use-optimal-row-height="true"/>
    </style:style>
    <style:style style:name="ro59" style:family="table-row">
      <style:table-row-properties style:row-height="66.15mm" fo:break-before="auto" style:use-optimal-row-height="true"/>
    </style:style>
    <style:style style:name="ro60" style:family="table-row">
      <style:table-row-properties style:row-height="70.91mm" fo:break-before="auto" style:use-optimal-row-height="true"/>
    </style:style>
    <style:style style:name="ro61" style:family="table-row">
      <style:table-row-properties style:row-height="74.61mm" fo:break-before="auto" style:use-optimal-row-height="true"/>
    </style:style>
    <style:style style:name="ro62" style:family="table-row">
      <style:table-row-properties style:row-height="103.72mm" fo:break-before="auto" style:use-optimal-row-height="true"/>
    </style:style>
    <style:style style:name="ro63" style:family="table-row">
      <style:table-row-properties style:row-height="55.56mm" fo:break-before="auto" style:use-optimal-row-height="true"/>
    </style:style>
    <style:style style:name="ro64" style:family="table-row">
      <style:table-row-properties style:row-height="70.38mm" fo:break-before="auto" style:use-optimal-row-height="true"/>
    </style:style>
    <style:style style:name="ro65" style:family="table-row">
      <style:table-row-properties style:row-height="85.2mm" fo:break-before="auto" style:use-optimal-row-height="true"/>
    </style:style>
    <style:style style:name="ro66" style:family="table-row">
      <style:table-row-properties style:row-height="52.92mm" fo:break-before="auto" style:use-optimal-row-height="true"/>
    </style:style>
    <style:style style:name="ro67" style:family="table-row">
      <style:table-row-properties style:row-height="61.91mm" fo:break-before="auto" style:use-optimal-row-height="true"/>
    </style:style>
    <style:style style:name="ro68" style:family="table-row">
      <style:table-row-properties style:row-height="50.8mm" fo:break-before="auto" style:use-optimal-row-height="true"/>
    </style:style>
    <style:style style:name="ro69" style:family="table-row">
      <style:table-row-properties style:row-height="67.73mm" fo:break-before="auto" style:use-optimal-row-height="true"/>
    </style:style>
    <style:style style:name="ro70" style:family="table-row">
      <style:table-row-properties style:row-height="50.27mm" fo:break-before="auto" style:use-optimal-row-height="true"/>
    </style:style>
    <style:style style:name="ro71" style:family="table-row">
      <style:table-row-properties style:row-height="51.33mm" fo:break-before="auto" style:use-optimal-row-height="true"/>
    </style:style>
    <style:style style:name="ro72" style:family="table-row">
      <style:table-row-properties style:row-height="67.2mm" fo:break-before="auto" style:use-optimal-row-height="true"/>
    </style:style>
    <style:style style:name="ro73" style:family="table-row">
      <style:table-row-properties style:row-height="61.38mm" fo:break-before="auto" style:use-optimal-row-height="true"/>
    </style:style>
    <style:style style:name="ro74" style:family="table-row">
      <style:table-row-properties style:row-height="68.26mm" fo:break-before="auto" style:use-optimal-row-height="true"/>
    </style:style>
    <style:style style:name="ro75" style:family="table-row">
      <style:table-row-properties style:row-height="62.44mm" fo:break-before="auto" style:use-optimal-row-height="true"/>
    </style:style>
    <style:style style:name="ro76" style:family="table-row">
      <style:table-row-properties style:row-height="62.97mm" fo:break-before="auto" style:use-optimal-row-height="true"/>
    </style:style>
    <style:style style:name="ro77" style:family="table-row">
      <style:table-row-properties style:row-height="65.62mm" fo:break-before="auto" style:use-optimal-row-height="true"/>
    </style:style>
    <style:style style:name="ro78" style:family="table-row">
      <style:table-row-properties style:row-height="76.2mm" fo:break-before="auto" style:use-optimal-row-height="true"/>
    </style:style>
    <style:style style:name="ro79" style:family="table-row">
      <style:table-row-properties style:row-height="60.85mm" fo:break-before="auto" style:use-optimal-row-height="true"/>
    </style:style>
    <style:style style:name="ro80" style:family="table-row">
      <style:table-row-properties style:row-height="75.67mm" fo:break-before="auto" style:use-optimal-row-height="true"/>
    </style:style>
    <style:style style:name="ro8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style:rotation-align="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1" table:default-cell-style-name="Default"/>
        <table:table-column table:style-name="co1" table:default-cell-style-name="ce1"/>
        <table:table-column table:style-name="co1" table:default-cell-style-name="Default"/>
        <table:table-column table:style-name="co1" table:default-cell-style-name="ce2"/>
        <table:table-column table:style-name="co1" table:default-cell-style-name="ce3"/>
        <table:table-row table:style-name="ro1">
          <table:table-cell office:value-type="string" calcext:value-type="string">
            <text:p>मुमकिन है कि रिलायंस कैपिटल का शेयर 330 रुपये तक के स्तर छूएं।</text:p>
          </table:table-cell>
          <table:table-cell office:value-type="string" calcext:value-type="string">
            <text:p>positive</text:p>
          </table:table-cell>
          <table:table-cell office:value-type="string" calcext:value-type="string">
            <text:p>बुंदेलखंड के किसानों को अबकी बार बड़ी उम्मीदें थीं.</text:p>
          </table:table-cell>
          <table:table-cell office:value-type="string" calcext:value-type="string">
            <text:p>negative</text:p>
          </table:table-cell>
          <table:table-cell office:value-type="string" calcext:value-type="string">
            <text:p>RT @mumbaitak: शिवसेना-बीजेपी गठबंधन में दरार, मुख्यमंत्री पद को लेकर शुरु हुआ विवाद LIVE</text:p>
            <text:p>@sahiljoshii </text:p>
            <text:p>@Dev_Fadnavis @BJP4Maharashtra @BJP…</text:p>
          </table:table-cell>
          <table:table-cell office:value-type="string" calcext:value-type="string">
            <text:p>neutral</text:p>
          </table:table-cell>
        </table:table-row>
        <table:table-row table:style-name="ro2">
          <table:table-cell office:value-type="string" calcext:value-type="string">
            <text:p>सितम्बर में इसकी कमिशिनिंग संभावित है।</text:p>
          </table:table-cell>
          <table:table-cell office:value-type="string" calcext:value-type="string">
            <text:p>positive</text:p>
          </table:table-cell>
          <table:table-cell office:value-type="string" calcext:value-type="string">
            <text:p>उन्होंने कहा कि चूंकि पूंजी की जरूरत बहुत बड़ी है और सरकार को बैंकों के लिए इतनी पूंजी का प्रबंध करना कठिन होगा।</text:p>
          </table:table-cell>
          <table:table-cell office:value-type="string" calcext:value-type="string">
            <text:p>negative</text:p>
          </table:table-cell>
          <table:table-cell office:value-type="string" calcext:value-type="string">
            <text:p>RT @mumbaitak: शिवसेना-बीजेपी गठबंधन में दरार, मुख्यमंत्री पद को लेकर शुरु हुआ विवाद LIVE</text:p>
            <text:p/>
            <text:p>https://t.co/BoAMBurG3W</text:p>
            <text:p>@sahiljoshii </text:p>
            <text:p>@Dev_Fadna…</text:p>
          </table:table-cell>
          <table:table-cell office:value-type="string" calcext:value-type="string">
            <text:p>neutral</text:p>
          </table:table-cell>
        </table:table-row>
        <table:table-row table:style-name="ro3">
          <table:table-cell office:value-type="string" calcext:value-type="string">
            <text:p>भारतीय कंपनी ने संभावित डील के बारे में कमेंट करने से मना कर दिया।</text:p>
          </table:table-cell>
          <table:table-cell office:value-type="string" calcext:value-type="string">
            <text:p>positive</text:p>
          </table:table-cell>
          <table:table-cell office:value-type="string" calcext:value-type="string">
            <text:p>पश्चिम बंगाल में शासन द्वारा ऐसी शिकायतें लगातार आने पर चिटफंड कंपनियों के ऊपर प्रतिबंध लगाना पड़ा है।</text:p>
          </table:table-cell>
          <table:table-cell office:value-type="string" calcext:value-type="string">
            <text:p>negative</text:p>
          </table:table-cell>
          <table:table-cell office:value-type="string" calcext:value-type="string">
            <text:p>RT @mumbaitak: बोरवेल में फंसे 6 साल के मासूम को लगातार 13 घंटे के रेस्क्यू ऑपरेशन के बाद बचाया गया</text:p>
            <text:p>महाराष्ट्र के पुणे में बुधवार शाम एक 6…</text:p>
          </table:table-cell>
          <table:table-cell office:value-type="string" calcext:value-type="string">
            <text:p>neutral</text:p>
          </table:table-cell>
        </table:table-row>
        <table:table-row table:style-name="ro4">
          <table:table-cell office:value-type="string" calcext:value-type="string">
            <text:p>हम अदालत में लड़ाई लड़ने के अलावा इस मामले को सभी संभावित मंचों पर भी उठाएंगे।'</text:p>
          </table:table-cell>
          <table:table-cell office:value-type="string" calcext:value-type="string">
            <text:p>positive</text:p>
          </table:table-cell>
          <table:table-cell office:value-type="string" calcext:value-type="string">
            <text:p>शहर में नेटवर्किंग कारोबार का मकड़जाल लगातार फैलता जा रहा है।</text:p>
          </table:table-cell>
          <table:table-cell office:value-type="string" calcext:value-type="string">
            <text:p>negative</text:p>
          </table:table-cell>
          <table:table-cell office:value-type="string" calcext:value-type="string">
            <text:p>RT @mumbaitak: बीजेपी-शिवसेना गठबंधन पर उद्धव ठाकरे को देनी पड़ रही है शिवसैनिकों को सफाई | Mumbai Tak</text:p>
            <text:p/>
            <text:p>@sahiljoshii #ShivSena </text:p>
            <text:p/>
            <text:p>#शिवसेनेचा…</text:p>
          </table:table-cell>
          <table:table-cell office:value-type="string" calcext:value-type="string">
            <text:p>neutral</text:p>
          </table:table-cell>
        </table:table-row>
        <table:table-row table:style-name="ro5">
          <table:table-cell office:value-type="string" calcext:value-type="string">
            <text:p>असल में कोशिश की जा रही है कि संभावित तौर पर काले धन का फिर से देश में निवेश करने के मामलों का पता लगाया जा सके।</text:p>
          </table:table-cell>
          <table:table-cell office:value-type="string" calcext:value-type="string">
            <text:p>positive</text:p>
          </table:table-cell>
          <table:table-cell office:value-type="string" calcext:value-type="string">
            <text:p>हमें नहीं लगता कि आने वाले दिनों में कीमतों में परिवर्तन होगा।</text:p>
          </table:table-cell>
          <table:table-cell office:value-type="string" calcext:value-type="string">
            <text:p>negative</text:p>
          </table:table-cell>
          <table:table-cell office:value-type="string" calcext:value-type="string">
            <text:p>RT @mumbaitak: ठाणे के कोरम मॉल में घुसा तेंदुआ, CCTV में कैद हुआ तेंदुआ</text:p>
            <text:p/>
            <text:p>https://t.co/hnACBsSPw9</text:p>
            <text:p>#Thane #korummall #tendua @journovidya</text:p>
          </table:table-cell>
          <table:table-cell office:value-type="string" calcext:value-type="string">
            <text:p>neutral</text:p>
          </table:table-cell>
        </table:table-row>
        <table:table-row table:style-name="ro6">
          <table:table-cell office:value-type="string" calcext:value-type="string">
            <text:p>पोलार्ड और तारे ने असम्भव को सम्भव कर दिखाया था.</text:p>
          </table:table-cell>
          <table:table-cell office:value-type="string" calcext:value-type="string">
            <text:p>positive</text:p>
          </table:table-cell>
          <table:table-cell office:value-type="string" calcext:value-type="string">
            <text:p>मौसम में लगातार परिवर्तन और नलों से आ रहे गंदा पानी ने लोगों की सेहत पर हमला बोल दिया है।</text:p>
          </table:table-cell>
          <table:table-cell office:value-type="string" calcext:value-type="string">
            <text:p>negative</text:p>
          </table:table-cell>
          <table:table-cell table:style-name="ce3" office:value-type="string" calcext:value-type="string">
            <text:p>RT @mumbaitak: ठाणे के कोरम मॉल में तेंदुआ घुसा, तुरंत बाद मॉल के अधिकारी ने इसके बारे में पुलिस और वन विभाग को जानकारी दी. ठाणे डिजास्टर…</text:p>
          </table:table-cell>
          <table:table-cell office:value-type="string" calcext:value-type="string">
            <text:p>neutral</text:p>
          </table:table-cell>
        </table:table-row>
        <table:table-row table:style-name="ro7">
          <table:table-cell office:value-type="string" calcext:value-type="string">
            <text:p>कॉमरेड धनंजय तिवारी की विशेष रूचि और परिश्रम से यूपी बैंक ऐम्प्लॉईज ट्रस्ट भवन की स्थापना सम्भव हुई।</text:p>
          </table:table-cell>
          <table:table-cell office:value-type="string" calcext:value-type="string">
            <text:p>positive</text:p>
          </table:table-cell>
          <table:table-cell office:value-type="string" calcext:value-type="string">
            <text:p>कुशाल का मेडिकल इश्यू के कारण कुशाल को ये शो छोड़ना पड़ा.</text:p>
          </table:table-cell>
          <table:table-cell office:value-type="string" calcext:value-type="string">
            <text:p>negative</text:p>
          </table:table-cell>
          <table:table-cell office:value-type="string" calcext:value-type="string">
            <text:p>RT @mumbaitak: पुलवामा के शहीदों को श्रद्धांजलि देने नहीं पहुंचे विपक्षी नेता, ये दावा झूठा | Mumbai Tak</text:p>
            <text:p/>
            <text:p>https://t.co/wPEr7LL9So</text:p>
            <text:p>@journovi…</text:p>
          </table:table-cell>
          <table:table-cell office:value-type="string" calcext:value-type="string">
            <text:p>neutral</text:p>
          </table:table-cell>
        </table:table-row>
        <table:table-row table:style-name="ro8">
          <table:table-cell office:value-type="string" calcext:value-type="string">
            <text:p>क्रिस लिन ने नामुमकिन कैच को अपने गजब के बॉडी बैलेंस से लपक लिया।</text:p>
          </table:table-cell>
          <table:table-cell office:value-type="string" calcext:value-type="string">
            <text:p>positive</text:p>
          </table:table-cell>
          <table:table-cell office:value-type="string" calcext:value-type="string">
            <text:p>एक गोल होने के बाद स्काटलैंड ने भारतीय गोल पर दनादन हमले बोले।</text:p>
          </table:table-cell>
          <table:table-cell office:value-type="string" calcext:value-type="string">
            <text:p>negative</text:p>
          </table:table-cell>
          <table:table-cell office:value-type="string" calcext:value-type="string">
            <text:p>RT @mumbaitak: .@ShivSena -@BJP4India गठबंधन पर @MeNarayanRane  के तीखे वार</text:p>
            <text:p>#NarayanRane #Rane #ShivSena #shivsenabjp #BJPShivSenaUnited #B…</text:p>
          </table:table-cell>
          <table:table-cell office:value-type="string" calcext:value-type="string">
            <text:p>neutral</text:p>
          </table:table-cell>
        </table:table-row>
        <table:table-row table:style-name="ro9">
          <table:table-cell office:value-type="string" calcext:value-type="string">
            <text:p>इससे आपके कंधे ताकतवर बन सकेंगे।</text:p>
          </table:table-cell>
          <table:table-cell office:value-type="string" calcext:value-type="string">
            <text:p>positive</text:p>
          </table:table-cell>
          <table:table-cell office:value-type="string" calcext:value-type="string">
            <text:p>उन्हें धरना देना पड़ा।</text:p>
          </table:table-cell>
          <table:table-cell office:value-type="string" calcext:value-type="string">
            <text:p>negative</text:p>
          </table:table-cell>
          <table:table-cell office:value-type="string" calcext:value-type="string">
            <text:p>RT @aajtak: राम मंदिर पर हम साथ-साथ: उद्धव #SpecialReport</text:p>
            <text:p>अन्य वीडियो https://t.co/0lHmKyYioS  </text:p>
            <text:p>@anjanaomkashyap @sahiljoshii https://t.co/…</text:p>
          </table:table-cell>
          <table:table-cell office:value-type="string" calcext:value-type="string">
            <text:p>neutral</text:p>
          </table:table-cell>
        </table:table-row>
        <table:table-row table:style-name="ro10">
          <table:table-cell office:value-type="string" calcext:value-type="string">
            <text:p>वह काफी ताकतवर है और उसके पास विविधता है.</text:p>
          </table:table-cell>
          <table:table-cell office:value-type="string" calcext:value-type="string">
            <text:p>positive</text:p>
          </table:table-cell>
          <table:table-cell office:value-type="string" calcext:value-type="string">
            <text:p>उन्होंने जेपी चौक पर अनिश्चतकालीन धरना आंदोलन शुरू कर दिया है।</text:p>
          </table:table-cell>
          <table:table-cell office:value-type="string" calcext:value-type="string">
            <text:p>negative</text:p>
          </table:table-cell>
          <table:table-cell table:style-name="ce3" office:value-type="string" calcext:value-type="string">
            <text:p>@nistula Tyana visarale</text:p>
          </table:table-cell>
          <table:table-cell office:value-type="string" calcext:value-type="string">
            <text:p>neutral</text:p>
          </table:table-cell>
        </table:table-row>
        <table:table-row table:style-name="ro1">
          <table:table-cell office:value-type="string" calcext:value-type="string">
            <text:p>विलेन जितना दमदार और ताकतवर होगा, उतना ही हीरो शक्तिशाली नजर आएगा।</text:p>
          </table:table-cell>
          <table:table-cell office:value-type="string" calcext:value-type="string">
            <text:p>positive</text:p>
          </table:table-cell>
          <table:table-cell office:value-type="string" calcext:value-type="string">
            <text:p>इस बात पर लक्ष्मीनगर की 80 महिलाओं ने शराब भट्टी की दुकान के आगे धरना देना शुरू कर दिया।</text:p>
          </table:table-cell>
          <table:table-cell office:value-type="string" calcext:value-type="string">
            <text:p>negative</text:p>
          </table:table-cell>
          <table:table-cell office:value-type="string" calcext:value-type="string">
            <text:p>RT @mumbaitak: खुद की फिल्म पाकिस्तान में रिलीज होने वाली बात पर तिलमिला गए अशोक पंडित  | Mumbai Tak</text:p>
            <text:p/>
            <text:p>@thakur_shivangi </text:p>
            <text:p/>
            <text:p>#PulwamaTerroristA…</text:p>
          </table:table-cell>
          <table:table-cell office:value-type="string" calcext:value-type="string">
            <text:p>neutral</text:p>
          </table:table-cell>
        </table:table-row>
        <table:table-row table:style-name="ro11">
          <table:table-cell office:value-type="string" calcext:value-type="string">
            <text:p>लिहाजा इस जीवनदान के बाद मैक्सवेल बल्ले से और भी हो गए बलवान।</text:p>
          </table:table-cell>
          <table:table-cell office:value-type="string" calcext:value-type="string">
            <text:p>positive</text:p>
          </table:table-cell>
          <table:table-cell office:value-type="string" calcext:value-type="string">
            <text:p>इस कारण से किसानों को उनका माल खुले में ही उतारना पड़ रहा है।</text:p>
          </table:table-cell>
          <table:table-cell office:value-type="string" calcext:value-type="string">
            <text:p>negative</text:p>
          </table:table-cell>
          <table:table-cell office:value-type="string" calcext:value-type="string">
            <text:p>RT @mumbaitak: CRPF जवान के साथ पुलिस ने की मारपीट  | Mumbai Tak</text:p>
            <text:p/>
            <text:p>महाराष्ट्र के बारामती  में श्रद्धांजली कार्यक्रम के लिए इजाजत लेने गए CRP…</text:p>
          </table:table-cell>
          <table:table-cell office:value-type="string" calcext:value-type="string">
            <text:p>neutral</text:p>
          </table:table-cell>
        </table:table-row>
        <table:table-row table:style-name="ro10">
          <table:table-cell office:value-type="string" calcext:value-type="string">
            <text:p>उनके ट्विटर में आते ही इस सोशल साइट पर जबरदस्त हलचल मच गई।</text:p>
          </table:table-cell>
          <table:table-cell office:value-type="string" calcext:value-type="string">
            <text:p>positive</text:p>
          </table:table-cell>
          <table:table-cell office:value-type="string" calcext:value-type="string">
            <text:p>बंगाल को लगातार तीसरी हार का सामना करना पडा और उसे अभी अपना खाता खोलना है।</text:p>
          </table:table-cell>
          <table:table-cell office:value-type="string" calcext:value-type="string">
            <text:p>negative</text:p>
          </table:table-cell>
          <table:table-cell table:style-name="ce3" office:value-type="string" calcext:value-type="string">
            <text:p>RT @mumbaitak: #PulwamaAttack में शहीद जवानों को श्रद्धांजली देने के लिए मुंबई की फिल्म सिटी में आज दोपहर 2 बजे से 4 बजे तक बंद रहेगा काम,…</text:p>
          </table:table-cell>
          <table:table-cell office:value-type="string" calcext:value-type="string">
            <text:p>neutral</text:p>
          </table:table-cell>
        </table:table-row>
        <table:table-row table:style-name="ro12">
          <table:table-cell office:value-type="string" calcext:value-type="string">
            <text:p>मोदी के बीसीसीआई से जुड़ते ही उसके रेवेन्यू में जबरदस्त उछाल आया।</text:p>
          </table:table-cell>
          <table:table-cell office:value-type="string" calcext:value-type="string">
            <text:p>positive</text:p>
          </table:table-cell>
          <table:table-cell office:value-type="string" calcext:value-type="string">
            <text:p>पुलिस के लिए सुबूत तलाशना मुश्किल है।</text:p>
          </table:table-cell>
          <table:table-cell office:value-type="string" calcext:value-type="string">
            <text:p>negative</text:p>
          </table:table-cell>
          <table:table-cell office:value-type="string" calcext:value-type="string">
            <text:p>RT @mumbaitak: कपिल शर्मा शो से निकलने के बाद सिध्दू ने क्या कहा? </text:p>
            <text:p/>
            <text:p>सोनी टीवी के शो द कपिल शर्मा शो से निकाल जाने के बाद जानिए क्या बोले नव…</text:p>
          </table:table-cell>
          <table:table-cell office:value-type="string" calcext:value-type="string">
            <text:p>neutral</text:p>
          </table:table-cell>
        </table:table-row>
        <table:table-row table:style-name="ro13">
          <table:table-cell office:value-type="string" calcext:value-type="string">
            <text:p>राजस्थान की जीत में प्रवीण ताम्बे और शेन वॉटसन की गेंदबाजी की जबरदस्त भूमिका रही।</text:p>
          </table:table-cell>
          <table:table-cell office:value-type="string" calcext:value-type="string">
            <text:p>positive</text:p>
          </table:table-cell>
          <table:table-cell office:value-type="string" calcext:value-type="string">
            <text:p>उम्मीदवारों ने हत्या के प्रयास के मुकदमों का शपथ पत्र भरा है।</text:p>
          </table:table-cell>
          <table:table-cell office:value-type="string" calcext:value-type="string">
            <text:p>negative</text:p>
          </table:table-cell>
          <table:table-cell office:value-type="string" calcext:value-type="string">
            <text:p>RT @mumbaitak: पुलवामा हमले पर क्या बोली महाराष्ट्र की महिलाएं| Mumbai Tak</text:p>
            <text:p/>
            <text:p>पुलवामा हमले के शहीदों के लिए प्रधानमंत्री से न्याय मांगने वाली…</text:p>
          </table:table-cell>
          <table:table-cell office:value-type="string" calcext:value-type="string">
            <text:p>neutral</text:p>
          </table:table-cell>
        </table:table-row>
        <table:table-row table:style-name="ro14">
          <table:table-cell office:value-type="string" calcext:value-type="string">
            <text:p>मैन आफ द मैच स्मिथ ने कोटला में ऐसी जबरदस्त बल्लेबाजी की जिसे दिल्ली वाले लंबे समय तक याद रखेंगे।</text:p>
          </table:table-cell>
          <table:table-cell office:value-type="string" calcext:value-type="string">
            <text:p>positive</text:p>
          </table:table-cell>
          <table:table-cell office:value-type="string" calcext:value-type="string">
            <text:p>परिजनों की तहरीर पर पुलिस ने चार नामजद आरोपियों के खिलाफ हत्या का मामला दर्ज किया।</text:p>
          </table:table-cell>
          <table:table-cell office:value-type="string" calcext:value-type="string">
            <text:p>negative</text:p>
          </table:table-cell>
          <table:table-cell office:value-type="string" calcext:value-type="string">
            <text:p>RT @mumbaitak: ‘पाकिस्तान मुर्दाबाद’ </text:p>
            <text:p>यवतमाल में पीएम मोदी के भाषण के दौरान लोगों ने लगाए पाकिस्तान मुर्दाबाद के नारे</text:p>
            <text:p>#PulwamaAttack @naren…</text:p>
          </table:table-cell>
          <table:table-cell office:value-type="string" calcext:value-type="string">
            <text:p>neutral</text:p>
          </table:table-cell>
        </table:table-row>
        <table:table-row table:style-name="ro2">
          <table:table-cell office:value-type="string" calcext:value-type="string">
            <text:p>इसमें हीरो हीरोइन दमदार कैमेस्ट्री देखने को मिलेगी।</text:p>
          </table:table-cell>
          <table:table-cell office:value-type="string" calcext:value-type="string">
            <text:p>positive</text:p>
          </table:table-cell>
          <table:table-cell office:value-type="string" calcext:value-type="string">
            <text:p>पीलिया संदिग्ध मरीज के खून की जांच में भी वक्त लग रहा है।</text:p>
          </table:table-cell>
          <table:table-cell office:value-type="string" calcext:value-type="string">
            <text:p>negative</text:p>
          </table:table-cell>
          <table:table-cell office:value-type="string" calcext:value-type="string">
            <text:p>RT @mumbaitak: बीजेपी और पीएम मोदी भूल जाएंगे लेकिन इंटरनेट नहीं भूलता साहब!!</text:p>
            <text:p/>
            <text:p>https://t.co/4eWUzeUNQ1</text:p>
            <text:p>@sahiljoshii </text:p>
            <text:p>#PulwamaAttack #Pulwan…</text:p>
          </table:table-cell>
          <table:table-cell office:value-type="string" calcext:value-type="string">
            <text:p>neutral</text:p>
          </table:table-cell>
        </table:table-row>
        <table:table-row table:style-name="ro15">
          <table:table-cell office:value-type="string" calcext:value-type="string">
            <text:p>फिल्म में दमदार भूमिका निभाने के लिए सबसे पहले मैं रोल को लेकर काफी रिसर्च करती हूं।</text:p>
          </table:table-cell>
          <table:table-cell office:value-type="string" calcext:value-type="string">
            <text:p>positive</text:p>
          </table:table-cell>
          <table:table-cell office:value-type="string" calcext:value-type="string">
            <text:p>वह उस आदमी का कत्ल कर देती है।</text:p>
          </table:table-cell>
          <table:table-cell office:value-type="string" calcext:value-type="string">
            <text:p>negative</text:p>
          </table:table-cell>
          <table:table-cell office:value-type="string" calcext:value-type="string">
            <text:p>RT @mumbaitak: @PulwamaAttack के विरोध प्रदर्शन में लगे पाकिस्तान मुर्दाबाद के नारे </text:p>
            <text:p/>
            <text:p>मुंबई के भिंडी बाजार इलाके में जम्मू-कश्मीर के पुलवा…</text:p>
          </table:table-cell>
          <table:table-cell office:value-type="string" calcext:value-type="string">
            <text:p>neutral</text:p>
          </table:table-cell>
        </table:table-row>
        <table:table-row table:style-name="ro6">
          <table:table-cell office:value-type="string" calcext:value-type="string">
            <text:p>अभी तक टूर्नामेंट में उनके लिए केवल आरोन फिंच और डेविड वॉर्नर ही दमदार खेल दिखा सके हैं।</text:p>
          </table:table-cell>
          <table:table-cell office:value-type="string" calcext:value-type="string">
            <text:p>positive</text:p>
          </table:table-cell>
          <table:table-cell office:value-type="string" calcext:value-type="string">
            <text:p>उन्होंने शिवांग का कत्ल कर उसके परिजनों से पैसे वसूलने की साजिश रच डाली।</text:p>
          </table:table-cell>
          <table:table-cell office:value-type="string" calcext:value-type="string">
            <text:p>negative</text:p>
          </table:table-cell>
          <table:table-cell table:style-name="ce3" office:value-type="string" calcext:value-type="string">
            <text:p>RT @mumbaitak: मातोश्री पहुंचे महाराष्ट्र के मुख्यमंत्री देवेंद्र फडणवीस, गठबंधन को लेकर शिवसेना प्रमुख उद्धव ठाकरे के साथ अंतिम चरण में च…</text:p>
          </table:table-cell>
          <table:table-cell office:value-type="string" calcext:value-type="string">
            <text:p>neutral</text:p>
          </table:table-cell>
        </table:table-row>
        <table:table-row table:style-name="ro6">
          <table:table-cell office:value-type="string" calcext:value-type="string">
            <text:p>नियम उसे खातों की प्राथमिक जांच के आगे जाने के लिए बाध्य नहीं कर सकते हैं।</text:p>
          </table:table-cell>
          <table:table-cell office:value-type="string" calcext:value-type="string">
            <text:p>positive</text:p>
          </table:table-cell>
          <table:table-cell office:value-type="string" calcext:value-type="string">
            <text:p>इस दौरान रास्ते में घात लगाए बदमाशों ने उनके पीछे से गोली मार दी और ज्वैलरी व कैश लूट ले गए.</text:p>
          </table:table-cell>
          <table:table-cell office:value-type="string" calcext:value-type="string">
            <text:p>negative</text:p>
          </table:table-cell>
          <table:table-cell table:style-name="ce3" office:value-type="string" calcext:value-type="string">
            <text:p>@ahir_hansraj on #TerroristAttack " hissab chukta karenge"</text:p>
          </table:table-cell>
          <table:table-cell office:value-type="string" calcext:value-type="string">
            <text:p>neutral</text:p>
          </table:table-cell>
        </table:table-row>
        <table:table-row table:style-name="ro16">
          <table:table-cell office:value-type="string" calcext:value-type="string">
            <text:p>नियमों के मुताबिक सिनेमा मालिक आपको चश्मा लेने के लिए बाध्य नहीं कर सकते।</text:p>
          </table:table-cell>
          <table:table-cell office:value-type="string" calcext:value-type="string">
            <text:p>positive</text:p>
          </table:table-cell>
          <table:table-cell office:value-type="string" calcext:value-type="string">
            <text:p>अब पूरी दुनिया जान गई है कि मोदी झूठों के बादशाह हैं और हिटलर के प्रचार मंत्री गोयबल्स के नए अवतार है।</text:p>
          </table:table-cell>
          <table:table-cell office:value-type="string" calcext:value-type="string">
            <text:p>negative</text:p>
          </table:table-cell>
          <table:table-cell office:value-type="string" calcext:value-type="string">
            <text:p>RT @mumbaitak: महाराष्ट्र में गठबंधन पर सस्पेंस, क्या एनसीपी के साथ जाएगी एमएनस? शिवसेना की नई मांग LIVE</text:p>
            <text:p/>
            <text:p>@ShivSena @rautsanjay61 @mnsadhik…</text:p>
          </table:table-cell>
          <table:table-cell office:value-type="string" calcext:value-type="string">
            <text:p>neutral</text:p>
          </table:table-cell>
        </table:table-row>
        <table:table-row table:style-name="ro17">
          <table:table-cell office:value-type="string" calcext:value-type="string">
            <text:p>टाटा मोटर्स का उपयोगी वाहन मोवस पेश.</text:p>
          </table:table-cell>
          <table:table-cell office:value-type="string" calcext:value-type="string">
            <text:p>positive</text:p>
          </table:table-cell>
          <table:table-cell office:value-type="string" calcext:value-type="string">
            <text:p>नगर पंचायत परिसर में जमकर हंगामा हुआ था।</text:p>
          </table:table-cell>
          <table:table-cell office:value-type="string" calcext:value-type="string">
            <text:p>negative</text:p>
          </table:table-cell>
          <table:table-cell table:style-name="ce3" office:value-type="string" calcext:value-type="string">
            <text:p>RT @divyeshas: मुंबई ब्लास्ट मामले में भारत को बड़ी कामयाबी, दुबई में पकड़ा गया मोस्ट वांटेड अबू बकर https://t.co/U5cSuHe3Ab via @aajtak</text:p>
          </table:table-cell>
          <table:table-cell office:value-type="string" calcext:value-type="string">
            <text:p>neutral</text:p>
          </table:table-cell>
        </table:table-row>
        <table:table-row table:style-name="ro18">
          <table:table-cell office:value-type="string" calcext:value-type="string">
            <text:p>सलामी बल्लेबाज मुरलीधरन गौतम ने भी 30 रन की उपयोगी पारी खेली.</text:p>
          </table:table-cell>
          <table:table-cell office:value-type="string" calcext:value-type="string">
            <text:p>positive</text:p>
          </table:table-cell>
          <table:table-cell office:value-type="string" calcext:value-type="string">
            <text:p>दोनों कर्मचारियों पर शराब के नशे में धुत होकर हंगामा करने का आरोप है।</text:p>
          </table:table-cell>
          <table:table-cell office:value-type="string" calcext:value-type="string">
            <text:p>negative</text:p>
          </table:table-cell>
          <table:table-cell office:value-type="string" calcext:value-type="string">
            <text:p>RT @mumbaitak: पैराग्लाइडिंग से सावधान!! दक्षिण कोरियाई नागरिक की मौत | Mumbai Tak</text:p>
            <text:p/>
            <text:p>सातारा जिले के पंचगनी में 45 वर्षीय दक्षिण कोरियाई नाग…</text:p>
          </table:table-cell>
          <table:table-cell office:value-type="string" calcext:value-type="string">
            <text:p>neutral</text:p>
          </table:table-cell>
        </table:table-row>
        <table:table-row table:style-name="ro19">
          <table:table-cell office:value-type="string" calcext:value-type="string">
            <text:p>कप्तान धौनी और रवींद्र जडेजा ने भी उपयोगी प्रदर्शन किया है।</text:p>
          </table:table-cell>
          <table:table-cell office:value-type="string" calcext:value-type="string">
            <text:p>positive</text:p>
          </table:table-cell>
          <table:table-cell office:value-type="string" calcext:value-type="string">
            <text:p>श्वेता की मां अलका मिश्रा को गंभीर चोट आई है।</text:p>
          </table:table-cell>
          <table:table-cell office:value-type="string" calcext:value-type="string">
            <text:p>negative</text:p>
          </table:table-cell>
          <table:table-cell table:style-name="ce3" office:value-type="string" calcext:value-type="string">
            <text:p>RT @mumbaitak: 45 वर्षीय के दक्षिण कोरियाई नागरिक की कल शाम सातारा जिले के पंचगनी के पास पैराग्लाइडिंग के दौरान मौत हो गई। पुलिस के मुताबिक…</text:p>
          </table:table-cell>
          <table:table-cell office:value-type="string" calcext:value-type="string">
            <text:p>neutral</text:p>
          </table:table-cell>
        </table:table-row>
        <table:table-row table:style-name="ro12">
          <table:table-cell office:value-type="string" calcext:value-type="string">
            <text:p>हालांकि प्रयोगात्मक विज्ञान और फिक्शन के बीच बहुत ही महीन रेखा का अंतर है.</text:p>
          </table:table-cell>
          <table:table-cell office:value-type="string" calcext:value-type="string">
            <text:p>positive</text:p>
          </table:table-cell>
          <table:table-cell office:value-type="string" calcext:value-type="string">
            <text:p>गडकरी ने झारखंड के क्षेत्रीय दलों पर प्रहार किया।</text:p>
          </table:table-cell>
          <table:table-cell office:value-type="string" calcext:value-type="string">
            <text:p>negative</text:p>
          </table:table-cell>
          <table:table-cell office:value-type="string" calcext:value-type="string">
            <text:p>RT @mumbaitak: प्रकाश आंबेडकर की सभा में एक व्यक्ति ने खुद पर केरोसिन डालाकर की सुसाइड की कोशिश</text:p>
            <text:p/>
            <text:p>महाराष्ट्र के कोल्हापुर के शिवाजी स्टेडियम…</text:p>
          </table:table-cell>
          <table:table-cell office:value-type="string" calcext:value-type="string">
            <text:p>neutral</text:p>
          </table:table-cell>
        </table:table-row>
        <table:table-row table:style-name="ro20">
          <table:table-cell office:value-type="string" calcext:value-type="string">
            <text:p>हर रैन बसेरे के पास पानी का टैंकर होना अनिवार्य है।</text:p>
          </table:table-cell>
          <table:table-cell office:value-type="string" calcext:value-type="string">
            <text:p>positive</text:p>
          </table:table-cell>
          <table:table-cell office:value-type="string" calcext:value-type="string">
            <text:p>भाजपा सिर्फ सत्ता की भूखी है।</text:p>
          </table:table-cell>
          <table:table-cell office:value-type="string" calcext:value-type="string">
            <text:p>negative</text:p>
          </table:table-cell>
          <table:table-cell office:value-type="string" calcext:value-type="string">
            <text:p>RT @mumbaitak: मुंबई में CM निवास के पास लगी आग, मौके पर पहुंची दमकल की गाडियां, घटनास्थल पर मौजुद जलसंपदा मंत्री @girishdmahajan </text:p>
            <text:p/>
            <text:p>@sahilj…</text:p>
          </table:table-cell>
          <table:table-cell office:value-type="string" calcext:value-type="string">
            <text:p>neutral</text:p>
          </table:table-cell>
        </table:table-row>
        <table:table-row table:style-name="ro21">
          <table:table-cell office:value-type="string" calcext:value-type="string">
            <text:p>इस मौके पर राकेश कुमार ने कहा कि पढ़ाई के साथ खेलकूद भी अनिवार्य है।</text:p>
          </table:table-cell>
          <table:table-cell office:value-type="string" calcext:value-type="string">
            <text:p>positive</text:p>
          </table:table-cell>
          <table:table-cell office:value-type="string" calcext:value-type="string">
            <text:p>सोमवार की रात्रि डीजल चोरों की ताक में कुछ साहसी युवक लोडिंग प्वाइंट के समीप घात लगाकर बैठे थे।</text:p>
          </table:table-cell>
          <table:table-cell office:value-type="string" calcext:value-type="string">
            <text:p>negative</text:p>
          </table:table-cell>
          <table:table-cell office:value-type="string" calcext:value-type="string">
            <text:p>RT @rahulkanwal: फैक्ट चैक: नहीं, यह "चायवाला" नहीं है योगी आदित्यनाथ का भाई</text:p>
            <text:p>https://t.co/2S1rBq8DLg</text:p>
            <text:p>Amanpreet Kaur @Aajtak</text:p>
          </table:table-cell>
          <table:table-cell office:value-type="string" calcext:value-type="string">
            <text:p>neutral</text:p>
          </table:table-cell>
        </table:table-row>
        <table:table-row table:style-name="ro10">
          <table:table-cell office:value-type="string" calcext:value-type="string">
            <text:p>कांची के पिता वतन की रक्षा करते हुए शहीद हो गए।</text:p>
          </table:table-cell>
          <table:table-cell office:value-type="string" calcext:value-type="string">
            <text:p>positive</text:p>
          </table:table-cell>
          <table:table-cell office:value-type="string" calcext:value-type="string">
            <text:p>यहां भाषण के दौरान लालू ने जब लोगों को डी एरिया में बुलाया तो पुलिस परेशान हो गई।.</text:p>
          </table:table-cell>
          <table:table-cell office:value-type="string" calcext:value-type="string">
            <text:p>negative</text:p>
          </table:table-cell>
          <table:table-cell table:style-name="ce3" office:value-type="string" calcext:value-type="string">
            <text:p>RT @mumbaitak: अमोल पालेकर विवाद: सरकार के खिलाफ बोलने के बाद एक बार फिर अमोल पालेकर ने साधा निशाना कहा देश में आप नहीं कर सकते सरकार का वि…</text:p>
          </table:table-cell>
          <table:table-cell office:value-type="string" calcext:value-type="string">
            <text:p>neutral</text:p>
          </table:table-cell>
        </table:table-row>
        <table:table-row table:style-name="ro10">
          <table:table-cell office:value-type="string" calcext:value-type="string">
            <text:p>विकसित देशों में ही नहीं बल्कि अपने देश के रोगी भी लाभान्वित हो रहे हैं।</text:p>
          </table:table-cell>
          <table:table-cell office:value-type="string" calcext:value-type="string">
            <text:p>positive</text:p>
          </table:table-cell>
          <table:table-cell office:value-type="string" calcext:value-type="string">
            <text:p>अब बदमाशों के हौसले इतने बुलंद हो गए हैं कि वह बेहोश कर लूटपाट कर रहे हैं।</text:p>
          </table:table-cell>
          <table:table-cell office:value-type="string" calcext:value-type="string">
            <text:p>negative</text:p>
          </table:table-cell>
          <table:table-cell table:style-name="ce3" office:value-type="string" calcext:value-type="string">
            <text:p>@lalitncr @mumbaitak @aajtak @mustafashk Kyon Bhai</text:p>
          </table:table-cell>
          <table:table-cell office:value-type="string" calcext:value-type="string">
            <text:p>neutral</text:p>
          </table:table-cell>
        </table:table-row>
        <table:table-row table:style-name="ro6">
          <table:table-cell office:value-type="string" calcext:value-type="string">
            <text:p>इस सुविधा के तहत पीएफ निकासी सहित अन्य भुगतान लाभान्वित के खाते में डाल दिया जाता है.</text:p>
          </table:table-cell>
          <table:table-cell office:value-type="string" calcext:value-type="string">
            <text:p>positive</text:p>
          </table:table-cell>
          <table:table-cell office:value-type="string" calcext:value-type="string">
            <text:p>छह के खिलाफ जुआ एक्ट में कार्रवाई की गई।</text:p>
          </table:table-cell>
          <table:table-cell office:value-type="string" calcext:value-type="string">
            <text:p>negative</text:p>
          </table:table-cell>
          <table:table-cell table:style-name="ce3" office:value-type="string" calcext:value-type="string">
            <text:p>Is this #TwitterDefiesIndia started because , ' apne hi khel main maat kahni pad rahi hai ' https://t.co/O3MHBRBN3l</text:p>
          </table:table-cell>
          <table:table-cell office:value-type="string" calcext:value-type="string">
            <text:p>neutral</text:p>
          </table:table-cell>
        </table:table-row>
        <table:table-row table:style-name="ro12">
          <table:table-cell office:value-type="string" calcext:value-type="string">
            <text:p>डीपीआईपी योजना से लाभान्वित कई महिलाओं ने कलेक्टर श्री मिश्रा को अपनी सफलता की कहानी सुनाई।</text:p>
          </table:table-cell>
          <table:table-cell office:value-type="string" calcext:value-type="string">
            <text:p>positive</text:p>
          </table:table-cell>
          <table:table-cell office:value-type="string" calcext:value-type="string">
            <text:p>पकड़े गए युवकों का जुआ अधिनियिम में चालान कर दिया गया है।</text:p>
          </table:table-cell>
          <table:table-cell office:value-type="string" calcext:value-type="string">
            <text:p>negative</text:p>
          </table:table-cell>
          <table:table-cell office:value-type="string" calcext:value-type="string">
            <text:p>RT @mumbaitak: पानी के लिए किसानों ने शुरू की सरकार के खिलाफ जंग</text:p>
            <text:p/>
            <text:p>अहमदनगर के किसानों ने सूखे के चलते 46 गांव के के किसानों ने किया आंदोलन,…</text:p>
          </table:table-cell>
          <table:table-cell office:value-type="string" calcext:value-type="string">
            <text:p>neutral</text:p>
          </table:table-cell>
        </table:table-row>
        <table:table-row table:style-name="ro22">
          <table:table-cell office:value-type="string" calcext:value-type="string">
            <text:p>कई समाजों द्वारा इस अबूझ मुहूर्त से अधिकाधिक जोड़ों को लाभान्वित करने सामूहिक विवाह सम्मेलनों का आयोजन भी किया जा रहा है।</text:p>
          </table:table-cell>
          <table:table-cell office:value-type="string" calcext:value-type="string">
            <text:p>positive</text:p>
          </table:table-cell>
          <table:table-cell office:value-type="string" calcext:value-type="string">
            <text:p>मेरे लिए सिंगर बनने की लड़ाई बहुत कड़ी थी।</text:p>
          </table:table-cell>
          <table:table-cell office:value-type="string" calcext:value-type="string">
            <text:p>negative</text:p>
          </table:table-cell>
          <table:table-cell office:value-type="string" calcext:value-type="string">
            <text:p>RT @mumbaitak: महराष्ट्र में 4359 नौकरियों के लिए 7.5 लाख से ज्यादा आवेदन @sahiljoshii </text:p>
            <text:p/>
            <text:p>Watch this Video </text:p>
            <text:p>https://t.co/IxUtuFJciw</text:p>
            <text:p>@CMOMaha…</text:p>
          </table:table-cell>
          <table:table-cell office:value-type="string" calcext:value-type="string">
            <text:p>neutral</text:p>
          </table:table-cell>
        </table:table-row>
        <table:table-row table:style-name="ro23">
          <table:table-cell office:value-type="string" calcext:value-type="string">
            <text:p>प्रयास यही है कि कोई भी पीड़ित किसान मुआवजा राशि से वंचित न रहे।</text:p>
          </table:table-cell>
          <table:table-cell office:value-type="string" calcext:value-type="string">
            <text:p>positive</text:p>
          </table:table-cell>
          <table:table-cell office:value-type="string" calcext:value-type="string">
            <text:p>आखिरी दौर की लड़ाई में नेताओं की जुबान भी बदल गई है।</text:p>
          </table:table-cell>
          <table:table-cell office:value-type="string" calcext:value-type="string">
            <text:p>negative</text:p>
          </table:table-cell>
          <table:table-cell table:style-name="ce3" office:value-type="string" calcext:value-type="string">
            <text:p>@PrasadVKathe @kamleshsutar @IndiaToday @PrashantKishor @ShivSena @rahulkanwal @sardesairajdeep Aaj ki tarikh main… https://t.co/BkF0w2Owxt</text:p>
          </table:table-cell>
          <table:table-cell office:value-type="string" calcext:value-type="string">
            <text:p>neutral</text:p>
          </table:table-cell>
        </table:table-row>
        <table:table-row table:style-name="ro24">
          <table:table-cell office:value-type="string" calcext:value-type="string">
            <text:p>भारतीय क्रिकेट तंत्र में इतना पैसा है कि कोई भी इसकी आलोचना करके इससे वंचित नहीं होना चाहता।</text:p>
          </table:table-cell>
          <table:table-cell office:value-type="string" calcext:value-type="string">
            <text:p>positive</text:p>
          </table:table-cell>
          <table:table-cell office:value-type="string" calcext:value-type="string">
            <text:p>एपल और सैमसंग के बीच पेटेंट के उल्लंघन की क़ानूनी लड़ाई चल रही है.</text:p>
          </table:table-cell>
          <table:table-cell office:value-type="string" calcext:value-type="string">
            <text:p>negative</text:p>
          </table:table-cell>
          <table:table-cell office:value-type="string" calcext:value-type="string">
            <text:p>RT @mumbaitak: नवी मुंबई में पैराशूट से उतरी संदिग्ध महिला, जांच में जुटी पुलिस | Mumbai Tak</text:p>
            <text:p/>
            <text:p>नवी मुंबई के पाम बीच रोड पर शनिवार रात को पै…</text:p>
          </table:table-cell>
          <table:table-cell office:value-type="string" calcext:value-type="string">
            <text:p>neutral</text:p>
          </table:table-cell>
        </table:table-row>
        <table:table-row table:style-name="ro25">
          <table:table-cell office:value-type="string" calcext:value-type="string">
            <text:p>भारत सरकार के महारत्नों में से एक एनटीपीसी देश के सबसे बड़े विद्युत उत्पादक के रूप में 28 प्रतिशत विद्युत आवश्यकता की पूर्ति कर रहा है।</text:p>
          </table:table-cell>
          <table:table-cell office:value-type="string" calcext:value-type="string">
            <text:p>positive</text:p>
          </table:table-cell>
          <table:table-cell office:value-type="string" calcext:value-type="string">
            <text:p>दरियापुर में दंपती की अज्ञात बीमारी से मौत के बाद उनके तीन बच्चों भी इस रोग से ग्रस्त होकर जिंदगी के लिए संघर्ष कर रहे हैं।</text:p>
          </table:table-cell>
          <table:table-cell office:value-type="string" calcext:value-type="string">
            <text:p>negative</text:p>
          </table:table-cell>
          <table:table-cell table:style-name="ce3" office:value-type="string" calcext:value-type="string">
            <text:p>RT @mumbaitak: मुंबई स्थित 135 साल पुराने सेनेगोग का रिस्टोरेशन किया गया जिसके बाद ये भव्य इमारत अब और भी आकर्षित दिखाई पड़ती है, इस सेनेगो…</text:p>
          </table:table-cell>
          <table:table-cell office:value-type="string" calcext:value-type="string">
            <text:p>neutral</text:p>
          </table:table-cell>
        </table:table-row>
        <table:table-row table:style-name="ro26">
          <table:table-cell office:value-type="string" calcext:value-type="string">
            <text:p>इसका मतलब है कि दुनिया में हर सात सबसे धनी लोगों में से एक इन देशों का है।</text:p>
          </table:table-cell>
          <table:table-cell office:value-type="string" calcext:value-type="string">
            <text:p>positive</text:p>
          </table:table-cell>
          <table:table-cell office:value-type="string" calcext:value-type="string">
            <text:p>इस साल आइपीएल में सर्वश्रेष्ठ बल्लेबाजों के बल्लों पर मानो जंग लग गई हो।</text:p>
          </table:table-cell>
          <table:table-cell office:value-type="string" calcext:value-type="string">
            <text:p>negative</text:p>
          </table:table-cell>
          <table:table-cell office:value-type="string" calcext:value-type="string">
            <text:p>RT @aajtak: अन्ना हजारे आज अपना अनशन तोड़ सकते हैं</text:p>
            <text:p>@sahiljoshii </text:p>
            <text:p>https://t.co/emYkoPFCLs</text:p>
          </table:table-cell>
          <table:table-cell office:value-type="string" calcext:value-type="string">
            <text:p>neutral</text:p>
          </table:table-cell>
        </table:table-row>
        <table:table-row table:style-name="ro27">
          <table:table-cell office:value-type="string" calcext:value-type="string">
            <text:p>मुझसे न पूछिये की बाथरूम में क्या होता है इसका सही और सटीक जवाब आपको राहुल महाजन दे सकते है।</text:p>
          </table:table-cell>
          <table:table-cell office:value-type="string" calcext:value-type="string">
            <text:p>positive</text:p>
          </table:table-cell>
          <table:table-cell office:value-type="string" calcext:value-type="string">
            <text:p>पिछले साल रायपुर की धागा फैक्ट्री व रनियां की एक फैक्ट्री में आग लगने पर तीन श्रमिकों की जलकर मौत हुई थी।</text:p>
          </table:table-cell>
          <table:table-cell office:value-type="string" calcext:value-type="string">
            <text:p>negative</text:p>
          </table:table-cell>
          <table:table-cell table:style-name="ce3" office:value-type="string" calcext:value-type="string">
            <text:p>Bhabhiji @INCIndia main hai https://t.co/Pn9CqXRioY</text:p>
          </table:table-cell>
          <table:table-cell office:value-type="string" calcext:value-type="string">
            <text:p>neutral</text:p>
          </table:table-cell>
        </table:table-row>
        <table:table-row table:style-name="ro28">
          <table:table-cell office:value-type="string" calcext:value-type="string">
            <text:p>उम्मीद है कि सरकार नियामकीय क्षेत्राधिकार के आवंटन की समीक्षा करेगी और इस पर सटीक निगरानी रखेगी।</text:p>
          </table:table-cell>
          <table:table-cell office:value-type="string" calcext:value-type="string">
            <text:p>positive</text:p>
          </table:table-cell>
          <table:table-cell office:value-type="string" calcext:value-type="string">
            <text:p>लोगों को अपनी नौकरियों से हाथ धोना पड़ा।</text:p>
          </table:table-cell>
          <table:table-cell office:value-type="string" calcext:value-type="string">
            <text:p>negative</text:p>
          </table:table-cell>
          <table:table-cell office:value-type="string" calcext:value-type="string">
            <text:p>RT @mumbaitak: 2019 के लोकसभा और विधानसभा चुनावों के लिए शिवसेना की चुनावी रणनीति संभालेंगे प्रशांत किशोर LIVE</text:p>
            <text:p/>
            <text:p>@sahiljoshii @kamleshsutar…</text:p>
          </table:table-cell>
          <table:table-cell office:value-type="string" calcext:value-type="string">
            <text:p>neutral</text:p>
          </table:table-cell>
        </table:table-row>
        <table:table-row table:style-name="ro25">
          <table:table-cell office:value-type="string" calcext:value-type="string">
            <text:p>फिल्म निर्देशक का कहना है कि भूमिका में डिंपल बिल्कुल सटीक बैठती हैं इसलिए उन्हें लिया गया।</text:p>
          </table:table-cell>
          <table:table-cell office:value-type="string" calcext:value-type="string">
            <text:p>positive</text:p>
          </table:table-cell>
          <table:table-cell office:value-type="string" calcext:value-type="string">
            <text:p>मांग की कमी का सामना कर रहे भारतीय ऑटो उद्योग में पूरी वैल्यू चैन के भीतर 1.50 लाख लोगों को नौकरी से हाथ धोना पड़ा है।</text:p>
          </table:table-cell>
          <table:table-cell office:value-type="string" calcext:value-type="string">
            <text:p>negative</text:p>
          </table:table-cell>
          <table:table-cell table:style-name="ce3" office:value-type="string" calcext:value-type="string">
            <text:p>RT @mumbaitak: अन्ना हजारे से मिलने रालेगण सिद्धि पहुंचे मुख्यमंत्री @Dev_Fadnavis , देवेंद्र फडणवीस के साथ केंद्रीय कृषि मंत्री @Radhamoha…</text:p>
          </table:table-cell>
          <table:table-cell office:value-type="string" calcext:value-type="string">
            <text:p>neutral</text:p>
          </table:table-cell>
        </table:table-row>
        <table:table-row table:style-name="ro29">
          <table:table-cell office:value-type="string" calcext:value-type="string">
            <text:p>टीचर्स का कहना था कि वह डीपीआई से सटीक चाहते थे कि उनकी मांग कब तक पूरी होगी।</text:p>
          </table:table-cell>
          <table:table-cell office:value-type="string" calcext:value-type="string">
            <text:p>positive</text:p>
          </table:table-cell>
          <table:table-cell office:value-type="string" calcext:value-type="string">
            <text:p>उन्होंने जेपी चौक पर अनिश्चतकालीन धरना आंदोलन शुरू कर दिया है।</text:p>
          </table:table-cell>
          <table:table-cell office:value-type="string" calcext:value-type="string">
            <text:p>negative</text:p>
          </table:table-cell>
          <table:table-cell office:value-type="string" calcext:value-type="string">
            <text:p>RT @mumbaitak: अभिनेता रमेश भाटकर ने मुंबई के ऐलिजाबेथ अस्पताल में ली आखरी सांस, कैंसर की बीमारी से जूझ रहे थे 70 वर्षीय कलाकार </text:p>
            <text:p/>
            <text:p>#Riprames…</text:p>
          </table:table-cell>
          <table:table-cell office:value-type="string" calcext:value-type="string">
            <text:p>neutral</text:p>
          </table:table-cell>
        </table:table-row>
        <table:table-row table:style-name="ro14">
          <table:table-cell office:value-type="string" calcext:value-type="string">
            <text:p>उनके मुताबिक स्टाइलस बहुत सटीक है ।</text:p>
          </table:table-cell>
          <table:table-cell office:value-type="string" calcext:value-type="string">
            <text:p>positive</text:p>
          </table:table-cell>
          <table:table-cell office:value-type="string" calcext:value-type="string">
            <text:p>बाजार की सुरक्षा को पुख्ता करने की मांग को लेकर मंगलवार को दुकाने बंद कर व्यापारियों ने अनिश्चित कालीन धरना शुरू कर दिया है।</text:p>
          </table:table-cell>
          <table:table-cell office:value-type="string" calcext:value-type="string">
            <text:p>negative</text:p>
          </table:table-cell>
          <table:table-cell office:value-type="string" calcext:value-type="string">
            <text:p>RT @mumbaitak: जिस दिन @narendramodi  होंगे राजनीति से रिटायर तो छोड़ दूंगी राजनीति – @smritiirani </text:p>
            <text:p/>
            <text:p>निजी कार्यक्रम के दौरान केंद्रीय मंत्…</text:p>
          </table:table-cell>
          <table:table-cell office:value-type="string" calcext:value-type="string">
            <text:p>neutral</text:p>
          </table:table-cell>
        </table:table-row>
        <table:table-row table:style-name="ro19">
          <table:table-cell office:value-type="string" calcext:value-type="string">
            <text:p>किंग खान पर ये बात सटीक भी बैठती है ।</text:p>
          </table:table-cell>
          <table:table-cell office:value-type="string" calcext:value-type="string">
            <text:p>positive</text:p>
          </table:table-cell>
          <table:table-cell office:value-type="string" calcext:value-type="string">
            <text:p>बिस्तर से उठना मानो उनके लिए बड़ी सजा के समान होता है।</text:p>
          </table:table-cell>
          <table:table-cell office:value-type="string" calcext:value-type="string">
            <text:p>negative</text:p>
          </table:table-cell>
          <table:table-cell table:style-name="ce3" office:value-type="string" calcext:value-type="string">
            <text:p>RT @mumbaitak: 11 घंटों के #MegaBlock <text:s/>के बाद #WesternRailwayLine पर #Churchgate और #Dadar के बीच शुरू हुई लोकल ट्रेनों की सेवा, डिलायल रोड…</text:p>
          </table:table-cell>
          <table:table-cell office:value-type="string" calcext:value-type="string">
            <text:p>neutral</text:p>
          </table:table-cell>
        </table:table-row>
        <table:table-row table:style-name="ro1">
          <table:table-cell office:value-type="string" calcext:value-type="string">
            <text:p>बात अगर बॉडी बिल्डिंग की हो, तो ये थ्यौरी बिल्कुल सटीक है।</text:p>
          </table:table-cell>
          <table:table-cell office:value-type="string" calcext:value-type="string">
            <text:p>positive</text:p>
          </table:table-cell>
          <table:table-cell office:value-type="string" calcext:value-type="string">
            <text:p>हादसे का कारण ट्रांसफार्मर से चिंगारी उठना बताया जा रहा है।</text:p>
          </table:table-cell>
          <table:table-cell office:value-type="string" calcext:value-type="string">
            <text:p>negative</text:p>
          </table:table-cell>
          <table:table-cell office:value-type="string" calcext:value-type="string">
            <text:p>RT @mumbaitak: मुंबई में 11 घंटे के लिए एक भी लोकल ट्रेन नहीं चलेगी, मुंबईकर रहे तैयार</text:p>
            <text:p/>
            <text:p>@journovidya </text:p>
            <text:p>@WesternRly @Central_Railway @RailMin…</text:p>
          </table:table-cell>
          <table:table-cell office:value-type="string" calcext:value-type="string">
            <text:p>neutral</text:p>
          </table:table-cell>
        </table:table-row>
        <table:table-row table:style-name="ro23">
          <table:table-cell office:value-type="string" calcext:value-type="string">
            <text:p>निर्माता उस अभिनेता की खोज में हैं, जो इस किरदार में सटीक बैठे।</text:p>
          </table:table-cell>
          <table:table-cell office:value-type="string" calcext:value-type="string">
            <text:p>positive</text:p>
          </table:table-cell>
          <table:table-cell office:value-type="string" calcext:value-type="string">
            <text:p>सलमान खान की मुश्किलें बढ़ती नजर आ रही हैं.</text:p>
          </table:table-cell>
          <table:table-cell office:value-type="string" calcext:value-type="string">
            <text:p>negative</text:p>
          </table:table-cell>
          <table:table-cell table:style-name="ce3" office:value-type="string" calcext:value-type="string">
            <text:p>@vivekagnihotri @milindkhandekar dekha Maine kaha that na</text:p>
          </table:table-cell>
          <table:table-cell office:value-type="string" calcext:value-type="string">
            <text:p>neutral</text:p>
          </table:table-cell>
        </table:table-row>
        <table:table-row table:style-name="ro7">
          <table:table-cell office:value-type="string" calcext:value-type="string">
            <text:p>हमने आपको सिविल कारावास में नहीं भेजा है।</text:p>
          </table:table-cell>
          <table:table-cell office:value-type="string" calcext:value-type="string">
            <text:p>positive</text:p>
          </table:table-cell>
          <table:table-cell office:value-type="string" calcext:value-type="string">
            <text:p>शहरों में धुएं और वायु प्रदूषण के कारण अस्थमा रोगियों की संख्या बढ़ती जा रही है।</text:p>
          </table:table-cell>
          <table:table-cell office:value-type="string" calcext:value-type="string">
            <text:p>negative</text:p>
          </table:table-cell>
          <table:table-cell office:value-type="string" calcext:value-type="string">
            <text:p>RT @mumbaitak: मुंबई का साइलेंट रेस्टोरेंट - यहां आपसे कोई भी वेटर बात नहीं करेगा</text:p>
            <text:p/>
            <text:p>https://t.co/zNgaW4rruS</text:p>
            <text:p>@PiyaHingorani @sahiljoshii #Sil…</text:p>
          </table:table-cell>
          <table:table-cell office:value-type="string" calcext:value-type="string">
            <text:p>neutral</text:p>
          </table:table-cell>
        </table:table-row>
        <table:table-row table:style-name="ro30">
          <table:table-cell office:value-type="string" calcext:value-type="string">
            <text:p>वह मुलताई पुलिस के पास पहुंचा और सकुशल घर लौट आया।</text:p>
          </table:table-cell>
          <table:table-cell office:value-type="string" calcext:value-type="string">
            <text:p>positive</text:p>
          </table:table-cell>
          <table:table-cell office:value-type="string" calcext:value-type="string">
            <text:p>शहर में बढ़ती लूट की घटनाओं को लेकर सोमवार को गृहमंत्री बाबूलाल गौर ने कड़ी नाराजगी जताई।</text:p>
          </table:table-cell>
          <table:table-cell office:value-type="string" calcext:value-type="string">
            <text:p>negative</text:p>
          </table:table-cell>
          <table:table-cell office:value-type="string" calcext:value-type="string">
            <text:p>RT @mumbaitak: #incometax में 5 लाख रुपए की छुट की खबर पर खुश होने से पहले ये खबर देख लिजिए</text:p>
            <text:p/>
            <text:p>https://t.co/y5xCRrISeK</text:p>
            <text:p>@sahiljoshii #Budget #…</text:p>
          </table:table-cell>
          <table:table-cell office:value-type="string" calcext:value-type="string">
            <text:p>neutral</text:p>
          </table:table-cell>
        </table:table-row>
        <table:table-row table:style-name="ro31">
          <table:table-cell office:value-type="string" calcext:value-type="string">
            <text:p>यह घर पर समयबद्ध, सकुशल और सुरक्षित पार्सल सुपुर्दगी की पेशकश करती है.</text:p>
          </table:table-cell>
          <table:table-cell office:value-type="string" calcext:value-type="string">
            <text:p>positive</text:p>
          </table:table-cell>
          <table:table-cell office:value-type="string" calcext:value-type="string">
            <text:p>पिछले कुछ सालों में बच्चों में अस्थमा जैसे गंभीर बीमारी की शिकायत तेजी से बढ़ती जा रही है।</text:p>
          </table:table-cell>
          <table:table-cell office:value-type="string" calcext:value-type="string">
            <text:p>negative</text:p>
          </table:table-cell>
          <table:table-cell office:value-type="string" calcext:value-type="string">
            <text:p>RT @mumbaitak: टैक्स छूट की सीमा 2.5 लाख रुपए से बढ़कर हुई 5 लाख रुपए हुई-@PiyushGoyal </text:p>
            <text:p/>
            <text:p> #Voternomics19 #BudgetSession2019</text:p>
            <text:p/>
            <text:p>@sahiljoshii</text:p>
          </table:table-cell>
          <table:table-cell office:value-type="string" calcext:value-type="string">
            <text:p>neutral</text:p>
          </table:table-cell>
        </table:table-row>
        <table:table-row table:style-name="ro9">
          <table:table-cell office:value-type="string" calcext:value-type="string">
            <text:p>किंग खान और उनका पूरा परिवार सकुशल है।</text:p>
          </table:table-cell>
          <table:table-cell office:value-type="string" calcext:value-type="string">
            <text:p>positive</text:p>
          </table:table-cell>
          <table:table-cell office:value-type="string" calcext:value-type="string">
            <text:p>इस तरह कंपनी के घाटे में बढ़ोतरी हुई है।</text:p>
          </table:table-cell>
          <table:table-cell office:value-type="string" calcext:value-type="string">
            <text:p>negative</text:p>
          </table:table-cell>
          <table:table-cell office:value-type="string" calcext:value-type="string">
            <text:p>RT @mumbaitak: दो हेक्टेयर तक ज़मीन वाले किसानों को 6000 रुपये सालाना इनकम सपोर्ट दिया जाएगा</text:p>
            <text:p/>
            <text:p>किसानों को फसल का पूरा मूल्य नहीं मिलता था,सर…</text:p>
          </table:table-cell>
          <table:table-cell office:value-type="string" calcext:value-type="string">
            <text:p>neutral</text:p>
          </table:table-cell>
        </table:table-row>
        <table:table-row table:style-name="ro32">
          <table:table-cell office:value-type="string" calcext:value-type="string">
            <text:p>चेकिंग करने के बाद सब कुछ सही सलामत पुलिस व प्रबंधन ने राहत की सांस ली।</text:p>
          </table:table-cell>
          <table:table-cell office:value-type="string" calcext:value-type="string">
            <text:p>positive</text:p>
          </table:table-cell>
          <table:table-cell office:value-type="string" calcext:value-type="string">
            <text:p>पीड़ित ने किसी तरह बंधनमुक्त हो कर कंट्रोल रूम को सूचना दी।</text:p>
          </table:table-cell>
          <table:table-cell office:value-type="string" calcext:value-type="string">
            <text:p>negative</text:p>
          </table:table-cell>
          <table:table-cell office:value-type="string" calcext:value-type="string">
            <text:p>RT @mumbaitak: Budget 2019: पीयूष गोयल पर आज जनता की उम्मीदों को पूरा करने का भार, पेश करेंगे अंतरिम बजट</text:p>
            <text:p/>
            <text:p>देखिए मुंबई तक LIVE @sahiljoshii,…</text:p>
          </table:table-cell>
          <table:table-cell office:value-type="string" calcext:value-type="string">
            <text:p>neutral</text:p>
          </table:table-cell>
        </table:table-row>
        <table:table-row table:style-name="ro10">
          <table:table-cell office:value-type="string" calcext:value-type="string">
            <text:p>अदालत ने अपना फैसला सुरक्षित रखा है।</text:p>
          </table:table-cell>
          <table:table-cell office:value-type="string" calcext:value-type="string">
            <text:p>positive</text:p>
          </table:table-cell>
          <table:table-cell office:value-type="string" calcext:value-type="string">
            <text:p>डेढ़ साल पहले चिह्नित की गई अतिक्रमण वाली जमीन को नगर परिषद मुक्त नहीं करा पाई।</text:p>
          </table:table-cell>
          <table:table-cell office:value-type="string" calcext:value-type="string">
            <text:p>negative</text:p>
          </table:table-cell>
          <table:table-cell table:style-name="ce3" office:value-type="string" calcext:value-type="string">
            <text:p>RT @mumbaitak: वायरल वीडियो में छात्र के साथ मारपीट करने वाले ड्रायवर की मनसे कार्यकर्ताओं ने एक बार फिर ली क्लास, ऑटो ड्रायवर की पिटाई कर…</text:p>
          </table:table-cell>
          <table:table-cell office:value-type="string" calcext:value-type="string">
            <text:p>neutral</text:p>
          </table:table-cell>
        </table:table-row>
        <table:table-row table:style-name="ro16">
          <table:table-cell office:value-type="string" calcext:value-type="string">
            <text:p>परिणाम सील अवस्था में न्यायालय के पास सुरक्षित था।</text:p>
          </table:table-cell>
          <table:table-cell office:value-type="string" calcext:value-type="string">
            <text:p>positive</text:p>
          </table:table-cell>
          <table:table-cell office:value-type="string" calcext:value-type="string">
            <text:p>बार्सिलोना के कप्तान जावी ने भी अब इस बात को मान लिया है कि उनकी टीम का छह साल में पांचवीं बार ला लीगा खिताब जीतना असंभव है।</text:p>
          </table:table-cell>
          <table:table-cell office:value-type="string" calcext:value-type="string">
            <text:p>negative</text:p>
          </table:table-cell>
          <table:table-cell office:value-type="string" calcext:value-type="string">
            <text:p>RT @mumbaitak: #Videocon loan case में @ICICIBank बैंक से बर्खास्त की गई Chanda Kochhar</text:p>
            <text:p/>
            <text:p>ICICI Bank द्वारा की गई एक आंतरिक जांच में बैंक की…</text:p>
          </table:table-cell>
          <table:table-cell office:value-type="string" calcext:value-type="string">
            <text:p>neutral</text:p>
          </table:table-cell>
        </table:table-row>
        <table:table-row table:style-name="ro33">
          <table:table-cell office:value-type="string" calcext:value-type="string">
            <text:p>इन सभी का पक्ष सुनने के बाद कलेक्टर ने आदेश सुरक्षित रख लिया है।</text:p>
          </table:table-cell>
          <table:table-cell office:value-type="string" calcext:value-type="string">
            <text:p>positive</text:p>
          </table:table-cell>
          <table:table-cell office:value-type="string" calcext:value-type="string">
            <text:p>पशुओं के प्रवेश पर रोक लगाना मुश्किल होता है।</text:p>
          </table:table-cell>
          <table:table-cell office:value-type="string" calcext:value-type="string">
            <text:p>negative</text:p>
          </table:table-cell>
          <table:table-cell office:value-type="string" calcext:value-type="string">
            <text:p>RT @mumbaitak: शिवसेना की मांग लोकसभा के साथ हों विधानसभा चुनाव</text:p>
            <text:p/>
            <text:p>इस साल अक्टूबर में महाराष्ट्र सरकार का पांच साल का कार्यकाल पूरा हो जाएगा।…</text:p>
          </table:table-cell>
          <table:table-cell office:value-type="string" calcext:value-type="string">
            <text:p>neutral</text:p>
          </table:table-cell>
        </table:table-row>
        <table:table-row table:style-name="ro23">
          <table:table-cell office:value-type="string" calcext:value-type="string">
            <text:p>आप अपने डाटा को पासवर्ड की मदद से सुरक्षित कर सकते हैं।</text:p>
          </table:table-cell>
          <table:table-cell office:value-type="string" calcext:value-type="string">
            <text:p>positive</text:p>
          </table:table-cell>
          <table:table-cell office:value-type="string" calcext:value-type="string">
            <text:p>हाल ही में दो एक्ट्रेस के बीच बात इतनी बढ़ गई कि थप्पड़ तक जड़ दिया।</text:p>
          </table:table-cell>
          <table:table-cell office:value-type="string" calcext:value-type="string">
            <text:p>negative</text:p>
          </table:table-cell>
          <table:table-cell table:style-name="ce3" office:value-type="string" calcext:value-type="string">
            <text:p>RT @mumbaitak: गोवा के मुख्यमंत्री @manoharparrikar ने @RahulGandhi उस बयान की निंदा की जिसमें उन्होंने कल उनसे मुलाक़ात के बाद राहुल गांधी…</text:p>
          </table:table-cell>
          <table:table-cell office:value-type="string" calcext:value-type="string">
            <text:p>neutral</text:p>
          </table:table-cell>
        </table:table-row>
        <table:table-row table:style-name="ro30">
          <table:table-cell office:value-type="string" calcext:value-type="string">
            <text:p>बीमारी को नियंत्रित करने और उसे अटैक से बचाने तथा फेफड़ों को सुरक्षित रखने में मदद मिलती है।</text:p>
          </table:table-cell>
          <table:table-cell office:value-type="string" calcext:value-type="string">
            <text:p>positive</text:p>
          </table:table-cell>
          <table:table-cell office:value-type="string" calcext:value-type="string">
            <text:p>सलमान अपनी टोयोटा लैंड क्रूजर ड्राइव कर रहे थे और काफी नशे की हालत में थे।</text:p>
          </table:table-cell>
          <table:table-cell office:value-type="string" calcext:value-type="string">
            <text:p>negative</text:p>
          </table:table-cell>
          <table:table-cell office:value-type="string" calcext:value-type="string">
            <text:p>RT @mumbaitak: अगर लोकसभा और विधानसभा के चुनाव साथ होते है तो अच्छा होगा – @rautsanjay61 </text:p>
            <text:p/>
            <text:p>https://t.co/JwMGUWOpcj</text:p>
            <text:p>@sahiljoshii #Loksabha #…</text:p>
          </table:table-cell>
          <table:table-cell office:value-type="string" calcext:value-type="string">
            <text:p>neutral</text:p>
          </table:table-cell>
        </table:table-row>
        <table:table-row table:style-name="ro34">
          <table:table-cell office:value-type="string" calcext:value-type="string">
            <text:p>यह व्यवस्था तुरंत प्रभाव से लागू हो गई है।</text:p>
          </table:table-cell>
          <table:table-cell office:value-type="string" calcext:value-type="string">
            <text:p>positive</text:p>
          </table:table-cell>
          <table:table-cell office:value-type="string" calcext:value-type="string">
            <text:p>प्रॉपर्टी मार्केट की हालत बहुत खराब है।</text:p>
          </table:table-cell>
          <table:table-cell office:value-type="string" calcext:value-type="string">
            <text:p>negative</text:p>
          </table:table-cell>
          <table:table-cell office:value-type="string" calcext:value-type="string">
            <text:p>RT @mumbaitak: .@mnsadhikrut ने शुरु की ‘वार्ड ऑफिसर चोर है’ ऑनलाइन मुहिम</text:p>
            <text:p/>
            <text:p>https://t.co/vaO53HtLwN</text:p>
            <text:p>@mayuganapatye </text:p>
            <text:p>@RajThackeray @SandeepDa…</text:p>
          </table:table-cell>
          <table:table-cell office:value-type="string" calcext:value-type="string">
            <text:p>neutral</text:p>
          </table:table-cell>
        </table:table-row>
        <table:table-row table:style-name="ro35">
          <table:table-cell office:value-type="string" calcext:value-type="string">
            <text:p>अब उपभोक्ता भी पूरे जागरूक हैं।</text:p>
          </table:table-cell>
          <table:table-cell office:value-type="string" calcext:value-type="string">
            <text:p>positive</text:p>
          </table:table-cell>
          <table:table-cell office:value-type="string" calcext:value-type="string">
            <text:p>उसकी हालत बिगड़ती देख उसे पुरुलिया के रघुनाथपुर सरकार अस्पताल मे भर्ती कराया गया।</text:p>
          </table:table-cell>
          <table:table-cell office:value-type="string" calcext:value-type="string">
            <text:p>negative</text:p>
          </table:table-cell>
          <table:table-cell office:value-type="string" calcext:value-type="string">
            <text:p>RT @mumbaitak: 2019 लोकसभा चुनाव की भविष्यवाणी</text:p>
            <text:p>शिवसेना-बीजेपी चुनाव में साथ जाएंगे या नहीं?</text:p>
            <text:p>अपनी सरकार के वादों को 'जुमला' बता रहे हैं गडक…</text:p>
          </table:table-cell>
          <table:table-cell office:value-type="string" calcext:value-type="string">
            <text:p>neutral</text:p>
          </table:table-cell>
        </table:table-row>
        <table:table-row table:style-name="ro10">
          <table:table-cell office:value-type="string" calcext:value-type="string">
            <text:p>इस डे को मनाने का उद्देश्य लोगों को अस्थमा के प्रति जागरूक और शिक्षित करना है।</text:p>
          </table:table-cell>
          <table:table-cell office:value-type="string" calcext:value-type="string">
            <text:p>positive</text:p>
          </table:table-cell>
          <table:table-cell office:value-type="string" calcext:value-type="string">
            <text:p>उस वक्त सलमान नशे की हालत में थे और गाडी से उतरते ही जमीन पर गिर गए थे।</text:p>
          </table:table-cell>
          <table:table-cell office:value-type="string" calcext:value-type="string">
            <text:p>negative</text:p>
          </table:table-cell>
          <table:table-cell table:style-name="ce3" office:value-type="string" calcext:value-type="string">
            <text:p>@85_shaikh @rautsanjay61 @ShivSena @Dev_Fadnavis Nahi nighnar</text:p>
          </table:table-cell>
          <table:table-cell office:value-type="string" calcext:value-type="string">
            <text:p>neutral</text:p>
          </table:table-cell>
        </table:table-row>
        <table:table-row table:style-name="ro14">
          <table:table-cell office:value-type="string" calcext:value-type="string">
            <text:p>मेट्रो कार्टून व एनीमेशन के माध्यम से भी लोगों को जागरूक करने की योजना भी बना रहा है।</text:p>
          </table:table-cell>
          <table:table-cell office:value-type="string" calcext:value-type="string">
            <text:p>positive</text:p>
          </table:table-cell>
          <table:table-cell office:value-type="string" calcext:value-type="string">
            <text:p>चारों घायलों की हालत चिंताजनक है।</text:p>
          </table:table-cell>
          <table:table-cell office:value-type="string" calcext:value-type="string">
            <text:p>negative</text:p>
          </table:table-cell>
          <table:table-cell office:value-type="string" calcext:value-type="string">
            <text:p>RT @mumbaitak: #NIRAVMODIEXCLUSIVE- टूटने के पहले अंदर से कुछ इस तरह दिखता था नीरव मोदी का बंगला </text:p>
            <text:p/>
            <text:p>अलीबाग के किहिम बीच स्थित नीरव मोदी के…</text:p>
          </table:table-cell>
          <table:table-cell office:value-type="string" calcext:value-type="string">
            <text:p>neutral</text:p>
          </table:table-cell>
        </table:table-row>
        <table:table-row table:style-name="ro15">
          <table:table-cell office:value-type="string" calcext:value-type="string">
            <text:p>व्यापारियों को अपने अधिकारों के प्रति जागरूक होना होगा, तभी उनका उत्पीड़न रुक सकता है।</text:p>
          </table:table-cell>
          <table:table-cell office:value-type="string" calcext:value-type="string">
            <text:p>positive</text:p>
          </table:table-cell>
          <table:table-cell office:value-type="string" calcext:value-type="string">
            <text:p>घायलों में एक की हालत चिंताजनक बनी हुई है।</text:p>
          </table:table-cell>
          <table:table-cell office:value-type="string" calcext:value-type="string">
            <text:p>negative</text:p>
          </table:table-cell>
          <table:table-cell office:value-type="string" calcext:value-type="string">
            <text:p>RT @mumbaitak: #Nitingadkari के बगावती बोल? किस पर साधा निशाना?</text:p>
            <text:p/>
            <text:p>कहा - सपने वही दिखाओ जो पूरे हो सकें, वरना जनता सपने पूरे नहीं होने पर ने…</text:p>
          </table:table-cell>
          <table:table-cell office:value-type="string" calcext:value-type="string">
            <text:p>neutral</text:p>
          </table:table-cell>
        </table:table-row>
        <table:table-row table:style-name="ro36">
          <table:table-cell office:value-type="string" calcext:value-type="string">
            <text:p>मैं किसी का अनादर नहीं करना चाहता.</text:p>
          </table:table-cell>
          <table:table-cell office:value-type="string" calcext:value-type="string">
            <text:p>positive</text:p>
          </table:table-cell>
          <table:table-cell office:value-type="string" calcext:value-type="string">
            <text:p>आरसीए में उनकी वापसी के साथ ही शर्मनाक स्थिति पैदा हो गई थी।</text:p>
          </table:table-cell>
          <table:table-cell office:value-type="string" calcext:value-type="string">
            <text:p>negative</text:p>
          </table:table-cell>
          <table:table-cell office:value-type="string" calcext:value-type="string">
            <text:p>RT @mumbaitak: नितिन गडकरी के बगावती बोल? </text:p>
            <text:p/>
            <text:p>राज ठाकरे के बेटे की शादी की झलक </text:p>
            <text:p/>
            <text:p>शिवसेना-बीजेपी का गठबंधन होगा या नहीं?</text:p>
            <text:p/>
            <text:p>देखिए मुंबई तक LIVE…</text:p>
          </table:table-cell>
          <table:table-cell office:value-type="string" calcext:value-type="string">
            <text:p>neutral</text:p>
          </table:table-cell>
        </table:table-row>
        <table:table-row table:style-name="ro13">
          <table:table-cell office:value-type="string" calcext:value-type="string">
            <text:p>मैं परिवार का निरादर करके जानकारी का खुलासा नहीं करना चाहती।</text:p>
          </table:table-cell>
          <table:table-cell office:value-type="string" calcext:value-type="string">
            <text:p>positive</text:p>
          </table:table-cell>
          <table:table-cell office:value-type="string" calcext:value-type="string">
            <text:p>वह नहीं समझ सकते कि वह किस बुरे हालात में थी।</text:p>
          </table:table-cell>
          <table:table-cell office:value-type="string" calcext:value-type="string">
            <text:p>negative</text:p>
          </table:table-cell>
          <table:table-cell office:value-type="string" calcext:value-type="string">
            <text:p>RT @aajtak: शिवसेना के कुछ सांसदों ने भाजपा के साथ गठबंधन नहीं होने को लेकर उद्धव ठाकरे के साथ अपनी चिंता व्यक्त की है.</text:p>
            <text:p>(@sahiljoshii)</text:p>
            <text:p>http…</text:p>
          </table:table-cell>
          <table:table-cell office:value-type="string" calcext:value-type="string">
            <text:p>neutral</text:p>
          </table:table-cell>
        </table:table-row>
        <table:table-row table:style-name="ro37">
          <table:table-cell office:value-type="string" calcext:value-type="string">
            <text:p>उनके सहकर्मी कहते हैं कि उनके लिए यह बेहद अहम है कि उन्हें एक सम्माननीय व्यक्ति के तौर पर याद रखा जाए।</text:p>
          </table:table-cell>
          <table:table-cell office:value-type="string" calcext:value-type="string">
            <text:p>positive</text:p>
          </table:table-cell>
          <table:table-cell office:value-type="string" calcext:value-type="string">
            <text:p>नीलोखेड़ी और तरावड़ी में कोहरे के हालात जस के तस बने हुए हैं।</text:p>
          </table:table-cell>
          <table:table-cell office:value-type="string" calcext:value-type="string">
            <text:p>negative</text:p>
          </table:table-cell>
          <table:table-cell office:value-type="string" calcext:value-type="string">
            <text:p>RT @mumbaitak: अवैध झुग्गी-झोपड़ी के खिलाफ एक हुए यारी रोड निवासी</text:p>
            <text:p/>
            <text:p>@mayuganapatye #YariRoadBachao #Mangroves https://t.co/kT9nEoqRna</text:p>
          </table:table-cell>
          <table:table-cell office:value-type="string" calcext:value-type="string">
            <text:p>neutral</text:p>
          </table:table-cell>
        </table:table-row>
        <table:table-row table:style-name="ro38">
          <table:table-cell office:value-type="string" calcext:value-type="string">
            <text:p>ऐसी एजेंसियों से दवाएं खरीदी जाती हैं, जिनकी गुणवत्ता हर स्तर पर मान्य होती है।</text:p>
          </table:table-cell>
          <table:table-cell office:value-type="string" calcext:value-type="string">
            <text:p>positive</text:p>
          </table:table-cell>
          <table:table-cell office:value-type="string" calcext:value-type="string">
            <text:p>हालात नहीं बदले तो बैंक कर्मी व अधिकारी लंबे समय तक हड़ताल पर चले जाएंगे.</text:p>
          </table:table-cell>
          <table:table-cell office:value-type="string" calcext:value-type="string">
            <text:p>negative</text:p>
          </table:table-cell>
          <table:table-cell office:value-type="string" calcext:value-type="string">
            <text:p>RT @mumbaitak: #EXCLUSIVE - निलंबन के बाद मुंबई से न्यूजीलैंड के लिए @hardikpandya7 हुए रवाना</text:p>
            <text:p>#indiavsnewzealand #koffeewithhardik #HardikP…</text:p>
          </table:table-cell>
          <table:table-cell office:value-type="string" calcext:value-type="string">
            <text:p>neutral</text:p>
          </table:table-cell>
        </table:table-row>
        <table:table-row table:style-name="ro31">
          <table:table-cell office:value-type="string" calcext:value-type="string">
            <text:p>शुभ दिन और रोहिणी नक्षत्र का संयोग होने से यह महाफलदायी तिथि के रूप में मान्य है.</text:p>
          </table:table-cell>
          <table:table-cell office:value-type="string" calcext:value-type="string">
            <text:p>positive</text:p>
          </table:table-cell>
          <table:table-cell office:value-type="string" calcext:value-type="string">
            <text:p>घरेलू स्टील उपभोग में कम वृद्धि से यह संकेत मिलता है कि पूरे साल के दौरान बेस लेवल मांग की दशा कमजोर बनी रही।</text:p>
          </table:table-cell>
          <table:table-cell office:value-type="string" calcext:value-type="string">
            <text:p>negative</text:p>
          </table:table-cell>
          <table:table-cell office:value-type="string" calcext:value-type="string">
            <text:p>RT @mumbaitak: #ThackerayReview - जब एक राजनीतिक पत्रकार ने किया फिल्म ठाकरे का रिव्यू| Mumbai Tak</text:p>
            <text:p/>
            <text:p>https://t.co/1StT9k83Ou</text:p>
            <text:p>@sahiljoshii #B…</text:p>
          </table:table-cell>
          <table:table-cell office:value-type="string" calcext:value-type="string">
            <text:p>neutral</text:p>
          </table:table-cell>
        </table:table-row>
        <table:table-row table:style-name="ro39">
          <table:table-cell office:value-type="string" calcext:value-type="string">
            <text:p>मैं अभी तक जितने लोगों से मिला हूं, वे उनमें से सबसे ज्यादा सभ्य लोगों में से एक है।</text:p>
          </table:table-cell>
          <table:table-cell office:value-type="string" calcext:value-type="string">
            <text:p>positive</text:p>
          </table:table-cell>
          <table:table-cell office:value-type="string" calcext:value-type="string">
            <text:p>ग्रामीण स्वास्थ्य सेवाओं की बड़ी बदहाल दशा है।</text:p>
          </table:table-cell>
          <table:table-cell office:value-type="string" calcext:value-type="string">
            <text:p>negative</text:p>
          </table:table-cell>
          <table:table-cell office:value-type="string" calcext:value-type="string">
            <text:p>RT @mumbaitak: #BalasahebThackeray: रिलीज हुई फिल्म ठाकरे, सुबह 4 बजे रखा गया पहला शो</text:p>
            <text:p/>
            <text:p>वेणुगोपाल धूत, दीपक कोचर  और चंदा कोचर के खिलाफ CBI…</text:p>
          </table:table-cell>
          <table:table-cell office:value-type="string" calcext:value-type="string">
            <text:p>neutral</text:p>
          </table:table-cell>
        </table:table-row>
        <table:table-row table:style-name="ro12">
          <table:table-cell office:value-type="string" calcext:value-type="string">
            <text:p>वर्तमान समय में मनुष्य को मानवता के लिए कार्य करने चाहिए, ताकि सभ्य समाज का निर्माण हो सके।</text:p>
          </table:table-cell>
          <table:table-cell office:value-type="string" calcext:value-type="string">
            <text:p>positive</text:p>
          </table:table-cell>
          <table:table-cell office:value-type="string" calcext:value-type="string">
            <text:p>अधिकांश हैंडपंप खराब दशा में हैं या तो दूषित जल देते हैं।</text:p>
          </table:table-cell>
          <table:table-cell office:value-type="string" calcext:value-type="string">
            <text:p>negative</text:p>
          </table:table-cell>
          <table:table-cell office:value-type="string" calcext:value-type="string">
            <text:p>RT @mumbaitak: ऐसी हत्या आपने कभी नहीं देखी होगी, दोस्त ने किए दोस्त के 500 टुकड़े</text:p>
            <text:p/>
            <text:p>मुंबई से सटे विवार के एक सोसाइटी में एक दोस्त ने किए दो…</text:p>
          </table:table-cell>
          <table:table-cell office:value-type="string" calcext:value-type="string">
            <text:p>neutral</text:p>
          </table:table-cell>
        </table:table-row>
        <table:table-row table:style-name="ro34">
          <table:table-cell office:value-type="string" calcext:value-type="string">
            <text:p>मेरी नमस्कार का उन्होंने बेहद शालीन तरीके से जवाब दिया और फ़ौरन कहा, चलिए इंटरव्यू शुरू करते हैं.</text:p>
          </table:table-cell>
          <table:table-cell office:value-type="string" calcext:value-type="string">
            <text:p>positive</text:p>
          </table:table-cell>
          <table:table-cell office:value-type="string" calcext:value-type="string">
            <text:p>व्यापारियों ने रविंद्र को घायल अवस्था में पड़े देखा तो वह उन्हें लहूलुहान हालत में अस्पताल ले गए।</text:p>
          </table:table-cell>
          <table:table-cell office:value-type="string" calcext:value-type="string">
            <text:p>negative</text:p>
          </table:table-cell>
          <table:table-cell office:value-type="string" calcext:value-type="string">
            <text:p>RT @mumbaitak: #priyankagandhi के महासचिव बनाए जाने पर क्या सोचती है मुंबई #PriyankaPollDebut</text:p>
            <text:p/>
            <text:p>https://t.co/QH71ddYnY5</text:p>
            <text:p/>
            <text:p>@sahiljoshii @journ…</text:p>
          </table:table-cell>
          <table:table-cell office:value-type="string" calcext:value-type="string">
            <text:p>neutral</text:p>
          </table:table-cell>
        </table:table-row>
        <table:table-row table:style-name="ro10">
          <table:table-cell office:value-type="string" calcext:value-type="string">
            <text:p>समृद्धि-संपदा प्राप्त करने का ये भी एक शालीन रास्ता है।</text:p>
          </table:table-cell>
          <table:table-cell office:value-type="string" calcext:value-type="string">
            <text:p>positive</text:p>
          </table:table-cell>
          <table:table-cell office:value-type="string" calcext:value-type="string">
            <text:p>कर्मचारियों का कहना है कि उनके लिए बने आवास अब जर्जर अवस्था में है।</text:p>
          </table:table-cell>
          <table:table-cell office:value-type="string" calcext:value-type="string">
            <text:p>negative</text:p>
          </table:table-cell>
          <table:table-cell table:style-name="ce3" office:value-type="string" calcext:value-type="string">
            <text:p>RT @divyeshas: गणतंत्र दिवस से पहले ATS के छापे, ISIS के 9 संदिग्ध गिरफ्तार https://t.co/Ha3I7PjnGL via @aajtak @sahiljoshii @IndiaToday</text:p>
          </table:table-cell>
          <table:table-cell office:value-type="string" calcext:value-type="string">
            <text:p>neutral</text:p>
          </table:table-cell>
        </table:table-row>
        <table:table-row table:style-name="ro38">
          <table:table-cell office:value-type="string" calcext:value-type="string">
            <text:p>कोई भी निर्धन उनके दरबार से खाली हाथ नहीं लौटता था.</text:p>
          </table:table-cell>
          <table:table-cell office:value-type="string" calcext:value-type="string">
            <text:p>positive</text:p>
          </table:table-cell>
          <table:table-cell office:value-type="string" calcext:value-type="string">
            <text:p>कृषि ऋण आदि में लोगों को काफी परेशानी का सामना करना पड़ रहा है।</text:p>
          </table:table-cell>
          <table:table-cell office:value-type="string" calcext:value-type="string">
            <text:p>negative</text:p>
          </table:table-cell>
          <table:table-cell office:value-type="string" calcext:value-type="string">
            <text:p>RT @mumbaitak: महाराष्ट्र ATS ने 9 को किया गिरफ्तार, क्या ISIS से जुड़े है तार? LIVE | Mumbai Tak</text:p>
            <text:p/>
            <text:p>https://t.co/3783rNRkGA</text:p>
            <text:p>@saurabhv99 @sah…</text:p>
          </table:table-cell>
          <table:table-cell office:value-type="string" calcext:value-type="string">
            <text:p>neutral</text:p>
          </table:table-cell>
        </table:table-row>
        <table:table-row table:style-name="ro19">
          <table:table-cell office:value-type="string" calcext:value-type="string">
            <text:p>जिले में परीक्षा संपन्न कराने के लिए 9 केन्द्र बनाए गए थे।</text:p>
          </table:table-cell>
          <table:table-cell office:value-type="string" calcext:value-type="string">
            <text:p>positive</text:p>
          </table:table-cell>
          <table:table-cell office:value-type="string" calcext:value-type="string">
            <text:p>अभी मैंने अपने कुछ लक्ष्य हासिल नहीं किये हैं.</text:p>
          </table:table-cell>
          <table:table-cell office:value-type="string" calcext:value-type="string">
            <text:p>negative</text:p>
          </table:table-cell>
          <table:table-cell table:style-name="ce3" office:value-type="string" calcext:value-type="string">
            <text:p>RT @mumbaitak: मुंबई में बढती आग की घटनाओं के बावजूद नामचीन रेस्टॉरेन्ट में इस्तेमाल हो रहे है अवैध सिलिंडर,CR2 मॉल के मैकडोनाल्ड और फ़ूड…</text:p>
          </table:table-cell>
          <table:table-cell office:value-type="string" calcext:value-type="string">
            <text:p>neutral</text:p>
          </table:table-cell>
        </table:table-row>
        <table:table-row table:style-name="ro9">
          <table:table-cell office:value-type="string" calcext:value-type="string">
            <text:p>मंत्री ने कहा कि विकास बैंक को पर्याप्त रूप से संसाधन संपन्न होने की जरूरत है</text:p>
          </table:table-cell>
          <table:table-cell office:value-type="string" calcext:value-type="string">
            <text:p>positive</text:p>
          </table:table-cell>
          <table:table-cell office:value-type="string" calcext:value-type="string">
            <text:p>आंखें बंद करके ध्यान लगाना धर्म नहीं है।</text:p>
          </table:table-cell>
          <table:table-cell office:value-type="string" calcext:value-type="string">
            <text:p>negative</text:p>
          </table:table-cell>
          <table:table-cell office:value-type="string" calcext:value-type="string">
            <text:p>RT @mumbaitak: बालासाहेब ठाकरे स्मारक बनाने के लिए 100 करोड़ रुपये मंजूर</text:p>
            <text:p>महाराष्ट्र कैबिनेट में लिया गया फैसला</text:p>
            <text:p>स्मारक का नाम बालासाहेब ठाक…</text:p>
          </table:table-cell>
          <table:table-cell office:value-type="string" calcext:value-type="string">
            <text:p>neutral</text:p>
          </table:table-cell>
        </table:table-row>
        <table:table-row table:style-name="ro15">
          <table:table-cell office:value-type="string" calcext:value-type="string">
            <text:p>प्रशासन संक्रामक रोग फैलने की संभावनाओं से अनजान नहीं है </text:p>
          </table:table-cell>
          <table:table-cell office:value-type="string" calcext:value-type="string">
            <text:p>positive</text:p>
          </table:table-cell>
          <table:table-cell office:value-type="string" calcext:value-type="string">
            <text:p>वह नहीं चाहती कि उनके बच्चे उन्हें ऐसा करते देखें।</text:p>
          </table:table-cell>
          <table:table-cell office:value-type="string" calcext:value-type="string">
            <text:p>negative</text:p>
          </table:table-cell>
          <table:table-cell office:value-type="string" calcext:value-type="string">
            <text:p>RT @mumbaitak: भय्यूजी महाराज हुए विश्वासघात का शिकार, नशीली दवाएं देता था नौकर, हनीट्रैप में फंसाया | Mumbai Tak</text:p>
            <text:p/>
            <text:p>पूरा वीडियो देखने के लिए…</text:p>
          </table:table-cell>
          <table:table-cell office:value-type="string" calcext:value-type="string">
            <text:p>neutral</text:p>
          </table:table-cell>
        </table:table-row>
        <table:table-row table:style-name="ro12">
          <table:table-cell office:value-type="string" calcext:value-type="string">
            <text:p>उनका मानना है कि फिल्मोद्योग में व्यक्तित्व और प्रदर्शन सफलता का राज है।</text:p>
          </table:table-cell>
          <table:table-cell office:value-type="string" calcext:value-type="string">
            <text:p>positive</text:p>
          </table:table-cell>
          <table:table-cell office:value-type="string" calcext:value-type="string">
            <text:p>लोकल यात्रियों के लिए स्टेशन पर अनारक्षित टिकट लेने के लिए मात्र दो टिकट खिड़की है, जो यात्रियों के बोझ से कराह रही हैं।</text:p>
          </table:table-cell>
          <table:table-cell office:value-type="string" calcext:value-type="string">
            <text:p>negative</text:p>
          </table:table-cell>
          <table:table-cell office:value-type="string" calcext:value-type="string">
            <text:p>RT @mumbaitak: #PNB घोटाले के आरोपी मेहुल चोकसी ने छोड़ी भारतीय नागरिकता</text:p>
            <text:p> एंटीगुआ में सरेंडर किया पासपोर्ट</text:p>
            <text:p>सोमवार सुबह चोकसी ने अपने भारतीय…</text:p>
          </table:table-cell>
          <table:table-cell office:value-type="string" calcext:value-type="string">
            <text:p>neutral</text:p>
          </table:table-cell>
        </table:table-row>
        <table:table-row table:style-name="ro32">
          <table:table-cell office:value-type="string" calcext:value-type="string">
            <text:p>ऐसी प्रतियोगिताओं में भाग लेने से बच्चों के व्यक्तित्व का भी विकास होता है।</text:p>
          </table:table-cell>
          <table:table-cell office:value-type="string" calcext:value-type="string">
            <text:p>positive</text:p>
          </table:table-cell>
          <table:table-cell office:value-type="string" calcext:value-type="string">
            <text:p>इसका भारऔर यह किस चीज से बना है, इस बारे में जानकारी नहीं है।</text:p>
          </table:table-cell>
          <table:table-cell office:value-type="string" calcext:value-type="string">
            <text:p>negative</text:p>
          </table:table-cell>
          <table:table-cell office:value-type="string" calcext:value-type="string">
            <text:p>RT @mumbaitak: मनोज कुमार से मिलकर बोले @narendramodi – पहली बार आप लोगों से मिलने का मौका मिला</text:p>
            <text:p/>
            <text:p>#NationalMuseumOfIndianCinema  का उद्घाटन…</text:p>
          </table:table-cell>
          <table:table-cell office:value-type="string" calcext:value-type="string">
            <text:p>neutral</text:p>
          </table:table-cell>
        </table:table-row>
        <table:table-row table:style-name="ro31">
          <table:table-cell office:value-type="string" calcext:value-type="string">
            <text:p>फेसबुक प्रोफाइल से उम्मीदवार के व्यक्तित्व का सटीक परीक्षण हो सकता है।</text:p>
          </table:table-cell>
          <table:table-cell office:value-type="string" calcext:value-type="string">
            <text:p>positive</text:p>
          </table:table-cell>
          <table:table-cell office:value-type="string" calcext:value-type="string">
            <text:p>मुझे अपने शरीर पर उसके शरीर का भार महसूस हुआ लेकिन नजर कोई नहीं आ रहा था।</text:p>
          </table:table-cell>
          <table:table-cell office:value-type="string" calcext:value-type="string">
            <text:p>negative</text:p>
          </table:table-cell>
          <table:table-cell office:value-type="string" calcext:value-type="string">
            <text:p>RT @mumbaitak: शुरू हुई Mumbai Marathon, मुंबई की सड़कों पर दौड़ें 46 हजार से ज्यादा रर्नस| Mumbai Tak</text:p>
            <text:p/>
            <text:p>https://t.co/PRUVnYYhfc</text:p>
            <text:p/>
            <text:p>@sahiljosh…</text:p>
          </table:table-cell>
          <table:table-cell office:value-type="string" calcext:value-type="string">
            <text:p>neutral</text:p>
          </table:table-cell>
        </table:table-row>
        <table:table-row table:style-name="ro40">
          <table:table-cell office:value-type="string" calcext:value-type="string">
            <text:p>इससे बच्चों का शारीरिक एवं मानसिक विकास होता है।</text:p>
          </table:table-cell>
          <table:table-cell office:value-type="string" calcext:value-type="string">
            <text:p>positive</text:p>
          </table:table-cell>
          <table:table-cell office:value-type="string" calcext:value-type="string">
            <text:p>गेंद पुरानी पड़ने पर उस पर शॉट मारना आसान नहीं था।</text:p>
          </table:table-cell>
          <table:table-cell office:value-type="string" calcext:value-type="string">
            <text:p>negative</text:p>
          </table:table-cell>
          <table:table-cell office:value-type="string" calcext:value-type="string">
            <text:p>RT @aajtak: राफेल के बारे में जनता क्या सोचती बता रहे हैं @sahiljoshii </text:p>
            <text:p>#PoliticalStockExchange</text:p>
            <text:p>देखें लाइव https://t.co/fOz5QPkk43 https://…</text:p>
          </table:table-cell>
          <table:table-cell office:value-type="string" calcext:value-type="string">
            <text:p>neutral</text:p>
          </table:table-cell>
        </table:table-row>
        <table:table-row table:style-name="ro10">
          <table:table-cell office:value-type="string" calcext:value-type="string">
            <text:p>मुझे लगता है कि भारत में लोगों की मानसिकता बदलनी चाहिए कि लड़की बोझ नहीं है.</text:p>
          </table:table-cell>
          <table:table-cell office:value-type="string" calcext:value-type="string">
            <text:p>positive</text:p>
          </table:table-cell>
          <table:table-cell office:value-type="string" calcext:value-type="string">
            <text:p>उनके लिए भी बच्चे को निकालना आसान नहीं था।</text:p>
          </table:table-cell>
          <table:table-cell office:value-type="string" calcext:value-type="string">
            <text:p>negative</text:p>
          </table:table-cell>
          <table:table-cell table:style-name="ce3" office:value-type="string" calcext:value-type="string">
            <text:p>RT @priyankajha0: सर, इनमें से एक तस्वीर प्रयागराज की नहीं मक्का, सऊदी अरब की है. आपके ट्वीट से एक महीने पहले ही Debunk किया जा चूका है. 👇…</text:p>
          </table:table-cell>
          <table:table-cell office:value-type="string" calcext:value-type="string">
            <text:p>neutral</text:p>
          </table:table-cell>
        </table:table-row>
        <table:table-row table:style-name="ro23">
          <table:table-cell office:value-type="string" calcext:value-type="string">
            <text:p>लेकिन राजस्थान के शिक्षा मंत्री इंतजार के मूड में नहीं हैं।</text:p>
          </table:table-cell>
          <table:table-cell office:value-type="string" calcext:value-type="string">
            <text:p>positive</text:p>
          </table:table-cell>
          <table:table-cell office:value-type="string" calcext:value-type="string">
            <text:p>पूनम का कहना है कि उनका उपनाम उनकी छवि के खिलाफ हो गया।</text:p>
          </table:table-cell>
          <table:table-cell office:value-type="string" calcext:value-type="string">
            <text:p>negative</text:p>
          </table:table-cell>
          <table:table-cell table:style-name="ce3" office:value-type="string" calcext:value-type="string">
            <text:p>RT @aajtak: पिछड़ गए बीबीसी, अल जजीरा और सीएनएन, आजतक बना दुनिया का नंबर वन #Diamond4AajTak https://t.co/Z7pchwDNCv</text:p>
          </table:table-cell>
          <table:table-cell office:value-type="string" calcext:value-type="string">
            <text:p>neutral</text:p>
          </table:table-cell>
        </table:table-row>
        <table:table-row table:style-name="ro41">
          <table:table-cell office:value-type="string" calcext:value-type="string">
            <text:p>बालमन सिर्फ बाल अवस्था से ताल्लुक नहीं रखता।</text:p>
          </table:table-cell>
          <table:table-cell office:value-type="string" calcext:value-type="string">
            <text:p>positive</text:p>
          </table:table-cell>
          <table:table-cell office:value-type="string" calcext:value-type="string">
            <text:p>सोनाली को पता होना चाहिए कैसे व्यवहार किया जाता है।</text:p>
          </table:table-cell>
          <table:table-cell office:value-type="string" calcext:value-type="string">
            <text:p>negative</text:p>
          </table:table-cell>
          <table:table-cell office:value-type="string" calcext:value-type="string">
            <text:p>RT @mumbaitak: जब @SGanguly99  से पूछा गया @hardikpandya7  के बारे में सवाल  |</text:p>
            <text:p/>
            <text:p>#HardikPandya मामले में Team India के पूर्व कप्तान Sourav G…</text:p>
          </table:table-cell>
          <table:table-cell office:value-type="string" calcext:value-type="string">
            <text:p>neutral</text:p>
          </table:table-cell>
        </table:table-row>
        <table:table-row table:style-name="ro22">
          <table:table-cell office:value-type="string" calcext:value-type="string">
            <text:p>मिड डे मील व शैक्षणिक व्यवस्था में लापरवाही बर्दाश्त नहीं की जाएगी।</text:p>
          </table:table-cell>
          <table:table-cell office:value-type="string" calcext:value-type="string">
            <text:p>positive</text:p>
          </table:table-cell>
          <table:table-cell office:value-type="string" calcext:value-type="string">
            <text:p>गुलजार इतना अभिभूत दिखे कि उन्होंने खुद माना कि इस मौके पर उनसे बोलना मुश्किल हो रहा है।</text:p>
          </table:table-cell>
          <table:table-cell office:value-type="string" calcext:value-type="string">
            <text:p>negative</text:p>
          </table:table-cell>
          <table:table-cell office:value-type="string" calcext:value-type="string">
            <text:p>RT @mumbaitak: शुरू हुआ मुंबई-पुणे हाइवे ,दोपहर 12 बजे से 2 बजे तक बंद किया गया था हाइवे</text:p>
            <text:p/>
            <text:p>@sahiljoshii @Pkhelkar </text:p>
            <text:p/>
            <text:p>#Mumbainews #Highwayupda…</text:p>
          </table:table-cell>
          <table:table-cell office:value-type="string" calcext:value-type="string">
            <text:p>neutral</text:p>
          </table:table-cell>
        </table:table-row>
        <table:table-row table:style-name="ro12">
          <table:table-cell office:value-type="string" calcext:value-type="string">
            <text:p>मैं इस नई जिम्मेदारी का केवल लुत्फ उठाना चाहता हूं।</text:p>
          </table:table-cell>
          <table:table-cell office:value-type="string" calcext:value-type="string">
            <text:p>positive</text:p>
          </table:table-cell>
          <table:table-cell office:value-type="string" calcext:value-type="string">
            <text:p>निवेश के आकार को देखते हुए अमेरिका में कामकाज संचालित करने की व्यवस्था का कोई मतलब नहीं बनता।</text:p>
          </table:table-cell>
          <table:table-cell office:value-type="string" calcext:value-type="string">
            <text:p>negative</text:p>
          </table:table-cell>
          <table:table-cell office:value-type="string" calcext:value-type="string">
            <text:p>RT @mumbaitak: मुंबई पुणे हाइवे दो घंटे तक रहेगा बंद </text:p>
            <text:p/>
            <text:p>पुणे जाने वाले यात्री शेडुंग टोलनाका से खालापुर टोलनाका तक पुराने हाइवे का कर सकते…</text:p>
          </table:table-cell>
          <table:table-cell office:value-type="string" calcext:value-type="string">
            <text:p>neutral</text:p>
          </table:table-cell>
        </table:table-row>
        <table:table-row table:style-name="ro6">
          <table:table-cell office:value-type="string" calcext:value-type="string">
            <text:p>इन दोनों के सामने अपनी टीम को मजबूत योग तक पहुंचाने की जिम्मेदारी थी।</text:p>
          </table:table-cell>
          <table:table-cell office:value-type="string" calcext:value-type="string">
            <text:p>positive</text:p>
          </table:table-cell>
          <table:table-cell office:value-type="string" calcext:value-type="string">
            <text:p>इसके विरोध में मोदी ने ऊपरी अदालत में केस दर्ज कराया, लेकिन उनकी अपील खारिज हो गई।</text:p>
          </table:table-cell>
          <table:table-cell office:value-type="string" calcext:value-type="string">
            <text:p>negative</text:p>
          </table:table-cell>
          <table:table-cell table:style-name="ce3" office:value-type="string" calcext:value-type="string">
            <text:p>Om Shanti Shanti !! ... https://t.co/1mUjQqYsk0</text:p>
          </table:table-cell>
          <table:table-cell office:value-type="string" calcext:value-type="string">
            <text:p>neutral</text:p>
          </table:table-cell>
        </table:table-row>
        <table:table-row table:style-name="ro6">
          <table:table-cell office:value-type="string" calcext:value-type="string">
            <text:p>भट्ट लकी सर के लिए स्पेशल अदरक, इलायची वाली चाय बनाता है, जिसे देने की जिम्मेदारी अर्जुन की है।</text:p>
          </table:table-cell>
          <table:table-cell office:value-type="string" calcext:value-type="string">
            <text:p>positive</text:p>
          </table:table-cell>
          <table:table-cell office:value-type="string" calcext:value-type="string">
            <text:p>अखिलेश ने मोदी की चाय पर चुटकी ली और कहा कि अंग्रेजों ने तो देश को चाय पिलाकर गुलाम बना दिया।</text:p>
          </table:table-cell>
          <table:table-cell office:value-type="string" calcext:value-type="string">
            <text:p>negative</text:p>
          </table:table-cell>
          <table:table-cell table:style-name="ce3" office:value-type="string" calcext:value-type="string">
            <text:p>RT @mumbaitak: #DanceBar खोलने के #SupremeCourt के फैसले पर महाराष्ट्र सरकार के गृह राज्य मंत्री @dvkesarkar का बयान 'हम सुप्रीम कोर्ट के…</text:p>
          </table:table-cell>
          <table:table-cell office:value-type="string" calcext:value-type="string">
            <text:p>neutral</text:p>
          </table:table-cell>
        </table:table-row>
        <table:table-row table:style-name="ro11">
          <table:table-cell office:value-type="string" calcext:value-type="string">
            <text:p>मुंबई को बड़े स्कोर तक पहुंचाने की जिम्मेदारी इसके बाद कप्तान रोहित और पोलर्ड के कंधे पर थी</text:p>
          </table:table-cell>
          <table:table-cell office:value-type="string" calcext:value-type="string">
            <text:p>positive</text:p>
          </table:table-cell>
          <table:table-cell office:value-type="string" calcext:value-type="string">
            <text:p>छह साल बीत गए हैं पर दर्द अब भी ताज़ा है.</text:p>
          </table:table-cell>
          <table:table-cell office:value-type="string" calcext:value-type="string">
            <text:p>negative</text:p>
          </table:table-cell>
          <table:table-cell office:value-type="string" calcext:value-type="string">
            <text:p>RT @mumbaitak: #DanceBar सुप्रीम कोर्ट से कैसे साफ हुआ डांस बार खुलने का रास्ता, देखिए मुंबई तक LIVE दोपहर 02:30 बजे</text:p>
            <text:p/>
            <text:p>यहां -https://t.co/7e…</text:p>
          </table:table-cell>
          <table:table-cell office:value-type="string" calcext:value-type="string">
            <text:p>neutral</text:p>
          </table:table-cell>
        </table:table-row>
        <table:table-row table:style-name="ro32">
          <table:table-cell office:value-type="string" calcext:value-type="string">
            <text:p>करण जौहर ने नया घर लिया है जिसे सजाने की जिम्मेवारी उन्होंने शाहरुख खान की पत्नी गौरी खान को दिया है।</text:p>
          </table:table-cell>
          <table:table-cell office:value-type="string" calcext:value-type="string">
            <text:p>positive</text:p>
          </table:table-cell>
          <table:table-cell office:value-type="string" calcext:value-type="string">
            <text:p>मूवी में इतनी परेशानी नहीं आई, लेकिन प्रमोशन में सब कुछ लाइव करना है, जो ज्यादा मुश्किल है।</text:p>
          </table:table-cell>
          <table:table-cell office:value-type="string" calcext:value-type="string">
            <text:p>negative</text:p>
          </table:table-cell>
          <table:table-cell office:value-type="string" calcext:value-type="string">
            <text:p>RT @mumbaitak: #MeToo: @RajkumarHirani के बचाव में अब आगे आए @Javedakhtarjadu </text:p>
            <text:p/>
            <text:p>राजकुमार हिरानी पर फिल्‍म 'संजू' में उनके साथ काम करने वाली…</text:p>
          </table:table-cell>
          <table:table-cell office:value-type="string" calcext:value-type="string">
            <text:p>neutral</text:p>
          </table:table-cell>
        </table:table-row>
        <table:table-row table:style-name="ro29">
          <table:table-cell office:value-type="string" calcext:value-type="string">
            <text:p>इन दिनों मुझे देश की जिम्मेवारी मिली है तो एड़ी चोटी का जोर लगा करके सवा सौ करोड़ तक पहुंचने की कोशिश करता हूं</text:p>
          </table:table-cell>
          <table:table-cell office:value-type="string" calcext:value-type="string">
            <text:p>positive</text:p>
          </table:table-cell>
          <table:table-cell office:value-type="string" calcext:value-type="string">
            <text:p>यह लाइन लिखने में जितनी सरल है, रजनी का जोनल कैंप मे सेलेक्ट होने तक का सफर उतना ही मुश्किल रहा।</text:p>
          </table:table-cell>
          <table:table-cell office:value-type="string" calcext:value-type="string">
            <text:p>negative</text:p>
          </table:table-cell>
          <table:table-cell office:value-type="string" calcext:value-type="string">
            <text:p>RT @mumbaitak: फडणवीस सरकार को बड़ा झटका, रोकना पड़ा शिवस्मारक का काम  | Mumbai Tak</text:p>
            <text:p/>
            <text:p>महाराष्ट्र सरकार को सुप्रीम कोर्ट के निर्णय के बाद रोक…</text:p>
          </table:table-cell>
          <table:table-cell office:value-type="string" calcext:value-type="string">
            <text:p>neutral</text:p>
          </table:table-cell>
        </table:table-row>
        <table:table-row table:style-name="ro42">
          <table:table-cell office:value-type="string" calcext:value-type="string">
            <text:p>फिर एक ऐसा वक्त आया कि उनका नाम ही कामयाबी की गारंटी बन गया।</text:p>
          </table:table-cell>
          <table:table-cell office:value-type="string" calcext:value-type="string">
            <text:p>positive</text:p>
          </table:table-cell>
          <table:table-cell office:value-type="string" calcext:value-type="string">
            <text:p>बाउंसर बॉल की ने बल्लेबाजों के लिए उन्हें खेलना मुश्किल कर दिया।</text:p>
          </table:table-cell>
          <table:table-cell office:value-type="string" calcext:value-type="string">
            <text:p>negative</text:p>
          </table:table-cell>
          <table:table-cell office:value-type="string" calcext:value-type="string">
            <text:p>RT @mumbaitak: पेवर ब्लॉक वाले फुटपाथ से छुटकारा</text:p>
            <text:p/>
            <text:p>खार जिमखाना से हार्दिक की छुट्टी</text:p>
            <text:p/>
            <text:p>कर्नाटक में मची बड़ी सियासी उथल-पुथल, कांग्रेस के कुछ…</text:p>
          </table:table-cell>
          <table:table-cell office:value-type="string" calcext:value-type="string">
            <text:p>neutral</text:p>
          </table:table-cell>
        </table:table-row>
        <table:table-row table:style-name="ro14">
          <table:table-cell office:value-type="string" calcext:value-type="string">
            <text:p>हम एक चीज की गारंटी दे सकते हैं कि जब भी वे यहां आएंगे उनका जोरदार स्वागत किया जाएगा।</text:p>
          </table:table-cell>
          <table:table-cell office:value-type="string" calcext:value-type="string">
            <text:p>positive</text:p>
          </table:table-cell>
          <table:table-cell office:value-type="string" calcext:value-type="string">
            <text:p>इसके बाद केकेआर के खिलाड़ियों ने तेजी से रन बटोरने के चक्कर में गैरजिम्मेदारी पारी खेलकर टीम को मुश्किल में डाल दिया।</text:p>
          </table:table-cell>
          <table:table-cell office:value-type="string" calcext:value-type="string">
            <text:p>negative</text:p>
          </table:table-cell>
          <table:table-cell office:value-type="string" calcext:value-type="string">
            <text:p>RT @mumbaitak: ‘सरकार मजबूर हो चलेगा पर देश मजबूत होना चाहिए’  | Mumbai Tak</text:p>
            <text:p/>
            <text:p>बीजेपी राष्ट्रीय परिषेद में PM @narendramodi द्वारा मजबूत सरका…</text:p>
          </table:table-cell>
          <table:table-cell office:value-type="string" calcext:value-type="string">
            <text:p>neutral</text:p>
          </table:table-cell>
        </table:table-row>
        <table:table-row table:style-name="ro36">
          <table:table-cell office:value-type="string" calcext:value-type="string">
            <text:p>दोनों टीमों में कई स्टार देसी विदेशी खिलाडियों की मौजूदगी इस मैच के रोमांचक होने की गारंटी है।</text:p>
          </table:table-cell>
          <table:table-cell office:value-type="string" calcext:value-type="string">
            <text:p>positive</text:p>
          </table:table-cell>
          <table:table-cell office:value-type="string" calcext:value-type="string">
            <text:p>एसबीआई बैंकों की शाखाओं में काम ढीला रहा।</text:p>
          </table:table-cell>
          <table:table-cell office:value-type="string" calcext:value-type="string">
            <text:p>negative</text:p>
          </table:table-cell>
          <table:table-cell office:value-type="string" calcext:value-type="string">
            <text:p>RT @mumbaitak: मुंबई-गोवा हाईवे पर बड़ा हादसा</text:p>
            <text:p/>
            <text:p>लगा 10 किलोमीटर लंबा ट्राफीक जाम </text:p>
            <text:p/>
            <text:p>LPG टैंकर पलट जाने से गैस का रिसाव</text:p>
            <text:p/>
            <text:p>पेन-पनवेल के खारपाडा…</text:p>
          </table:table-cell>
          <table:table-cell office:value-type="string" calcext:value-type="string">
            <text:p>neutral</text:p>
          </table:table-cell>
        </table:table-row>
        <table:table-row table:style-name="ro12">
          <table:table-cell office:value-type="string" calcext:value-type="string">
            <text:p>कंपनी के बयान में कहा गया है कि अपने सभी यात्रियों के लिए उसका े आन टाइम गारंटी कार्य्रकम कल से शुरु होगा.</text:p>
          </table:table-cell>
          <table:table-cell office:value-type="string" calcext:value-type="string">
            <text:p>positive</text:p>
          </table:table-cell>
          <table:table-cell office:value-type="string" calcext:value-type="string">
            <text:p>यह मुलाकात फलदायी नहीं रही क्योंकि लतीफ ने दोबारा दोहराया कि वह मुख्य चयनकर्ता बनने में दिलचस्पी नहीं रखते।</text:p>
          </table:table-cell>
          <table:table-cell office:value-type="string" calcext:value-type="string">
            <text:p>negative</text:p>
          </table:table-cell>
          <table:table-cell office:value-type="string" calcext:value-type="string">
            <text:p>RT @mumbaitak: जबान संभालकर हार्दिक पांड्या, BCCI ने लगा दिया बैन </text:p>
            <text:p/>
            <text:p>महिलाओं पर दिए बयान के बाद हार्दिक पांड्या और के एल राहुल पर चला BCCI…</text:p>
          </table:table-cell>
          <table:table-cell office:value-type="string" calcext:value-type="string">
            <text:p>neutral</text:p>
          </table:table-cell>
        </table:table-row>
        <table:table-row table:style-name="ro11">
          <table:table-cell office:value-type="string" calcext:value-type="string">
            <text:p>टीम को नरेंद्र मोदी के जीवन पर पाठ तैयार करने का दायित्व सौंपा गया है.</text:p>
          </table:table-cell>
          <table:table-cell office:value-type="string" calcext:value-type="string">
            <text:p>positive</text:p>
          </table:table-cell>
          <table:table-cell office:value-type="string" calcext:value-type="string">
            <text:p>कप्तान रोहित शर्मा टीम संयोजन तय करने में बुरी तरह असफल रहे हैं।</text:p>
          </table:table-cell>
          <table:table-cell office:value-type="string" calcext:value-type="string">
            <text:p>negative</text:p>
          </table:table-cell>
          <table:table-cell office:value-type="string" calcext:value-type="string">
            <text:p>RT @mumbaitak: @narendramodi को दिखाए काले झंडे, पुलिस ने की @INCIndia कार्यकर्ताओं की पिटाई  </text:p>
            <text:p/>
            <text:p>महाराष्ट्र के सोलापुर में @PMOIndia की रैली…</text:p>
          </table:table-cell>
          <table:table-cell office:value-type="string" calcext:value-type="string">
            <text:p>neutral</text:p>
          </table:table-cell>
        </table:table-row>
        <table:table-row table:style-name="ro23">
          <table:table-cell office:value-type="string" calcext:value-type="string">
            <text:p>अमेरिका में अर्जित और वितरित आय पर कर दायित्व होगा।</text:p>
          </table:table-cell>
          <table:table-cell office:value-type="string" calcext:value-type="string">
            <text:p>positive</text:p>
          </table:table-cell>
          <table:table-cell office:value-type="string" calcext:value-type="string">
            <text:p>नाइट राइडर्स अब तक अपेक्षा के अनुरूप प्रदर्शन करने में असफल रही है.</text:p>
          </table:table-cell>
          <table:table-cell office:value-type="string" calcext:value-type="string">
            <text:p>negative</text:p>
          </table:table-cell>
          <table:table-cell table:style-name="ce3" office:value-type="string" calcext:value-type="string">
            <text:p>कांग्रेस को झटका, प्रिया दत्ता नहीं लड़ेंगी लोकसभा चुनाव <text:s/>https://t.co/PvcjHHq83F via @aajtak</text:p>
          </table:table-cell>
          <table:table-cell office:value-type="string" calcext:value-type="string">
            <text:p>neutral</text:p>
          </table:table-cell>
        </table:table-row>
        <table:table-row table:style-name="ro36">
          <table:table-cell office:value-type="string" calcext:value-type="string">
            <text:p>उन्होंने टीम की कमान अच्छी तरह संभाली हुई है और हम चाहते हैं कि वे अपना दायित्व निभाते रहे।</text:p>
          </table:table-cell>
          <table:table-cell office:value-type="string" calcext:value-type="string">
            <text:p>positive</text:p>
          </table:table-cell>
          <table:table-cell office:value-type="string" calcext:value-type="string">
            <text:p>अफसोस लेखक और निर्देशक तनुश्री चटर्जी बसु इस पुरानी कहानी को नया अंदाज देने में असफल रही हैं।</text:p>
          </table:table-cell>
          <table:table-cell office:value-type="string" calcext:value-type="string">
            <text:p>negative</text:p>
          </table:table-cell>
          <table:table-cell office:value-type="string" calcext:value-type="string">
            <text:p>RT @mumbaitak: अमित शाह ने किया शिवसेना पर करारा हमला</text:p>
            <text:p/>
            <text:p>नयनतारा सहगल से मराठी साहित्य सभा ने आमंत्रण वापस लिया गया</text:p>
            <text:p/>
            <text:p>देखिए मुंबई तक LIVE @sau…</text:p>
          </table:table-cell>
          <table:table-cell office:value-type="string" calcext:value-type="string">
            <text:p>neutral</text:p>
          </table:table-cell>
        </table:table-row>
        <table:table-row table:style-name="ro25">
          <table:table-cell office:value-type="string" calcext:value-type="string">
            <text:p>गुप्ता ने भूमिका के हाथ में रक्षा सूत्र बांध कर एवं तिलक लगाकर उसके संरक्षण का दायित्व लिया।</text:p>
          </table:table-cell>
          <table:table-cell office:value-type="string" calcext:value-type="string">
            <text:p>positive</text:p>
          </table:table-cell>
          <table:table-cell office:value-type="string" calcext:value-type="string">
            <text:p>कुछ फिल्मों की कहानियां वे लिख चुके हैं, ये बात और है कि उनकी लिखी फिल्में बॉक्स ऑफिस पर बुरी तरह असफल रही हैं।</text:p>
          </table:table-cell>
          <table:table-cell office:value-type="string" calcext:value-type="string">
            <text:p>negative</text:p>
          </table:table-cell>
          <table:table-cell table:style-name="ce3" office:value-type="string" calcext:value-type="string">
            <text:p>RT @aajtak: 44 वर्षीय बिंदु अमीनी और 42 वर्षीय कनकदुर्गा नाम की इन महिलाओं ने 2 जनवरी को सबरीमाला मंदिर में प्रवेश किया और पूजा की. <text:s/>यह पह…</text:p>
          </table:table-cell>
          <table:table-cell office:value-type="string" calcext:value-type="string">
            <text:p>neutral</text:p>
          </table:table-cell>
        </table:table-row>
        <table:table-row table:style-name="ro43">
          <table:table-cell office:value-type="string" calcext:value-type="string">
            <text:p>वेद हमें राष्ट्रीयता की उदात्त भावना से जोड़ते हैं और देश के प्रति हमें दायित्व का बोध करवाते हैं।</text:p>
          </table:table-cell>
          <table:table-cell office:value-type="string" calcext:value-type="string">
            <text:p>positive</text:p>
          </table:table-cell>
          <table:table-cell office:value-type="string" calcext:value-type="string">
            <text:p>टेस्ट में असफल रहा एथलीट यह पुरस्कार ग्रहण नहीं कर सकता है।</text:p>
          </table:table-cell>
          <table:table-cell office:value-type="string" calcext:value-type="string">
            <text:p>negative</text:p>
          </table:table-cell>
          <table:table-cell office:value-type="string" calcext:value-type="string">
            <text:p>RT @mumbaitak: #VijayMallya देश का पहला भगोड़ा आर्थिक अपराधी घोषित</text:p>
            <text:p/>
            <text:p>धन शोधन निरोधक अधिनियम (पीएमएलए) के तहत बने स्पेशल कोर्ट ने शनिवार को…</text:p>
          </table:table-cell>
          <table:table-cell office:value-type="string" calcext:value-type="string">
            <text:p>neutral</text:p>
          </table:table-cell>
        </table:table-row>
        <table:table-row table:style-name="ro9">
          <table:table-cell office:value-type="string" calcext:value-type="string">
            <text:p>प्रशासन और पुलिस को तुरन्त सुचना कर हमें अपने दायित्व का निर्वाहन करना है।</text:p>
          </table:table-cell>
          <table:table-cell office:value-type="string" calcext:value-type="string">
            <text:p>positive</text:p>
          </table:table-cell>
          <table:table-cell office:value-type="string" calcext:value-type="string">
            <text:p>उसकी कोशिशें हर बार नाकामयाब ही होती हैं।</text:p>
          </table:table-cell>
          <table:table-cell office:value-type="string" calcext:value-type="string">
            <text:p>negative</text:p>
          </table:table-cell>
          <table:table-cell office:value-type="string" calcext:value-type="string">
            <text:p>RT @mumbaitak: राज ठाकरे की अलोचना करने पर अब करनी पडेगी उठक बैठक! </text:p>
            <text:p/>
            <text:p>पुणे में रहने वाले एक शख्स को महाराष्ट्र नवनिर्माण सेना के कार्यकर्ता…</text:p>
          </table:table-cell>
          <table:table-cell office:value-type="string" calcext:value-type="string">
            <text:p>neutral</text:p>
          </table:table-cell>
        </table:table-row>
        <table:table-row table:style-name="ro39">
          <table:table-cell office:value-type="string" calcext:value-type="string">
            <text:p>इसके अलावा व्यक्तिगत जवाबदेही से भी काफी अंतर पड़ा है।</text:p>
          </table:table-cell>
          <table:table-cell office:value-type="string" calcext:value-type="string">
            <text:p>positive</text:p>
          </table:table-cell>
          <table:table-cell office:value-type="string" calcext:value-type="string">
            <text:p>लेकिन दोनों ही ठोस शुरुआत को बड़े स्कोर में बदलने में नाकामयाब रहे।</text:p>
          </table:table-cell>
          <table:table-cell office:value-type="string" calcext:value-type="string">
            <text:p>negative</text:p>
          </table:table-cell>
          <table:table-cell office:value-type="string" calcext:value-type="string">
            <text:p>RT @mumbaitak: राजकीय सम्मान के साथ नहीं मिली गुरु द्रोणाचार्य को विदाई</text:p>
            <text:p/>
            <text:p>@sachin_rt के कोच #RamakantAchrekar का अंतिम संस्कार मुंबई के शिवा…</text:p>
          </table:table-cell>
          <table:table-cell office:value-type="string" calcext:value-type="string">
            <text:p>neutral</text:p>
          </table:table-cell>
        </table:table-row>
        <table:table-row table:style-name="ro44">
          <table:table-cell office:value-type="string" calcext:value-type="string">
            <text:p>इसके अलावा उनकी खर्च की जवाबदेही को स्पष्टï करने की जरूरत है।</text:p>
          </table:table-cell>
          <table:table-cell office:value-type="string" calcext:value-type="string">
            <text:p>positive</text:p>
          </table:table-cell>
          <table:table-cell office:value-type="string" calcext:value-type="string">
            <text:p>तमाम दावों के बाद भी सरकार इस बीमारी को रोकने में हर बार नाकामयाब होती है।</text:p>
          </table:table-cell>
          <table:table-cell office:value-type="string" calcext:value-type="string">
            <text:p>negative</text:p>
          </table:table-cell>
          <table:table-cell office:value-type="string" calcext:value-type="string">
            <text:p>RT @aajtak: साफ है कि बीजेपी शिवसेना से गठबंधन किसी नुकसान की कीमत पर नहीं करना चाहती.</text:p>
            <text:p>(@sahiljoshii)</text:p>
            <text:p/>
            <text:p>https://t.co/K6AmFhN1NW</text:p>
          </table:table-cell>
          <table:table-cell office:value-type="string" calcext:value-type="string">
            <text:p>neutral</text:p>
          </table:table-cell>
        </table:table-row>
        <table:table-row table:style-name="ro27">
          <table:table-cell office:value-type="string" calcext:value-type="string">
            <text:p>छह सदस्यीय टीम का गठन कर जांच व कार्रवाई का भार सौंपा गया।</text:p>
          </table:table-cell>
          <table:table-cell office:value-type="string" calcext:value-type="string">
            <text:p>positive</text:p>
          </table:table-cell>
          <table:table-cell office:value-type="string" calcext:value-type="string">
            <text:p>लंदन में दोनों मेडल स्पर्धाओं के फाइनल में पहुंचने के बावजूद भी वह पदक जीतने में नाकामयाब रही थी।</text:p>
          </table:table-cell>
          <table:table-cell office:value-type="string" calcext:value-type="string">
            <text:p>negative</text:p>
          </table:table-cell>
          <table:table-cell table:style-name="ce3" office:value-type="string" calcext:value-type="string">
            <text:p>RT @mumbaitak: क्रिकेट के महान कोच रमाकांत आचरेकर का आज मुंबई में होगा अंतिम संस्कार, 87 साल की उम्र में हुआ निधन ,उन्हें क्रिकेट में दिए…</text:p>
          </table:table-cell>
          <table:table-cell office:value-type="string" calcext:value-type="string">
            <text:p>neutral</text:p>
          </table:table-cell>
        </table:table-row>
        <table:table-row table:style-name="ro12">
          <table:table-cell office:value-type="string" calcext:value-type="string">
            <text:p>कहा कि इससे कागजी प्रक्रिया का बोझ कम होगा।</text:p>
          </table:table-cell>
          <table:table-cell office:value-type="string" calcext:value-type="string">
            <text:p>positive</text:p>
          </table:table-cell>
          <table:table-cell office:value-type="string" calcext:value-type="string">
            <text:p>इनके अलावा डेल स्टेन ने कसी हुई बोलिंग करते हुए 4 ओवर में केवल 26 रन दिए, लेकिन वह कोई विकेट झटकने में नाकामयाब नहीं रहे।</text:p>
          </table:table-cell>
          <table:table-cell office:value-type="string" calcext:value-type="string">
            <text:p>negative</text:p>
          </table:table-cell>
          <table:table-cell office:value-type="string" calcext:value-type="string">
            <text:p>RT @mumbaitak: धारावी में जमीन हथियाने की साजिश! </text:p>
            <text:p/>
            <text:p>धारावी में एक बड़े स्पोर्ट्स कॉम्पलेक्स को निजी कंपनी को सौंप दिया गया है, ये निजी कंपनी…</text:p>
          </table:table-cell>
          <table:table-cell office:value-type="string" calcext:value-type="string">
            <text:p>neutral</text:p>
          </table:table-cell>
        </table:table-row>
        <table:table-row table:style-name="ro9">
          <table:table-cell office:value-type="string" calcext:value-type="string">
            <text:p>प्रिंसिपलों को यह निर्देश दिया है कि किस तरह बच्चों के बस्तों के बोझ को कम किया जा सकता हैं।</text:p>
          </table:table-cell>
          <table:table-cell office:value-type="string" calcext:value-type="string">
            <text:p>positive</text:p>
          </table:table-cell>
          <table:table-cell office:value-type="string" calcext:value-type="string">
            <text:p>इसके बाद आखिरी तीन मैचों में वह 30 रन तक तो पहुंचे लेकिन बड़ी पारी खेलने में नाकाम रहे.</text:p>
          </table:table-cell>
          <table:table-cell office:value-type="string" calcext:value-type="string">
            <text:p>negative</text:p>
          </table:table-cell>
          <table:table-cell office:value-type="string" calcext:value-type="string">
            <text:p>RT @mumbaitak: बॉलीवुड अभिनेता कादर खान का निधन, कनाडा के अस्पताल में ली आखरी सांस </text:p>
            <text:p/>
            <text:p>कनाडा में होगा अंतिम संस्कार, कादर खान ने 300 से ज्या…</text:p>
          </table:table-cell>
          <table:table-cell office:value-type="string" calcext:value-type="string">
            <text:p>neutral</text:p>
          </table:table-cell>
        </table:table-row>
        <table:table-row table:style-name="ro45">
          <table:table-cell office:value-type="string" calcext:value-type="string">
            <text:p>कप्तान और सलामी बल्लेबाज शिखर धवन को अपनी बल्लेबाजी का जादू दिखाना होगा।</text:p>
          </table:table-cell>
          <table:table-cell office:value-type="string" calcext:value-type="string">
            <text:p>positive</text:p>
          </table:table-cell>
          <table:table-cell office:value-type="string" calcext:value-type="string">
            <text:p>ममता ने सांप्रदायिक पार्टी भाजपा को रोकने में नाकाम होने के लिए कांग्रेस की आलोचना की।</text:p>
          </table:table-cell>
          <table:table-cell office:value-type="string" calcext:value-type="string">
            <text:p>negative</text:p>
          </table:table-cell>
          <table:table-cell office:value-type="string" calcext:value-type="string">
            <text:p>RT @mumbaitak: @ms_dipika बनी #BiggBoss12Finale की विजेता </text:p>
            <text:p/>
            <text:p>महारष्ट्र के कई शहरों में ठंड का कहर, कई डिग्री तक नीचे गिरा तापमान</text:p>
            <text:p> </text:p>
            <text:p>नए साल के…</text:p>
          </table:table-cell>
          <table:table-cell office:value-type="string" calcext:value-type="string">
            <text:p>neutral</text:p>
          </table:table-cell>
        </table:table-row>
        <table:table-row table:style-name="ro14">
          <table:table-cell office:value-type="string" calcext:value-type="string">
            <text:p>मनीष पांडे और सूर्य कुमार यादव को अपना बेहतर खेल दिखाना होगा.</text:p>
          </table:table-cell>
          <table:table-cell office:value-type="string" calcext:value-type="string">
            <text:p>positive</text:p>
          </table:table-cell>
          <table:table-cell office:value-type="string" calcext:value-type="string">
            <text:p>उन्होंने 2012 में लंदन में हुए ओलंपिक खेलों में वापसी करने की कोशिश की थी लेकिन वह इसमें नाकाम रहे।</text:p>
          </table:table-cell>
          <table:table-cell office:value-type="string" calcext:value-type="string">
            <text:p>negative</text:p>
          </table:table-cell>
          <table:table-cell office:value-type="string" calcext:value-type="string">
            <text:p>RT @mumbaitak: भिवंडी में लगी भीषण आग, सरवली MIDC इलाके की डाईंग कंपनी में लगी आग, दमकल विभाग का रेस्क्यू ऑपरेशन जारी</text:p>
            <text:p/>
            <text:p>@saurabhv99 @sahiljo…</text:p>
          </table:table-cell>
          <table:table-cell office:value-type="string" calcext:value-type="string">
            <text:p>neutral</text:p>
          </table:table-cell>
        </table:table-row>
        <table:table-row table:style-name="ro46">
          <table:table-cell office:value-type="string" calcext:value-type="string">
            <text:p>इस चुनाव पर मोदी को लेकर दी गई बीसीसीआई की चेतावनियों का कोई खास असर नजर नहीं आया.</text:p>
          </table:table-cell>
          <table:table-cell office:value-type="string" calcext:value-type="string">
            <text:p>positive</text:p>
          </table:table-cell>
          <table:table-cell office:value-type="string" calcext:value-type="string">
            <text:p>उनके अलावा यूसुफ पठान ने 41 रनों की तूफानी पारी खेली, लेकिन दोनों ही टीम को जीत दिलाने में नाकाम रहे.</text:p>
          </table:table-cell>
          <table:table-cell office:value-type="string" calcext:value-type="string">
            <text:p>negative</text:p>
          </table:table-cell>
          <table:table-cell office:value-type="string" calcext:value-type="string">
            <text:p>RT @mumbaitak: नए साल के लिए मुंबई पुलिस की तैयारी</text:p>
            <text:p/>
            <text:p>वर्ली इलाके में लगी भीषण आग</text:p>
            <text:p/>
            <text:p>देखिए मुंबई तक LIVE @saurabhv99 के साथ @sahiljoshii </text:p>
            <text:p/>
            <text:p>Subs…</text:p>
          </table:table-cell>
          <table:table-cell office:value-type="string" calcext:value-type="string">
            <text:p>neutral</text:p>
          </table:table-cell>
        </table:table-row>
        <table:table-row table:style-name="ro12">
          <table:table-cell office:value-type="string" calcext:value-type="string">
            <text:p>मैं कप्तान के रूप में अपनी छाप छोड़ सकता हूं।</text:p>
          </table:table-cell>
          <table:table-cell office:value-type="string" calcext:value-type="string">
            <text:p>positive</text:p>
          </table:table-cell>
          <table:table-cell office:value-type="string" calcext:value-type="string">
            <text:p>भारतीय कप्तान रितु रानी ने मिडफील्ड में कुछ अच्छे मूव बनाए लेकिन विरोधी टीम की रक्षापंक्ति ने उन्हें नाकाम करने में कसर नहीं छोड़ी.</text:p>
          </table:table-cell>
          <table:table-cell office:value-type="string" calcext:value-type="string">
            <text:p>negative</text:p>
          </table:table-cell>
          <table:table-cell office:value-type="string" calcext:value-type="string">
            <text:p>RT @mumbaitak: वर्ली इलाके में लगी भीषण आग </text:p>
            <text:p/>
            <text:p>मुंबई के वर्ली इलाके के साधना हाउस के ग्राउंड फ्लोर पर लगी भीषण आग, दमकल विभाग का रेस्क्यू ऑप…</text:p>
          </table:table-cell>
          <table:table-cell office:value-type="string" calcext:value-type="string">
            <text:p>neutral</text:p>
          </table:table-cell>
        </table:table-row>
        <table:table-row table:style-name="ro23">
          <table:table-cell office:value-type="string" calcext:value-type="string">
            <text:p>बल्लेबाजी में एरोन फिंच और डेविड वार्नर ने अपनी छाप छोड़ी है।</text:p>
          </table:table-cell>
          <table:table-cell office:value-type="string" calcext:value-type="string">
            <text:p>positive</text:p>
          </table:table-cell>
          <table:table-cell office:value-type="string" calcext:value-type="string">
            <text:p>इससे पहले वे शून्य की हैट्रिक और एक मैच में एक रन पर आउट हुए थे।</text:p>
          </table:table-cell>
          <table:table-cell office:value-type="string" calcext:value-type="string">
            <text:p>negative</text:p>
          </table:table-cell>
          <table:table-cell table:style-name="ce3" office:value-type="string" calcext:value-type="string">
            <text:p>@rahulverma114 @anjali_damania @IndiaToday @BJP4India @majorgauravarya @sudhirchaudhary Sir aap story se ab English… https://t.co/p1VsE9jzpd</text:p>
          </table:table-cell>
          <table:table-cell office:value-type="string" calcext:value-type="string">
            <text:p>neutral</text:p>
          </table:table-cell>
        </table:table-row>
        <table:table-row table:style-name="ro5">
          <table:table-cell office:value-type="string" calcext:value-type="string">
            <text:p>मोबाइल फोन में सर्वश्रेष्ठ माना जाने वाला एपल आए दिन ऐसे डिवाइस लांच करता है जो मार्केट में कुछ हटकर अपनी छाप छोड़ते हैं।</text:p>
          </table:table-cell>
          <table:table-cell office:value-type="string" calcext:value-type="string">
            <text:p>positive</text:p>
          </table:table-cell>
          <table:table-cell office:value-type="string" calcext:value-type="string">
            <text:p>धूप छांव का विपरीत असर मूंग की फसल पर पड़ा है।</text:p>
          </table:table-cell>
          <table:table-cell office:value-type="string" calcext:value-type="string">
            <text:p>negative</text:p>
          </table:table-cell>
          <table:table-cell office:value-type="string" calcext:value-type="string">
            <text:p>RT @aajtak: फिल्म 'द एक्सीडेंटल प्राइम मिनिस्टर'  पर @AnupamPKher की सफाई </text:p>
            <text:p>Live: https://t.co/fOz5QPkk43 #Khabardar (@sahiljoshii ) https:/…</text:p>
          </table:table-cell>
          <table:table-cell office:value-type="string" calcext:value-type="string">
            <text:p>neutral</text:p>
          </table:table-cell>
        </table:table-row>
        <table:table-row table:style-name="ro37">
          <table:table-cell office:value-type="string" calcext:value-type="string">
            <text:p>इस अवसर पर दिल्ली से आई चलित विज्ञान प्रदर्शनी लोगों के आकर्षण का केंद्र रही।</text:p>
          </table:table-cell>
          <table:table-cell office:value-type="string" calcext:value-type="string">
            <text:p>positive</text:p>
          </table:table-cell>
          <table:table-cell office:value-type="string" calcext:value-type="string">
            <text:p>फायरिंग होते ही रवी और कल्लू विपरीत दिशाओं में जान बचाकर भागे।</text:p>
          </table:table-cell>
          <table:table-cell office:value-type="string" calcext:value-type="string">
            <text:p>negative</text:p>
          </table:table-cell>
          <table:table-cell office:value-type="string" calcext:value-type="string">
            <text:p>RT @aajtak: आवारा गोवंश के निशाने पर यूपी के खेत-खलिहान #Khabardar</text:p>
            <text:p>अन्य वीडियो: https://t.co/0lHmKyYioS </text:p>
            <text:p>@sardanarohit https://t.co/8H4xuwH…</text:p>
          </table:table-cell>
          <table:table-cell office:value-type="string" calcext:value-type="string">
            <text:p>neutral</text:p>
          </table:table-cell>
        </table:table-row>
        <table:table-row table:style-name="ro15">
          <table:table-cell office:value-type="string" calcext:value-type="string">
            <text:p>खूबसूरत चादरें आकर्षण बनी रही</text:p>
          </table:table-cell>
          <table:table-cell office:value-type="string" calcext:value-type="string">
            <text:p>positive</text:p>
          </table:table-cell>
          <table:table-cell office:value-type="string" calcext:value-type="string">
            <text:p>उम्मीद के विपरीत दोनों ही ट्रेनों में यात्रियों की संख्या काफी कम रहती है।</text:p>
          </table:table-cell>
          <table:table-cell office:value-type="string" calcext:value-type="string">
            <text:p>negative</text:p>
          </table:table-cell>
          <table:table-cell office:value-type="string" calcext:value-type="string">
            <text:p>RT @mumbaitak: चेंबूर के तिलक नगर इलाके में भीषण आग, 5 की मौत  | Mumbai Tak</text:p>
            <text:p/>
            <text:p> चेंबूर के तिलक नगर में लगी भीषण आग, हादसे में कुल 5 लोगों की…</text:p>
          </table:table-cell>
          <table:table-cell office:value-type="string" calcext:value-type="string">
            <text:p>neutral</text:p>
          </table:table-cell>
        </table:table-row>
        <table:table-row table:style-name="ro24">
          <table:table-cell office:value-type="string" calcext:value-type="string">
            <text:p>दरगाह परिसर में विद्युत सजावट की जा रही है, जो यहां से गुजरने वाले लोगों के लिए आकर्षण का केंद्र बनी हुई है।</text:p>
          </table:table-cell>
          <table:table-cell office:value-type="string" calcext:value-type="string">
            <text:p>positive</text:p>
          </table:table-cell>
          <table:table-cell office:value-type="string" calcext:value-type="string">
            <text:p>पालिका बेशक जेनरेटर से जलापूर्ति देने का दावा कर रही हो, लेकिन हालात इसके विपरीत हैं।</text:p>
          </table:table-cell>
          <table:table-cell office:value-type="string" calcext:value-type="string">
            <text:p>negative</text:p>
          </table:table-cell>
          <table:table-cell office:value-type="string" calcext:value-type="string">
            <text:p>RT @mumbaitak: मुझे देश में डर नहीं लगता, देश के लिए होती है फिक्र और चिंता- नसरुद्दीन शाह | Mumbai Tak</text:p>
            <text:p/>
            <text:p>नसरुद्दीन शाह ने देश में ड़र लगता…</text:p>
          </table:table-cell>
          <table:table-cell office:value-type="string" calcext:value-type="string">
            <text:p>neutral</text:p>
          </table:table-cell>
        </table:table-row>
        <table:table-row table:style-name="ro42">
          <table:table-cell office:value-type="string" calcext:value-type="string">
            <text:p>पोलैंड की पैलेस ऑफ कल्चर एंड साइंस यहां का मुख्य पर्यटन आकर्षण है</text:p>
          </table:table-cell>
          <table:table-cell office:value-type="string" calcext:value-type="string">
            <text:p>positive</text:p>
          </table:table-cell>
          <table:table-cell office:value-type="string" calcext:value-type="string">
            <text:p>राव ने कहा कि आर्थिक स्लोडाउन और राज्य के हालात की वजह से कारोबार व इंडस्ट्री पर विपरीत प्रभाव पड़ा|</text:p>
          </table:table-cell>
          <table:table-cell office:value-type="string" calcext:value-type="string">
            <text:p>negative</text:p>
          </table:table-cell>
          <table:table-cell office:value-type="string" calcext:value-type="string">
            <text:p>RT @mumbaitak: सलमान खान के फैंस ने केक काटकर मनाया जन्मदिन</text:p>
            <text:p/>
            <text:p>पुणे में ईरानी महिल को बचाया गया</text:p>
            <text:p/>
            <text:p>छेड़छाड़ से परेशान होकर महिला ने काटा एक शख्…</text:p>
          </table:table-cell>
          <table:table-cell office:value-type="string" calcext:value-type="string">
            <text:p>neutral</text:p>
          </table:table-cell>
        </table:table-row>
        <table:table-row table:style-name="ro47">
          <table:table-cell office:value-type="string" calcext:value-type="string">
            <text:p>ज्वैलरी व्यवसायियों के मुताबिक पब्लिक ने गोल्ड व डायमंड दोनो खरीदा लेकिन आकर्षण का केन्द्र मार्केट में नई आई डिजाइनें ही थीं.</text:p>
          </table:table-cell>
          <table:table-cell office:value-type="string" calcext:value-type="string">
            <text:p>positive</text:p>
          </table:table-cell>
          <table:table-cell office:value-type="string" calcext:value-type="string">
            <text:p>लगातार विकेट गिरने से रन गति पर प्रतिकूल प्रभाव पड़ा.</text:p>
          </table:table-cell>
          <table:table-cell office:value-type="string" calcext:value-type="string">
            <text:p>negative</text:p>
          </table:table-cell>
          <table:table-cell table:style-name="ce3" office:value-type="string" calcext:value-type="string">
            <text:p>RT @mumbaitak: बीजेपी के नेता जफर सरेशवाला ने मुंबई तक से खास बातचीत में कहा कि बीजेपी मुस्लिम समुदाय के खिलाफ नहीं, लेकिन नेता देते है मु…</text:p>
          </table:table-cell>
          <table:table-cell office:value-type="string" calcext:value-type="string">
            <text:p>neutral</text:p>
          </table:table-cell>
        </table:table-row>
        <table:table-row table:style-name="ro12">
          <table:table-cell office:value-type="string" calcext:value-type="string">
            <text:p>दीपिका पादुकोण ने इस किरदार को जीवंत करने में कोई कसर नहीं छोड़ी.</text:p>
          </table:table-cell>
          <table:table-cell office:value-type="string" calcext:value-type="string">
            <text:p>positive</text:p>
          </table:table-cell>
          <table:table-cell office:value-type="string" calcext:value-type="string">
            <text:p>उन्होंने इसके पीछे अमेरिका में प्रतिकूल स्थितियों के कारण स्टोर्स बंद होने का हवाला दिया था।</text:p>
          </table:table-cell>
          <table:table-cell office:value-type="string" calcext:value-type="string">
            <text:p>negative</text:p>
          </table:table-cell>
          <table:table-cell office:value-type="string" calcext:value-type="string">
            <text:p>RT @mumbaitak: क्रिसमस के दो दिन पहले कोल्हापुर में चर्च को बनाया गया निशाना</text:p>
            <text:p/>
            <text:p>क्रिसमस से ठीक दो दिन पहले ही महाराष्ट्र के कोल्हापुर में कुछ…</text:p>
          </table:table-cell>
          <table:table-cell office:value-type="string" calcext:value-type="string">
            <text:p>neutral</text:p>
          </table:table-cell>
        </table:table-row>
        <table:table-row table:style-name="ro24">
          <table:table-cell office:value-type="string" calcext:value-type="string">
            <text:p>इस चुनाव में बीजेपी ने मोदी की ब्रांडिंग करने में कोई कसर बाकी नहीं रखी है.</text:p>
          </table:table-cell>
          <table:table-cell office:value-type="string" calcext:value-type="string">
            <text:p>positive</text:p>
          </table:table-cell>
          <table:table-cell office:value-type="string" calcext:value-type="string">
            <text:p>गुरुमूर्ति ने कहा है कि यूपीए सरकार की आर्थिक नीतियों ने अर्थव्यवस्था पर प्रतिकूल प्रभाव डाला है.</text:p>
          </table:table-cell>
          <table:table-cell office:value-type="string" calcext:value-type="string">
            <text:p>negative</text:p>
          </table:table-cell>
          <table:table-cell office:value-type="string" calcext:value-type="string">
            <text:p>RT @mumbaitak: उद्धव ठाकरे कहते रहे राम मंदिर लोग कहते रहे प्याज | Mumbai Tak</text:p>
            <text:p/>
            <text:p>महाराष्ट्र के पंढरपुर में रैली के दौरान शिवसेना प्रमुख उद्धव…</text:p>
          </table:table-cell>
          <table:table-cell office:value-type="string" calcext:value-type="string">
            <text:p>neutral</text:p>
          </table:table-cell>
        </table:table-row>
        <table:table-row table:style-name="ro48">
          <table:table-cell office:value-type="string" calcext:value-type="string">
            <text:p>गुलजार ने अपनी कलम से शब्दों को पिरोया और उस कलम को सम्मान देने में दुनिया ने कोई कसर नहीं छोड़ी।</text:p>
          </table:table-cell>
          <table:table-cell office:value-type="string" calcext:value-type="string">
            <text:p>positive</text:p>
          </table:table-cell>
          <table:table-cell office:value-type="string" calcext:value-type="string">
            <text:p>इस संगठन का आरोप है कि फर्जी लाभार्थियों के नाम पर यूपीए सरकार की इस महत्वाकांक्षी योजना के पैसे गबन हो रहा है.</text:p>
          </table:table-cell>
          <table:table-cell office:value-type="string" calcext:value-type="string">
            <text:p>negative</text:p>
          </table:table-cell>
          <table:table-cell office:value-type="string" calcext:value-type="string">
            <text:p>RT @mumbaitak: शिवसेना प्रमुख ने राम मंदिर के लिए भरी हूंकार, प्रधानमंत्री नरेंद्र मोदी को कहा चोर </text:p>
            <text:p/>
            <text:p>क्यों BMC अधिकारी रेस्ट्रॉंट में कर र…</text:p>
          </table:table-cell>
          <table:table-cell office:value-type="string" calcext:value-type="string">
            <text:p>neutral</text:p>
          </table:table-cell>
        </table:table-row>
        <table:table-row table:style-name="ro15">
          <table:table-cell office:value-type="string" calcext:value-type="string">
            <text:p>दिनेश त्रिवेदी सुभाषिनी अली को चुनौती माने या न मानें, सुभाषिनी ने मुकाबले को दिलचस्प बनाने में कोई कसर नहीं छोड़ी है।</text:p>
          </table:table-cell>
          <table:table-cell office:value-type="string" calcext:value-type="string">
            <text:p>positive</text:p>
          </table:table-cell>
          <table:table-cell office:value-type="string" calcext:value-type="string">
            <text:p>अमरजीत ने पहले भी वोट दिया है, पर अब उन्हें लगता है कि ये बेकार की बातें हैं.</text:p>
          </table:table-cell>
          <table:table-cell office:value-type="string" calcext:value-type="string">
            <text:p>negative</text:p>
          </table:table-cell>
          <table:table-cell office:value-type="string" calcext:value-type="string">
            <text:p>RT @mumbaitak: फिसली नितिन गडकरी की जुबान</text:p>
            <text:p/>
            <text:p>जगमगा उठा बांद्रा रिक्लेमेशन</text:p>
            <text:p/>
            <text:p>गोरेगांव में गिरी दो मंजिला इमारत, 3 की मौत</text:p>
            <text:p/>
            <text:p>मालवणी स्लम में लगी आ…</text:p>
          </table:table-cell>
          <table:table-cell office:value-type="string" calcext:value-type="string">
            <text:p>neutral</text:p>
          </table:table-cell>
        </table:table-row>
        <table:table-row table:style-name="ro36">
          <table:table-cell office:value-type="string" calcext:value-type="string">
            <text:p>स्वतंत्रता सेनानियों ने जो सपना देखा था उसको पूरा करने में कोई कोर कसर नहीं छोड़ेंगे।</text:p>
          </table:table-cell>
          <table:table-cell office:value-type="string" calcext:value-type="string">
            <text:p>positive</text:p>
          </table:table-cell>
          <table:table-cell office:value-type="string" calcext:value-type="string">
            <text:p>उन्होंने कहा कि बेकार में उनके ग्रुप को लेकर इसल तरह की बातें की जा रही हैं.</text:p>
          </table:table-cell>
          <table:table-cell office:value-type="string" calcext:value-type="string">
            <text:p>negative</text:p>
          </table:table-cell>
          <table:table-cell office:value-type="string" calcext:value-type="string">
            <text:p>RT @mumbaitak: GST: जानिए क्या क्या हुआ सस्ता? आपकी जेब पर कितना पड़ेगा फर्क </text:p>
            <text:p/>
            <text:p>,देढ महीने बाद मिला बाघिन अवनि का बच्चा </text:p>
            <text:p/>
            <text:p>देखिए मुंबई तक LIV…</text:p>
          </table:table-cell>
          <table:table-cell office:value-type="string" calcext:value-type="string">
            <text:p>neutral</text:p>
          </table:table-cell>
        </table:table-row>
        <table:table-row table:style-name="ro48">
          <table:table-cell office:value-type="string" calcext:value-type="string">
            <text:p>सारा अपने पिता की तरह सादगी की मिसाल हैं।</text:p>
          </table:table-cell>
          <table:table-cell office:value-type="string" calcext:value-type="string">
            <text:p>positive</text:p>
          </table:table-cell>
          <table:table-cell office:value-type="string" calcext:value-type="string">
            <text:p>एक अच्छे हार्डवेयर के लिए आपको ठीक ढंग से निवेश करने की जरूरत होती है, नहीं तो आपकी खर्च की गई रकम बेकार भी जा सकती है।</text:p>
          </table:table-cell>
          <table:table-cell office:value-type="string" calcext:value-type="string">
            <text:p>negative</text:p>
          </table:table-cell>
          <table:table-cell office:value-type="string" calcext:value-type="string">
            <text:p>RT @mumbaitak: सीबीआई की विशेष अदालत ने सोहराबुद्दीन शेख मामले में सभी 22 आरोपियों को बरा कर दिया</text:p>
            <text:p/>
            <text:p>नसीरूद्दीन शाह के बयान पर बवाल जारी है…</text:p>
          </table:table-cell>
          <table:table-cell office:value-type="string" calcext:value-type="string">
            <text:p>neutral</text:p>
          </table:table-cell>
        </table:table-row>
        <table:table-row table:style-name="ro49">
          <table:table-cell office:value-type="string" calcext:value-type="string">
            <text:p>मैं उनकी सादगी और विनम्रता की कायल हूं।</text:p>
          </table:table-cell>
          <table:table-cell office:value-type="string" calcext:value-type="string">
            <text:p>positive</text:p>
          </table:table-cell>
          <table:table-cell office:value-type="string" calcext:value-type="string">
            <text:p>इस साल की शुरुआत में ही उन पर अवैध रूप से मादक पदार्थ खरीदने के आरोपों के चलते निकाल दिया गया।</text:p>
          </table:table-cell>
          <table:table-cell office:value-type="string" calcext:value-type="string">
            <text:p>negative</text:p>
          </table:table-cell>
          <table:table-cell office:value-type="string" calcext:value-type="string">
            <text:p>RT @mumbaitak: सोहराबुद्दीन एनकाउंटर केस- सभी आरोपी बरी ,CBI कोर्ट ने सभी आरोपियों को बरी किया</text:p>
            <text:p/>
            <text:p>@sahiljoshii @journovidya @mustafashk </text:p>
            <text:p/>
            <text:p>#So…</text:p>
          </table:table-cell>
          <table:table-cell office:value-type="string" calcext:value-type="string">
            <text:p>neutral</text:p>
          </table:table-cell>
        </table:table-row>
        <table:table-row table:style-name="ro43">
          <table:table-cell office:value-type="string" calcext:value-type="string">
            <text:p>दीपिका पादुकोण का दिल आया रजनीकांत की सादगी पर.</text:p>
          </table:table-cell>
          <table:table-cell office:value-type="string" calcext:value-type="string">
            <text:p>positive</text:p>
          </table:table-cell>
          <table:table-cell office:value-type="string" calcext:value-type="string">
            <text:p>एक साधु वेशधारी ने टैक्सी चालक को नशीला प्रसाद खिलाकर तीन हजार रुपये लूट लिए।</text:p>
          </table:table-cell>
          <table:table-cell office:value-type="string" calcext:value-type="string">
            <text:p>negative</text:p>
          </table:table-cell>
          <table:table-cell office:value-type="string" calcext:value-type="string">
            <text:p>RT @mumbaitak: मीठीबाई कॉलेज में भगदड़, 8 छात्र घायल </text:p>
            <text:p/>
            <text:p>दिल्ली के हैदराबाद हाउस की तरह विकसीत होगा जिन्ना हाउस</text:p>
            <text:p/>
            <text:p>प्याज उत्पादक किसानों को 150…</text:p>
          </table:table-cell>
          <table:table-cell office:value-type="string" calcext:value-type="string">
            <text:p>neutral</text:p>
          </table:table-cell>
        </table:table-row>
        <table:table-row table:style-name="ro27">
          <table:table-cell office:value-type="string" calcext:value-type="string">
            <text:p>यह वीडियो दुनिया को नम्र रहने का संदेश देती है और अमीर लोगों को भी सादगी से रहने का संदेश देती है।</text:p>
          </table:table-cell>
          <table:table-cell office:value-type="string" calcext:value-type="string">
            <text:p>positive</text:p>
          </table:table-cell>
          <table:table-cell office:value-type="string" calcext:value-type="string">
            <text:p>अकसर कहा जाता है कि स्ट्रीट फुड सेहत के लिए हानिकारक होता है।</text:p>
          </table:table-cell>
          <table:table-cell office:value-type="string" calcext:value-type="string">
            <text:p>negative</text:p>
          </table:table-cell>
          <table:table-cell table:style-name="ce3" office:value-type="string" calcext:value-type="string">
            <text:p>पॉलिटिकल स्टॉक एक्सचेंज: CM योगी आदित्यनाथ की लोकप्रियता में खासी गिरावट https://t.co/go2ew3DSWE via @aajtak</text:p>
          </table:table-cell>
          <table:table-cell office:value-type="string" calcext:value-type="string">
            <text:p>neutral</text:p>
          </table:table-cell>
        </table:table-row>
        <table:table-row table:style-name="ro15">
          <table:table-cell office:value-type="string" calcext:value-type="string">
            <text:p>विजय राज ने बेहद सादगी से फिल्म का निर्देशन किया है, साथ ही फिल्म के रफ्तार में कमी नहीं आने दी है।</text:p>
          </table:table-cell>
          <table:table-cell office:value-type="string" calcext:value-type="string">
            <text:p>positive</text:p>
          </table:table-cell>
          <table:table-cell office:value-type="string" calcext:value-type="string">
            <text:p>यानिना कहते हैं कि स्मोकिंग और मोटापा दोनों ही दिल की सेहत के लिए हानिकारक हैं।</text:p>
          </table:table-cell>
          <table:table-cell office:value-type="string" calcext:value-type="string">
            <text:p>negative</text:p>
          </table:table-cell>
          <table:table-cell office:value-type="string" calcext:value-type="string">
            <text:p>RT @mumbaitak: क्या #नसीरुद्दीनशाह को अब उस हिंदुस्तान में डर लगता है!| Mumbai Tak</text:p>
            <text:p/>
            <text:p>#नसीरुद्दीनशाह कहा कि हिंदुस्तान में डर लगता है, नसीरु…</text:p>
          </table:table-cell>
          <table:table-cell office:value-type="string" calcext:value-type="string">
            <text:p>neutral</text:p>
          </table:table-cell>
        </table:table-row>
        <table:table-row table:style-name="ro48">
          <table:table-cell office:value-type="string" calcext:value-type="string">
            <text:p>उनकी मखमली आवाज का जादू और उनकी पर्सनैलिटी की सादगी का कमाल है</text:p>
          </table:table-cell>
          <table:table-cell office:value-type="string" calcext:value-type="string">
            <text:p>positive</text:p>
          </table:table-cell>
          <table:table-cell office:value-type="string" calcext:value-type="string">
            <text:p>वे वजन बढ़ाने वाले सप्लीमेंट्स लेते हैं जो कि शरीर के लिए हानिकारक है।</text:p>
          </table:table-cell>
          <table:table-cell office:value-type="string" calcext:value-type="string">
            <text:p>negative</text:p>
          </table:table-cell>
          <table:table-cell office:value-type="string" calcext:value-type="string">
            <text:p>RT @mumbaitak: मुंबई के ट्राइडेंट होटल में लगी आग</text:p>
            <text:p/>
            <text:p>महाराष्ट्र में 151 तहसील सूखा गस्त घोषित</text:p>
            <text:p/>
            <text:p>विदेश मंत्री सुषमा स्वराज से मिले हामिद अंसारी…</text:p>
          </table:table-cell>
          <table:table-cell office:value-type="string" calcext:value-type="string">
            <text:p>neutral</text:p>
          </table:table-cell>
        </table:table-row>
        <table:table-row table:style-name="ro50">
          <table:table-cell office:value-type="string" calcext:value-type="string">
            <text:p>छात्र की गुमशुदगी की रिपोर्ट दर्ज कर ली गयी थी लेकिन अब वह सकुशल लौट आया है </text:p>
          </table:table-cell>
          <table:table-cell office:value-type="string" calcext:value-type="string">
            <text:p>positive</text:p>
          </table:table-cell>
          <table:table-cell office:value-type="string" calcext:value-type="string">
            <text:p>सर्वे में कहा गया है कि बढ़ते प्रदूषण तथा हानिकारक पर्यावरण के बावजूद 32 प्रतिशत मुम्बईवासी रोज स्नान नहीं करते।</text:p>
          </table:table-cell>
          <table:table-cell office:value-type="string" calcext:value-type="string">
            <text:p>negative</text:p>
          </table:table-cell>
          <table:table-cell office:value-type="string" calcext:value-type="string">
            <text:p>RT @mumbaitak: 'भूमाफिया' से डरे दिलीप कुमार-सायरा बानो</text:p>
            <text:p/>
            <text:p>6 बरस बाद भारत लौटा हामिद अंसारी</text:p>
            <text:p/>
            <text:p>देखिए मुंबई तक LIVE @mustafashk के साथ @sahiljos…</text:p>
          </table:table-cell>
          <table:table-cell office:value-type="string" calcext:value-type="string">
            <text:p>neutral</text:p>
          </table:table-cell>
        </table:table-row>
        <table:table-row table:style-name="ro20">
          <table:table-cell office:value-type="string" calcext:value-type="string">
            <text:p>बाद में आधे घंटे बाद मशीन सही हो पाई।</text:p>
          </table:table-cell>
          <table:table-cell office:value-type="string" calcext:value-type="string">
            <text:p>positive</text:p>
          </table:table-cell>
          <table:table-cell office:value-type="string" calcext:value-type="string">
            <text:p>राय का कहना है कि राजधानी में तापमान बढ़ रहा है और वह जेल में स्वस्थ महसूस नहीं कर रहे हैं।</text:p>
          </table:table-cell>
          <table:table-cell office:value-type="string" calcext:value-type="string">
            <text:p>negative</text:p>
          </table:table-cell>
          <table:table-cell office:value-type="string" calcext:value-type="string">
            <text:p>RT @aajtak: #AgendaAajTak18 </text:p>
            <text:p>@SuPriyoBabul को राजनीति में आने के लिए किसने प्रेरित किया? जानिए ख़ुद उन्ही से. देखिए @sahiljoshii से हुई उन…</text:p>
          </table:table-cell>
          <table:table-cell office:value-type="string" calcext:value-type="string">
            <text:p>neutral</text:p>
          </table:table-cell>
        </table:table-row>
        <table:table-row table:style-name="ro33">
          <table:table-cell office:value-type="string" calcext:value-type="string">
            <text:p>परिणीति ने सही जवाब दे दिया था।</text:p>
          </table:table-cell>
          <table:table-cell office:value-type="string" calcext:value-type="string">
            <text:p>positive</text:p>
          </table:table-cell>
          <table:table-cell office:value-type="string" calcext:value-type="string">
            <text:p>यहां तक कि सीनियर ऑफ स्पिनर रविचंद्रन अश्विन भी चेन्नई की अप्रत्याशित हार में अच्छा प्रदर्शन नहीं कर सके।</text:p>
          </table:table-cell>
          <table:table-cell office:value-type="string" calcext:value-type="string">
            <text:p>negative</text:p>
          </table:table-cell>
          <table:table-cell office:value-type="string" calcext:value-type="string">
            <text:p>RT @mumbaitak: क्या थी वजह जिसके कारण कामगार अस्पताल में लगी इतनी बड़ी आग </text:p>
            <text:p/>
            <text:p>अडाणी बिजली विभाग को संजय निरुपम ने दी मोर्चे की धमकी, कहा 15…</text:p>
          </table:table-cell>
          <table:table-cell office:value-type="string" calcext:value-type="string">
            <text:p>neutral</text:p>
          </table:table-cell>
        </table:table-row>
        <table:table-row table:style-name="ro9">
          <table:table-cell office:value-type="string" calcext:value-type="string">
            <text:p>निलंबन लगाने के अपने फैसलों को सही ठहराया है।</text:p>
          </table:table-cell>
          <table:table-cell office:value-type="string" calcext:value-type="string">
            <text:p>positive</text:p>
          </table:table-cell>
          <table:table-cell office:value-type="string" calcext:value-type="string">
            <text:p>आपको अगर लगता है कि अब गाने, पहले जैसे नहीं है तो कसूर उन गानों का नहीं है।</text:p>
          </table:table-cell>
          <table:table-cell office:value-type="string" calcext:value-type="string">
            <text:p>negative</text:p>
          </table:table-cell>
          <table:table-cell office:value-type="string" calcext:value-type="string">
            <text:p>RT @mumbaitak: अंधेरी इलाके के कामगार अस्पताल में लगी भीषण आग,5 लोगों की मौत </text:p>
            <text:p/>
            <text:p>मुंबई के अंधेरी इलाके के कामगार अस्पताल में लगी भीषण आग, हाद…</text:p>
          </table:table-cell>
          <table:table-cell office:value-type="string" calcext:value-type="string">
            <text:p>neutral</text:p>
          </table:table-cell>
        </table:table-row>
        <table:table-row table:style-name="ro51">
          <table:table-cell office:value-type="string" calcext:value-type="string">
            <text:p>मैं खेल के सभी तीनों प्रारूपों में अपनी बल्लेबाजी सही करने की कोशिश कर रहा हूं।</text:p>
          </table:table-cell>
          <table:table-cell office:value-type="string" calcext:value-type="string">
            <text:p>positive</text:p>
          </table:table-cell>
          <table:table-cell office:value-type="string" calcext:value-type="string">
            <text:p>यदि अबकी बार बदलाव नहीं हुआ तो देश टूट जाएगा।</text:p>
          </table:table-cell>
          <table:table-cell office:value-type="string" calcext:value-type="string">
            <text:p>negative</text:p>
          </table:table-cell>
          <table:table-cell office:value-type="string" calcext:value-type="string">
            <text:p>RT @mumbaitak: मुंबई में संभाजी भिडे के कार्यक्रम में दलित संगठन के लोगों का हंगामा</text:p>
            <text:p>#sambhajibhide @mayuganapatye @aajtak @IndiaToday #Mumb…</text:p>
          </table:table-cell>
          <table:table-cell office:value-type="string" calcext:value-type="string">
            <text:p>neutral</text:p>
          </table:table-cell>
        </table:table-row>
        <table:table-row table:style-name="ro8">
          <table:table-cell office:value-type="string" calcext:value-type="string">
            <text:p>इस किरदार को निभाने वाला बिलकुल सही कलाकार मिला है।</text:p>
          </table:table-cell>
          <table:table-cell office:value-type="string" calcext:value-type="string">
            <text:p>positive</text:p>
          </table:table-cell>
          <table:table-cell office:value-type="string" calcext:value-type="string">
            <text:p>पूर्व डिप्टी स्पीकर बीर दविंदर सिंह ने कहा कि जिस पत्रकार ने बादल के साम्राज्य के रहस्यों को उजागर किया, उस पर ऐसा हमला निंदनीय है।</text:p>
          </table:table-cell>
          <table:table-cell office:value-type="string" calcext:value-type="string">
            <text:p>negative</text:p>
          </table:table-cell>
          <table:table-cell office:value-type="string" calcext:value-type="string">
            <text:p>RT @mumbaitak: न्यौता ना मिलने की खीच, फिर आमने सामने आ गए @BJP4India और @ShivSena </text:p>
            <text:p/>
            <text:p>@PMOIndia द्वारा मेट्रो लाइन भूमिपूजन कार्यक्रम में शि…</text:p>
          </table:table-cell>
          <table:table-cell office:value-type="string" calcext:value-type="string">
            <text:p>neutral</text:p>
          </table:table-cell>
        </table:table-row>
        <table:table-row table:style-name="ro6">
          <table:table-cell office:value-type="string" calcext:value-type="string">
            <text:p>उन खबरों में किसी तरह की सच्चाई नज़र नहीं आती लेकिन फिर भी गॉसिप ही सही खबर तो खबर ही है।</text:p>
          </table:table-cell>
          <table:table-cell office:value-type="string" calcext:value-type="string">
            <text:p>positive</text:p>
          </table:table-cell>
          <table:table-cell office:value-type="string" calcext:value-type="string">
            <text:p>उसने कमरे की लाइट जलाई तो एक बदमाश तमंचा लेकर उसके बेड के निकट खड़ा था।</text:p>
          </table:table-cell>
          <table:table-cell office:value-type="string" calcext:value-type="string">
            <text:p>negative</text:p>
          </table:table-cell>
          <table:table-cell table:style-name="ce3" office:value-type="string" calcext:value-type="string">
            <text:p>RT @mumbaitak: महाराष्ट्र #ATS <text:s/>प्रमुख अतुलचंद्र कुलकर्णी ने कहां,माओवादीयों <text:s/>के साथ इस्लामिक आतंकी संघटनों ने पहले ही हाथ मिलाया है.इस बीच…</text:p>
          </table:table-cell>
          <table:table-cell office:value-type="string" calcext:value-type="string">
            <text:p>neutral</text:p>
          </table:table-cell>
        </table:table-row>
        <table:table-row table:style-name="ro6">
          <table:table-cell office:value-type="string" calcext:value-type="string">
            <text:p>रात में परिवार बैग सही सलामत होने की बात कर रहा था।</text:p>
          </table:table-cell>
          <table:table-cell office:value-type="string" calcext:value-type="string">
            <text:p>positive</text:p>
          </table:table-cell>
          <table:table-cell office:value-type="string" calcext:value-type="string">
            <text:p>नगर उद्योग व्यापार मंडल ने क्षेत्रीय कार्यालय को अन्यत्र शिफ्ट करने पर विरोध की चेतावनी दी है।</text:p>
          </table:table-cell>
          <table:table-cell office:value-type="string" calcext:value-type="string">
            <text:p>negative</text:p>
          </table:table-cell>
          <table:table-cell table:style-name="ce3" office:value-type="string" calcext:value-type="string">
            <text:p>RT @Pkhelkar: ATS चीफ का दावा- इस्लामिक और सिख आतंकियों से हाथ मिला सकते हैं माओवादी https://t.co/py6fjYcVAH via @aajtak @rahulkanwal @sahi…</text:p>
          </table:table-cell>
          <table:table-cell office:value-type="string" calcext:value-type="string">
            <text:p>neutral</text:p>
          </table:table-cell>
        </table:table-row>
        <table:table-row table:style-name="ro12">
          <table:table-cell office:value-type="string" calcext:value-type="string">
            <text:p>चेकिंग करने के बाद सब कुछ सही सलामत पुलिस व प्रबंधन ने राहत की सांस ली।</text:p>
          </table:table-cell>
          <table:table-cell office:value-type="string" calcext:value-type="string">
            <text:p>positive</text:p>
          </table:table-cell>
          <table:table-cell office:value-type="string" calcext:value-type="string">
            <text:p>फिर प्रदर्शनकारियों को हटाने के लिए पुलिस ने हलका बल प्रयोग किया।</text:p>
          </table:table-cell>
          <table:table-cell office:value-type="string" calcext:value-type="string">
            <text:p>negative</text:p>
          </table:table-cell>
          <table:table-cell office:value-type="string" calcext:value-type="string">
            <text:p>RT @mumbaitak: नरेंद्र दाभोलकर मर्डर केस के तीन आरोपियों को मिली जमानत </text:p>
            <text:p/>
            <text:p>शीना वोरा मर्डर केस में पहली बार शीना के पिता सिद्धार्थ दास का दर्…</text:p>
          </table:table-cell>
          <table:table-cell office:value-type="string" calcext:value-type="string">
            <text:p>neutral</text:p>
          </table:table-cell>
        </table:table-row>
        <table:table-row table:style-name="ro33">
          <table:table-cell office:value-type="string" calcext:value-type="string">
            <text:p>गाड़ी की डिक्की से चुराए तीन मोबाइल सेट महीने भर बाद कुरियर के जरिए उसके घर सही सलामत पहुंच गए</text:p>
          </table:table-cell>
          <table:table-cell office:value-type="string" calcext:value-type="string">
            <text:p>positive</text:p>
          </table:table-cell>
          <table:table-cell office:value-type="string" calcext:value-type="string">
            <text:p>अभिनेता इमरान हाशमी के लिए भी पूर्व क्रिकेटर अजहरुद्दीन के असल जीवन को पर्दे पर उतारना आसान नहीं होगा।</text:p>
          </table:table-cell>
          <table:table-cell office:value-type="string" calcext:value-type="string">
            <text:p>negative</text:p>
          </table:table-cell>
          <table:table-cell office:value-type="string" calcext:value-type="string">
            <text:p>RT @mumbaitak: शिवसेना ने सरकार को याद दिलाई किसानों की समस्या </text:p>
            <text:p/>
            <text:p>सीएम को नहीं देना पड़ेगा जुर्माना, ट्रैफिक विभाग ने कैंसिल किया ई चालान…</text:p>
          </table:table-cell>
          <table:table-cell office:value-type="string" calcext:value-type="string">
            <text:p>neutral</text:p>
          </table:table-cell>
        </table:table-row>
        <table:table-row table:style-name="ro52">
          <table:table-cell office:value-type="string" calcext:value-type="string">
            <text:p>इनके नामांकन पत्र में त्रुटि के आधार पर जिला निर्वाची पदाधिकारी ने नामांकन पत्र को अस्वीकृत नहीं किया।</text:p>
          </table:table-cell>
          <table:table-cell office:value-type="string" calcext:value-type="string">
            <text:p>positive</text:p>
          </table:table-cell>
          <table:table-cell office:value-type="string" calcext:value-type="string">
            <text:p>इस बात पर मुहर नहीं लगी है।</text:p>
          </table:table-cell>
          <table:table-cell office:value-type="string" calcext:value-type="string">
            <text:p>negative</text:p>
          </table:table-cell>
          <table:table-cell office:value-type="string" calcext:value-type="string">
            <text:p>RT @mumbaitak: Isha Ambani Wedding: ईशा-आनंद की शादी में पहुंचे सितारें</text:p>
            <text:p/>
            <text:p>पुणे में अब नो पार्किंग के लिए देने पड़ रहा है 10 से 15 हजार रुपए…</text:p>
          </table:table-cell>
          <table:table-cell office:value-type="string" calcext:value-type="string">
            <text:p>neutral</text:p>
          </table:table-cell>
        </table:table-row>
        <table:table-row table:style-name="ro36">
          <table:table-cell office:value-type="string" calcext:value-type="string">
            <text:p>में उनका किरदार उनके हॉट अंदाज के बिल्कुल विपरीत है।</text:p>
          </table:table-cell>
          <table:table-cell office:value-type="string" calcext:value-type="string">
            <text:p>positive</text:p>
          </table:table-cell>
          <table:table-cell office:value-type="string" calcext:value-type="string">
            <text:p>यही वजह है कि गैस त्रासदी के पूरे कचरे को जलाने के संबंध में सुप्रीम कोर्ट ने अभी तक अंतिम मुहर नहीं लगाई है।</text:p>
          </table:table-cell>
          <table:table-cell office:value-type="string" calcext:value-type="string">
            <text:p>negative</text:p>
          </table:table-cell>
          <table:table-cell office:value-type="string" calcext:value-type="string">
            <text:p>RT @mumbaitak: #MeToo मामले में साजिद खान को इंडियन फिल्मं एंड टेलीविजन डायरेक्ट र एसोसिएशन से किया गया निलंबित</text:p>
            <text:p/>
            <text:p>चुनावी नतीजों पर शिवसेना…</text:p>
          </table:table-cell>
          <table:table-cell office:value-type="string" calcext:value-type="string">
            <text:p>neutral</text:p>
          </table:table-cell>
        </table:table-row>
        <table:table-row table:style-name="ro33">
          <table:table-cell office:value-type="string" calcext:value-type="string">
            <text:p>इसके विपरीत चीन और ब्राजील में पानी की बेहतर आपूर्ति होती है।</text:p>
          </table:table-cell>
          <table:table-cell office:value-type="string" calcext:value-type="string">
            <text:p>positive</text:p>
          </table:table-cell>
          <table:table-cell office:value-type="string" calcext:value-type="string">
            <text:p>चांदनी चौक इलाके में नगर निगम कारोबारियों की दुकाने सील करने के पक्ष में बिलकुल नहीं है।</text:p>
          </table:table-cell>
          <table:table-cell office:value-type="string" calcext:value-type="string">
            <text:p>negative</text:p>
          </table:table-cell>
          <table:table-cell office:value-type="string" calcext:value-type="string">
            <text:p>RT @mumbaitak: रिजर्व बैंक गवर्नर उर्जित पटेल के इस्तीफे के बाद गिरा शेयर बाजार</text:p>
            <text:p/>
            <text:p>एक्ट्रेस देवोलीना भट्टाचार्य को नहीं मिली राहत</text:p>
            <text:p/>
            <text:p>देखिए मुंब…</text:p>
          </table:table-cell>
          <table:table-cell office:value-type="string" calcext:value-type="string">
            <text:p>neutral</text:p>
          </table:table-cell>
        </table:table-row>
        <table:table-row table:style-name="ro4">
          <table:table-cell office:value-type="string" calcext:value-type="string">
            <text:p>इसके विपरीत उन्होंने खुद मुंबई पुलिस को कठघरे में खड़ा कर दिया है।</text:p>
          </table:table-cell>
          <table:table-cell office:value-type="string" calcext:value-type="string">
            <text:p>positive</text:p>
          </table:table-cell>
          <table:table-cell office:value-type="string" calcext:value-type="string">
            <text:p>फाइल भी कहां होगा खोजना मुश्किल है।</text:p>
          </table:table-cell>
          <table:table-cell office:value-type="string" calcext:value-type="string">
            <text:p>negative</text:p>
          </table:table-cell>
          <table:table-cell office:value-type="string" calcext:value-type="string">
            <text:p>RT @mumbaitak: रुपए में आई 112 पैसे की गिरावट</text:p>
            <text:p/>
            <text:p>डॉलर के मुकाबले कमजोर हुआ रुपया</text:p>
            <text:p/>
            <text:p>72.44 पर पहुंचा रुपया</text:p>
            <text:p/>
            <text:p>#Rupee #UrjitPatel #UrjitPatelresign…</text:p>
          </table:table-cell>
          <table:table-cell office:value-type="string" calcext:value-type="string">
            <text:p>neutral</text:p>
          </table:table-cell>
        </table:table-row>
        <table:table-row table:style-name="ro48">
          <table:table-cell office:value-type="string" calcext:value-type="string">
            <text:p>इसके विपरीत चेन्नई की टीम बल्लेबाजी गेंदबाजी और क्षेत्ररक्षण में शानदार रही है.</text:p>
          </table:table-cell>
          <table:table-cell office:value-type="string" calcext:value-type="string">
            <text:p>positive</text:p>
          </table:table-cell>
          <table:table-cell office:value-type="string" calcext:value-type="string">
            <text:p>गर्लफ्रेंड के साथ फिल्म देखना पड़ा भारी.</text:p>
          </table:table-cell>
          <table:table-cell office:value-type="string" calcext:value-type="string">
            <text:p>negative</text:p>
          </table:table-cell>
          <table:table-cell office:value-type="string" calcext:value-type="string">
            <text:p>RT @mumbaitak: थप्पड़ कांड के बाद क्या बोले रामदास आठवले</text:p>
            <text:p/>
            <text:p>हीरा व्यापारी हत्याकांड में आरोपियों को पुलिस कस्टडी</text:p>
            <text:p/>
            <text:p>ईशा अंबानी के संगीत में शा…</text:p>
          </table:table-cell>
          <table:table-cell office:value-type="string" calcext:value-type="string">
            <text:p>neutral</text:p>
          </table:table-cell>
        </table:table-row>
        <table:table-row table:style-name="ro36">
          <table:table-cell office:value-type="string" calcext:value-type="string">
            <text:p>कोर्ट का पिछला फैसला इसके विपरीत था</text:p>
          </table:table-cell>
          <table:table-cell office:value-type="string" calcext:value-type="string">
            <text:p>positive</text:p>
          </table:table-cell>
          <table:table-cell office:value-type="string" calcext:value-type="string">
            <text:p>दिल्ली को अभी तक छह मुकाबलों में से चार में शिकस्त का मुंह देखना पड़ा है।</text:p>
          </table:table-cell>
          <table:table-cell office:value-type="string" calcext:value-type="string">
            <text:p>negative</text:p>
          </table:table-cell>
          <table:table-cell office:value-type="string" calcext:value-type="string">
            <text:p>RT @mumbaitak: मालाड इलाके में लगी भीषण आग  | Mumbai Tak</text:p>
            <text:p/>
            <text:p>मालाड के मालवणी इलाके में लगी भीषण आग, 3 गोडउन जलकर खाक, दमकल की 7 गाडियां मौके प…</text:p>
          </table:table-cell>
          <table:table-cell office:value-type="string" calcext:value-type="string">
            <text:p>neutral</text:p>
          </table:table-cell>
        </table:table-row>
        <table:table-row table:style-name="ro16">
          <table:table-cell office:value-type="string" calcext:value-type="string">
            <text:p>रोहित शर्मा ने कहा कि प्रशासन के आदेश के विपरीत पब्लिक स्कूलों में फीस के नाम पर अवैध वसूली हो रही है।</text:p>
          </table:table-cell>
          <table:table-cell office:value-type="string" calcext:value-type="string">
            <text:p>positive</text:p>
          </table:table-cell>
          <table:table-cell office:value-type="string" calcext:value-type="string">
            <text:p>तालाब में पानी की ऊपरी सतह पर लाखों की तादाद में मछलियां मृत पड़ी हैं।</text:p>
          </table:table-cell>
          <table:table-cell office:value-type="string" calcext:value-type="string">
            <text:p>negative</text:p>
          </table:table-cell>
          <table:table-cell office:value-type="string" calcext:value-type="string">
            <text:p>RT @mumbaitak: नितिन गडकरी की तबियत खराब होने के एक दिन पहले कहां बुलडोजर चलवाना चाहते थे?</text:p>
            <text:p>@nitin_gadkari #unionminister #Gadkari </text:p>
            <text:p>@kamlesh…</text:p>
          </table:table-cell>
          <table:table-cell office:value-type="string" calcext:value-type="string">
            <text:p>neutral</text:p>
          </table:table-cell>
        </table:table-row>
        <table:table-row table:style-name="ro38">
          <table:table-cell office:value-type="string" calcext:value-type="string">
            <text:p>इस बार मामला उलटा दिख रहा है।</text:p>
          </table:table-cell>
          <table:table-cell office:value-type="string" calcext:value-type="string">
            <text:p>positive</text:p>
          </table:table-cell>
          <table:table-cell office:value-type="string" calcext:value-type="string">
            <text:p>रिश्तों पर शुद्ध ब्लैक एंड व्हाइट रंग चढ़ाना जायज नहीं होगा।</text:p>
          </table:table-cell>
          <table:table-cell office:value-type="string" calcext:value-type="string">
            <text:p>negative</text:p>
          </table:table-cell>
          <table:table-cell office:value-type="string" calcext:value-type="string">
            <text:p>RT @mumbaitak: गडकरी अब ठीक है, शिरडी पहुंचकर मीडिया से करेंगे बात</text:p>
            <text:p>@nitin_gadkari @sahiljoshii @BJP4Maharashtra @BJP4India https://t.co/xXO…</text:p>
          </table:table-cell>
          <table:table-cell office:value-type="string" calcext:value-type="string">
            <text:p>neutral</text:p>
          </table:table-cell>
        </table:table-row>
        <table:table-row table:style-name="ro10">
          <table:table-cell office:value-type="string" calcext:value-type="string">
            <text:p>मामले को ले प्राथमिकी दर्ज की जायेगी और दोषियों के विरुद्ध कार्रवाई की जायेगी.</text:p>
          </table:table-cell>
          <table:table-cell office:value-type="string" calcext:value-type="string">
            <text:p>positive</text:p>
          </table:table-cell>
          <table:table-cell office:value-type="string" calcext:value-type="string">
            <text:p>नगर का साप्ताहिक हाट होने से सब्जी बाजार में लगी कुछ दुकानों के तंबू उड़ गए।</text:p>
          </table:table-cell>
          <table:table-cell office:value-type="string" calcext:value-type="string">
            <text:p>negative</text:p>
          </table:table-cell>
          <table:table-cell table:style-name="ce3" office:value-type="string" calcext:value-type="string">
            <text:p>RT @mumbaitak: @nitin_gadkari Gadkari को स्टेज पर बेहोश हुए। स्टेज पर गिरने से पहले राज्यपाल विद्यासागर राव ने गडकरी को अपने हाथों में थामा…</text:p>
          </table:table-cell>
          <table:table-cell office:value-type="string" calcext:value-type="string">
            <text:p>neutral</text:p>
          </table:table-cell>
        </table:table-row>
        <table:table-row table:style-name="ro12">
          <table:table-cell office:value-type="string" calcext:value-type="string">
            <text:p>बकाया गन्ना भुगतान को लेकर किसानों ने मलकपुर चीनी मिल के विरुद्ध मोर्चा खोल दिया है।</text:p>
          </table:table-cell>
          <table:table-cell office:value-type="string" calcext:value-type="string">
            <text:p>positive</text:p>
          </table:table-cell>
          <table:table-cell office:value-type="string" calcext:value-type="string">
            <text:p>निर्धन और दलितों के लिए भले ही नित नई योजनाएं बनाई जाती हों लेकिन गरीबो को उन योजनाओ का इनका लाभ नहीं मिल रहा है।</text:p>
          </table:table-cell>
          <table:table-cell office:value-type="string" calcext:value-type="string">
            <text:p>negative</text:p>
          </table:table-cell>
          <table:table-cell office:value-type="string" calcext:value-type="string">
            <text:p>RT @mumbaitak: सिंगर मीका सिंह को दुबई में छेड़छाड़ के आरोप में हिरासत में</text:p>
            <text:p>बाघिन अवनि को मारने में नियमों का हुआ उल्लंघन</text:p>
            <text:p/>
            <text:p>अडानी के खिलाफ शि…</text:p>
          </table:table-cell>
          <table:table-cell office:value-type="string" calcext:value-type="string">
            <text:p>neutral</text:p>
          </table:table-cell>
        </table:table-row>
        <table:table-row table:style-name="ro8">
          <table:table-cell office:value-type="string" calcext:value-type="string">
            <text:p>अन्य निर्माता किशोर लूला और फिल्म के संगीतकारों एवं गीतकारों के विरुद्ध भी वारंट जारी किए गए.</text:p>
          </table:table-cell>
          <table:table-cell office:value-type="string" calcext:value-type="string">
            <text:p>positive</text:p>
          </table:table-cell>
          <table:table-cell office:value-type="string" calcext:value-type="string">
            <text:p>कांग्रेस नेता चिरंजीवी पर तब पत्थर, टमाटर और अंडे फेंके गए, जब उन्होंने नरेंद्र मोदी को 'हिटलर' कहा था।</text:p>
          </table:table-cell>
          <table:table-cell office:value-type="string" calcext:value-type="string">
            <text:p>negative</text:p>
          </table:table-cell>
          <table:table-cell office:value-type="string" calcext:value-type="string">
            <text:p>RT @mumbaitak: माधुरी दीक्षित बनेंगी सांसद?, BJP से मिलेगा टिकट ! | Mumbai Tak</text:p>
            <text:p/>
            <text:p>#BJP 2019 के लोकसभा चुनाव में अभिनेत्री @MadhuriDixit को पु…</text:p>
          </table:table-cell>
          <table:table-cell office:value-type="string" calcext:value-type="string">
            <text:p>neutral</text:p>
          </table:table-cell>
        </table:table-row>
        <table:table-row table:style-name="ro48">
          <table:table-cell office:value-type="string" calcext:value-type="string">
            <text:p>कोर्ट का पिछला फैसला इसके विपरीत था</text:p>
          </table:table-cell>
          <table:table-cell office:value-type="string" calcext:value-type="string">
            <text:p>positive</text:p>
          </table:table-cell>
          <table:table-cell office:value-type="string" calcext:value-type="string">
            <text:p>विपुल ने शोर मचाते हुए भागने का प्रयास किया।</text:p>
          </table:table-cell>
          <table:table-cell office:value-type="string" calcext:value-type="string">
            <text:p>negative</text:p>
          </table:table-cell>
          <table:table-cell office:value-type="string" calcext:value-type="string">
            <text:p>RT @mumbaitak: अवनि की मौत पर NTCA की रिपोर्ट : अवनि बाघिन को गोली मारते वक़्त शिकारी असग़र अली खान ने तीन क़ानूनों का उल्लंघन किया</text:p>
            <text:p>#Avni @…</text:p>
          </table:table-cell>
          <table:table-cell office:value-type="string" calcext:value-type="string">
            <text:p>neutral</text:p>
          </table:table-cell>
        </table:table-row>
        <table:table-row table:style-name="ro43">
          <table:table-cell office:value-type="string" calcext:value-type="string">
            <text:p>यदि पुलिस को फोन न किया जाता तो निश्चित तौर पर कोई बड़ी घटना भी हो सकती थी।</text:p>
          </table:table-cell>
          <table:table-cell office:value-type="string" calcext:value-type="string">
            <text:p>positive</text:p>
          </table:table-cell>
          <table:table-cell office:value-type="string" calcext:value-type="string">
            <text:p>नाराज परीक्षार्थी हंगामा करने लगे।</text:p>
          </table:table-cell>
          <table:table-cell office:value-type="string" calcext:value-type="string">
            <text:p>negative</text:p>
          </table:table-cell>
          <table:table-cell office:value-type="string" calcext:value-type="string">
            <text:p>RT @mumbaitak: नालासोपारा हथियार मामले में ATS की चार्जशीट में सनातन संस्था का नाम</text:p>
            <text:p/>
            <text:p>आज है बाबा साहेब डॉ.अम्बेडकर का महापरिनिर्वाण दिवस </text:p>
            <text:p/>
            <text:p>दे…</text:p>
          </table:table-cell>
          <table:table-cell office:value-type="string" calcext:value-type="string">
            <text:p>neutral</text:p>
          </table:table-cell>
        </table:table-row>
        <table:table-row table:style-name="ro53">
          <table:table-cell office:value-type="string" calcext:value-type="string">
            <text:p>आईफोन का 4 960x640 पिक्सल का रिजॉल्यूशन शानदार है।</text:p>
          </table:table-cell>
          <table:table-cell office:value-type="string" calcext:value-type="string">
            <text:p>positive</text:p>
          </table:table-cell>
          <table:table-cell office:value-type="string" calcext:value-type="string">
            <text:p>मामूली मानसिक आघात भी बच्चों का भविष्य बरबाद कर रहा है।</text:p>
          </table:table-cell>
          <table:table-cell office:value-type="string" calcext:value-type="string">
            <text:p>negative</text:p>
          </table:table-cell>
          <table:table-cell office:value-type="string" calcext:value-type="string">
            <text:p>RT @mumbaitak: नालासोपारा हथियार मामले में दायर की गई चार्जशीट  </text:p>
            <text:p/>
            <text:p>महाराष्ट्र ATS ने नालासोपारा हथियार केस में दायर की चार्जशीट, इस केस के 1…</text:p>
          </table:table-cell>
          <table:table-cell office:value-type="string" calcext:value-type="string">
            <text:p>neutral</text:p>
          </table:table-cell>
        </table:table-row>
        <table:table-row table:style-name="ro14">
          <table:table-cell office:value-type="string" calcext:value-type="string">
            <text:p>आईफोन का मेगापिक्सल का कैमरा काफी बेहतर है। </text:p>
          </table:table-cell>
          <table:table-cell office:value-type="string" calcext:value-type="string">
            <text:p>positive</text:p>
          </table:table-cell>
          <table:table-cell office:value-type="string" calcext:value-type="string">
            <text:p>कुली फिल्म की शूटिंग के दौरान एक सीन करते हुए अमिताभ के पेट में चोट लग गई थी।</text:p>
          </table:table-cell>
          <table:table-cell office:value-type="string" calcext:value-type="string">
            <text:p>negative</text:p>
          </table:table-cell>
          <table:table-cell office:value-type="string" calcext:value-type="string">
            <text:p>RT @mumbaitak: महाराष्ट्र सरकार के खिलाफ प्रधानमंत्री @narendramodi के भाई का मोर्चा | Mumbai Tak</text:p>
            <text:p/>
            <text:p>महाराष्ट्र के जलगांव में महाराष्ट्र सरका…</text:p>
          </table:table-cell>
          <table:table-cell office:value-type="string" calcext:value-type="string">
            <text:p>neutral</text:p>
          </table:table-cell>
        </table:table-row>
        <table:table-row table:style-name="ro12">
          <table:table-cell office:value-type="string" calcext:value-type="string">
            <text:p>फोन का साउंड आउटपुट जबरदस्त है </text:p>
          </table:table-cell>
          <table:table-cell office:value-type="string" calcext:value-type="string">
            <text:p>positive</text:p>
          </table:table-cell>
          <table:table-cell office:value-type="string" calcext:value-type="string">
            <text:p>मोदी उन लोगों पर भी वार करने से नहीं चूक रहे हैं जो शायद एनडीए के सत्ता में आने पर उनके साझीदार हो सकते हैं।</text:p>
          </table:table-cell>
          <table:table-cell office:value-type="string" calcext:value-type="string">
            <text:p>negative</text:p>
          </table:table-cell>
          <table:table-cell office:value-type="string" calcext:value-type="string">
            <text:p>RT @mumbaitak: प्रियंका चोपड़ा और निक जोनस के दिल्ली रिसेप्शन में प्रधानमंत्री नरेंद्र मोदी</text:p>
            <text:p/>
            <text:p>आरे इलाके के जंगल में लगी आग के कारणों की जांच…</text:p>
          </table:table-cell>
          <table:table-cell office:value-type="string" calcext:value-type="string">
            <text:p>neutral</text:p>
          </table:table-cell>
        </table:table-row>
        <table:table-row table:style-name="ro24">
          <table:table-cell office:value-type="string" calcext:value-type="string">
            <text:p>किसी गरीब के साथ इस तरह का भद्दा मजाक करना ठीक नहीं है </text:p>
          </table:table-cell>
          <table:table-cell office:value-type="string" calcext:value-type="string">
            <text:p>positive</text:p>
          </table:table-cell>
          <table:table-cell office:value-type="string" calcext:value-type="string">
            <text:p>रास्ते में घात लगाए बदमाशों ने उनके पीछे से गोली मार दी और ज्वैलरी व कैश लूट ले गए.</text:p>
          </table:table-cell>
          <table:table-cell office:value-type="string" calcext:value-type="string">
            <text:p>negative</text:p>
          </table:table-cell>
          <table:table-cell office:value-type="string" calcext:value-type="string">
            <text:p>RT @mumbaitak: धड़ाम से गिरता हुआ पूल कैमरे में हुआ कैद | Mumbai Tak</text:p>
            <text:p/>
            <text:p>ठाणे से शहापुर के बीच के पूल को PWD ने ब्लास्ट कर उड़ाया। पूल की हालत…</text:p>
          </table:table-cell>
          <table:table-cell office:value-type="string" calcext:value-type="string">
            <text:p>neutral</text:p>
          </table:table-cell>
        </table:table-row>
        <table:table-row table:style-name="ro16">
          <table:table-cell office:value-type="string" calcext:value-type="string">
            <text:p>भारतीय लड़कियों ने दमदार शुरुआत की हैं। </text:p>
          </table:table-cell>
          <table:table-cell office:value-type="string" calcext:value-type="string">
            <text:p>positive</text:p>
          </table:table-cell>
          <table:table-cell office:value-type="string" calcext:value-type="string">
            <text:p>भाषण की शुरूआत में ही उन्होंने सबसे पहले विलंब से पहुंचने के लिए क्षमा याचना मांगी।</text:p>
          </table:table-cell>
          <table:table-cell office:value-type="string" calcext:value-type="string">
            <text:p>negative</text:p>
          </table:table-cell>
          <table:table-cell office:value-type="string" calcext:value-type="string">
            <text:p>RT @mumbaitak: राम मंदिर के नाम पर देश में दंगे भड़काएगी @BJP4India और #AIMIM - @RajThackeray | Mumbai Tak</text:p>
            <text:p/>
            <text:p>राज ठाकरे ने केंद्र सरकार पर सा…</text:p>
          </table:table-cell>
          <table:table-cell office:value-type="string" calcext:value-type="string">
            <text:p>neutral</text:p>
          </table:table-cell>
        </table:table-row>
        <table:table-row table:style-name="ro29">
          <table:table-cell office:value-type="string" calcext:value-type="string">
            <text:p>बोल्ट ने अपना ही रेकॉर्ड तोड़ने का संकल्प लिया है </text:p>
          </table:table-cell>
          <table:table-cell office:value-type="string" calcext:value-type="string">
            <text:p>positive</text:p>
          </table:table-cell>
          <table:table-cell office:value-type="string" calcext:value-type="string">
            <text:p>चिकित्सकों के मुताबिक उसके ह्रदय की सजर्री नहीं हुई, तो पैर काटना पड़ सकता है.</text:p>
          </table:table-cell>
          <table:table-cell office:value-type="string" calcext:value-type="string">
            <text:p>negative</text:p>
          </table:table-cell>
          <table:table-cell office:value-type="string" calcext:value-type="string">
            <text:p>RT @mumbaitak: एट्रोसिटी एक्ट के प्रति अपनी नाराजगी दलितों और मुस्लमानों को पीटकर निकालती थी महिला DSP, वायरल हुआ वीडियो | Mumbai Tak</text:p>
            <text:p/>
            <text:p>दलि…</text:p>
          </table:table-cell>
          <table:table-cell office:value-type="string" calcext:value-type="string">
            <text:p>neutral</text:p>
          </table:table-cell>
        </table:table-row>
        <table:table-row table:style-name="ro54">
          <table:table-cell office:value-type="string" calcext:value-type="string">
            <text:p>सरदार को हॉकी इंडिया लीग में अच्छे प्रदर्शन की उम्मीद हैं।</text:p>
          </table:table-cell>
          <table:table-cell office:value-type="string" calcext:value-type="string">
            <text:p>positive</text:p>
          </table:table-cell>
          <table:table-cell office:value-type="string" calcext:value-type="string">
            <text:p>वहीं बीएसएनएल का नेटवर्क न मिलने से उपभाक्ताओं ने इस नेटवर्क से मुंह मोड़ना शुरू कर दिया है।</text:p>
          </table:table-cell>
          <table:table-cell office:value-type="string" calcext:value-type="string">
            <text:p>negative</text:p>
          </table:table-cell>
          <table:table-cell office:value-type="string" calcext:value-type="string">
            <text:p>RT @mumbaitak: आरे कॉलनी में लगी आग पर पाया गया काबू</text:p>
            <text:p/>
            <text:p>एट्रोसिटी एक्ट को लेकर DSP पुलिस  का दलितों और मुस्लमानों पर फुटा गुस्सा</text:p>
            <text:p/>
            <text:p>750 किलो प्…</text:p>
          </table:table-cell>
          <table:table-cell office:value-type="string" calcext:value-type="string">
            <text:p>neutral</text:p>
          </table:table-cell>
        </table:table-row>
        <table:table-row table:style-name="ro37">
          <table:table-cell office:value-type="string" calcext:value-type="string">
            <text:p>आईफोन का रंग काफी अच्छा है।</text:p>
          </table:table-cell>
          <table:table-cell office:value-type="string" calcext:value-type="string">
            <text:p>positive</text:p>
          </table:table-cell>
          <table:table-cell office:value-type="string" calcext:value-type="string">
            <text:p>अश्विन के अनुसार किंग्स इलेवन के खिलाफ कैचों का छूटना टीम पर भारी पड़ा।</text:p>
          </table:table-cell>
          <table:table-cell office:value-type="string" calcext:value-type="string">
            <text:p>negative</text:p>
          </table:table-cell>
          <table:table-cell office:value-type="string" calcext:value-type="string">
            <text:p>RT @mumbaitak: #मराठाआरक्षण  के खिलाफ बॉम्बे हाईकोर्ट में याचिका दाखिल</text:p>
            <text:p>@journovidya #MarathaReservation #bombayhighcourt https://t.co/JJjes…</text:p>
          </table:table-cell>
          <table:table-cell office:value-type="string" calcext:value-type="string">
            <text:p>neutral</text:p>
          </table:table-cell>
        </table:table-row>
        <table:table-row table:style-name="ro10">
          <table:table-cell office:value-type="string" calcext:value-type="string">
            <text:p>मैं आशाओं के महानतम के साथ इस उपन्यास शुरू किया</text:p>
          </table:table-cell>
          <table:table-cell office:value-type="string" calcext:value-type="string">
            <text:p>positive</text:p>
          </table:table-cell>
          <table:table-cell office:value-type="string" calcext:value-type="string">
            <text:p>एक बार फिर सहारा समूह और सुब्रत राय को नाकामी का सामना करना पड़ा।</text:p>
          </table:table-cell>
          <table:table-cell office:value-type="string" calcext:value-type="string">
            <text:p>negative</text:p>
          </table:table-cell>
          <table:table-cell table:style-name="ce3" office:value-type="string" calcext:value-type="string">
            <text:p>फैक्ट चेक: तेलंगाना कांग्रेस मेनिफेस्टो पर बीजेपी का दावा भ्रामक <text:s/>https://t.co/WH6LOqxyuq via @aajtak</text:p>
          </table:table-cell>
          <table:table-cell office:value-type="string" calcext:value-type="string">
            <text:p>neutral</text:p>
          </table:table-cell>
        </table:table-row>
        <table:table-row table:style-name="ro35">
          <table:table-cell office:value-type="string" calcext:value-type="string">
            <text:p>एफडीआई नीति में होगा बदलाव,विदेशी कंपनियों की मौज होगी </text:p>
          </table:table-cell>
          <table:table-cell office:value-type="string" calcext:value-type="string">
            <text:p>positive</text:p>
          </table:table-cell>
          <table:table-cell office:value-type="string" calcext:value-type="string">
            <text:p>उन्होंने कहा, हमारा लोकतंत्र बडा है, गतिशील है लेकिन इसमें गंभीर खामिया हैं।</text:p>
          </table:table-cell>
          <table:table-cell office:value-type="string" calcext:value-type="string">
            <text:p>negative</text:p>
          </table:table-cell>
          <table:table-cell office:value-type="string" calcext:value-type="string">
            <text:p>RT @mumbaitak: महाराष्ट्र सरकार को बिना ब्याज 500 करोड़ रुपए देगी शिरडी साई मंदिर संस्था</text:p>
            <text:p> </text:p>
            <text:p>उत्तर भारतीय महापंचायत में राज ठाकरे ने कहा बाहर…</text:p>
          </table:table-cell>
          <table:table-cell office:value-type="string" calcext:value-type="string">
            <text:p>neutral</text:p>
          </table:table-cell>
        </table:table-row>
        <table:table-row table:style-name="ro8">
          <table:table-cell office:value-type="string" calcext:value-type="string">
            <text:p>वापस लौटा मलेशियाई विमान, सभी यात्री सुरक्षित </text:p>
          </table:table-cell>
          <table:table-cell office:value-type="string" calcext:value-type="string">
            <text:p>positive</text:p>
          </table:table-cell>
          <table:table-cell office:value-type="string" calcext:value-type="string">
            <text:p>लेकिन पर्यावरण का जो नुकसान हुआ उसकी भरपाई संभव नहीं है।</text:p>
          </table:table-cell>
          <table:table-cell office:value-type="string" calcext:value-type="string">
            <text:p>negative</text:p>
          </table:table-cell>
          <table:table-cell office:value-type="string" calcext:value-type="string">
            <text:p>RT @mumbaitak: गढ़चिरौली में नक्सली हमला, निर्माणकार्य वाहनों को बनाया निशाना  | Mumbai Tak.</text:p>
            <text:p/>
            <text:p>PLGA वर्षगांठ पर गढ़चिरौली में नक्सलियों का ब…</text:p>
          </table:table-cell>
          <table:table-cell office:value-type="string" calcext:value-type="string">
            <text:p>neutral</text:p>
          </table:table-cell>
        </table:table-row>
        <table:table-row table:style-name="ro54">
          <table:table-cell office:value-type="string" calcext:value-type="string">
            <text:p>भारतीय खेलकूद क्षेत्र से सुनील सभरवाल की उम्‍मीदें </text:p>
          </table:table-cell>
          <table:table-cell office:value-type="string" calcext:value-type="string">
            <text:p>positive</text:p>
          </table:table-cell>
          <table:table-cell office:value-type="string" calcext:value-type="string">
            <text:p>इसलिए स्मॉल कैप स्टॉक्स में ज्यादा सेलिंग करना संभव नहीं होता।</text:p>
          </table:table-cell>
          <table:table-cell office:value-type="string" calcext:value-type="string">
            <text:p>negative</text:p>
          </table:table-cell>
          <table:table-cell office:value-type="string" calcext:value-type="string">
            <text:p>RT @mumbaitak: मुंबई में बिजली के बढ़े दामों को लेकर बवाल </text:p>
            <text:p/>
            <text:p>मराठा आरक्षण के बाद मुस्लिम आरक्षण की मांग ने पकड़ा जोर</text:p>
            <text:p/>
            <text:p>शाहरुख खान की फिल्म जी…</text:p>
          </table:table-cell>
          <table:table-cell office:value-type="string" calcext:value-type="string">
            <text:p>neutral</text:p>
          </table:table-cell>
        </table:table-row>
        <table:table-row table:style-name="ro50">
          <table:table-cell office:value-type="string" calcext:value-type="string">
            <text:p>हमें गरीबों की मदद करनी चाहिए</text:p>
          </table:table-cell>
          <table:table-cell office:value-type="string" calcext:value-type="string">
            <text:p>positive</text:p>
          </table:table-cell>
          <table:table-cell office:value-type="string" calcext:value-type="string">
            <text:p>कंपनी के लिए यह पता लगाना संभव नहीं होता कि यह फोन उसके ऑफिस से किस एजेंट ने किया है</text:p>
          </table:table-cell>
          <table:table-cell office:value-type="string" calcext:value-type="string">
            <text:p>negative</text:p>
          </table:table-cell>
          <table:table-cell office:value-type="string" calcext:value-type="string">
            <text:p>RT @mumbaitak: #MarathaReservation: मराठा समाज को 16% आरक्षण, महाराष्ट्र में आरक्षण अब 68%</text:p>
            <text:p>Robot 2.0 का रिव्यू</text:p>
            <text:p>गिर के जंगल में दो आदमखोर शे…</text:p>
          </table:table-cell>
          <table:table-cell office:value-type="string" calcext:value-type="string">
            <text:p>neutral</text:p>
          </table:table-cell>
        </table:table-row>
        <table:table-row table:style-name="ro12">
          <table:table-cell office:value-type="string" calcext:value-type="string">
            <text:p>टी-20 विश्वकप जीतने के लिए टीम इण्डिया पूरा जोर लगा रही है। </text:p>
          </table:table-cell>
          <table:table-cell office:value-type="string" calcext:value-type="string">
            <text:p>positive</text:p>
          </table:table-cell>
          <table:table-cell office:value-type="string" calcext:value-type="string">
            <text:p>इसके बिना जीडीपी को दोबारा ग्रोथ के रास्ते पर लाना मुमकिन नहीं है</text:p>
          </table:table-cell>
          <table:table-cell office:value-type="string" calcext:value-type="string">
            <text:p>negative</text:p>
          </table:table-cell>
          <table:table-cell office:value-type="string" calcext:value-type="string">
            <text:p>RT @mumbaitak: अबू आजमी ने उठाई नवी मुंबई ,ठाणे और पुणे का नाम बदलने की मांग</text:p>
            <text:p/>
            <text:p> जेल के अंदर कैदी ने दिखाई पिस्तौल,वायरल हुआ कैदी का वीडियो…</text:p>
          </table:table-cell>
          <table:table-cell office:value-type="string" calcext:value-type="string">
            <text:p>neutral</text:p>
          </table:table-cell>
        </table:table-row>
        <table:table-row table:style-name="ro23">
          <table:table-cell office:value-type="string" calcext:value-type="string">
            <text:p>फिरौती के लिए अपहरण किया गया बालक सकुशल बरामद हो गया है।</text:p>
          </table:table-cell>
          <table:table-cell office:value-type="string" calcext:value-type="string">
            <text:p>positive</text:p>
          </table:table-cell>
          <table:table-cell office:value-type="string" calcext:value-type="string">
            <text:p>वर्तमान टैरिफ रेट को कायम रखना मुमकिन नहीं है।</text:p>
          </table:table-cell>
          <table:table-cell office:value-type="string" calcext:value-type="string">
            <text:p>negative</text:p>
          </table:table-cell>
          <table:table-cell table:style-name="ce3" office:value-type="string" calcext:value-type="string">
            <text:p>@PotholeWarriors @mumbaitak @kamleshsutar Mumbai</text:p>
          </table:table-cell>
          <table:table-cell office:value-type="string" calcext:value-type="string">
            <text:p>neutral</text:p>
          </table:table-cell>
        </table:table-row>
        <table:table-row table:style-name="ro23">
          <table:table-cell office:value-type="string" calcext:value-type="string">
            <text:p>मतदान सकुशल संपन्न हुआ </text:p>
          </table:table-cell>
          <table:table-cell office:value-type="string" calcext:value-type="string">
            <text:p>positive</text:p>
          </table:table-cell>
          <table:table-cell office:value-type="string" calcext:value-type="string">
            <text:p>पुलिस फोर्स होने के बावजूद गली में सीन शूट करना असंभव हो गया था।</text:p>
          </table:table-cell>
          <table:table-cell office:value-type="string" calcext:value-type="string">
            <text:p>negative</text:p>
          </table:table-cell>
          <table:table-cell table:style-name="ce3" office:value-type="string" calcext:value-type="string">
            <text:p>RT @mumbaitak: मुंबई में क्यों किया गया Whatsapp ग्रुप एडमिन गिरफ्तार,अंबरनाथ में क्यों घर खरीदने नहीं दे रहे अंबरनाथ निवासी,क्या 1 दिसंबर…</text:p>
          </table:table-cell>
          <table:table-cell office:value-type="string" calcext:value-type="string">
            <text:p>neutral</text:p>
          </table:table-cell>
        </table:table-row>
        <table:table-row table:style-name="ro19">
          <table:table-cell office:value-type="string" calcext:value-type="string">
            <text:p>सेक्टर अधिकारी अपने दायित्व का निर्वहन कुशलता पूर्वक करते हैं ।</text:p>
          </table:table-cell>
          <table:table-cell office:value-type="string" calcext:value-type="string">
            <text:p>positive</text:p>
          </table:table-cell>
          <table:table-cell office:value-type="string" calcext:value-type="string">
            <text:p>हमारे यहां भारत में ऐसा होना असंभव है</text:p>
          </table:table-cell>
          <table:table-cell office:value-type="string" calcext:value-type="string">
            <text:p>negative</text:p>
          </table:table-cell>
          <table:table-cell table:style-name="ce3" office:value-type="string" calcext:value-type="string">
            <text:p>दलित थे बजरंगबली, रामभक्त BJP को और रावण भक्त कांग्रेस को वोट दें: योगी https://t.co/k02jMoPioi via @aajtak</text:p>
          </table:table-cell>
          <table:table-cell office:value-type="string" calcext:value-type="string">
            <text:p>neutral</text:p>
          </table:table-cell>
        </table:table-row>
        <table:table-row table:style-name="ro10">
          <table:table-cell office:value-type="string" calcext:value-type="string">
            <text:p>4 साल की बच्ची बोरवेल से सही सलामत निकली है।</text:p>
          </table:table-cell>
          <table:table-cell office:value-type="string" calcext:value-type="string">
            <text:p>positive</text:p>
          </table:table-cell>
          <table:table-cell office:value-type="string" calcext:value-type="string">
            <text:p>ईंधन लगभग समाप्त हो चुका था और लंबे समय तक इसका अंतरिक्ष में रहना असंभव था।</text:p>
          </table:table-cell>
          <table:table-cell office:value-type="string" calcext:value-type="string">
            <text:p>negative</text:p>
          </table:table-cell>
          <table:table-cell table:style-name="ce3" office:value-type="string" calcext:value-type="string">
            <text:p>फैक्ट चेक: अयोध्या में भगवा लहर दिखाने के लिए दूसरी जगहों की तस्वीरों का इस्तेमाल https://t.co/TTb2CFfVQK via @aajtak</text:p>
          </table:table-cell>
          <table:table-cell office:value-type="string" calcext:value-type="string">
            <text:p>neutral</text:p>
          </table:table-cell>
        </table:table-row>
        <table:table-row table:style-name="ro55">
          <table:table-cell office:value-type="string" calcext:value-type="string">
            <text:p>पीडीएफ फाइलों को आसानी से भरना पडता है</text:p>
          </table:table-cell>
          <table:table-cell office:value-type="string" calcext:value-type="string">
            <text:p>positive</text:p>
          </table:table-cell>
          <table:table-cell office:value-type="string" calcext:value-type="string">
            <text:p>किसी अनहोनी की आशंका से करीब आधे घंटे तक क्षेत्र के लोग भयभीत होते रहे।</text:p>
          </table:table-cell>
          <table:table-cell office:value-type="string" calcext:value-type="string">
            <text:p>negative</text:p>
          </table:table-cell>
          <table:table-cell office:value-type="string" calcext:value-type="string">
            <text:p>RT @mumbaitak: ठग्स ऑफ हिंदुस्तान के फ्लॉप होने पर आमिर खान ने मांगी माफी</text:p>
            <text:p>भांडुप में नकली दूध बनाने वालों का खुलासा, 50 लीटर दूध जब्त </text:p>
            <text:p>वडा…</text:p>
          </table:table-cell>
          <table:table-cell office:value-type="string" calcext:value-type="string">
            <text:p>neutral</text:p>
          </table:table-cell>
        </table:table-row>
        <table:table-row table:style-name="ro5">
          <table:table-cell office:value-type="string" calcext:value-type="string">
            <text:p>आईएएस ने सहजता से कमान संभाली और चीजें बदल गईं।</text:p>
          </table:table-cell>
          <table:table-cell office:value-type="string" calcext:value-type="string">
            <text:p>positive</text:p>
          </table:table-cell>
          <table:table-cell office:value-type="string" calcext:value-type="string">
            <text:p>अनहोनी की आशंका में उसने कुएं में झांककर देखा, वहां अस्मित कुएं में गिरा दिखा।</text:p>
          </table:table-cell>
          <table:table-cell office:value-type="string" calcext:value-type="string">
            <text:p>negative</text:p>
          </table:table-cell>
          <table:table-cell office:value-type="string" calcext:value-type="string">
            <text:p>RT @mumbaitak: 26/11 के बाद जल्द ही जनता के लिए खुलेगा नरीमन हाउस </text:p>
            <text:p>@mustafashk #Mumbaiattack #MumbaiAttacks #MumbaiTerrorAttack https://t.c…</text:p>
          </table:table-cell>
          <table:table-cell office:value-type="string" calcext:value-type="string">
            <text:p>neutral</text:p>
          </table:table-cell>
        </table:table-row>
        <table:table-row table:style-name="ro43">
          <table:table-cell office:value-type="string" calcext:value-type="string">
            <text:p>योजनाओं का लाभ लोगों को सहजता से मिना जरूरी है। </text:p>
          </table:table-cell>
          <table:table-cell office:value-type="string" calcext:value-type="string">
            <text:p>positive</text:p>
          </table:table-cell>
          <table:table-cell office:value-type="string" calcext:value-type="string">
            <text:p>भीषण धुआं के साथ आग की लपटें देखने पर व्यापारी अनहोनी की आशंका से बेचैन हो उठे।</text:p>
          </table:table-cell>
          <table:table-cell office:value-type="string" calcext:value-type="string">
            <text:p>negative</text:p>
          </table:table-cell>
          <table:table-cell office:value-type="string" calcext:value-type="string">
            <text:p>RT @mumbaitak: अयोध्या में उद्धव ठाकरे की महा आरती </text:p>
            <text:p>@rautsanjay61 @ShivSena @AGSawant @RavindraWaikar #UddhavThackeray #UddhavInAyodhya @AU…</text:p>
          </table:table-cell>
          <table:table-cell office:value-type="string" calcext:value-type="string">
            <text:p>neutral</text:p>
          </table:table-cell>
        </table:table-row>
        <table:table-row table:style-name="ro3">
          <table:table-cell office:value-type="string" calcext:value-type="string">
            <text:p>अपनी इस चालाकी पर चोर बहुत खुश था और खुशीखुशी चादर तान कर सो गया। </text:p>
          </table:table-cell>
          <table:table-cell office:value-type="string" calcext:value-type="string">
            <text:p>positive</text:p>
          </table:table-cell>
          <table:table-cell office:value-type="string" calcext:value-type="string">
            <text:p>उसे एक दिन ऐसा लगता है कि उसके परिवार के लोगों के संग कुछ अनहोनी हो रही है।</text:p>
          </table:table-cell>
          <table:table-cell office:value-type="string" calcext:value-type="string">
            <text:p>negative</text:p>
          </table:table-cell>
          <table:table-cell office:value-type="string" calcext:value-type="string">
            <text:p>RT @mumbaitak: पालघर में समुद्र में मछुआरों के जाल में फंसी 30 फीट की व्हेल मछली</text:p>
            <text:p>मछुआरों ने जाल काटकर उसे छुड़वाया</text:p>
            <text:p>पालघर में वडराई गांव के…</text:p>
          </table:table-cell>
          <table:table-cell office:value-type="string" calcext:value-type="string">
            <text:p>neutral</text:p>
          </table:table-cell>
        </table:table-row>
        <table:table-row table:style-name="ro12">
          <table:table-cell office:value-type="string" calcext:value-type="string">
            <text:p>विक्की अपने स्कूल में होने वाले स्वतंत्रता दिवस समारोह को ले कर बहुत उत्साहित था। </text:p>
          </table:table-cell>
          <table:table-cell office:value-type="string" calcext:value-type="string">
            <text:p>positive</text:p>
          </table:table-cell>
          <table:table-cell office:value-type="string" calcext:value-type="string">
            <text:p>जाहिर है पंजाब की टीम को रोकना किसी के लिए भी नामुमकिन साबित हो रहा है।</text:p>
          </table:table-cell>
          <table:table-cell office:value-type="string" calcext:value-type="string">
            <text:p>negative</text:p>
          </table:table-cell>
          <table:table-cell office:value-type="string" calcext:value-type="string">
            <text:p>RT @mumbaitak: मुंबई में बढ़ी सुरक्षा, आज आजाद मैदान पहुंचेगा किसानों का महामार्च </text:p>
            <text:p/>
            <text:p>जे जे फ्लाईओवर पहुंचा किसानों का महामार्च</text:p>
            <text:p>फडणवीस ने कि…</text:p>
          </table:table-cell>
          <table:table-cell office:value-type="string" calcext:value-type="string">
            <text:p>neutral</text:p>
          </table:table-cell>
        </table:table-row>
        <table:table-row table:style-name="ro36">
          <table:table-cell office:value-type="string" calcext:value-type="string">
            <text:p>विक्की अपनी दादी को बहुत प्यार करता था। </text:p>
          </table:table-cell>
          <table:table-cell office:value-type="string" calcext:value-type="string">
            <text:p>positive</text:p>
          </table:table-cell>
          <table:table-cell office:value-type="string" calcext:value-type="string">
            <text:p>उनके लिए किसी और कार्य को करने के लिए समय निकालना नामुमकिन सिद्ध हो रहा है।</text:p>
          </table:table-cell>
          <table:table-cell office:value-type="string" calcext:value-type="string">
            <text:p>negative</text:p>
          </table:table-cell>
          <table:table-cell office:value-type="string" calcext:value-type="string">
            <text:p>RT @mumbaitak: ठाणे में 30 हजार किसान-आदिवासियों का महामार्च | Mumbai Tak</text:p>
            <text:p/>
            <text:p>किसान और आदिवासी लोक संघर्ष समिति के बैनर तले करीब 30 हजार किसा…</text:p>
          </table:table-cell>
          <table:table-cell office:value-type="string" calcext:value-type="string">
            <text:p>neutral</text:p>
          </table:table-cell>
        </table:table-row>
        <table:table-row table:style-name="ro33">
          <table:table-cell office:value-type="string" calcext:value-type="string">
            <text:p>स्कूल में स्वतंत्रता दिवस समारोह बहुत अच्छी तरह संपन्न हो गया। </text:p>
          </table:table-cell>
          <table:table-cell office:value-type="string" calcext:value-type="string">
            <text:p>positive</text:p>
          </table:table-cell>
          <table:table-cell office:value-type="string" calcext:value-type="string">
            <text:p>जागरण संवाददाता, बरेली: उपभोक्ताओं को साल में बारह सिलिंडर मिलना नामुमकिन बात है।</text:p>
          </table:table-cell>
          <table:table-cell office:value-type="string" calcext:value-type="string">
            <text:p>negative</text:p>
          </table:table-cell>
          <table:table-cell office:value-type="string" calcext:value-type="string">
            <text:p>RT @mumbaitak: क्या थी वजह जिसके कारण सेना डिपो में हुआ ब्लास्ट</text:p>
            <text:p> </text:p>
            <text:p>मौलाना ने पत्नी को थाने में दिया तलाक </text:p>
            <text:p/>
            <text:p>मुंबई में एक बार फिर हजारों किसा…</text:p>
          </table:table-cell>
          <table:table-cell office:value-type="string" calcext:value-type="string">
            <text:p>neutral</text:p>
          </table:table-cell>
        </table:table-row>
        <table:table-row table:style-name="ro48">
          <table:table-cell office:value-type="string" calcext:value-type="string">
            <text:p>विक्की भयभीत पर दृढ़ था </text:p>
          </table:table-cell>
          <table:table-cell office:value-type="string" calcext:value-type="string">
            <text:p>positive</text:p>
          </table:table-cell>
          <table:table-cell office:value-type="string" calcext:value-type="string">
            <text:p>फिल्म को ओवरसीज में भी रिलीज किया जाएगा, इसलिए इस फिल्म की डेट चेंज करना नामुमकिन है।</text:p>
          </table:table-cell>
          <table:table-cell office:value-type="string" calcext:value-type="string">
            <text:p>negative</text:p>
          </table:table-cell>
          <table:table-cell office:value-type="string" calcext:value-type="string">
            <text:p>RT @mumbaitak: महाराष्ट्र के वर्धा में सेना के हथियार डिपो में ब्लास्ट, 6 की मौत,कई घायल देखिए LIVE </text:p>
            <text:p/>
            <text:p>सलमान खान को जान से मारने की धमकी दे…</text:p>
          </table:table-cell>
          <table:table-cell office:value-type="string" calcext:value-type="string">
            <text:p>neutral</text:p>
          </table:table-cell>
        </table:table-row>
        <table:table-row table:style-name="ro15">
          <table:table-cell office:value-type="string" calcext:value-type="string">
            <text:p>तुम सजा के हकदार नहीं </text:p>
          </table:table-cell>
          <table:table-cell office:value-type="string" calcext:value-type="string">
            <text:p>positive</text:p>
          </table:table-cell>
          <table:table-cell office:value-type="string" calcext:value-type="string">
            <text:p>उन्होंने कहा कि अब तो विवश होकर बाहर से दवा खरीदनी पड़ेगी।</text:p>
          </table:table-cell>
          <table:table-cell office:value-type="string" calcext:value-type="string">
            <text:p>negative</text:p>
          </table:table-cell>
          <table:table-cell office:value-type="string" calcext:value-type="string">
            <text:p>RT @mumbaitak: सेना डिपो में धमाका, 5 की मौत 17 घायल  | Mumbai Tak</text:p>
            <text:p/>
            <text:p>महाराष्ट्र के वर्धा में सेना के हथियार डिपो में जबरदस्त धमाका, घटना में…</text:p>
          </table:table-cell>
          <table:table-cell office:value-type="string" calcext:value-type="string">
            <text:p>neutral</text:p>
          </table:table-cell>
        </table:table-row>
        <table:table-row table:style-name="ro16">
          <table:table-cell office:value-type="string" calcext:value-type="string">
            <text:p>तुम में सच्चाई कहने की हिम्मत है। </text:p>
          </table:table-cell>
          <table:table-cell office:value-type="string" calcext:value-type="string">
            <text:p>positive</text:p>
          </table:table-cell>
          <table:table-cell office:value-type="string" calcext:value-type="string">
            <text:p>जाम खुलते न देख वाहन चालक अन्य रास्तों से निकलने पर विवश थे।</text:p>
          </table:table-cell>
          <table:table-cell office:value-type="string" calcext:value-type="string">
            <text:p>negative</text:p>
          </table:table-cell>
          <table:table-cell office:value-type="string" calcext:value-type="string">
            <text:p>RT @mumbaitak: अर्बन नक्सल मामला: कांग्रेस नेता दिग्विजय सिंह से पूछताछ कर सकती है पुणे पुलिस LIVE</text:p>
            <text:p/>
            <text:p>@INCMaharashtra @sahiljoshii @Pkhelkar…</text:p>
          </table:table-cell>
          <table:table-cell office:value-type="string" calcext:value-type="string">
            <text:p>neutral</text:p>
          </table:table-cell>
        </table:table-row>
        <table:table-row table:style-name="ro9">
          <table:table-cell office:value-type="string" calcext:value-type="string">
            <text:p>विक्की ने जो कुछ किया इसकी उसे बहुत खुशी थी।</text:p>
          </table:table-cell>
          <table:table-cell office:value-type="string" calcext:value-type="string">
            <text:p>positive</text:p>
          </table:table-cell>
          <table:table-cell office:value-type="string" calcext:value-type="string">
            <text:p>पीपरा वासी दो किलोमीटर दूर नदी का गंदा पानी पीने को विवश है</text:p>
          </table:table-cell>
          <table:table-cell office:value-type="string" calcext:value-type="string">
            <text:p>negative</text:p>
          </table:table-cell>
          <table:table-cell office:value-type="string" calcext:value-type="string">
            <text:p>RT @mumbaitak: विपक्ष के प्रदर्शन से शुरू हुआ महाराष्ट्र विधानसभा का शीतकालीन सत्र</text:p>
            <text:p/>
            <text:p> विपक्ष ने उठाया मराठा,धनगर और मुस्लिम आरक्षण का मुद्दा…</text:p>
          </table:table-cell>
          <table:table-cell office:value-type="string" calcext:value-type="string">
            <text:p>neutral</text:p>
          </table:table-cell>
        </table:table-row>
        <table:table-row table:style-name="ro11">
          <table:table-cell office:value-type="string" calcext:value-type="string">
            <text:p>चारों ओर सुंदर वन में उदासी छाई हुई थी। </text:p>
          </table:table-cell>
          <table:table-cell office:value-type="string" calcext:value-type="string">
            <text:p>positive</text:p>
          </table:table-cell>
          <table:table-cell office:value-type="string" calcext:value-type="string">
            <text:p>व्यवसाय स्थानांतरित होने के साथ व्यवसायी भी अन्य प्रांतों को पलायन करने को विवश हैं।</text:p>
          </table:table-cell>
          <table:table-cell office:value-type="string" calcext:value-type="string">
            <text:p>negative</text:p>
          </table:table-cell>
          <table:table-cell office:value-type="string" calcext:value-type="string">
            <text:p>RT @mumbaitak: मुंबई पहुंचे दीपिका-रणवीर, नए घर में करेंगे गृहप्रवेश EXCLUSIVE| Mumbai Tak</text:p>
            <text:p/>
            <text:p>इटली में शादी करने के बाद मुंबई वापस लौटे दीपि…</text:p>
          </table:table-cell>
          <table:table-cell office:value-type="string" calcext:value-type="string">
            <text:p>neutral</text:p>
          </table:table-cell>
        </table:table-row>
        <table:table-row table:style-name="ro6">
          <table:table-cell office:value-type="string" calcext:value-type="string">
            <text:p>जंगलवासियों की मेहनत रंग लाई और जल्दी ही वन में अस्पताल बन गया। </text:p>
          </table:table-cell>
          <table:table-cell office:value-type="string" calcext:value-type="string">
            <text:p>positive</text:p>
          </table:table-cell>
          <table:table-cell office:value-type="string" calcext:value-type="string">
            <text:p>व्यापारी इन डग्गामार बसों में यात्रा करने को विवश हैं जिससे समय और धन दोनों की बर्बादी हो रही है।</text:p>
          </table:table-cell>
          <table:table-cell office:value-type="string" calcext:value-type="string">
            <text:p>negative</text:p>
          </table:table-cell>
          <table:table-cell table:style-name="ce3" office:value-type="string" calcext:value-type="string">
            <text:p>RT @mumbaitak: #SahityaAajtak18 – अभिनेत्री दिव्या दत्ता ने किस पर लिखी किताब #Divyadutta #writer #actor @divyadutta25 @aajtak @IndiaToday…</text:p>
          </table:table-cell>
          <table:table-cell office:value-type="string" calcext:value-type="string">
            <text:p>neutral</text:p>
          </table:table-cell>
        </table:table-row>
        <table:table-row table:style-name="ro10">
          <table:table-cell office:value-type="string" calcext:value-type="string">
            <text:p>कुल मिलाकर बढ़िया फिल्म है </text:p>
          </table:table-cell>
          <table:table-cell office:value-type="string" calcext:value-type="string">
            <text:p>positive</text:p>
          </table:table-cell>
          <table:table-cell office:value-type="string" calcext:value-type="string">
            <text:p>अस्पताल के अंदर आकर मरीजों को अपनी दुकान से दवाएं खरीदने को विवश करते हैं।</text:p>
          </table:table-cell>
          <table:table-cell office:value-type="string" calcext:value-type="string">
            <text:p>negative</text:p>
          </table:table-cell>
          <table:table-cell table:style-name="ce3" office:value-type="string" calcext:value-type="string">
            <text:p>RT @mumbaitak: सबरीमाला मंदिर में महिलाओं के प्रवेश की अनुमति मिलने के बाद अभी तक एक भी महिला मंदिर में अंदर नहीं जा सकी है. तृप्ति देसाई…</text:p>
          </table:table-cell>
          <table:table-cell office:value-type="string" calcext:value-type="string">
            <text:p>neutral</text:p>
          </table:table-cell>
        </table:table-row>
        <table:table-row table:style-name="ro9">
          <table:table-cell office:value-type="string" calcext:value-type="string">
            <text:p>रॉयल चैलेंजर्स बेंगलूर के खिलाफ बेहतरीन कैच लपकने वाले क्रिस लिन की तारीफों के ट्विटर पर जमकर पुल बांधे जा रहे हैं </text:p>
          </table:table-cell>
          <table:table-cell office:value-type="string" calcext:value-type="string">
            <text:p>positive</text:p>
          </table:table-cell>
          <table:table-cell office:value-type="string" calcext:value-type="string">
            <text:p>सेक्टर वासियों को खरीदारी के लिए दूर दूसरे सेक्टरों की मार्केटों में जाने को विवश हैं।</text:p>
          </table:table-cell>
          <table:table-cell office:value-type="string" calcext:value-type="string">
            <text:p>negative</text:p>
          </table:table-cell>
          <table:table-cell office:value-type="string" calcext:value-type="string">
            <text:p>RT @mumbaitak: मराठा आरक्षण को लेकर मुख्यमंत्री देवेंद्र फडणवीस ने अहमदनगर में किया बड़ा ऐलान </text:p>
            <text:p/>
            <text:p>देवेंद्र फडणवीस ने कहा -जो लोग 26 नवंबर पर…</text:p>
          </table:table-cell>
          <table:table-cell office:value-type="string" calcext:value-type="string">
            <text:p>neutral</text:p>
          </table:table-cell>
        </table:table-row>
        <table:table-row table:style-name="ro29">
          <table:table-cell office:value-type="string" calcext:value-type="string">
            <text:p>पीटरसन ने टेस्ट टीम में वापसी की उम्मीद नहीं खोई है </text:p>
          </table:table-cell>
          <table:table-cell office:value-type="string" calcext:value-type="string">
            <text:p>positive</text:p>
          </table:table-cell>
          <table:table-cell office:value-type="string" calcext:value-type="string">
            <text:p>इन्दिरा गाँधी को 14 निजी बैंकों का राष्ट्रीयकरण करने के लिए बाध्य होना पड़ा।</text:p>
          </table:table-cell>
          <table:table-cell office:value-type="string" calcext:value-type="string">
            <text:p>negative</text:p>
          </table:table-cell>
          <table:table-cell office:value-type="string" calcext:value-type="string">
            <text:p>RT @mumbaitak: मराठवाड़ा के बाद अब मुंबई में पानी का संकट | Mumbai Tak</text:p>
            <text:p/>
            <text:p>मुंबई में पानी का संकट मुंबईकरों को कर सकता है परेशान, BMC के आदेश…</text:p>
          </table:table-cell>
          <table:table-cell office:value-type="string" calcext:value-type="string">
            <text:p>neutral</text:p>
          </table:table-cell>
        </table:table-row>
        <table:table-row table:style-name="ro10">
          <table:table-cell office:value-type="string" calcext:value-type="string">
            <text:p>मैं बहुत सौभाग्यशाली हूं परंतु अब भी बैंकों की अरबों रूपयों की उधारी है।</text:p>
          </table:table-cell>
          <table:table-cell office:value-type="string" calcext:value-type="string">
            <text:p>positive</text:p>
          </table:table-cell>
          <table:table-cell office:value-type="string" calcext:value-type="string">
            <text:p>भाजयुमो व्यापक आंदोलन के लिए बाध्य होगा।</text:p>
          </table:table-cell>
          <table:table-cell office:value-type="string" calcext:value-type="string">
            <text:p>negative</text:p>
          </table:table-cell>
          <table:table-cell table:style-name="ce3" office:value-type="string" calcext:value-type="string">
            <text:p>RT @mumbaitak: बाघिन अवनि की मौत को लेकर हो रहे विवाद के बीच केंद्र ने एक टीम यवतमाल भेजी,नेशनल टाइगर कंजरर्वेशन अथॉरिटी की बनाई ये टीम जां…</text:p>
          </table:table-cell>
          <table:table-cell office:value-type="string" calcext:value-type="string">
            <text:p>neutral</text:p>
          </table:table-cell>
        </table:table-row>
        <table:table-row table:style-name="ro56">
          <table:table-cell office:value-type="string" calcext:value-type="string">
            <text:p>संता बंता से बोला कि वह बड़ा खुशकिस्मत है</text:p>
          </table:table-cell>
          <table:table-cell office:value-type="string" calcext:value-type="string">
            <text:p>positive</text:p>
          </table:table-cell>
          <table:table-cell office:value-type="string" calcext:value-type="string">
            <text:p>स्पॉट फिक्सिंग की मौजूदा जांच के कारण अपने पद से हटने पर बाध्य होना पड़ा है।</text:p>
          </table:table-cell>
          <table:table-cell office:value-type="string" calcext:value-type="string">
            <text:p>negative</text:p>
          </table:table-cell>
          <table:table-cell office:value-type="string" calcext:value-type="string">
            <text:p>RT @mumbaitak: बाघिन अवनि के शूटरों का सम्मान </text:p>
            <text:p/>
            <text:p>@mustafashk @SMungantiwar @Manekagandhibjp @aajtak @sahiljoshii </text:p>
            <text:p/>
            <text:p>#AvniTheTigress #Avni htt…</text:p>
          </table:table-cell>
          <table:table-cell office:value-type="string" calcext:value-type="string">
            <text:p>neutral</text:p>
          </table:table-cell>
        </table:table-row>
        <table:table-row table:style-name="ro57">
          <table:table-cell office:value-type="string" calcext:value-type="string">
            <text:p>ये रात खुशनसीब है जो अपने चांद को कलेजे से लगाए सो रही है</text:p>
          </table:table-cell>
          <table:table-cell office:value-type="string" calcext:value-type="string">
            <text:p>positive</text:p>
          </table:table-cell>
          <table:table-cell office:value-type="string" calcext:value-type="string">
            <text:p>व्यवस्था शीघ्र बहाल की जाय अन्यथा वार्ड के लोग सड़क पर उतरने के लिए बाध्य होंगे</text:p>
          </table:table-cell>
          <table:table-cell office:value-type="string" calcext:value-type="string">
            <text:p>negative</text:p>
          </table:table-cell>
          <table:table-cell office:value-type="string" calcext:value-type="string">
            <text:p>RT @mumbaitak: अवनि की मौत पर पकड़ा गया मंत्री का झूठा !! पोस्टमार्टम रिपोर्ट से खुलासा</text:p>
            <text:p/>
            <text:p>@sahiljoshii @kamleshsutar #Avni #Avnithetigress #…</text:p>
          </table:table-cell>
          <table:table-cell office:value-type="string" calcext:value-type="string">
            <text:p>neutral</text:p>
          </table:table-cell>
        </table:table-row>
        <table:table-row table:style-name="ro15">
          <table:table-cell office:value-type="string" calcext:value-type="string">
            <text:p>इस भालू को मीडिया ने तक़दीर वाला क़रार दिया है</text:p>
          </table:table-cell>
          <table:table-cell office:value-type="string" calcext:value-type="string">
            <text:p>positive</text:p>
          </table:table-cell>
          <table:table-cell office:value-type="string" calcext:value-type="string">
            <text:p>जब कोई ऐसी पारी खेलता है तो विरोधी टीम बेबस हो जाती है</text:p>
          </table:table-cell>
          <table:table-cell office:value-type="string" calcext:value-type="string">
            <text:p>negative</text:p>
          </table:table-cell>
          <table:table-cell office:value-type="string" calcext:value-type="string">
            <text:p>RT @mumbaitak: समुद्र में भीषण हादसा, जहाज से टकराई मछूआरों की नाव  | Mumbai Tak</text:p>
            <text:p/>
            <text:p>मुंबई से सटे वसई समुद्री तट पर जहाज से टकराई मछूआरों की…</text:p>
          </table:table-cell>
          <table:table-cell office:value-type="string" calcext:value-type="string">
            <text:p>neutral</text:p>
          </table:table-cell>
        </table:table-row>
        <table:table-row table:style-name="ro39">
          <table:table-cell office:value-type="string" calcext:value-type="string">
            <text:p>मैं दुनिया का सबसे भाग्यवान इंसान हूँ</text:p>
          </table:table-cell>
          <table:table-cell office:value-type="string" calcext:value-type="string">
            <text:p>positive</text:p>
          </table:table-cell>
          <table:table-cell office:value-type="string" calcext:value-type="string">
            <text:p>उनकी इस तूफानी पारी ने हैदराबाद के गेंदबाजों बेबस कर दिया।</text:p>
          </table:table-cell>
          <table:table-cell office:value-type="string" calcext:value-type="string">
            <text:p>negative</text:p>
          </table:table-cell>
          <table:table-cell office:value-type="string" calcext:value-type="string">
            <text:p>RT @mumbaitak: Flash-अवनि के मौत पर @ShivSena उद्धव ठाकरे ने साधा @Dev_Fadnavis पर निशाना</text:p>
            <text:p/>
            <text:p>@SMungantiwar के इस्तीफे की मांग की थी तो मुख्य…</text:p>
          </table:table-cell>
          <table:table-cell office:value-type="string" calcext:value-type="string">
            <text:p>neutral</text:p>
          </table:table-cell>
        </table:table-row>
        <table:table-row table:style-name="ro6">
          <table:table-cell office:value-type="string" calcext:value-type="string">
            <text:p>ध्यान करने से आप भाग्यशाली बन जाते हैं</text:p>
          </table:table-cell>
          <table:table-cell office:value-type="string" calcext:value-type="string">
            <text:p>positive</text:p>
          </table:table-cell>
          <table:table-cell office:value-type="string" calcext:value-type="string">
            <text:p>जाहिर है ऐसे पतियों की संख्या बढ़ी है जो किसी ना किसी वजह से अपनी पत्नी से परेशान है और बेबस हैं.</text:p>
          </table:table-cell>
          <table:table-cell office:value-type="string" calcext:value-type="string">
            <text:p>negative</text:p>
          </table:table-cell>
          <table:table-cell table:style-name="ce3" office:value-type="string" calcext:value-type="string">
            <text:p>RT @mumbaitak: #FLASH अवनि को मारे जाने को लेकर महाराष्ट्र के वन मंत्री @SMungantiwar के बचाव में आए केंद्रीय मंत्री नितिन गडकरी, सुनिए क्…</text:p>
          </table:table-cell>
          <table:table-cell office:value-type="string" calcext:value-type="string">
            <text:p>neutral</text:p>
          </table:table-cell>
        </table:table-row>
        <table:table-row table:style-name="ro6">
          <table:table-cell office:value-type="string" calcext:value-type="string">
            <text:p>जहीर की ट्रिपल सेंचुरी से धोनी ब्रिगेड ने टाला दुर्भाग्यशाली रिकॉर्ड</text:p>
          </table:table-cell>
          <table:table-cell office:value-type="string" calcext:value-type="string">
            <text:p>positive</text:p>
          </table:table-cell>
          <table:table-cell office:value-type="string" calcext:value-type="string">
            <text:p>सेंटरों के बाहर ऐसे छात्र मिन्नतें करते रहे, रोना पीटना किया लेकिन नियमों के आगे अफसर बेबस दिखे।</text:p>
          </table:table-cell>
          <table:table-cell office:value-type="string" calcext:value-type="string">
            <text:p>negative</text:p>
          </table:table-cell>
          <table:table-cell table:style-name="ce3" office:value-type="string" calcext:value-type="string">
            <text:p>Raksha Karne ke kram main sehat ( har tarah ki) ka kram sabse ant majn aata hai... https://t.co/Nb2X6vaFUn</text:p>
          </table:table-cell>
          <table:table-cell office:value-type="string" calcext:value-type="string">
            <text:p>neutral</text:p>
          </table:table-cell>
        </table:table-row>
        <table:table-row table:style-name="ro37">
          <table:table-cell office:value-type="string" calcext:value-type="string">
            <text:p>मैं सुगंधित रहना चाहती हूं।</text:p>
          </table:table-cell>
          <table:table-cell office:value-type="string" calcext:value-type="string">
            <text:p>positive</text:p>
          </table:table-cell>
          <table:table-cell office:value-type="string" calcext:value-type="string">
            <text:p>पहले बल्लेबाजी करने उतरी मुंबई इंडियंस के बल्लेबाज रॉयल चैलेंजर्स के गेंदबाजों के आगे बेबस नजर आए\</text:p>
          </table:table-cell>
          <table:table-cell office:value-type="string" calcext:value-type="string">
            <text:p>negative</text:p>
          </table:table-cell>
          <table:table-cell office:value-type="string" calcext:value-type="string">
            <text:p>RT @mumbaitak: नहीं माने मुंबई वाले 10 बजे के बाद भी फोड़े पटाखे</text:p>
            <text:p>@mustafashk @MumbaiPolice #diwali #PollutionStories https://t.co/jydEkPM0M8</text:p>
          </table:table-cell>
          <table:table-cell office:value-type="string" calcext:value-type="string">
            <text:p>neutral</text:p>
          </table:table-cell>
        </table:table-row>
        <table:table-row table:style-name="ro3">
          <table:table-cell office:value-type="string" calcext:value-type="string">
            <text:p>धरती ख़ुशबूदार हो जाएगी </text:p>
          </table:table-cell>
          <table:table-cell office:value-type="string" calcext:value-type="string">
            <text:p>positive</text:p>
          </table:table-cell>
          <table:table-cell office:value-type="string" calcext:value-type="string">
            <text:p>मजबूर होकर कर्मचारियों को हड़ताल पर जाना पड़ा।</text:p>
          </table:table-cell>
          <table:table-cell office:value-type="string" calcext:value-type="string">
            <text:p>negative</text:p>
          </table:table-cell>
          <table:table-cell office:value-type="string" calcext:value-type="string">
            <text:p>RT @mumbaitak: सुनिए महाराष्ट्र के वनमंत्री सुधीर मुनगंटीवार की खरी खरी</text:p>
            <text:p>कहा, "मेनका गांधी को बयानबाजी करने से पहले मुझे फोन करना चाहिए था"…</text:p>
          </table:table-cell>
          <table:table-cell office:value-type="string" calcext:value-type="string">
            <text:p>neutral</text:p>
          </table:table-cell>
        </table:table-row>
        <table:table-row table:style-name="ro23">
          <table:table-cell office:value-type="string" calcext:value-type="string">
            <text:p>सुगंधपूर्ण आमलकी चूर्ण शरीर की सुंदरता बढ़ाने का परम साधन है।</text:p>
          </table:table-cell>
          <table:table-cell office:value-type="string" calcext:value-type="string">
            <text:p>positive</text:p>
          </table:table-cell>
          <table:table-cell office:value-type="string" calcext:value-type="string">
            <text:p>शो का फॉर्मेट ही इस तरह का है जो लोगों को बुरा बरताव करने पर मजबूर करता है.</text:p>
          </table:table-cell>
          <table:table-cell office:value-type="string" calcext:value-type="string">
            <text:p>negative</text:p>
          </table:table-cell>
          <table:table-cell table:style-name="ce3" office:value-type="string" calcext:value-type="string">
            <text:p>मेहुल चोकसी पर किया गया सवाल, PMO ने दिया 'चलता-फिरता' जवाब https://t.co/cL2IK2Qyiq via @aajtak</text:p>
          </table:table-cell>
          <table:table-cell office:value-type="string" calcext:value-type="string">
            <text:p>neutral</text:p>
          </table:table-cell>
        </table:table-row>
        <table:table-row table:style-name="ro10">
          <table:table-cell office:value-type="string" calcext:value-type="string">
            <text:p>पौधे जिनके पुष्‍प भड़कीले और पत्तियाँ सुगंधपूर्ण होती है</text:p>
          </table:table-cell>
          <table:table-cell office:value-type="string" calcext:value-type="string">
            <text:p>positive</text:p>
          </table:table-cell>
          <table:table-cell office:value-type="string" calcext:value-type="string">
            <text:p>इसी कारण समस्त बैंकों के कर्मचारियों को हड़ताल करने पर मजबूर होना पड़ा।</text:p>
          </table:table-cell>
          <table:table-cell office:value-type="string" calcext:value-type="string">
            <text:p>negative</text:p>
          </table:table-cell>
          <table:table-cell table:style-name="ce3" office:value-type="string" calcext:value-type="string">
            <text:p>@RSSorg sarkaryavah bhaiyyaji Joshi addressing media after 3days Diwali meet , likely to talk on #RamMandirBill ... https://t.co/GXJojYlljN</text:p>
          </table:table-cell>
          <table:table-cell office:value-type="string" calcext:value-type="string">
            <text:p>neutral</text:p>
          </table:table-cell>
        </table:table-row>
        <table:table-row table:style-name="ro20">
          <table:table-cell office:value-type="string" calcext:value-type="string">
            <text:p>पथ जीवन का पथरीला भी सुरभित भी और सुरीला भी।</text:p>
          </table:table-cell>
          <table:table-cell office:value-type="string" calcext:value-type="string">
            <text:p>positive</text:p>
          </table:table-cell>
          <table:table-cell office:value-type="string" calcext:value-type="string">
            <text:p>इससे बैंक पहुंचे ग्राहक भटकने को मजबूर हुए।</text:p>
          </table:table-cell>
          <table:table-cell office:value-type="string" calcext:value-type="string">
            <text:p>negative</text:p>
          </table:table-cell>
          <table:table-cell office:value-type="string" calcext:value-type="string">
            <text:p>RT @mumbaitak: कुत्तों की मौत मरेंगे तीनों- साध्वी प्रज्ञा ठाकुर | Mumbai Tak</text:p>
            <text:p/>
            <text:p>साध्वी प्रज्ञा सिंह ठाकुर और कर्नल पुरोहित समेत मालेगांव 200…</text:p>
          </table:table-cell>
          <table:table-cell office:value-type="string" calcext:value-type="string">
            <text:p>neutral</text:p>
          </table:table-cell>
        </table:table-row>
        <table:table-row table:style-name="ro40">
          <table:table-cell office:value-type="string" calcext:value-type="string">
            <text:p>मुझे और भी अच्छा करने के लिए प्रेरित करता है </text:p>
          </table:table-cell>
          <table:table-cell office:value-type="string" calcext:value-type="string">
            <text:p>positive</text:p>
          </table:table-cell>
          <table:table-cell office:value-type="string" calcext:value-type="string">
            <text:p>उसके कारण बैंककर्मियों को हड़ताल जैसा कदम उठाने पर मजबूर होना पड़ा है।</text:p>
          </table:table-cell>
          <table:table-cell office:value-type="string" calcext:value-type="string">
            <text:p>negative</text:p>
          </table:table-cell>
          <table:table-cell office:value-type="string" calcext:value-type="string">
            <text:p>RT @mayuganapatye: मुंबई में संघ की 3 दिनों की बैठक शुरू, राम मंदिर पर होगा मंथन!https://t.co/qffwtxKpqB</text:p>
            <text:p>@RSSorg #RamMandir #RSS #Ayodhya #…</text:p>
          </table:table-cell>
          <table:table-cell office:value-type="string" calcext:value-type="string">
            <text:p>neutral</text:p>
          </table:table-cell>
        </table:table-row>
        <table:table-row table:style-name="ro58">
          <table:table-cell office:value-type="string" calcext:value-type="string">
            <text:p>आपको इस चीज को हास्य के तौर पर ले लेना चाहिए।</text:p>
          </table:table-cell>
          <table:table-cell office:value-type="string" calcext:value-type="string">
            <text:p>positive</text:p>
          </table:table-cell>
          <table:table-cell office:value-type="string" calcext:value-type="string">
            <text:p>वहीं बांग्लादेश से हो रहे आव्रजन ने राज्य के तत्कालीन राज्यपाल लेफ्टिनेंट जनरल एस के सिन्हा को राष्टï्रपति के आर नारायणन को पत्र लिखने पर मजबूर कर दिया था।</text:p>
          </table:table-cell>
          <table:table-cell office:value-type="string" calcext:value-type="string">
            <text:p>negative</text:p>
          </table:table-cell>
          <table:table-cell table:style-name="ce3" office:value-type="string" calcext:value-type="string">
            <text:p>RT @mumbaitak: मुंबई तक पर मिलिए पद्मभुषण राम सुतार से जिन्होंने बनाई विश्व की सबसे ऊंची प्रतिमा 'स्टैच्यू ऑफ यूनिटी', कितना चुनौती भरा था…</text:p>
          </table:table-cell>
          <table:table-cell office:value-type="string" calcext:value-type="string">
            <text:p>neutral</text:p>
          </table:table-cell>
        </table:table-row>
        <table:table-row table:style-name="ro25">
          <table:table-cell office:value-type="string" calcext:value-type="string">
            <text:p>हमशकल्स में सैफ न केवल गुजराती बोलते नजर आएंगे बल्कि अपने किरदार में हास्य का तड़का भी लगाते नजर आएंगे.</text:p>
          </table:table-cell>
          <table:table-cell office:value-type="string" calcext:value-type="string">
            <text:p>positive</text:p>
          </table:table-cell>
          <table:table-cell office:value-type="string" calcext:value-type="string">
            <text:p>खातों में पैसा रहने के बाद भी पैसे के लिए निजी कर्जदारों के पास जाने को मजबूर होना पड़ा।</text:p>
          </table:table-cell>
          <table:table-cell office:value-type="string" calcext:value-type="string">
            <text:p>negative</text:p>
          </table:table-cell>
          <table:table-cell table:style-name="ce3" office:value-type="string" calcext:value-type="string">
            <text:p>RT @dilipmandal: अजित डोभाल को एक पार्टी की मजबूत सरकार चाहिए. क्या आप जानते हैं कि एक दल की मजबूत सरकारों के समय चीन के हाथों भारत हारा, इ…</text:p>
          </table:table-cell>
          <table:table-cell office:value-type="string" calcext:value-type="string">
            <text:p>neutral</text:p>
          </table:table-cell>
        </table:table-row>
        <table:table-row table:style-name="ro34">
          <table:table-cell office:value-type="string" calcext:value-type="string">
            <text:p>सीमा पर शत्रुता के विभिन्न भावों को हास्य पुट के साथ दर्शाती यह फिल्म दर्शकों का कई तरह से मनोरंजन करती है।</text:p>
          </table:table-cell>
          <table:table-cell office:value-type="string" calcext:value-type="string">
            <text:p>positive</text:p>
          </table:table-cell>
          <table:table-cell office:value-type="string" calcext:value-type="string">
            <text:p>मजबूर होकर ही हड़ताल पर उतरना पड़ा है।]</text:p>
          </table:table-cell>
          <table:table-cell office:value-type="string" calcext:value-type="string">
            <text:p>negative</text:p>
          </table:table-cell>
          <table:table-cell office:value-type="string" calcext:value-type="string">
            <text:p>RT @mumbaitak: मुंबई मंथन: 2019 के चुनावों में कौन किसके साथ  #MumbaiManthan18 | Mumbai Tak</text:p>
            <text:p/>
            <text:p>@sardesairajdeep @SMungantiwar @AshokChavanINC…</text:p>
          </table:table-cell>
          <table:table-cell office:value-type="string" calcext:value-type="string">
            <text:p>neutral</text:p>
          </table:table-cell>
        </table:table-row>
        <table:table-row table:style-name="ro6">
          <table:table-cell office:value-type="string" calcext:value-type="string">
            <text:p>निर्देशक ने फिल्म में हास्य लाने के लिए अपने अभिनेताओं को खूबसूरत अभिनेत्रियों में तब्दील किया है।</text:p>
          </table:table-cell>
          <table:table-cell office:value-type="string" calcext:value-type="string">
            <text:p>positive</text:p>
          </table:table-cell>
          <table:table-cell office:value-type="string" calcext:value-type="string">
            <text:p>किसान या तो सामूहिक आत्महत्या करने या खेती छोडऩे को मजबूर होंगे।</text:p>
          </table:table-cell>
          <table:table-cell office:value-type="string" calcext:value-type="string">
            <text:p>negative</text:p>
          </table:table-cell>
          <table:table-cell table:style-name="ce3" office:value-type="string" calcext:value-type="string">
            <text:p>फैक्ट चेक: भगत सिंह नहीं है हथकड़ी में बंधा यह शख्स https://t.co/zZAKoBZXth via @aajtak</text:p>
          </table:table-cell>
          <table:table-cell office:value-type="string" calcext:value-type="string">
            <text:p>neutral</text:p>
          </table:table-cell>
        </table:table-row>
        <table:table-row table:style-name="ro10">
          <table:table-cell office:value-type="string" calcext:value-type="string">
            <text:p>उन्होंने विदेश नीति से लेकर खाद्य नीति तक अपने पांडित्य पूर्ण विचार बेलौस व्यक्त किया है।</text:p>
          </table:table-cell>
          <table:table-cell office:value-type="string" calcext:value-type="string">
            <text:p>positive</text:p>
          </table:table-cell>
          <table:table-cell office:value-type="string" calcext:value-type="string">
            <text:p>लोग हाड कंपकंपाती ठंड में ठिठुरने को मजबूर नजर आ रहे हैं।</text:p>
          </table:table-cell>
          <table:table-cell office:value-type="string" calcext:value-type="string">
            <text:p>negative</text:p>
          </table:table-cell>
          <table:table-cell table:style-name="ce3" office:value-type="string" calcext:value-type="string">
            <text:p>फैक्ट चेक: भगत सिंह नहीं है हथकड़ी में बंधा यह शख्स https://t.co/zZAKoBZXth via @aajtak</text:p>
          </table:table-cell>
          <table:table-cell office:value-type="string" calcext:value-type="string">
            <text:p>neutral</text:p>
          </table:table-cell>
        </table:table-row>
        <table:table-row table:style-name="ro2">
          <table:table-cell office:value-type="string" calcext:value-type="string">
            <text:p>इस साझेदारी ने सुपर किंग्स को जीत की ओर से अग्रसर किया।</text:p>
          </table:table-cell>
          <table:table-cell office:value-type="string" calcext:value-type="string">
            <text:p>positive</text:p>
          </table:table-cell>
          <table:table-cell office:value-type="string" calcext:value-type="string">
            <text:p>स्कोर 400 से ऊपर ले जाते हैं तो भारत दक्षिण अफ्रीकी टीम को घुटने टेकने के लिए मजबूर कर सकता है.</text:p>
          </table:table-cell>
          <table:table-cell office:value-type="string" calcext:value-type="string">
            <text:p>negative</text:p>
          </table:table-cell>
          <table:table-cell office:value-type="string" calcext:value-type="string">
            <text:p>RT @mayuganapatye: CM फडणवीस ने कहा था सुरक्षित हैं उत्तर भारतीय, 2 दिन बाद ही शिवसैनिकों ने पीटा</text:p>
            <text:p/>
            <text:p>https://t.co/9ESqeKQ0YB</text:p>
            <text:p/>
            <text:p>@CMOMaharashtra…</text:p>
          </table:table-cell>
          <table:table-cell office:value-type="string" calcext:value-type="string">
            <text:p>neutral</text:p>
          </table:table-cell>
        </table:table-row>
        <table:table-row table:style-name="ro10">
          <table:table-cell office:value-type="string" calcext:value-type="string">
            <text:p>दोनों ने 10.4 ओवर में 84 रन जोड़कर टीम को मजबूत स्कोर की तरफ अग्रसर किया।</text:p>
          </table:table-cell>
          <table:table-cell office:value-type="string" calcext:value-type="string">
            <text:p>positive</text:p>
          </table:table-cell>
          <table:table-cell office:value-type="string" calcext:value-type="string">
            <text:p>किसान लाचार है।</text:p>
          </table:table-cell>
          <table:table-cell office:value-type="string" calcext:value-type="string">
            <text:p>negative</text:p>
          </table:table-cell>
          <table:table-cell table:style-name="ce3" office:value-type="string" calcext:value-type="string">
            <text:p>फैक्ट चेक: अस्थाना और वर्मा को ट्विटर पर कौन कर रहा था सपोर्ट? https://t.co/lg89w4n5fh via @aajtak</text:p>
          </table:table-cell>
          <table:table-cell office:value-type="string" calcext:value-type="string">
            <text:p>neutral</text:p>
          </table:table-cell>
        </table:table-row>
        <table:table-row table:style-name="ro6">
          <table:table-cell office:value-type="string" calcext:value-type="string">
            <text:p>रेडक्रॉस सामाजिक हितों को लेकर कार्य कर रही है और भविष्य में भी इस दिशा में अग्रसर रहेगी।</text:p>
          </table:table-cell>
          <table:table-cell office:value-type="string" calcext:value-type="string">
            <text:p>positive</text:p>
          </table:table-cell>
          <table:table-cell office:value-type="string" calcext:value-type="string">
            <text:p>गुजरात और मध्य प्रदेश सरकार ने इसमें अवरोध पैदा किया।"</text:p>
          </table:table-cell>
          <table:table-cell office:value-type="string" calcext:value-type="string">
            <text:p>negative</text:p>
          </table:table-cell>
          <table:table-cell table:style-name="ce3" office:value-type="string" calcext:value-type="string">
            <text:p>फैक्ट चेक: अस्थाना और वर्मा को ट्विटर पर कौन कर रहा था सपोर्ट? https://t.co/lg89w4n5fh via @aajtak</text:p>
          </table:table-cell>
          <table:table-cell office:value-type="string" calcext:value-type="string">
            <text:p>neutral</text:p>
          </table:table-cell>
        </table:table-row>
        <table:table-row table:style-name="ro54">
          <table:table-cell office:value-type="string" calcext:value-type="string">
            <text:p>यह उदारीकरण के बाद हो रहा ऐसा पहला चुनाव है जिसमें देश धीमे आर्थिक विकास के बीच चुनावी समर की ओर अग्रसर है।</text:p>
          </table:table-cell>
          <table:table-cell office:value-type="string" calcext:value-type="string">
            <text:p>positive</text:p>
          </table:table-cell>
          <table:table-cell office:value-type="string" calcext:value-type="string">
            <text:p>कानून में सिविक एजेंसियों के लिए टाउन वेंडिंग कमेटियों का गठन अनिवार्य किया गया है।</text:p>
          </table:table-cell>
          <table:table-cell office:value-type="string" calcext:value-type="string">
            <text:p>negative</text:p>
          </table:table-cell>
          <table:table-cell office:value-type="string" calcext:value-type="string">
            <text:p>RT @swapniljourno: मुझे कोई भी गाली दे दे पर बाबर से ना जोड़े @ShahnawazBJP to @asadowaisi   </text:p>
            <text:p/>
            <text:p>@anjanaomkashyap @sahiljoshii @kamleshsutar…</text:p>
          </table:table-cell>
          <table:table-cell office:value-type="string" calcext:value-type="string">
            <text:p>neutral</text:p>
          </table:table-cell>
        </table:table-row>
        <table:table-row table:style-name="ro25">
          <table:table-cell office:value-type="string" calcext:value-type="string">
            <text:p>हम ऎसी व्यवस्था बनाने की तरफ अग्रसर हैं जहां हर कोई निसंकोच अपनी बात रख सकेगा और निर्णय लेने वाली प्रक्रिया में शामिल होगा।</text:p>
          </table:table-cell>
          <table:table-cell office:value-type="string" calcext:value-type="string">
            <text:p>positive</text:p>
          </table:table-cell>
          <table:table-cell office:value-type="string" calcext:value-type="string">
            <text:p>सुप्रीम कोर्ट ने कहा कि हम ऐसे आचरण की निंदा करते हैं क्योंकि हमारे आदेश का पालन करना अनिवार्य है।</text:p>
          </table:table-cell>
          <table:table-cell office:value-type="string" calcext:value-type="string">
            <text:p>negative</text:p>
          </table:table-cell>
          <table:table-cell table:style-name="ce3" office:value-type="string" calcext:value-type="string">
            <text:p>RT @aajtak: भीमा-कोरेगांव हिंसा: क्या महाराष्ट्र सरकार ने <text:s/>शिव प्रतिष्ठान हिंदुस्तान के संस्थापक संभाजी भिडे को क्लीन चिट दे दी है? <text:s/>सुनिए…</text:p>
          </table:table-cell>
          <table:table-cell office:value-type="string" calcext:value-type="string">
            <text:p>neutral</text:p>
          </table:table-cell>
        </table:table-row>
        <table:table-row table:style-name="ro44">
          <table:table-cell office:value-type="string" calcext:value-type="string">
            <text:p>इस मौके पर उपस्थित विधायकों ने कहा कि हमें सबकों मिलजुल कर जिले के समग्र विकास की दिशा में अग्रसर होना है </text:p>
          </table:table-cell>
          <table:table-cell office:value-type="string" calcext:value-type="string">
            <text:p>positive</text:p>
          </table:table-cell>
          <table:table-cell office:value-type="string" calcext:value-type="string">
            <text:p>790 परीक्षार्थी अनुपस्थित रहे।</text:p>
          </table:table-cell>
          <table:table-cell office:value-type="string" calcext:value-type="string">
            <text:p>negative</text:p>
          </table:table-cell>
          <table:table-cell office:value-type="string" calcext:value-type="string">
            <text:p>@rautsanjay61 on alliance with @BJP4India</text:p>
            <text:p>"जो न देते थे जवाब, आज उनके सलाम आने लगे,</text:p>
            <text:p>वक्त ऐसे बदला की निम पर आम आने… https://t.co/wDJj6PkKHH</text:p>
          </table:table-cell>
          <table:table-cell office:value-type="string" calcext:value-type="string">
            <text:p>neutral</text:p>
          </table:table-cell>
        </table:table-row>
        <table:table-row table:style-name="ro59">
          <table:table-cell office:value-type="string" calcext:value-type="string">
            <text:p>अब महिलाएं घर की बहू से बहुमत बनने की ओर अग्रसर हैं। </text:p>
          </table:table-cell>
          <table:table-cell office:value-type="string" calcext:value-type="string">
            <text:p>positive</text:p>
          </table:table-cell>
          <table:table-cell office:value-type="string" calcext:value-type="string">
            <text:p>इस दौरान सूचना के बाद आवेदक अनुपस्थित भी नहीं था।</text:p>
          </table:table-cell>
          <table:table-cell office:value-type="string" calcext:value-type="string">
            <text:p>negative</text:p>
          </table:table-cell>
          <table:table-cell office:value-type="string" calcext:value-type="string">
            <text:p>RT @aajtak: भारतीय रिजर्व बैंक ने मंगलवार को इस संबंध में दिशा-निर्देश जारी कर दिए हैं. </text:p>
            <text:p>https://t.co/n9zz64SvKV</text:p>
          </table:table-cell>
          <table:table-cell office:value-type="string" calcext:value-type="string">
            <text:p>neutral</text:p>
          </table:table-cell>
        </table:table-row>
        <table:table-row table:style-name="ro44">
          <table:table-cell office:value-type="string" calcext:value-type="string">
            <text:p>दलित की बेटी को एक बार सवर्ण लोग प्रधानमंत्री बनाएं, देश खुशहाली की ओर अग्रसर हो जाएगा।</text:p>
          </table:table-cell>
          <table:table-cell office:value-type="string" calcext:value-type="string">
            <text:p>positive</text:p>
          </table:table-cell>
          <table:table-cell office:value-type="string" calcext:value-type="string">
            <text:p>तीनों पालियों में कुल 82 में से दो परीक्षार्थी अनुपस्थित रहे।</text:p>
          </table:table-cell>
          <table:table-cell office:value-type="string" calcext:value-type="string">
            <text:p>negative</text:p>
          </table:table-cell>
          <table:table-cell office:value-type="string" calcext:value-type="string">
            <text:p>RT @aajtak: .@ONGC_  को #Safaigiri18 में किसे मिला 'टॉयलेट टाइटन' का अवार्ड.</text:p>
            <text:p>@sahiljoshii </text:p>
            <text:p>ये सेशन लाइव देखिए: https://t.co/5y3chkLts9 http…</text:p>
          </table:table-cell>
          <table:table-cell office:value-type="string" calcext:value-type="string">
            <text:p>neutral</text:p>
          </table:table-cell>
        </table:table-row>
        <table:table-row table:style-name="ro7">
          <table:table-cell office:value-type="string" calcext:value-type="string">
            <text:p>छात्राओं का कर्तव्य है कि अनुशासित रहकर शिक्षा प्राप्त कर समाज के विकास में अग्रसर रहे।</text:p>
          </table:table-cell>
          <table:table-cell office:value-type="string" calcext:value-type="string">
            <text:p>positive</text:p>
          </table:table-cell>
          <table:table-cell office:value-type="string" calcext:value-type="string">
            <text:p>आसाराम के स्वास्थ्य आधार पर अदालत में लगातार अनुपस्थित रहने के कारण सुनवाई रूकी हुयी थी'</text:p>
          </table:table-cell>
          <table:table-cell office:value-type="string" calcext:value-type="string">
            <text:p>negative</text:p>
          </table:table-cell>
          <table:table-cell office:value-type="string" calcext:value-type="string">
            <text:p>RT @mayuganapatye: संभाजी भिडे पर फडणवीस सरकार मेहरबान, हटेगा दंगे का केसhttps://t.co/7cbrFJ3H3b</text:p>
            <text:p>@CMOMaharashtra @Dev_Fadnavis @Awhadspeaks…</text:p>
          </table:table-cell>
          <table:table-cell office:value-type="string" calcext:value-type="string">
            <text:p>neutral</text:p>
          </table:table-cell>
        </table:table-row>
        <table:table-row table:style-name="ro10">
          <table:table-cell office:value-type="string" calcext:value-type="string">
            <text:p>वक्ताओं ने कहा कि नारी का सम्मान करने से समाज प्रगति के रास्ते पर अग्रसर हो सकता है।</text:p>
          </table:table-cell>
          <table:table-cell office:value-type="string" calcext:value-type="string">
            <text:p>positive</text:p>
          </table:table-cell>
          <table:table-cell office:value-type="string" calcext:value-type="string">
            <text:p>इस तरह के करीब 500 परीक्षार्थी परीक्षा से वंचित रह गए।</text:p>
          </table:table-cell>
          <table:table-cell office:value-type="string" calcext:value-type="string">
            <text:p>negative</text:p>
          </table:table-cell>
          <table:table-cell table:style-name="ce3" office:value-type="string" calcext:value-type="string">
            <text:p>@KuchLafz Taklif hui lagta hai...</text:p>
          </table:table-cell>
          <table:table-cell office:value-type="string" calcext:value-type="string">
            <text:p>neutral</text:p>
          </table:table-cell>
        </table:table-row>
        <table:table-row table:style-name="ro30">
          <table:table-cell office:value-type="string" calcext:value-type="string">
            <text:p>पुलिस को फोन न किया जाता तो निश्चित तौर पर कोई बड़ी घटना भी हो सकती थी।</text:p>
          </table:table-cell>
          <table:table-cell office:value-type="string" calcext:value-type="string">
            <text:p>positive</text:p>
          </table:table-cell>
          <table:table-cell office:value-type="string" calcext:value-type="string">
            <text:p>लेकिन आठों स्कूलों के हजारों बच्चे कंप्यूटर शिक्षा से वंचित है।</text:p>
          </table:table-cell>
          <table:table-cell office:value-type="string" calcext:value-type="string">
            <text:p>negative</text:p>
          </table:table-cell>
          <table:table-cell office:value-type="string" calcext:value-type="string">
            <text:p>RT @mumbaitak: रविवार को दिन भर देखिए गणपति बाप्पा के विसर्जन का विशेष कवरेज| Mumbai Tak</text:p>
            <text:p/>
            <text:p>@sahiljoshii @mayuganapatye @saurabhv99 @journovi…</text:p>
          </table:table-cell>
          <table:table-cell office:value-type="string" calcext:value-type="string">
            <text:p>neutral</text:p>
          </table:table-cell>
        </table:table-row>
        <table:table-row table:style-name="ro24">
          <table:table-cell office:value-type="string" calcext:value-type="string">
            <text:p>कुल मिलाकर पूरा एपिसोड मौज और मस्ती से भरपूर रहा।</text:p>
          </table:table-cell>
          <table:table-cell office:value-type="string" calcext:value-type="string">
            <text:p>positive</text:p>
          </table:table-cell>
          <table:table-cell office:value-type="string" calcext:value-type="string">
            <text:p>संघ को सब्सिडी के तौर पर मिलने वाली मोटी धनराशि से भी वंचित होना पड़ेगा।</text:p>
          </table:table-cell>
          <table:table-cell office:value-type="string" calcext:value-type="string">
            <text:p>negative</text:p>
          </table:table-cell>
          <table:table-cell office:value-type="string" calcext:value-type="string">
            <text:p>RT @mumbaitak: गणपती और नवरात्री में नहीं बजेगा डीजे डॉल्बी| Mumbai Tak</text:p>
            <text:p/>
            <text:p>इस साल गणपती और नवरात्री में नहीं बजेगा डीजे डॉल्बी, बोम्बे हाई को…</text:p>
          </table:table-cell>
          <table:table-cell office:value-type="string" calcext:value-type="string">
            <text:p>neutral</text:p>
          </table:table-cell>
        </table:table-row>
        <table:table-row table:style-name="ro35">
          <table:table-cell office:value-type="string" calcext:value-type="string">
            <text:p>कुल मिलाकर आईटी सेक्टर का प्रदर्शन ना बहुत ज्यादा खराब होगा और ना बहुत ज्यादा अच्छा होगा।</text:p>
          </table:table-cell>
          <table:table-cell office:value-type="string" calcext:value-type="string">
            <text:p>positive</text:p>
          </table:table-cell>
          <table:table-cell office:value-type="string" calcext:value-type="string">
            <text:p>व्यापमं की बीएड प्रवेश परीक्षा लापरवाही ने सैकड़ों परीक्षार्थियों को परीक्षा से वंचित कर दिया।</text:p>
          </table:table-cell>
          <table:table-cell office:value-type="string" calcext:value-type="string">
            <text:p>negative</text:p>
          </table:table-cell>
          <table:table-cell office:value-type="string" calcext:value-type="string">
            <text:p>RT @mumbaitak: हवा में थी जेट एयरवेज़ की फ्लाइट, यात्रियों के नाक-कान से निकलने लगा खून</text:p>
            <text:p/>
            <text:p>मुंबई से जयपुर जा रही जेट एयरवेज़ की फ्लाइट में के…</text:p>
          </table:table-cell>
          <table:table-cell office:value-type="string" calcext:value-type="string">
            <text:p>neutral</text:p>
          </table:table-cell>
        </table:table-row>
        <table:table-row table:style-name="ro60">
          <table:table-cell office:value-type="string" calcext:value-type="string">
            <text:p>वास्तव में मैक्सवेल ने अभी तक इतने छक्के लगा दिए हैं, जितने कि अधिकतर टीमें कुल मिलाकर नहीं लगा सकी हैं।</text:p>
          </table:table-cell>
          <table:table-cell office:value-type="string" calcext:value-type="string">
            <text:p>positive</text:p>
          </table:table-cell>
          <table:table-cell office:value-type="string" calcext:value-type="string">
            <text:p>इनमें एक सैकड़ा से अधिक परीक्षार्थी अपने फोटो पहचान पत्र न ला पाने के कारण परीक्षा से वंचित रह गए।</text:p>
          </table:table-cell>
          <table:table-cell office:value-type="string" calcext:value-type="string">
            <text:p>negative</text:p>
          </table:table-cell>
          <table:table-cell office:value-type="string" calcext:value-type="string">
            <text:p>RT @free_thinker: भारत में 11 करोड़ रोहिंग्या और 8 करोड़ बांग्लादेशी शरणार्थी होने का झूठा दावा</text:p>
            <text:p/>
            <text:p>https://t.co/QXhZ5Kg5tF</text:p>
          </table:table-cell>
          <table:table-cell office:value-type="string" calcext:value-type="string">
            <text:p>neutral</text:p>
          </table:table-cell>
        </table:table-row>
        <table:table-row table:style-name="ro15">
          <table:table-cell office:value-type="string" calcext:value-type="string">
            <text:p>डीसी ने कहा कि निस्वार्थ मानवता की सेवा में ऊना जिला रेडक्रास समिति भी अग्रणी भूमिका निभा रही है।</text:p>
          </table:table-cell>
          <table:table-cell office:value-type="string" calcext:value-type="string">
            <text:p>positive</text:p>
          </table:table-cell>
          <table:table-cell office:value-type="string" calcext:value-type="string">
            <text:p>परीक्षा से वंचित हुए सैकड़ों परीक्षार्थियों ने परीक्षा केन्द्रों के बाहर हंगामा करते हुए उन्हें परीक्षा से वंचित रखने का आरोप परीक्षा प्रभारियों पर लगाया है।</text:p>
          </table:table-cell>
          <table:table-cell office:value-type="string" calcext:value-type="string">
            <text:p>negative</text:p>
          </table:table-cell>
          <table:table-cell office:value-type="string" calcext:value-type="string">
            <text:p>RT @mumbaitak: ना  बीजेपी की सुनिए , ना कांग्रेस की, इस वीडियो में देखिए तेल के दाम का सच | Mumbai Tak</text:p>
            <text:p/>
            <text:p>तेल की बढ़ी कीमतों पर बवाल मचा हुआ…</text:p>
          </table:table-cell>
          <table:table-cell office:value-type="string" calcext:value-type="string">
            <text:p>neutral</text:p>
          </table:table-cell>
        </table:table-row>
        <table:table-row table:style-name="ro15">
          <table:table-cell office:value-type="string" calcext:value-type="string">
            <text:p>सार्वजनिक स्थानों पर निस्वार्थ भाव से लोगों को पानी पिलाते स्वयंसेवी मिल जाते है।</text:p>
          </table:table-cell>
          <table:table-cell office:value-type="string" calcext:value-type="string">
            <text:p>positive</text:p>
          </table:table-cell>
          <table:table-cell office:value-type="string" calcext:value-type="string">
            <text:p>कोयले से महरूम बिजली संयंत्र और सड़कों एवं रेल से कटे हुए बंदरगाह किसी सूरत में फायदा नहीं देंगे।</text:p>
          </table:table-cell>
          <table:table-cell office:value-type="string" calcext:value-type="string">
            <text:p>negative</text:p>
          </table:table-cell>
          <table:table-cell office:value-type="string" calcext:value-type="string">
            <text:p>RT @mumbaitak: आप भी बन सकती है बिजनेस लीडर, अगर आप ये बाते करें तो.. | Mumbai Tak</text:p>
            <text:p/>
            <text:p>बिजनेस टुडे के मंच पर एक साथ नजर आई ताकतवर महिलाएं, सु…</text:p>
          </table:table-cell>
          <table:table-cell office:value-type="string" calcext:value-type="string">
            <text:p>neutral</text:p>
          </table:table-cell>
        </table:table-row>
        <table:table-row table:style-name="ro36">
          <table:table-cell office:value-type="string" calcext:value-type="string">
            <text:p>वह मुझे निस्‍वार्थ भावना से प्रेम करते हैं।</text:p>
          </table:table-cell>
          <table:table-cell office:value-type="string" calcext:value-type="string">
            <text:p>positive</text:p>
          </table:table-cell>
          <table:table-cell office:value-type="string" calcext:value-type="string">
            <text:p>दोनों टीमें अभी तक आईपीएल खिताब से महरूम रही हैं </text:p>
          </table:table-cell>
          <table:table-cell office:value-type="string" calcext:value-type="string">
            <text:p>negative</text:p>
          </table:table-cell>
          <table:table-cell office:value-type="string" calcext:value-type="string">
            <text:p>RT @mumbaitak: बुरी खबर से दिन की शुरुआत, पेट्रोल और डीजल ने लगाई जेब में आग| Mumbai Tak</text:p>
            <text:p/>
            <text:p>पेट्रोल और डीजल की कीमत में लगातार हो रही है बढ़ो…</text:p>
          </table:table-cell>
          <table:table-cell office:value-type="string" calcext:value-type="string">
            <text:p>neutral</text:p>
          </table:table-cell>
        </table:table-row>
        <table:table-row table:style-name="ro15">
          <table:table-cell office:value-type="string" calcext:value-type="string">
            <text:p>निस्वार्थ भाव से किया गया कर्म सदैव सुखदायक होता है।</text:p>
          </table:table-cell>
          <table:table-cell office:value-type="string" calcext:value-type="string">
            <text:p>positive</text:p>
          </table:table-cell>
          <table:table-cell office:value-type="string" calcext:value-type="string">
            <text:p>आयोजन स्थल में बदलाव की वजह से भारत में क्रिकेट के दीवाने स्टेडियम में आईपीएल मैच देखने से महरूम रह जाएंगे</text:p>
          </table:table-cell>
          <table:table-cell office:value-type="string" calcext:value-type="string">
            <text:p>negative</text:p>
          </table:table-cell>
          <table:table-cell office:value-type="string" calcext:value-type="string">
            <text:p>RT @mumbaitak: लोकल में क्या आपके बच्चे अकेले सफर करते हैं, तो जरूर देखे ये वीडियो  | Mumbai Tak</text:p>
            <text:p/>
            <text:p>मुंबई, ठाणे और आसपास के लोगों के लिए लोकल…</text:p>
          </table:table-cell>
          <table:table-cell office:value-type="string" calcext:value-type="string">
            <text:p>neutral</text:p>
          </table:table-cell>
        </table:table-row>
        <table:table-row table:style-name="ro19">
          <table:table-cell office:value-type="string" calcext:value-type="string">
            <text:p>निस्वार्थ भाव से सबका भला सोचना ही प्रेम, धर्म व सेवा है।</text:p>
          </table:table-cell>
          <table:table-cell office:value-type="string" calcext:value-type="string">
            <text:p>positive</text:p>
          </table:table-cell>
          <table:table-cell office:value-type="string" calcext:value-type="string">
            <text:p>फिल्म देखकर कभी परदेस याद आती तो कभी ताल।</text:p>
          </table:table-cell>
          <table:table-cell office:value-type="string" calcext:value-type="string">
            <text:p>negative</text:p>
          </table:table-cell>
          <table:table-cell table:style-name="ce3" office:value-type="string" calcext:value-type="string">
            <text:p>RT @aajtak: भीमा कोरेगांव हिंसा मामले में कुछ दिनों पहले की गई वामपंथी विचारकों की गिरफ्तारी पर महाराष्ट्र सरकार ने सुप्रीम कोर्ट में हलफना…</text:p>
          </table:table-cell>
          <table:table-cell office:value-type="string" calcext:value-type="string">
            <text:p>neutral</text:p>
          </table:table-cell>
        </table:table-row>
        <table:table-row table:style-name="ro24">
          <table:table-cell office:value-type="string" calcext:value-type="string">
            <text:p>उन्होंने अनथक और निस्वार्थ भाव से काम किया और अक्सर अपनी सेहत की भी परवाह नहीं की।</text:p>
          </table:table-cell>
          <table:table-cell office:value-type="string" calcext:value-type="string">
            <text:p>positive</text:p>
          </table:table-cell>
          <table:table-cell office:value-type="string" calcext:value-type="string">
            <text:p>इस आर्थिक विषमता की जड़ हमारी राजनीति, संस्कृति और इतिहास में गहरे तक धंसी हुई थी।</text:p>
          </table:table-cell>
          <table:table-cell office:value-type="string" calcext:value-type="string">
            <text:p>negative</text:p>
          </table:table-cell>
          <table:table-cell office:value-type="string" calcext:value-type="string">
            <text:p>RT @mumbaitak: बुरे फंस गए राम कदम | Mumbai Tak</text:p>
            <text:p/>
            <text:p>दही हांडी के दौरान की गई टिप्पणी के बाद चौतरफा घिरे बीजेपी विधायक राम कदम, बीजेपी ने राम क…</text:p>
          </table:table-cell>
          <table:table-cell office:value-type="string" calcext:value-type="string">
            <text:p>neutral</text:p>
          </table:table-cell>
        </table:table-row>
        <table:table-row table:style-name="ro19">
          <table:table-cell office:value-type="string" calcext:value-type="string">
            <text:p>मैं एक वयस्क महिला हूं और मैं जो चाहती हूं वो कर सकती हूं।</text:p>
          </table:table-cell>
          <table:table-cell office:value-type="string" calcext:value-type="string">
            <text:p>positive</text:p>
          </table:table-cell>
          <table:table-cell office:value-type="string" calcext:value-type="string">
            <text:p>भारतीय बाजार के वित्तीय आंकड़े बहुत कम हैं।</text:p>
          </table:table-cell>
          <table:table-cell office:value-type="string" calcext:value-type="string">
            <text:p>negative</text:p>
          </table:table-cell>
          <table:table-cell table:style-name="ce3" office:value-type="string" calcext:value-type="string">
            <text:p>RT @kanhaiyakumar: आज ही के दिन एक साल पहले गौरी लंकेश की हत्या कर दी गई थी। उनकी हत्या का जश्न मनाने वाली विचारधारा के लोग ही आज संविधान ज…</text:p>
          </table:table-cell>
          <table:table-cell office:value-type="string" calcext:value-type="string">
            <text:p>neutral</text:p>
          </table:table-cell>
        </table:table-row>
        <table:table-row table:style-name="ro14">
          <table:table-cell office:value-type="string" calcext:value-type="string">
            <text:p>टीम का मानना है कि इन मरीजों में से कोई गंभीर हालत में नहीं हैं।</text:p>
          </table:table-cell>
          <table:table-cell office:value-type="string" calcext:value-type="string">
            <text:p>positive</text:p>
          </table:table-cell>
          <table:table-cell office:value-type="string" calcext:value-type="string">
            <text:p>माइग्रेन के सटीक कारणों का पता नहीं लगा सके हैं.</text:p>
          </table:table-cell>
          <table:table-cell office:value-type="string" calcext:value-type="string">
            <text:p>negative</text:p>
          </table:table-cell>
          <table:table-cell office:value-type="string" calcext:value-type="string">
            <text:p>RT @mumbaitak: 2008 के मालेगांव धमाका केस में कर्नल पुरोहित को बॉम्बे हाईकोर्ट से झटका | Mumbai Tak</text:p>
            <text:p/>
            <text:p>बॉम्बे हाईकोर्ट ने निचली अदालत के चार्…</text:p>
          </table:table-cell>
          <table:table-cell office:value-type="string" calcext:value-type="string">
            <text:p>neutral</text:p>
          </table:table-cell>
        </table:table-row>
        <table:table-row table:style-name="ro15">
          <table:table-cell office:value-type="string" calcext:value-type="string">
            <text:p>राजस्थान के बारा सहित कई शहरों का आवागमन सुगम हो जाएगा।</text:p>
          </table:table-cell>
          <table:table-cell office:value-type="string" calcext:value-type="string">
            <text:p>positive</text:p>
          </table:table-cell>
          <table:table-cell office:value-type="string" calcext:value-type="string">
            <text:p>अब्दी ने कहा,'संघ को सजा देना अनुचित है.</text:p>
          </table:table-cell>
          <table:table-cell office:value-type="string" calcext:value-type="string">
            <text:p>negative</text:p>
          </table:table-cell>
          <table:table-cell office:value-type="string" calcext:value-type="string">
            <text:p>RT @mumbaitak: ये गोविंदा दरगाह को क्यों देते है सलामी | Mumbai Tak</text:p>
            <text:p/>
            <text:p>मुंबई के बांद्रा का श्री साईनाथ गोविंदा पथक मंडल दही हांडी से एक दिन प…</text:p>
          </table:table-cell>
          <table:table-cell office:value-type="string" calcext:value-type="string">
            <text:p>neutral</text:p>
          </table:table-cell>
        </table:table-row>
        <table:table-row table:style-name="ro42">
          <table:table-cell office:value-type="string" calcext:value-type="string">
            <text:p>कचहरी मार्ग को वनवे किया जाएगा ताकि संकरे मार्ग पर यातायात सुगम हो सके।</text:p>
          </table:table-cell>
          <table:table-cell office:value-type="string" calcext:value-type="string">
            <text:p>positive</text:p>
          </table:table-cell>
          <table:table-cell office:value-type="string" calcext:value-type="string">
            <text:p>पुरातात्विक महत्व के आंेकारेश्वर पर्वत पर स्वीमिंग पुल और रिसॉर्ट अनुचित हैं।</text:p>
          </table:table-cell>
          <table:table-cell office:value-type="string" calcext:value-type="string">
            <text:p>negative</text:p>
          </table:table-cell>
          <table:table-cell office:value-type="string" calcext:value-type="string">
            <text:p>RT @mumbaitak: मुंबई तक पर कल दिन भर देखिए दही हांडी की धूम</text:p>
            <text:p/>
            <text:p>#DahiHandi #GovindaAalaRe #Janmashtami2018 </text:p>
            <text:p>@sahiljoshii @mayuganapatye @journ…</text:p>
          </table:table-cell>
          <table:table-cell office:value-type="string" calcext:value-type="string">
            <text:p>neutral</text:p>
          </table:table-cell>
        </table:table-row>
        <table:table-row table:style-name="ro24">
          <table:table-cell office:value-type="string" calcext:value-type="string">
            <text:p>इन गढ्डों को भरवा दिया जायेगा जिससे यातायात सुगम हो सके।</text:p>
          </table:table-cell>
          <table:table-cell office:value-type="string" calcext:value-type="string">
            <text:p>positive</text:p>
          </table:table-cell>
          <table:table-cell office:value-type="string" calcext:value-type="string">
            <text:p>आब्दी ने बीबीसी को फोन पर बताया कि बीसीसीआई का निर्णय एकदम अनुचित है और वह अदालत की शरण में जाएंगे.</text:p>
          </table:table-cell>
          <table:table-cell office:value-type="string" calcext:value-type="string">
            <text:p>negative</text:p>
          </table:table-cell>
          <table:table-cell office:value-type="string" calcext:value-type="string">
            <text:p>RT @mumbaitak: अर्बन नक्सल जैसी कोई चीज नहीं होती - वर्नोन गोंजाल्विस के बेटे| Mumbai Tak</text:p>
            <text:p/>
            <text:p>वर्नोन गोंजाल्विस को मुंबई के अंधेरी में उनके घर…</text:p>
          </table:table-cell>
          <table:table-cell office:value-type="string" calcext:value-type="string">
            <text:p>neutral</text:p>
          </table:table-cell>
        </table:table-row>
        <table:table-row table:style-name="ro27">
          <table:table-cell office:value-type="string" calcext:value-type="string">
            <text:p>एलओसी व्यापार को भी और ज्यादा सुगम बनाया जा रहा है।</text:p>
          </table:table-cell>
          <table:table-cell office:value-type="string" calcext:value-type="string">
            <text:p>positive</text:p>
          </table:table-cell>
          <table:table-cell office:value-type="string" calcext:value-type="string">
            <text:p>शुRवार देर रात मीरा रो़ड पर अनुचित व्यवहार करने के आरोप में पुलिस ने उन्हें गिरफ्तार कर लिया और पुलिस स्टेशन ले गई।</text:p>
          </table:table-cell>
          <table:table-cell office:value-type="string" calcext:value-type="string">
            <text:p>negative</text:p>
          </table:table-cell>
          <table:table-cell table:style-name="ce3" office:value-type="string" calcext:value-type="string">
            <text:p>RT @aajtak: इस पूरे केस को समझने के लिए कुछ महत्वपूर्ण बिंदुओं को देखना जरूरी है. दरअसल इस केस में एक पैटर्न है जिसे समझने के लिए कुछ माह प…</text:p>
          </table:table-cell>
          <table:table-cell office:value-type="string" calcext:value-type="string">
            <text:p>neutral</text:p>
          </table:table-cell>
        </table:table-row>
        <table:table-row table:style-name="ro23">
          <table:table-cell office:value-type="string" calcext:value-type="string">
            <text:p>यह पश्चगामी कदम होगा जो कंपाला के साथ रिश्तों को जटिल बनाएगा।</text:p>
          </table:table-cell>
          <table:table-cell office:value-type="string" calcext:value-type="string">
            <text:p>positive</text:p>
          </table:table-cell>
          <table:table-cell office:value-type="string" calcext:value-type="string">
            <text:p>किन्नरों का यह कारनामा कहां का है, यह जानना जरूरी नहीं है।</text:p>
          </table:table-cell>
          <table:table-cell office:value-type="string" calcext:value-type="string">
            <text:p>negative</text:p>
          </table:table-cell>
          <table:table-cell table:style-name="ce3" office:value-type="string" calcext:value-type="string">
            <text:p>कैसे होगा विकास? 200 सांसद नहीं खर्च कर पाए 12 हजार करोड़ रुपये का फंड https://t.co/nxv3zZQWEF via @aajtak</text:p>
          </table:table-cell>
          <table:table-cell office:value-type="string" calcext:value-type="string">
            <text:p>neutral</text:p>
          </table:table-cell>
        </table:table-row>
        <table:table-row table:style-name="ro37">
          <table:table-cell office:value-type="string" calcext:value-type="string">
            <text:p>धनुका ने जयदेव की याचिका को विचारणीय बताया </text:p>
          </table:table-cell>
          <table:table-cell office:value-type="string" calcext:value-type="string">
            <text:p>positive</text:p>
          </table:table-cell>
          <table:table-cell office:value-type="string" calcext:value-type="string">
            <text:p>वह बहुत अभिमानी था और अत्याचारी भी।</text:p>
          </table:table-cell>
          <table:table-cell office:value-type="string" calcext:value-type="string">
            <text:p>negative</text:p>
          </table:table-cell>
          <table:table-cell office:value-type="string" calcext:value-type="string">
            <text:p>RT @aajtak: पुणे मे हुई एल्गार परिषद का माओवादी कनेक्शन नही!</text:p>
            <text:p>सरकार की कार्रवाई राजनीति से प्रेरित: पूर्व जज और परिषद के आयोजक बीजी कोलसे पा…</text:p>
          </table:table-cell>
          <table:table-cell office:value-type="string" calcext:value-type="string">
            <text:p>neutral</text:p>
          </table:table-cell>
        </table:table-row>
        <table:table-row table:style-name="ro34">
          <table:table-cell office:value-type="string" calcext:value-type="string">
            <text:p>मार्शल आर्ट में निपुण छात्रा ने बदमाशों का डटकर विरोध कर संघर्ष किया।</text:p>
          </table:table-cell>
          <table:table-cell office:value-type="string" calcext:value-type="string">
            <text:p>positive</text:p>
          </table:table-cell>
          <table:table-cell office:value-type="string" calcext:value-type="string">
            <text:p>उन्होंने एक बयान में कहा कि घमंडी प्रियंका नहीं बल्कि स्वयं अरुण जेतली हैं।</text:p>
          </table:table-cell>
          <table:table-cell office:value-type="string" calcext:value-type="string">
            <text:p>negative</text:p>
          </table:table-cell>
          <table:table-cell office:value-type="string" calcext:value-type="string">
            <text:p>RT @mumbaitak: अर्बन नक्सलियों के खिलाफ मुहिम छेड़ने वाला मुंबई तक पर | Mumbai Tak</text:p>
            <text:p/>
            <text:p>https://t.co/JdOCV6wYKZ</text:p>
            <text:p/>
            <text:p>@sahiljoshii @aajtak @IndiaTod…</text:p>
          </table:table-cell>
          <table:table-cell office:value-type="string" calcext:value-type="string">
            <text:p>neutral</text:p>
          </table:table-cell>
        </table:table-row>
        <table:table-row table:style-name="ro1">
          <table:table-cell office:value-type="string" calcext:value-type="string">
            <text:p>मेघरंजनी मेधी असमिया फिल्मों की लोकप्रिय अभिनेत्री और निपुण कथक नृत्यांगना हैं</text:p>
          </table:table-cell>
          <table:table-cell office:value-type="string" calcext:value-type="string">
            <text:p>positive</text:p>
          </table:table-cell>
          <table:table-cell office:value-type="string" calcext:value-type="string">
            <text:p>परीक्षा देने पहुंचे कुछ अभ्यर्थियों के प्रवेश पत्र पर फोटो सत्यापित नहीं था।</text:p>
          </table:table-cell>
          <table:table-cell office:value-type="string" calcext:value-type="string">
            <text:p>negative</text:p>
          </table:table-cell>
          <table:table-cell office:value-type="string" calcext:value-type="string">
            <text:p>RT @mumbaitak: नालासोपारा विस्फोटक केस में बड़ा खुलासा, बड़े धमाके की साजिश में थे आरोपी LIVE | Mumbai Tak</text:p>
            <text:p/>
            <text:p>https://t.co/7OrZ6bhbXR</text:p>
            <text:p>@sahilj…</text:p>
          </table:table-cell>
          <table:table-cell office:value-type="string" calcext:value-type="string">
            <text:p>neutral</text:p>
          </table:table-cell>
        </table:table-row>
        <table:table-row table:style-name="ro31">
          <table:table-cell office:value-type="string" calcext:value-type="string">
            <text:p>खेलों का प्रशिक्षण बच्चों को खेलों में पारंगत प्रशिक्षकों द्वारा दिया जाएगा।</text:p>
          </table:table-cell>
          <table:table-cell office:value-type="string" calcext:value-type="string">
            <text:p>positive</text:p>
          </table:table-cell>
          <table:table-cell office:value-type="string" calcext:value-type="string">
            <text:p>सरकार ने निर्णय लिया है कि वह लोकायुक्त कार्यालय के लिए अलग से पुलिस अफसर और अभियंता का पद स्वीकृत नहीं करेगी।</text:p>
          </table:table-cell>
          <table:table-cell office:value-type="string" calcext:value-type="string">
            <text:p>negative</text:p>
          </table:table-cell>
          <table:table-cell office:value-type="string" calcext:value-type="string">
            <text:p>RT @mumbaitak: सनातन संस्था ने गिरफ्तारियों पर से झाड़ा पल्ला, देखिए बहस LIVE | Mumbai Tak</text:p>
            <text:p/>
            <text:p>https://t.co/K6U5ccs9F1</text:p>
            <text:p/>
            <text:p>@sahiljoshii @nawabmal…</text:p>
          </table:table-cell>
          <table:table-cell office:value-type="string" calcext:value-type="string">
            <text:p>neutral</text:p>
          </table:table-cell>
        </table:table-row>
        <table:table-row table:style-name="ro58">
          <table:table-cell office:value-type="string" calcext:value-type="string">
            <text:p>जहां भगवान महादेव और माता गौरी ने उन्हें अपने पुत्र की तरह रखा और शस्त्र और शास्त्र में पारंगत बनाया।</text:p>
          </table:table-cell>
          <table:table-cell office:value-type="string" calcext:value-type="string">
            <text:p>positive</text:p>
          </table:table-cell>
          <table:table-cell office:value-type="string" calcext:value-type="string">
            <text:p>बीएड की प्रवेश परीक्षा में सुबह परीक्षा केंद्रों के बाहर ऐसे छात्रों को प्रवेश देने से इनकार कर दिया, जो अपने साथ सही आईडी पू्रफ या सत्यापित फोटो लेकर नहीं पहुंचे थे।</text:p>
          </table:table-cell>
          <table:table-cell office:value-type="string" calcext:value-type="string">
            <text:p>negative</text:p>
          </table:table-cell>
          <table:table-cell table:style-name="ce3" office:value-type="string" calcext:value-type="string">
            <text:p>RT @aajtak: ममता बनर्जी ने कहा कि अटल जैसे नेता अब बीजेपी में नहीं। उन्होंने कहा कि वो खुशनसीब हैं कि उन्हें अटल जी के साथ काम करने का मौका…</text:p>
          </table:table-cell>
          <table:table-cell office:value-type="string" calcext:value-type="string">
            <text:p>neutral</text:p>
          </table:table-cell>
        </table:table-row>
        <table:table-row table:style-name="ro61">
          <table:table-cell office:value-type="string" calcext:value-type="string">
            <text:p>इन शिविरों में बच्चों को खेल की विभिन्न विधाओं में पारंगत करने के लिए उन्हें उसकी बारीकियों से अवगत कराया जाएगा।</text:p>
          </table:table-cell>
          <table:table-cell office:value-type="string" calcext:value-type="string">
            <text:p>positive</text:p>
          </table:table-cell>
          <table:table-cell office:value-type="string" calcext:value-type="string">
            <text:p>बिना मान्यता वाली कोई भी डिग्री राज्य के शासकीय विभागों की भर्तियों में मान्य नहीं होगी।</text:p>
          </table:table-cell>
          <table:table-cell office:value-type="string" calcext:value-type="string">
            <text:p>negative</text:p>
          </table:table-cell>
          <table:table-cell office:value-type="string" calcext:value-type="string">
            <text:p>RT @aajtak: अटारी बॉर्डर पर हिंदुस्तान जिंदाबाद और वंदे मातरम की गूंज #Hallabol</text:p>
            <text:p>Live: https://t.co/fOz5QPkk43 https://t.co/2EAdkKcNyV</text:p>
          </table:table-cell>
          <table:table-cell office:value-type="string" calcext:value-type="string">
            <text:p>neutral</text:p>
          </table:table-cell>
        </table:table-row>
        <table:table-row table:style-name="ro39">
          <table:table-cell office:value-type="string" calcext:value-type="string">
            <text:p>रोबोट बुजुर्गों को न केवल चाय का कप पकड़ाने बल्कि वह कहां से ज्यादा गर्म है और उसे कहां से पकडऩा है को समझने में भी पारंगत होंगे।</text:p>
          </table:table-cell>
          <table:table-cell office:value-type="string" calcext:value-type="string">
            <text:p>positive</text:p>
          </table:table-cell>
          <table:table-cell office:value-type="string" calcext:value-type="string">
            <text:p>मसलन, अगर मौसम की वजह से फ्लाइट में देरी होती है या फिर कैंसल होती है तो उस हालत में यह स्कीम मान्य नहीं होगी।</text:p>
          </table:table-cell>
          <table:table-cell office:value-type="string" calcext:value-type="string">
            <text:p>negative</text:p>
          </table:table-cell>
          <table:table-cell office:value-type="string" calcext:value-type="string">
            <text:p>RT @aajtak: स्वतंत्रता दिवस के मौके पर पूरा सीएसटी स्टेशन और बीएमसी हेडक्वार्टर तिरंगे के रंग में रौशन!</text:p>
            <text:p>@mayuganapatye की #ReporterDiary</text:p>
            <text:p>ht…</text:p>
          </table:table-cell>
          <table:table-cell office:value-type="string" calcext:value-type="string">
            <text:p>neutral</text:p>
          </table:table-cell>
        </table:table-row>
        <table:table-row table:style-name="ro24">
          <table:table-cell office:value-type="string" calcext:value-type="string">
            <text:p>इससे पहले आपको स्वयं को इस विधा में पारंगत बनाना होगा</text:p>
          </table:table-cell>
          <table:table-cell office:value-type="string" calcext:value-type="string">
            <text:p>positive</text:p>
          </table:table-cell>
          <table:table-cell office:value-type="string" calcext:value-type="string">
            <text:p>इससे क्षेत्र का जल और वायु प्रदूषित हो रही है।</text:p>
          </table:table-cell>
          <table:table-cell office:value-type="string" calcext:value-type="string">
            <text:p>negative</text:p>
          </table:table-cell>
          <table:table-cell office:value-type="string" calcext:value-type="string">
            <text:p>RT @mumbaitak: क्यों सनातन संस्था को बैन करने की उठी मांग  | Mumbai Tak</text:p>
            <text:p/>
            <text:p>शुक्रवार को नालासोपारा से बरामद हुए विस्फोटको के बाद से फिर फसी स…</text:p>
          </table:table-cell>
          <table:table-cell office:value-type="string" calcext:value-type="string">
            <text:p>neutral</text:p>
          </table:table-cell>
        </table:table-row>
        <table:table-row table:style-name="ro59">
          <table:table-cell office:value-type="string" calcext:value-type="string">
            <text:p>स्कूल स्तर से ही हस्तकौशल में पूरी तरह से दक्ष बनाया जाएगा।</text:p>
          </table:table-cell>
          <table:table-cell office:value-type="string" calcext:value-type="string">
            <text:p>positive</text:p>
          </table:table-cell>
          <table:table-cell office:value-type="string" calcext:value-type="string">
            <text:p>भारत में फिलहाल चालाक मीडिया मालिकों, रीढ़विहीन संपादकों और अप्रशिक्षित पत्रकारों की भरमार है।</text:p>
          </table:table-cell>
          <table:table-cell office:value-type="string" calcext:value-type="string">
            <text:p>negative</text:p>
          </table:table-cell>
          <table:table-cell office:value-type="string" calcext:value-type="string">
            <text:p>RT @aajtak: देश के कई हिस्सों में मूसलाधार बारिश और बाढ़ से हुई तबाही के बीच आया अलर्ट </text:p>
            <text:p/>
            <text:p>https://t.co/RIiidkoC3i</text:p>
          </table:table-cell>
          <table:table-cell office:value-type="string" calcext:value-type="string">
            <text:p>neutral</text:p>
          </table:table-cell>
        </table:table-row>
        <table:table-row table:style-name="ro18">
          <table:table-cell office:value-type="string" calcext:value-type="string">
            <text:p>छात्रों को कम्प्यूटर शिक्षा में दक्ष बनाने की मुहिम प्रखंड में धूल फांक रही है।</text:p>
          </table:table-cell>
          <table:table-cell office:value-type="string" calcext:value-type="string">
            <text:p>positive</text:p>
          </table:table-cell>
          <table:table-cell office:value-type="string" calcext:value-type="string">
            <text:p>जिले में अप्रशिक्षित चिकित्सकों द्वारा चिकित्सा का कार्य कर लोगों के जीवन के साथ खिलवाड़ किये जाने की लगातार शिकायतें मिल रही है।</text:p>
          </table:table-cell>
          <table:table-cell office:value-type="string" calcext:value-type="string">
            <text:p>negative</text:p>
          </table:table-cell>
          <table:table-cell office:value-type="string" calcext:value-type="string">
            <text:p>RT @mumbaitak: मराठा समाज का ये कैसा अहिंसक आंदोलन?| Mumbai Tak</text:p>
            <text:p/>
            <text:p>औरंगाबाद के वालुंज में मराठा आंदोलनकारियों की आगजनी, तनाव से भरा माहौल.</text:p>
            <text:p>ht…</text:p>
          </table:table-cell>
          <table:table-cell office:value-type="string" calcext:value-type="string">
            <text:p>neutral</text:p>
          </table:table-cell>
        </table:table-row>
        <table:table-row table:style-name="ro15">
          <table:table-cell office:value-type="string" calcext:value-type="string">
            <text:p>फिर रॉस टेलर भी फटाफट क्रिकेट खेलने में माहिर हैं।</text:p>
          </table:table-cell>
          <table:table-cell office:value-type="string" calcext:value-type="string">
            <text:p>positive</text:p>
          </table:table-cell>
          <table:table-cell office:value-type="string" calcext:value-type="string">
            <text:p>अगर बाजार की प्रवृत्तियों को संकेतक मानें तो हाल के वर्षों में बुरे दौर का सामना करने वाले वाहन उद्योग में शायद सुधार नजर आना शुरू हो गया है।</text:p>
          </table:table-cell>
          <table:table-cell office:value-type="string" calcext:value-type="string">
            <text:p>negative</text:p>
          </table:table-cell>
          <table:table-cell office:value-type="string" calcext:value-type="string">
            <text:p>RT @mumbaitak: क्या महिलाओं के लिए soft है व्यभिचार कानून? नहीं, ये बड़ी है गलतफहमी| Mumbai Tak</text:p>
            <text:p/>
            <text:p>IPC की धारा 497 के खिलाफ सुप्रीम कोर्ट में…</text:p>
          </table:table-cell>
          <table:table-cell office:value-type="string" calcext:value-type="string">
            <text:p>neutral</text:p>
          </table:table-cell>
        </table:table-row>
        <table:table-row table:style-name="ro39">
          <table:table-cell office:value-type="string" calcext:value-type="string">
            <text:p>ट्रेलर से ही पता चल जाता है कि रोमांस से लेकर तो एक्शन तक सबमें टाइगर माहिर है।</text:p>
          </table:table-cell>
          <table:table-cell office:value-type="string" calcext:value-type="string">
            <text:p>positive</text:p>
          </table:table-cell>
          <table:table-cell office:value-type="string" calcext:value-type="string">
            <text:p>खैर इसके बाद मामला तो शांत हो गया।</text:p>
          </table:table-cell>
          <table:table-cell office:value-type="string" calcext:value-type="string">
            <text:p>negative</text:p>
          </table:table-cell>
          <table:table-cell office:value-type="string" calcext:value-type="string">
            <text:p>RT @mumbaitak: 13 साल का Young कारोबारी | Mumbai Tak</text:p>
            <text:p/>
            <text:p>मुंबई के घाटाकोपर में रहने वाले तिलक मेहता ने 13 साल की उम्र में शुरु की खुद की कंपनी…</text:p>
          </table:table-cell>
          <table:table-cell office:value-type="string" calcext:value-type="string">
            <text:p>neutral</text:p>
          </table:table-cell>
        </table:table-row>
        <table:table-row table:style-name="ro6">
          <table:table-cell office:value-type="string" calcext:value-type="string">
            <text:p>यह सभी बल्लेबाज तेज रन बनाने में माहिर हैं और जरूरत पड़ने पर विकेट पर रुककर भी खेल सकते हैं।</text:p>
          </table:table-cell>
          <table:table-cell office:value-type="string" calcext:value-type="string">
            <text:p>positive</text:p>
          </table:table-cell>
          <table:table-cell office:value-type="string" calcext:value-type="string">
            <text:p>फिर किसी तरह दोनों को शांत कराया गया था</text:p>
          </table:table-cell>
          <table:table-cell office:value-type="string" calcext:value-type="string">
            <text:p>negative</text:p>
          </table:table-cell>
          <table:table-cell table:style-name="ce3" office:value-type="string" calcext:value-type="string">
            <text:p>RT @aajtak: आम्रपाली ग्रुप की सम्पदा अटैच और बैंक खाते फ्रिज करने के सुप्रीम कोर्ट के आदेश से घर खरीददारों में जगी आस। ग्रुप के चेयरमैन, नि…</text:p>
          </table:table-cell>
          <table:table-cell office:value-type="string" calcext:value-type="string">
            <text:p>neutral</text:p>
          </table:table-cell>
        </table:table-row>
        <table:table-row table:style-name="ro6">
          <table:table-cell office:value-type="string" calcext:value-type="string">
            <text:p>एक्शन करने में वे कितने माहिर हैं इसका अंदाजा फिल्म हीरोपंती के ट्रेलर को देखने से लगाया जा सकता है.</text:p>
          </table:table-cell>
          <table:table-cell office:value-type="string" calcext:value-type="string">
            <text:p>positive</text:p>
          </table:table-cell>
          <table:table-cell office:value-type="string" calcext:value-type="string">
            <text:p>जानकारी होने पर अकबरपुर पुलिस पहुंच गई और लोगों को समझाकर शांत कराया</text:p>
          </table:table-cell>
          <table:table-cell office:value-type="string" calcext:value-type="string">
            <text:p>negative</text:p>
          </table:table-cell>
          <table:table-cell table:style-name="ce3" office:value-type="string" calcext:value-type="string">
            <text:p>RT @vinodkapri: सिर्फ कुछ तथ्य:ये दो tweet देखिए।10 जुलाई का Tweet जब @abpnewstv की रिपोर्ट पर देश के तीन-तीन केंद्रीय मंत्री-पूरी बीजेपी…</text:p>
          </table:table-cell>
          <table:table-cell office:value-type="string" calcext:value-type="string">
            <text:p>neutral</text:p>
          </table:table-cell>
        </table:table-row>
        <table:table-row table:style-name="ro24">
          <table:table-cell office:value-type="string" calcext:value-type="string">
            <text:p>सुब्रत रॉय सपने बेचने में माहिर थे उन्होंने अपने लक्ष्य में रेहड़ी पटरी और पान के दुकानदारों को टारगेट किया।</text:p>
          </table:table-cell>
          <table:table-cell office:value-type="string" calcext:value-type="string">
            <text:p>positive</text:p>
          </table:table-cell>
          <table:table-cell office:value-type="string" calcext:value-type="string">
            <text:p>बेंगलूर की ओर से खेल रहे क्रिस गेल ने भी वेस्टइंडीज के अपने साथी को शांत कराया.</text:p>
          </table:table-cell>
          <table:table-cell office:value-type="string" calcext:value-type="string">
            <text:p>negative</text:p>
          </table:table-cell>
          <table:table-cell office:value-type="string" calcext:value-type="string">
            <text:p>RT @mumbaitak: देखिए इस्तेमाल किए हुए साबुन का नया रुप  | Mumbai Tak</text:p>
            <text:p/>
            <text:p>मुंबई से सटे पालघर के सुंदर एनजीओ में 5 स्टार होटेल से गेस्ट द्वारा इ…</text:p>
          </table:table-cell>
          <table:table-cell office:value-type="string" calcext:value-type="string">
            <text:p>neutral</text:p>
          </table:table-cell>
        </table:table-row>
        <table:table-row table:style-name="ro27">
          <table:table-cell office:value-type="string" calcext:value-type="string">
            <text:p>कोरिया के कुछ प्‍लास्टिक सर्जन अपने काम में माहिर हैं</text:p>
          </table:table-cell>
          <table:table-cell office:value-type="string" calcext:value-type="string">
            <text:p>positive</text:p>
          </table:table-cell>
          <table:table-cell office:value-type="string" calcext:value-type="string">
            <text:p>दोनों में बहस होती और स्थिति तनावपूर्ण हो जाती इससे पहले दोनों टीमों के साथी खिलाड़ियों ने उन्हें शांत करवा दिया।</text:p>
          </table:table-cell>
          <table:table-cell office:value-type="string" calcext:value-type="string">
            <text:p>negative</text:p>
          </table:table-cell>
          <table:table-cell table:style-name="ce3" office:value-type="string" calcext:value-type="string">
            <text:p>मराठा आरक्षण: ये आग अब कभी नहीं बुझेगी https://t.co/hhcbY0wInd via @indiatoday</text:p>
          </table:table-cell>
          <table:table-cell office:value-type="string" calcext:value-type="string">
            <text:p>neutral</text:p>
          </table:table-cell>
        </table:table-row>
        <table:table-row table:style-name="ro10">
          <table:table-cell office:value-type="string" calcext:value-type="string">
            <text:p>मोदी भी रूप बदलने में माहिर हैं।</text:p>
          </table:table-cell>
          <table:table-cell office:value-type="string" calcext:value-type="string">
            <text:p>positive</text:p>
          </table:table-cell>
          <table:table-cell office:value-type="string" calcext:value-type="string">
            <text:p>इस पर चुप्पी तोड़ते हुए रामपाल ने कहा है कि उनका नाम बेमतलब उठाया जा रहा है।</text:p>
          </table:table-cell>
          <table:table-cell office:value-type="string" calcext:value-type="string">
            <text:p>negative</text:p>
          </table:table-cell>
          <table:table-cell table:style-name="ce3" office:value-type="string" calcext:value-type="string">
            <text:p>We can add atalbihari vajapai too... https://t.co/lPpJThEcsU</text:p>
          </table:table-cell>
          <table:table-cell office:value-type="string" calcext:value-type="string">
            <text:p>neutral</text:p>
          </table:table-cell>
        </table:table-row>
        <table:table-row table:style-name="ro36">
          <table:table-cell office:value-type="string" calcext:value-type="string">
            <text:p>बच्चों को प्रशिक्षण देने वाले ये लोग फुटबॉल की दुनिया के माहिर खिलाड़ी हैं</text:p>
          </table:table-cell>
          <table:table-cell office:value-type="string" calcext:value-type="string">
            <text:p>positive</text:p>
          </table:table-cell>
          <table:table-cell office:value-type="string" calcext:value-type="string">
            <text:p>जिसके बाद ट्रकों की आवाजाही रोकने के लिए पुलिस पर भारी दबाव था।</text:p>
          </table:table-cell>
          <table:table-cell office:value-type="string" calcext:value-type="string">
            <text:p>negative</text:p>
          </table:table-cell>
          <table:table-cell office:value-type="string" calcext:value-type="string">
            <text:p>RT @mumbai_tak: ड्रोन की नजरों से देखिए सतपित बीच का दिलचस्प नजारा| Mumbai Tak</text:p>
            <text:p/>
            <text:p>हाई टाइड की वजह से पालघर के सतपति बीच के यहां लोगों के घरों…</text:p>
          </table:table-cell>
          <table:table-cell office:value-type="string" calcext:value-type="string">
            <text:p>neutral</text:p>
          </table:table-cell>
        </table:table-row>
        <table:table-row table:style-name="ro23">
          <table:table-cell office:value-type="string" calcext:value-type="string">
            <text:p>पीएम प्रत्याशी नरेंद्र मोदी झूठ व फरेब की राजनीति करने में माहिर है</text:p>
          </table:table-cell>
          <table:table-cell office:value-type="string" calcext:value-type="string">
            <text:p>positive</text:p>
          </table:table-cell>
          <table:table-cell office:value-type="string" calcext:value-type="string">
            <text:p>हैंगसेंग, शांघाई और ताईवान के बाजारों में भी भारी गिरावट दर्ज की गई।</text:p>
          </table:table-cell>
          <table:table-cell office:value-type="string" calcext:value-type="string">
            <text:p>negative</text:p>
          </table:table-cell>
          <table:table-cell table:style-name="ce3" office:value-type="string" calcext:value-type="string">
            <text:p>RT @thakur_shivangi: फ़िल्म #Sanju में जो फैक्ट्स नही दिखाए गए, वो सुनिए @sahiljoshii <text:s/>के साथ @mumbai_tak पर। https://t.co/I728bkkrEJ</text:p>
          </table:table-cell>
          <table:table-cell office:value-type="string" calcext:value-type="string">
            <text:p>neutral</text:p>
          </table:table-cell>
        </table:table-row>
        <table:table-row table:style-name="ro20">
          <table:table-cell office:value-type="string" calcext:value-type="string">
            <text:p>लोग सुबह तड़के जागने के अभ्यस्त हैं</text:p>
          </table:table-cell>
          <table:table-cell office:value-type="string" calcext:value-type="string">
            <text:p>positive</text:p>
          </table:table-cell>
          <table:table-cell office:value-type="string" calcext:value-type="string">
            <text:p>युवक के पास से विदेशी पिस्तौल व 315 बोर का तमंचा तथा भारी मात्रा में कारतूस बरामद हुआ।</text:p>
          </table:table-cell>
          <table:table-cell office:value-type="string" calcext:value-type="string">
            <text:p>negative</text:p>
          </table:table-cell>
          <table:table-cell office:value-type="string" calcext:value-type="string">
            <text:p>RT @mumbai_tak: VIRAL VIDEO - मरीज को नहीं मिला स्ट्रेचर तो बेडशीट से खींचकर ले गए घरवाले</text:p>
            <text:p/>
            <text:p>महाराष्ट्र के नांदेड़ जिले में एक सरकारी अस्पताल…</text:p>
          </table:table-cell>
          <table:table-cell office:value-type="string" calcext:value-type="string">
            <text:p>neutral</text:p>
          </table:table-cell>
        </table:table-row>
        <table:table-row table:style-name="ro15">
          <table:table-cell office:value-type="string" calcext:value-type="string">
            <text:p>राष्ट्रीय टीम के साथ तीन मैचों की टेस्ट सीरीज खेलकर यूरोपीय माहौल से अभ्यस्त होगी</text:p>
          </table:table-cell>
          <table:table-cell office:value-type="string" calcext:value-type="string">
            <text:p>positive</text:p>
          </table:table-cell>
          <table:table-cell office:value-type="string" calcext:value-type="string">
            <text:p>फिल्म का बैकग्राउंड स्कोर भी कभी कभी कुछ ज्यादा ही वजनी हो जाता है</text:p>
          </table:table-cell>
          <table:table-cell office:value-type="string" calcext:value-type="string">
            <text:p>negative</text:p>
          </table:table-cell>
          <table:table-cell office:value-type="string" calcext:value-type="string">
            <text:p>RT @mumbai_tak: वो फिल्म जिसकी वजह से संजय गांधी गए तिहाड़ | Mumbai Tak</text:p>
            <text:p/>
            <text:p>इमरजेंसी के दौरान आई फिल्म ‘किस्सा कुर्सी का’ को बैन कर दिया गया।…</text:p>
          </table:table-cell>
          <table:table-cell office:value-type="string" calcext:value-type="string">
            <text:p>neutral</text:p>
          </table:table-cell>
        </table:table-row>
        <table:table-row table:style-name="ro30">
          <table:table-cell office:value-type="string" calcext:value-type="string">
            <text:p>एक कुशल राजनीतिज्ञ की तरह उन्होंने क्षेत्र की दुखती रंग पर हाथ रखा।</text:p>
          </table:table-cell>
          <table:table-cell office:value-type="string" calcext:value-type="string">
            <text:p>positive</text:p>
          </table:table-cell>
          <table:table-cell office:value-type="string" calcext:value-type="string">
            <text:p>इससे बदबू से दुकान में बैठना भी दूभर हो जाता है।</text:p>
          </table:table-cell>
          <table:table-cell office:value-type="string" calcext:value-type="string">
            <text:p>negative</text:p>
          </table:table-cell>
          <table:table-cell office:value-type="string" calcext:value-type="string">
            <text:p>RT @journovidya: #नीरवमोदी को #भारत लाने की पहल, @dir_ed को मिली कोर्ट से हरी झंडी #NiravModi</text:p>
            <text:p>#UK #extradición #Mumbai #court </text:p>
            <text:p>https://t.co…</text:p>
          </table:table-cell>
          <table:table-cell office:value-type="string" calcext:value-type="string">
            <text:p>neutral</text:p>
          </table:table-cell>
        </table:table-row>
        <table:table-row table:style-name="ro26">
          <table:table-cell office:value-type="string" calcext:value-type="string">
            <text:p>स्वाभाविक है कि इसके लिए कुशल रिसर्चर्स की मांग भी लगातार बढ़ रही है।</text:p>
          </table:table-cell>
          <table:table-cell office:value-type="string" calcext:value-type="string">
            <text:p>positive</text:p>
          </table:table-cell>
          <table:table-cell office:value-type="string" calcext:value-type="string">
            <text:p>बाजारों में इतना अतिक्रमण है कि पैदल चलना भी दूभर है।</text:p>
          </table:table-cell>
          <table:table-cell office:value-type="string" calcext:value-type="string">
            <text:p>negative</text:p>
          </table:table-cell>
          <table:table-cell office:value-type="string" calcext:value-type="string">
            <text:p>RT @aajtak: महाराष्ट्र: लोगों ने ढूंढ निकाला प्लास्टिक बैग का विकल्प</text:p>
            <text:p>@Pkhelkar </text:p>
            <text:p>https://t.co/8flwtTDdCW</text:p>
          </table:table-cell>
          <table:table-cell office:value-type="string" calcext:value-type="string">
            <text:p>neutral</text:p>
          </table:table-cell>
        </table:table-row>
        <table:table-row table:style-name="ro28">
          <table:table-cell office:value-type="string" calcext:value-type="string">
            <text:p>मगर सिंह इसके केंद्र में आ गए और उनकी कवायदों ने उन्हें कुशल सुधारक का तमगा दिला दिया।</text:p>
          </table:table-cell>
          <table:table-cell office:value-type="string" calcext:value-type="string">
            <text:p>positive</text:p>
          </table:table-cell>
          <table:table-cell office:value-type="string" calcext:value-type="string">
            <text:p>बीते कई सालों से महिलाओं का घर से निकलना दूभर हो गया है।</text:p>
          </table:table-cell>
          <table:table-cell office:value-type="string" calcext:value-type="string">
            <text:p>negative</text:p>
          </table:table-cell>
          <table:table-cell office:value-type="string" calcext:value-type="string">
            <text:p>RT @mumbai_tak: आज की बारिश की 10 खतरनाक तस्वीरें | Mumbai Tak</text:p>
            <text:p/>
            <text:p>देखिए कहां-कहां बारिश ने लाया कहर और कहां हुआ जलभराव.</text:p>
            <text:p>https://t.co/BUv1arLy…</text:p>
          </table:table-cell>
          <table:table-cell office:value-type="string" calcext:value-type="string">
            <text:p>neutral</text:p>
          </table:table-cell>
        </table:table-row>
        <table:table-row table:style-name="ro24">
          <table:table-cell office:value-type="string" calcext:value-type="string">
            <text:p>उन्होंने सफलता का श्रेय विद्यार्थियों की मेहनत एवं शिक्षकों के कुशल मार्गदर्शन को दिया।</text:p>
          </table:table-cell>
          <table:table-cell office:value-type="string" calcext:value-type="string">
            <text:p>positive</text:p>
          </table:table-cell>
          <table:table-cell office:value-type="string" calcext:value-type="string">
            <text:p>दिनभर चल रही गर्म हवा ने लोगों का बाहर निकलना दूभर कर दिया है।</text:p>
          </table:table-cell>
          <table:table-cell office:value-type="string" calcext:value-type="string">
            <text:p>negative</text:p>
          </table:table-cell>
          <table:table-cell office:value-type="string" calcext:value-type="string">
            <text:p>RT @mumbai_tak: धंस गई मुंबई-गोवा को जोड़ने वाली सड़क| Mumbai Tak</text:p>
            <text:p/>
            <text:p>महाराष्ट्र के रायगढ़ में भारी बारिश के कारण धंस गई मुंबई-गोवा को जोड़ने…</text:p>
          </table:table-cell>
          <table:table-cell office:value-type="string" calcext:value-type="string">
            <text:p>neutral</text:p>
          </table:table-cell>
        </table:table-row>
        <table:table-row table:style-name="ro24">
          <table:table-cell office:value-type="string" calcext:value-type="string">
            <text:p>क्रिकेट व अन्य खेलों के कुशल प्रशिक्षक प्रतिभाओं को तराशने का कार्य करेंगे।</text:p>
          </table:table-cell>
          <table:table-cell office:value-type="string" calcext:value-type="string">
            <text:p>positive</text:p>
          </table:table-cell>
          <table:table-cell office:value-type="string" calcext:value-type="string">
            <text:p>लोगों ने बताया कि गर्मी के मौसम में इस समय जीना दूभर हो गया है।</text:p>
          </table:table-cell>
          <table:table-cell office:value-type="string" calcext:value-type="string">
            <text:p>negative</text:p>
          </table:table-cell>
          <table:table-cell office:value-type="string" calcext:value-type="string">
            <text:p>RT @mumbai_tak: ट्रैफिक पुलिस चौकी में भरा पानी| Mumbai Tak</text:p>
            <text:p/>
            <text:p>भारी बारिश की वजह से नवी मुंबई के तुर्भे में एक ट्रैफिक पुलिस चौकी में भरा पा…</text:p>
          </table:table-cell>
          <table:table-cell office:value-type="string" calcext:value-type="string">
            <text:p>neutral</text:p>
          </table:table-cell>
        </table:table-row>
        <table:table-row table:style-name="ro11">
          <table:table-cell office:value-type="string" calcext:value-type="string">
            <text:p>इसके साथ बीपीएल के लिए तमिलनाडु मुख्यमंत्री व्यापक स्वास्थ्य बीमा योजना का भी कुशल प्रबंधन किया जा रहा है।</text:p>
          </table:table-cell>
          <table:table-cell office:value-type="string" calcext:value-type="string">
            <text:p>positive</text:p>
          </table:table-cell>
          <table:table-cell office:value-type="string" calcext:value-type="string">
            <text:p>जाली लगी खिड़की खोलते ही चारों तरफ इतनी भीषण बदबू फैली कि खड़े रहना भी दूभर हो रहा था.</text:p>
          </table:table-cell>
          <table:table-cell office:value-type="string" calcext:value-type="string">
            <text:p>negative</text:p>
          </table:table-cell>
          <table:table-cell office:value-type="string" calcext:value-type="string">
            <text:p>RT @mumbai_tak: प्लास्टिक बैन – मुंबई के लोगों को लगा रु 3 लाख 35 हजार का जुर्माना| Mumbai Tak</text:p>
            <text:p/>
            <text:p>महाराष्ट्र में प्लास्टिक बैन होने के बाद BM…</text:p>
          </table:table-cell>
          <table:table-cell office:value-type="string" calcext:value-type="string">
            <text:p>neutral</text:p>
          </table:table-cell>
        </table:table-row>
        <table:table-row table:style-name="ro20">
          <table:table-cell office:value-type="string" calcext:value-type="string">
            <text:p>ससे कुशल और गैरकुशल श्रमिकों के लिए बड़ी संख्या में रोजगार के अवसर बन सकते हैं।</text:p>
          </table:table-cell>
          <table:table-cell office:value-type="string" calcext:value-type="string">
            <text:p>positive</text:p>
          </table:table-cell>
          <table:table-cell office:value-type="string" calcext:value-type="string">
            <text:p>जिसके कारण दिन भर मरीज गर्मीमें तपते हैं, वहीं रात में भी उन्हें मच्छरों व गर्मी के कारण सोना दूभर हो जाता है।</text:p>
          </table:table-cell>
          <table:table-cell office:value-type="string" calcext:value-type="string">
            <text:p>negative</text:p>
          </table:table-cell>
          <table:table-cell office:value-type="string" calcext:value-type="string">
            <text:p>RT @mumbai_tak: मुंबई में प्लास्टिक बैन से नारियल वाला परेशान| Mumbai Tak</text:p>
            <text:p/>
            <text:p>मुंबई तक के Reality Check में देखिए कैसे प्लास्टिक बैन से परेशान…</text:p>
          </table:table-cell>
          <table:table-cell office:value-type="string" calcext:value-type="string">
            <text:p>neutral</text:p>
          </table:table-cell>
        </table:table-row>
        <table:table-row table:style-name="ro16">
          <table:table-cell office:value-type="string" calcext:value-type="string">
            <text:p>वह बहुत समझदार और होशियार लड़की हैं।</text:p>
          </table:table-cell>
          <table:table-cell office:value-type="string" calcext:value-type="string">
            <text:p>positive</text:p>
          </table:table-cell>
          <table:table-cell office:value-type="string" calcext:value-type="string">
            <text:p>आग की भीषण लपटों को देखते हुए पुलिस सड़क से यातायात रोक दिया।</text:p>
          </table:table-cell>
          <table:table-cell office:value-type="string" calcext:value-type="string">
            <text:p>negative</text:p>
          </table:table-cell>
          <table:table-cell office:value-type="string" calcext:value-type="string">
            <text:p>RT @mumbai_tak: Reality Check - मुंबई में प्लास्टिक बैन से चाय वाला परेशान| Mumbai Tak</text:p>
            <text:p/>
            <text:p>मुंबई तक के Reality Check में देखिए कैसे प्लास्टिक…</text:p>
          </table:table-cell>
          <table:table-cell office:value-type="string" calcext:value-type="string">
            <text:p>neutral</text:p>
          </table:table-cell>
        </table:table-row>
        <table:table-row table:style-name="ro19">
          <table:table-cell office:value-type="string" calcext:value-type="string">
            <text:p>मुख्यमंत्री ने लोगों से इस पार्टी से होशियार रहने का आग्रह किया।</text:p>
          </table:table-cell>
          <table:table-cell office:value-type="string" calcext:value-type="string">
            <text:p>positive</text:p>
          </table:table-cell>
          <table:table-cell office:value-type="string" calcext:value-type="string">
            <text:p>पिछले एक सप्ताह से भीषण गर्मी पड़ रही है।</text:p>
          </table:table-cell>
          <table:table-cell office:value-type="string" calcext:value-type="string">
            <text:p>negative</text:p>
          </table:table-cell>
          <table:table-cell table:style-name="ce3" office:value-type="string" calcext:value-type="string">
            <text:p>RT @aajtak: एनडीए सरकार ने इस साल जनवरी में इलेक्टोरल बॉन्ड योजना को अधिसूचित किया था. पहले फेज में भारतीय स्टेट बैंक की शाखाओं को इलेक्टोर…</text:p>
          </table:table-cell>
          <table:table-cell office:value-type="string" calcext:value-type="string">
            <text:p>neutral</text:p>
          </table:table-cell>
        </table:table-row>
        <table:table-row table:style-name="ro15">
          <table:table-cell office:value-type="string" calcext:value-type="string">
            <text:p>दूसरा इस कॉपी में काफी अच्छा काम किया हुआ है, जिसे देखकर अंदाजा लगाया जा सकता है कि यह किसी होशियार बच्चे की कॉपी है.</text:p>
          </table:table-cell>
          <table:table-cell office:value-type="string" calcext:value-type="string">
            <text:p>positive</text:p>
          </table:table-cell>
          <table:table-cell office:value-type="string" calcext:value-type="string">
            <text:p>पदम सिंह गेट पर पर मंगलवार दोपहर को भीषण जाम की स्थिति बनी रही।</text:p>
          </table:table-cell>
          <table:table-cell office:value-type="string" calcext:value-type="string">
            <text:p>negative</text:p>
          </table:table-cell>
          <table:table-cell office:value-type="string" calcext:value-type="string">
            <text:p>RT @mumbai_tak: 600 जवान शहीद होने के बाद बीजेपी को पता चला की J&amp;amp;K की सरकार नालायक है – उद्धव ठाकरे</text:p>
            <text:p/>
            <text:p>शिवसेना के स्थापना दिवस के मौके पर शिव…</text:p>
          </table:table-cell>
          <table:table-cell office:value-type="string" calcext:value-type="string">
            <text:p>neutral</text:p>
          </table:table-cell>
        </table:table-row>
        <table:table-row table:style-name="ro24">
          <table:table-cell office:value-type="string" calcext:value-type="string">
            <text:p>इस तरह के पल जादू में आपके विश्वास को और पक्का करते हैं।</text:p>
          </table:table-cell>
          <table:table-cell office:value-type="string" calcext:value-type="string">
            <text:p>positive</text:p>
          </table:table-cell>
          <table:table-cell office:value-type="string" calcext:value-type="string">
            <text:p>भीषण गर्मी की मार के बीच दिल्ली में बिजली गुल होने का खतरा मंडराने लगा है.</text:p>
          </table:table-cell>
          <table:table-cell office:value-type="string" calcext:value-type="string">
            <text:p>negative</text:p>
          </table:table-cell>
          <table:table-cell office:value-type="string" calcext:value-type="string">
            <text:p>RT @mumbai_tak: अगला मुख्यमंत्री शिवसेना का ही होगा – उद्धव ठाकरे| Mumbai Tak</text:p>
            <text:p/>
            <text:p>शिवसेना के स्थापना दिवस के मौके पर शिवसेना प्रमुख उद्धव ठाक…</text:p>
          </table:table-cell>
          <table:table-cell office:value-type="string" calcext:value-type="string">
            <text:p>neutral</text:p>
          </table:table-cell>
        </table:table-row>
        <table:table-row table:style-name="ro62">
          <table:table-cell office:value-type="string" calcext:value-type="string">
            <text:p>इसके साथ ही लिस्बन का टिकट पक्का हो गया, जहां फाइनल मैच खेला जाना है.</text:p>
          </table:table-cell>
          <table:table-cell office:value-type="string" calcext:value-type="string">
            <text:p>positive</text:p>
          </table:table-cell>
          <table:table-cell office:value-type="string" calcext:value-type="string">
            <text:p>हैरानी की बात ये है कि इस भीषण अग्निकांड में किसी के हताहत की खबर नहीं है।</text:p>
          </table:table-cell>
          <table:table-cell office:value-type="string" calcext:value-type="string">
            <text:p>negative</text:p>
          </table:table-cell>
          <table:table-cell office:value-type="string" calcext:value-type="string">
            <text:p>RT @mumbai_tak: स्थापना दिवस...उद्धव साफ करेंगे गठबंधन पर रूख? मुंबई तक  LIVE</text:p>
            <text:p/>
            <text:p>https://t.co/dqeMy10tsE</text:p>
            <text:p/>
            <text:p>@sahiljoshii @kamleshsutar @AGSawan…</text:p>
          </table:table-cell>
          <table:table-cell office:value-type="string" calcext:value-type="string">
            <text:p>neutral</text:p>
          </table:table-cell>
        </table:table-row>
        <table:table-row table:style-name="ro15">
          <table:table-cell office:value-type="string" calcext:value-type="string">
            <text:p>परिषद की भूमि पर पक्का निर्माण कर दुकानें और मकान बना लिए गए हैं।</text:p>
          </table:table-cell>
          <table:table-cell office:value-type="string" calcext:value-type="string">
            <text:p>positive</text:p>
          </table:table-cell>
          <table:table-cell office:value-type="string" calcext:value-type="string">
            <text:p>सुबह साढ़े दस बजे जैसे ही परीक्षा छूटी लंका पर भीषण जाम लग गया।</text:p>
          </table:table-cell>
          <table:table-cell office:value-type="string" calcext:value-type="string">
            <text:p>negative</text:p>
          </table:table-cell>
          <table:table-cell office:value-type="string" calcext:value-type="string">
            <text:p>RT @mumbai_tak: CCTV में कैद LIVE सुसाइड, शख्स ने लगाई ट्रेन के सामने छलांग</text:p>
            <text:p/>
            <text:p>मुंबई के मलाड रेलवे स्टेशन की सीसीटीवी में कैद हुआ लाइव सुसाइड…</text:p>
          </table:table-cell>
          <table:table-cell office:value-type="string" calcext:value-type="string">
            <text:p>neutral</text:p>
          </table:table-cell>
        </table:table-row>
        <table:table-row table:style-name="ro16">
          <table:table-cell office:value-type="string" calcext:value-type="string">
            <text:p>सोफिया में चल रही विश्व युवा चैम्पियनशिप के क्वार्टर फाइनल में जीत दर्ज करके अपना पदक पक्का किया हैं।</text:p>
          </table:table-cell>
          <table:table-cell office:value-type="string" calcext:value-type="string">
            <text:p>positive</text:p>
          </table:table-cell>
          <table:table-cell office:value-type="string" calcext:value-type="string">
            <text:p>फिल्म के संवाद काफी भयानक और दोअर्थी हैं।</text:p>
          </table:table-cell>
          <table:table-cell office:value-type="string" calcext:value-type="string">
            <text:p>negative</text:p>
          </table:table-cell>
          <table:table-cell office:value-type="string" calcext:value-type="string">
            <text:p>RT @aajtak: #HaathMilaoDilliBachao </text:p>
            <text:p>  @ArvindKejriwal और @LtGovDelhi के बीच जारी तनाव को ख़त्म करने के लिए @DilliAajtaktv  की एक अनूठी पहल.…</text:p>
          </table:table-cell>
          <table:table-cell office:value-type="string" calcext:value-type="string">
            <text:p>neutral</text:p>
          </table:table-cell>
        </table:table-row>
        <table:table-row table:style-name="ro33">
          <table:table-cell office:value-type="string" calcext:value-type="string">
            <text:p>चुडंल्येन बाएं हाथ से फीपा बजाने में सिद्धहस्त थे।</text:p>
          </table:table-cell>
          <table:table-cell office:value-type="string" calcext:value-type="string">
            <text:p>positive</text:p>
          </table:table-cell>
          <table:table-cell office:value-type="string" calcext:value-type="string">
            <text:p>नागपुर रोड पर मंगलवार सुबह करीब सवा 11 बजे हुए एक भयानक हादसा हुआ।</text:p>
          </table:table-cell>
          <table:table-cell office:value-type="string" calcext:value-type="string">
            <text:p>negative</text:p>
          </table:table-cell>
          <table:table-cell office:value-type="string" calcext:value-type="string">
            <text:p>RT @mumbai_tak: अनुष्का शर्मा की डांट के बाद युवक ने किया FB पर पलटवार</text:p>
            <text:p/>
            <text:p>एक दिन पहले विराट कोहली ने सोशल मीडिया पर एक वीडियो पोस्ट किया था…</text:p>
          </table:table-cell>
          <table:table-cell office:value-type="string" calcext:value-type="string">
            <text:p>neutral</text:p>
          </table:table-cell>
        </table:table-row>
        <table:table-row table:style-name="ro15">
          <table:table-cell office:value-type="string" calcext:value-type="string">
            <text:p>मैं टूटी हुई फूलदानी जोडऩे में सिद्धहस्त हूं।</text:p>
          </table:table-cell>
          <table:table-cell office:value-type="string" calcext:value-type="string">
            <text:p>positive</text:p>
          </table:table-cell>
          <table:table-cell office:value-type="string" calcext:value-type="string">
            <text:p>रात में इतने गोले आते थे कि रात में दिन की तरह हर चीज़ नज़र आती थी. भयानक माहौल था.</text:p>
          </table:table-cell>
          <table:table-cell office:value-type="string" calcext:value-type="string">
            <text:p>negative</text:p>
          </table:table-cell>
          <table:table-cell office:value-type="string" calcext:value-type="string">
            <text:p>RT @mumbai_tak: समुद्र किनारे सेल्फी लेना बच्चे की जान पर पड़ा भारी | Mumbai Tak</text:p>
            <text:p/>
            <text:p>मुंबई के मरीन ड्राइव पर 13 साल के अलताफ को सेल्फी लेना जा…</text:p>
          </table:table-cell>
          <table:table-cell office:value-type="string" calcext:value-type="string">
            <text:p>neutral</text:p>
          </table:table-cell>
        </table:table-row>
        <table:table-row table:style-name="ro24">
          <table:table-cell office:value-type="string" calcext:value-type="string">
            <text:p>विपक्षियों को मुंहतोड़ जवाब देने में वे सिद्धहस्त हैं।</text:p>
          </table:table-cell>
          <table:table-cell office:value-type="string" calcext:value-type="string">
            <text:p>positive</text:p>
          </table:table-cell>
          <table:table-cell office:value-type="string" calcext:value-type="string">
            <text:p>बिल्डिंग में लगी आग इतनी भयानक थी कि आग पर काबू पाने के लिए फायर ब्रिगेड की 9 गाड़ियों को लगना पड़ा।</text:p>
          </table:table-cell>
          <table:table-cell office:value-type="string" calcext:value-type="string">
            <text:p>negative</text:p>
          </table:table-cell>
          <table:table-cell office:value-type="string" calcext:value-type="string">
            <text:p>RT @mumbai_tak: फायर सेफ्टी नियमों का कितना पालन करते हैं मुंबई के रेस्टोरेंट?| Mumbai Tak</text:p>
            <text:p/>
            <text:p>क्या मुंबई के रेस्टोरेंट कर रहे है फायर सेफ्टी…</text:p>
          </table:table-cell>
          <table:table-cell office:value-type="string" calcext:value-type="string">
            <text:p>neutral</text:p>
          </table:table-cell>
        </table:table-row>
        <table:table-row table:style-name="ro36">
          <table:table-cell office:value-type="string" calcext:value-type="string">
            <text:p>वह तब काफी युवा था लेकिन अब वह परिपक्व हो गया है।</text:p>
          </table:table-cell>
          <table:table-cell office:value-type="string" calcext:value-type="string">
            <text:p>positive</text:p>
          </table:table-cell>
          <table:table-cell office:value-type="string" calcext:value-type="string">
            <text:p>विभाग ने चुनाव के बाद सुधार करने का आश्वासन भी दिया था, किंतु किसी तरह का ध्यान नहीं दिया गया, जिससे ये भयानक हादसा सामने आया।</text:p>
          </table:table-cell>
          <table:table-cell office:value-type="string" calcext:value-type="string">
            <text:p>negative</text:p>
          </table:table-cell>
          <table:table-cell office:value-type="string" calcext:value-type="string">
            <text:p>RT @mumbai_tak: फायर सेफ्टी नियमों के पालन की जिम्मेदारी सोसाइटी की भी, सीखना होगा ये सबक | Mumbai Tak</text:p>
            <text:p/>
            <text:p>रिहायशी इलाको पर BMC की नजर, फायर…</text:p>
          </table:table-cell>
          <table:table-cell office:value-type="string" calcext:value-type="string">
            <text:p>neutral</text:p>
          </table:table-cell>
        </table:table-row>
        <table:table-row table:style-name="ro25">
          <table:table-cell office:value-type="string" calcext:value-type="string">
            <text:p>मेहता ने कहा, मुझे एक परिपक्व और वरिष्ठ अभिनेता की जरूरत थी।</text:p>
          </table:table-cell>
          <table:table-cell office:value-type="string" calcext:value-type="string">
            <text:p>positive</text:p>
          </table:table-cell>
          <table:table-cell office:value-type="string" calcext:value-type="string">
            <text:p>बीएचयू अस्पताल में पाया गया कि ठंडे तेल का अत्यधिक इस्तेमाल करने से आंखों की रोशनी पर असर पड़ रहा है।</text:p>
          </table:table-cell>
          <table:table-cell office:value-type="string" calcext:value-type="string">
            <text:p>negative</text:p>
          </table:table-cell>
          <table:table-cell table:style-name="ce3" office:value-type="string" calcext:value-type="string">
            <text:p>RT @aajtak: आजतक <text:s/>संवाददाता @mayuganapatye ने बात की महाराष्ट्र के नांदेड़ गांव के युवा सागर खोब्रागड़े से, जिसने कांग्रेस अध्यक्ष राहुल…</text:p>
          </table:table-cell>
          <table:table-cell office:value-type="string" calcext:value-type="string">
            <text:p>neutral</text:p>
          </table:table-cell>
        </table:table-row>
        <table:table-row table:style-name="ro10">
          <table:table-cell office:value-type="string" calcext:value-type="string">
            <text:p>वे एक अच्छे क्रिकेटर हैं, लेकिन उन्हें परिपक्व होने के लिए अभी समय की जरूरत है।</text:p>
          </table:table-cell>
          <table:table-cell office:value-type="string" calcext:value-type="string">
            <text:p>positive</text:p>
          </table:table-cell>
          <table:table-cell office:value-type="string" calcext:value-type="string">
            <text:p>मीडिया में उदय का मजाक उड़ना शुरू हो गया।</text:p>
          </table:table-cell>
          <table:table-cell office:value-type="string" calcext:value-type="string">
            <text:p>negative</text:p>
          </table:table-cell>
          <table:table-cell table:style-name="ce3" office:value-type="string" calcext:value-type="string">
            <text:p>RT @aajtak: संघ कार्यकर्ता राजेश कुंटे ने 2014 में भिवंडी में राहुल गांधी का भाषण सुनने के बाद उनके खिलाफ केस दर्ज किया था. राहुल ने उस भाष…</text:p>
          </table:table-cell>
          <table:table-cell office:value-type="string" calcext:value-type="string">
            <text:p>neutral</text:p>
          </table:table-cell>
        </table:table-row>
        <table:table-row table:style-name="ro24">
          <table:table-cell office:value-type="string" calcext:value-type="string">
            <text:p>सामान्य तौर पर वे लंबी अवधि में परिपक्व होने वाले बॉन्ड खरीदते हैं क्योंकि उनकी संपत्ति लंबी अवधि वाली होती है।</text:p>
          </table:table-cell>
          <table:table-cell office:value-type="string" calcext:value-type="string">
            <text:p>positive</text:p>
          </table:table-cell>
          <table:table-cell office:value-type="string" calcext:value-type="string">
            <text:p>तब अग्निदेव ने वनों को जलाना शुरु किया।</text:p>
          </table:table-cell>
          <table:table-cell office:value-type="string" calcext:value-type="string">
            <text:p>negative</text:p>
          </table:table-cell>
          <table:table-cell office:value-type="string" calcext:value-type="string">
            <text:p>RT @mumbai_tak: ‘मेरे बगीचे के आम खाने से नि:संतानों को बच्चे हुए’ ये क्या बोले संभाजी भिड़े? | Mumbai Tak</text:p>
            <text:p/>
            <text:p>संभाजी भिड़े के बयान से पैदा हु…</text:p>
          </table:table-cell>
          <table:table-cell office:value-type="string" calcext:value-type="string">
            <text:p>neutral</text:p>
          </table:table-cell>
        </table:table-row>
        <table:table-row table:style-name="ro33">
          <table:table-cell office:value-type="string" calcext:value-type="string">
            <text:p>स प्रदर्शन से मुझे और परिपक्व गेंदबाज बनने में मदद मिलेगी और बचे हुए मैचों के लिये मेरा आत्मविश्वास भी बढ़ेगा।</text:p>
          </table:table-cell>
          <table:table-cell office:value-type="string" calcext:value-type="string">
            <text:p>positive</text:p>
          </table:table-cell>
          <table:table-cell office:value-type="string" calcext:value-type="string">
            <text:p>लालटेन जलाना भी जानते हैं, चूल्हे को बुझाना भी जानते हैं।</text:p>
          </table:table-cell>
          <table:table-cell office:value-type="string" calcext:value-type="string">
            <text:p>negative</text:p>
          </table:table-cell>
          <table:table-cell office:value-type="string" calcext:value-type="string">
            <text:p>RT @mumbai_tak: बालासाहेब ठाकरे से इस तस्वीर में कितना मिल रहे हैं नवाजुद्दीन सिद्दीकी?देखिए फोटो|</text:p>
            <text:p/>
            <text:p>बालासाहेब ठाकरे पर बन रही फिल्म में नवा…</text:p>
          </table:table-cell>
          <table:table-cell office:value-type="string" calcext:value-type="string">
            <text:p>neutral</text:p>
          </table:table-cell>
        </table:table-row>
        <table:table-row table:style-name="ro24">
          <table:table-cell office:value-type="string" calcext:value-type="string">
            <text:p>प्रशासनिक ढांचे को कामकाजी और कार्यकुशल बनाना होगा।</text:p>
          </table:table-cell>
          <table:table-cell office:value-type="string" calcext:value-type="string">
            <text:p>positive</text:p>
          </table:table-cell>
          <table:table-cell office:value-type="string" calcext:value-type="string">
            <text:p>शायद नयी पीढ़ी 1984 के दंगों के बारे में जानना भी न चाहे.</text:p>
          </table:table-cell>
          <table:table-cell office:value-type="string" calcext:value-type="string">
            <text:p>negative</text:p>
          </table:table-cell>
          <table:table-cell office:value-type="string" calcext:value-type="string">
            <text:p>RT @mumbai_tak: मुंबई में भारी बारिश के बावजूद जुहू में दिखा कुछ ऐसा नजारा | Mumbai Tak</text:p>
            <text:p/>
            <text:p>मुंबई के लोग भारी बारिश के कारण कई जगहों पर पानी ज…</text:p>
          </table:table-cell>
          <table:table-cell office:value-type="string" calcext:value-type="string">
            <text:p>neutral</text:p>
          </table:table-cell>
        </table:table-row>
        <table:table-row table:style-name="ro15">
          <table:table-cell office:value-type="string" calcext:value-type="string">
            <text:p>मैं उन सभी लोगों का शुक्रगुजार हूं, जिन्‍होंने मेरी सलामती और मेरी जिंदगी के लिए दुआ की है </text:p>
          </table:table-cell>
          <table:table-cell office:value-type="string" calcext:value-type="string">
            <text:p>positive</text:p>
          </table:table-cell>
          <table:table-cell office:value-type="string" calcext:value-type="string">
            <text:p>भाजपा को यहां की समस्याओं को सही ढंग से समझना चाहिए।</text:p>
          </table:table-cell>
          <table:table-cell office:value-type="string" calcext:value-type="string">
            <text:p>negative</text:p>
          </table:table-cell>
          <table:table-cell office:value-type="string" calcext:value-type="string">
            <text:p>RT @mumbai_tak: जब मुंबई के इस पुलिस स्टेशन में भरा पानी, वीडियो हुआ वायरल| Mumbai Tak</text:p>
            <text:p/>
            <text:p>मुंबई में भारी बारिश के चलते इस पुलिस स्टेशन में भर…</text:p>
          </table:table-cell>
          <table:table-cell office:value-type="string" calcext:value-type="string">
            <text:p>neutral</text:p>
          </table:table-cell>
        </table:table-row>
        <table:table-row table:style-name="ro15">
          <table:table-cell office:value-type="string" calcext:value-type="string">
            <text:p>अभिनेत्री एलिजाबेथ बैंक्स को रातों में घूमना और शराब पीना पसंद है</text:p>
          </table:table-cell>
          <table:table-cell office:value-type="string" calcext:value-type="string">
            <text:p>positive</text:p>
          </table:table-cell>
          <table:table-cell office:value-type="string" calcext:value-type="string">
            <text:p>आपको अपनी टीम को समझना होगा और उसके साथ काम करना होगा।</text:p>
          </table:table-cell>
          <table:table-cell office:value-type="string" calcext:value-type="string">
            <text:p>negative</text:p>
          </table:table-cell>
          <table:table-cell office:value-type="string" calcext:value-type="string">
            <text:p>RT @mumbai_tak: भारी बारिश से सायन में भरा पानी| Mumbai Tak</text:p>
            <text:p/>
            <text:p>मुंबई में मॉनसून दस्तक दे चुका है ऐसे में भारी बारिश के कारण सायन इलाके में भ…</text:p>
          </table:table-cell>
          <table:table-cell office:value-type="string" calcext:value-type="string">
            <text:p>neutral</text:p>
          </table:table-cell>
        </table:table-row>
        <table:table-row table:style-name="ro24">
          <table:table-cell office:value-type="string" calcext:value-type="string">
            <text:p>इसके अलावा टैक्स चोरी की समस्या से निपटा जाएगा।</text:p>
          </table:table-cell>
          <table:table-cell office:value-type="string" calcext:value-type="string">
            <text:p>positive</text:p>
          </table:table-cell>
          <table:table-cell office:value-type="string" calcext:value-type="string">
            <text:p>वारदात में अभिमन्यु भी घायल हुआ।</text:p>
          </table:table-cell>
          <table:table-cell office:value-type="string" calcext:value-type="string">
            <text:p>negative</text:p>
          </table:table-cell>
          <table:table-cell office:value-type="string" calcext:value-type="string">
            <text:p>RT @mumbai_tak: मुंबई में मॉनसून ने दिया दस्तक, लोअर परेल में भरा पानी| Mumbai Tak</text:p>
            <text:p/>
            <text:p>मुंबई में मॉनसून दस्तक दे चुका है ऐसे में भारी बारिश के…</text:p>
          </table:table-cell>
          <table:table-cell office:value-type="string" calcext:value-type="string">
            <text:p>neutral</text:p>
          </table:table-cell>
        </table:table-row>
        <table:table-row table:style-name="ro18">
          <table:table-cell office:value-type="string" calcext:value-type="string">
            <text:p>वोट डालना मेरी एक अहम जिम्मेदारी है। इसे मैंने पूरा कर लिया।</text:p>
          </table:table-cell>
          <table:table-cell office:value-type="string" calcext:value-type="string">
            <text:p>positive</text:p>
          </table:table-cell>
          <table:table-cell office:value-type="string" calcext:value-type="string">
            <text:p>गोली से दरोगा व एक सिपाही घायल हो गए।</text:p>
          </table:table-cell>
          <table:table-cell office:value-type="string" calcext:value-type="string">
            <text:p>negative</text:p>
          </table:table-cell>
          <table:table-cell office:value-type="string" calcext:value-type="string">
            <text:p>RT @mumbai_tak: लालबाग में भारी बारिश के कारण भरा पानी| Mumbai Tak</text:p>
            <text:p/>
            <text:p>मुंबई में मॉनसून दस्तक दे चुका है ऐसे में भारी बारिश के कारण लालबाग इला…</text:p>
          </table:table-cell>
          <table:table-cell office:value-type="string" calcext:value-type="string">
            <text:p>neutral</text:p>
          </table:table-cell>
        </table:table-row>
        <table:table-row table:style-name="ro29">
          <table:table-cell office:value-type="string" calcext:value-type="string">
            <text:p>मैं अपने पैरंट्स पर बोझ नहीं डालना चाहता था।</text:p>
          </table:table-cell>
          <table:table-cell office:value-type="string" calcext:value-type="string">
            <text:p>positive</text:p>
          </table:table-cell>
          <table:table-cell office:value-type="string" calcext:value-type="string">
            <text:p>इसके पूर्व भी घायल युवक से आरोपियों ने मारपीट की थी।</text:p>
          </table:table-cell>
          <table:table-cell office:value-type="string" calcext:value-type="string">
            <text:p>negative</text:p>
          </table:table-cell>
          <table:table-cell office:value-type="string" calcext:value-type="string">
            <text:p>RT @mumbai_tak: परेल में सड़क बनी नदी | Mumbai Tak</text:p>
            <text:p/>
            <text:p>मुंबई में मॉनसून दस्तक दे चुका है ऐसे में भारी बारिश के कारण परेल इलाके में भरा पानी</text:p>
            <text:p>ht…</text:p>
          </table:table-cell>
          <table:table-cell office:value-type="string" calcext:value-type="string">
            <text:p>neutral</text:p>
          </table:table-cell>
        </table:table-row>
        <table:table-row table:style-name="ro29">
          <table:table-cell office:value-type="string" calcext:value-type="string">
            <text:p>इससे ऑयल और गैस सेक्टर की कंपनियों पर सब्सिडी का बोझ घटेगा और उनके प्रॉफिट मार्जिन में सुधार आएगा।</text:p>
          </table:table-cell>
          <table:table-cell office:value-type="string" calcext:value-type="string">
            <text:p>positive</text:p>
          </table:table-cell>
          <table:table-cell office:value-type="string" calcext:value-type="string">
            <text:p>हादसे में एक व्यक्ति की मौत हो गई थी और चार लोग घायल हुए थे.</text:p>
          </table:table-cell>
          <table:table-cell office:value-type="string" calcext:value-type="string">
            <text:p>negative</text:p>
          </table:table-cell>
          <table:table-cell office:value-type="string" calcext:value-type="string">
            <text:p>RT @mumbai_tak: दादर में आफत की बारिश | Mumbai Tak</text:p>
            <text:p/>
            <text:p>मुंबई में मॉनसून दस्तक दे चुका है ऐसे में भारी बारिश के कारण दादर इलाके में भरा पानी</text:p>
            <text:p>ht…</text:p>
          </table:table-cell>
          <table:table-cell office:value-type="string" calcext:value-type="string">
            <text:p>neutral</text:p>
          </table:table-cell>
        </table:table-row>
        <table:table-row table:style-name="ro32">
          <table:table-cell office:value-type="string" calcext:value-type="string">
            <text:p>यहां टिकट लेने के लिए यात्रियों को कोई परेशानी नहीं होती</text:p>
          </table:table-cell>
          <table:table-cell office:value-type="string" calcext:value-type="string">
            <text:p>positive</text:p>
          </table:table-cell>
          <table:table-cell office:value-type="string" calcext:value-type="string">
            <text:p>जिससे बाइक पर सवार तीनों युवक गंभीर रूप से घायल हो गए।</text:p>
          </table:table-cell>
          <table:table-cell office:value-type="string" calcext:value-type="string">
            <text:p>negative</text:p>
          </table:table-cell>
          <table:table-cell office:value-type="string" calcext:value-type="string">
            <text:p>RT @mumbai_tak: बिना ट्यूशन लाए 99.60%| Mumbai Tak</text:p>
            <text:p/>
            <text:p>मुंबई के बोरीवली की रहने वाली खुशी बोरा ने 10वीं कक्षा में बिना ट्यूशन लाए 99.60% </text:p>
            <text:p>http…</text:p>
          </table:table-cell>
          <table:table-cell office:value-type="string" calcext:value-type="string">
            <text:p>neutral</text:p>
          </table:table-cell>
        </table:table-row>
        <table:table-row table:style-name="ro11">
          <table:table-cell office:value-type="string" calcext:value-type="string">
            <text:p>मेरे लिए क्वॉलिटी ज्यादा इंपॉर्टेंट है, क्वॉन्टिटी से, इसलिए जब भी मुझे वो परफेक्ट रोल या फिल्म मिलेगी, मैं जरूर करूंगी।</text:p>
          </table:table-cell>
          <table:table-cell office:value-type="string" calcext:value-type="string">
            <text:p>positive</text:p>
          </table:table-cell>
          <table:table-cell office:value-type="string" calcext:value-type="string">
            <text:p>भागते हुए डकैतों ने सुनील अग्रवाल व अजय अग्रवाल के पेट में चाकू मारकर घायल कर दिया था।</text:p>
          </table:table-cell>
          <table:table-cell office:value-type="string" calcext:value-type="string">
            <text:p>negative</text:p>
          </table:table-cell>
          <table:table-cell office:value-type="string" calcext:value-type="string">
            <text:p>RT @mumbai_tak: दादर रेलवे स्टेशन पर पानी का ‘झरना’ VIRAL VIDEO| Mumbai Tak</text:p>
            <text:p/>
            <text:p>मुंबई के दादर रेलवे स्टेशन पर आधे घंटे की बारिश के बाद स्टेशन…</text:p>
          </table:table-cell>
          <table:table-cell office:value-type="string" calcext:value-type="string">
            <text:p>neutral</text:p>
          </table:table-cell>
        </table:table-row>
        <table:table-row table:style-name="ro15">
          <table:table-cell office:value-type="string" calcext:value-type="string">
            <text:p>एजाज ने कई बार होस्ट रोहित शेट्टी को इम्प्रेस करने की कोशिश की थी </text:p>
          </table:table-cell>
          <table:table-cell office:value-type="string" calcext:value-type="string">
            <text:p>positive</text:p>
          </table:table-cell>
          <table:table-cell office:value-type="string" calcext:value-type="string">
            <text:p>इस वजह से स्टेन इस मैच में घायल शेर की तरह वापसी करेंगे।</text:p>
          </table:table-cell>
          <table:table-cell office:value-type="string" calcext:value-type="string">
            <text:p>negative</text:p>
          </table:table-cell>
          <table:table-cell office:value-type="string" calcext:value-type="string">
            <text:p>RT @mumbai_tak: भीमा-कोरेगांव मामले की जांच को लेकर NCP का सरकार पर निशाना | Mumbai Tak</text:p>
            <text:p/>
            <text:p>नवाब मलिक का कहना है कि महाराष्ट्र सरकार भीमा-कोरे…</text:p>
          </table:table-cell>
          <table:table-cell office:value-type="string" calcext:value-type="string">
            <text:p>neutral</text:p>
          </table:table-cell>
        </table:table-row>
        <table:table-row table:style-name="ro39">
          <table:table-cell office:value-type="string" calcext:value-type="string">
            <text:p>शोले एकमात्र ऎसी फिल्म है जिसके सभी किरदार लोकप्रिय हुये थे</text:p>
          </table:table-cell>
          <table:table-cell office:value-type="string" calcext:value-type="string">
            <text:p>positive</text:p>
          </table:table-cell>
          <table:table-cell office:value-type="string" calcext:value-type="string">
            <text:p>घायल रविंद्र को अस्पताल में भर्ती कराया गया था।</text:p>
          </table:table-cell>
          <table:table-cell office:value-type="string" calcext:value-type="string">
            <text:p>negative</text:p>
          </table:table-cell>
          <table:table-cell office:value-type="string" calcext:value-type="string">
            <text:p>RT @mumbai_tak: 30 मिनट की भारी बारिश में मुंबई का हुआ ये हाल| Mumbai Tak</text:p>
            <text:p/>
            <text:p>देखिए मुंबई का कैसा हुआ हाल जब 30 मिनट लगातार गिरी भारी बारिश.</text:p>
            <text:p>h…</text:p>
          </table:table-cell>
          <table:table-cell office:value-type="string" calcext:value-type="string">
            <text:p>neutral</text:p>
          </table:table-cell>
        </table:table-row>
        <table:table-row table:style-name="ro8">
          <table:table-cell office:value-type="string" calcext:value-type="string">
            <text:p>उसके डॉयलग आज भी लोगो के जेहन में ताजा है।</text:p>
          </table:table-cell>
          <table:table-cell office:value-type="string" calcext:value-type="string">
            <text:p>positive</text:p>
          </table:table-cell>
          <table:table-cell office:value-type="string" calcext:value-type="string">
            <text:p>घायल दो लोगों को प्राथमिक उपचार के बाद रांची रेफर किया गया है.</text:p>
          </table:table-cell>
          <table:table-cell office:value-type="string" calcext:value-type="string">
            <text:p>negative</text:p>
          </table:table-cell>
          <table:table-cell office:value-type="string" calcext:value-type="string">
            <text:p>RT @mumbai_tak: जानिए RSS के प्रमुख मोहन भागवत क्यों चला रहे थे लाठी? EXCLUSIVE| Mumbai Tak</text:p>
            <text:p/>
            <text:p>गुजरात के वडोदरा में RSS के प्रमुख मोहन भागवत…</text:p>
          </table:table-cell>
          <table:table-cell office:value-type="string" calcext:value-type="string">
            <text:p>neutral</text:p>
          </table:table-cell>
        </table:table-row>
        <table:table-row table:style-name="ro36">
          <table:table-cell office:value-type="string" calcext:value-type="string">
            <text:p>बड़ोदरा में मतदान करने के बाद नरेंद्र मोदी ने अपने टि्वट में नया रायपुर को बेहतर ढंग से विकसित शहर बताया है।</text:p>
          </table:table-cell>
          <table:table-cell office:value-type="string" calcext:value-type="string">
            <text:p>positive</text:p>
          </table:table-cell>
          <table:table-cell office:value-type="string" calcext:value-type="string">
            <text:p>व्यवसायी पवन कुमार को पहले से घात लगाकर बैठे तीन अपराधियों ने पहले रॉड से मारकर घायल कर दिया।</text:p>
          </table:table-cell>
          <table:table-cell office:value-type="string" calcext:value-type="string">
            <text:p>negative</text:p>
          </table:table-cell>
          <table:table-cell office:value-type="string" calcext:value-type="string">
            <text:p>RT @mumbai_tak: आई आंधी, उड़ी इमारत की छत, VIDEO हुआ VIRAL| Mumbai Tak</text:p>
            <text:p/>
            <text:p>मुंबई से सटे भिवंडी में तेज बारिश और तूफान के चलते उड़ी इमारत की छत…</text:p>
          </table:table-cell>
          <table:table-cell office:value-type="string" calcext:value-type="string">
            <text:p>neutral</text:p>
          </table:table-cell>
        </table:table-row>
        <table:table-row table:style-name="ro8">
          <table:table-cell office:value-type="string" calcext:value-type="string">
            <text:p>इसका मकसद प्रतिस्पर्धी बाजार में मौजूद सभी क्षेत्रों में अपनी उत्पादकता बढ़ाना, व्यापार का उदारीकरण और उन्नत नीतियों को बढ़ावा देना होगा।'</text:p>
          </table:table-cell>
          <table:table-cell office:value-type="string" calcext:value-type="string">
            <text:p>positive</text:p>
          </table:table-cell>
          <table:table-cell office:value-type="string" calcext:value-type="string">
            <text:p>साल 1982 में जब फिल्म कुली के दौरान घायल हुए बिग बी जब जिंदगी और मौत की जंग लड़ रहे थे, तब उनकी सलामती की दुआ मांगते हुए अरविंद ने वडोदरा से मुंबई तक उल्टे कदमों से 800 किलोमीटर की दूरी तय की और वापस भी गए।</text:p>
          </table:table-cell>
          <table:table-cell office:value-type="string" calcext:value-type="string">
            <text:p>negative</text:p>
          </table:table-cell>
          <table:table-cell office:value-type="string" calcext:value-type="string">
            <text:p>RT @mumbai_tak: अरमान कोहली मारपीट केस – मुंबई तक पर अरमान की गर्लफ्रेंड नीरू रंधावा Exclusive| Mumbai Tak</text:p>
            <text:p/>
            <text:p>जानिए क्या कहना है अरमान कोहली…</text:p>
          </table:table-cell>
          <table:table-cell office:value-type="string" calcext:value-type="string">
            <text:p>neutral</text:p>
          </table:table-cell>
        </table:table-row>
        <table:table-row table:style-name="ro25">
          <table:table-cell office:value-type="string" calcext:value-type="string">
            <text:p>लतीफ ने कहा था कि मैंने पेशकश के बारे में सोचा और इसे स्वीकार नहीं करने का फैसला किया क्योंकि मैं विवाद में नहींपड़ना चाहता. </text:p>
          </table:table-cell>
          <table:table-cell office:value-type="string" calcext:value-type="string">
            <text:p>positive</text:p>
          </table:table-cell>
          <table:table-cell office:value-type="string" calcext:value-type="string">
            <text:p>जिससे दो की मौत हो गई और दो जख्मी हो गए.</text:p>
          </table:table-cell>
          <table:table-cell office:value-type="string" calcext:value-type="string">
            <text:p>negative</text:p>
          </table:table-cell>
          <table:table-cell table:style-name="ce3" office:value-type="string" calcext:value-type="string">
            <text:p>@manojagrawal731 @IndiaToday Sawal sage Bhai hone ka nahi ..bada ya chota Bhai hone ko lekar hai...</text:p>
          </table:table-cell>
          <table:table-cell office:value-type="string" calcext:value-type="string">
            <text:p>neutral</text:p>
          </table:table-cell>
        </table:table-row>
        <table:table-row table:style-name="ro14">
          <table:table-cell office:value-type="string" calcext:value-type="string">
            <text:p>वडोदरा के रहने वाले अरविंद पांड्या से बिग बी ऐसे ही प्रभावित नहीं हुए हैं।</text:p>
          </table:table-cell>
          <table:table-cell office:value-type="string" calcext:value-type="string">
            <text:p>positive</text:p>
          </table:table-cell>
          <table:table-cell office:value-type="string" calcext:value-type="string">
            <text:p>इस वजह से कई मीडियाकर्मी जख्मी हो गये.</text:p>
          </table:table-cell>
          <table:table-cell office:value-type="string" calcext:value-type="string">
            <text:p>negative</text:p>
          </table:table-cell>
          <table:table-cell office:value-type="string" calcext:value-type="string">
            <text:p>RT @mumbai_tak: RSS की पहली इफ्तार पार्टी पर उठे सवाल | Mumbai Tak</text:p>
            <text:p/>
            <text:p>मुंबई में सह्याद्री भवन में RSS द्वारा आयोजित इफ्तार पार्टी पर उठे सवाल…</text:p>
          </table:table-cell>
          <table:table-cell office:value-type="string" calcext:value-type="string">
            <text:p>neutral</text:p>
          </table:table-cell>
        </table:table-row>
        <table:table-row table:style-name="ro14">
          <table:table-cell office:value-type="string" calcext:value-type="string">
            <text:p>बढ़ती लागत के असर की आंशिक तौर पर भरपाई करने के लिए यह बढ़ोतरी की जाएगी.</text:p>
          </table:table-cell>
          <table:table-cell office:value-type="string" calcext:value-type="string">
            <text:p>positive</text:p>
          </table:table-cell>
          <table:table-cell office:value-type="string" calcext:value-type="string">
            <text:p>उम्मीदवार के काफिले में शामिल वाहन की टक्कर से बच्चा जख्मी.</text:p>
          </table:table-cell>
          <table:table-cell office:value-type="string" calcext:value-type="string">
            <text:p>negative</text:p>
          </table:table-cell>
          <table:table-cell office:value-type="string" calcext:value-type="string">
            <text:p>RT @mumbai_tak: 9-10 जून को रहे सावधान, मुंबई मे भारी बारिश की आशंका | Mumbai Tak</text:p>
            <text:p/>
            <text:p>मुंबई में 9-10 जून को हो सकती है जोरदार बारिश, मौसम विभा…</text:p>
          </table:table-cell>
          <table:table-cell office:value-type="string" calcext:value-type="string">
            <text:p>neutral</text:p>
          </table:table-cell>
        </table:table-row>
        <table:table-row table:style-name="ro50">
          <table:table-cell office:value-type="string" calcext:value-type="string">
            <text:p>मैं अभी उन्हें प्रेम करती हूं क्योंकि हम लोग एक दूसरे के इतिहास का हिस्सा रह चुके हैं।'</text:p>
          </table:table-cell>
          <table:table-cell office:value-type="string" calcext:value-type="string">
            <text:p>positive</text:p>
          </table:table-cell>
          <table:table-cell office:value-type="string" calcext:value-type="string">
            <text:p>इस दौरान तेंदुए ने कुछ लोगों पर हमला कर उन्हें जख्मी भी कर दिया।</text:p>
          </table:table-cell>
          <table:table-cell office:value-type="string" calcext:value-type="string">
            <text:p>negative</text:p>
          </table:table-cell>
          <table:table-cell office:value-type="string" calcext:value-type="string">
            <text:p>RT @mumbai_tak: Mumbai Tak Impact : क्रिप्टोकरंसी से करोड़ों का चूना लगाने वाले लखनपाल के खिलाफ FIR</text:p>
            <text:p/>
            <text:p> ठाणे पुलिस ने Flintstone Group के मा…</text:p>
          </table:table-cell>
          <table:table-cell office:value-type="string" calcext:value-type="string">
            <text:p>neutral</text:p>
          </table:table-cell>
        </table:table-row>
        <table:table-row table:style-name="ro6">
          <table:table-cell office:value-type="string" calcext:value-type="string">
            <text:p>विदेशी में हुआ मीनल से प्यार.</text:p>
          </table:table-cell>
          <table:table-cell office:value-type="string" calcext:value-type="string">
            <text:p>positive</text:p>
          </table:table-cell>
          <table:table-cell office:value-type="string" calcext:value-type="string">
            <text:p>शादी की वजह से चिकित्सकों ने विजय का उपचार कर उसे जख्मी हालत में ही रवाना कर दिया।</text:p>
          </table:table-cell>
          <table:table-cell office:value-type="string" calcext:value-type="string">
            <text:p>negative</text:p>
          </table:table-cell>
          <table:table-cell table:style-name="ce3" office:value-type="string" calcext:value-type="string">
            <text:p>RT @aajtak: क्रिप्टो करेंसी पर सरकार की लगातार चेतावनी के बाद भी देश में इसके नाम पर ठगी का धंधा जारी है। ताजा मामला मुंबई से सटे थाणे का…</text:p>
          </table:table-cell>
          <table:table-cell office:value-type="string" calcext:value-type="string">
            <text:p>neutral</text:p>
          </table:table-cell>
        </table:table-row>
        <table:table-row table:style-name="ro63">
          <table:table-cell office:value-type="string" calcext:value-type="string">
            <text:p>शेन वार्न से हर्ले को प्यार अब भी है </text:p>
          </table:table-cell>
          <table:table-cell office:value-type="string" calcext:value-type="string">
            <text:p>positive</text:p>
          </table:table-cell>
          <table:table-cell office:value-type="string" calcext:value-type="string">
            <text:p>ये सभी उस बेकरी में काम करने वाले मजदूर थे और सलमान की एसयूवी से जख्मी होने वालों में शामिल हैं।</text:p>
          </table:table-cell>
          <table:table-cell office:value-type="string" calcext:value-type="string">
            <text:p>negative</text:p>
          </table:table-cell>
          <table:table-cell office:value-type="string" calcext:value-type="string">
            <text:p>RT @aajtak: अब एटीएम से कैश निकालने पर नहीं देना पड़ेगा कोई टैक्स </text:p>
            <text:p>https://t.co/rBsrElcRvR</text:p>
          </table:table-cell>
          <table:table-cell office:value-type="string" calcext:value-type="string">
            <text:p>neutral</text:p>
          </table:table-cell>
        </table:table-row>
        <table:table-row table:style-name="ro30">
          <table:table-cell office:value-type="string" calcext:value-type="string">
            <text:p>मेरे प्यार ने हरिवंश राय बच्चन के आंखों में आंसू ला दिए थे।</text:p>
          </table:table-cell>
          <table:table-cell office:value-type="string" calcext:value-type="string">
            <text:p>positive</text:p>
          </table:table-cell>
          <table:table-cell office:value-type="string" calcext:value-type="string">
            <text:p>फोरलेन के रूप में विकसित हो रहे जख्मी हाईवे का सफर कष्टदायक के साथ जेब पर भी भारी पड़ रहा है।</text:p>
          </table:table-cell>
          <table:table-cell office:value-type="string" calcext:value-type="string">
            <text:p>negative</text:p>
          </table:table-cell>
          <table:table-cell office:value-type="string" calcext:value-type="string">
            <text:p>RT @mumbai_tak: मानसून के लिए कितनी तैयार है मुंबई,मुस्तफा शेख की ग्राउंड रिपोर्ट-LIVE</text:p>
            <text:p/>
            <text:p>@mustafashk </text:p>
            <text:p/>
            <text:p>https://t.co/bzFw97DjOe https://t.co/…</text:p>
          </table:table-cell>
          <table:table-cell office:value-type="string" calcext:value-type="string">
            <text:p>neutral</text:p>
          </table:table-cell>
        </table:table-row>
        <table:table-row table:style-name="ro39">
          <table:table-cell office:value-type="string" calcext:value-type="string">
            <text:p>टाइगर को अभी तक मिला प्यार और सराहना, उसकी कड़ी मेहनत का नतीजा है.</text:p>
          </table:table-cell>
          <table:table-cell office:value-type="string" calcext:value-type="string">
            <text:p>positive</text:p>
          </table:table-cell>
          <table:table-cell office:value-type="string" calcext:value-type="string">
            <text:p>जब कुली की शूटिंग के दौरान जख्मी होने की वजह जिंदगी और मौत के बीच झूलने के बाद घर लौटा था.</text:p>
          </table:table-cell>
          <table:table-cell office:value-type="string" calcext:value-type="string">
            <text:p>negative</text:p>
          </table:table-cell>
          <table:table-cell office:value-type="string" calcext:value-type="string">
            <text:p>RT @mumbai_tak: 'RAMZAN WALK' :साहिल रेस्टोरेंट की दिल्ली घराने की बिरयानी : EXCLUSIVE\</text:p>
            <text:p/>
            <text:p>'रमजान वॉक' में देखिए मुंबई तक की रमजान के लिए खास…</text:p>
          </table:table-cell>
          <table:table-cell office:value-type="string" calcext:value-type="string">
            <text:p>neutral</text:p>
          </table:table-cell>
        </table:table-row>
        <table:table-row table:style-name="ro64">
          <table:table-cell office:value-type="string" calcext:value-type="string">
            <text:p>उनकी पहली शादी बचपन की मुहब्बत से हुई थी।</text:p>
          </table:table-cell>
          <table:table-cell office:value-type="string" calcext:value-type="string">
            <text:p>positive</text:p>
          </table:table-cell>
          <table:table-cell office:value-type="string" calcext:value-type="string">
            <text:p>शनिवार की घटना से पूनम का परिवार आहत है.</text:p>
          </table:table-cell>
          <table:table-cell office:value-type="string" calcext:value-type="string">
            <text:p>negative</text:p>
          </table:table-cell>
          <table:table-cell office:value-type="string" calcext:value-type="string">
            <text:p>RT @aajtak: पुलिस को इंटरनेशनल बुकी के साथ मिली थीं अरबाज की तस्वीरें</text:p>
            <text:p>@sahiljoshii </text:p>
            <text:p>https://t.co/DOqMUnM36l</text:p>
          </table:table-cell>
          <table:table-cell office:value-type="string" calcext:value-type="string">
            <text:p>neutral</text:p>
          </table:table-cell>
        </table:table-row>
        <table:table-row table:style-name="ro65">
          <table:table-cell office:value-type="string" calcext:value-type="string">
            <text:p>फिल्म 'क्वीन' की सफलता से काफी खुश कंगना को पूरा भरोसा है कि उनकी इस फिल्म को भी दर्शकों की मुहब्बत मिलेगी।</text:p>
          </table:table-cell>
          <table:table-cell office:value-type="string" calcext:value-type="string">
            <text:p>positive</text:p>
          </table:table-cell>
          <table:table-cell office:value-type="string" calcext:value-type="string">
            <text:p>उनके मैदान में उतरने से शरद ही नहीं, मुख्यमंत्री नीतीश कुमार भी आहत हैं।</text:p>
          </table:table-cell>
          <table:table-cell office:value-type="string" calcext:value-type="string">
            <text:p>negative</text:p>
          </table:table-cell>
          <table:table-cell office:value-type="string" calcext:value-type="string">
            <text:p>RT @iChowk_: उपचुनाव 2019 का भविष्य भले न बताएं पर गठबंधन का पता तो दे ही देते हैं</text:p>
            <text:p>https://t.co/oU6whQ2rmi</text:p>
            <text:p>#BypollResults2018 #Palghar #BJP…</text:p>
          </table:table-cell>
          <table:table-cell office:value-type="string" calcext:value-type="string">
            <text:p>neutral</text:p>
          </table:table-cell>
        </table:table-row>
        <table:table-row table:style-name="ro24">
          <table:table-cell office:value-type="string" calcext:value-type="string">
            <text:p>हम उनके कठिन परिश्रम और काम के प्रति लगन के लिए आभारी हैं।</text:p>
          </table:table-cell>
          <table:table-cell office:value-type="string" calcext:value-type="string">
            <text:p>positive</text:p>
          </table:table-cell>
          <table:table-cell office:value-type="string" calcext:value-type="string">
            <text:p>बताया कि हिमस्खलन के बाद शेरपाओं के प्रति नेपाल सरकार के रवैये ने उन्हें आहत किया।</text:p>
          </table:table-cell>
          <table:table-cell office:value-type="string" calcext:value-type="string">
            <text:p>negative</text:p>
          </table:table-cell>
          <table:table-cell office:value-type="string" calcext:value-type="string">
            <text:p>RT @mumbai_tak: देखिए सुबह 8 बजे से उपचुनावों की पल पल की खबरें  @sahiljoshii के साथ सिर्फ         Mumbai tak पर Live</text:p>
            <text:p/>
            <text:p>मुंबई तक के फेसबुक…</text:p>
          </table:table-cell>
          <table:table-cell office:value-type="string" calcext:value-type="string">
            <text:p>neutral</text:p>
          </table:table-cell>
        </table:table-row>
        <table:table-row table:style-name="ro27">
          <table:table-cell office:value-type="string" calcext:value-type="string">
            <text:p>वह गुंडोत्रा के कठिन परिश्रम और काम के प्रति लगन के लिए आभारी हैं।</text:p>
          </table:table-cell>
          <table:table-cell office:value-type="string" calcext:value-type="string">
            <text:p>positive</text:p>
          </table:table-cell>
          <table:table-cell office:value-type="string" calcext:value-type="string">
            <text:p>इसके बाद कपिल ने फेसबुक पर लिखा, प्रिय मित्रों आप लोगों को सोशल साइट पर लड़ते देख मैं आहत हुआ हूं।</text:p>
          </table:table-cell>
          <table:table-cell office:value-type="string" calcext:value-type="string">
            <text:p>negative</text:p>
          </table:table-cell>
          <table:table-cell table:style-name="ce3" office:value-type="string" calcext:value-type="string">
            <text:p>Appraisal season sab jagah ek hi vakt aata hai... https://t.co/kq6PnvY7r7</text:p>
          </table:table-cell>
          <table:table-cell office:value-type="string" calcext:value-type="string">
            <text:p>neutral</text:p>
          </table:table-cell>
        </table:table-row>
        <table:table-row table:style-name="ro29">
          <table:table-cell office:value-type="string" calcext:value-type="string">
            <text:p>युवक ने अपनी मेहनत व लगन से सवा करोड़ रुपये का कारोबार खड़ा कर दिया।</text:p>
          </table:table-cell>
          <table:table-cell office:value-type="string" calcext:value-type="string">
            <text:p>positive</text:p>
          </table:table-cell>
          <table:table-cell office:value-type="string" calcext:value-type="string">
            <text:p>शुक्रवार को जारी किए गए इस वारंट में उनपर फिल्म के कुछ दृश्यों में हिन्दुओं की धार्मिक भावनाओं को आहत करने के आरोप लगाए गए हैं।</text:p>
          </table:table-cell>
          <table:table-cell office:value-type="string" calcext:value-type="string">
            <text:p>negative</text:p>
          </table:table-cell>
          <table:table-cell office:value-type="string" calcext:value-type="string">
            <text:p>RT @mumbai_tak: NDA की 134वीं पासिंग आउट परेड  | Mumbai Tak</text:p>
            <text:p/>
            <text:p>पुणे में आयोजित की गई NDA की 134वीं पासिंग आउट परेड, कार्यक्रम में शामिल हुए…</text:p>
          </table:table-cell>
          <table:table-cell office:value-type="string" calcext:value-type="string">
            <text:p>neutral</text:p>
          </table:table-cell>
        </table:table-row>
        <table:table-row table:style-name="ro66">
          <table:table-cell office:value-type="string" calcext:value-type="string">
            <text:p>टीम में जैक कैलिस जैसा अनुभवी ऑलराउंडर है, जो बल्ले और गेंद से अच्छा प्रदर्शन कर रहे हैं।</text:p>
          </table:table-cell>
          <table:table-cell office:value-type="string" calcext:value-type="string">
            <text:p>positive</text:p>
          </table:table-cell>
          <table:table-cell office:value-type="string" calcext:value-type="string">
            <text:p>हां तैनात रहे अविनाश चंद्र पांडेय जहां एक के बाद एक हुए सिलसिलेवार अपने तबादलों से काफी आहत थे, वहीं शारीरिक व मानसिक उत्पीड़न के शिकार।</text:p>
          </table:table-cell>
          <table:table-cell office:value-type="string" calcext:value-type="string">
            <text:p>negative</text:p>
          </table:table-cell>
          <table:table-cell table:style-name="ce3" office:value-type="string" calcext:value-type="string">
            <text:p>Literal translation of today's @Saamanaonline editorial "@BJP4India ने मशिनो को भ्रष्ट कर के जो नया तंत्र लाया है उ… https://t.co/wJYEGM8zCo</text:p>
          </table:table-cell>
          <table:table-cell office:value-type="string" calcext:value-type="string">
            <text:p>neutral</text:p>
          </table:table-cell>
        </table:table-row>
        <table:table-row table:style-name="ro6">
          <table:table-cell office:value-type="string" calcext:value-type="string">
            <text:p>रोहित शेट्टी के साथ काम करना एक सपना सच होने जैसा है और मैं उनके साथ दोबारा काम करना चाहता हूं।</text:p>
          </table:table-cell>
          <table:table-cell office:value-type="string" calcext:value-type="string">
            <text:p>positive</text:p>
          </table:table-cell>
          <table:table-cell office:value-type="string" calcext:value-type="string">
            <text:p>ये सब कुछ उनकी खराब फिटनेस व आए दिन चोटिल होने के कारण हुआ।</text:p>
          </table:table-cell>
          <table:table-cell office:value-type="string" calcext:value-type="string">
            <text:p>negative</text:p>
          </table:table-cell>
          <table:table-cell table:style-name="ce3" office:value-type="string" calcext:value-type="string">
            <text:p>साम, दाम, दंड इस अर्थ से बोला, यह इलेक्शन जितने के लिये, जीस तरहसे सामनेसे वार होगा, उसी तरह जबाब दो।यह कुटनीती है,… https://t.co/hnCEYCPwbD</text:p>
          </table:table-cell>
          <table:table-cell office:value-type="string" calcext:value-type="string">
            <text:p>neutral</text:p>
          </table:table-cell>
        </table:table-row>
        <table:table-row table:style-name="ro53">
          <table:table-cell office:value-type="string" calcext:value-type="string">
            <text:p>रिटर्न कम मिला, हालात बदले, लेकिन सोने के प्रति चाहत जस की तस है।</text:p>
          </table:table-cell>
          <table:table-cell office:value-type="string" calcext:value-type="string">
            <text:p>positive</text:p>
          </table:table-cell>
          <table:table-cell office:value-type="string" calcext:value-type="string">
            <text:p>इस मौके पर उनका चोटिल होना अच्छा नहीं है और हमारे लिए यह बड़ा झटका है।</text:p>
          </table:table-cell>
          <table:table-cell office:value-type="string" calcext:value-type="string">
            <text:p>negative</text:p>
          </table:table-cell>
          <table:table-cell office:value-type="string" calcext:value-type="string">
            <text:p>RT @aajtak: #Modi4 </text:p>
            <text:p>संघ के कितने नजदीक हैं नितिन गडकरी ? और वे कैसे इतने बड़े-बड़े प्रोजेक्ट सरकार में आसानी से पूरा  कर लेते हैं?  @nitin_…</text:p>
          </table:table-cell>
          <table:table-cell office:value-type="string" calcext:value-type="string">
            <text:p>neutral</text:p>
          </table:table-cell>
        </table:table-row>
        <table:table-row table:style-name="ro9">
          <table:table-cell office:value-type="string" calcext:value-type="string">
            <text:p>क्लब की अध्यक्ष नानकी हंस ने सभी पत्रकारों की सुरक्षा की मांग भी की ताकि वह बिना किसी भय के काम कर सकें।</text:p>
          </table:table-cell>
          <table:table-cell office:value-type="string" calcext:value-type="string">
            <text:p>positive</text:p>
          </table:table-cell>
          <table:table-cell office:value-type="string" calcext:value-type="string">
            <text:p>इसके बाद जहीर चोटिल हो गई और उनकी जगह ओवर पूरा करने आए पोलार्ड पर मिलर ने छक्का जड़ा।</text:p>
          </table:table-cell>
          <table:table-cell office:value-type="string" calcext:value-type="string">
            <text:p>negative</text:p>
          </table:table-cell>
          <table:table-cell office:value-type="string" calcext:value-type="string">
            <text:p>RT @mumbai_tak: 21वीं सदी में बैलगाड़ी पर निकली बारात </text:p>
            <text:p/>
            <text:p>महाराष्ट्र के चंद्रपूर में निकली अनोखी बारात. एक शादी में बैलगाड़ी पर निकाली गई बा…</text:p>
          </table:table-cell>
          <table:table-cell office:value-type="string" calcext:value-type="string">
            <text:p>neutral</text:p>
          </table:table-cell>
        </table:table-row>
        <table:table-row table:style-name="ro24">
          <table:table-cell office:value-type="string" calcext:value-type="string">
            <text:p>उन्होंने कहा कि वह भयभीत न हो और उनके साथ पूरा न्याय किया जाएगा।</text:p>
          </table:table-cell>
          <table:table-cell office:value-type="string" calcext:value-type="string">
            <text:p>positive</text:p>
          </table:table-cell>
          <table:table-cell office:value-type="string" calcext:value-type="string">
            <text:p>दरअसल, किंग्स इलेवन पंजाब के खिलाफ वानखेड़े में खेले गए पिछले मैच के दौरान जहीर खान चोटिल हो गए थे.</text:p>
          </table:table-cell>
          <table:table-cell office:value-type="string" calcext:value-type="string">
            <text:p>negative</text:p>
          </table:table-cell>
          <table:table-cell office:value-type="string" calcext:value-type="string">
            <text:p>RT @mumbai_tak: समंदर में डूबा तैरता रेस्टोरेंट ’आर्क डेक बार | Mumbai Tak</text:p>
            <text:p/>
            <text:p>मुंबई का पॉपुलर फ्लोटिंग रेस्टेरेंट आर्क डेक बार आज दोपहर समंदर…</text:p>
          </table:table-cell>
          <table:table-cell office:value-type="string" calcext:value-type="string">
            <text:p>neutral</text:p>
          </table:table-cell>
        </table:table-row>
        <table:table-row table:style-name="ro36">
          <table:table-cell office:value-type="string" calcext:value-type="string">
            <text:p>लेकिन अगर आप थोड़ी सावधानी बरतें, तो मोबाइल फोन में मौजूद कॉन्टैक्ट्स के गुम हो जाने के बाद भी दुखी होने से बच सकते हैं।</text:p>
          </table:table-cell>
          <table:table-cell office:value-type="string" calcext:value-type="string">
            <text:p>positive</text:p>
          </table:table-cell>
          <table:table-cell office:value-type="string" calcext:value-type="string">
            <text:p>पिछली बार चोटिल होने के कारण आईपीएल में नहीं खेल पाए थे।</text:p>
          </table:table-cell>
          <table:table-cell office:value-type="string" calcext:value-type="string">
            <text:p>negative</text:p>
          </table:table-cell>
          <table:table-cell office:value-type="string" calcext:value-type="string">
            <text:p>RT @mumbai_tak: योगी आदित्यनाथ के पोस्टर हटाने पर बीजेपी कायर्ताओं ने की अधिकारी की पिटाई | Mumbai Tak</text:p>
            <text:p/>
            <text:p>वसई विरार महानगरपालिका द्वारा योगी…</text:p>
          </table:table-cell>
          <table:table-cell office:value-type="string" calcext:value-type="string">
            <text:p>neutral</text:p>
          </table:table-cell>
        </table:table-row>
        <table:table-row table:style-name="ro15">
          <table:table-cell office:value-type="string" calcext:value-type="string">
            <text:p>फतेह अली खान, पंकज उदास, अनूप जलोटा जैसे गजल गायकों ने गजल गायन को एक नया मुकाम दिया और उसे बढऩे का अवसर दिया।</text:p>
          </table:table-cell>
          <table:table-cell office:value-type="string" calcext:value-type="string">
            <text:p>positive</text:p>
          </table:table-cell>
          <table:table-cell office:value-type="string" calcext:value-type="string">
            <text:p>चोटिल नाथन कोल्टर नाइल की जगह दक्षिण अफ्रीका के लेग स्पिनर इमरान ताहिर को लिया जा सकता है</text:p>
          </table:table-cell>
          <table:table-cell office:value-type="string" calcext:value-type="string">
            <text:p>negative</text:p>
          </table:table-cell>
          <table:table-cell office:value-type="string" calcext:value-type="string">
            <text:p>RT @mumbai_tak: उद्धव ठाकरे बोले ‘संकट’ टालना है तो सभी दल साथ में आओ | Mumbai Tak</text:p>
            <text:p/>
            <text:p>जिस दिन कर्नाटक में कुमारस्वामी के शपथ ग्रहण के लिए विप…</text:p>
          </table:table-cell>
          <table:table-cell office:value-type="string" calcext:value-type="string">
            <text:p>neutral</text:p>
          </table:table-cell>
        </table:table-row>
        <table:table-row table:style-name="ro33">
          <table:table-cell office:value-type="string" calcext:value-type="string">
            <text:p>कुछ देर के लिए दर्शक जरूर उदास हुए पर उन्हें विश्वास था कि रांची की जमीं पर उन्हें आईपीएल का रोमांच जरूर देखने को मिलेगा.</text:p>
          </table:table-cell>
          <table:table-cell office:value-type="string" calcext:value-type="string">
            <text:p>positive</text:p>
          </table:table-cell>
          <table:table-cell office:value-type="string" calcext:value-type="string">
            <text:p>मुझे लगता है कि मुझे इस चीज ने सबसे अधिक स्तब्ध किया कि कोई व्यक्ति किसी को कोई जानकारी नहीं होने की आशा करते हुए सार्वजनिक जीवन और निजी जीवन में इतना अलग कैसे हो सकता है।</text:p>
          </table:table-cell>
          <table:table-cell office:value-type="string" calcext:value-type="string">
            <text:p>negative</text:p>
          </table:table-cell>
          <table:table-cell office:value-type="string" calcext:value-type="string">
            <text:p>RT @mumbai_tak: पालघर चुनाव प्रचार के लिए मैदान में  उद्धव ठाकरे और योगी आदित्यनाथ , एक दूसरे पर बरसाए तीर</text:p>
            <text:p/>
            <text:p>पालघर उपचुनाव के लिए रैली करने…</text:p>
          </table:table-cell>
          <table:table-cell office:value-type="string" calcext:value-type="string">
            <text:p>neutral</text:p>
          </table:table-cell>
        </table:table-row>
        <table:table-row table:style-name="ro24">
          <table:table-cell office:value-type="string" calcext:value-type="string">
            <text:p>लेकिन सुभाशिष ने इतने गंभीर मुद्दे को फिल्म कुश के माध्यम से बहुत सरलता से दर्शाया है.</text:p>
          </table:table-cell>
          <table:table-cell office:value-type="string" calcext:value-type="string">
            <text:p>positive</text:p>
          </table:table-cell>
          <table:table-cell office:value-type="string" calcext:value-type="string">
            <text:p>लेकिन अपेक्षा के अनुरूप ग्राहक नहीं निकले।</text:p>
          </table:table-cell>
          <table:table-cell office:value-type="string" calcext:value-type="string">
            <text:p>negative</text:p>
          </table:table-cell>
          <table:table-cell office:value-type="string" calcext:value-type="string">
            <text:p>RT @mumbai_tak: आदित्य ठाकरे और मिलिंद देवरा के बीच TWEET वाली जंग</text:p>
            <text:p/>
            <text:p>कर्नाटक के घमासान के बाद आदित्य ठाकरे ने किया था ट्वीट, जिस पर मिलिंद…</text:p>
          </table:table-cell>
          <table:table-cell office:value-type="string" calcext:value-type="string">
            <text:p>neutral</text:p>
          </table:table-cell>
        </table:table-row>
        <table:table-row table:style-name="ro19">
          <table:table-cell office:value-type="string" calcext:value-type="string">
            <text:p>शिनाख्स से संतुष्ट होने के बाद पर्स उसे लौटा दिया।</text:p>
          </table:table-cell>
          <table:table-cell office:value-type="string" calcext:value-type="string">
            <text:p>positive</text:p>
          </table:table-cell>
          <table:table-cell office:value-type="string" calcext:value-type="string">
            <text:p>अभी मैं नहीं जानता कि टीम से क्या अपेक्षा की जा रही है.</text:p>
          </table:table-cell>
          <table:table-cell office:value-type="string" calcext:value-type="string">
            <text:p>negative</text:p>
          </table:table-cell>
          <table:table-cell table:style-name="ce3" office:value-type="string" calcext:value-type="string">
            <text:p>RT @aajtak: हैदराबाद से बेंगलुरु के लिए बस में निकले कांग्रेस और जेडीएस के विधायक. सुरक्षा के कड़े इंतजाम. अधिक जानकारी दे रहे हैं आजतक सं…</text:p>
          </table:table-cell>
          <table:table-cell office:value-type="string" calcext:value-type="string">
            <text:p>neutral</text:p>
          </table:table-cell>
        </table:table-row>
        <table:table-row table:style-name="ro15">
          <table:table-cell office:value-type="string" calcext:value-type="string">
            <text:p>पूछताछ के बाद जब पारख ने कहा कि वो इस प्रॉसेस से संतुष्ट हैं।</text:p>
          </table:table-cell>
          <table:table-cell office:value-type="string" calcext:value-type="string">
            <text:p>positive</text:p>
          </table:table-cell>
          <table:table-cell office:value-type="string" calcext:value-type="string">
            <text:p>बेहतर फसलों की उम्मीद किए बैठा किसान अब निराश हो गया है।</text:p>
          </table:table-cell>
          <table:table-cell office:value-type="string" calcext:value-type="string">
            <text:p>negative</text:p>
          </table:table-cell>
          <table:table-cell office:value-type="string" calcext:value-type="string">
            <text:p>RT @mumbai_tak: EXCLUSIVE-कैंसर ने ये हाल बना दिया था हिमांशु रॉय का, फोटो देखकर नहीं होगा यकीन </text:p>
            <text:p/>
            <text:p>कैंसर की बीमारी से सुपर कॉप हिमांशु रॉय अ…</text:p>
          </table:table-cell>
          <table:table-cell office:value-type="string" calcext:value-type="string">
            <text:p>neutral</text:p>
          </table:table-cell>
        </table:table-row>
        <table:table-row table:style-name="ro27">
          <table:table-cell office:value-type="string" calcext:value-type="string">
            <text:p>पूछताछ के बाद जब उनसे पूछा गया कि क्या वह पूछताछ की प्रक्रिया से संतुष्ट हैं तो पारेख ने कहा कि वह संतुष्ट हैं.</text:p>
          </table:table-cell>
          <table:table-cell office:value-type="string" calcext:value-type="string">
            <text:p>positive</text:p>
          </table:table-cell>
          <table:table-cell office:value-type="string" calcext:value-type="string">
            <text:p>केंद्र में बीजेपी की सरकार बनने की उम्मीद में भले ही शेयर बाजार में तेजी हो, लेकिन प्रॉपर्टी मार्केट की हालत बहुत खराब है।</text:p>
          </table:table-cell>
          <table:table-cell office:value-type="string" calcext:value-type="string">
            <text:p>negative</text:p>
          </table:table-cell>
          <table:table-cell table:style-name="ce3" office:value-type="string" calcext:value-type="string">
            <text:p>@shishodia_sumit @RahulGandhi @yadavtejashwi @derekobrienmp Bhaiyya hum to report kar rahe hai....</text:p>
          </table:table-cell>
          <table:table-cell office:value-type="string" calcext:value-type="string">
            <text:p>neutral</text:p>
          </table:table-cell>
        </table:table-row>
        <table:table-row table:style-name="ro12">
          <table:table-cell office:value-type="string" calcext:value-type="string">
            <text:p>अगले डेढ़ से दो महीने के भीतर लोगों को इसका लाभ मिलना शुरू हो जाएगा।</text:p>
          </table:table-cell>
          <table:table-cell office:value-type="string" calcext:value-type="string">
            <text:p>positive</text:p>
          </table:table-cell>
          <table:table-cell office:value-type="string" calcext:value-type="string">
            <text:p>भारतीय क्रिकेट तंत्र में इतना पैसा है कि कोई भी इसकी आलोचना करके इससे वंचित नहीं होना चाहता।</text:p>
          </table:table-cell>
          <table:table-cell office:value-type="string" calcext:value-type="string">
            <text:p>negative</text:p>
          </table:table-cell>
          <table:table-cell office:value-type="string" calcext:value-type="string">
            <text:p>RT @mumbai_tak: मैंग्रूव्स की कीमत पर मीरा रोड में लक्जरी क्लब? </text:p>
            <text:p/>
            <text:p>मीरा रोड में बन रहे  लक्जरी क्लब को लेकर बीजेपी विधायक पर गंभीर आरोप लग र…</text:p>
          </table:table-cell>
          <table:table-cell office:value-type="string" calcext:value-type="string">
            <text:p>neutral</text:p>
          </table:table-cell>
        </table:table-row>
        <table:table-row table:style-name="ro27">
          <table:table-cell office:value-type="string" calcext:value-type="string">
            <text:p>फिलहाल विकास के अनुसार इस फिल्म को दूसरी भाषाओं से इस तरह का रिस्पॉन्स मिलना काफी खुशी की बात है।</text:p>
          </table:table-cell>
          <table:table-cell office:value-type="string" calcext:value-type="string">
            <text:p>positive</text:p>
          </table:table-cell>
          <table:table-cell office:value-type="string" calcext:value-type="string">
            <text:p>आरोप है कि उन लोगों ने पवन को उस महिला के साथ शारीरिक संबंध बनाने के लिए दवाब डालना शुरू कर दिया।</text:p>
          </table:table-cell>
          <table:table-cell office:value-type="string" calcext:value-type="string">
            <text:p>negative</text:p>
          </table:table-cell>
          <table:table-cell table:style-name="ce3" office:value-type="string" calcext:value-type="string">
            <text:p>RT @aajtak: सूटकेस से निकलेगी सरकार? <text:s/>देखिए #Dangal @sardanarohit के साथ #ATLiveStream https://t.co/PPLAtAjENF</text:p>
          </table:table-cell>
          <table:table-cell office:value-type="string" calcext:value-type="string">
            <text:p>neutral</text:p>
          </table:table-cell>
        </table:table-row>
        <table:table-row table:style-name="ro27">
          <table:table-cell office:value-type="string" calcext:value-type="string">
            <text:p>राजस्थान के कप्तान ने इस जीत का श्रेय तांबे को देते हुए कहा कि तांबे को उनके इस प्रदर्शन का तोहफा मिलना चाहिए।</text:p>
          </table:table-cell>
          <table:table-cell office:value-type="string" calcext:value-type="string">
            <text:p>positive</text:p>
          </table:table-cell>
          <table:table-cell office:value-type="string" calcext:value-type="string">
            <text:p>गर्मी का मौसम होने से जमीन जल्दी सूख जाती है इसलिए दिन में कई बार अर्थिग में पानी डालना पड़ता है।</text:p>
          </table:table-cell>
          <table:table-cell office:value-type="string" calcext:value-type="string">
            <text:p>negative</text:p>
          </table:table-cell>
          <table:table-cell table:style-name="ce3" office:value-type="string" calcext:value-type="string">
            <text:p>RT @aajtak: पूर्व अटॉर्नी जनरल और ख्यात न्यायविद सोली सोराबजी ने कर्नाटक में सरकार बनाने को लेकर जारी उठापटक पर प्रतिक्रिया देते हुए कहा है…</text:p>
          </table:table-cell>
          <table:table-cell office:value-type="string" calcext:value-type="string">
            <text:p>neutral</text:p>
          </table:table-cell>
        </table:table-row>
        <table:table-row table:style-name="ro20">
          <table:table-cell office:value-type="string" calcext:value-type="string">
            <text:p>इनके अलावा हरफनमौला युसफ पठान को उस भरोसे पर खरा उतरना होगा जो टीम ने उस पर दोबारा जताया है।</text:p>
          </table:table-cell>
          <table:table-cell office:value-type="string" calcext:value-type="string">
            <text:p>positive</text:p>
          </table:table-cell>
          <table:table-cell office:value-type="string" calcext:value-type="string">
            <text:p>हालांकि एआरआर में कंपनियों ने सीधे तौर पर रेट बढ़ाने की मांग नहीं की है, लेकिन उचित भरपाई पर जोर दिया है और वे किसी न किसी तरीके से हम पर बोझ डालना चाहती हैं।</text:p>
          </table:table-cell>
          <table:table-cell office:value-type="string" calcext:value-type="string">
            <text:p>negative</text:p>
          </table:table-cell>
          <table:table-cell office:value-type="string" calcext:value-type="string">
            <text:p>RT @mumbai_tak: कर्नाटक चुनाव के बाद बढ़े पेट्रोल-डीजल के भाव| Mumbai Tak</text:p>
            <text:p/>
            <text:p>कर्नाटक चुनाव के बाद मुंबई में बढ़े पेट्रोल-डीजल के भाव, पेट्रोल…</text:p>
          </table:table-cell>
          <table:table-cell office:value-type="string" calcext:value-type="string">
            <text:p>neutral</text:p>
          </table:table-cell>
        </table:table-row>
        <table:table-row table:style-name="ro29">
          <table:table-cell office:value-type="string" calcext:value-type="string">
            <text:p>मेरी व्यक्गित जिंदगी सहज हो गई है।</text:p>
          </table:table-cell>
          <table:table-cell office:value-type="string" calcext:value-type="string">
            <text:p>positive</text:p>
          </table:table-cell>
          <table:table-cell office:value-type="string" calcext:value-type="string">
            <text:p>इस बीच रामटहल चौधरी को वहां से भागना पड़ा.</text:p>
          </table:table-cell>
          <table:table-cell office:value-type="string" calcext:value-type="string">
            <text:p>negative</text:p>
          </table:table-cell>
          <table:table-cell office:value-type="string" calcext:value-type="string">
            <text:p>RT @mumbai_tak: पाकिस्तान से ट्रनिंग लेकर आया आतंकवादी मुंबई में गिरफ्तार  | Mumbai Tak</text:p>
            <text:p/>
            <text:p>महाराष्ट्र ATS को मिली बड़ी कामयाबी, पाकिस्तान से…</text:p>
          </table:table-cell>
          <table:table-cell office:value-type="string" calcext:value-type="string">
            <text:p>neutral</text:p>
          </table:table-cell>
        </table:table-row>
        <table:table-row table:style-name="ro15">
          <table:table-cell office:value-type="string" calcext:value-type="string">
            <text:p>इसके बाद पूरे मैच में बार्सिलोना का दबदबा रहा लेकिन ग्रेनाडा ने अपना किला अभेद्य रखते हुए मैच जीत लिया।</text:p>
          </table:table-cell>
          <table:table-cell office:value-type="string" calcext:value-type="string">
            <text:p>positive</text:p>
          </table:table-cell>
          <table:table-cell office:value-type="string" calcext:value-type="string">
            <text:p>जब आप एकदम से तेज भागना शुरू कर देते हैं या फिर दौड़ने से पहले खुद को वार्मअप न करते हैं तो सांस लेने में समस्या होती है।</text:p>
          </table:table-cell>
          <table:table-cell office:value-type="string" calcext:value-type="string">
            <text:p>negative</text:p>
          </table:table-cell>
          <table:table-cell office:value-type="string" calcext:value-type="string">
            <text:p>RT @mumbai_tak: छावनी में तब्दील हुआ औरंगाबाद, 2 चाकू और पटाखों के साथ पकड़े गए युवक| Mumbai Tak</text:p>
            <text:p/>
            <text:p>औरंगाबाद हिंसा के बाद पुलिस ने इलाके को…</text:p>
          </table:table-cell>
          <table:table-cell office:value-type="string" calcext:value-type="string">
            <text:p>neutral</text:p>
          </table:table-cell>
        </table:table-row>
        <table:table-row table:style-name="ro29">
          <table:table-cell office:value-type="string" calcext:value-type="string">
            <text:p>यह समाज सेवा है, जो सबसे बड़ा धार्मिक कार्य है।</text:p>
          </table:table-cell>
          <table:table-cell office:value-type="string" calcext:value-type="string">
            <text:p>positive</text:p>
          </table:table-cell>
          <table:table-cell office:value-type="string" calcext:value-type="string">
            <text:p>यही वजह है कि ये कंपनियां ऐसे विवाद से बचना चाहती हैं।</text:p>
          </table:table-cell>
          <table:table-cell office:value-type="string" calcext:value-type="string">
            <text:p>negative</text:p>
          </table:table-cell>
          <table:table-cell office:value-type="string" calcext:value-type="string">
            <text:p>RT @rahulkanwal: कांग्रेस का कर्नाटक किला बरकरार, इतिहास और BJP दोनों को मात</text:p>
            <text:p>https://t.co/ylQ4vFqg7x</text:p>
            <text:p>एग्जिट पोल के मुताबिक कांग्रेस को कर्…</text:p>
          </table:table-cell>
          <table:table-cell office:value-type="string" calcext:value-type="string">
            <text:p>neutral</text:p>
          </table:table-cell>
        </table:table-row>
        <table:table-row table:style-name="ro48">
          <table:table-cell office:value-type="string" calcext:value-type="string">
            <text:p>प्रदेश के प्रमुख धार्मिक स्‍थलों को देखने के लिए लोग इससे यात्रा करना काफी पसंद करते हैं।</text:p>
          </table:table-cell>
          <table:table-cell office:value-type="string" calcext:value-type="string">
            <text:p>positive</text:p>
          </table:table-cell>
          <table:table-cell office:value-type="string" calcext:value-type="string">
            <text:p>पैसा लेकर पीएमटी पास करने वाला कोई भी आरोपी बचना नहीं चाहिए।</text:p>
          </table:table-cell>
          <table:table-cell office:value-type="string" calcext:value-type="string">
            <text:p>negative</text:p>
          </table:table-cell>
          <table:table-cell office:value-type="string" calcext:value-type="string">
            <text:p>RT @mumbai_tak: सीसीटीवी में कैद मां की लापरवाही, तो सुरक्षाकर्मी ने बचाई बच्ची की जान|</text:p>
            <text:p/>
            <text:p>महालक्ष्मी स्टेशन पर एक महिला अपनी बच्ची के साथ ट्…</text:p>
          </table:table-cell>
          <table:table-cell office:value-type="string" calcext:value-type="string">
            <text:p>neutral</text:p>
          </table:table-cell>
        </table:table-row>
        <table:table-row table:style-name="ro33">
          <table:table-cell office:value-type="string" calcext:value-type="string">
            <text:p>भारत के लोग जितना ख्वाजा को चाहते है उतना ही पाकिस्तान, बांग्लादेश व अन्य देशों में उनके अकीदतमंद है।</text:p>
          </table:table-cell>
          <table:table-cell office:value-type="string" calcext:value-type="string">
            <text:p>positive</text:p>
          </table:table-cell>
          <table:table-cell office:value-type="string" calcext:value-type="string">
            <text:p>यहां के इस डाकिए को शायद यह सीख नहीं मिली थी, तभी तो इस खामी के चलते उसे जेल जाना पड़ा।</text:p>
          </table:table-cell>
          <table:table-cell office:value-type="string" calcext:value-type="string">
            <text:p>negative</text:p>
          </table:table-cell>
          <table:table-cell office:value-type="string" calcext:value-type="string">
            <text:p>RT @mumbai_tak: पाकिस्तान के पूर्व पीएम नवाज शरीफ का बड़ा बयान – 26/11 हमले में पाक का हाथ</text:p>
            <text:p/>
            <text:p>पाकिस्तान के पूर्व पीएम नवाज शरीफ ने बयान दिया…</text:p>
          </table:table-cell>
          <table:table-cell office:value-type="string" calcext:value-type="string">
            <text:p>neutral</text:p>
          </table:table-cell>
        </table:table-row>
        <table:table-row table:style-name="ro29">
          <table:table-cell office:value-type="string" calcext:value-type="string">
            <text:p>टीम अपना भाग्य बदलने के लिए कुछ विशेष की उम्मीद करेगी।</text:p>
          </table:table-cell>
          <table:table-cell office:value-type="string" calcext:value-type="string">
            <text:p>positive</text:p>
          </table:table-cell>
          <table:table-cell office:value-type="string" calcext:value-type="string">
            <text:p>आदित्य चोपड़ा ने शादी का सीक्रेट प्लान तैयार किया था, जिसे वो किसी को बताना नहीं चाहती थीं।</text:p>
          </table:table-cell>
          <table:table-cell office:value-type="string" calcext:value-type="string">
            <text:p>negative</text:p>
          </table:table-cell>
          <table:table-cell office:value-type="string" calcext:value-type="string">
            <text:p>RT @mumbai_tak: सुपरकॉप हिमांशु रॉय ने की खुदकुशी, जिसने भी सुना शॉक हो गया | Mumbai Tak</text:p>
            <text:p/>
            <text:p>हिमांशु रॉय पिछले तीन साल से कैंसर की वजह से छुट्…</text:p>
          </table:table-cell>
          <table:table-cell office:value-type="string" calcext:value-type="string">
            <text:p>neutral</text:p>
          </table:table-cell>
        </table:table-row>
        <table:table-row table:style-name="ro12">
          <table:table-cell office:value-type="string" calcext:value-type="string">
            <text:p>टीम के दिग्गज कोच गैरी क‌र्स्टन को अब कुछ नया ही करना होगा </text:p>
          </table:table-cell>
          <table:table-cell office:value-type="string" calcext:value-type="string">
            <text:p>positive</text:p>
          </table:table-cell>
          <table:table-cell office:value-type="string" calcext:value-type="string">
            <text:p>प्राथमिक पाठशाला दलेलखेड़ा में वोट के लिए घरों से निकले वोटर में अनीश ने बोले कि किसी को बताना नहीं है।</text:p>
          </table:table-cell>
          <table:table-cell office:value-type="string" calcext:value-type="string">
            <text:p>negative</text:p>
          </table:table-cell>
          <table:table-cell office:value-type="string" calcext:value-type="string">
            <text:p>RT @mumbai_tak: मुंबई के केईएम अस्पताल से डिस्चार्ज हुए छगन भुजबल</text:p>
            <text:p/>
            <text:p>एनसीपी के वरिष्ठ नेता छगन भुजबल को दो दिन पहले मनी लॉन्ड्रिंग केस में मि…</text:p>
          </table:table-cell>
          <table:table-cell office:value-type="string" calcext:value-type="string">
            <text:p>neutral</text:p>
          </table:table-cell>
        </table:table-row>
        <table:table-row table:style-name="ro15">
          <table:table-cell office:value-type="string" calcext:value-type="string">
            <text:p>इसके अलावा भी हैं कुछ आंकड़े जो इस मुकाबले को यादगार बनाते हैं,</text:p>
          </table:table-cell>
          <table:table-cell office:value-type="string" calcext:value-type="string">
            <text:p>positive</text:p>
          </table:table-cell>
          <table:table-cell office:value-type="string" calcext:value-type="string">
            <text:p>यह दूसरे मरीजों के स्वास्थ्य से खिलवाड़ कहा जा सकता है।</text:p>
          </table:table-cell>
          <table:table-cell office:value-type="string" calcext:value-type="string">
            <text:p>negative</text:p>
          </table:table-cell>
          <table:table-cell office:value-type="string" calcext:value-type="string">
            <text:p>RT @mumbai_tak: जब रात 3.30 बजे तक चली बॉम्बे हाईकोर्ट में सुनवाई| Mumbai Tak</text:p>
            <text:p/>
            <text:p>जस्टिस एस जे कथावाला ने इतिहास रच दिया, जब पहली बार मुकदमों…</text:p>
          </table:table-cell>
          <table:table-cell office:value-type="string" calcext:value-type="string">
            <text:p>neutral</text:p>
          </table:table-cell>
        </table:table-row>
        <table:table-row table:style-name="ro15">
          <table:table-cell office:value-type="string" calcext:value-type="string">
            <text:p>शारदा घपले के बीच संबंध पर कुछ दिलचस्प सुराग उनके हाथ लगे हैं.</text:p>
          </table:table-cell>
          <table:table-cell office:value-type="string" calcext:value-type="string">
            <text:p>positive</text:p>
          </table:table-cell>
          <table:table-cell office:value-type="string" calcext:value-type="string">
            <text:p>कोर्ट ने कहा कि आरोपी ने एक महिला होकर दूसरी महिला की आबरू के साथ खिलवाड़ किया।</text:p>
          </table:table-cell>
          <table:table-cell office:value-type="string" calcext:value-type="string">
            <text:p>negative</text:p>
          </table:table-cell>
          <table:table-cell office:value-type="string" calcext:value-type="string">
            <text:p>RT @mumbai_tak: दो महीने बाद सुलझी कीर्ति व्यास की अपहरण की गुत्थी | Mumbai Tak</text:p>
            <text:p/>
            <text:p>दो महीनों से लापता कीर्ति व्यास के मर्डर का मुंबई क्राइम…</text:p>
          </table:table-cell>
          <table:table-cell office:value-type="string" calcext:value-type="string">
            <text:p>neutral</text:p>
          </table:table-cell>
        </table:table-row>
        <table:table-row table:style-name="ro24">
          <table:table-cell office:value-type="string" calcext:value-type="string">
            <text:p>नाइटराइडर्स अब तक अपेक्षा के अनुरूप प्रदर्शन करने में सफल रही है।</text:p>
          </table:table-cell>
          <table:table-cell office:value-type="string" calcext:value-type="string">
            <text:p>positive</text:p>
          </table:table-cell>
          <table:table-cell office:value-type="string" calcext:value-type="string">
            <text:p>गंगा के पानी को टिहरी में पठारो से रोक कर भविष्य के गर्भ में प्रकृतिक से खिलवाड़ का रोना भी रोया गया।</text:p>
          </table:table-cell>
          <table:table-cell office:value-type="string" calcext:value-type="string">
            <text:p>negative</text:p>
          </table:table-cell>
          <table:table-cell office:value-type="string" calcext:value-type="string">
            <text:p>RT @mumbai_tak: देश के सबसे सुंदर रेलवे स्टेशन का रियलटी चेक  | Mumbai Tak</text:p>
            <text:p/>
            <text:p>महाराष्ट्र के बल्हारशाह को मिला है देश के सबसे सुंदर रेलवे स्टे…</text:p>
          </table:table-cell>
          <table:table-cell office:value-type="string" calcext:value-type="string">
            <text:p>neutral</text:p>
          </table:table-cell>
        </table:table-row>
        <table:table-row table:style-name="ro27">
          <table:table-cell office:value-type="string" calcext:value-type="string">
            <text:p>इनहेलेशन थेरेपी टैबलेट्स और सीरप की अपेक्षा कहीं अधिक प्रभावी है।</text:p>
          </table:table-cell>
          <table:table-cell office:value-type="string" calcext:value-type="string">
            <text:p>positive</text:p>
          </table:table-cell>
          <table:table-cell office:value-type="string" calcext:value-type="string">
            <text:p>आमजन के स्वास्थ्य के साथ खिलवाड़ कर रहे पेटेंट लाइसेंसधारी दवा विक्रेताओं के सामने मुसीबत खड़ी हो गई है।</text:p>
          </table:table-cell>
          <table:table-cell office:value-type="string" calcext:value-type="string">
            <text:p>negative</text:p>
          </table:table-cell>
          <table:table-cell table:style-name="ce3" office:value-type="string" calcext:value-type="string">
            <text:p>RT @ajitanjum: ‘ हम कोई भगवान राम नही कि दलितों के घर भोजन करके उन्हें पवित्र कर दें ..दलितों के घर ‘डिनर स्टंट’ करने वाले बीजेपी नेताओं के…</text:p>
          </table:table-cell>
          <table:table-cell office:value-type="string" calcext:value-type="string">
            <text:p>neutral</text:p>
          </table:table-cell>
        </table:table-row>
        <table:table-row table:style-name="ro27">
          <table:table-cell office:value-type="string" calcext:value-type="string">
            <text:p>शुक्रवार को बाजार में अन्य दिनों की अपेक्षा अधिक बिक्री होगी।</text:p>
          </table:table-cell>
          <table:table-cell office:value-type="string" calcext:value-type="string">
            <text:p>positive</text:p>
          </table:table-cell>
          <table:table-cell office:value-type="string" calcext:value-type="string">
            <text:p>बस स्टैंड पर उड़ते धूल के गुबार के बीच भी खाद्य सामग्रियां बेचकर लोगों के जीवन के साथ खिलवाड़ किया जा रहा है।</text:p>
          </table:table-cell>
          <table:table-cell office:value-type="string" calcext:value-type="string">
            <text:p>negative</text:p>
          </table:table-cell>
          <table:table-cell table:style-name="ce3" office:value-type="string" calcext:value-type="string">
            <text:p>RT @aajtak: 2011 के पत्रकार जे डे हत्याकांड में मुम्बई की विशेष अदालत ने अंडरवर्ल्ड डॉन छोटा राजन को दोषी पाया जबकि पत्रकार जिगना वोरा बरी।…</text:p>
          </table:table-cell>
          <table:table-cell office:value-type="string" calcext:value-type="string">
            <text:p>neutral</text:p>
          </table:table-cell>
        </table:table-row>
        <table:table-row table:style-name="ro12">
          <table:table-cell office:value-type="string" calcext:value-type="string">
            <text:p>इसमें बेटियों ने बेटों की अपेक्षा बेहतर प्रदर्शन किया है।</text:p>
          </table:table-cell>
          <table:table-cell office:value-type="string" calcext:value-type="string">
            <text:p>positive</text:p>
          </table:table-cell>
          <table:table-cell office:value-type="string" calcext:value-type="string">
            <text:p>जो सीधे तौर पर इसकी शुद्धता पर सवालिया निशान खड़े करते हुए स्वास्थ्य के साथ खिलवाड़ को स्पष्ट तौर पर उजागर करता है।</text:p>
          </table:table-cell>
          <table:table-cell office:value-type="string" calcext:value-type="string">
            <text:p>negative</text:p>
          </table:table-cell>
          <table:table-cell office:value-type="string" calcext:value-type="string">
            <text:p>RT @mumbai_tak: जे.डे. मर्डर केस में छोटा राजन दोषी करार, जिग्ना वोरा बरी</text:p>
            <text:p/>
            <text:p>मुंबई में मकोका अदालत ने डॉन छोटा राजन समेत 9 आरोपियों को पत्रका…</text:p>
          </table:table-cell>
          <table:table-cell office:value-type="string" calcext:value-type="string">
            <text:p>neutral</text:p>
          </table:table-cell>
        </table:table-row>
        <table:table-row table:style-name="ro57">
          <table:table-cell office:value-type="string" calcext:value-type="string">
            <text:p>टीम के हर सदस्य को पता होगा कि उससे क्या अपेक्षा है</text:p>
          </table:table-cell>
          <table:table-cell office:value-type="string" calcext:value-type="string">
            <text:p>positive</text:p>
          </table:table-cell>
          <table:table-cell office:value-type="string" calcext:value-type="string">
            <text:p>लेकिन किसी भी मॉडल में बिगड़ती प्राकृतिक परिस्थितियों को संभालने या प्रकृति के साथ खिलवाड़ करने वाली योजनाओं पर रोक की कोई आवाज उठाई नहीं गई है।</text:p>
          </table:table-cell>
          <table:table-cell office:value-type="string" calcext:value-type="string">
            <text:p>negative</text:p>
          </table:table-cell>
          <table:table-cell office:value-type="string" calcext:value-type="string">
            <text:p>RT @mumbai_tak: फिल्मी स्टाइल से भागे कैदी  | Mumbai Tak</text:p>
            <text:p/>
            <text:p>औरंगाबाद में दो शातिर कैदी पुलिस हवलदार को पीट हुए फरार</text:p>
            <text:p/>
            <text:p>https://t.co/Dn36fNBUe4…</text:p>
          </table:table-cell>
          <table:table-cell office:value-type="string" calcext:value-type="string">
            <text:p>neutral</text:p>
          </table:table-cell>
        </table:table-row>
        <table:table-row table:style-name="ro15">
          <table:table-cell office:value-type="string" calcext:value-type="string">
            <text:p>ब्रांडेड आइटम की अपेक्षा लोग देशी कूलर पर ज्यादा भरोसा कर रहे हैं।</text:p>
          </table:table-cell>
          <table:table-cell office:value-type="string" calcext:value-type="string">
            <text:p>positive</text:p>
          </table:table-cell>
          <table:table-cell office:value-type="string" calcext:value-type="string">
            <text:p>कई दुकानदार अभी तक नहीं चेते हैं और खुले में खाद्य पदार्थ रखकर लोगों के स्वास्थ्य के साथ खिलवाड़ कर रहे हैं।</text:p>
          </table:table-cell>
          <table:table-cell office:value-type="string" calcext:value-type="string">
            <text:p>negative</text:p>
          </table:table-cell>
          <table:table-cell office:value-type="string" calcext:value-type="string">
            <text:p>RT @mumbai_tak: सिंचाई के लिए पानी नहीं मिलने के कारण किसान ने की आत्महत्या | Mumbai Tak</text:p>
            <text:p/>
            <text:p>, आत्महत्या के पहले लिखी दो चिट्ठी, चिट्ठी में लि…</text:p>
          </table:table-cell>
          <table:table-cell office:value-type="string" calcext:value-type="string">
            <text:p>neutral</text:p>
          </table:table-cell>
        </table:table-row>
        <table:table-row table:style-name="ro29">
          <table:table-cell office:value-type="string" calcext:value-type="string">
            <text:p>निश्चित तौर पर ये दो दौरे महत्वपूर्ण हैं।</text:p>
          </table:table-cell>
          <table:table-cell office:value-type="string" calcext:value-type="string">
            <text:p>positive</text:p>
          </table:table-cell>
          <table:table-cell office:value-type="string" calcext:value-type="string">
            <text:p>डा. दिनेश उदैनिया कहते हैं कि विभाग जानबूझकर लोगों के स्वास्थ्य से खिलवाड़ कर रहा है।</text:p>
          </table:table-cell>
          <table:table-cell office:value-type="string" calcext:value-type="string">
            <text:p>negative</text:p>
          </table:table-cell>
          <table:table-cell office:value-type="string" calcext:value-type="string">
            <text:p>RT @mumbai_tak: मगरमच्छ ने ले ली 14 साल के बच्चे की जान| Mumbai Tak</text:p>
            <text:p/>
            <text:p>महाराष्ट्र के सांगली में कृष्णा नदी के किनारे मगरमच्छ ने 14 साल के बच्…</text:p>
          </table:table-cell>
          <table:table-cell office:value-type="string" calcext:value-type="string">
            <text:p>neutral</text:p>
          </table:table-cell>
        </table:table-row>
        <table:table-row table:style-name="ro15">
          <table:table-cell office:value-type="string" calcext:value-type="string">
            <text:p>शाकिब ने कहा कि निश्चित तौर पर हमारी टीम नाकआउट में पहुंच सकती है।</text:p>
          </table:table-cell>
          <table:table-cell office:value-type="string" calcext:value-type="string">
            <text:p>positive</text:p>
          </table:table-cell>
          <table:table-cell office:value-type="string" calcext:value-type="string">
            <text:p>स्वास्थ्य विभाग की टीम के लौट जाने के बाद ये मरीजों की जान के साथ खिलवाड़ करने लग जाते हैं,</text:p>
          </table:table-cell>
          <table:table-cell office:value-type="string" calcext:value-type="string">
            <text:p>negative</text:p>
          </table:table-cell>
          <table:table-cell office:value-type="string" calcext:value-type="string">
            <text:p>RT @mumbai_tak: मुंबई में शिवसेना नेता की गोली मारकर हत्या| Mumbai Tak</text:p>
            <text:p/>
            <text:p>मुंबई के कांदिवली पूर्व इलाके में शिवसेना के उप शाखा प्रमुख सचिन सा…</text:p>
          </table:table-cell>
          <table:table-cell office:value-type="string" calcext:value-type="string">
            <text:p>neutral</text:p>
          </table:table-cell>
        </table:table-row>
        <table:table-row table:style-name="ro59">
          <table:table-cell office:value-type="string" calcext:value-type="string">
            <text:p>पानी उपलब्ध कराने की संभावना पर भी गंभीरतापूर्वक विचार करें।</text:p>
          </table:table-cell>
          <table:table-cell office:value-type="string" calcext:value-type="string">
            <text:p>positive</text:p>
          </table:table-cell>
          <table:table-cell office:value-type="string" calcext:value-type="string">
            <text:p>जिला अस्पताल में घटिया दवा की आपूर्ति कर रोगियों के जीवन से खिलवाड़ किए जाने का खुलासा </text:p>
          </table:table-cell>
          <table:table-cell office:value-type="string" calcext:value-type="string">
            <text:p>negative</text:p>
          </table:table-cell>
          <table:table-cell office:value-type="string" calcext:value-type="string">
            <text:p>RT @aajtak: ईवीएम में गड़बड़ी के मुद्दे पर 22 विपक्षी दलों के नेता चुनाव आयोग के साथ करेंगे बैठक </text:p>
            <text:p>  https://t.co/C0tnBsFVvh</text:p>
          </table:table-cell>
          <table:table-cell office:value-type="string" calcext:value-type="string">
            <text:p>neutral</text:p>
          </table:table-cell>
        </table:table-row>
        <table:table-row table:style-name="ro40">
          <table:table-cell office:value-type="string" calcext:value-type="string">
            <text:p>राजस्व अधिकारी गंभीरतापूर्वक दायित्व निभाएं </text:p>
          </table:table-cell>
          <table:table-cell office:value-type="string" calcext:value-type="string">
            <text:p>positive</text:p>
          </table:table-cell>
          <table:table-cell office:value-type="string" calcext:value-type="string">
            <text:p>रणबीर के साथ दिल्लगी क्या की कटरीना ने, बेरोजगारी और बुरा दौर मानों इंतजार कर रहा था।</text:p>
          </table:table-cell>
          <table:table-cell office:value-type="string" calcext:value-type="string">
            <text:p>negative</text:p>
          </table:table-cell>
          <table:table-cell office:value-type="string" calcext:value-type="string">
            <text:p>RT @aajtak: #ExitPoll दिखा रहे हैं एक दिशा। देश में आएगी मोदी की सुनामी?</text:p>
            <text:p>#AajTakAxisExitPoll #LokSabhaElections2019</text:p>
            <text:p>देखिए #Dangal @sardanar…</text:p>
          </table:table-cell>
          <table:table-cell office:value-type="string" calcext:value-type="string">
            <text:p>neutral</text:p>
          </table:table-cell>
        </table:table-row>
        <table:table-row table:style-name="ro19">
          <table:table-cell office:value-type="string" calcext:value-type="string">
            <text:p>सिफारिशों एवं घोषणाओं पर गंभीरतापूर्वक कार्य किया जाए</text:p>
          </table:table-cell>
          <table:table-cell office:value-type="string" calcext:value-type="string">
            <text:p>positive</text:p>
          </table:table-cell>
          <table:table-cell office:value-type="string" calcext:value-type="string">
            <text:p>भूतनाथ के ऊपर सब हंसी ठिठोली कर रहे होते हैं।</text:p>
          </table:table-cell>
          <table:table-cell office:value-type="string" calcext:value-type="string">
            <text:p>negative</text:p>
          </table:table-cell>
          <table:table-cell table:style-name="ce3" office:value-type="string" calcext:value-type="string">
            <text:p>RT @aajtak: 'मोदी की सुनामी है?' इस मुद्दे पर #ExtensionStudio में #Dangal के एंकर @sardanarohit करेंगे बात, साथ ही आपके सवालों का देंगे ज…</text:p>
          </table:table-cell>
          <table:table-cell office:value-type="string" calcext:value-type="string">
            <text:p>neutral</text:p>
          </table:table-cell>
        </table:table-row>
        <table:table-row table:style-name="ro27">
          <table:table-cell office:value-type="string" calcext:value-type="string">
            <text:p>पूरे मामले को गंभीरतापूर्वक लिया जा रहा है।</text:p>
          </table:table-cell>
          <table:table-cell office:value-type="string" calcext:value-type="string">
            <text:p>positive</text:p>
          </table:table-cell>
          <table:table-cell office:value-type="string" calcext:value-type="string">
            <text:p>सूत्र ने बताया कि सेलेना ने कहा कि जेनेर बहनें जस्टिन और उनके कर्मियों के साथ हंसी ठिठोली कर रही थीं।</text:p>
          </table:table-cell>
          <table:table-cell office:value-type="string" calcext:value-type="string">
            <text:p>negative</text:p>
          </table:table-cell>
          <table:table-cell table:style-name="ce3" office:value-type="string" calcext:value-type="string">
            <text:p>RT @aajtak: कांग्रेस के राजीव त्यागी (@RTforINC ) कह रहे हैं कि इस बार किसी को नहीं मिलेगा बहुमत। भाजपा के @PremShuklaBJP ने कहा कि आकड़ों…</text:p>
          </table:table-cell>
          <table:table-cell office:value-type="string" calcext:value-type="string">
            <text:p>neutral</text:p>
          </table:table-cell>
        </table:table-row>
        <table:table-row table:style-name="ro10">
          <table:table-cell office:value-type="string" calcext:value-type="string">
            <text:p>क्षेत्र की समस्याओं को लेकर प्रशासन को गंभीरतापूर्वक प्रयास करने की आवश्कयता है।</text:p>
          </table:table-cell>
          <table:table-cell office:value-type="string" calcext:value-type="string">
            <text:p>positive</text:p>
          </table:table-cell>
          <table:table-cell office:value-type="string" calcext:value-type="string">
            <text:p>आएशा ने कहा कि शायद ये मजाक योजना बना कर की जा रही हो।</text:p>
          </table:table-cell>
          <table:table-cell office:value-type="string" calcext:value-type="string">
            <text:p>negative</text:p>
          </table:table-cell>
          <table:table-cell table:style-name="ce3" office:value-type="string" calcext:value-type="string">
            <text:p>RT @aajtak: RSS समर्थक @RagiSangit <text:s/>ने कहा कि ये चुनाव मोदी vs रेस्ट हो गया। चुनाव विश्लेषक @ashutosh83B ने बताया कि क्यों कांग्रेस नहीं ल…</text:p>
          </table:table-cell>
          <table:table-cell office:value-type="string" calcext:value-type="string">
            <text:p>neutral</text:p>
          </table:table-cell>
        </table:table-row>
        <table:table-row table:style-name="ro40">
          <table:table-cell office:value-type="string" calcext:value-type="string">
            <text:p>फल हस्तियों के उदाहरण देकर छात्रों को कोचिंग को गंभीरतापूर्वक लेकर अपने जीवन में आगे बढ़ने की प्रेरणा दी।</text:p>
          </table:table-cell>
          <table:table-cell office:value-type="string" calcext:value-type="string">
            <text:p>positive</text:p>
          </table:table-cell>
          <table:table-cell office:value-type="string" calcext:value-type="string">
            <text:p>उनके हिसाब से कुकू नाम का मजाक उड़ाया जा रहा है जो कि उनके असल जिन्दगी में भी असर डाल रहा है.</text:p>
          </table:table-cell>
          <table:table-cell office:value-type="string" calcext:value-type="string">
            <text:p>negative</text:p>
          </table:table-cell>
          <table:table-cell office:value-type="string" calcext:value-type="string">
            <text:p>RT @aajtak: किसके #ExitPoll ने क्या कहा, देखिए यहाँ। </text:p>
            <text:p>#Dangal @sardanarohit के साथ लाइव: https://t.co/fOz5QPkk43 https://t.co/qXgUimJepb</text:p>
          </table:table-cell>
          <table:table-cell office:value-type="string" calcext:value-type="string">
            <text:p>neutral</text:p>
          </table:table-cell>
        </table:table-row>
        <table:table-row table:style-name="ro48">
          <table:table-cell office:value-type="string" calcext:value-type="string">
            <text:p>इसमें सभी की सहभागिता नितांत आवश्यक है।</text:p>
          </table:table-cell>
          <table:table-cell office:value-type="string" calcext:value-type="string">
            <text:p>positive</text:p>
          </table:table-cell>
          <table:table-cell office:value-type="string" calcext:value-type="string">
            <text:p>सोनाक्षी सिन्हा जिनका बढ़ा हुआ वजन अक्सर उनका मजाक उड़वा देता है आजकल अपनी डायट पर काफी ध्यान दे रही हैं।</text:p>
          </table:table-cell>
          <table:table-cell office:value-type="string" calcext:value-type="string">
            <text:p>negative</text:p>
          </table:table-cell>
          <table:table-cell office:value-type="string" calcext:value-type="string">
            <text:p>आएगा तो मोदी ही - Exit Poll के बाद Exact Poll में भी यही रहेगा संदेश?</text:p>
            <text:p>लहर नहीं, मोदी की सुनामी?</text:p>
            <text:p>दंगल, 5PM, @aajtak… https://t.co/WOCy8uHRGa</text:p>
          </table:table-cell>
          <table:table-cell office:value-type="string" calcext:value-type="string">
            <text:p>neutral</text:p>
          </table:table-cell>
        </table:table-row>
        <table:table-row table:style-name="ro67">
          <table:table-cell office:value-type="string" calcext:value-type="string">
            <text:p>ऐसे में यहां पर पंप का होना नितांत आवश्यक है।</text:p>
          </table:table-cell>
          <table:table-cell office:value-type="string" calcext:value-type="string">
            <text:p>positive</text:p>
          </table:table-cell>
          <table:table-cell office:value-type="string" calcext:value-type="string">
            <text:p>हाल ही में टाइगर की फिल्म और ट्रेलर को लेकर ट्विटर पर जमकर मजाक बनाया गया था</text:p>
          </table:table-cell>
          <table:table-cell office:value-type="string" calcext:value-type="string">
            <text:p>negative</text:p>
          </table:table-cell>
          <table:table-cell office:value-type="string" calcext:value-type="string">
            <text:p>शुरू करो Exit Poll, ले कर प्रभु का नाम. </text:p>
            <text:p>समय बिताने के लिए करना है कुछ काम!  </text:p>
            <text:p>म...म से मोदी! https://t.co/g2dEWVOMat</text:p>
          </table:table-cell>
          <table:table-cell office:value-type="string" calcext:value-type="string">
            <text:p>neutral</text:p>
          </table:table-cell>
        </table:table-row>
        <table:table-row table:style-name="ro23">
          <table:table-cell office:value-type="string" calcext:value-type="string">
            <text:p>तमाम कमी-कमजोरियों को तत्काल दूर किए जाने की नितांत आवश्यकता है।</text:p>
          </table:table-cell>
          <table:table-cell office:value-type="string" calcext:value-type="string">
            <text:p>positive</text:p>
          </table:table-cell>
          <table:table-cell office:value-type="string" calcext:value-type="string">
            <text:p>इस सवाल का जवाब, उन्होंने चुहल के साथ दिया.</text:p>
          </table:table-cell>
          <table:table-cell office:value-type="string" calcext:value-type="string">
            <text:p>negative</text:p>
          </table:table-cell>
          <table:table-cell table:style-name="ce3" office:value-type="string" calcext:value-type="string">
            <text:p>RT @capt_ivane: दिल्ली के द्वारका मोड़ पर बदमाशों की बीच गैंगवार का वीडियो। गैंगवार में दो बदमाश विकास दलाल और तरूण गहलोत मारे गये। https:/…</text:p>
          </table:table-cell>
          <table:table-cell office:value-type="string" calcext:value-type="string">
            <text:p>neutral</text:p>
          </table:table-cell>
        </table:table-row>
        <table:table-row table:style-name="ro10">
          <table:table-cell office:value-type="string" calcext:value-type="string">
            <text:p>स्त्री का यह स्वप्न नितांत स्वाभाविक और मानवीय है.</text:p>
          </table:table-cell>
          <table:table-cell office:value-type="string" calcext:value-type="string">
            <text:p>positive</text:p>
          </table:table-cell>
          <table:table-cell office:value-type="string" calcext:value-type="string">
            <text:p>सोशल मीडिया पर क्लिक करें युवराज सिंह का लगातार मज़ाक उड़ाया जा रहा है.</text:p>
          </table:table-cell>
          <table:table-cell office:value-type="string" calcext:value-type="string">
            <text:p>negative</text:p>
          </table:table-cell>
          <table:table-cell table:style-name="ce3" office:value-type="string" calcext:value-type="string">
            <text:p>@swapnil_chauhan @pramiladixit धन्यवाद स्वप्निल जी!</text:p>
          </table:table-cell>
          <table:table-cell office:value-type="string" calcext:value-type="string">
            <text:p>neutral</text:p>
          </table:table-cell>
        </table:table-row>
        <table:table-row table:style-name="ro6">
          <table:table-cell office:value-type="string" calcext:value-type="string">
            <text:p>यह कांग्रेस महासचिव का नितांत निजी मामला है।</text:p>
          </table:table-cell>
          <table:table-cell office:value-type="string" calcext:value-type="string">
            <text:p>positive</text:p>
          </table:table-cell>
          <table:table-cell office:value-type="string" calcext:value-type="string">
            <text:p>लेकिन पृथ्वी पर आने के बाद भूतनाथ को देख लोग डरते नहीं, बल्कि उनका मज़ाक उड़ाने लगत हैं।</text:p>
          </table:table-cell>
          <table:table-cell office:value-type="string" calcext:value-type="string">
            <text:p>negative</text:p>
          </table:table-cell>
          <table:table-cell table:style-name="ce3" office:value-type="string" calcext:value-type="string">
            <text:p>अब से बस कुछ ही मिनट बाद, वो Exit Poll जिसका आपको इंतज़ार है. #AajTakAxisExitPoll देखिए और जानिए किसकी बन सकती है स… https://t.co/knjGRCuD5Z</text:p>
          </table:table-cell>
          <table:table-cell office:value-type="string" calcext:value-type="string">
            <text:p>neutral</text:p>
          </table:table-cell>
        </table:table-row>
        <table:table-row table:style-name="ro27">
          <table:table-cell office:value-type="string" calcext:value-type="string">
            <text:p>फिल्म की कहानी में दृश्यों का संयोजन बहुत ही खूबसूरती से किया गया है.</text:p>
          </table:table-cell>
          <table:table-cell office:value-type="string" calcext:value-type="string">
            <text:p>positive</text:p>
          </table:table-cell>
          <table:table-cell office:value-type="string" calcext:value-type="string">
            <text:p>संजू बाबा का एक एमएमएस क्लिप मार्केट में घूम रहा है, जिसमें उन्होंने इंडस्ट्री के कुछ लोगों का मज़ाक उड़ाया है।</text:p>
          </table:table-cell>
          <table:table-cell office:value-type="string" calcext:value-type="string">
            <text:p>negative</text:p>
          </table:table-cell>
          <table:table-cell table:style-name="ce3" office:value-type="string" calcext:value-type="string">
            <text:p>@VAGEESHDINKAR माफ़ी भाई, कॉमेंट पढ़ लिया था, जब पूछने का समय आया तब तक कई और ट्वीट्स आ चुके थे, नाम मिस हो गया!</text:p>
          </table:table-cell>
          <table:table-cell office:value-type="string" calcext:value-type="string">
            <text:p>neutral</text:p>
          </table:table-cell>
        </table:table-row>
        <table:table-row table:style-name="ro19">
          <table:table-cell office:value-type="string" calcext:value-type="string">
            <text:p>भारत में इंटरनेट का इस्तेमाल बहुत तेजी से बढ़ रहा है</text:p>
          </table:table-cell>
          <table:table-cell office:value-type="string" calcext:value-type="string">
            <text:p>positive</text:p>
          </table:table-cell>
          <table:table-cell office:value-type="string" calcext:value-type="string">
            <text:p>जबकि मार्ग पर भीड़ लग जाने से आवागमन बंद हो गया।</text:p>
          </table:table-cell>
          <table:table-cell office:value-type="string" calcext:value-type="string">
            <text:p>negative</text:p>
          </table:table-cell>
          <table:table-cell table:style-name="ce3" office:value-type="string" calcext:value-type="string">
            <text:p>सबसे बड़ा चुनाव. सबसे बड़ा चैनल. सबसे बड़ा पैनल. सबसे बड़ा Exit Poll. अब से बस कुछ ही मिनट बाद से. लगातार. @aajtak… https://t.co/awLBhGVGq4</text:p>
          </table:table-cell>
          <table:table-cell office:value-type="string" calcext:value-type="string">
            <text:p>neutral</text:p>
          </table:table-cell>
        </table:table-row>
        <table:table-row table:style-name="ro48">
          <table:table-cell office:value-type="string" calcext:value-type="string">
            <text:p>पिछले कुछ समय से जिस तरह की फिल्में रिलीज हो रही हैं उनके मुकाबले हवा हवाई एक बहुत ही बेहतरीन है</text:p>
          </table:table-cell>
          <table:table-cell office:value-type="string" calcext:value-type="string">
            <text:p>positive</text:p>
          </table:table-cell>
          <table:table-cell office:value-type="string" calcext:value-type="string">
            <text:p>व्यापारियों की भीड़ ने पुलिस का थाने तक पीछा किया.</text:p>
          </table:table-cell>
          <table:table-cell office:value-type="string" calcext:value-type="string">
            <text:p>negative</text:p>
          </table:table-cell>
          <table:table-cell office:value-type="string" calcext:value-type="string">
            <text:p>RT @aajtak: तेज प्रताप की गाड़ी के नीचे एक कैमरामैन का पैर आ गया, जब विरोध किया गया तो सुरक्षाकर्मियों ने हमला कर दिया</text:p>
            <text:p>रिपोर्ट: @rohit_mana…</text:p>
          </table:table-cell>
          <table:table-cell office:value-type="string" calcext:value-type="string">
            <text:p>neutral</text:p>
          </table:table-cell>
        </table:table-row>
        <table:table-row table:style-name="ro23">
          <table:table-cell office:value-type="string" calcext:value-type="string">
            <text:p>अमित मिश्रा ने मध्यक्रम में कसी हुई गेंदबाजी की जो बहुत जरूरी था।</text:p>
          </table:table-cell>
          <table:table-cell office:value-type="string" calcext:value-type="string">
            <text:p>positive</text:p>
          </table:table-cell>
          <table:table-cell office:value-type="string" calcext:value-type="string">
            <text:p>गर्मी और उमस के कारण अस्पताल में मरीजों की खासी भीड़ रही।</text:p>
          </table:table-cell>
          <table:table-cell office:value-type="string" calcext:value-type="string">
            <text:p>negative</text:p>
          </table:table-cell>
          <table:table-cell table:style-name="ce3" office:value-type="string" calcext:value-type="string">
            <text:p>धारवाड़ के मंसूर गांव में जहां पंडितमल्लिकार्जुन मंसूर जन्मे, उस घर को अब मेमोरियल में तब्दील कर दिया गया है।… https://t.co/6WUJDkMz8Y</text:p>
          </table:table-cell>
          <table:table-cell office:value-type="string" calcext:value-type="string">
            <text:p>neutral</text:p>
          </table:table-cell>
        </table:table-row>
        <table:table-row table:style-name="ro23">
          <table:table-cell office:value-type="string" calcext:value-type="string">
            <text:p>खिलाड़ियों में बहुत सुधार दिख रहा है। </text:p>
          </table:table-cell>
          <table:table-cell office:value-type="string" calcext:value-type="string">
            <text:p>positive</text:p>
          </table:table-cell>
          <table:table-cell office:value-type="string" calcext:value-type="string">
            <text:p>ऎसे में सवाल उठ रहे है कि आखिर रानी व आदित्य भीड़ से छिप रहे है।</text:p>
          </table:table-cell>
          <table:table-cell office:value-type="string" calcext:value-type="string">
            <text:p>negative</text:p>
          </table:table-cell>
          <table:table-cell table:style-name="ce3" office:value-type="string" calcext:value-type="string">
            <text:p>RT @RC_Shukl: एक बार फिर बेहद घटिया और दूषित मानसिकता का परिचाय दिया है। ये लोग बार-बार हमारी भावनाओं के साथ इसलिए खेलते हैं क्योंकि हम हर…</text:p>
          </table:table-cell>
          <table:table-cell office:value-type="string" calcext:value-type="string">
            <text:p>neutral</text:p>
          </table:table-cell>
        </table:table-row>
        <table:table-row table:style-name="ro48">
          <table:table-cell office:value-type="string" calcext:value-type="string">
            <text:p>हिंदू धर्म की मान्यताओं के मुताबिक हर दिन का कुछ समय अति शुभ माना गया है।</text:p>
          </table:table-cell>
          <table:table-cell office:value-type="string" calcext:value-type="string">
            <text:p>positive</text:p>
          </table:table-cell>
          <table:table-cell office:value-type="string" calcext:value-type="string">
            <text:p>साक्षी को देख दर्शकों में उनकी फोटो खींचने की होड़ लग गई व वहां काफी भीड़ जमा हो गई।</text:p>
          </table:table-cell>
          <table:table-cell office:value-type="string" calcext:value-type="string">
            <text:p>negative</text:p>
          </table:table-cell>
          <table:table-cell office:value-type="string" calcext:value-type="string">
            <text:p>RT @yogrishiramdev: क्या #Amazon इस्लाम और ईसाइयत के पवित्र चित्रों को इस रूप में प्रस्तुत करके उनका अपमान करने का दुस्साहस कर सकता है ?</text:p>
            <text:p> ह…</text:p>
          </table:table-cell>
          <table:table-cell office:value-type="string" calcext:value-type="string">
            <text:p>neutral</text:p>
          </table:table-cell>
        </table:table-row>
        <table:table-row table:style-name="ro6">
          <table:table-cell office:value-type="string" calcext:value-type="string">
            <text:p>इसका मतलब है कि दुनिया में हर सात अति अमीर व्यक्तियों में से एक इन देशों का है।</text:p>
          </table:table-cell>
          <table:table-cell office:value-type="string" calcext:value-type="string">
            <text:p>positive</text:p>
          </table:table-cell>
          <table:table-cell office:value-type="string" calcext:value-type="string">
            <text:p>दवाई वितरण के लिए कई खिड़कियां खुली होने के बाद भी लोगों की भीड़ कम होने का नाम नहीं ले थी।</text:p>
          </table:table-cell>
          <table:table-cell office:value-type="string" calcext:value-type="string">
            <text:p>negative</text:p>
          </table:table-cell>
          <table:table-cell table:style-name="ce3" office:value-type="string" calcext:value-type="string">
            <text:p>RT @Raaggiri: .@mangeshkarlata जी और #SDBurman दा में कुछ ग़लतफ़हमी हो गई थी। दोनों की बातचीत बंद थी। जिस गाने से वापस इन दोनों का साथ काम…</text:p>
          </table:table-cell>
          <table:table-cell office:value-type="string" calcext:value-type="string">
            <text:p>neutral</text:p>
          </table:table-cell>
        </table:table-row>
        <table:table-row table:style-name="ro25">
          <table:table-cell office:value-type="string" calcext:value-type="string">
            <text:p>ऐसे में सारा दारोमदार स्टेन और भुवी पर था, इसलिए उनके आठ ओवर अति महत्वपूर्ण हो गए।</text:p>
          </table:table-cell>
          <table:table-cell office:value-type="string" calcext:value-type="string">
            <text:p>positive</text:p>
          </table:table-cell>
          <table:table-cell office:value-type="string" calcext:value-type="string">
            <text:p>मंगलवार को अस्पताल में मरीजों की भारी भीड़ दिखी, चिकित्सकों के चेंबर में लगी भीड अपनी बारी का इंतजार करती रही।</text:p>
          </table:table-cell>
          <table:table-cell office:value-type="string" calcext:value-type="string">
            <text:p>negative</text:p>
          </table:table-cell>
          <table:table-cell table:style-name="ce3" office:value-type="string" calcext:value-type="string">
            <text:p>RT @aajtak: #ExtensionStudio लाइव चैट में सीधे पूछिए @sardanarohit से सवाल. सवाल पूछने के लिए शाम 6 बजे इस लिंक पर क्लिक करे- https://t.co/…</text:p>
          </table:table-cell>
          <table:table-cell office:value-type="string" calcext:value-type="string">
            <text:p>neutral</text:p>
          </table:table-cell>
        </table:table-row>
        <table:table-row table:style-name="ro20">
          <table:table-cell office:value-type="string" calcext:value-type="string">
            <text:p>विवाह के बाद गुड्डे गुड़ियों की गांठ वट सावित्री पूजा के दिन खोलना अति शुभ माना गया है।</text:p>
          </table:table-cell>
          <table:table-cell office:value-type="string" calcext:value-type="string">
            <text:p>positive</text:p>
          </table:table-cell>
          <table:table-cell office:value-type="string" calcext:value-type="string">
            <text:p>यह बात जरूर सामने आई कि बाजार में शाम ढलते ही शराबियों का जमघट लग जाता था।</text:p>
          </table:table-cell>
          <table:table-cell office:value-type="string" calcext:value-type="string">
            <text:p>negative</text:p>
          </table:table-cell>
          <table:table-cell office:value-type="string" calcext:value-type="string">
            <text:p>RT @aajtak: चुनाव आयोग से हम बहुत नाराज़ हैं. बंगाल में इतने दिनों से हिंसा हो रही है और चुनाव आयोग अब जागा है: @RoopaSpeaks </text:p>
            <text:p>देखिए #Dangal…</text:p>
          </table:table-cell>
          <table:table-cell office:value-type="string" calcext:value-type="string">
            <text:p>neutral</text:p>
          </table:table-cell>
        </table:table-row>
        <table:table-row table:style-name="ro45">
          <table:table-cell office:value-type="string" calcext:value-type="string">
            <text:p>इस अत्यन्त महत्त्वपूर्ण इलाके में सम्वेदनशील जल-राडार लगा दिए हैं।</text:p>
          </table:table-cell>
          <table:table-cell office:value-type="string" calcext:value-type="string">
            <text:p>positive</text:p>
          </table:table-cell>
          <table:table-cell office:value-type="string" calcext:value-type="string">
            <text:p>वहीं सर्राफे का गढ़ माने जाने वाले चौक इलाके में दुकानों का हाल भी भीड़भाड़ भरा था।</text:p>
          </table:table-cell>
          <table:table-cell office:value-type="string" calcext:value-type="string">
            <text:p>negative</text:p>
          </table:table-cell>
          <table:table-cell office:value-type="string" calcext:value-type="string">
            <text:p>RT @aajtak: पश्चिम बंगाल हिंसा: वृंदा करात ने साधा चुनाव आयोग पर निशाना! </text:p>
            <text:p>देखिए #Dangal @sardanarohit के साथ!</text:p>
            <text:p>Live: https://t.co/fOz5QPkk43…</text:p>
          </table:table-cell>
          <table:table-cell office:value-type="string" calcext:value-type="string">
            <text:p>neutral</text:p>
          </table:table-cell>
        </table:table-row>
        <table:table-row table:style-name="ro14">
          <table:table-cell office:value-type="string" calcext:value-type="string">
            <text:p>अध्ययन में अत्यन्त लाभदायक हैं।</text:p>
          </table:table-cell>
          <table:table-cell office:value-type="string" calcext:value-type="string">
            <text:p>positive</text:p>
          </table:table-cell>
          <table:table-cell office:value-type="string" calcext:value-type="string">
            <text:p>नाइजीरिया की राजधानी में 14 अप्रैल को भीड़भाड़ वाले एक बस स्टेशन पर बम विस्फोट में कम से कम 75 लोग मारे गए थे।</text:p>
          </table:table-cell>
          <table:table-cell office:value-type="string" calcext:value-type="string">
            <text:p>negative</text:p>
          </table:table-cell>
          <table:table-cell office:value-type="string" calcext:value-type="string">
            <text:p>जो मोदी मन भाए, वही चुनाव आयोग फ़रमाए?</text:p>
            <text:p>दंगल में आज @RoopaSpeaks और @cpimspeak से वृंदा करात. </text:p>
            <text:p>शाम 5 बजे, @aajtak पर. https://t.co/IRpLDMRtAA</text:p>
          </table:table-cell>
          <table:table-cell office:value-type="string" calcext:value-type="string">
            <text:p>neutral</text:p>
          </table:table-cell>
        </table:table-row>
        <table:table-row table:style-name="ro66">
          <table:table-cell office:value-type="string" calcext:value-type="string">
            <text:p>उसी जगह ललिता और ललित नाम के स्त्री-पुरुष अत्यन्त वैभवशाली घर में निवास करते थें.</text:p>
          </table:table-cell>
          <table:table-cell office:value-type="string" calcext:value-type="string">
            <text:p>positive</text:p>
          </table:table-cell>
          <table:table-cell office:value-type="string" calcext:value-type="string">
            <text:p>इंडियन मुजाहिदीन भी अभी तक विदेशियों, पर्यटन स्थलों, धार्मिक स्‍थलों, सरकारी इमारतों और भीड़भाड़ वाले इलाकों को ही निशाना बनाता रहा है।</text:p>
          </table:table-cell>
          <table:table-cell office:value-type="string" calcext:value-type="string">
            <text:p>negative</text:p>
          </table:table-cell>
          <table:table-cell table:style-name="ce3" office:value-type="string" calcext:value-type="string">
            <text:p>@VedankSingh हर हर महादेव!</text:p>
          </table:table-cell>
          <table:table-cell office:value-type="string" calcext:value-type="string">
            <text:p>neutral</text:p>
          </table:table-cell>
        </table:table-row>
        <table:table-row table:style-name="ro12">
          <table:table-cell office:value-type="string" calcext:value-type="string">
            <text:p>अभिकरण को अत्यन्त व्यापक विधि शक्तियां प्रदत्त की गई हंै।</text:p>
          </table:table-cell>
          <table:table-cell office:value-type="string" calcext:value-type="string">
            <text:p>positive</text:p>
          </table:table-cell>
          <table:table-cell office:value-type="string" calcext:value-type="string">
            <text:p>साथ ही अपनी भूल सुधार न करने पर कठोर कार्रवाई की चेतावनी भी दी है।</text:p>
          </table:table-cell>
          <table:table-cell office:value-type="string" calcext:value-type="string">
            <text:p>negative</text:p>
          </table:table-cell>
          <table:table-cell office:value-type="string" calcext:value-type="string">
            <text:p>RT @maliniawasthi: स्वामी श्रद्धानंद जी की बात चली तो बात बहुत दूर तक जाएगी...</text:p>
            <text:p>ऐसे बहुत से प्रसंग सामने आएंगे जिनके बारे में साज़िशन इतिहास…</text:p>
          </table:table-cell>
          <table:table-cell office:value-type="string" calcext:value-type="string">
            <text:p>neutral</text:p>
          </table:table-cell>
        </table:table-row>
        <table:table-row table:style-name="ro27">
          <table:table-cell office:value-type="string" calcext:value-type="string">
            <text:p>पुजारा ने लंबी अवधि के प्रारूप में निश्चित रूप से नाम कमाया है</text:p>
          </table:table-cell>
          <table:table-cell office:value-type="string" calcext:value-type="string">
            <text:p>positive</text:p>
          </table:table-cell>
          <table:table-cell office:value-type="string" calcext:value-type="string">
            <text:p>उन्होंने डेल स्टेन की इस तरह धुनाई की मानो उन्हें यह चेतावनी दे रहे हों कि दोबारा मेरे रास्ते में मत आना।</text:p>
          </table:table-cell>
          <table:table-cell office:value-type="string" calcext:value-type="string">
            <text:p>negative</text:p>
          </table:table-cell>
          <table:table-cell table:style-name="ce3" office:value-type="string" calcext:value-type="string">
            <text:p>वाह आलोक जी! बहुत बढ़िया! इंतज़ार रहेगा. https://t.co/j9djcHlmRG</text:p>
          </table:table-cell>
          <table:table-cell office:value-type="string" calcext:value-type="string">
            <text:p>neutral</text:p>
          </table:table-cell>
        </table:table-row>
        <table:table-row table:style-name="ro27">
          <table:table-cell office:value-type="string" calcext:value-type="string">
            <text:p>उन्होंने अपनी पारी के बारे में कहा, आज मैं थोड़ा भाग्यशाली रहा।</text:p>
          </table:table-cell>
          <table:table-cell office:value-type="string" calcext:value-type="string">
            <text:p>positive</text:p>
          </table:table-cell>
          <table:table-cell office:value-type="string" calcext:value-type="string">
            <text:p>व्यापारियों ने चेतावनी दी कि यदि जल्द ही बदमाश न पकड़े गए तो इस बार वेस्ट यूपी में उग्र आंदोलन छेड़ा जाएगा।</text:p>
          </table:table-cell>
          <table:table-cell office:value-type="string" calcext:value-type="string">
            <text:p>negative</text:p>
          </table:table-cell>
          <table:table-cell table:style-name="ce3" office:value-type="string" calcext:value-type="string">
            <text:p>RT @rjraunac: अपने बयानों से मणिशंकर अय्यर आज तक इतनी बार अपना मज़ाक बनवा चुके हैं कि उन्हें अब अपना नाम बदलकर फणिशंकर अय्यर रख लेना चाहिए।…</text:p>
          </table:table-cell>
          <table:table-cell office:value-type="string" calcext:value-type="string">
            <text:p>neutral</text:p>
          </table:table-cell>
        </table:table-row>
        <table:table-row table:style-name="ro25">
          <table:table-cell office:value-type="string" calcext:value-type="string">
            <text:p>हमारा मनोबल थोड़ा गिरा हुआ था लेकिन इस जीत के बाद आगे के टूर्नामेंट के लिए हमारा हौसला बढ़ेगा।</text:p>
          </table:table-cell>
          <table:table-cell office:value-type="string" calcext:value-type="string">
            <text:p>positive</text:p>
          </table:table-cell>
          <table:table-cell office:value-type="string" calcext:value-type="string">
            <text:p>बीसीसीआई ने चेतावनी दे रखी थी कि मोदी के निर्वाचित होने पर आरसीए के खिलाफ अनुशासनात्मक कार्रवाई की जाएगी।</text:p>
          </table:table-cell>
          <table:table-cell office:value-type="string" calcext:value-type="string">
            <text:p>negative</text:p>
          </table:table-cell>
          <table:table-cell table:style-name="ce3" office:value-type="string" calcext:value-type="string">
            <text:p>चुनाव आयोग BJP के इशारे पर काम कर रहा है. मोदी चुनाव आयोग की बाँह मरोड़ रहे हैं. चुनाव प्रचार की मियाद कम किए जाने… https://t.co/NyDgEZobPj</text:p>
          </table:table-cell>
          <table:table-cell office:value-type="string" calcext:value-type="string">
            <text:p>neutral</text:p>
          </table:table-cell>
        </table:table-row>
        <table:table-row table:style-name="ro27">
          <table:table-cell office:value-type="string" calcext:value-type="string">
            <text:p>घरेलू शेयर बाजार में तेजी के रुख से रुपये का थोड़ा बल मिला.</text:p>
          </table:table-cell>
          <table:table-cell office:value-type="string" calcext:value-type="string">
            <text:p>positive</text:p>
          </table:table-cell>
          <table:table-cell office:value-type="string" calcext:value-type="string">
            <text:p>हालांकि कोर्ट ने चेतावनी दी कि अगर बाकी पैसा बाद में उन्होंने नहीं दिया तो उन्हें दोबारा अरेस्ट किया जाएगा।</text:p>
          </table:table-cell>
          <table:table-cell office:value-type="string" calcext:value-type="string">
            <text:p>negative</text:p>
          </table:table-cell>
          <table:table-cell table:style-name="ce3" office:value-type="string" calcext:value-type="string">
            <text:p>RT @capt_ivane: दिल्ली पुलिस ने मोतीनगर में ध्रुवराज त्यागी की हत्या मामले दो महिलाओं को भी गिरफ्तार किया। महिला आरोपी मोहम्मद आलम की मां औ…</text:p>
          </table:table-cell>
          <table:table-cell office:value-type="string" calcext:value-type="string">
            <text:p>neutral</text:p>
          </table:table-cell>
        </table:table-row>
        <table:table-row table:style-name="ro25">
          <table:table-cell office:value-type="string" calcext:value-type="string">
            <text:p>सहाय ने आशा व्यक्त की कि प्रेसिडेंट के नेतृत्व में रेडक्रास और विकसित तथा अच्छा कार्य करेगा।</text:p>
          </table:table-cell>
          <table:table-cell office:value-type="string" calcext:value-type="string">
            <text:p>positive</text:p>
          </table:table-cell>
          <table:table-cell office:value-type="string" calcext:value-type="string">
            <text:p>उन्होंने बैठक कर अधिकारियों पर आरोप लगाए और चेतावनी दी कि यदि शीघ्र ही भुगतान नहीं मिलता है तो वे चक्का जाम कर देंगे।</text:p>
          </table:table-cell>
          <table:table-cell office:value-type="string" calcext:value-type="string">
            <text:p>negative</text:p>
          </table:table-cell>
          <table:table-cell table:style-name="ce3" office:value-type="string" calcext:value-type="string">
            <text:p>पश्चिम बंगाल के हालात को देखते हुए चुनाव आयोग का बड़ा फ़ैसला. एक दिन पहले ही चुनाव प्रचार ख़त्म करने का आदेश. कुछ अ… https://t.co/LJfSmg3iBP</text:p>
          </table:table-cell>
          <table:table-cell office:value-type="string" calcext:value-type="string">
            <text:p>neutral</text:p>
          </table:table-cell>
        </table:table-row>
        <table:table-row table:style-name="ro60">
          <table:table-cell office:value-type="string" calcext:value-type="string">
            <text:p>हमें आपसी भाईचारा और सौहार्द बनाए रखना चाहिए।</text:p>
          </table:table-cell>
          <table:table-cell office:value-type="string" calcext:value-type="string">
            <text:p>positive</text:p>
          </table:table-cell>
          <table:table-cell office:value-type="string" calcext:value-type="string">
            <text:p>कई देशों के फैंस को मच्छरों से फैलने वाली बीमारियों और रात को घूमने वाले आसमाजिक तत्वों से भी बचकर रहने की चेतावनी दी गई है।</text:p>
          </table:table-cell>
          <table:table-cell office:value-type="string" calcext:value-type="string">
            <text:p>negative</text:p>
          </table:table-cell>
          <table:table-cell office:value-type="string" calcext:value-type="string">
            <text:p>RT @aajtak: लड़बो...मारबो...पीटबो रे!  #ExtensionStudio लाइव चैट में @sardanarohit से पूछिए इस मुद्दे पर सवाल. </text:p>
            <text:p>अभी क्लिक करें https://t.co…</text:p>
          </table:table-cell>
          <table:table-cell office:value-type="string" calcext:value-type="string">
            <text:p>neutral</text:p>
          </table:table-cell>
        </table:table-row>
        <table:table-row table:style-name="ro15">
          <table:table-cell office:value-type="string" calcext:value-type="string">
            <text:p>बाजार सुबह सुस्ती के साथ फ्लैट खुले, लेकिन इसके बाद उन्होंने शानदार बढ़त दिखाई।</text:p>
          </table:table-cell>
          <table:table-cell office:value-type="string" calcext:value-type="string">
            <text:p>positive</text:p>
          </table:table-cell>
          <table:table-cell office:value-type="string" calcext:value-type="string">
            <text:p>बीसीसीआई ने यह चेतावनी दी कि अगर आरसीए ने ललित मोदी को चुना, तो आरसीए के खिलाफ कार्रवाई होगी।</text:p>
          </table:table-cell>
          <table:table-cell office:value-type="string" calcext:value-type="string">
            <text:p>negative</text:p>
          </table:table-cell>
          <table:table-cell office:value-type="string" calcext:value-type="string">
            <text:p>RT @aajtak: बीजेपी के बंगाल प्रभारी @KailashOnline ने कहा - साजिश के तहत अमित शाह के रोड शो पर हमला हुआ</text:p>
            <text:p>देखिए #Dangal @sardanarohit के साथ…</text:p>
          </table:table-cell>
          <table:table-cell office:value-type="string" calcext:value-type="string">
            <text:p>neutral</text:p>
          </table:table-cell>
        </table:table-row>
        <table:table-row table:style-name="ro68">
          <table:table-cell office:value-type="string" calcext:value-type="string">
            <text:p>दोनों ही कटक से मुंबई तक के लंबे सफर के बाद थके हुए थे, लेकिन इसके बावजूद दोनों की मस्ती में कोई कमी नहीं आई।</text:p>
          </table:table-cell>
          <table:table-cell office:value-type="string" calcext:value-type="string">
            <text:p>positive</text:p>
          </table:table-cell>
          <table:table-cell office:value-type="string" calcext:value-type="string">
            <text:p>न्यायमूर्ति खेहर को इस याचिका की सुनवाई के लिए खुद को योग्य नहीं मानना चाहिए</text:p>
          </table:table-cell>
          <table:table-cell office:value-type="string" calcext:value-type="string">
            <text:p>negative</text:p>
          </table:table-cell>
          <table:table-cell office:value-type="string" calcext:value-type="string">
            <text:p>लड़बो...मारबो...पीटबो रे!</text:p>
            <text:p>बंगाल का ‘दंगल’. 5PM. @aajtak पर. https://t.co/Eo2ul916Pg</text:p>
          </table:table-cell>
          <table:table-cell office:value-type="string" calcext:value-type="string">
            <text:p>neutral</text:p>
          </table:table-cell>
        </table:table-row>
        <table:table-row table:style-name="ro23">
          <table:table-cell office:value-type="string" calcext:value-type="string">
            <text:p>यूं तो है यह एक बाल फिल्म ही, मगर परिवार के हर सदस्य के लिए है।</text:p>
          </table:table-cell>
          <table:table-cell office:value-type="string" calcext:value-type="string">
            <text:p>positive</text:p>
          </table:table-cell>
          <table:table-cell office:value-type="string" calcext:value-type="string">
            <text:p>देश की आर्थिक सेहत बेहतर नहीं है </text:p>
          </table:table-cell>
          <table:table-cell office:value-type="string" calcext:value-type="string">
            <text:p>negative</text:p>
          </table:table-cell>
          <table:table-cell table:style-name="ce3" office:value-type="string" calcext:value-type="string">
            <text:p>@Jetha_Live सवाल भी पक्का तूने पुछवाया होगा या ख़ुद ही पूछ दिया होगा असली नाम से! 😜</text:p>
          </table:table-cell>
          <table:table-cell office:value-type="string" calcext:value-type="string">
            <text:p>neutral</text:p>
          </table:table-cell>
        </table:table-row>
        <table:table-row table:style-name="ro27">
          <table:table-cell office:value-type="string" calcext:value-type="string">
            <text:p>कई महीनों का वेटिंग पीरियड देना पड़ा मगर अब अच्छी खबर यह है कि अब बुकिंग फिर से ओपन कर दी गई है.</text:p>
          </table:table-cell>
          <table:table-cell office:value-type="string" calcext:value-type="string">
            <text:p>positive</text:p>
          </table:table-cell>
          <table:table-cell office:value-type="string" calcext:value-type="string">
            <text:p>पिछले दो साल के दौरान हमारी आर्थिक वृद्धि दर कम हुई है।</text:p>
          </table:table-cell>
          <table:table-cell office:value-type="string" calcext:value-type="string">
            <text:p>negative</text:p>
          </table:table-cell>
          <table:table-cell table:style-name="ce3" office:value-type="string" calcext:value-type="string">
            <text:p>अगर आतंकवाद की परिभाषा यही है जो कमल हसन और असदुद्दीन ओवैसी दे रहे हैं, तो भारत का पहला आतंकवादी नाथूराम गोडसे नहीं… https://t.co/FkQxg209gB</text:p>
          </table:table-cell>
          <table:table-cell office:value-type="string" calcext:value-type="string">
            <text:p>neutral</text:p>
          </table:table-cell>
        </table:table-row>
        <table:table-row table:style-name="ro19">
          <table:table-cell office:value-type="string" calcext:value-type="string">
            <text:p>नेता नहीं निभाते फर्ज, लेकिन ग्रामीण फिर भी करते हैं वोट</text:p>
          </table:table-cell>
          <table:table-cell office:value-type="string" calcext:value-type="string">
            <text:p>positive</text:p>
          </table:table-cell>
          <table:table-cell office:value-type="string" calcext:value-type="string">
            <text:p>घर की माली हालत खराब थी।</text:p>
          </table:table-cell>
          <table:table-cell office:value-type="string" calcext:value-type="string">
            <text:p>negative</text:p>
          </table:table-cell>
          <table:table-cell table:style-name="ce3" office:value-type="string" calcext:value-type="string">
            <text:p>इसे दंभ कहिएगा, खिसियाहट कहिएगा या मणिशंकर हैं, इसलिए ‘मसखरापन’ कह कर ‘जस्टिफ़ाई’ करने उतर आइएगा? https://t.co/oE6OIVy47L</text:p>
          </table:table-cell>
          <table:table-cell office:value-type="string" calcext:value-type="string">
            <text:p>neutral</text:p>
          </table:table-cell>
        </table:table-row>
        <table:table-row table:style-name="ro6">
          <table:table-cell office:value-type="string" calcext:value-type="string">
            <text:p>ट्रेक्टर में आई फसल नीलामी से रह गई थी, किन्तु बैलगाड़ियों में आए माल की खरीदी व्यापारियों ने शुरू कर दी।</text:p>
          </table:table-cell>
          <table:table-cell office:value-type="string" calcext:value-type="string">
            <text:p>positive</text:p>
          </table:table-cell>
          <table:table-cell office:value-type="string" calcext:value-type="string">
            <text:p>स्पाइसजेट की माली हालत भी बेहतर नहीं है।</text:p>
          </table:table-cell>
          <table:table-cell office:value-type="string" calcext:value-type="string">
            <text:p>negative</text:p>
          </table:table-cell>
          <table:table-cell table:style-name="ce3" office:value-type="string" calcext:value-type="string">
            <text:p>पश्चिम बंगाल में BJP अध्यक्ष @AmitShah के रोड शो में हंगामा, आगज़नी. आजतक से अमित शाह ने कहा, बंगाल सरकार की शह पर… https://t.co/viF7jnk6Xx</text:p>
          </table:table-cell>
          <table:table-cell office:value-type="string" calcext:value-type="string">
            <text:p>neutral</text:p>
          </table:table-cell>
        </table:table-row>
        <table:table-row table:style-name="ro7">
          <table:table-cell office:value-type="string" calcext:value-type="string">
            <text:p>उसकी समृद्ध संस्कृति एवं इतिहास का परिचय देते हैं तथापि यह शहर केवल एक संग्रहालय नहीं है</text:p>
          </table:table-cell>
          <table:table-cell office:value-type="string" calcext:value-type="string">
            <text:p>positive</text:p>
          </table:table-cell>
          <table:table-cell office:value-type="string" calcext:value-type="string">
            <text:p>सार्वजनिक क्षेत्र की विमानन कंपनी एयर इंडिया अपनी अनुपयोगी विदेशी संपत्ति बेचने जा रही है.</text:p>
          </table:table-cell>
          <table:table-cell office:value-type="string" calcext:value-type="string">
            <text:p>negative</text:p>
          </table:table-cell>
          <table:table-cell office:value-type="string" calcext:value-type="string">
            <text:p>RT @aajtak: ममता डर गईं या मोदी डरें है? #Dangal</text:p>
            <text:p> @sardanarohit के साथ </text:p>
            <text:p>लाइव: https://t.co/fOz5QPkk43 https://t.co/lUBkfZOcg5</text:p>
          </table:table-cell>
          <table:table-cell office:value-type="string" calcext:value-type="string">
            <text:p>neutral</text:p>
          </table:table-cell>
        </table:table-row>
        <table:table-row table:style-name="ro14">
          <table:table-cell office:value-type="string" calcext:value-type="string">
            <text:p>इस बयान का खंडन किया जा चुका है तथापि खंडन के साथ सहमति बनाने की कांग्रेस की रणनीति से सभी वाकिफ हैं।</text:p>
          </table:table-cell>
          <table:table-cell office:value-type="string" calcext:value-type="string">
            <text:p>positive</text:p>
          </table:table-cell>
          <table:table-cell office:value-type="string" calcext:value-type="string">
            <text:p>चीन द्वारा किसी व्यापक परंपरागत हमले के तौर पर भारत के पास अंतिम हथियार के तौर पर मौजूद परमाणु शस्त्र एनएफयू से अनुपयोगी बन जाते हैं।</text:p>
          </table:table-cell>
          <table:table-cell office:value-type="string" calcext:value-type="string">
            <text:p>negative</text:p>
          </table:table-cell>
          <table:table-cell office:value-type="string" calcext:value-type="string">
            <text:p>RT @aajtak: दीदीगीरी या दादागीरी..!</text:p>
            <text:p>आज शाम 6 बजे जुड़िए @sardanarohit के साथ https://t.co/XnmErEvM5n पर और पूछिए इस मुद्दे पर अपने सवाल #Ex…</text:p>
          </table:table-cell>
          <table:table-cell office:value-type="string" calcext:value-type="string">
            <text:p>neutral</text:p>
          </table:table-cell>
        </table:table-row>
        <table:table-row table:style-name="ro32">
          <table:table-cell office:value-type="string" calcext:value-type="string">
            <text:p>उनके लिए कुछ कहना संभव नहीं है, तथापि समझौते के तहत श्रमिकों को स्वेच्छा सेवानिवृत्ति दी थी।</text:p>
          </table:table-cell>
          <table:table-cell office:value-type="string" calcext:value-type="string">
            <text:p>positive</text:p>
          </table:table-cell>
          <table:table-cell office:value-type="string" calcext:value-type="string">
            <text:p>सरकार ने उसका अनावश्यक फेवर किया.</text:p>
          </table:table-cell>
          <table:table-cell office:value-type="string" calcext:value-type="string">
            <text:p>negative</text:p>
          </table:table-cell>
          <table:table-cell office:value-type="string" calcext:value-type="string">
            <text:p>RT @aajtak: ममता बनर्जी खुद कम्युनिस्ट सरकार के अत्याचारों को बताती थीं और आज वो खुद ऐसी हो गई: @SudhanshuTrived   </text:p>
            <text:p>#Dangal @sardanarohit…</text:p>
          </table:table-cell>
          <table:table-cell office:value-type="string" calcext:value-type="string">
            <text:p>neutral</text:p>
          </table:table-cell>
        </table:table-row>
        <table:table-row table:style-name="ro28">
          <table:table-cell office:value-type="string" calcext:value-type="string">
            <text:p>पंजाब इस जीत से एक बार फिर अंकतालिक में शीर्ष पर पहुंच गई है और उसके सात मैचों में छह जीत के साथ 12 अंक है।</text:p>
          </table:table-cell>
          <table:table-cell office:value-type="string" calcext:value-type="string">
            <text:p>positive</text:p>
          </table:table-cell>
          <table:table-cell office:value-type="string" calcext:value-type="string">
            <text:p>इस बदहाल व्यवस्था के कारण गरीब अनावश्यक रूप से परेशान होता है।</text:p>
          </table:table-cell>
          <table:table-cell office:value-type="string" calcext:value-type="string">
            <text:p>negative</text:p>
          </table:table-cell>
          <table:table-cell office:value-type="string" calcext:value-type="string">
            <text:p>RT @aajtak: बंगाल हिंसा को लेकर @alok_ajay और मनोजीत मंडल के बीच छिड़ी बहस #Dangal @sardanarohit के साथ </text:p>
            <text:p>लाइव: https://t.co/fOz5QPkk43 http…</text:p>
          </table:table-cell>
          <table:table-cell office:value-type="string" calcext:value-type="string">
            <text:p>neutral</text:p>
          </table:table-cell>
        </table:table-row>
        <table:table-row table:style-name="ro60">
          <table:table-cell office:value-type="string" calcext:value-type="string">
            <text:p>स्थिर सरकार बनेगी और अर्थव्यवस्था को फिर से पटरी पर लाने के लिए उनके वादों को पूरा किया जाएगा।</text:p>
          </table:table-cell>
          <table:table-cell office:value-type="string" calcext:value-type="string">
            <text:p>positive</text:p>
          </table:table-cell>
          <table:table-cell office:value-type="string" calcext:value-type="string">
            <text:p>डायरेक्टर नितेश तिवारी कुछ अनावश्यक सीन दिखाने के बाद कहानी की असल जड़ तक पहुंचते हैं।</text:p>
          </table:table-cell>
          <table:table-cell office:value-type="string" calcext:value-type="string">
            <text:p>negative</text:p>
          </table:table-cell>
          <table:table-cell office:value-type="string" calcext:value-type="string">
            <text:p>RT @aajtak: दीदीगीरी या दादागीरी..!</text:p>
            <text:p>  देखिए #Dangal @sardanarohit के साथ, शाम 5 बजे, सिर्फ 'आजतक' पर https://t.co/6ea581DPgv</text:p>
          </table:table-cell>
          <table:table-cell office:value-type="string" calcext:value-type="string">
            <text:p>neutral</text:p>
          </table:table-cell>
        </table:table-row>
        <table:table-row table:style-name="ro69">
          <table:table-cell office:value-type="string" calcext:value-type="string">
            <text:p>इस वजह से पाखंड को सही संदर्भ नहीं दे पाती फिर भी अखिलेश के साहस की तारीफ करनी होगी </text:p>
          </table:table-cell>
          <table:table-cell office:value-type="string" calcext:value-type="string">
            <text:p>positive</text:p>
          </table:table-cell>
          <table:table-cell office:value-type="string" calcext:value-type="string">
            <text:p>कुछ लोग अनावश्यक रूप से इनमें से कुछ दवाइयों का उपयोग गलत तरीके से नशे के लिए भी करते हैं।</text:p>
          </table:table-cell>
          <table:table-cell office:value-type="string" calcext:value-type="string">
            <text:p>negative</text:p>
          </table:table-cell>
          <table:table-cell office:value-type="string" calcext:value-type="string">
            <text:p>फटा पोस्टर, हो गया दंगल!</text:p>
            <text:p>रोका हेलिकॉप्टर, हो गया दंगल!</text:p>
            <text:p>बना कार्टून, हो गया दंगल!</text:p>
            <text:p>सुरक्षा पर दंगल, असुरक्षा पर दंगल!… https://t.co/IJvZ3dfhfj</text:p>
          </table:table-cell>
          <table:table-cell office:value-type="string" calcext:value-type="string">
            <text:p>neutral</text:p>
          </table:table-cell>
        </table:table-row>
        <table:table-row table:style-name="ro70">
          <table:table-cell office:value-type="string" calcext:value-type="string">
            <text:p>हफ्ते के आखिरी कारोबारी दिन शेयर बाजार अब तक के सबसे उच्चतम स्तर पर बंद हुुआ।</text:p>
          </table:table-cell>
          <table:table-cell office:value-type="string" calcext:value-type="string">
            <text:p>positive</text:p>
          </table:table-cell>
          <table:table-cell office:value-type="string" calcext:value-type="string">
            <text:p>उम्मीद है कि उनके नेतृत्व में क्रिकेट का यह लुभावना संस्करण अनावश्यक विवादों से दूर रहेगा।</text:p>
          </table:table-cell>
          <table:table-cell office:value-type="string" calcext:value-type="string">
            <text:p>negative</text:p>
          </table:table-cell>
          <table:table-cell office:value-type="string" calcext:value-type="string">
            <text:p>RT @aajtak: मणिशंकर अय्यर ने फिर दिया विवादित बयान</text:p>
            <text:p>  https://t.co/ITmrrZral4</text:p>
          </table:table-cell>
          <table:table-cell office:value-type="string" calcext:value-type="string">
            <text:p>neutral</text:p>
          </table:table-cell>
        </table:table-row>
        <table:table-row table:style-name="ro25">
          <table:table-cell office:value-type="string" calcext:value-type="string">
            <text:p>फिल्म में कोई नेगेटिव किरदार नहीं था, अन्यथा यह पुरस्कार भी उसी फिल्म को मिला होता।</text:p>
          </table:table-cell>
          <table:table-cell office:value-type="string" calcext:value-type="string">
            <text:p>positive</text:p>
          </table:table-cell>
          <table:table-cell office:value-type="string" calcext:value-type="string">
            <text:p>अगर यह पटकथा के लिए जरूरी होगा तो मैं इसे जरूर करूंगी, लेकिन अगर यह अनावश्यक होगा तो मैं अपनी राय व्यक्त करूंगी.</text:p>
          </table:table-cell>
          <table:table-cell office:value-type="string" calcext:value-type="string">
            <text:p>negative</text:p>
          </table:table-cell>
          <table:table-cell table:style-name="ce3" office:value-type="string" calcext:value-type="string">
            <text:p>RT @capt_ivane: आरोपी मोहम्मद आलम और जहांगीर खान पीड़ित लड़की के पड़ोस मे ही रहते है। लड़की के भाई की हालत अभी भी गंभीर बनी हुयी है। https:…</text:p>
          </table:table-cell>
          <table:table-cell office:value-type="string" calcext:value-type="string">
            <text:p>neutral</text:p>
          </table:table-cell>
        </table:table-row>
        <table:table-row table:style-name="ro19">
          <table:table-cell office:value-type="string" calcext:value-type="string">
            <text:p>इंतजार कीजिए, अभी और सस्ता होगा सोना</text:p>
          </table:table-cell>
          <table:table-cell office:value-type="string" calcext:value-type="string">
            <text:p>positive</text:p>
          </table:table-cell>
          <table:table-cell office:value-type="string" calcext:value-type="string">
            <text:p>पुलिस विभाग के बारे में कुछ कहना ही निरर्थक है।</text:p>
          </table:table-cell>
          <table:table-cell office:value-type="string" calcext:value-type="string">
            <text:p>negative</text:p>
          </table:table-cell>
          <table:table-cell table:style-name="ce3" office:value-type="string" calcext:value-type="string">
            <text:p>RT @aajtak: दलित वोट की लड़ाई, कीचड़ उछालने पर आई? इस मुद्दे पर #ExtensionStudio चैट में सीधे जुड़िए @sardanarohit के साथ शाम 6 बजे और पूछि…</text:p>
          </table:table-cell>
          <table:table-cell office:value-type="string" calcext:value-type="string">
            <text:p>neutral</text:p>
          </table:table-cell>
        </table:table-row>
        <table:table-row table:style-name="ro13">
          <table:table-cell office:value-type="string" calcext:value-type="string">
            <text:p>कप्तान शिखर धवन से जरूर उनके प्रशंसकों को अभी एक अच्छी पारी की उम्मीद है।</text:p>
          </table:table-cell>
          <table:table-cell office:value-type="string" calcext:value-type="string">
            <text:p>positive</text:p>
          </table:table-cell>
          <table:table-cell office:value-type="string" calcext:value-type="string">
            <text:p>ढेर सारी चीजों को उन्होंने फिल्म से जोड़ा, लेकिन अंत में वे सब निरर्थक साबित होती हैं।</text:p>
          </table:table-cell>
          <table:table-cell office:value-type="string" calcext:value-type="string">
            <text:p>negative</text:p>
          </table:table-cell>
          <table:table-cell office:value-type="string" calcext:value-type="string">
            <text:p>RT @aajtak: क्या कांग्रेस पीएम मोदी पर दिए मायावती के बयान से सहमत है?</text:p>
            <text:p>सुनिए इस पर क्या बोले कांग्रेस प्रवक्ता @GouravVallabh </text:p>
            <text:p>देखिए #Danga…</text:p>
          </table:table-cell>
          <table:table-cell office:value-type="string" calcext:value-type="string">
            <text:p>neutral</text:p>
          </table:table-cell>
        </table:table-row>
        <table:table-row table:style-name="ro23">
          <table:table-cell office:value-type="string" calcext:value-type="string">
            <text:p>अंबाटी रायुडू और कोरी एंडरसन अभी प्रभावी प्रदर्शन नहीं कर पाए है </text:p>
          </table:table-cell>
          <table:table-cell office:value-type="string" calcext:value-type="string">
            <text:p>positive</text:p>
          </table:table-cell>
          <table:table-cell office:value-type="string" calcext:value-type="string">
            <text:p>लेकिन यह बेकार गया।</text:p>
          </table:table-cell>
          <table:table-cell office:value-type="string" calcext:value-type="string">
            <text:p>negative</text:p>
          </table:table-cell>
          <table:table-cell table:style-name="ce3" office:value-type="string" calcext:value-type="string">
            <text:p>RT @aajtak: पीएम मोदी पर दिए मायावती के बयान पर @alokmehtaeditor बोले - किसी की निजी ज़िंदगी पर ऐसी भाषा का इस्तेमाल नहीं किया जाना चाहिए…</text:p>
          </table:table-cell>
          <table:table-cell office:value-type="string" calcext:value-type="string">
            <text:p>neutral</text:p>
          </table:table-cell>
        </table:table-row>
        <table:table-row table:style-name="ro44">
          <table:table-cell office:value-type="string" calcext:value-type="string">
            <text:p>हफ्ते के आखिरी कारोबारी दिन शेयर बाजार अब तक के सबसे उच्चतम स्तर पर बंद हुुआ।</text:p>
          </table:table-cell>
          <table:table-cell office:value-type="string" calcext:value-type="string">
            <text:p>positive</text:p>
          </table:table-cell>
          <table:table-cell office:value-type="string" calcext:value-type="string">
            <text:p>उन्होंने कहा की जाति या समुदाय की राजनीति बेकार है।</text:p>
          </table:table-cell>
          <table:table-cell office:value-type="string" calcext:value-type="string">
            <text:p>negative</text:p>
          </table:table-cell>
          <table:table-cell office:value-type="string" calcext:value-type="string">
            <text:p>RT @aajtak: मायावती ने किया पीएम मोदी पर निजी हमला!</text:p>
            <text:p>देखिए इस पर क्या बोले बीजेपी प्रवक्ता @sambitswaraj </text:p>
            <text:p>#Dangal (@sardanarohit)</text:p>
            <text:p>Live: http…</text:p>
          </table:table-cell>
          <table:table-cell office:value-type="string" calcext:value-type="string">
            <text:p>neutral</text:p>
          </table:table-cell>
        </table:table-row>
        <table:table-row table:style-name="ro48">
          <table:table-cell office:value-type="string" calcext:value-type="string">
            <text:p>राजेश चतुर्वेदी का कहना था कि बस स्टैण्ड में अब अतिक्रमण नहीं होने दिया जायेगा।</text:p>
          </table:table-cell>
          <table:table-cell office:value-type="string" calcext:value-type="string">
            <text:p>positive</text:p>
          </table:table-cell>
          <table:table-cell office:value-type="string" calcext:value-type="string">
            <text:p>इसके अलावा समय और मेहनत दोनों ही बेकार चली जाती है।</text:p>
          </table:table-cell>
          <table:table-cell office:value-type="string" calcext:value-type="string">
            <text:p>negative</text:p>
          </table:table-cell>
          <table:table-cell office:value-type="string" calcext:value-type="string">
            <text:p>RT @aajtak: मोदी ने 5 साल तक देश की जनता को छला है, उनसे झूठ बोला है: जितेन्द्र त्रिपाठी, BSP समर्थक </text:p>
            <text:p>देखिए #Dangal @sardanarohit  के साथ…</text:p>
          </table:table-cell>
          <table:table-cell office:value-type="string" calcext:value-type="string">
            <text:p>neutral</text:p>
          </table:table-cell>
        </table:table-row>
        <table:table-row table:style-name="ro71">
          <table:table-cell office:value-type="string" calcext:value-type="string">
            <text:p>उन ग्राहकों की पुरानी सेवाएं तभी बहाल की जाएं, जब वह अपने खाते में न्यूनतम बैलेंस जुटा ले।</text:p>
          </table:table-cell>
          <table:table-cell office:value-type="string" calcext:value-type="string">
            <text:p>positive</text:p>
          </table:table-cell>
          <table:table-cell office:value-type="string" calcext:value-type="string">
            <text:p>सदर अस्पताल में करोड़ों रुपये की मशीन बेकार पड़ी हुई है।</text:p>
          </table:table-cell>
          <table:table-cell office:value-type="string" calcext:value-type="string">
            <text:p>negative</text:p>
          </table:table-cell>
          <table:table-cell office:value-type="string" calcext:value-type="string">
            <text:p>दलित वोट की लड़ाई, कीचड़ उछालने पर आई?</text:p>
            <text:p>दंगल, 5PM, @aajtak पर. https://t.co/kWTKlAS9P5</text:p>
          </table:table-cell>
          <table:table-cell office:value-type="string" calcext:value-type="string">
            <text:p>neutral</text:p>
          </table:table-cell>
        </table:table-row>
        <table:table-row table:style-name="ro35">
          <table:table-cell office:value-type="string" calcext:value-type="string">
            <text:p>बाजार ने और रफ्तार तब पकड़ी जब आठवें चरण तक के एक्जिट पोल के आंकड़े बाजार में आने की अफवाह फैली।</text:p>
          </table:table-cell>
          <table:table-cell office:value-type="string" calcext:value-type="string">
            <text:p>positive</text:p>
          </table:table-cell>
          <table:table-cell office:value-type="string" calcext:value-type="string">
            <text:p>अमरजीत ने पहले भी वोट दिया है, पर अब उन्हें लगता है कि ये बेकार की बातें हैं.</text:p>
          </table:table-cell>
          <table:table-cell office:value-type="string" calcext:value-type="string">
            <text:p>negative</text:p>
          </table:table-cell>
          <table:table-cell office:value-type="string" calcext:value-type="string">
            <text:p>कांग्रेस ने ‘अलवर रेप केस’ दबाया, मायावती को ग़ुस्सा क्यूँ नहीं आया?</text:p>
            <text:p>पीएम मोदी का मायावती पर हमला, माया ने ‘ऊना कां… https://t.co/yU0ylaH9SY</text:p>
          </table:table-cell>
          <table:table-cell office:value-type="string" calcext:value-type="string">
            <text:p>neutral</text:p>
          </table:table-cell>
        </table:table-row>
        <table:table-row table:style-name="ro6">
          <table:table-cell office:value-type="string" calcext:value-type="string">
            <text:p>ऎसे समय इसे देखा जाना महत्त्वपूर्ण है, जब आपके ही बगल वाले सिनेमाघर में मस्तराम चल रही हो।</text:p>
          </table:table-cell>
          <table:table-cell office:value-type="string" calcext:value-type="string">
            <text:p>positive</text:p>
          </table:table-cell>
          <table:table-cell office:value-type="string" calcext:value-type="string">
            <text:p>स्कॉटलैंड ने चौथे मिनट में पेनल्टी कॉर्नर हासिल किया, लेकिन यह बेकार गया।</text:p>
          </table:table-cell>
          <table:table-cell office:value-type="string" calcext:value-type="string">
            <text:p>negative</text:p>
          </table:table-cell>
          <table:table-cell table:style-name="ce3" office:value-type="string" calcext:value-type="string">
            <text:p>RT @iAmitBhadana: Baat yeh note karo Jaakar vote karo 🇮🇳 https://t.co/WDXLlLjClg</text:p>
          </table:table-cell>
          <table:table-cell office:value-type="string" calcext:value-type="string">
            <text:p>neutral</text:p>
          </table:table-cell>
        </table:table-row>
        <table:table-row table:style-name="ro72">
          <table:table-cell office:value-type="string" calcext:value-type="string">
            <text:p>सुप्रीम कोर्ट में गुरुवार को नया प्रस्ताव रखा है, जिस पर अगले सोमवार को विचार होगा।</text:p>
          </table:table-cell>
          <table:table-cell office:value-type="string" calcext:value-type="string">
            <text:p>positive</text:p>
          </table:table-cell>
          <table:table-cell office:value-type="string" calcext:value-type="string">
            <text:p>नॉइस और डीटेल्स की कमी की वजह से मोटोरोला के कैमरे को बेहतर बनाने की कोशिश बेकार हो गई है।</text:p>
          </table:table-cell>
          <table:table-cell office:value-type="string" calcext:value-type="string">
            <text:p>negative</text:p>
          </table:table-cell>
          <table:table-cell office:value-type="string" calcext:value-type="string">
            <text:p>ममता बनर्जी का कैरिकेचर/व्यंग्य चित्र बनाने पर BJP कार्यकर्ता को जेल. लेकिन ‘हिटलर’ मोदी है। </text:p>
            <text:p>https://t.co/BVgUxTW0Ya</text:p>
          </table:table-cell>
          <table:table-cell office:value-type="string" calcext:value-type="string">
            <text:p>neutral</text:p>
          </table:table-cell>
        </table:table-row>
        <table:table-row table:style-name="ro69">
          <table:table-cell office:value-type="string" calcext:value-type="string">
            <text:p>शाहरूख ने बताया कि वह उसी दिन यह काम करेंगे जिस दिन सुहाना आकर उनसे हज जाने का प्रोग्राम बनाएंगी.</text:p>
          </table:table-cell>
          <table:table-cell office:value-type="string" calcext:value-type="string">
            <text:p>positive</text:p>
          </table:table-cell>
          <table:table-cell office:value-type="string" calcext:value-type="string">
            <text:p>एक अच्छे हार्डवेयर के लिए आपको ठीक ढंग से निवेश करने की जरूरत होती है, नहीं तो आपकी खर्च की गई रकम बेकार भी जा सकती है।</text:p>
          </table:table-cell>
          <table:table-cell office:value-type="string" calcext:value-type="string">
            <text:p>negative</text:p>
          </table:table-cell>
          <table:table-cell office:value-type="string" calcext:value-type="string">
            <text:p>RT @AalokTweet: ll अम्मा सारा संसार भी थीं ll </text:p>
            <text:p/>
            <text:p>अम्मा में पाँच नमाज़ें थीं</text:p>
            <text:p>अम्मा में पूजन अर्चन था</text:p>
            <text:p>अम्मा मुस्लिम थीं, सूफ़ी थीं</text:p>
            <text:p>अम्मा में…</text:p>
          </table:table-cell>
          <table:table-cell office:value-type="string" calcext:value-type="string">
            <text:p>neutral</text:p>
          </table:table-cell>
        </table:table-row>
        <table:table-row table:style-name="ro27">
          <table:table-cell office:value-type="string" calcext:value-type="string">
            <text:p>दोनों ही कटक से मुंबई तक के लंबे सफर के बाद थके हुए थे, लेकिन इसके बावजूद दोनों की मस्ती में कोई कमी नहीं आई।</text:p>
          </table:table-cell>
          <table:table-cell office:value-type="string" calcext:value-type="string">
            <text:p>positive</text:p>
          </table:table-cell>
          <table:table-cell office:value-type="string" calcext:value-type="string">
            <text:p>थोक फल विक्रेताओं के गोदाम की जांच करते हुए वहां मिले बेकार हो चुके फलों को नष्ट भी कराया गया।</text:p>
          </table:table-cell>
          <table:table-cell office:value-type="string" calcext:value-type="string">
            <text:p>negative</text:p>
          </table:table-cell>
          <table:table-cell table:style-name="ce3" office:value-type="string" calcext:value-type="string">
            <text:p>दिल्ली के तालकटोरा स्टेडियम में कार्यक्रम था। बिस्मिल्ला खान साहब, पंडित डीवी पलुस्कर और गिरिजा देवी जैसे दिग्गज क… https://t.co/HhCO7QIn7l</text:p>
          </table:table-cell>
          <table:table-cell office:value-type="string" calcext:value-type="string">
            <text:p>neutral</text:p>
          </table:table-cell>
        </table:table-row>
        <table:table-row table:style-name="ro11">
          <table:table-cell office:value-type="string" calcext:value-type="string">
            <text:p>राजस्थान की टीम हार के बावजूद तीसरे स्थान पर ही कायम है।</text:p>
          </table:table-cell>
          <table:table-cell office:value-type="string" calcext:value-type="string">
            <text:p>positive</text:p>
          </table:table-cell>
          <table:table-cell office:value-type="string" calcext:value-type="string">
            <text:p>गर्मियों के दौरान पार्क में खेलने आने वाले बच्चों को पानी की फुहारों से ठंडक देने के लिए लगाए गए फव्वारे भी बेकार पड़े हैं।</text:p>
          </table:table-cell>
          <table:table-cell office:value-type="string" calcext:value-type="string">
            <text:p>negative</text:p>
          </table:table-cell>
          <table:table-cell office:value-type="string" calcext:value-type="string">
            <text:p>RT @aajtak: सैम पित्रोदा के बयान पर सिद्धू का खामोश रहना साबित करता है कि उनकी संवेदना मर चुकी है: @alok_ajay</text:p>
            <text:p>#Dangal लाइव @sardanarohit…</text:p>
          </table:table-cell>
          <table:table-cell office:value-type="string" calcext:value-type="string">
            <text:p>neutral</text:p>
          </table:table-cell>
        </table:table-row>
        <table:table-row table:style-name="ro36">
          <table:table-cell office:value-type="string" calcext:value-type="string">
            <text:p>यही वजह है कि तमाम फंडामेंटल कमजोरियों के बावजूद बाज़ार में अप्रत्याशित उछाल देखने को मिल रहा है।</text:p>
          </table:table-cell>
          <table:table-cell office:value-type="string" calcext:value-type="string">
            <text:p>positive</text:p>
          </table:table-cell>
          <table:table-cell office:value-type="string" calcext:value-type="string">
            <text:p>महंगाई की मार से बचाने वाली बेहतरीन से बेहतरीन स्कीम भी व्यर्थ साबित हो सकती है.</text:p>
          </table:table-cell>
          <table:table-cell office:value-type="string" calcext:value-type="string">
            <text:p>negative</text:p>
          </table:table-cell>
          <table:table-cell office:value-type="string" calcext:value-type="string">
            <text:p>RT @aajtak: राजनीति में भाषा की मर्यादा का पालन सबको करना चाहिए: मृत्युंजय तिवारी, आरजेडी प्रवक्ता </text:p>
            <text:p>#Dangal लाइव @sardanarohit  के साथ — ht…</text:p>
          </table:table-cell>
          <table:table-cell office:value-type="string" calcext:value-type="string">
            <text:p>neutral</text:p>
          </table:table-cell>
        </table:table-row>
        <table:table-row table:style-name="ro11">
          <table:table-cell office:value-type="string" calcext:value-type="string">
            <text:p>उन्होंने इसकी सूचना चालक को दी जिसने आपातकालीन ब्रेक लगाये और यात्री ट्रेन से उतर गए यद्यपि जांच करने पर पता चला कि कोई आग नहीं लगी है.</text:p>
          </table:table-cell>
          <table:table-cell office:value-type="string" calcext:value-type="string">
            <text:p>positive</text:p>
          </table:table-cell>
          <table:table-cell office:value-type="string" calcext:value-type="string">
            <text:p>यह बिल्कुल गैरजरूरी और व्यर्थ है।</text:p>
          </table:table-cell>
          <table:table-cell office:value-type="string" calcext:value-type="string">
            <text:p>negative</text:p>
          </table:table-cell>
          <table:table-cell office:value-type="string" calcext:value-type="string">
            <text:p>RT @aajtak: नवजोत सिंह सिद्धू ने फिर दिया विवादित बयान! </text:p>
            <text:p>सुनिए इस पर क्या कहना है @RTforINC और @sambitswaraj का! </text:p>
            <text:p>#Dangal लाइव @sardanarohi…</text:p>
          </table:table-cell>
          <table:table-cell office:value-type="string" calcext:value-type="string">
            <text:p>neutral</text:p>
          </table:table-cell>
        </table:table-row>
        <table:table-row table:style-name="ro73">
          <table:table-cell office:value-type="string" calcext:value-type="string">
            <text:p>भीषण तपिश से लोगों ने राहत की सांस ली हलांकि यह मिजाज चार दिन की चांदनी साबित हुआ</text:p>
          </table:table-cell>
          <table:table-cell office:value-type="string" calcext:value-type="string">
            <text:p>positive</text:p>
          </table:table-cell>
          <table:table-cell office:value-type="string" calcext:value-type="string">
            <text:p>यदि सूचना की जरूरत के समय सूचना को नहीं दिया जाए, तो मेरी राय में सारा प्रयास व्यर्थ हो सकता है।</text:p>
          </table:table-cell>
          <table:table-cell office:value-type="string" calcext:value-type="string">
            <text:p>negative</text:p>
          </table:table-cell>
          <table:table-cell office:value-type="string" calcext:value-type="string">
            <text:p>‘काले अंग्रेज़’ Vs ‘इटालियन रंग’</text:p>
            <text:p>रंग पर चुनावी जंग! </text:p>
            <text:p>दंगल, 5PM, @aajtak पर. https://t.co/6KxIrR3l8b</text:p>
          </table:table-cell>
          <table:table-cell office:value-type="string" calcext:value-type="string">
            <text:p>neutral</text:p>
          </table:table-cell>
        </table:table-row>
        <table:table-row table:style-name="ro27">
          <table:table-cell office:value-type="string" calcext:value-type="string">
            <text:p>विमानन नियामक ने अनुमति दे दी है हालांकि गैजेटों का इस्तेमाल फ्लाइट मोड में ही होगा।</text:p>
          </table:table-cell>
          <table:table-cell office:value-type="string" calcext:value-type="string">
            <text:p>positive</text:p>
          </table:table-cell>
          <table:table-cell office:value-type="string" calcext:value-type="string">
            <text:p>उन्होंनेे कहा कि ऐसा नहीं है कि बसपा ने इस मुद्दे को कई बार जोरशोर से भी उठाया, लेकिन सभी प्रयास व्यर्थ गये।</text:p>
          </table:table-cell>
          <table:table-cell office:value-type="string" calcext:value-type="string">
            <text:p>negative</text:p>
          </table:table-cell>
          <table:table-cell table:style-name="ce3" office:value-type="string" calcext:value-type="string">
            <text:p>'मोदी उस दुल्हन की तरह जो रोटियां कम बेलती है चूड़ियां ज्यादा खनकाती है' बोले नवजोत सिंह सिद्धू.https://t.co/cRyuRNV5A6 via @aajtak</text:p>
          </table:table-cell>
          <table:table-cell office:value-type="string" calcext:value-type="string">
            <text:p>neutral</text:p>
          </table:table-cell>
        </table:table-row>
        <table:table-row table:style-name="ro27">
          <table:table-cell office:value-type="string" calcext:value-type="string">
            <text:p>पाइडरमैन का किरदार भारत में ज्‍यादा मशहूर है इसलिए इसे अमेरिका से एक दिन पहले ही भारत में रिलीज किया जा रहा है।</text:p>
          </table:table-cell>
          <table:table-cell office:value-type="string" calcext:value-type="string">
            <text:p>positive</text:p>
          </table:table-cell>
          <table:table-cell office:value-type="string" calcext:value-type="string">
            <text:p>देश में फुटबॉल का ढांचा बहुत उन्नत नहीं है </text:p>
          </table:table-cell>
          <table:table-cell office:value-type="string" calcext:value-type="string">
            <text:p>negative</text:p>
          </table:table-cell>
          <table:table-cell table:style-name="ce3" office:value-type="string" calcext:value-type="string">
            <text:p>चुनाव के मौसम में एक उप-मुख्यमंत्री और एक राजनीतिक पार्टी के बीच ट्विटर संवाद. https://t.co/E0ZITOp6iI</text:p>
          </table:table-cell>
          <table:table-cell office:value-type="string" calcext:value-type="string">
            <text:p>neutral</text:p>
          </table:table-cell>
        </table:table-row>
        <table:table-row table:style-name="ro72">
          <table:table-cell office:value-type="string" calcext:value-type="string">
            <text:p>मेरी पत्नी से मुझे समस्या थी और इसलिए हम दोनों एक दूसरे के करीब आए थे।</text:p>
          </table:table-cell>
          <table:table-cell office:value-type="string" calcext:value-type="string">
            <text:p>positive</text:p>
          </table:table-cell>
          <table:table-cell office:value-type="string" calcext:value-type="string">
            <text:p>लोगों का आरोप है कि रात में पुलिस गश्त नहीं होने से चोरों के हौसले बुलंद हैं और लगातार चोरी की वारदातें हो रही हैं।</text:p>
          </table:table-cell>
          <table:table-cell office:value-type="string" calcext:value-type="string">
            <text:p>negative</text:p>
          </table:table-cell>
          <table:table-cell office:value-type="string" calcext:value-type="string">
            <text:p>RT @aajtak: बीजेपी प्रवक्ता @SudhanshuTrived ने  सैम पित्रोदा को 1984 सिख दंगों पर दिए बयान पर घेरा। सुनिए क्या बोले सुधांशु त्रिवेदी </text:p>
            <text:p>देखि…</text:p>
          </table:table-cell>
          <table:table-cell office:value-type="string" calcext:value-type="string">
            <text:p>neutral</text:p>
          </table:table-cell>
        </table:table-row>
        <table:table-row table:style-name="ro16">
          <table:table-cell office:value-type="string" calcext:value-type="string">
            <text:p>सिस्टम तो आपको आगे बढ़ने नहीं देगा, इसलिए हमारी फिल्म का नायक सिस्टम के खिलाफ जद्दोजहद कर सपनों को पूरा करता है।</text:p>
          </table:table-cell>
          <table:table-cell office:value-type="string" calcext:value-type="string">
            <text:p>positive</text:p>
          </table:table-cell>
          <table:table-cell office:value-type="string" calcext:value-type="string">
            <text:p>बदमाशों की गिरफ्तारी नहीं होने से उनके हौंसले बुलंद हैं तथा पुलिस अधिकारियों की कार्यप्रणाली से व्यापारियों में रोष है।</text:p>
          </table:table-cell>
          <table:table-cell office:value-type="string" calcext:value-type="string">
            <text:p>negative</text:p>
          </table:table-cell>
          <table:table-cell office:value-type="string" calcext:value-type="string">
            <text:p>RT @aajtak: सिख समुदाय बीजेपी और कांग्रेस के हाथ का खिलौना बन गया है: @inderjeet_spa, RLD</text:p>
            <text:p>देखिए #Dangal @sardanarohit  के साथ</text:p>
            <text:p>Live: https:/…</text:p>
          </table:table-cell>
          <table:table-cell office:value-type="string" calcext:value-type="string">
            <text:p>neutral</text:p>
          </table:table-cell>
        </table:table-row>
        <table:table-row table:style-name="ro24">
          <table:table-cell office:value-type="string" calcext:value-type="string">
            <text:p>उन्हें पारिवारिक दर्शकों को हंसाना पसंद है, इसलिए वह कभी अश्लील कॉमेडी नहीं करेंगे.</text:p>
          </table:table-cell>
          <table:table-cell office:value-type="string" calcext:value-type="string">
            <text:p>positive</text:p>
          </table:table-cell>
          <table:table-cell office:value-type="string" calcext:value-type="string">
            <text:p>आंध्र प्रदेश कैडर के एक नौकरशाह ने कहा, 'केसीआर ने तेलंगाना के समर्थन में आवाज बुलंद नहीं की होती, अगर उन्हें मंत्री पद मिल गया होता।</text:p>
          </table:table-cell>
          <table:table-cell office:value-type="string" calcext:value-type="string">
            <text:p>negative</text:p>
          </table:table-cell>
          <table:table-cell office:value-type="string" calcext:value-type="string">
            <text:p>RT @aajtak: 84 का दंगा हुआ तो हुआ? </text:p>
            <text:p>इस मुद्दे पर #ExtensionStudio चैट में सीधे जुड़िए @sardanarohit के साथ  शाम 6 बजे और पूछिए अपने सवाल ht…</text:p>
          </table:table-cell>
          <table:table-cell office:value-type="string" calcext:value-type="string">
            <text:p>neutral</text:p>
          </table:table-cell>
        </table:table-row>
        <table:table-row table:style-name="ro53">
          <table:table-cell office:value-type="string" calcext:value-type="string">
            <text:p>हर साल कुछ नया लाकर वे सबको चकित कर देते हैं इसलिए वे एक सुपरस्टार हैं</text:p>
          </table:table-cell>
          <table:table-cell office:value-type="string" calcext:value-type="string">
            <text:p>positive</text:p>
          </table:table-cell>
          <table:table-cell office:value-type="string" calcext:value-type="string">
            <text:p>सोनिया गांधी मोदी के गुजरात को स्वर्ग बनाने की योजना की खिल्ली उड़ा रही थीं कि यहां जनता का जीवन नारकीय है।</text:p>
          </table:table-cell>
          <table:table-cell office:value-type="string" calcext:value-type="string">
            <text:p>negative</text:p>
          </table:table-cell>
          <table:table-cell office:value-type="string" calcext:value-type="string">
            <text:p>RT @aajtak: सैम पित्रोदा के बयान '84 में जो हुआ वो हुआ' पर खड़ा हुआ विवाद।</text:p>
            <text:p/>
            <text:p>इस पर कांग्रेस प्रवक्ता @abhaydubey3 बोले - सैम हिंदी भाषी नहीं…</text:p>
          </table:table-cell>
          <table:table-cell office:value-type="string" calcext:value-type="string">
            <text:p>neutral</text:p>
          </table:table-cell>
        </table:table-row>
        <table:table-row table:style-name="ro25">
          <table:table-cell office:value-type="string" calcext:value-type="string">
            <text:p>उक्त स्थान के सबसे पास स्थित टैक्सी उपलब्ध कराना आसान होता है इसलिए इंतजार का समय और ईंधन की खपत कम होती है।</text:p>
          </table:table-cell>
          <table:table-cell office:value-type="string" calcext:value-type="string">
            <text:p>positive</text:p>
          </table:table-cell>
          <table:table-cell office:value-type="string" calcext:value-type="string">
            <text:p>बीसीसीआई जांच के लिए बनाए गए अपने पैनल में तटस्थ, सर्व स्वीकार्य और विश्वसनीय चेहरे दे पाने में नाकाम रही।</text:p>
          </table:table-cell>
          <table:table-cell office:value-type="string" calcext:value-type="string">
            <text:p>negative</text:p>
          </table:table-cell>
          <table:table-cell office:value-type="string" calcext:value-type="string">
            <text:p>‘84 का दंगा हुआ तो हुआ?</text:p>
            <text:p>दंगल, 5PM, @aajtak पर. https://t.co/hrf21Zr3KA</text:p>
          </table:table-cell>
          <table:table-cell office:value-type="string" calcext:value-type="string">
            <text:p>neutral</text:p>
          </table:table-cell>
        </table:table-row>
        <table:table-row table:style-name="ro65">
          <table:table-cell office:value-type="string" calcext:value-type="string">
            <text:p>उसे लीग में बने रहने के लिए लगातार जीत दर्ज करनी होगी इसलिए उम्मीद है कि दिल्ली जीत के साथ वापसी करेगी।</text:p>
          </table:table-cell>
          <table:table-cell office:value-type="string" calcext:value-type="string">
            <text:p>positive</text:p>
          </table:table-cell>
          <table:table-cell office:value-type="string" calcext:value-type="string">
            <text:p>भाजपा की विचारधारा संकुचित है और धर्म का इस्तेमाल करके लोगों को बांटती है।</text:p>
          </table:table-cell>
          <table:table-cell office:value-type="string" calcext:value-type="string">
            <text:p>negative</text:p>
          </table:table-cell>
          <table:table-cell office:value-type="string" calcext:value-type="string">
            <text:p>RT @aajtak: 'न्याय' का वादा, जनता का क्या इरादा?</text:p>
            <text:p>#Dangal पूरा कार्यक्रम @SardanaRohit के साथ https://t.co/PZwR4TIErM https://t.co/EvUEJAfHgv</text:p>
          </table:table-cell>
          <table:table-cell office:value-type="string" calcext:value-type="string">
            <text:p>neutral</text:p>
          </table:table-cell>
        </table:table-row>
        <table:table-row table:style-name="ro25">
          <table:table-cell office:value-type="string" calcext:value-type="string">
            <text:p>मोदी ने ट्वीट कर कहा है कि मैं सामान्य रुप से निचले वर्ग से आया हूं इसलिए मेरी राजनीति उन लोगों के लिए नीच राजनीति होगी.</text:p>
          </table:table-cell>
          <table:table-cell office:value-type="string" calcext:value-type="string">
            <text:p>positive</text:p>
          </table:table-cell>
          <table:table-cell office:value-type="string" calcext:value-type="string">
            <text:p>नपा प्रशासन व मलेरिया विभाग फागिंग व छिड़काव को लेकर उदासीन है।</text:p>
          </table:table-cell>
          <table:table-cell office:value-type="string" calcext:value-type="string">
            <text:p>negative</text:p>
          </table:table-cell>
          <table:table-cell table:style-name="ce3" office:value-type="string" calcext:value-type="string">
            <text:p>फैक्ट चेक: गुरुग्राम कांग्रेस ने शेयर किया मोदी के मेकअप वाला भ्रामक वीडियो https://t.co/1LCEfhsNur via @aajtak</text:p>
          </table:table-cell>
          <table:table-cell office:value-type="string" calcext:value-type="string">
            <text:p>neutral</text:p>
          </table:table-cell>
        </table:table-row>
        <table:table-row table:style-name="ro25">
          <table:table-cell office:value-type="string" calcext:value-type="string">
            <text:p>चीन की कोयला मांग में वृद्धि कम हो रही है इसलिये इनका ध्यान भारत की तरफ केंद्रित हो रहा है।</text:p>
          </table:table-cell>
          <table:table-cell office:value-type="string" calcext:value-type="string">
            <text:p>positive</text:p>
          </table:table-cell>
          <table:table-cell office:value-type="string" calcext:value-type="string">
            <text:p>मोबाइल उपभोक्ता अमित सिंह, शबाब हैदर ने बताया कि कल ही से नेटवर्क फेल हैं परंतु विभागीय लोग उदासीन बने हुए हैं।</text:p>
          </table:table-cell>
          <table:table-cell office:value-type="string" calcext:value-type="string">
            <text:p>negative</text:p>
          </table:table-cell>
          <table:table-cell table:style-name="ce3" office:value-type="string" calcext:value-type="string">
            <text:p>'INS विराट को टैक्सी बनाया': पूर्व एडमिरल बोले- छुट्टी पर नहीं थे राजीव गांधी https://t.co/J6ZffPP8nQ via @aajtak</text:p>
          </table:table-cell>
          <table:table-cell office:value-type="string" calcext:value-type="string">
            <text:p>neutral</text:p>
          </table:table-cell>
        </table:table-row>
        <table:table-row table:style-name="ro12">
          <table:table-cell office:value-type="string" calcext:value-type="string">
            <text:p>जमानत का लाभ दिए जाने से समाज में गलत संदेश जाएगा अतः जमानत अर्जी रद्द किए जाने योग्य है।</text:p>
          </table:table-cell>
          <table:table-cell office:value-type="string" calcext:value-type="string">
            <text:p>positive</text:p>
          </table:table-cell>
          <table:table-cell office:value-type="string" calcext:value-type="string">
            <text:p>शाउमाशा जैतगिरी में जैसे ही टीम पहुंची नकलची छात्रों में अफरातफरी मच गई।</text:p>
          </table:table-cell>
          <table:table-cell office:value-type="string" calcext:value-type="string">
            <text:p>negative</text:p>
          </table:table-cell>
          <table:table-cell office:value-type="string" calcext:value-type="string">
            <text:p>BJP कहे आएगा तो मोदी ही!</text:p>
            <text:p>अखिलेश कहें PM तो हमारा होगा!</text:p>
            <text:p>ममता कहें अपने PM की सुनूँगी!</text:p>
            <text:p>सबकी अपनी ढपली, सबका अपना राग!… https://t.co/0kZMYEDT1t</text:p>
          </table:table-cell>
          <table:table-cell office:value-type="string" calcext:value-type="string">
            <text:p>neutral</text:p>
          </table:table-cell>
        </table:table-row>
        <table:table-row table:style-name="ro25">
          <table:table-cell office:value-type="string" calcext:value-type="string">
            <text:p>इसके साथ-साथ मृदाक्षण भी गहरे जुते खेतों में कम होता हैं फलतः पोषक तत्वों का बहाव भी रूकता है</text:p>
          </table:table-cell>
          <table:table-cell office:value-type="string" calcext:value-type="string">
            <text:p>positive</text:p>
          </table:table-cell>
          <table:table-cell office:value-type="string" calcext:value-type="string">
            <text:p>भूतनाथ के कठिन प्रयास और हर थोड़ी देर में बोमन का राजनीतिक ढोंग जो अपने दुश्मन को नीचा दिखाने में कभी पीछे नहीं हटता।</text:p>
          </table:table-cell>
          <table:table-cell office:value-type="string" calcext:value-type="string">
            <text:p>negative</text:p>
          </table:table-cell>
          <table:table-cell table:style-name="ce3" office:value-type="string" calcext:value-type="string">
            <text:p>RT @aajtak: तत्कालीन प्रधानमंत्री राजीव गांधी 1987 में नए साल का जश्न मनाने के लिए <text:s/>अपने पूरे परिवार और खास मित्रों के साथ एक बेहद खूबसूरत…</text:p>
          </table:table-cell>
          <table:table-cell office:value-type="string" calcext:value-type="string">
            <text:p>neutral</text:p>
          </table:table-cell>
        </table:table-row>
        <table:table-row table:style-name="ro23">
          <table:table-cell office:value-type="string" calcext:value-type="string">
            <text:p>अमोल गुप्ते की लिखी कहानी और पटकथा ईमानदार और साधारण हैं.</text:p>
          </table:table-cell>
          <table:table-cell office:value-type="string" calcext:value-type="string">
            <text:p>positive</text:p>
          </table:table-cell>
          <table:table-cell office:value-type="string" calcext:value-type="string">
            <text:p>ऐसे में यहां पर चल रही निम्न स्तर की खरीदी सबके सामने आ गई है।</text:p>
          </table:table-cell>
          <table:table-cell office:value-type="string" calcext:value-type="string">
            <text:p>negative</text:p>
          </table:table-cell>
          <table:table-cell table:style-name="ce3" office:value-type="string" calcext:value-type="string">
            <text:p>RT @aajtak: चुनाव में गाली से मिलेगी ताली? #ExtensionStudio में जुड़ें @sardanarohit के साथ: https://t.co/GHpBERhfe0 https://t.co/8J3L2IOQZk</text:p>
          </table:table-cell>
          <table:table-cell office:value-type="string" calcext:value-type="string">
            <text:p>neutral</text:p>
          </table:table-cell>
        </table:table-row>
        <table:table-row table:style-name="ro24">
          <table:table-cell office:value-type="string" calcext:value-type="string">
            <text:p>पंजाब आशा के अनुसार एक बार फिर बेहतरीन बल्लेबाजी की और जीत के साथ टॉप पर पहुंच गई.</text:p>
          </table:table-cell>
          <table:table-cell office:value-type="string" calcext:value-type="string">
            <text:p>positive</text:p>
          </table:table-cell>
          <table:table-cell office:value-type="string" calcext:value-type="string">
            <text:p>इन छोटे उत्पादकों में कम उत्पादन लागत, निम्न देनदारी और सीमित जोखिम सहित कई तरह की मजबूती निहित है।</text:p>
          </table:table-cell>
          <table:table-cell office:value-type="string" calcext:value-type="string">
            <text:p>negative</text:p>
          </table:table-cell>
          <table:table-cell office:value-type="string" calcext:value-type="string">
            <text:p>RT @aajtak: चुनाव में गाली से मिलेगी ताली?</text:p>
            <text:p>इस मुद्दे पर सीधे जुड़िए @sardanarohit के साथ #ExtensionStudio लाइव चैट में शाम 6 बजे से. चैट से…</text:p>
          </table:table-cell>
          <table:table-cell office:value-type="string" calcext:value-type="string">
            <text:p>neutral</text:p>
          </table:table-cell>
        </table:table-row>
        <table:table-row table:style-name="ro35">
          <table:table-cell office:value-type="string" calcext:value-type="string">
            <text:p>इस अभिक्रिया के फलस्वरूप विशाल मात्रा में ऊर्जा उत्पन्न होती है।</text:p>
          </table:table-cell>
          <table:table-cell office:value-type="string" calcext:value-type="string">
            <text:p>positive</text:p>
          </table:table-cell>
          <table:table-cell office:value-type="string" calcext:value-type="string">
            <text:p>कंपनियां इसमें निम्न गुणवत्ता वाले सॉफ्टवेयर भी डालती हैं।</text:p>
          </table:table-cell>
          <table:table-cell office:value-type="string" calcext:value-type="string">
            <text:p>negative</text:p>
          </table:table-cell>
          <table:table-cell office:value-type="string" calcext:value-type="string">
            <text:p>गंदी नाली का कीड़ा </text:p>
            <text:p>गंगू तेली </text:p>
            <text:p>पागल कुत्ता </text:p>
            <text:p>भस्मासुर </text:p>
            <text:p>दुर्योधन </text:p>
            <text:p>शूर्पणखा</text:p>
            <text:p>लतखोर </text:p>
            <text:p>चोर-डकैत </text:p>
            <text:p>ये देश के चुनाव प्रचार… https://t.co/7IgrwfUoCJ</text:p>
          </table:table-cell>
          <table:table-cell office:value-type="string" calcext:value-type="string">
            <text:p>neutral</text:p>
          </table:table-cell>
        </table:table-row>
        <table:table-row table:style-name="ro25">
          <table:table-cell office:value-type="string" calcext:value-type="string">
            <text:p>शुरूआत में सकारात्मक परिणामों के फलस्वरूप कंपनी ने खदान विकास से रिकॉर्ड उत्पादन में उपलब्धि हासिल की है।</text:p>
          </table:table-cell>
          <table:table-cell office:value-type="string" calcext:value-type="string">
            <text:p>positive</text:p>
          </table:table-cell>
          <table:table-cell office:value-type="string" calcext:value-type="string">
            <text:p>सफलता के पैमाने पर खरा उतरने के लिए जरूरी उम्र उनके पास नहीं है।</text:p>
          </table:table-cell>
          <table:table-cell office:value-type="string" calcext:value-type="string">
            <text:p>negative</text:p>
          </table:table-cell>
          <table:table-cell table:style-name="ce3" office:value-type="string" calcext:value-type="string">
            <text:p>एक दिन एक रोड शो के कवरेज के दौरान PM ने आपको पकड़ लिया था, आज आपने जा कर रैली में PM को सवालों में घेर लिया! बढ़ि… https://t.co/YZDtfwctZc</text:p>
          </table:table-cell>
          <table:table-cell office:value-type="string" calcext:value-type="string">
            <text:p>neutral</text:p>
          </table:table-cell>
        </table:table-row>
        <table:table-row table:style-name="ro63">
          <table:table-cell office:value-type="string" calcext:value-type="string">
            <text:p>हमारे पास अच्छा गेंदबाजी आक्रमण है और यदि हमने मजबूत स्कोर बनाया तो हम अधिकांश मैच जीतेंगे।</text:p>
          </table:table-cell>
          <table:table-cell office:value-type="string" calcext:value-type="string">
            <text:p>positive</text:p>
          </table:table-cell>
          <table:table-cell office:value-type="string" calcext:value-type="string">
            <text:p>कैमरा किसी स्मार्टफोन का एक और अहम हिस्सा है, जहां कि मोटो X अपने वादे पर खरा नहीं उतरता।</text:p>
          </table:table-cell>
          <table:table-cell office:value-type="string" calcext:value-type="string">
            <text:p>negative</text:p>
          </table:table-cell>
          <table:table-cell office:value-type="string" calcext:value-type="string">
            <text:p>RT @aajtak: मुस्लिमों की जड़ों को चीन से खत्म करने में जुटा है चीन!</text:p>
            <text:p>https://t.co/MFaMfpuCQR</text:p>
          </table:table-cell>
          <table:table-cell office:value-type="string" calcext:value-type="string">
            <text:p>neutral</text:p>
          </table:table-cell>
        </table:table-row>
        <table:table-row table:style-name="ro66">
          <table:table-cell office:value-type="string" calcext:value-type="string">
            <text:p>बातचीत के निष्कर्ष को यदि जातीय समीकरण की कसौटी पर परखें तो केजरीवाल की झोली वोटों से भरती दिख रही है।</text:p>
          </table:table-cell>
          <table:table-cell office:value-type="string" calcext:value-type="string">
            <text:p>positive</text:p>
          </table:table-cell>
          <table:table-cell office:value-type="string" calcext:value-type="string">
            <text:p>यह शो बहुत जोरशोर से कॉमेडी नाइट्स विद कपिल को टकक्कर देने के लिए शुरू किया गया था, लेकिन दर्शकों की उम्मीद पर शो खरा उतरने में विफल रहा।</text:p>
          </table:table-cell>
          <table:table-cell office:value-type="string" calcext:value-type="string">
            <text:p>negative</text:p>
          </table:table-cell>
          <table:table-cell table:style-name="ce3" office:value-type="string" calcext:value-type="string">
            <text:p>@manakgupta @ShekharGupta @DilliDurAst 😐 क्या कहा जाए! जब से ये फ़ोटो ट्वीट किया है, Groafers का ऐड और आ के चिपक ग… https://t.co/czt8DzrkvK</text:p>
          </table:table-cell>
          <table:table-cell office:value-type="string" calcext:value-type="string">
            <text:p>neutral</text:p>
          </table:table-cell>
        </table:table-row>
        <table:table-row table:style-name="ro3">
          <table:table-cell office:value-type="string" calcext:value-type="string">
            <text:p>शाहरुख खान ने प्रशंसकों से अपील की है कि यदि वे एक खुशहाल देश में रहना चाहते हैं तो बाहर निकलें और मतदान करें।</text:p>
          </table:table-cell>
          <table:table-cell office:value-type="string" calcext:value-type="string">
            <text:p>positive</text:p>
          </table:table-cell>
          <table:table-cell office:value-type="string" calcext:value-type="string">
            <text:p>एसाइड योजना के तहत कारपेट सिटी में लगभग 10 करोड़ की लागत से स्थापित मार्डन डाइंग हाउस व स्कावरिंग प्लांट उद्यमियों की कसौटी पर खरा नहीं उतर सका।</text:p>
          </table:table-cell>
          <table:table-cell office:value-type="string" calcext:value-type="string">
            <text:p>negative</text:p>
          </table:table-cell>
          <table:table-cell office:value-type="string" calcext:value-type="string">
            <text:p>RT @aajtak: क्या पीएम ने जानबूझ कर राजीव गांधी का जिक्र किया क्योंकि आने वाले दो चरण दिल्ली और पंजाब हैं?</text:p>
            <text:p>देखिए इस सवाल पर क्या बोले वरिष्ठ…</text:p>
          </table:table-cell>
          <table:table-cell office:value-type="string" calcext:value-type="string">
            <text:p>neutral</text:p>
          </table:table-cell>
        </table:table-row>
        <table:table-row table:style-name="ro6">
          <table:table-cell office:value-type="string" calcext:value-type="string">
            <text:p>यह मेरी जिंदगी का सबसे आकर्षक समय है और अगर मेरा बीता समय नहीं होता तो यह नहीं होता।</text:p>
          </table:table-cell>
          <table:table-cell office:value-type="string" calcext:value-type="string">
            <text:p>positive</text:p>
          </table:table-cell>
          <table:table-cell office:value-type="string" calcext:value-type="string">
            <text:p>ये आंकड़े निराशाजनक और चौंकाने वाले हैं.</text:p>
          </table:table-cell>
          <table:table-cell office:value-type="string" calcext:value-type="string">
            <text:p>negative</text:p>
          </table:table-cell>
          <table:table-cell table:style-name="ce3" office:value-type="string" calcext:value-type="string">
            <text:p>RT @aajtak: "जब नरेंद्र मोदी बंगाल आकर कहते हैं कि टीएमसी लुटेरों से भरी पड़ी है तो मुझे उन्हें थप्पड़ मारने का मन हुआ:'' ममता बनर्जी…</text:p>
          </table:table-cell>
          <table:table-cell office:value-type="string" calcext:value-type="string">
            <text:p>neutral</text:p>
          </table:table-cell>
        </table:table-row>
        <table:table-row table:style-name="ro66">
          <table:table-cell office:value-type="string" calcext:value-type="string">
            <text:p>सुजैन मेरे जीवन के लिए मेरा प्यार है और हमेशा रहेगी अगर उसकी मुस्कुराहट मेरे बगैर ज्यादा चमकदार है तो उनके लिए मेरे प्यार को इसे पूरा करना चाहिए।</text:p>
          </table:table-cell>
          <table:table-cell office:value-type="string" calcext:value-type="string">
            <text:p>positive</text:p>
          </table:table-cell>
          <table:table-cell office:value-type="string" calcext:value-type="string">
            <text:p>कोरी ने बल्ले और गेंद से काफी खराब खेल दिखाया है, जबकि स्पिनर प्रज्ञान ओझा भी निराशाजनक रहे हैं।</text:p>
          </table:table-cell>
          <table:table-cell office:value-type="string" calcext:value-type="string">
            <text:p>negative</text:p>
          </table:table-cell>
          <table:table-cell table:style-name="ce3" office:value-type="string" calcext:value-type="string">
            <text:p>RT @aajtak: कांग्रेस को कुबूल 'राजीव' वाला चैलेंज? इस मुद्दे पर #ExtensionStudio चैट में सीधे जुड़िए @sardanarohit के साथ और पूछिए अपने सवा…</text:p>
          </table:table-cell>
          <table:table-cell office:value-type="string" calcext:value-type="string">
            <text:p>neutral</text:p>
          </table:table-cell>
        </table:table-row>
        <table:table-row table:style-name="ro28">
          <table:table-cell office:value-type="string" calcext:value-type="string">
            <text:p>उनके लिए किसी स्क्रिप्ट या तैयारी की जरूरत नहीं पड़ती है।</text:p>
          </table:table-cell>
          <table:table-cell office:value-type="string" calcext:value-type="string">
            <text:p>positive</text:p>
          </table:table-cell>
          <table:table-cell office:value-type="string" calcext:value-type="string">
            <text:p>राजस्थान रॉयल्स के खिलाफ हमारा मैच बेहद निराशाजनक रहा था</text:p>
          </table:table-cell>
          <table:table-cell office:value-type="string" calcext:value-type="string">
            <text:p>negative</text:p>
          </table:table-cell>
          <table:table-cell office:value-type="string" calcext:value-type="string">
            <text:p>RT @aajtak: 1984  के दंगों के जख्म आज भी ताज़ा हैं: @hsphoolka, वरिष्ठ वकील </text:p>
            <text:p>देखिए #Dangal @sardanarohit  के साथ</text:p>
            <text:p>Live: https://t.co/fOz5QPk…</text:p>
          </table:table-cell>
          <table:table-cell office:value-type="string" calcext:value-type="string">
            <text:p>neutral</text:p>
          </table:table-cell>
        </table:table-row>
        <table:table-row table:style-name="ro24">
          <table:table-cell office:value-type="string" calcext:value-type="string">
            <text:p>कार्ययोजना की स्वीकृति के लिए ब्यूरो के नागपुर कार्यालय पर निर्भर नहीं रहना पड़ेगा।</text:p>
          </table:table-cell>
          <table:table-cell office:value-type="string" calcext:value-type="string">
            <text:p>positive</text:p>
          </table:table-cell>
          <table:table-cell office:value-type="string" calcext:value-type="string">
            <text:p>यह हैदराबाद के लिए निराशाजनक हार थी क्योंकि टीम खेल के ज्यादातर हिस्से में दबदबा बनाए थी</text:p>
          </table:table-cell>
          <table:table-cell office:value-type="string" calcext:value-type="string">
            <text:p>negative</text:p>
          </table:table-cell>
          <table:table-cell office:value-type="string" calcext:value-type="string">
            <text:p>RT @aajtak: कांग्रेस प्रवक्ता @Charanssapra ने साधा पीएम मोदी पर निशाना, बोले - देश को स्टेट्समैन चाहिए, स्टंटमैन नहीं  </text:p>
            <text:p>देखिए #Dangal @sar…</text:p>
          </table:table-cell>
          <table:table-cell office:value-type="string" calcext:value-type="string">
            <text:p>neutral</text:p>
          </table:table-cell>
        </table:table-row>
        <table:table-row table:style-name="ro74">
          <table:table-cell office:value-type="string" calcext:value-type="string">
            <text:p>लोकसभा चुनाव में कुछ वोटर ऐसे भी हैं, जिनके नाम मशहूर शख्सियतों से न सिर्फ मिलते हैं, बल्कि वोटर लिस्ट में भी वे इसी नाम से दर्ज हैं।</text:p>
          </table:table-cell>
          <table:table-cell office:value-type="string" calcext:value-type="string">
            <text:p>positive</text:p>
          </table:table-cell>
          <table:table-cell office:value-type="string" calcext:value-type="string">
            <text:p>इसी तरह स्टार गोल्फर जीव मिल्खा सिंह का निराशाजनक प्रदर्शन अंतिम राउंड में भी जारी रहा</text:p>
          </table:table-cell>
          <table:table-cell office:value-type="string" calcext:value-type="string">
            <text:p>negative</text:p>
          </table:table-cell>
          <table:table-cell office:value-type="string" calcext:value-type="string">
            <text:p>RT @aajtak: क्या पीएम मोदी ने राजीव गांधी का जिक्र इसलिए किया ताकि चुनाव के आखिरी दो चरणों में सिख दंगों के मामले को भुनाया जा सके?</text:p>
            <text:p>सुनिए इ…</text:p>
          </table:table-cell>
          <table:table-cell office:value-type="string" calcext:value-type="string">
            <text:p>neutral</text:p>
          </table:table-cell>
        </table:table-row>
        <table:table-row table:style-name="ro72">
          <table:table-cell office:value-type="string" calcext:value-type="string">
            <text:p>इसके साथ ही यह भी सुनिश्चित किया जाए कि दोबारा उस जगह अतिक्रमण जमने न पाएं।</text:p>
          </table:table-cell>
          <table:table-cell office:value-type="string" calcext:value-type="string">
            <text:p>positive</text:p>
          </table:table-cell>
          <table:table-cell office:value-type="string" calcext:value-type="string">
            <text:p>वर्ष 2012 में आईपीएल का खिताब जीत चुकी केकेआर की टीम का आईपीएल सात में अभी तक बेहद निराशाजनक प्रर्दशन रहा है और वह अपने हार के क्रम को तोड़ ही नहीं पा रही है।</text:p>
          </table:table-cell>
          <table:table-cell office:value-type="string" calcext:value-type="string">
            <text:p>negative</text:p>
          </table:table-cell>
          <table:table-cell table:style-name="ce3" office:value-type="string" calcext:value-type="string">
            <text:p>क्या पीएम मोदी ने रणनीति के तहत लिया पूर्व पीएम राजीव गांधी का नाम? क्या दिल्ली-पंजाब के चुनाव ‘84 के दंगों पर लड़… https://t.co/cGNHzm6eaE</text:p>
          </table:table-cell>
          <table:table-cell office:value-type="string" calcext:value-type="string">
            <text:p>neutral</text:p>
          </table:table-cell>
        </table:table-row>
        <table:table-row table:style-name="ro17">
          <table:table-cell office:value-type="string" calcext:value-type="string">
            <text:p>कहते हैं ना गुरु बिना ज्ञान नहीं।</text:p>
          </table:table-cell>
          <table:table-cell office:value-type="string" calcext:value-type="string">
            <text:p>positive</text:p>
          </table:table-cell>
          <table:table-cell office:value-type="string" calcext:value-type="string">
            <text:p>जिससे मच्छर जनित बीमारियां भी बढ़ गई।</text:p>
          </table:table-cell>
          <table:table-cell office:value-type="string" calcext:value-type="string">
            <text:p>negative</text:p>
          </table:table-cell>
          <table:table-cell table:style-name="ce3" office:value-type="string" calcext:value-type="string">
            <text:p>RT @capt_ivane: ED ने दिल्ली सरकार में मंत्री @kgahlot के भाई हरीश गहलोत की ₹ 1.46 करोड़ की संपति जब्त की। वंसत कुंज में फ्लैट और हरियाणा…</text:p>
          </table:table-cell>
          <table:table-cell office:value-type="string" calcext:value-type="string">
            <text:p>neutral</text:p>
          </table:table-cell>
        </table:table-row>
        <table:table-row table:style-name="ro25">
          <table:table-cell office:value-type="string" calcext:value-type="string">
            <text:p>हम आपको इन चारों फिल्मों के बारे में बताते हैं, ताकि आपको यह तय करने में कोई दिक्कत ना हो कि आज कौन सी फिल्म देखनी है।</text:p>
          </table:table-cell>
          <table:table-cell office:value-type="string" calcext:value-type="string">
            <text:p>positive</text:p>
          </table:table-cell>
          <table:table-cell office:value-type="string" calcext:value-type="string">
            <text:p>इस समय जिला अस्पताल में गर्मी जनित मरीजों की लाइन लगी हुई है।</text:p>
          </table:table-cell>
          <table:table-cell office:value-type="string" calcext:value-type="string">
            <text:p>negative</text:p>
          </table:table-cell>
          <table:table-cell table:style-name="ce3" office:value-type="string" calcext:value-type="string">
            <text:p>दंगल, 5PM, @aajtak पर. https://t.co/MNYkEgH2ts</text:p>
          </table:table-cell>
          <table:table-cell office:value-type="string" calcext:value-type="string">
            <text:p>neutral</text:p>
          </table:table-cell>
        </table:table-row>
        <table:table-row table:style-name="ro52">
          <table:table-cell office:value-type="string" calcext:value-type="string">
            <text:p>इस वीकेंड कुछ खास करने लायक ना भी हो तो भी इस फिल्म को देखने का रिस्क न ही उठाएं तो बेहतर है।</text:p>
          </table:table-cell>
          <table:table-cell office:value-type="string" calcext:value-type="string">
            <text:p>positive</text:p>
          </table:table-cell>
          <table:table-cell office:value-type="string" calcext:value-type="string">
            <text:p>इसमें लोगों को मच्छर जनित बीमारियों से बचाव के तरीके बताए गए।</text:p>
          </table:table-cell>
          <table:table-cell office:value-type="string" calcext:value-type="string">
            <text:p>negative</text:p>
          </table:table-cell>
          <table:table-cell office:value-type="string" calcext:value-type="string">
            <text:p>RT @aajtak: धोखा.. धोखा... धोखा... </text:p>
            <text:p>देखिए #Dangal सईद अंसारी के साथ शाम 5 बजे, सिर्फ आजतक पर। https://t.co/dmrCZyslrW</text:p>
          </table:table-cell>
          <table:table-cell office:value-type="string" calcext:value-type="string">
            <text:p>neutral</text:p>
          </table:table-cell>
        </table:table-row>
        <table:table-row table:style-name="ro33">
          <table:table-cell office:value-type="string" calcext:value-type="string">
            <text:p>मेरे दिमाग में यह बात होती थी कि बच्चों को कभी इस बात का अहसास ना हो कि वह काम कर रहे हैं।</text:p>
          </table:table-cell>
          <table:table-cell office:value-type="string" calcext:value-type="string">
            <text:p>positive</text:p>
          </table:table-cell>
          <table:table-cell office:value-type="string" calcext:value-type="string">
            <text:p>मौसम में आए बदलाव के साथ मच्छर जनित बीमारियों का खतरा बढ़ता जा रहा है।</text:p>
          </table:table-cell>
          <table:table-cell office:value-type="string" calcext:value-type="string">
            <text:p>negative</text:p>
          </table:table-cell>
          <table:table-cell office:value-type="string" calcext:value-type="string">
            <text:p>साहिलों को अभी पता क्या है,</text:p>
            <text:p>पानियों पर लिखा हुआ क्या है.</text:p>
            <text:p>वाह भाई @AalokTweet , आज मौक़ा लगा आपका ये नया गाना सुनने… https://t.co/eXVdwnUdgx</text:p>
          </table:table-cell>
          <table:table-cell office:value-type="string" calcext:value-type="string">
            <text:p>neutral</text:p>
          </table:table-cell>
        </table:table-row>
        <table:table-row table:style-name="ro17">
          <table:table-cell office:value-type="string" calcext:value-type="string">
            <text:p>मैं हमेशा ही कैमरे के सामने बेहद सहज रही हूं.</text:p>
          </table:table-cell>
          <table:table-cell office:value-type="string" calcext:value-type="string">
            <text:p>positive</text:p>
          </table:table-cell>
          <table:table-cell office:value-type="string" calcext:value-type="string">
            <text:p>फिल्म इंडस्ट्री पर बेहिसाब पैसा बरस रहा है।</text:p>
          </table:table-cell>
          <table:table-cell office:value-type="string" calcext:value-type="string">
            <text:p>negative</text:p>
          </table:table-cell>
          <table:table-cell table:style-name="ce3" office:value-type="string" calcext:value-type="string">
            <text:p>RT @Raaggiri: ये वीडियो बच्चों को जरूर दिखाएँ #Raaggiri में दोस्त @richaanirudh सुना रही हैं #भारतरत्न से सम्मानित देश के सबसे लोकप्रिय कला…</text:p>
          </table:table-cell>
          <table:table-cell office:value-type="string" calcext:value-type="string">
            <text:p>neutral</text:p>
          </table:table-cell>
        </table:table-row>
        <table:table-row table:style-name="ro15">
          <table:table-cell office:value-type="string" calcext:value-type="string">
            <text:p>सधे निर्देशक के हाथों हमेशा कलाकार निखर जाते हैं।</text:p>
          </table:table-cell>
          <table:table-cell office:value-type="string" calcext:value-type="string">
            <text:p>positive</text:p>
          </table:table-cell>
          <table:table-cell office:value-type="string" calcext:value-type="string">
            <text:p>यदि मुझे लगेगा कि मैं चुनौती देने में सक्षम हूं, तभी आगे प्रयास करूंगी.</text:p>
          </table:table-cell>
          <table:table-cell office:value-type="string" calcext:value-type="string">
            <text:p>negative</text:p>
          </table:table-cell>
          <table:table-cell office:value-type="string" calcext:value-type="string">
            <text:p>RT @aajtak: सीताराम येचुरी के हिंदू वाले बयान पर @yogrishiramdev ने आजतक से की एक्सक्लूसिव बात. देखिए @sardanarohit के साथ  #Dangal</text:p>
            <text:p>पूरा वी…</text:p>
          </table:table-cell>
          <table:table-cell office:value-type="string" calcext:value-type="string">
            <text:p>neutral</text:p>
          </table:table-cell>
        </table:table-row>
        <table:table-row table:style-name="ro19">
          <table:table-cell office:value-type="string" calcext:value-type="string">
            <text:p>अंतरिक्ष की यात्रा करना हमेशा से मानव की चाहत रही है।</text:p>
          </table:table-cell>
          <table:table-cell office:value-type="string" calcext:value-type="string">
            <text:p>positive</text:p>
          </table:table-cell>
          <table:table-cell office:value-type="string" calcext:value-type="string">
            <text:p>प्रशासन इस खतरे से बेपरवाह दिख रहा है।</text:p>
          </table:table-cell>
          <table:table-cell office:value-type="string" calcext:value-type="string">
            <text:p>negative</text:p>
          </table:table-cell>
          <table:table-cell table:style-name="ce3" office:value-type="string" calcext:value-type="string">
            <text:p>दिल्ली के मुख्यमंत्री अरविंद केजरीवाल के साथ हुई बदतमीज़ी. रोड शो के दौरान एक आदमी ने थप्पड़ मारा. https://t.co/t5jLG1yZ61</text:p>
          </table:table-cell>
          <table:table-cell office:value-type="string" calcext:value-type="string">
            <text:p>neutral</text:p>
          </table:table-cell>
        </table:table-row>
        <table:table-row table:style-name="ro16">
          <table:table-cell office:value-type="string" calcext:value-type="string">
            <text:p>इरेडा का उद्देश्य सदा के लिए ऊर्जा है।</text:p>
          </table:table-cell>
          <table:table-cell office:value-type="string" calcext:value-type="string">
            <text:p>positive</text:p>
          </table:table-cell>
          <table:table-cell office:value-type="string" calcext:value-type="string">
            <text:p>सब कुछ जानते हुए भी प्रशासन व नगर निगम बेपरवाह बना हुआ है।</text:p>
          </table:table-cell>
          <table:table-cell office:value-type="string" calcext:value-type="string">
            <text:p>negative</text:p>
          </table:table-cell>
          <table:table-cell office:value-type="string" calcext:value-type="string">
            <text:p>RT @aajtak: क्या हिंदू हिंसक होते हैं? देखिए CPI नेता दिनेश वार्ष्णेय</text:p>
            <text:p>और @PremShuklaBJP के बीच ये बहस</text:p>
            <text:p>Live: https://t.co/fOz5QPkk43 #Dangal…</text:p>
          </table:table-cell>
          <table:table-cell office:value-type="string" calcext:value-type="string">
            <text:p>neutral</text:p>
          </table:table-cell>
        </table:table-row>
        <table:table-row table:style-name="ro40">
          <table:table-cell office:value-type="string" calcext:value-type="string">
            <text:p>केपी के पास काफी अनुभव है और अच्छे खिलाड़ियों के साथ खेलना सदा सुखद ही होता है।</text:p>
          </table:table-cell>
          <table:table-cell office:value-type="string" calcext:value-type="string">
            <text:p>positive</text:p>
          </table:table-cell>
          <table:table-cell office:value-type="string" calcext:value-type="string">
            <text:p>सुभाष घई फिल्म निर्देशक के रूप में उनकी नई फिल्म 'कांची' की बॉक्स ऑफिस पर धीमी शुरुआत से बेपरवाह हैं।</text:p>
          </table:table-cell>
          <table:table-cell office:value-type="string" calcext:value-type="string">
            <text:p>negative</text:p>
          </table:table-cell>
          <table:table-cell office:value-type="string" calcext:value-type="string">
            <text:p>RT @aajtak: साध्वी प्रज्ञा के लिए प्रचार करेंगे @yogrishiramdev? सुनिए इस पर क्या बोले वो </text:p>
            <text:p>Live: https://t.co/fOz5QPkk43 #Dangal @sardanaro…</text:p>
          </table:table-cell>
          <table:table-cell office:value-type="string" calcext:value-type="string">
            <text:p>neutral</text:p>
          </table:table-cell>
        </table:table-row>
        <table:table-row table:style-name="ro16">
          <table:table-cell office:value-type="string" calcext:value-type="string">
            <text:p>परन्तु भाजपा के नेताओं को तो सदैव अपनी कुर्सी से ही प्यार रहा है।</text:p>
          </table:table-cell>
          <table:table-cell office:value-type="string" calcext:value-type="string">
            <text:p>positive</text:p>
          </table:table-cell>
          <table:table-cell office:value-type="string" calcext:value-type="string">
            <text:p>रानी को जरूर आदित्य के घर में धूमधाम से दिवाली मानते देखा गया था, लेकिन फिर भी इस बात को लेकर लोग बेपरवाह थे।</text:p>
          </table:table-cell>
          <table:table-cell office:value-type="string" calcext:value-type="string">
            <text:p>negative</text:p>
          </table:table-cell>
          <table:table-cell office:value-type="string" calcext:value-type="string">
            <text:p>RT @aajtak: बाबा @yogrishiramdev ने कहा, येचुरी ने सामाजिक, धार्मिक पाप किया है</text:p>
            <text:p>Live: https://t.co/fOz5QPkk43 #Dangal @sardanarohit के साथ…</text:p>
          </table:table-cell>
          <table:table-cell office:value-type="string" calcext:value-type="string">
            <text:p>neutral</text:p>
          </table:table-cell>
        </table:table-row>
        <table:table-row table:style-name="ro16">
          <table:table-cell office:value-type="string" calcext:value-type="string">
            <text:p>लेकिन मैं जानती हूं कि वे जहां भी हैं उनका प्यार और आशीर्वाद सदैव आदि और मेरे साथ रहेगा.</text:p>
          </table:table-cell>
          <table:table-cell office:value-type="string" calcext:value-type="string">
            <text:p>positive</text:p>
          </table:table-cell>
          <table:table-cell office:value-type="string" calcext:value-type="string">
            <text:p>वे इसलिए भी बेफिक्र रहते हैं कि फेसबुक पर तो सभी 'फ्रेंड' हैं, फिर डर कैसा!</text:p>
          </table:table-cell>
          <table:table-cell office:value-type="string" calcext:value-type="string">
            <text:p>negative</text:p>
          </table:table-cell>
          <table:table-cell office:value-type="string" calcext:value-type="string">
            <text:p>RT @aajtak: बाबा @yogrishiramdev ने कहा, सीताराम येचुरी के खिलाफ कड़ी कार्रवाई हो</text:p>
            <text:p>Live: https://t.co/fOz5QPkk43 #Dangal @sardanarohit के सा…</text:p>
          </table:table-cell>
          <table:table-cell office:value-type="string" calcext:value-type="string">
            <text:p>neutral</text:p>
          </table:table-cell>
        </table:table-row>
        <table:table-row table:style-name="ro35">
          <table:table-cell office:value-type="string" calcext:value-type="string">
            <text:p>यह संस्था प्राकृतिक एवं मानवीय आपदाओं में मानवता की भलाई के लिए सदैव सहयोग के लिए प्रतिबद्ध है।</text:p>
          </table:table-cell>
          <table:table-cell office:value-type="string" calcext:value-type="string">
            <text:p>positive</text:p>
          </table:table-cell>
          <table:table-cell office:value-type="string" calcext:value-type="string">
            <text:p>मोहल्ले वालों ने बताया कि इस गोरखधंधे का सरगना पुलिस कार्रवाई से बेफिक्र होकर खुलेआम घूम रहा है </text:p>
          </table:table-cell>
          <table:table-cell office:value-type="string" calcext:value-type="string">
            <text:p>negative</text:p>
          </table:table-cell>
          <table:table-cell office:value-type="string" calcext:value-type="string">
            <text:p>2019 की लड़ाई, हिंदू पर ठन आई?</text:p>
            <text:p>सीताराम येचुरी के ख़िलाफ़ बाबा रामदेव का ऐलान-ए-जंग! </text:p>
            <text:p>हिंदुओं को हिंसक बताएँगे तो वो… https://t.co/lOwSSZO3gH</text:p>
          </table:table-cell>
          <table:table-cell office:value-type="string" calcext:value-type="string">
            <text:p>neutral</text:p>
          </table:table-cell>
        </table:table-row>
        <table:table-row table:style-name="ro10">
          <table:table-cell office:value-type="string" calcext:value-type="string">
            <text:p>नोटिफिकेशन बार के कारण आपकी हरदम हर एप तक आसान पहुंच रहती है.</text:p>
          </table:table-cell>
          <table:table-cell office:value-type="string" calcext:value-type="string">
            <text:p>positive</text:p>
          </table:table-cell>
          <table:table-cell office:value-type="string" calcext:value-type="string">
            <text:p>दूसरे शब्दों में कहें तो चिदंबरम के कहे मुताबिक आश्वस्त होने की गुंजाइश तो नहीं ही है।</text:p>
          </table:table-cell>
          <table:table-cell office:value-type="string" calcext:value-type="string">
            <text:p>negative</text:p>
          </table:table-cell>
          <table:table-cell table:style-name="ce3" office:value-type="string" calcext:value-type="string">
            <text:p>RT @rahuldev2: सारे धर्मों-सभ्यताओं के इतिहास में युद्ध और हिंसा रहे हैं। मनुष्यता का इतिहास ही इनसे भरा पड़ा है। इसे नकारना व्यर्थ है। सी…</text:p>
          </table:table-cell>
          <table:table-cell office:value-type="string" calcext:value-type="string">
            <text:p>neutral</text:p>
          </table:table-cell>
        </table:table-row>
        <table:table-row table:style-name="ro66">
          <table:table-cell office:value-type="string" calcext:value-type="string">
            <text:p>कौशिक घटक की तारीफ करनी होगी कि उन्होंने कातिल के सस्पेंस को अंत तक बरकरार रखा है।</text:p>
          </table:table-cell>
          <table:table-cell office:value-type="string" calcext:value-type="string">
            <text:p>positive</text:p>
          </table:table-cell>
          <table:table-cell office:value-type="string" calcext:value-type="string">
            <text:p>मैं फिल्म महोत्सव में जा सकता था, लेकिन मैं इस बात को लेकर आश्वस्त नहीं था कि इसे वह रिलीज मिल रही है या नहीं, जिसके यह काबिल है।</text:p>
          </table:table-cell>
          <table:table-cell office:value-type="string" calcext:value-type="string">
            <text:p>negative</text:p>
          </table:table-cell>
          <table:table-cell table:style-name="ce3" office:value-type="string" calcext:value-type="string">
            <text:p>RT @aajtak: 'कम्युनिस्टों, ईसाइयों व मुगलों ने अपने राज्य विस्तार के लिए न्याय व कानून के नाम पर 50 करोड़ निर्दोष लोगों का कत्ल किया, क्या…</text:p>
          </table:table-cell>
          <table:table-cell office:value-type="string" calcext:value-type="string">
            <text:p>neutral</text:p>
          </table:table-cell>
        </table:table-row>
        <table:table-row table:style-name="ro6">
          <table:table-cell office:value-type="string" calcext:value-type="string">
            <text:p>किसान अपने आज्ञाकारी पुत्र से बहुत प्रसन्न रहता था</text:p>
          </table:table-cell>
          <table:table-cell office:value-type="string" calcext:value-type="string">
            <text:p>positive</text:p>
          </table:table-cell>
          <table:table-cell office:value-type="string" calcext:value-type="string">
            <text:p>इन पाबंदियों के कारण रुपये में लिए गए कर्ज को डॉलर में परिवर्तित कराना आसान नहीं रह गया है।</text:p>
          </table:table-cell>
          <table:table-cell office:value-type="string" calcext:value-type="string">
            <text:p>negative</text:p>
          </table:table-cell>
          <table:table-cell table:style-name="ce3" office:value-type="string" calcext:value-type="string">
            <text:p>फैक्ट चेक- क्या जन्मदिन के जश्न में सचमुच दोस्तों के हाथों मारा गया ये लड़का? https://t.co/gw6di5nMlm via @aajtak</text:p>
          </table:table-cell>
          <table:table-cell office:value-type="string" calcext:value-type="string">
            <text:p>neutral</text:p>
          </table:table-cell>
        </table:table-row>
        <table:table-row table:style-name="ro10">
          <table:table-cell office:value-type="string" calcext:value-type="string">
            <text:p>हमें अपने माता-पिता की आज्ञानुसार ही कोई काम करना चाहिए</text:p>
          </table:table-cell>
          <table:table-cell office:value-type="string" calcext:value-type="string">
            <text:p>positive</text:p>
          </table:table-cell>
          <table:table-cell office:value-type="string" calcext:value-type="string">
            <text:p>कुल मिलाकर निजी क्षेत्र की कंपनियों में कार्यबल संख्या भी अपरिवर्तित रही।</text:p>
          </table:table-cell>
          <table:table-cell office:value-type="string" calcext:value-type="string">
            <text:p>negative</text:p>
          </table:table-cell>
          <table:table-cell table:style-name="ce3" office:value-type="string" calcext:value-type="string">
            <text:p>RT @aajtak: जुड़िए @sardanarohit से https://t.co/XnmErEvM5n पर और पूछिए अपने सवाल #ExtensionStudio में इस लिंक पर: https://t.co/GHpBERhfe0…</text:p>
          </table:table-cell>
          <table:table-cell office:value-type="string" calcext:value-type="string">
            <text:p>neutral</text:p>
          </table:table-cell>
        </table:table-row>
        <table:table-row table:style-name="ro71">
          <table:table-cell office:value-type="string" calcext:value-type="string">
            <text:p>सेनाओं द्वारा राष्ट्र की सीमाएँ भली-भाँति रक्षित है</text:p>
          </table:table-cell>
          <table:table-cell office:value-type="string" calcext:value-type="string">
            <text:p>positive</text:p>
          </table:table-cell>
          <table:table-cell office:value-type="string" calcext:value-type="string">
            <text:p>मगर अब भारी तादाद में कर्मचारी रिटायर हो रहे हैं।</text:p>
          </table:table-cell>
          <table:table-cell office:value-type="string" calcext:value-type="string">
            <text:p>negative</text:p>
          </table:table-cell>
          <table:table-cell office:value-type="string" calcext:value-type="string">
            <text:p>हिंदुओं को ‘हिंसक’ बताने से मिलेंगे वोट?</text:p>
            <text:p>दंगल, 5PM, @aajtak पर. https://t.co/VNJMqNw6pc</text:p>
          </table:table-cell>
          <table:table-cell office:value-type="string" calcext:value-type="string">
            <text:p>neutral</text:p>
          </table:table-cell>
        </table:table-row>
        <table:table-row table:style-name="ro19">
          <table:table-cell office:value-type="string" calcext:value-type="string">
            <text:p>मुझे एक पुरानी पर दुरुस्त कार खरीदनी है</text:p>
          </table:table-cell>
          <table:table-cell office:value-type="string" calcext:value-type="string">
            <text:p>positive</text:p>
          </table:table-cell>
          <table:table-cell office:value-type="string" calcext:value-type="string">
            <text:p>प्रबंधन ने उनकी जर्सी को रिटायर करने का फैसला किया है.</text:p>
          </table:table-cell>
          <table:table-cell office:value-type="string" calcext:value-type="string">
            <text:p>negative</text:p>
          </table:table-cell>
          <table:table-cell table:style-name="ce3" office:value-type="string" calcext:value-type="string">
            <text:p>रामायण-महाभारत को वैसे पौराणिक कथा-कहानी की किताब कहेंगे. लेकिन हिंदू को हिंसक कहना हो तो उसी का सहारा ले लेंगे? पह… https://t.co/Ug33YpXN2m</text:p>
          </table:table-cell>
          <table:table-cell office:value-type="string" calcext:value-type="string">
            <text:p>neutral</text:p>
          </table:table-cell>
        </table:table-row>
        <table:table-row table:style-name="ro25">
          <table:table-cell office:value-type="string" calcext:value-type="string">
            <text:p>मेरा व्यवसाय ठीक-ठाक चल रहा है</text:p>
          </table:table-cell>
          <table:table-cell office:value-type="string" calcext:value-type="string">
            <text:p>positive</text:p>
          </table:table-cell>
          <table:table-cell office:value-type="string" calcext:value-type="string">
            <text:p>इन कंपनियों में पिछले 10 साल से कर्मचारियों की भर्तियां लगभग ठप थीं, लेकिन अब भारी तादाद में कर्मचारी रिटायर हो रहे हैं।</text:p>
          </table:table-cell>
          <table:table-cell office:value-type="string" calcext:value-type="string">
            <text:p>negative</text:p>
          </table:table-cell>
          <table:table-cell table:style-name="ce3" office:value-type="string" calcext:value-type="string">
            <text:p>RT @AalokTweet: “हमारे हाथों की उँगलियों के बीच ख़ाली जगह है ही इसलिए, कि कोई आए और हाथ थाम कर उस जगह को भर दे. हमें पूरा कर दे, हमेशा के…</text:p>
          </table:table-cell>
          <table:table-cell office:value-type="string" calcext:value-type="string">
            <text:p>neutral</text:p>
          </table:table-cell>
        </table:table-row>
        <table:table-row table:style-name="ro50">
          <table:table-cell office:value-type="string" calcext:value-type="string">
            <text:p>मेरे लिए जो काम कठिन था उसे अरुणा ने बड़ी आसानी से कर दिया</text:p>
          </table:table-cell>
          <table:table-cell office:value-type="string" calcext:value-type="string">
            <text:p>positive</text:p>
          </table:table-cell>
          <table:table-cell office:value-type="string" calcext:value-type="string">
            <text:p>ब्राजील में सड़कों पर जाम लगना बेहद आम है।</text:p>
          </table:table-cell>
          <table:table-cell office:value-type="string" calcext:value-type="string">
            <text:p>negative</text:p>
          </table:table-cell>
          <table:table-cell office:value-type="string" calcext:value-type="string">
            <text:p>RT @aajtak: देश की जीत पर दंगल क्यों? </text:p>
            <text:p>सुनिए इस सवाल पर क्या बोले AIMIM प्रवक्ता @warispathan </text:p>
            <text:p>देखिए #Dangal @sardanarohit के साथ: https://…</text:p>
          </table:table-cell>
          <table:table-cell office:value-type="string" calcext:value-type="string">
            <text:p>neutral</text:p>
          </table:table-cell>
        </table:table-row>
        <table:table-row table:style-name="ro27">
          <table:table-cell office:value-type="string" calcext:value-type="string">
            <text:p>मीरा के विरह गीतों में समकालीन कवियों की अपेक्षा अधिक स्वाभाविकता पाई जाती है</text:p>
          </table:table-cell>
          <table:table-cell office:value-type="string" calcext:value-type="string">
            <text:p>positive</text:p>
          </table:table-cell>
          <table:table-cell office:value-type="string" calcext:value-type="string">
            <text:p>लोगों के मुताबिक भीड़ के कारण अस्पताल में डॉक्टर को दिखाने के लिए उन्हें सुबह से लाइन में लगना पड़ता है।</text:p>
          </table:table-cell>
          <table:table-cell office:value-type="string" calcext:value-type="string">
            <text:p>negative</text:p>
          </table:table-cell>
          <table:table-cell table:style-name="ce3" office:value-type="string" calcext:value-type="string">
            <text:p>RT @aajtak: जुड़िए @sardanarohit से https://t.co/XnmErEebdP <text:s/>पर और पूछिए अपने सवाल #ExtensionStudio में इस लिंक पर: https://t.co/GHpBEQZEms…</text:p>
          </table:table-cell>
          <table:table-cell office:value-type="string" calcext:value-type="string">
            <text:p>neutral</text:p>
          </table:table-cell>
        </table:table-row>
        <table:table-row table:style-name="ro53">
          <table:table-cell office:value-type="string" calcext:value-type="string">
            <text:p>निष्कपटता मनुष्य के अच्छे चरित्र का लक्षण है</text:p>
          </table:table-cell>
          <table:table-cell office:value-type="string" calcext:value-type="string">
            <text:p>positive</text:p>
          </table:table-cell>
          <table:table-cell office:value-type="string" calcext:value-type="string">
            <text:p>कुछ कमजोरियां कंपनी ने कीमत को कम रखने के चलते इसमें कुछ समझौते भी किए हैं जैसे कि इसमें डिस्क ब्रैक ऑप्शन नहीं लगा है।</text:p>
          </table:table-cell>
          <table:table-cell office:value-type="string" calcext:value-type="string">
            <text:p>negative</text:p>
          </table:table-cell>
          <table:table-cell office:value-type="string" calcext:value-type="string">
            <text:p>RT @aajtak: कांग्रेस पार्टी को हो क्या गया है? ऐसा लगता है जैसे ये झोला वालों के हाथ में चली गई है: @sushantsareen, सामरिक विशेषज्ञ </text:p>
            <text:p>देखिए…</text:p>
          </table:table-cell>
          <table:table-cell office:value-type="string" calcext:value-type="string">
            <text:p>neutral</text:p>
          </table:table-cell>
        </table:table-row>
        <table:table-row table:style-name="ro27">
          <table:table-cell office:value-type="string" calcext:value-type="string">
            <text:p>सुलझे हुए मामले पर बहस मत करो</text:p>
          </table:table-cell>
          <table:table-cell office:value-type="string" calcext:value-type="string">
            <text:p>positive</text:p>
          </table:table-cell>
          <table:table-cell office:value-type="string" calcext:value-type="string">
            <text:p>स्टेशन अधीक्षक पी एल चौहान ने बताया कि समय रहते आग बुझा दी गई थी अन्यथा कोई बड़ा हादसा हो सकता था।</text:p>
          </table:table-cell>
          <table:table-cell office:value-type="string" calcext:value-type="string">
            <text:p>negative</text:p>
          </table:table-cell>
          <table:table-cell table:style-name="ce3" office:value-type="string" calcext:value-type="string">
            <text:p>RT @aajtak: हमें खतरा पाकिस्तान से नहीं है बल्कि अपने ही देश के अंदर उन राजनीतिज्ञों से है जो आतंकवादियों को समर्थन देते हैं: @RajeevJaitly…</text:p>
          </table:table-cell>
          <table:table-cell office:value-type="string" calcext:value-type="string">
            <text:p>neutral</text:p>
          </table:table-cell>
        </table:table-row>
        <table:table-row table:style-name="ro6">
          <table:table-cell office:value-type="string" calcext:value-type="string">
            <text:p>शीला ने विवाह का प्रस्ताव नम्रतापूर्वक स्वीकार कर लिया</text:p>
          </table:table-cell>
          <table:table-cell office:value-type="string" calcext:value-type="string">
            <text:p>positive</text:p>
          </table:table-cell>
          <table:table-cell office:value-type="string" calcext:value-type="string">
            <text:p>हालांकि हादसा बड़ा नहीं था और फायर ब्रिगेड ने तत्कालीन पानी की बौछारों से आग को बुझा लिया।</text:p>
          </table:table-cell>
          <table:table-cell office:value-type="string" calcext:value-type="string">
            <text:p>negative</text:p>
          </table:table-cell>
          <table:table-cell table:style-name="ce3" office:value-type="string" calcext:value-type="string">
            <text:p>RT @aajtak: कांग्रेस प्रवक्ता @Charanssapra ने साधा पीएम मोदी पर निशाना, बोले - <text:s/>कांग्रेस पार्टी ने सेना के शौर्य और शहादत पर कभी कोई राजनी…</text:p>
          </table:table-cell>
          <table:table-cell office:value-type="string" calcext:value-type="string">
            <text:p>neutral</text:p>
          </table:table-cell>
        </table:table-row>
        <table:table-row table:style-name="ro48">
          <table:table-cell office:value-type="string" calcext:value-type="string">
            <text:p>अपनी मेहनत के बल पर उसने कम समय में अत्यधिक उन्नति की है</text:p>
          </table:table-cell>
          <table:table-cell office:value-type="string" calcext:value-type="string">
            <text:p>positive</text:p>
          </table:table-cell>
          <table:table-cell office:value-type="string" calcext:value-type="string">
            <text:p>जिन कंपनियों को कोई राजनीतिक समूह या नेता प्रश्रय देते हैं, वे दूसरों के लिए अछूत हो जाती हैं।</text:p>
          </table:table-cell>
          <table:table-cell office:value-type="string" calcext:value-type="string">
            <text:p>negative</text:p>
          </table:table-cell>
          <table:table-cell office:value-type="string" calcext:value-type="string">
            <text:p>मसूद पर बैन से चुनाव में बेचैन? </text:p>
            <text:p>आतंक से लड़ाई ओवैसी को नहीं सुहाई?</text:p>
            <text:p>देश की जीत पर ‘दंगल’ क्यों?</text:p>
            <text:p>शाम 5 बजे, @aajtak… https://t.co/VZ6xrNZfds</text:p>
          </table:table-cell>
          <table:table-cell office:value-type="string" calcext:value-type="string">
            <text:p>neutral</text:p>
          </table:table-cell>
        </table:table-row>
        <table:table-row table:style-name="ro75">
          <table:table-cell office:value-type="string" calcext:value-type="string">
            <text:p>मैंने अपने सारे परिधानीय वस्त्र धो दिए हैं</text:p>
          </table:table-cell>
          <table:table-cell office:value-type="string" calcext:value-type="string">
            <text:p>positive</text:p>
          </table:table-cell>
          <table:table-cell office:value-type="string" calcext:value-type="string">
            <text:p>लेकिन इस दौरान कहीं भी पुलिस का गश्ती दल सक्रिय नहीं दिखा।</text:p>
          </table:table-cell>
          <table:table-cell office:value-type="string" calcext:value-type="string">
            <text:p>negative</text:p>
          </table:table-cell>
          <table:table-cell office:value-type="string" calcext:value-type="string">
            <text:p>मसूद अजहर एक चीटिंग है</text:p>
            <text:p>आउट ऑफ सिलेबस कोर्स की मार है!</text:p>
            <text:p>पता करो क्या UN में भी,</text:p>
            <text:p>कोई बैठा चौकीदार है? https://t.co/SoFQLCabWj</text:p>
          </table:table-cell>
          <table:table-cell office:value-type="string" calcext:value-type="string">
            <text:p>neutral</text:p>
          </table:table-cell>
        </table:table-row>
        <table:table-row table:style-name="ro11">
          <table:table-cell office:value-type="string" calcext:value-type="string">
            <text:p>पथिक नदी का ठंडा जल पी रहा है</text:p>
          </table:table-cell>
          <table:table-cell office:value-type="string" calcext:value-type="string">
            <text:p>positive</text:p>
          </table:table-cell>
          <table:table-cell office:value-type="string" calcext:value-type="string">
            <text:p>सटोरियों के कई बड़े रैकेटों के मुंबई और अहमदाबाद में सक्रिय होने की आशंका हैं।</text:p>
          </table:table-cell>
          <table:table-cell office:value-type="string" calcext:value-type="string">
            <text:p>negative</text:p>
          </table:table-cell>
          <table:table-cell office:value-type="string" calcext:value-type="string">
            <text:p>RT @aajtak: क्या यूपी में 'वोटकटवा' पार्टी बनकर रह जाएगी कांग्रेस?</text:p>
            <text:p>देखिए #Dangal, @sardanarohit के साथ</text:p>
            <text:p>पूरा कार्यक्रम: https://t.co/7Vvp7kn…</text:p>
          </table:table-cell>
          <table:table-cell office:value-type="string" calcext:value-type="string">
            <text:p>neutral</text:p>
          </table:table-cell>
        </table:table-row>
        <table:table-row table:style-name="ro29">
          <table:table-cell office:value-type="string" calcext:value-type="string">
            <text:p>कल शाम ठंडी हवा बह रही थी</text:p>
          </table:table-cell>
          <table:table-cell office:value-type="string" calcext:value-type="string">
            <text:p>positive</text:p>
          </table:table-cell>
          <table:table-cell office:value-type="string" calcext:value-type="string">
            <text:p>डैन इस साल अंतरराष्ट्रीय सर्किट पर ज्यादा सक्रिय नहीं रहे हैं </text:p>
          </table:table-cell>
          <table:table-cell office:value-type="string" calcext:value-type="string">
            <text:p>negative</text:p>
          </table:table-cell>
          <table:table-cell office:value-type="string" calcext:value-type="string">
            <text:p>RT @aajtak: राजनीति में आज़माना चाहते हैं अपना हाथ तो आइये आजतक के साथ.  #AajTakJanSansad के जरिए बुलंद करिए अपनी आवाज़. </text:p>
            <text:p>@sardanarohit</text:p>
            <text:p>इस…</text:p>
          </table:table-cell>
          <table:table-cell office:value-type="string" calcext:value-type="string">
            <text:p>neutral</text:p>
          </table:table-cell>
        </table:table-row>
        <table:table-row table:style-name="ro10">
          <table:table-cell office:value-type="string" calcext:value-type="string">
            <text:p>संत,महात्माओं ने ज्ञान प्राप्त करने के लिए गुरु के प्रति भक्ति का होना आवश्यक बतलाया है</text:p>
          </table:table-cell>
          <table:table-cell office:value-type="string" calcext:value-type="string">
            <text:p>positive</text:p>
          </table:table-cell>
          <table:table-cell office:value-type="string" calcext:value-type="string">
            <text:p>गेल ने कहा, 'अभी तक मैं पूरी तरह से ठीक नहीं हुआ हूं।</text:p>
          </table:table-cell>
          <table:table-cell office:value-type="string" calcext:value-type="string">
            <text:p>negative</text:p>
          </table:table-cell>
          <table:table-cell table:style-name="ce3" office:value-type="string" calcext:value-type="string">
            <text:p>भारत के लिए बड़ी कूटनीतिक जीत. मसूद अज़हर को UNSC ने अन्तर्राष्ट्रीय आतंकवादी घोषित किया.</text:p>
          </table:table-cell>
          <table:table-cell office:value-type="string" calcext:value-type="string">
            <text:p>neutral</text:p>
          </table:table-cell>
        </table:table-row>
        <table:table-row table:style-name="ro10">
          <table:table-cell office:value-type="string" calcext:value-type="string">
            <text:p>भक्ति के प्रत्येक चरण में तगण, यगण एवं अंत में दो गुरु होते हैं</text:p>
          </table:table-cell>
          <table:table-cell office:value-type="string" calcext:value-type="string">
            <text:p>positive</text:p>
          </table:table-cell>
          <table:table-cell office:value-type="string" calcext:value-type="string">
            <text:p>खबर है कि विद्या और उनके पति सिद्धार्थ रॉय कपूर के बीच कुछ ठीक नहीं चल रहा है।</text:p>
          </table:table-cell>
          <table:table-cell office:value-type="string" calcext:value-type="string">
            <text:p>negative</text:p>
          </table:table-cell>
          <table:table-cell table:style-name="ce3" office:value-type="string" calcext:value-type="string">
            <text:p>RT @aajtak: सपा और बसपा कांग्रेस को गाली दे रहीं हैं और कांग्रेस की बड़ी नेता कह रहीं हैं कि हम उनकी मदद कर रहे हैं. बेगानी शादी में अब्दु…</text:p>
          </table:table-cell>
          <table:table-cell office:value-type="string" calcext:value-type="string">
            <text:p>neutral</text:p>
          </table:table-cell>
        </table:table-row>
        <table:table-row table:style-name="ro15">
          <table:table-cell office:value-type="string" calcext:value-type="string">
            <text:p>कुनकुने जल से गरारा करने से गले की खराश चली जाती है</text:p>
          </table:table-cell>
          <table:table-cell office:value-type="string" calcext:value-type="string">
            <text:p>positive</text:p>
          </table:table-cell>
          <table:table-cell office:value-type="string" calcext:value-type="string">
            <text:p>न तो मध्यक्रम की ठीक से परख हो पाई है और न ही ओपनरों ने टीम को ठोस शुरुआत दिलाई है।</text:p>
          </table:table-cell>
          <table:table-cell office:value-type="string" calcext:value-type="string">
            <text:p>negative</text:p>
          </table:table-cell>
          <table:table-cell office:value-type="string" calcext:value-type="string">
            <text:p>RT @aajtak: #UttarPradesh में कांग्रेस गठबंधन में न होकर भी गठबंधन में?</text:p>
            <text:p>सुनिए क्या बोले राज्यसभा सांसद @AmarSinghTweets और सपा के प्रवक्ता…</text:p>
          </table:table-cell>
          <table:table-cell office:value-type="string" calcext:value-type="string">
            <text:p>neutral</text:p>
          </table:table-cell>
        </table:table-row>
        <table:table-row table:style-name="ro74">
          <table:table-cell office:value-type="string" calcext:value-type="string">
            <text:p>राम अजाति लोगों की मदद करता है</text:p>
          </table:table-cell>
          <table:table-cell office:value-type="string" calcext:value-type="string">
            <text:p>positive</text:p>
          </table:table-cell>
          <table:table-cell office:value-type="string" calcext:value-type="string">
            <text:p>सोनाली ने पुराने झगड़े की बात करते हुए ज़ोया से प्रोग्राम में ठीक से बर्ताव करने को कहा।</text:p>
          </table:table-cell>
          <table:table-cell office:value-type="string" calcext:value-type="string">
            <text:p>negative</text:p>
          </table:table-cell>
          <table:table-cell office:value-type="string" calcext:value-type="string">
            <text:p>RT @aajtak: क्या कांग्रेस पार्टी उत्तर प्रदेश में 'वोटकटवा' की भूमिका में रह गई है? </text:p>
            <text:p>सुनिए क्या बोले कांग्रेस प्रवक्ता आलोक शर्मा और बीजेपी…</text:p>
          </table:table-cell>
          <table:table-cell office:value-type="string" calcext:value-type="string">
            <text:p>neutral</text:p>
          </table:table-cell>
        </table:table-row>
        <table:table-row table:style-name="ro69">
          <table:table-cell office:value-type="string" calcext:value-type="string">
            <text:p>मनुष्य की इच्छित कामनाएँ हमेशा पूरी नहीं होतीं</text:p>
          </table:table-cell>
          <table:table-cell office:value-type="string" calcext:value-type="string">
            <text:p>positive</text:p>
          </table:table-cell>
          <table:table-cell office:value-type="string" calcext:value-type="string">
            <text:p>ओपनर मुरली विजय भी ठीकठाक ब्ललेबाजी कर रहे हैं।</text:p>
          </table:table-cell>
          <table:table-cell office:value-type="string" calcext:value-type="string">
            <text:p>negative</text:p>
          </table:table-cell>
          <table:table-cell office:value-type="string" calcext:value-type="string">
            <text:p>प्रियंका का पहला इंटर्व्यू, खुले कांग्रेस के पत्ते!</text:p>
            <text:p>सिर्फ़ खेल ‘बिगाड़ने’ उतरी सबसे पुरानी पार्टी?</text:p>
            <text:p>‘वोटकटवा’ बन कर… https://t.co/UGMnf1qaiX</text:p>
          </table:table-cell>
          <table:table-cell office:value-type="string" calcext:value-type="string">
            <text:p>neutral</text:p>
          </table:table-cell>
        </table:table-row>
        <table:table-row table:style-name="ro20">
          <table:table-cell office:value-type="string" calcext:value-type="string">
            <text:p>यह मेरा मनपसंद खाना है</text:p>
          </table:table-cell>
          <table:table-cell office:value-type="string" calcext:value-type="string">
            <text:p>positive</text:p>
          </table:table-cell>
          <table:table-cell office:value-type="string" calcext:value-type="string">
            <text:p>फिल्मों के प्रिंट को ठीकठाक करने के काम पर 20 लाख रुपये खर्च आया।</text:p>
          </table:table-cell>
          <table:table-cell office:value-type="string" calcext:value-type="string">
            <text:p>negative</text:p>
          </table:table-cell>
          <table:table-cell office:value-type="string" calcext:value-type="string">
            <text:p>RT @aajtak: राफेल के चक्कर में राहुल गांधी पर नई मुसीबत? देखिए इस मुद्दे पर ये तीखी बहस</text:p>
            <text:p>@sardanarohit  के साथ देखिए #Dangal : https://t.co/…</text:p>
          </table:table-cell>
          <table:table-cell office:value-type="string" calcext:value-type="string">
            <text:p>neutral</text:p>
          </table:table-cell>
        </table:table-row>
        <table:table-row table:style-name="ro10">
          <table:table-cell office:value-type="string" calcext:value-type="string">
            <text:p>यह वेध्य दुर्ग है</text:p>
          </table:table-cell>
          <table:table-cell office:value-type="string" calcext:value-type="string">
            <text:p>positive</text:p>
          </table:table-cell>
          <table:table-cell office:value-type="string" calcext:value-type="string">
            <text:p>सबकुछ ठीकठाक रहा तो दोनों देशों के बीच अगले साल टेस्ट सीरीज हो सकती है.</text:p>
          </table:table-cell>
          <table:table-cell office:value-type="string" calcext:value-type="string">
            <text:p>negative</text:p>
          </table:table-cell>
          <table:table-cell table:style-name="ce3" office:value-type="string" calcext:value-type="string">
            <text:p>एक और अदालती लड़ाई की तैयारी. चुनाव आयोग ने आचार संहिता के उल्लंघन के मामले में प्रधानमंत्री नरेंद्र मोदी को क्लीन… https://t.co/GbpaCIB3T3</text:p>
          </table:table-cell>
          <table:table-cell office:value-type="string" calcext:value-type="string">
            <text:p>neutral</text:p>
          </table:table-cell>
        </table:table-row>
        <table:table-row table:style-name="ro24">
          <table:table-cell office:value-type="string" calcext:value-type="string">
            <text:p>कभी-कभी किसी अनचाही वस्तु की प्राप्ति सुखदायक होती है</text:p>
          </table:table-cell>
          <table:table-cell office:value-type="string" calcext:value-type="string">
            <text:p>positive</text:p>
          </table:table-cell>
          <table:table-cell office:value-type="string" calcext:value-type="string">
            <text:p>ये तीनों ऐसी फिल्में हैं, जो कम बजट में बनीं लेकिन इन्होंने ठीकठाक बिजनेस भी किया।</text:p>
          </table:table-cell>
          <table:table-cell office:value-type="string" calcext:value-type="string">
            <text:p>negative</text:p>
          </table:table-cell>
          <table:table-cell office:value-type="string" calcext:value-type="string">
            <text:p>RT @aajtak: सुप्रीम कोर्ट में माफी मांगने से किसी की फजीहत नहीं होती: सतीश प्रकाश, नेता, बीएसपी </text:p>
            <text:p>देखिए #Dangal @sardanarohit के साथ : https…</text:p>
          </table:table-cell>
          <table:table-cell office:value-type="string" calcext:value-type="string">
            <text:p>neutral</text:p>
          </table:table-cell>
        </table:table-row>
        <table:table-row table:style-name="ro29">
          <table:table-cell office:value-type="string" calcext:value-type="string">
            <text:p>ईश्वर की अदृश्य शक्ति हर जगह विद्यमान है</text:p>
          </table:table-cell>
          <table:table-cell office:value-type="string" calcext:value-type="string">
            <text:p>positive</text:p>
          </table:table-cell>
          <table:table-cell office:value-type="string" calcext:value-type="string">
            <text:p>दो दिन बाद यानी बृहस्पतिवार को दिल्ली व आसपास के इलाकों में ठीकठाक बारिश की उम्मीद बन रही है।</text:p>
          </table:table-cell>
          <table:table-cell office:value-type="string" calcext:value-type="string">
            <text:p>negative</text:p>
          </table:table-cell>
          <table:table-cell office:value-type="string" calcext:value-type="string">
            <text:p>RT @aajtak: कांग्रेस की फजीहत से बीजेपी के हाथ लगा जैकपॉट ? सुनिए बीजेपी के @gauravbh  का जवाब </text:p>
            <text:p>देखिए #Dangal @sardanarohit के साथ : https:…</text:p>
          </table:table-cell>
          <table:table-cell office:value-type="string" calcext:value-type="string">
            <text:p>neutral</text:p>
          </table:table-cell>
        </table:table-row>
        <table:table-row table:style-name="ro65">
          <table:table-cell office:value-type="string" calcext:value-type="string">
            <text:p>नीरज जी को साक्षात् सुनने का अलग आनंद है</text:p>
          </table:table-cell>
          <table:table-cell office:value-type="string" calcext:value-type="string">
            <text:p>positive</text:p>
          </table:table-cell>
          <table:table-cell office:value-type="string" calcext:value-type="string">
            <text:p>सराफा व्यवसायी वेद प्रकाश वैश्य का कहना है कि कारोबार तो ठीकठाक हुआ, लेकिन पिछले वर्षो के मुकाबले इस बार व्यवसाय कम हुआ।</text:p>
          </table:table-cell>
          <table:table-cell office:value-type="string" calcext:value-type="string">
            <text:p>negative</text:p>
          </table:table-cell>
          <table:table-cell office:value-type="string" calcext:value-type="string">
            <text:p>RT @aajtak: राफेल के चक्कर में राहुल गांधी पर नई मुसीबत </text:p>
            <text:p>देखिए #Dangal @sardanarohit के साथ : https://t.co/fOz5QPkk43 https://t.co/5jfY6vhh…</text:p>
          </table:table-cell>
          <table:table-cell office:value-type="string" calcext:value-type="string">
            <text:p>neutral</text:p>
          </table:table-cell>
        </table:table-row>
        <table:table-row table:style-name="ro76">
          <table:table-cell office:value-type="string" calcext:value-type="string">
            <text:p>दिखाई देनेवाली सभी वस्तुएँ इंद्रियगम्य हैं</text:p>
          </table:table-cell>
          <table:table-cell office:value-type="string" calcext:value-type="string">
            <text:p>positive</text:p>
          </table:table-cell>
          <table:table-cell office:value-type="string" calcext:value-type="string">
            <text:p>हालांकि वो फिलहाल वो टेस्ट टीम का हिस्सा हैं, अपने आखिरी टेस्ट मैच में उनका प्रदर्शन भी ठीकठाक रहा था, फिर भी वो वनडे टीम में वापसी चाहते हैं।</text:p>
          </table:table-cell>
          <table:table-cell office:value-type="string" calcext:value-type="string">
            <text:p>negative</text:p>
          </table:table-cell>
          <table:table-cell office:value-type="string" calcext:value-type="string">
            <text:p>RT @aajtak: क्या चुनावी सीजन में सुप्रीम कोर्ट में राहुल गांधी के माफी मांगने से कांग्रेस की फजीहत हुई?</text:p>
            <text:p>इस मुद्दे पर सुनिए कांग्रेस के राजी…</text:p>
          </table:table-cell>
          <table:table-cell office:value-type="string" calcext:value-type="string">
            <text:p>neutral</text:p>
          </table:table-cell>
        </table:table-row>
        <table:table-row table:style-name="ro53">
          <table:table-cell office:value-type="string" calcext:value-type="string">
            <text:p>धार्मिक व्यक्ति विपत्ति में भी अपना धर्म नहीं छोड़ता</text:p>
          </table:table-cell>
          <table:table-cell office:value-type="string" calcext:value-type="string">
            <text:p>positive</text:p>
          </table:table-cell>
          <table:table-cell office:value-type="string" calcext:value-type="string">
            <text:p>इस राशि का मतलब दुबिधाजनक स्थितियों को उत्पन्न करना हैं।</text:p>
          </table:table-cell>
          <table:table-cell office:value-type="string" calcext:value-type="string">
            <text:p>negative</text:p>
          </table:table-cell>
          <table:table-cell office:value-type="string" calcext:value-type="string">
            <text:p>‘चौकीदार चोर है’ पर फँस गए राहुल?</text:p>
            <text:p>कोर्ट में पकड़ा गया कांग्रेस का ‘झूठ’?</text:p>
            <text:p>हमका माफ़ी देई दो!</text:p>
            <text:p>दंगल, 5PM, @aajtak पर. https://t.co/40emALSS7N</text:p>
          </table:table-cell>
          <table:table-cell office:value-type="string" calcext:value-type="string">
            <text:p>neutral</text:p>
          </table:table-cell>
        </table:table-row>
        <table:table-row table:style-name="ro66">
          <table:table-cell office:value-type="string" calcext:value-type="string">
            <text:p>धनी व्यक्ति का स्वभाव फलदार वृक्ष जैसे होना चाहिए</text:p>
          </table:table-cell>
          <table:table-cell office:value-type="string" calcext:value-type="string">
            <text:p>positive</text:p>
          </table:table-cell>
          <table:table-cell office:value-type="string" calcext:value-type="string">
            <text:p>विराट कोहली को ट्विटर और अन्य नेटवर्किंग साइट से शादी के कई प्रस्ताव आ रहे हैं और इसको देखते हुए शाहरुख़ ख़ान ने स्टेज पर बनावटी स्वयंवर रच दिया.</text:p>
          </table:table-cell>
          <table:table-cell office:value-type="string" calcext:value-type="string">
            <text:p>negative</text:p>
          </table:table-cell>
          <table:table-cell table:style-name="ce3" office:value-type="string" calcext:value-type="string">
            <text:p>@AalokTweet बधाई आलोक जी.</text:p>
          </table:table-cell>
          <table:table-cell office:value-type="string" calcext:value-type="string">
            <text:p>neutral</text:p>
          </table:table-cell>
        </table:table-row>
        <table:table-row table:style-name="ro6">
          <table:table-cell office:value-type="string" calcext:value-type="string">
            <text:p>महापुरुष व्यक्तित्व के धनी होते हैं</text:p>
          </table:table-cell>
          <table:table-cell office:value-type="string" calcext:value-type="string">
            <text:p>positive</text:p>
          </table:table-cell>
          <table:table-cell office:value-type="string" calcext:value-type="string">
            <text:p>इसके विरोध में मोदी ने ऊपरी अदालत में केस दर्ज कराया, लेकिन उनकी अपील खारिज हो गई।</text:p>
          </table:table-cell>
          <table:table-cell office:value-type="string" calcext:value-type="string">
            <text:p>negative</text:p>
          </table:table-cell>
          <table:table-cell table:style-name="ce3" office:value-type="string" calcext:value-type="string">
            <text:p>अवमानना केस में सुप्रीम कोर्ट के नाराज़गी जताने के बाद कांग्रेस अध्यक्ष राहुल गांधी ने माफ़ी माँगी. कोर्ट के हवाले… https://t.co/lLZZBpWI46</text:p>
          </table:table-cell>
          <table:table-cell office:value-type="string" calcext:value-type="string">
            <text:p>neutral</text:p>
          </table:table-cell>
        </table:table-row>
        <table:table-row table:style-name="ro10">
          <table:table-cell office:value-type="string" calcext:value-type="string">
            <text:p>उन्हें बचपन से ही बहुमूल्य चीज़ें ख़रीदने की आदत है</text:p>
          </table:table-cell>
          <table:table-cell office:value-type="string" calcext:value-type="string">
            <text:p>positive</text:p>
          </table:table-cell>
          <table:table-cell office:value-type="string" calcext:value-type="string">
            <text:p>ताकि कोई अप्रिय स्थिति बनने पर तत्काल वैज्ञानिक जांच पड़ताल की जा सके।</text:p>
          </table:table-cell>
          <table:table-cell office:value-type="string" calcext:value-type="string">
            <text:p>negative</text:p>
          </table:table-cell>
          <table:table-cell table:style-name="ce3" office:value-type="string" calcext:value-type="string">
            <text:p>@Pawankhera भगवान उनकी आत्मा को शान्ति दें. और परिवार को ये दुःख सहन करने की शक्ति. 🙏</text:p>
          </table:table-cell>
          <table:table-cell office:value-type="string" calcext:value-type="string">
            <text:p>neutral</text:p>
          </table:table-cell>
        </table:table-row>
        <table:table-row table:style-name="ro27">
          <table:table-cell office:value-type="string" calcext:value-type="string">
            <text:p>आज की संगोष्ठी में समाज के विकास संबंधी कुछ महत्वपूर्ण मुद्दों पर चर्चा की गई </text:p>
          </table:table-cell>
          <table:table-cell office:value-type="string" calcext:value-type="string">
            <text:p>positive</text:p>
          </table:table-cell>
          <table:table-cell office:value-type="string" calcext:value-type="string">
            <text:p>इनमें से एक महत्वपूर्ण कदम अप्रिय तत्वों को फ्रेंचाइजी या खिलाड़ियों से दूर रखने में आईसीसी की मदद लेना है.</text:p>
          </table:table-cell>
          <table:table-cell office:value-type="string" calcext:value-type="string">
            <text:p>negative</text:p>
          </table:table-cell>
          <table:table-cell table:style-name="ce3" office:value-type="string" calcext:value-type="string">
            <text:p>बनारस में तेजबहादुर तो पहले से मैदान में थे ही. तभी साथ दे देना था. या अचानक पीएम के रोड शो के बाद अपना उतारा उम्मी… https://t.co/h9fgMgHv4t</text:p>
          </table:table-cell>
          <table:table-cell office:value-type="string" calcext:value-type="string">
            <text:p>neutral</text:p>
          </table:table-cell>
        </table:table-row>
        <table:table-row table:style-name="ro16">
          <table:table-cell office:value-type="string" calcext:value-type="string">
            <text:p>यह पुस्तक भाषांतरणीय है</text:p>
          </table:table-cell>
          <table:table-cell office:value-type="string" calcext:value-type="string">
            <text:p>positive</text:p>
          </table:table-cell>
          <table:table-cell office:value-type="string" calcext:value-type="string">
            <text:p>यह बात उसके पास बैठे कांग्रेस समर्थकों को नागवार गुजरी।</text:p>
          </table:table-cell>
          <table:table-cell office:value-type="string" calcext:value-type="string">
            <text:p>negative</text:p>
          </table:table-cell>
          <table:table-cell office:value-type="string" calcext:value-type="string">
            <text:p>RT @aajtak: बंगाल का चुनाव, तय करेगा दिल्ली का दांव!</text:p>
            <text:p>#Dangal</text:p>
            <text:p>देखिए पूरा कार्यक्रम @sardanarohit के साथ: https://t.co/O3Gof7vckO https://t.c…</text:p>
          </table:table-cell>
          <table:table-cell office:value-type="string" calcext:value-type="string">
            <text:p>neutral</text:p>
          </table:table-cell>
        </table:table-row>
        <table:table-row table:style-name="ro74">
          <table:table-cell office:value-type="string" calcext:value-type="string">
            <text:p>वे इस आरोही दल की अगुवाई कर रहे हैं</text:p>
          </table:table-cell>
          <table:table-cell office:value-type="string" calcext:value-type="string">
            <text:p>positive</text:p>
          </table:table-cell>
          <table:table-cell office:value-type="string" calcext:value-type="string">
            <text:p>महाजन को यह बात नागवार गुजरी और उन्होंने उसे फटकार लगाई।</text:p>
          </table:table-cell>
          <table:table-cell office:value-type="string" calcext:value-type="string">
            <text:p>negative</text:p>
          </table:table-cell>
          <table:table-cell office:value-type="string" calcext:value-type="string">
            <text:p>RT @aajtak: बंगाल और बिहार में चुनाव के दौरान हुई हिंसा में क्या कभी भी लेफ्ट पार्टियों की कोई भूमिका नहीं रही?</text:p>
            <text:p>देखिए इस सवाल पर CPM नेता…</text:p>
          </table:table-cell>
          <table:table-cell office:value-type="string" calcext:value-type="string">
            <text:p>neutral</text:p>
          </table:table-cell>
        </table:table-row>
        <table:table-row table:style-name="ro47">
          <table:table-cell office:value-type="string" calcext:value-type="string">
            <text:p>भारत एक विकासशील देश है</text:p>
          </table:table-cell>
          <table:table-cell office:value-type="string" calcext:value-type="string">
            <text:p>positive</text:p>
          </table:table-cell>
          <table:table-cell office:value-type="string" calcext:value-type="string">
            <text:p>लेकिन विराट कोहली को यह बात नागवार गुजरी और उन्होंने गुस्से में पोलार्ड का हाथ हटा दिया और गुस्से में बड़बड़ाते हुए वहां से चले गए।</text:p>
          </table:table-cell>
          <table:table-cell office:value-type="string" calcext:value-type="string">
            <text:p>negative</text:p>
          </table:table-cell>
          <table:table-cell table:style-name="ce3" office:value-type="string" calcext:value-type="string">
            <text:p>RT @aajtak: ये सत्य है कि TMC के विधायक हमारी पार्टी (बीजेपी) के संपर्क में हैं. वो भी त्रस्त आ चुके हैं ममता बनर्जी की राजनीति से. प्रधान…</text:p>
          </table:table-cell>
          <table:table-cell office:value-type="string" calcext:value-type="string">
            <text:p>neutral</text:p>
          </table:table-cell>
        </table:table-row>
        <table:table-row table:style-name="ro16">
          <table:table-cell office:value-type="string" calcext:value-type="string">
            <text:p>क सच्चे मुसलमान होने के नाते आपको भी जेहाद में हिस्सा लेना चाहिए</text:p>
          </table:table-cell>
          <table:table-cell office:value-type="string" calcext:value-type="string">
            <text:p>positive</text:p>
          </table:table-cell>
          <table:table-cell office:value-type="string" calcext:value-type="string">
            <text:p>सलमान खान का आक्रामक रूप, कमसिन और खूबसूरत ऐश्वर्या को नागवार गुजरा और दोनों अलग हो गये।</text:p>
          </table:table-cell>
          <table:table-cell office:value-type="string" calcext:value-type="string">
            <text:p>negative</text:p>
          </table:table-cell>
          <table:table-cell office:value-type="string" calcext:value-type="string">
            <text:p>RT @aajtak: केंद्र सरकार बांग्ला विरोधी है: @GargaC, TMC समर्थक </text:p>
            <text:p>देखिए #Dangal @sardanarohit के साथ</text:p>
            <text:p>लाइव: https://t.co/fOz5QPkk43 https://t…</text:p>
          </table:table-cell>
          <table:table-cell office:value-type="string" calcext:value-type="string">
            <text:p>neutral</text:p>
          </table:table-cell>
        </table:table-row>
        <table:table-row table:style-name="ro53">
          <table:table-cell office:value-type="string" calcext:value-type="string">
            <text:p>वह विशिष्ट काम ही करता है</text:p>
          </table:table-cell>
          <table:table-cell office:value-type="string" calcext:value-type="string">
            <text:p>positive</text:p>
          </table:table-cell>
          <table:table-cell office:value-type="string" calcext:value-type="string">
            <text:p>भारतीय टीम एक बेहद ही कठिन दौरे के लिए इंग्लैंड गई थी।</text:p>
          </table:table-cell>
          <table:table-cell office:value-type="string" calcext:value-type="string">
            <text:p>negative</text:p>
          </table:table-cell>
          <table:table-cell office:value-type="string" calcext:value-type="string">
            <text:p>RT @aajtak: आसनसोल में क्यों हिंसा के जरिये वोट मांगा जा रहा है? राजनीतिक पार्टियां इस पर काबू क्यों नहीं कर पा रहीं: @alokmehtaeditor</text:p>
            <text:p>देखि…</text:p>
          </table:table-cell>
          <table:table-cell office:value-type="string" calcext:value-type="string">
            <text:p>neutral</text:p>
          </table:table-cell>
        </table:table-row>
        <table:table-row table:style-name="ro23">
          <table:table-cell office:value-type="string" calcext:value-type="string">
            <text:p>आप एक विशिष्ट गँवई हैं</text:p>
          </table:table-cell>
          <table:table-cell office:value-type="string" calcext:value-type="string">
            <text:p>positive</text:p>
          </table:table-cell>
          <table:table-cell office:value-type="string" calcext:value-type="string">
            <text:p>रवि शास्त्री पूरी तरह से पक्षपाती हैं और बीसीसीआई से वेतन लेते हैं।</text:p>
          </table:table-cell>
          <table:table-cell office:value-type="string" calcext:value-type="string">
            <text:p>negative</text:p>
          </table:table-cell>
          <table:table-cell table:style-name="ce3" office:value-type="string" calcext:value-type="string">
            <text:p>RT @UPTakOfficial: . @sardanarohit से पूछें चुनाव से जुड़ा हर सवाल सिर्फ UP Tak पर आज शाम 6.00 बजे. https://t.co/OzDM2OWHZB</text:p>
          </table:table-cell>
          <table:table-cell office:value-type="string" calcext:value-type="string">
            <text:p>neutral</text:p>
          </table:table-cell>
        </table:table-row>
        <table:table-row table:style-name="ro35">
          <table:table-cell office:value-type="string" calcext:value-type="string">
            <text:p>पंडित महेश अपने क्षेत्र के एक प्रतिष्ठित व्यक्ति हैं</text:p>
          </table:table-cell>
          <table:table-cell office:value-type="string" calcext:value-type="string">
            <text:p>positive</text:p>
          </table:table-cell>
          <table:table-cell office:value-type="string" calcext:value-type="string">
            <text:p>मेंस का पर्चा कठिन था, इसके चलते अधिकतम अंक अर्जित करने वालों की संख्या में भी कमी दर्ज की गई है।</text:p>
          </table:table-cell>
          <table:table-cell office:value-type="string" calcext:value-type="string">
            <text:p>negative</text:p>
          </table:table-cell>
          <table:table-cell office:value-type="string" calcext:value-type="string">
            <text:p>ममता के बंगाल में इस बार आर-पार!</text:p>
            <text:p>पीएम मोदी की ममता को खुली चुनौती.</text:p>
            <text:p>नतीजा आएगा तो ममता भी होंगी परेशान?</text:p>
            <text:p>वापस आई मोदी… https://t.co/Wczt5fVKJ4</text:p>
          </table:table-cell>
          <table:table-cell office:value-type="string" calcext:value-type="string">
            <text:p>neutral</text:p>
          </table:table-cell>
        </table:table-row>
        <table:table-row table:style-name="ro77">
          <table:table-cell office:value-type="string" calcext:value-type="string">
            <text:p>ह मेरी ईमानदारी के प्रति विश्वासी है, मुहँ खोलते ही उसने मुझे सौ रुपये निकाल कर दे दिए</text:p>
          </table:table-cell>
          <table:table-cell office:value-type="string" calcext:value-type="string">
            <text:p>positive</text:p>
          </table:table-cell>
          <table:table-cell office:value-type="string" calcext:value-type="string">
            <text:p>मुझे उस दौरान फिल्म के रिलीज के लिए काफी कठिन समय से गुजरना पड़ा था.</text:p>
          </table:table-cell>
          <table:table-cell office:value-type="string" calcext:value-type="string">
            <text:p>negative</text:p>
          </table:table-cell>
          <table:table-cell office:value-type="string" calcext:value-type="string">
            <text:p>RT @aajtak: आजतक की महिला रिपोर्टर @manogyaloiwal के साथ TMC समर्थकों की बदसलूकी</text:p>
            <text:p>https://t.co/QhDuwSiAQT</text:p>
          </table:table-cell>
          <table:table-cell office:value-type="string" calcext:value-type="string">
            <text:p>neutral</text:p>
          </table:table-cell>
        </table:table-row>
        <table:table-row table:style-name="ro19">
          <table:table-cell office:value-type="string" calcext:value-type="string">
            <text:p>यह तथ्यपूर्ण बात है</text:p>
          </table:table-cell>
          <table:table-cell office:value-type="string" calcext:value-type="string">
            <text:p>positive</text:p>
          </table:table-cell>
          <table:table-cell office:value-type="string" calcext:value-type="string">
            <text:p>परिस्थितियों में सुधार होना काफी कठिन लग रहा है।</text:p>
          </table:table-cell>
          <table:table-cell office:value-type="string" calcext:value-type="string">
            <text:p>negative</text:p>
          </table:table-cell>
          <table:table-cell table:style-name="ce3" office:value-type="string" calcext:value-type="string">
            <text:p>सुनेंगे तभी तो सीखेंगे! #Raaggiri https://t.co/WiRMCByiu5</text:p>
          </table:table-cell>
          <table:table-cell office:value-type="string" calcext:value-type="string">
            <text:p>neutral</text:p>
          </table:table-cell>
        </table:table-row>
        <table:table-row table:style-name="ro32">
          <table:table-cell office:value-type="string" calcext:value-type="string">
            <text:p>वह देश-दुनिया से बेपरवाह अपनी ही धुन में मस्त रहता है</text:p>
          </table:table-cell>
          <table:table-cell office:value-type="string" calcext:value-type="string">
            <text:p>positive</text:p>
          </table:table-cell>
          <table:table-cell office:value-type="string" calcext:value-type="string">
            <text:p>दीर्घावधि बॉन्डों को पूरी तरह रोक लगाना काफी कठिन होगा।</text:p>
          </table:table-cell>
          <table:table-cell office:value-type="string" calcext:value-type="string">
            <text:p>negative</text:p>
          </table:table-cell>
          <table:table-cell office:value-type="string" calcext:value-type="string">
            <text:p>RT @aajtak: क्या महबूबा के साथ बीजेपी का मेल मिलावटी था?</text:p>
            <text:p>देखिए #Dangal @sardanarohit के साथ</text:p>
            <text:p>पूरा कार्यक्रम: https://t.co/BcN7x8pAdu https:/…</text:p>
          </table:table-cell>
          <table:table-cell office:value-type="string" calcext:value-type="string">
            <text:p>neutral</text:p>
          </table:table-cell>
        </table:table-row>
        <table:table-row table:style-name="ro14">
          <table:table-cell office:value-type="string" calcext:value-type="string">
            <text:p>विवाह आदि अवसरों पर सभी लोग बाँके जवान दिखने की कोशिश करते हैं</text:p>
          </table:table-cell>
          <table:table-cell office:value-type="string" calcext:value-type="string">
            <text:p>positive</text:p>
          </table:table-cell>
          <table:table-cell office:value-type="string" calcext:value-type="string">
            <text:p>इस दुर्गम मार्ग पर पैसे का खेल चल रहा है.</text:p>
          </table:table-cell>
          <table:table-cell office:value-type="string" calcext:value-type="string">
            <text:p>negative</text:p>
          </table:table-cell>
          <table:table-cell office:value-type="string" calcext:value-type="string">
            <text:p>RT @aajtak: पीडीपी नेता ने कहा - बीजेपी या कांग्रेस अनुच्छेद 370 को नहीं हटा सकते!</text:p>
            <text:p>देखिए #Dangal @sardanarohit के साथ</text:p>
            <text:p>लाइव: https://t.co/fO…</text:p>
          </table:table-cell>
          <table:table-cell office:value-type="string" calcext:value-type="string">
            <text:p>neutral</text:p>
          </table:table-cell>
        </table:table-row>
        <table:table-row table:style-name="ro33">
          <table:table-cell office:value-type="string" calcext:value-type="string">
            <text:p>वाह! क्या अनुपम दृश्य है!</text:p>
          </table:table-cell>
          <table:table-cell office:value-type="string" calcext:value-type="string">
            <text:p>positive</text:p>
          </table:table-cell>
          <table:table-cell office:value-type="string" calcext:value-type="string">
            <text:p>इस खाई को पाटना काफी दुरूह काम होगा</text:p>
          </table:table-cell>
          <table:table-cell office:value-type="string" calcext:value-type="string">
            <text:p>negative</text:p>
          </table:table-cell>
          <table:table-cell office:value-type="string" calcext:value-type="string">
            <text:p>RT @aajtak: अनुच्छेद 370 को हटाने के बीजेपी के रुख पर प्रवक्ता @gauravbh ने रखी अपनी बात वहीं कांग्रेस प्रवक्ता ने बीजेपी को घेरा</text:p>
            <text:p>देखिए #Da…</text:p>
          </table:table-cell>
          <table:table-cell office:value-type="string" calcext:value-type="string">
            <text:p>neutral</text:p>
          </table:table-cell>
        </table:table-row>
        <table:table-row table:style-name="ro78">
          <table:table-cell office:value-type="string" calcext:value-type="string">
            <text:p>सुकुमार राम ने शिव धनुष को तोड़ दिया</text:p>
          </table:table-cell>
          <table:table-cell office:value-type="string" calcext:value-type="string">
            <text:p>positive</text:p>
          </table:table-cell>
          <table:table-cell office:value-type="string" calcext:value-type="string">
            <text:p>अभिनेत्री सनी लियोन का अतीत उनका पीछा नहीं छोड़ रहा है।</text:p>
          </table:table-cell>
          <table:table-cell office:value-type="string" calcext:value-type="string">
            <text:p>negative</text:p>
          </table:table-cell>
          <table:table-cell office:value-type="string" calcext:value-type="string">
            <text:p>RT @aajtak: मोदी की ललकार, कश्मीर पर आर-पार!</text:p>
            <text:p>देखिए #Dangal शाम 5 बजे, @sardanarohit के साथ https://t.co/3ZVd3ZQMLV</text:p>
          </table:table-cell>
          <table:table-cell office:value-type="string" calcext:value-type="string">
            <text:p>neutral</text:p>
          </table:table-cell>
        </table:table-row>
        <table:table-row table:style-name="ro23">
          <table:table-cell office:value-type="string" calcext:value-type="string">
            <text:p>वे बहुत ही सरल एवं नरम स्वभाव के हैं</text:p>
          </table:table-cell>
          <table:table-cell office:value-type="string" calcext:value-type="string">
            <text:p>positive</text:p>
          </table:table-cell>
          <table:table-cell office:value-type="string" calcext:value-type="string">
            <text:p>इसकी एक बड़ी वजह यह है कि लोग अतीत में जीना पसंद करते हैं।</text:p>
          </table:table-cell>
          <table:table-cell office:value-type="string" calcext:value-type="string">
            <text:p>negative</text:p>
          </table:table-cell>
          <table:table-cell table:style-name="ce3" office:value-type="string" calcext:value-type="string">
            <text:p>RT @maliniawasthi: फर्जी मनगढंत काल्पनिक कहानी गढ़ने का षड्यंत्र चालू आहे, यह किस्सा कहानी सुनाने से पहले गोरक्षनाथ पीठ का इतिहास भी पता ल…</text:p>
          </table:table-cell>
          <table:table-cell office:value-type="string" calcext:value-type="string">
            <text:p>neutral</text:p>
          </table:table-cell>
        </table:table-row>
        <table:table-row table:style-name="ro24">
          <table:table-cell office:value-type="string" calcext:value-type="string">
            <text:p>उसके हाथ बहुत ही मुलायम हैं</text:p>
          </table:table-cell>
          <table:table-cell office:value-type="string" calcext:value-type="string">
            <text:p>positive</text:p>
          </table:table-cell>
          <table:table-cell office:value-type="string" calcext:value-type="string">
            <text:p>सच्चाई यह है कि बाजीगरी के खेल में यहां का स्वर्णिम अतीत भी समाप्त हो गया।</text:p>
          </table:table-cell>
          <table:table-cell office:value-type="string" calcext:value-type="string">
            <text:p>negative</text:p>
          </table:table-cell>
          <table:table-cell office:value-type="string" calcext:value-type="string">
            <text:p>कश्मीर में मोदी सरकार ने मान ली नाकामी?</text:p>
            <text:p>कश्मीर की अपनी ही सरकार को पीएम मोदी ने क्यों कहा ‘महामिलावट’?</text:p>
            <text:p>370 और 35A… https://t.co/0lyd0nOBd5</text:p>
          </table:table-cell>
          <table:table-cell office:value-type="string" calcext:value-type="string">
            <text:p>neutral</text:p>
          </table:table-cell>
        </table:table-row>
        <table:table-row table:style-name="ro45">
          <table:table-cell office:value-type="string" calcext:value-type="string">
            <text:p>रेशेदार फलों के सेवन से पेट ठीक रहता है</text:p>
          </table:table-cell>
          <table:table-cell office:value-type="string" calcext:value-type="string">
            <text:p>positive</text:p>
          </table:table-cell>
          <table:table-cell office:value-type="string" calcext:value-type="string">
            <text:p>मेरा बचपन बहुत ऐश से नहीं बीता।</text:p>
          </table:table-cell>
          <table:table-cell office:value-type="string" calcext:value-type="string">
            <text:p>negative</text:p>
          </table:table-cell>
          <table:table-cell office:value-type="string" calcext:value-type="string">
            <text:p>RT @aajtak: देखिए मोदी और साध्वी प्रज्ञा की तुलना पर क्या कहा बीजेपी प्रवक्ता ने</text:p>
            <text:p>#Dangal (@sardanarohit)</text:p>
            <text:p>पूरा कार्यक्रम: https://t.co/NNbA5…</text:p>
          </table:table-cell>
          <table:table-cell office:value-type="string" calcext:value-type="string">
            <text:p>neutral</text:p>
          </table:table-cell>
        </table:table-row>
        <table:table-row table:style-name="ro50">
          <table:table-cell office:value-type="string" calcext:value-type="string">
            <text:p>अरुचिकर कार्य नहीं करना चाहिए</text:p>
          </table:table-cell>
          <table:table-cell office:value-type="string" calcext:value-type="string">
            <text:p>positive</text:p>
          </table:table-cell>
          <table:table-cell office:value-type="string" calcext:value-type="string">
            <text:p>इधर, पिछला सप्ताह बॉक्स ऑफिस के लिए ठंडा रहा।</text:p>
          </table:table-cell>
          <table:table-cell office:value-type="string" calcext:value-type="string">
            <text:p>negative</text:p>
          </table:table-cell>
          <table:table-cell office:value-type="string" calcext:value-type="string">
            <text:p>RT @aajtak: आरएसएस विचारक अवनिजेश अवस्थी ने कांग्रेस पर साधा निशाना!</text:p>
            <text:p>देखिए #Dangal @sardanarohit के साथ</text:p>
            <text:p>लाइव: https://t.co/fOz5QPkk43 https…</text:p>
          </table:table-cell>
          <table:table-cell office:value-type="string" calcext:value-type="string">
            <text:p>neutral</text:p>
          </table:table-cell>
        </table:table-row>
        <table:table-row table:style-name="ro36">
          <table:table-cell office:value-type="string" calcext:value-type="string">
            <text:p>कभी-कभी किसी अनचाही वस्तु की प्राप्ति सुखदायक होती है</text:p>
          </table:table-cell>
          <table:table-cell office:value-type="string" calcext:value-type="string">
            <text:p>positive</text:p>
          </table:table-cell>
          <table:table-cell office:value-type="string" calcext:value-type="string">
            <text:p>महेश की वजह से लंदन में पिछला ओलंपिक मेरे लिए बुरा रहा.</text:p>
          </table:table-cell>
          <table:table-cell office:value-type="string" calcext:value-type="string">
            <text:p>negative</text:p>
          </table:table-cell>
          <table:table-cell office:value-type="string" calcext:value-type="string">
            <text:p>RT @aajtak: हिंदू आतंकवाद के विवाद पर भिड़े बीजेपी प्रवक्ता @gauravbh और कांग्रेस प्रवक्ता गौरव वल्लभ</text:p>
            <text:p>देखिए #Dangal @sardanarohit के साथ</text:p>
            <text:p>ला…</text:p>
          </table:table-cell>
          <table:table-cell office:value-type="string" calcext:value-type="string">
            <text:p>neutral</text:p>
          </table:table-cell>
        </table:table-row>
        <table:table-row table:style-name="ro69">
          <table:table-cell office:value-type="string" calcext:value-type="string">
            <text:p>थका पथिक वृक्ष की छाया में आराम कर रहा है</text:p>
          </table:table-cell>
          <table:table-cell office:value-type="string" calcext:value-type="string">
            <text:p>positive</text:p>
          </table:table-cell>
          <table:table-cell office:value-type="string" calcext:value-type="string">
            <text:p>राजस्थान रॉयल्स के खिलाफ उसका पिछला मैच तो किसी दुहस्वप्न सरीखा रहा।</text:p>
          </table:table-cell>
          <table:table-cell office:value-type="string" calcext:value-type="string">
            <text:p>negative</text:p>
          </table:table-cell>
          <table:table-cell office:value-type="string" calcext:value-type="string">
            <text:p>पीएम का हाथ, साध्वी प्रज्ञा के साथ!</text:p>
            <text:p>‘हिंदू आतंक’ पर बदनाम तो पार्टी ने दिया ईनाम?</text:p>
            <text:p>तुम हमें प्रज्ञा दोगे, हम तुम्हें… https://t.co/1Kq9952dm9</text:p>
          </table:table-cell>
          <table:table-cell office:value-type="string" calcext:value-type="string">
            <text:p>neutral</text:p>
          </table:table-cell>
        </table:table-row>
        <table:table-row table:style-name="ro6">
          <table:table-cell office:value-type="string" calcext:value-type="string">
            <text:p>उसने सांसारिक मोह से निवृत्त होकर संन्यास ले लिया</text:p>
          </table:table-cell>
          <table:table-cell office:value-type="string" calcext:value-type="string">
            <text:p>positive</text:p>
          </table:table-cell>
          <table:table-cell office:value-type="string" calcext:value-type="string">
            <text:p>पिछला एक साल इस बात का गवाह है कि सरकारी सख्ती भी निवेशकों के भरोसे को बदलने में पीछे छूट गई।</text:p>
          </table:table-cell>
          <table:table-cell office:value-type="string" calcext:value-type="string">
            <text:p>negative</text:p>
          </table:table-cell>
          <table:table-cell table:style-name="ce3" office:value-type="string" calcext:value-type="string">
            <text:p>शत्रुघ्न सिन्हा कह रहे हैं कि मैंने ग़लती से मुहम्मद अली जिन्ना को कांग्रेस परिवार का बता दिया था. मौलाना आज़ाद कह… https://t.co/xb8MXDNwAL</text:p>
          </table:table-cell>
          <table:table-cell office:value-type="string" calcext:value-type="string">
            <text:p>neutral</text:p>
          </table:table-cell>
        </table:table-row>
        <table:table-row table:style-name="ro58">
          <table:table-cell office:value-type="string" calcext:value-type="string">
            <text:p>मनचाही भिक्षा पाकर साधु ने दाता को तृप्त मन से दुवाएँ दी</text:p>
          </table:table-cell>
          <table:table-cell office:value-type="string" calcext:value-type="string">
            <text:p>positive</text:p>
          </table:table-cell>
          <table:table-cell office:value-type="string" calcext:value-type="string">
            <text:p>जाफरी ने कहा कि केजरीवाल पर दिल्ली की जनता को बेसहारा छोड़ देने का इल्जाम लगाया जाता है लेकिन सचाई यह है कि दिल्ली की जनता तो ना जाने कब से अनाथ थी।</text:p>
          </table:table-cell>
          <table:table-cell office:value-type="string" calcext:value-type="string">
            <text:p>negative</text:p>
          </table:table-cell>
          <table:table-cell table:style-name="ce3" office:value-type="string" calcext:value-type="string">
            <text:p>टीवी के आस पास नहीं हैं? तो यहाँ देख सकते हैं PM @narendramodi का सबसे शानदार इंटर्व्यू, सीधे गंगा किनारे से.… https://t.co/5Y3JjNl4n9</text:p>
          </table:table-cell>
          <table:table-cell office:value-type="string" calcext:value-type="string">
            <text:p>neutral</text:p>
          </table:table-cell>
        </table:table-row>
        <table:table-row table:style-name="ro6">
          <table:table-cell office:value-type="string" calcext:value-type="string">
            <text:p>मोहन का जीवन शांत है</text:p>
          </table:table-cell>
          <table:table-cell office:value-type="string" calcext:value-type="string">
            <text:p>positive</text:p>
          </table:table-cell>
          <table:table-cell office:value-type="string" calcext:value-type="string">
            <text:p>स्कूल ऑफ जर्नलिज्म में तैनात गार्ड रमेश अहिरवार को कैंपस की सड़क पर लावारिस पर्स पड़ा मिला।</text:p>
          </table:table-cell>
          <table:table-cell office:value-type="string" calcext:value-type="string">
            <text:p>negative</text:p>
          </table:table-cell>
          <table:table-cell table:style-name="ce3" office:value-type="string" calcext:value-type="string">
            <text:p>शुरू हो चुका है @aajtak पर. प्रधानमंत्री @narendramodi का ‘इंटर्व्यू गंगा किनारे वाला’. ज़रूर देखें. अपनी राय ट्वीट… https://t.co/O29tQID05i</text:p>
          </table:table-cell>
          <table:table-cell office:value-type="string" calcext:value-type="string">
            <text:p>neutral</text:p>
          </table:table-cell>
        </table:table-row>
        <table:table-row table:style-name="ro48">
          <table:table-cell office:value-type="string" calcext:value-type="string">
            <text:p>संयम से ही व्यक्ति जितेंद्रिय बन सकता है</text:p>
          </table:table-cell>
          <table:table-cell office:value-type="string" calcext:value-type="string">
            <text:p>positive</text:p>
          </table:table-cell>
          <table:table-cell office:value-type="string" calcext:value-type="string">
            <text:p>इंडस्ट्रियल एरिया के रोगी ज्यादा.</text:p>
          </table:table-cell>
          <table:table-cell office:value-type="string" calcext:value-type="string">
            <text:p>negative</text:p>
          </table:table-cell>
          <table:table-cell office:value-type="string" calcext:value-type="string">
            <text:p>RT @aajtak: पीएम के साथ कुछ मस्ती के पल !</text:p>
            <text:p>जब पीएम @narendramodi ने बताया कि इस इंटरव्यू  के बाद कैसे सोशल मीडिया पर ट्रोल हो सकते हैं @Rahu…</text:p>
          </table:table-cell>
          <table:table-cell office:value-type="string" calcext:value-type="string">
            <text:p>neutral</text:p>
          </table:table-cell>
        </table:table-row>
        <table:table-row table:style-name="ro9">
          <table:table-cell office:value-type="string" calcext:value-type="string">
            <text:p>अवसादग्रस्त रोगी का उचित उपचार किया जाना चाहिए</text:p>
          </table:table-cell>
          <table:table-cell office:value-type="string" calcext:value-type="string">
            <text:p>positive</text:p>
          </table:table-cell>
          <table:table-cell office:value-type="string" calcext:value-type="string">
            <text:p>लखनऊ: देश में लगभग तीन करोड़ लोग दमा के रोगी हैं।</text:p>
          </table:table-cell>
          <table:table-cell office:value-type="string" calcext:value-type="string">
            <text:p>negative</text:p>
          </table:table-cell>
          <table:table-cell office:value-type="string" calcext:value-type="string">
            <text:p>RT @aajtak: कांग्रेस 2024 की तैयारी कर रही है: @narendrataneja  </text:p>
            <text:p>#Dangal @sardanarohit </text:p>
            <text:p>लाइव: https://t.co/fOz5QPkk43 https://t.co/bDHHRFaf…</text:p>
          </table:table-cell>
          <table:table-cell office:value-type="string" calcext:value-type="string">
            <text:p>neutral</text:p>
          </table:table-cell>
        </table:table-row>
        <table:table-row table:style-name="ro38">
          <table:table-cell office:value-type="string" calcext:value-type="string">
            <text:p>खिलाड़ियों का मनोबल किसी भी स्थिति में नहीं टूटना चाहिए</text:p>
          </table:table-cell>
          <table:table-cell office:value-type="string" calcext:value-type="string">
            <text:p>positive</text:p>
          </table:table-cell>
          <table:table-cell office:value-type="string" calcext:value-type="string">
            <text:p>ऑपरेशन के लिए भी रोगी के परिजनों को ही रक्त की व्यवस्था करनी पड़ रही है।</text:p>
          </table:table-cell>
          <table:table-cell office:value-type="string" calcext:value-type="string">
            <text:p>negative</text:p>
          </table:table-cell>
          <table:table-cell office:value-type="string" calcext:value-type="string">
            <text:p>RT @aajtak: मछली को डुबाया नहीं जाता और NDA मछली है:@alok_ajay</text:p>
            <text:p>#Dangal @sardanarohit </text:p>
            <text:p>लाइव: https://t.co/fOz5QPkk43 https://t.co/xDdKhaAJxe</text:p>
          </table:table-cell>
          <table:table-cell office:value-type="string" calcext:value-type="string">
            <text:p>neutral</text:p>
          </table:table-cell>
        </table:table-row>
        <table:table-row table:style-name="ro51">
          <table:table-cell office:value-type="string" calcext:value-type="string">
            <text:p>गुरु के सिर पर हाथ रखते ही गूँगे बालयोगी के मुख से शब्द फूटे</text:p>
          </table:table-cell>
          <table:table-cell office:value-type="string" calcext:value-type="string">
            <text:p>positive</text:p>
          </table:table-cell>
          <table:table-cell office:value-type="string" calcext:value-type="string">
            <text:p>यदि समय रहते इसका उपचार नहीं किया जाए तो रोगी को अस्पताल में भर्ती करने तक की नौबत आ जाती है।</text:p>
          </table:table-cell>
          <table:table-cell office:value-type="string" calcext:value-type="string">
            <text:p>negative</text:p>
          </table:table-cell>
          <table:table-cell office:value-type="string" calcext:value-type="string">
            <text:p>RT @aajtak: सुनिए बंगाल में हो रही चुनाव हिंसा पर क्या बोले गौरव वल्लभ  </text:p>
            <text:p>#Dangal @sardanarohit </text:p>
            <text:p>लाइव: https://t.co/fOz5QPkk43 https://t.co/…</text:p>
          </table:table-cell>
          <table:table-cell office:value-type="string" calcext:value-type="string">
            <text:p>neutral</text:p>
          </table:table-cell>
        </table:table-row>
        <table:table-row table:style-name="ro69">
          <table:table-cell office:value-type="string" calcext:value-type="string">
            <text:p>हीरे की घिसाई बारीक़ी से की जाती है</text:p>
          </table:table-cell>
          <table:table-cell office:value-type="string" calcext:value-type="string">
            <text:p>positive</text:p>
          </table:table-cell>
          <table:table-cell office:value-type="string" calcext:value-type="string">
            <text:p>इसलिए हृदय रोगी थकान व तनाव महसूस कर सकते हैं, जिसके परिणामस्वरूप उनका ब्लडप्रेशर बढ़ सकता है।</text:p>
          </table:table-cell>
          <table:table-cell office:value-type="string" calcext:value-type="string">
            <text:p>negative</text:p>
          </table:table-cell>
          <table:table-cell office:value-type="string" calcext:value-type="string">
            <text:p>बिसात बनारस में, दाँव बंगाल पर!</text:p>
            <text:p>बंगाल को ममता से छीन पाएँगे मोदी?</text:p>
            <text:p>ममता पर वार से बंगाल में नैय्या पार?</text:p>
            <text:p>दंगल, 5PM,… https://t.co/IX9l24bQGV</text:p>
          </table:table-cell>
          <table:table-cell office:value-type="string" calcext:value-type="string">
            <text:p>neutral</text:p>
          </table:table-cell>
        </table:table-row>
        <table:table-row table:style-name="ro1">
          <table:table-cell office:value-type="string" calcext:value-type="string">
            <text:p>उसके शरीर की संरचना सुगठित है</text:p>
          </table:table-cell>
          <table:table-cell office:value-type="string" calcext:value-type="string">
            <text:p>positive</text:p>
          </table:table-cell>
          <table:table-cell office:value-type="string" calcext:value-type="string">
            <text:p>डॉक्टरों का कहना है, डायरिया का प्रकोप बारिश होने के बाद तेज होता है किंतु इस बार तो अभी से रोगी आने लगे हैं।</text:p>
          </table:table-cell>
          <table:table-cell office:value-type="string" calcext:value-type="string">
            <text:p>negative</text:p>
          </table:table-cell>
          <table:table-cell office:value-type="string" calcext:value-type="string">
            <text:p>RT @aajtak: #ModiOnAajTak: आज शाम 7 बजे देखिए पीएम @narendramodi का #exclusive इंटरव्यू सिर्फ आजतक पर. #Kashi </text:p>
            <text:p>(@anjanaomkashyap, @SwetaSin…</text:p>
          </table:table-cell>
          <table:table-cell office:value-type="string" calcext:value-type="string">
            <text:p>neutral</text:p>
          </table:table-cell>
        </table:table-row>
        <table:table-row table:style-name="ro47">
          <table:table-cell office:value-type="string" calcext:value-type="string">
            <text:p>इस बगीचे में कई प्रकार के गुलाब हैं</text:p>
          </table:table-cell>
          <table:table-cell office:value-type="string" calcext:value-type="string">
            <text:p>positive</text:p>
          </table:table-cell>
          <table:table-cell office:value-type="string" calcext:value-type="string">
            <text:p>भारतीय चुनावी अभियान में सांठगांठ को इतने बड़े पैमाने पर जगह मिलना कुछ हैरत में डालता है और तब यह और अनपेक्षित हो जाता है</text:p>
          </table:table-cell>
          <table:table-cell office:value-type="string" calcext:value-type="string">
            <text:p>negative</text:p>
          </table:table-cell>
          <table:table-cell table:style-name="ce3" office:value-type="string" calcext:value-type="string">
            <text:p>भदौरिया जी ट्वीट @akshaykumar के लिए कर रहे हो, टैग सलमान खान और शाहरुख़ खान को किए! चक्कर क्या है? 🧐 https://t.co/oXChqTAeG3</text:p>
          </table:table-cell>
          <table:table-cell office:value-type="string" calcext:value-type="string">
            <text:p>neutral</text:p>
          </table:table-cell>
        </table:table-row>
        <table:table-row table:style-name="ro23">
          <table:table-cell office:value-type="string" calcext:value-type="string">
            <text:p>रकार ने कृषि संसाधनों को बढ़ाया है</text:p>
          </table:table-cell>
          <table:table-cell office:value-type="string" calcext:value-type="string">
            <text:p>positive</text:p>
          </table:table-cell>
          <table:table-cell office:value-type="string" calcext:value-type="string">
            <text:p>50 लाख से 1.5 करोड़ अकाउंट्स "अवांछित" है, जो साइट के साथ पंजीकृत हैं।</text:p>
          </table:table-cell>
          <table:table-cell office:value-type="string" calcext:value-type="string">
            <text:p>negative</text:p>
          </table:table-cell>
          <table:table-cell table:style-name="ce3" office:value-type="string" calcext:value-type="string">
            <text:p>RT @pankajjha_: बड़े शहरों में हिंदू और मुसलमान साथ बैठ कर दारू पीते हैं और बीफ़ ( गोमांस) खाते हैं, ऐसा @Shehla_Rashid का कहना है. बेगूसरा…</text:p>
          </table:table-cell>
          <table:table-cell office:value-type="string" calcext:value-type="string">
            <text:p>neutral</text:p>
          </table:table-cell>
        </table:table-row>
        <table:table-row table:style-name="ro48">
          <table:table-cell office:value-type="string" calcext:value-type="string">
            <text:p>वह सदा दूसरों की हिम्मत बढ़ाता है </text:p>
          </table:table-cell>
          <table:table-cell office:value-type="string" calcext:value-type="string">
            <text:p>positive</text:p>
          </table:table-cell>
          <table:table-cell office:value-type="string" calcext:value-type="string">
            <text:p>उस अदृश्य ताकत ने मुझे मेरी इच्छा के विपरित पीछे धकेला।</text:p>
          </table:table-cell>
          <table:table-cell office:value-type="string" calcext:value-type="string">
            <text:p>negative</text:p>
          </table:table-cell>
          <table:table-cell office:value-type="string" calcext:value-type="string">
            <text:p>दंगल-दंगल प्यार बढ़ा है,विश्वास बढ़ा है</text:p>
            <text:p>अगल-बगल में कोई नहीं, बस आजतक खड़ा है! </text:p>
            <text:p/>
            <text:p>‘दंगल’ को हफ़्ते दर हफ़्ते कामयाबी… https://t.co/o6xL36DbEc</text:p>
          </table:table-cell>
          <table:table-cell office:value-type="string" calcext:value-type="string">
            <text:p>neutral</text:p>
          </table:table-cell>
        </table:table-row>
        <table:table-row table:style-name="ro68">
          <table:table-cell office:value-type="string" calcext:value-type="string">
            <text:p>उसने विकट परिस्थितियों में भी मेरा साथ दिया</text:p>
          </table:table-cell>
          <table:table-cell office:value-type="string" calcext:value-type="string">
            <text:p>positive</text:p>
          </table:table-cell>
          <table:table-cell office:value-type="string" calcext:value-type="string">
            <text:p>आबादी को घाघरा ने विलीन होने देना कतई उचित नहीं है।</text:p>
          </table:table-cell>
          <table:table-cell office:value-type="string" calcext:value-type="string">
            <text:p>negative</text:p>
          </table:table-cell>
          <table:table-cell office:value-type="string" calcext:value-type="string">
            <text:p>RT @prernakaul: आज काशी मेे 😂🤣</text:p>
            <text:p>मोदी जी के दर्शक! https://t.co/J8Uk7k7zIB</text:p>
          </table:table-cell>
          <table:table-cell office:value-type="string" calcext:value-type="string">
            <text:p>neutral</text:p>
          </table:table-cell>
        </table:table-row>
        <table:table-row table:style-name="ro55">
          <table:table-cell office:value-type="string" calcext:value-type="string">
            <text:p>बौद्धों ने बौद्ध धर्म को कई देशों में फैलाया</text:p>
          </table:table-cell>
          <table:table-cell office:value-type="string" calcext:value-type="string">
            <text:p>positive</text:p>
          </table:table-cell>
          <table:table-cell office:value-type="string" calcext:value-type="string">
            <text:p>पुलिसकर्मी सैक्स स्पॉट पर मौजूद असामाजिक तत्वों को पकडऩे या खदेडऩे के बजाय उन्हें अनदेखा कर देते हैं।</text:p>
          </table:table-cell>
          <table:table-cell office:value-type="string" calcext:value-type="string">
            <text:p>negative</text:p>
          </table:table-cell>
          <table:table-cell office:value-type="string" calcext:value-type="string">
            <text:p>RT @aajtak: प्रधानमंत्री @narendramodi पहुंचे बीएचयू गेट #Dangal </text:p>
            <text:p>लाइव: https://t.co/fOz5QPkk43  </text:p>
            <text:p>@sardanarohit https://t.co/c4L7fIR3fR</text:p>
          </table:table-cell>
          <table:table-cell office:value-type="string" calcext:value-type="string">
            <text:p>neutral</text:p>
          </table:table-cell>
        </table:table-row>
        <table:table-row table:style-name="ro55">
          <table:table-cell office:value-type="string" calcext:value-type="string">
            <text:p>उन्होंने कई राजनैतिक प्रतिभाओं को उभारा है</text:p>
          </table:table-cell>
          <table:table-cell office:value-type="string" calcext:value-type="string">
            <text:p>positive</text:p>
          </table:table-cell>
          <table:table-cell office:value-type="string" calcext:value-type="string">
            <text:p>मामूली बुखार समझकर लोग इसी बीमारी को अनदेखा कर देते है</text:p>
          </table:table-cell>
          <table:table-cell office:value-type="string" calcext:value-type="string">
            <text:p>negative</text:p>
          </table:table-cell>
          <table:table-cell office:value-type="string" calcext:value-type="string">
            <text:p>RT @aajtak: मोदी सरकार पर @RTforINC का तंज़ #Dangal</text:p>
            <text:p>लाइव: https://t.co/fOz5QPkk43 </text:p>
            <text:p>@sardanarohit https://t.co/1u7jr71h6Q</text:p>
          </table:table-cell>
          <table:table-cell office:value-type="string" calcext:value-type="string">
            <text:p>neutral</text:p>
          </table:table-cell>
        </table:table-row>
        <table:table-row table:style-name="ro23">
          <table:table-cell office:value-type="string" calcext:value-type="string">
            <text:p>संयमित कर्म करके मनुष्य अपना जीवन सफल बना सकता है</text:p>
          </table:table-cell>
          <table:table-cell office:value-type="string" calcext:value-type="string">
            <text:p>positive</text:p>
          </table:table-cell>
          <table:table-cell office:value-type="string" calcext:value-type="string">
            <text:p>सोनम ने बात करना तो दूर बल्कि उन्हें अनदेखा सा कर दिया।</text:p>
          </table:table-cell>
          <table:table-cell office:value-type="string" calcext:value-type="string">
            <text:p>negative</text:p>
          </table:table-cell>
          <table:table-cell table:style-name="ce3" office:value-type="string" calcext:value-type="string">
            <text:p>RT @aajtak: कोई नहीं हैं टक्कर में? देखिए #Dangal #Varanasi से@sardanarohit के साथ #ATLivestream https://t.co/PdEXvnjuJn</text:p>
          </table:table-cell>
          <table:table-cell office:value-type="string" calcext:value-type="string">
            <text:p>neutral</text:p>
          </table:table-cell>
        </table:table-row>
        <table:table-row table:style-name="ro35">
          <table:table-cell office:value-type="string" calcext:value-type="string">
            <text:p>संयमी का मन संयमित होता है</text:p>
          </table:table-cell>
          <table:table-cell office:value-type="string" calcext:value-type="string">
            <text:p>positive</text:p>
          </table:table-cell>
          <table:table-cell office:value-type="string" calcext:value-type="string">
            <text:p>उन्होंने घई को देखने के बावजूद भी उन्हें अनदेखा कर दिया।</text:p>
          </table:table-cell>
          <table:table-cell office:value-type="string" calcext:value-type="string">
            <text:p>negative</text:p>
          </table:table-cell>
          <table:table-cell office:value-type="string" calcext:value-type="string">
            <text:p>मोदी के सामने विपक्ष ने हथियार डाले?</text:p>
            <text:p>कांग्रेस ने प्रियंका की बजाय अजय राय पे दाँव क्यों लगाया?</text:p>
            <text:p>बनारस से विशेष कवरेज… https://t.co/cdAcRuAOSX</text:p>
          </table:table-cell>
          <table:table-cell office:value-type="string" calcext:value-type="string">
            <text:p>neutral</text:p>
          </table:table-cell>
        </table:table-row>
        <table:table-row table:style-name="ro19">
          <table:table-cell office:value-type="string" calcext:value-type="string">
            <text:p>सरकस में बौने का खेल देखकर बच्चे लोट-पोट हो गये</text:p>
          </table:table-cell>
          <table:table-cell office:value-type="string" calcext:value-type="string">
            <text:p>positive</text:p>
          </table:table-cell>
          <table:table-cell office:value-type="string" calcext:value-type="string">
            <text:p>उनके समक्ष एक और बड़ी परेशानी खड़ी हो गई है।</text:p>
          </table:table-cell>
          <table:table-cell office:value-type="string" calcext:value-type="string">
            <text:p>negative</text:p>
          </table:table-cell>
          <table:table-cell table:style-name="ce3" office:value-type="string" calcext:value-type="string">
            <text:p>बनारस से प्रियंका गांधी वाड्रा नहीं लड़ेंगी चुनाव. कांग्रेस ने एक बार फिर अजय राय को ही मैदान में उतारा.</text:p>
          </table:table-cell>
          <table:table-cell office:value-type="string" calcext:value-type="string">
            <text:p>neutral</text:p>
          </table:table-cell>
        </table:table-row>
        <table:table-row table:style-name="ro23">
          <table:table-cell office:value-type="string" calcext:value-type="string">
            <text:p>कोई भी काम तरीक़े से करना चाहिए</text:p>
          </table:table-cell>
          <table:table-cell office:value-type="string" calcext:value-type="string">
            <text:p>positive</text:p>
          </table:table-cell>
          <table:table-cell office:value-type="string" calcext:value-type="string">
            <text:p>ऐशबाग इलाके में पुराने विवाद पर बदमाशों के बीच खूनी संघर्ष हो गया।</text:p>
          </table:table-cell>
          <table:table-cell office:value-type="string" calcext:value-type="string">
            <text:p>negative</text:p>
          </table:table-cell>
          <table:table-cell table:style-name="ce3" office:value-type="string" calcext:value-type="string">
            <text:p>जन्मदिवस की शुभकामनाएँ @nikhildubei जी! https://t.co/8Oep39BS2u</text:p>
          </table:table-cell>
          <table:table-cell office:value-type="string" calcext:value-type="string">
            <text:p>neutral</text:p>
          </table:table-cell>
        </table:table-row>
        <table:table-row table:style-name="ro45">
          <table:table-cell office:value-type="string" calcext:value-type="string">
            <text:p>युक्तिपूर्वक आप यह कार्य कर सकते हैं</text:p>
          </table:table-cell>
          <table:table-cell office:value-type="string" calcext:value-type="string">
            <text:p>positive</text:p>
          </table:table-cell>
          <table:table-cell office:value-type="string" calcext:value-type="string">
            <text:p>टवेरा से पहुंचे शातिर बदमाशों ने थर्सडे को नैनी में खूनी खेल खेला.</text:p>
          </table:table-cell>
          <table:table-cell office:value-type="string" calcext:value-type="string">
            <text:p>negative</text:p>
          </table:table-cell>
          <table:table-cell office:value-type="string" calcext:value-type="string">
            <text:p>RT @aajtak: सुनिए बीजेपी नेता ने क्या कहा राहुल गांधी के बारे में</text:p>
            <text:p>देखिए #Dangal @sardanarohit के साथ</text:p>
            <text:p>लाइव: https://t.co/fOz5QPkk43 https://…</text:p>
          </table:table-cell>
          <table:table-cell office:value-type="string" calcext:value-type="string">
            <text:p>neutral</text:p>
          </table:table-cell>
        </table:table-row>
        <table:table-row table:style-name="ro45">
          <table:table-cell office:value-type="string" calcext:value-type="string">
            <text:p>यह काम विधिपूर्वक हो जाना चाहिए</text:p>
          </table:table-cell>
          <table:table-cell office:value-type="string" calcext:value-type="string">
            <text:p>positive</text:p>
          </table:table-cell>
          <table:table-cell office:value-type="string" calcext:value-type="string">
            <text:p>मीडिया में उदय का मजाक उड़ना शुरू हो गया।</text:p>
          </table:table-cell>
          <table:table-cell office:value-type="string" calcext:value-type="string">
            <text:p>negative</text:p>
          </table:table-cell>
          <table:table-cell office:value-type="string" calcext:value-type="string">
            <text:p>RT @aajtak: क्या एकदूसरे पर निजी प्रहार करना चुनावी शिष्टाचार है?</text:p>
            <text:p>देखिए #Dangal @sardanarohit के साथ</text:p>
            <text:p>लाइव: https://t.co/fOz5QPkk43 https://…</text:p>
          </table:table-cell>
          <table:table-cell office:value-type="string" calcext:value-type="string">
            <text:p>neutral</text:p>
          </table:table-cell>
        </table:table-row>
        <table:table-row table:style-name="ro32">
          <table:table-cell office:value-type="string" calcext:value-type="string">
            <text:p>माँ ने बच्चे को लोगों की नज़र से बचाने के लिए उसके माथे पर काला टीका लगा दिया</text:p>
          </table:table-cell>
          <table:table-cell office:value-type="string" calcext:value-type="string">
            <text:p>positive</text:p>
          </table:table-cell>
          <table:table-cell office:value-type="string" calcext:value-type="string">
            <text:p>कहानी एकदम बिखर जाती है.</text:p>
          </table:table-cell>
          <table:table-cell office:value-type="string" calcext:value-type="string">
            <text:p>negative</text:p>
          </table:table-cell>
          <table:table-cell office:value-type="string" calcext:value-type="string">
            <text:p>RT @aajtak: #LokSabhaElections2019 के बारे में उत्तर प्रदेश के मुख्यमंत्री @MYogiAdityanath ने की @sardanarohit से ख़ास बातचीत!</text:p>
            <text:p>#ATVideo</text:p>
            <text:p>पू…</text:p>
          </table:table-cell>
          <table:table-cell office:value-type="string" calcext:value-type="string">
            <text:p>neutral</text:p>
          </table:table-cell>
        </table:table-row>
        <table:table-row table:style-name="ro79">
          <table:table-cell office:value-type="string" calcext:value-type="string">
            <text:p>पुलिस ने उस चोर पर नज़र रखी है</text:p>
          </table:table-cell>
          <table:table-cell office:value-type="string" calcext:value-type="string">
            <text:p>positive</text:p>
          </table:table-cell>
          <table:table-cell office:value-type="string" calcext:value-type="string">
            <text:p>इस बार उनकी चुनौती क्वार्टर फाइनल में निपट गई।</text:p>
          </table:table-cell>
          <table:table-cell office:value-type="string" calcext:value-type="string">
            <text:p>negative</text:p>
          </table:table-cell>
          <table:table-cell office:value-type="string" calcext:value-type="string">
            <text:p>देश की सबसे VVIP लोकसभा सीट रायबरेली से आज का ‘दंगल’.</text:p>
            <text:p>5 PM. @aajtak पर. https://t.co/qh2t2bwzYh</text:p>
          </table:table-cell>
          <table:table-cell office:value-type="string" calcext:value-type="string">
            <text:p>neutral</text:p>
          </table:table-cell>
        </table:table-row>
        <table:table-row table:style-name="ro17">
          <table:table-cell office:value-type="string" calcext:value-type="string">
            <text:p>उसकी पहचान की दाद देनी चाहिए</text:p>
          </table:table-cell>
          <table:table-cell office:value-type="string" calcext:value-type="string">
            <text:p>positive</text:p>
          </table:table-cell>
          <table:table-cell office:value-type="string" calcext:value-type="string">
            <text:p>हालाकि ये बात सरासर झूठ निकली.</text:p>
          </table:table-cell>
          <table:table-cell office:value-type="string" calcext:value-type="string">
            <text:p>negative</text:p>
          </table:table-cell>
          <table:table-cell table:style-name="ce3" office:value-type="string" calcext:value-type="string">
            <text:p>तीसरे चरण की वोटिंग के बाद आया पीएम मोदी का छठे चरण का इंटर्व्यू. ‘गुम प्रचार’ से होगी वोट की ‘गुम चोट’?… https://t.co/xvE0ux35Gz</text:p>
          </table:table-cell>
          <table:table-cell office:value-type="string" calcext:value-type="string">
            <text:p>neutral</text:p>
          </table:table-cell>
        </table:table-row>
        <table:table-row table:style-name="ro19">
          <table:table-cell office:value-type="string" calcext:value-type="string">
            <text:p>उसकी चंचल चितवन मोहक थी</text:p>
          </table:table-cell>
          <table:table-cell office:value-type="string" calcext:value-type="string">
            <text:p>positive</text:p>
          </table:table-cell>
          <table:table-cell office:value-type="string" calcext:value-type="string">
            <text:p>हालांकि, अब कैट इस बात को सरासर अफवाह बता रही हैं।</text:p>
          </table:table-cell>
          <table:table-cell office:value-type="string" calcext:value-type="string">
            <text:p>negative</text:p>
          </table:table-cell>
          <table:table-cell table:style-name="ce3" office:value-type="string" calcext:value-type="string">
            <text:p>RT @capt_ivane: इस घटना में दुखद खबर ये है कि 3 साल के मासूम गुलाम की देर रात मौत हो गई। पुलिस ने कार चालक आस मोहम्मद के खिलाफ गैर इरादतन ह…</text:p>
          </table:table-cell>
          <table:table-cell office:value-type="string" calcext:value-type="string">
            <text:p>neutral</text:p>
          </table:table-cell>
        </table:table-row>
        <table:table-row table:style-name="ro23">
          <table:table-cell office:value-type="string" calcext:value-type="string">
            <text:p>वाह! क्या अनुपम दृश्य है</text:p>
          </table:table-cell>
          <table:table-cell office:value-type="string" calcext:value-type="string">
            <text:p>positive</text:p>
          </table:table-cell>
          <table:table-cell office:value-type="string" calcext:value-type="string">
            <text:p>लक्ष्य से ठीक 3 रन पहले वाटसन का विकेट युजवेंद्र चहल ने चटकाया.</text:p>
          </table:table-cell>
          <table:table-cell office:value-type="string" calcext:value-type="string">
            <text:p>negative</text:p>
          </table:table-cell>
          <table:table-cell table:style-name="ce3" office:value-type="string" calcext:value-type="string">
            <text:p>यूपी में 74+ सीटें जीतने का दावा कैसे कर रहे हैं @myogiadityanath ? साध्वी प्रज्ञा के बाबरी वाले बयान पर क्या बोले… https://t.co/p98Mbn45Jt</text:p>
          </table:table-cell>
          <table:table-cell office:value-type="string" calcext:value-type="string">
            <text:p>neutral</text:p>
          </table:table-cell>
        </table:table-row>
        <table:table-row table:style-name="ro51">
          <table:table-cell office:value-type="string" calcext:value-type="string">
            <text:p>वे अन्यतम सारंगी वादक थे</text:p>
          </table:table-cell>
          <table:table-cell office:value-type="string" calcext:value-type="string">
            <text:p>positive</text:p>
          </table:table-cell>
          <table:table-cell office:value-type="string" calcext:value-type="string">
            <text:p>अगर सब कुछ ठीक ठाक रहा तो जल्द आपकी जिंदगी थोड़ी और आसान हो जाएगी।</text:p>
          </table:table-cell>
          <table:table-cell office:value-type="string" calcext:value-type="string">
            <text:p>negative</text:p>
          </table:table-cell>
          <table:table-cell office:value-type="string" calcext:value-type="string">
            <text:p>RT @aajtak: UP के CM @myogiadityanath ने आजतक से की खास बातचीत, कहा - 'हम जीतेंगे 400 सीटें' </text:p>
            <text:p>#Phase3 #LokSabhaElections2019 #VotingRound3…</text:p>
          </table:table-cell>
          <table:table-cell office:value-type="string" calcext:value-type="string">
            <text:p>neutral</text:p>
          </table:table-cell>
        </table:table-row>
        <table:table-row table:style-name="ro46">
          <table:table-cell office:value-type="string" calcext:value-type="string">
            <text:p>यह असंदिग्ध व्यक्ति है, इस पर संदेह करने की कोई आवश्यकता नहीं है</text:p>
          </table:table-cell>
          <table:table-cell office:value-type="string" calcext:value-type="string">
            <text:p>positive</text:p>
          </table:table-cell>
          <table:table-cell office:value-type="string" calcext:value-type="string">
            <text:p>मैच में अधिकतर चीजें ठीक करने के बावजूद हम जीत से सिर्फ एक शॉट पीछे रह गए।</text:p>
          </table:table-cell>
          <table:table-cell office:value-type="string" calcext:value-type="string">
            <text:p>negative</text:p>
          </table:table-cell>
          <table:table-cell office:value-type="string" calcext:value-type="string">
            <text:p>RT @aajtak: #Lucknow की जनता ने BJP और SP के प्रवक्ताओं से पूछे अपने सवाल </text:p>
            <text:p>देखिए #Lucknow से #Dangal @sardanarohit के साथ</text:p>
            <text:p>Live: https://t.c…</text:p>
          </table:table-cell>
          <table:table-cell office:value-type="string" calcext:value-type="string">
            <text:p>neutral</text:p>
          </table:table-cell>
        </table:table-row>
        <table:table-row table:style-name="ro28">
          <table:table-cell office:value-type="string" calcext:value-type="string">
            <text:p>महाभारत युद्ध में पाँडवों ने अपनी निश्शंक वीरता के बल पर विजय प्राप्त की</text:p>
          </table:table-cell>
          <table:table-cell office:value-type="string" calcext:value-type="string">
            <text:p>positive</text:p>
          </table:table-cell>
          <table:table-cell office:value-type="string" calcext:value-type="string">
            <text:p>विद्या के न आने की वजह पूछने पर इतना ही बताया जा रहा है कि उनकी तबियत ठीक नहीं है।</text:p>
          </table:table-cell>
          <table:table-cell office:value-type="string" calcext:value-type="string">
            <text:p>negative</text:p>
          </table:table-cell>
          <table:table-cell office:value-type="string" calcext:value-type="string">
            <text:p>RT @aajtak: फिर एक बार EVM पर तकरार !</text:p>
            <text:p>देखिए इस मुद्दे पर #Lucknow से #Dangal में बड़ी बहस @sardanarohit के साथ</text:p>
            <text:p>Live: https://t.co/fOz5QPkk4…</text:p>
          </table:table-cell>
          <table:table-cell office:value-type="string" calcext:value-type="string">
            <text:p>neutral</text:p>
          </table:table-cell>
        </table:table-row>
        <table:table-row table:style-name="ro48">
          <table:table-cell office:value-type="string" calcext:value-type="string">
            <text:p>यंत्र गतिशील अवस्था में है </text:p>
          </table:table-cell>
          <table:table-cell office:value-type="string" calcext:value-type="string">
            <text:p>positive</text:p>
          </table:table-cell>
          <table:table-cell office:value-type="string" calcext:value-type="string">
            <text:p>अदालत के आदेश के बाद शो के प्रोड्यूसर्स और सलमान के खिलाफ यह मामला दर्ज किया गया.</text:p>
          </table:table-cell>
          <table:table-cell office:value-type="string" calcext:value-type="string">
            <text:p>negative</text:p>
          </table:table-cell>
          <table:table-cell office:value-type="string" calcext:value-type="string">
            <text:p>चुनाव के तीसरे ही चरण में टूट रहा भरोसा?</text:p>
            <text:p>EVM के ख़िलाफ़ क्यों उठने लगे सवाल?</text:p>
            <text:p>योगी कहें मोदी की लहर - अखिलेश बोलें E… https://t.co/1DiaDyPy7N</text:p>
          </table:table-cell>
          <table:table-cell office:value-type="string" calcext:value-type="string">
            <text:p>neutral</text:p>
          </table:table-cell>
        </table:table-row>
        <table:table-row table:style-name="ro17">
          <table:table-cell office:value-type="string" calcext:value-type="string">
            <text:p>मैं नियोजित समय पर आप से मिलूँगा</text:p>
          </table:table-cell>
          <table:table-cell office:value-type="string" calcext:value-type="string">
            <text:p>positive</text:p>
          </table:table-cell>
          <table:table-cell office:value-type="string" calcext:value-type="string">
            <text:p>मैं इससे थोड़ा निराश था।</text:p>
          </table:table-cell>
          <table:table-cell office:value-type="string" calcext:value-type="string">
            <text:p>negative</text:p>
          </table:table-cell>
          <table:table-cell table:style-name="ce3" office:value-type="string" calcext:value-type="string">
            <text:p>अपने नेताओं में देश सेवा की ललक इतनी कूट-कूट के भरी है कि अपनी पार्टी टिकट काट दे तो फ़ौरन दूसरी पार्टी पकड़ लेते हैं.</text:p>
          </table:table-cell>
          <table:table-cell office:value-type="string" calcext:value-type="string">
            <text:p>neutral</text:p>
          </table:table-cell>
        </table:table-row>
        <table:table-row table:style-name="ro19">
          <table:table-cell office:value-type="string" calcext:value-type="string">
            <text:p>सही समय पर योजित कार्य को सम्पन्न कर देना चाहिए</text:p>
          </table:table-cell>
          <table:table-cell office:value-type="string" calcext:value-type="string">
            <text:p>positive</text:p>
          </table:table-cell>
          <table:table-cell office:value-type="string" calcext:value-type="string">
            <text:p>उन्हें भारतीय क्रिकेट के अहित की तनिक भी चिंता नहीं है।</text:p>
          </table:table-cell>
          <table:table-cell office:value-type="string" calcext:value-type="string">
            <text:p>negative</text:p>
          </table:table-cell>
          <table:table-cell table:style-name="ce3" office:value-type="string" calcext:value-type="string">
            <text:p>बधाई हो सुमित जी! @awasthis https://t.co/1o9RQyOSUD</text:p>
          </table:table-cell>
          <table:table-cell office:value-type="string" calcext:value-type="string">
            <text:p>neutral</text:p>
          </table:table-cell>
        </table:table-row>
        <table:table-row table:style-name="ro17">
          <table:table-cell office:value-type="string" calcext:value-type="string">
            <text:p>हमें असहायों की सहायता करनी चाहिए</text:p>
          </table:table-cell>
          <table:table-cell office:value-type="string" calcext:value-type="string">
            <text:p>positive</text:p>
          </table:table-cell>
          <table:table-cell office:value-type="string" calcext:value-type="string">
            <text:p>यह मोदी भक्ति भी उनके ज्यादा काम नहीं आई।</text:p>
          </table:table-cell>
          <table:table-cell office:value-type="string" calcext:value-type="string">
            <text:p>negative</text:p>
          </table:table-cell>
          <table:table-cell table:style-name="ce3" office:value-type="string" calcext:value-type="string">
            <text:p>इससे अफ़सोसनाक कुछ नहीं हो सकता. हर माता-पिता के लिए सबक़ है ये हादसा. भगवान से प्रार्थना है बच्चा ठीक हो जाए! https://t.co/cUXrGZKUpH</text:p>
          </table:table-cell>
          <table:table-cell office:value-type="string" calcext:value-type="string">
            <text:p>neutral</text:p>
          </table:table-cell>
        </table:table-row>
        <table:table-row table:style-name="ro25">
          <table:table-cell office:value-type="string" calcext:value-type="string">
            <text:p>यह संस्था निराश्रित लोगों को आश्रय प्रदान करती है</text:p>
          </table:table-cell>
          <table:table-cell office:value-type="string" calcext:value-type="string">
            <text:p>positive</text:p>
          </table:table-cell>
          <table:table-cell office:value-type="string" calcext:value-type="string">
            <text:p>वित्तीय वर्ष के साथ ही शैक्षणिक सत्र भी समाप्त हो चुका है लेकिन जिले में 74 हजार से ज्यादा विद्यार्थी समेकित छात्रवृत्ति से वंचित हॅै। </text:p>
          </table:table-cell>
          <table:table-cell office:value-type="string" calcext:value-type="string">
            <text:p>negative</text:p>
          </table:table-cell>
          <table:table-cell table:style-name="ce3" office:value-type="string" calcext:value-type="string">
            <text:p>लखनऊ आए और पान ना खाए तो क्या खाए? https://t.co/D9kh16IuyN</text:p>
          </table:table-cell>
          <table:table-cell office:value-type="string" calcext:value-type="string">
            <text:p>neutral</text:p>
          </table:table-cell>
        </table:table-row>
        <table:table-row table:style-name="ro12">
          <table:table-cell office:value-type="string" calcext:value-type="string">
            <text:p>श्याम ने अपना सारा जीवन अनाथ बच्चों की परवरिश में बिता दिया</text:p>
          </table:table-cell>
          <table:table-cell office:value-type="string" calcext:value-type="string">
            <text:p>positive</text:p>
          </table:table-cell>
          <table:table-cell office:value-type="string" calcext:value-type="string">
            <text:p>बैंक खुली, लेकिन भीड़ ने रुलाया</text:p>
          </table:table-cell>
          <table:table-cell office:value-type="string" calcext:value-type="string">
            <text:p>negative</text:p>
          </table:table-cell>
          <table:table-cell office:value-type="string" calcext:value-type="string">
            <text:p>RT @pramiladixit: वार्ताओं के अखिल भारतीय कार्यक्रम में इस सप्ताह सुनें 'कॉपी राइट' विषय पर फ़ोन इन </text:p>
            <text:p>आज रात्रि 9:30 बजे इंद्रप्रस्थ चैनल पर…</text:p>
          </table:table-cell>
          <table:table-cell office:value-type="string" calcext:value-type="string">
            <text:p>neutral</text:p>
          </table:table-cell>
        </table:table-row>
        <table:table-row table:style-name="ro12">
          <table:table-cell office:value-type="string" calcext:value-type="string">
            <text:p>निर्धन व्यक्ति कड़ी मेहनत करके धनी हो सकता है</text:p>
          </table:table-cell>
          <table:table-cell office:value-type="string" calcext:value-type="string">
            <text:p>positive</text:p>
          </table:table-cell>
          <table:table-cell office:value-type="string" calcext:value-type="string">
            <text:p>केजरीवाल और चिदम्बरम दोनो के सोंच में ज्यादा फ़र्क़ नही है तथापि एक को मौका मिला जबकि दूसरे को मौका का ताक हैं</text:p>
          </table:table-cell>
          <table:table-cell office:value-type="string" calcext:value-type="string">
            <text:p>negative</text:p>
          </table:table-cell>
          <table:table-cell office:value-type="string" calcext:value-type="string">
            <text:p>RT @AkashvaniAIR: वार्ताओं के अखिल भारतीय कार्यक्रम में इस सप्ताह सुनें 'कॉपी राइट' विषय पर फ़ोन इन </text:p>
            <text:p>आज रात्रि 9:30 बजे इंद्रप्रस्थ चैनल पर…</text:p>
          </table:table-cell>
          <table:table-cell office:value-type="string" calcext:value-type="string">
            <text:p>neutral</text:p>
          </table:table-cell>
        </table:table-row>
        <table:table-row table:style-name="ro16">
          <table:table-cell office:value-type="string" calcext:value-type="string">
            <text:p>यहाँ अनाथों को शरण दी जाती है</text:p>
          </table:table-cell>
          <table:table-cell office:value-type="string" calcext:value-type="string">
            <text:p>positive</text:p>
          </table:table-cell>
          <table:table-cell office:value-type="string" calcext:value-type="string">
            <text:p>मोदी ने सिलवासा को गुजरात का पड़ोसी बताते हुए कहा कि मैं फिर भी यहां के लोगों की सेवा नहीं कर पाता हूं।</text:p>
          </table:table-cell>
          <table:table-cell office:value-type="string" calcext:value-type="string">
            <text:p>negative</text:p>
          </table:table-cell>
          <table:table-cell office:value-type="string" calcext:value-type="string">
            <text:p>RT @aajtak: #LokSabhaElections2019 #Lucknow</text:p>
            <text:p>'बली', 'अली' और अब 'अनारकली', चुनाव में कैसी हवा चली ? </text:p>
            <text:p>देखिए #Dangal @sardanarohit के साथ : ht…</text:p>
          </table:table-cell>
          <table:table-cell office:value-type="string" calcext:value-type="string">
            <text:p>neutral</text:p>
          </table:table-cell>
        </table:table-row>
        <table:table-row table:style-name="ro57">
          <table:table-cell office:value-type="string" calcext:value-type="string">
            <text:p>हमें अपने पूर्वजों के उच्च आदर्शों का पालन करना चाहिए</text:p>
          </table:table-cell>
          <table:table-cell office:value-type="string" calcext:value-type="string">
            <text:p>positive</text:p>
          </table:table-cell>
          <table:table-cell office:value-type="string" calcext:value-type="string">
            <text:p>इससे पहले वे शून्य की हैट्रिक बना चुके हैं और अब चार पारियों में उन्होंने अभी तक केवल एक रन बनाया है।</text:p>
          </table:table-cell>
          <table:table-cell office:value-type="string" calcext:value-type="string">
            <text:p>negative</text:p>
          </table:table-cell>
          <table:table-cell office:value-type="string" calcext:value-type="string">
            <text:p>RT @aajtak: #LokSabhaElections2019 </text:p>
            <text:p>आया ‘एटम बम’ का नाम, हुए दिवाली, ईद बदनाम!</text:p>
            <text:p>देखिए #Dangal #Lucknow से @sardanarohit के साथ</text:p>
            <text:p>Live: https:/…</text:p>
          </table:table-cell>
          <table:table-cell office:value-type="string" calcext:value-type="string">
            <text:p>neutral</text:p>
          </table:table-cell>
        </table:table-row>
        <table:table-row table:style-name="ro16">
          <table:table-cell office:value-type="string" calcext:value-type="string">
            <text:p>बुलंद हौसलों के साथ कुछ भी करना संभव है</text:p>
          </table:table-cell>
          <table:table-cell office:value-type="string" calcext:value-type="string">
            <text:p>positive</text:p>
          </table:table-cell>
          <table:table-cell office:value-type="string" calcext:value-type="string">
            <text:p>2 महीने बीतने के बावजूद गुजरात सरकार ने अभी तक कोई कदम नहीं उठाया।</text:p>
          </table:table-cell>
          <table:table-cell office:value-type="string" calcext:value-type="string">
            <text:p>negative</text:p>
          </table:table-cell>
          <table:table-cell office:value-type="string" calcext:value-type="string">
            <text:p>RT @aajtak: #LokSabhaElections2019 </text:p>
            <text:p>चुनाव में ताली के लिए ‘गाली’ देंगे? </text:p>
            <text:p>देखिए इस मुद्दे पर #Dangal #Lucknow से @sardanarohit के साथ</text:p>
            <text:p>Live:…</text:p>
          </table:table-cell>
          <table:table-cell office:value-type="string" calcext:value-type="string">
            <text:p>neutral</text:p>
          </table:table-cell>
        </table:table-row>
        <table:table-row table:style-name="ro53">
          <table:table-cell office:value-type="string" calcext:value-type="string">
            <text:p>यह आपके लिए अनुपयोगी वस्तु है </text:p>
          </table:table-cell>
          <table:table-cell office:value-type="string" calcext:value-type="string">
            <text:p>positive</text:p>
          </table:table-cell>
          <table:table-cell office:value-type="string" calcext:value-type="string">
            <text:p>सरकार अब तक ज्यादा लिए गए पैसों में से महज 40 करोड़ रुपये की ही वसूली कर पाई है।</text:p>
          </table:table-cell>
          <table:table-cell office:value-type="string" calcext:value-type="string">
            <text:p>negative</text:p>
          </table:table-cell>
          <table:table-cell office:value-type="string" calcext:value-type="string">
            <text:p>अनारकली...इलू इलू...एटम...</text:p>
            <text:p>चुनाव जिताएँगे ‘मुँह के बम’?</text:p>
            <text:p>आज का ‘दंगल’ लखनऊ से.</text:p>
            <text:p>शाम 5 बजे, @aajtak पर. https://t.co/n5nY2rGGXp</text:p>
          </table:table-cell>
          <table:table-cell office:value-type="string" calcext:value-type="string">
            <text:p>neutral</text:p>
          </table:table-cell>
        </table:table-row>
        <table:table-row table:style-name="ro19">
          <table:table-cell office:value-type="string" calcext:value-type="string">
            <text:p>राजा ने अपकर्षक व्यक्ति को क्षमा कर दिया</text:p>
          </table:table-cell>
          <table:table-cell office:value-type="string" calcext:value-type="string">
            <text:p>positive</text:p>
          </table:table-cell>
          <table:table-cell office:value-type="string" calcext:value-type="string">
            <text:p>आयोग ने बंद कराए आईटी कंपनी के 5 दफ्तर |</text:p>
          </table:table-cell>
          <table:table-cell office:value-type="string" calcext:value-type="string">
            <text:p>negative</text:p>
          </table:table-cell>
          <table:table-cell table:style-name="ce3" office:value-type="string" calcext:value-type="string">
            <text:p>कांग्रेस अध्यक्ष राहुल गांधी ने सुप्रीम कोर्ट से अदालत के कंधे पर बंदूक़ रख कर चलाने के लिए माफ़ी माँगी. राहुल ने क… https://t.co/GEr1O6Zqcc</text:p>
          </table:table-cell>
          <table:table-cell office:value-type="string" calcext:value-type="string">
            <text:p>neutral</text:p>
          </table:table-cell>
        </table:table-row>
        <table:table-row table:style-name="ro6">
          <table:table-cell office:value-type="string" calcext:value-type="string">
            <text:p>लोगों ने विजेता को अपने कंधों पर उठा लिया</text:p>
          </table:table-cell>
          <table:table-cell office:value-type="string" calcext:value-type="string">
            <text:p>positive</text:p>
          </table:table-cell>
          <table:table-cell office:value-type="string" calcext:value-type="string">
            <text:p>इंडोनेशिया में आये भूकंप के बाद सुनामी आने की चेतावनी ने बॉलीवुड में काफी लोगों को हिला कर रख दिया।</text:p>
          </table:table-cell>
          <table:table-cell office:value-type="string" calcext:value-type="string">
            <text:p>negative</text:p>
          </table:table-cell>
          <table:table-cell table:style-name="ce3" office:value-type="string" calcext:value-type="string">
            <text:p>अमेठी के निर्वाचन अधिकारी ने राहुल गांधी का नामांकन वैध ठहराया. नागरिकता और योग्यता को ले कर उठे सवाल ख़ारिज.</text:p>
          </table:table-cell>
          <table:table-cell office:value-type="string" calcext:value-type="string">
            <text:p>neutral</text:p>
          </table:table-cell>
        </table:table-row>
        <table:table-row table:style-name="ro23">
          <table:table-cell office:value-type="string" calcext:value-type="string">
            <text:p>यह काम संभव है, मैं इसे कर दूँगा</text:p>
          </table:table-cell>
          <table:table-cell office:value-type="string" calcext:value-type="string">
            <text:p>positive</text:p>
          </table:table-cell>
          <table:table-cell office:value-type="string" calcext:value-type="string">
            <text:p>टाटा मोटर्स के MD कार्ल स्लिम ने की खुदकुशी, कारोबारी जगत में शोक </text:p>
          </table:table-cell>
          <table:table-cell office:value-type="string" calcext:value-type="string">
            <text:p>negative</text:p>
          </table:table-cell>
          <table:table-cell table:style-name="ce3" office:value-type="string" calcext:value-type="string">
            <text:p>लोगों ने सोचा था अब शादी हो गई, वो भी IAS अफ़सर से, अब तो गाना-बजाना बंद कर चुकी होंगी! लेकिन @maliniawasthi ने सुर… https://t.co/eM01PhTa3T</text:p>
          </table:table-cell>
          <table:table-cell office:value-type="string" calcext:value-type="string">
            <text:p>neutral</text:p>
          </table:table-cell>
        </table:table-row>
        <table:table-row table:style-name="ro23">
          <table:table-cell office:value-type="string" calcext:value-type="string">
            <text:p>खस्ते टोस्ट पर मक्खन लगाकर कर खाने का मजा ही कुछ और होता है</text:p>
          </table:table-cell>
          <table:table-cell office:value-type="string" calcext:value-type="string">
            <text:p>positive</text:p>
          </table:table-cell>
          <table:table-cell office:value-type="string" calcext:value-type="string">
            <text:p>कम बारिश से पूर्वोत्तर में खेती पर असर, बढ़ेगी महंगाई </text:p>
          </table:table-cell>
          <table:table-cell office:value-type="string" calcext:value-type="string">
            <text:p>negative</text:p>
          </table:table-cell>
          <table:table-cell table:style-name="ce3" office:value-type="string" calcext:value-type="string">
            <text:p>फैक्ट चेक: PM मोदी पर भाषण में गाली देने का आरोप गलत https://t.co/V8OntbWr27 via @aajtak</text:p>
          </table:table-cell>
          <table:table-cell office:value-type="string" calcext:value-type="string">
            <text:p>neutral</text:p>
          </table:table-cell>
        </table:table-row>
        <table:table-row table:style-name="ro48">
          <table:table-cell office:value-type="string" calcext:value-type="string">
            <text:p>बहू ने सास को करारा जवाब दिया</text:p>
          </table:table-cell>
          <table:table-cell office:value-type="string" calcext:value-type="string">
            <text:p>positive</text:p>
          </table:table-cell>
          <table:table-cell office:value-type="string" calcext:value-type="string">
            <text:p>कम बारिश से पूर्वोत्तर में खेती पर असर, बढ़ेगी महंगाई </text:p>
          </table:table-cell>
          <table:table-cell office:value-type="string" calcext:value-type="string">
            <text:p>negative</text:p>
          </table:table-cell>
          <table:table-cell office:value-type="string" calcext:value-type="string">
            <text:p>RT @udayfoundation: जहाँ इन्हें बीमारी से बचाने के लिए डॉक्टर लड़ रहे हैं, वही इन्हें भूख से बचाने के लिए हम और आप लड़ रहे हैं।</text:p>
            <text:p/>
            <text:p>बस 11 रुपए…</text:p>
          </table:table-cell>
          <table:table-cell office:value-type="string" calcext:value-type="string">
            <text:p>neutral</text:p>
          </table:table-cell>
        </table:table-row>
        <table:table-row table:style-name="ro53">
          <table:table-cell office:value-type="string" calcext:value-type="string">
            <text:p>प्रभु प्राप्ति का सरल मार्ग भक्ति है</text:p>
          </table:table-cell>
          <table:table-cell office:value-type="string" calcext:value-type="string">
            <text:p>positive</text:p>
          </table:table-cell>
          <table:table-cell office:value-type="string" calcext:value-type="string">
            <text:p>बिहार में आरजेडी नेता की पीट-पीटकर हत्या |</text:p>
          </table:table-cell>
          <table:table-cell office:value-type="string" calcext:value-type="string">
            <text:p>negative</text:p>
          </table:table-cell>
          <table:table-cell office:value-type="string" calcext:value-type="string">
            <text:p>RT @aajtak: भाजपा की प्रमिला पान्डे बोलीं कि विरोधी पार्टियों ने किया है वाराणसी को बर्बाद और इनको खुद ही नहीं गठबंधन पर भरोसा। </text:p>
            <text:p>#LokSabhaE…</text:p>
          </table:table-cell>
          <table:table-cell office:value-type="string" calcext:value-type="string">
            <text:p>neutral</text:p>
          </table:table-cell>
        </table:table-row>
        <table:table-row table:style-name="ro23">
          <table:table-cell office:value-type="string" calcext:value-type="string">
            <text:p>समतल भूमि पर अच्छी खेती होती है</text:p>
          </table:table-cell>
          <table:table-cell office:value-type="string" calcext:value-type="string">
            <text:p>positive</text:p>
          </table:table-cell>
          <table:table-cell office:value-type="string" calcext:value-type="string">
            <text:p>रैली से एक दिन पहले नरेंद्र मोदी के सुरक्षाकर्मी की हार्ट अटैक से मौत </text:p>
          </table:table-cell>
          <table:table-cell office:value-type="string" calcext:value-type="string">
            <text:p>negative</text:p>
          </table:table-cell>
          <table:table-cell table:style-name="ce3" office:value-type="string" calcext:value-type="string">
            <text:p>RT @aajtak: #Wayanad में बोलीं प्रियंका गाँधी, राहुल चाहेंगे तो वाराणसी से ज़रूर लड़ूंगी चुनाव। इस पर सुनिए क्या बोले बसपा के एमएच खान और…</text:p>
          </table:table-cell>
          <table:table-cell office:value-type="string" calcext:value-type="string">
            <text:p>neutral</text:p>
          </table:table-cell>
        </table:table-row>
        <table:table-row table:style-name="ro69">
          <table:table-cell office:value-type="string" calcext:value-type="string">
            <text:p>ईमानदार व्यक्ति सम्मान का पात्र होता है</text:p>
          </table:table-cell>
          <table:table-cell office:value-type="string" calcext:value-type="string">
            <text:p>positive</text:p>
          </table:table-cell>
          <table:table-cell office:value-type="string" calcext:value-type="string">
            <text:p>सड़क हादसे में 11 लोगों की दर्दनाक मौत |</text:p>
          </table:table-cell>
          <table:table-cell office:value-type="string" calcext:value-type="string">
            <text:p>negative</text:p>
          </table:table-cell>
          <table:table-cell office:value-type="string" calcext:value-type="string">
            <text:p>मायावती बोलीं ‘मुसलमान कांग्रेस को वोट ना दें, गठबंधन को दें’. </text:p>
            <text:p>सिद्धू ने लगा दिया ‘अल्ला हो अकबर’ का नारा. मोदी-यो… https://t.co/uIF4KHyoAq</text:p>
          </table:table-cell>
          <table:table-cell office:value-type="string" calcext:value-type="string">
            <text:p>neutral</text:p>
          </table:table-cell>
        </table:table-row>
        <table:table-row table:style-name="ro19">
          <table:table-cell office:value-type="string" calcext:value-type="string">
            <text:p>स्वस्थ शरीर में ही स्वस्थ मस्तिष्क का विकास होता है </text:p>
          </table:table-cell>
          <table:table-cell office:value-type="string" calcext:value-type="string">
            <text:p>positive</text:p>
          </table:table-cell>
          <table:table-cell office:value-type="string" calcext:value-type="string">
            <text:p>कराची में जियो टीवी के संपादक हाम‍िद मीर को गोली मारी गई |</text:p>
          </table:table-cell>
          <table:table-cell office:value-type="string" calcext:value-type="string">
            <text:p>negative</text:p>
          </table:table-cell>
          <table:table-cell table:style-name="ce3" office:value-type="string" calcext:value-type="string">
            <text:p>RT @capt_ivane: भई ऐसा ना हो ये भी अभिभावकों की जेब से ही जाए और सज़ा भी अन्तत: वो ही भुगतें। https://t.co/HjLNYsVmp6</text:p>
          </table:table-cell>
          <table:table-cell office:value-type="string" calcext:value-type="string">
            <text:p>neutral</text:p>
          </table:table-cell>
        </table:table-row>
        <table:table-row table:style-name="ro14">
          <table:table-cell office:value-type="string" calcext:value-type="string">
            <text:p>वह हमेशा साहसिक काम ही करता है</text:p>
          </table:table-cell>
          <table:table-cell office:value-type="string" calcext:value-type="string">
            <text:p>positive</text:p>
          </table:table-cell>
          <table:table-cell office:value-type="string" calcext:value-type="string">
            <text:p>नोबल पुरस्कार विजेता गार्सिया मारकेस का निधन | मां ने मार डाला अपने ही छह बच्‍चों को |</text:p>
          </table:table-cell>
          <table:table-cell office:value-type="string" calcext:value-type="string">
            <text:p>negative</text:p>
          </table:table-cell>
          <table:table-cell office:value-type="string" calcext:value-type="string">
            <text:p>RT @aajtak: यूपी की लड़ाई में किसकी होगी जीत, किसकी होगी विदाई?</text:p>
            <text:p>देखिए #Dangal कन्नौज से @sardanarohit के साथ </text:p>
            <text:p>पूरा कार्यक्रम https://t.co/E…</text:p>
          </table:table-cell>
          <table:table-cell office:value-type="string" calcext:value-type="string">
            <text:p>neutral</text:p>
          </table:table-cell>
        </table:table-row>
        <table:table-row table:style-name="ro12">
          <table:table-cell office:value-type="string" calcext:value-type="string">
            <text:p>उसने अपनी जान जोखिम में डालकर डूबते हुए बच्चे को बचाया</text:p>
          </table:table-cell>
          <table:table-cell office:value-type="string" calcext:value-type="string">
            <text:p>positive</text:p>
          </table:table-cell>
          <table:table-cell office:value-type="string" calcext:value-type="string">
            <text:p>शादी तोड़ने से नाराज डॉक्‍टर गर्लफ्रेंड ने काट डाला मंगेतर का गुप्‍तांग |</text:p>
          </table:table-cell>
          <table:table-cell office:value-type="string" calcext:value-type="string">
            <text:p>negative</text:p>
          </table:table-cell>
          <table:table-cell office:value-type="string" calcext:value-type="string">
            <text:p>ज़्यादा ‘पिछड़ा’ कौन? मोदी या मुलायम?</text:p>
            <text:p>यूपी में असली-नक़ली पिछड़ों की लड़ाई!</text:p>
            <text:p>विरोधियों को ‘बाबर की औलाद’ बताएँगे तो… https://t.co/JEcMNk6rjT</text:p>
          </table:table-cell>
          <table:table-cell office:value-type="string" calcext:value-type="string">
            <text:p>neutral</text:p>
          </table:table-cell>
        </table:table-row>
        <table:table-row table:style-name="ro19">
          <table:table-cell office:value-type="string" calcext:value-type="string">
            <text:p>सेठजी का जन्म धन-धान्य से परिपूर्ण घर में हुआ था</text:p>
          </table:table-cell>
          <table:table-cell office:value-type="string" calcext:value-type="string">
            <text:p>positive</text:p>
          </table:table-cell>
          <table:table-cell office:value-type="string" calcext:value-type="string">
            <text:p>नाइजीरिया में हुए हमलों में 150 लोगों की मौत |</text:p>
          </table:table-cell>
          <table:table-cell office:value-type="string" calcext:value-type="string">
            <text:p>negative</text:p>
          </table:table-cell>
          <table:table-cell table:style-name="ce3" office:value-type="string" calcext:value-type="string">
            <text:p>@theskindoctor13 😂😂 उनको साथ ही चाय पिला दी डॉक्टर साहब! 🙏</text:p>
          </table:table-cell>
          <table:table-cell office:value-type="string" calcext:value-type="string">
            <text:p>neutral</text:p>
          </table:table-cell>
        </table:table-row>
        <table:table-row table:style-name="ro19">
          <table:table-cell office:value-type="string" calcext:value-type="string">
            <text:p>लालाजी का घर धन-धान्य से परिपूर्ण है </text:p>
          </table:table-cell>
          <table:table-cell office:value-type="string" calcext:value-type="string">
            <text:p>positive</text:p>
          </table:table-cell>
          <table:table-cell office:value-type="string" calcext:value-type="string">
            <text:p>पाकिस्तान में 9 महीने के बच्चे पर लगा हत्या का आरोप</text:p>
          </table:table-cell>
          <table:table-cell office:value-type="string" calcext:value-type="string">
            <text:p>negative</text:p>
          </table:table-cell>
          <table:table-cell table:style-name="ce3" office:value-type="string" calcext:value-type="string">
            <text:p>कहा था ना कुल्हड़ का साइज़ छोटा होता जा रहा है! आगे लगता है दीवाली वाले मिट्टी के दिए’ में चाय मिलेगी!… https://t.co/lf61nfWPqY</text:p>
          </table:table-cell>
          <table:table-cell office:value-type="string" calcext:value-type="string">
            <text:p>neutral</text:p>
          </table:table-cell>
        </table:table-row>
        <table:table-row table:style-name="ro23">
          <table:table-cell office:value-type="string" calcext:value-type="string">
            <text:p>श्याम के गुणों के कारण उसकी कुरूपता छिप जाती है</text:p>
          </table:table-cell>
          <table:table-cell office:value-type="string" calcext:value-type="string">
            <text:p>positive</text:p>
          </table:table-cell>
          <table:table-cell office:value-type="string" calcext:value-type="string">
            <text:p>टीम इंडिया के कप्तान महेन्द्र सिंह धोनी के वोट नहीं डालने से निराश है।</text:p>
          </table:table-cell>
          <table:table-cell office:value-type="string" calcext:value-type="string">
            <text:p>negative</text:p>
          </table:table-cell>
          <table:table-cell table:style-name="ce3" office:value-type="string" calcext:value-type="string">
            <text:p>ध्रुव लाल क्या कह रहे हैं उससे ज़्यादा महत्वपूर्ण है कि चुनाव आयोग क्या कह रहा है? @vikasbha https://t.co/ylR5GuquBH</text:p>
          </table:table-cell>
          <table:table-cell office:value-type="string" calcext:value-type="string">
            <text:p>neutral</text:p>
          </table:table-cell>
        </table:table-row>
        <table:table-row table:style-name="ro10">
          <table:table-cell office:value-type="string" calcext:value-type="string">
            <text:p>भारत अनगढ़ हीरो का आयात करता है</text:p>
          </table:table-cell>
          <table:table-cell office:value-type="string" calcext:value-type="string">
            <text:p>positive</text:p>
          </table:table-cell>
          <table:table-cell office:value-type="string" calcext:value-type="string">
            <text:p>योगगुरु रामदेव के तीन ट्रस्टों के बैंक खाते चुनाव आयोग की जांच के दायरे में आ गए हैं।</text:p>
          </table:table-cell>
          <table:table-cell office:value-type="string" calcext:value-type="string">
            <text:p>negative</text:p>
          </table:table-cell>
          <table:table-cell table:style-name="ce3" office:value-type="string" calcext:value-type="string">
            <text:p>चुनाव में नेता रैलियों में पसीना बहाते हैं, आप जिम में पसीना बहा रहे हो? अखिलेश जी ढूँढ रहे होंगे वहाँ! वैसे जिम से… https://t.co/DIQHUtWXLo</text:p>
          </table:table-cell>
          <table:table-cell office:value-type="string" calcext:value-type="string">
            <text:p>neutral</text:p>
          </table:table-cell>
        </table:table-row>
        <table:table-row table:style-name="ro9">
          <table:table-cell office:value-type="string" calcext:value-type="string">
            <text:p>अनाड़ी खिलाड़ियों ने भी अच्छे खेल का प्रदर्शन किया</text:p>
          </table:table-cell>
          <table:table-cell office:value-type="string" calcext:value-type="string">
            <text:p>positive</text:p>
          </table:table-cell>
          <table:table-cell office:value-type="string" calcext:value-type="string">
            <text:p>फोन पर युवती को तंग करने की शिकायत पर सदर पुलिस ने एक सैनिक को गिरफ्तार किया है।</text:p>
          </table:table-cell>
          <table:table-cell office:value-type="string" calcext:value-type="string">
            <text:p>negative</text:p>
          </table:table-cell>
          <table:table-cell office:value-type="string" calcext:value-type="string">
            <text:p>RT @AalokTweet: तू जब राह से भटकेगा,मैं बोलूँगा</text:p>
            <text:p>मुझको कुछ भी खटकेगा,मैं बोलूँगा</text:p>
            <text:p/>
            <text:p>सच का लहजा थोड़ा टेढ़ा होता है</text:p>
            <text:p>तू कहने में अटकेगा,मैं बो…</text:p>
          </table:table-cell>
          <table:table-cell office:value-type="string" calcext:value-type="string">
            <text:p>neutral</text:p>
          </table:table-cell>
        </table:table-row>
        <table:table-row table:style-name="ro19">
          <table:table-cell office:value-type="string" calcext:value-type="string">
            <text:p>यह फूल इन सबसे अलग है</text:p>
          </table:table-cell>
          <table:table-cell office:value-type="string" calcext:value-type="string">
            <text:p>positive</text:p>
          </table:table-cell>
          <table:table-cell office:value-type="string" calcext:value-type="string">
            <text:p>अविहिताचरण और विषयभोग की इच्छा कुपथ्य है।</text:p>
          </table:table-cell>
          <table:table-cell office:value-type="string" calcext:value-type="string">
            <text:p>negative</text:p>
          </table:table-cell>
          <table:table-cell table:style-name="ce3" office:value-type="string" calcext:value-type="string">
            <text:p>किसी कुतर्की के कुतर्क पर उसी की भाषा में कुतर्क कर दो तो कुतर्कियों की पूरी जमात अपने कुतर्की के कुतर्क की पैरवी में उतर आती है.</text:p>
          </table:table-cell>
          <table:table-cell office:value-type="string" calcext:value-type="string">
            <text:p>neutral</text:p>
          </table:table-cell>
        </table:table-row>
        <table:table-row table:style-name="ro19">
          <table:table-cell office:value-type="string" calcext:value-type="string">
            <text:p>मैं पंचायत द्वारा स्वीकृत कार्य ही कर रहा हूँ</text:p>
          </table:table-cell>
          <table:table-cell office:value-type="string" calcext:value-type="string">
            <text:p>positive</text:p>
          </table:table-cell>
          <table:table-cell office:value-type="string" calcext:value-type="string">
            <text:p>बारिश नहीं होने से खरीफ की फसलों को नुकसान हुआ है।</text:p>
          </table:table-cell>
          <table:table-cell office:value-type="string" calcext:value-type="string">
            <text:p>negative</text:p>
          </table:table-cell>
          <table:table-cell table:style-name="ce3" office:value-type="string" calcext:value-type="string">
            <text:p>RT @vikasbha: गलत बात है रोहित भाई, साम्प्रदायिक सौहार्द बना कर रखना आपका और सिर्फ आपका धर्म है,भले ही आप देश के टुकड़े (पाकिस्तान) करके ब…</text:p>
          </table:table-cell>
          <table:table-cell office:value-type="string" calcext:value-type="string">
            <text:p>neutral</text:p>
          </table:table-cell>
        </table:table-row>
        <table:table-row table:style-name="ro23">
          <table:table-cell office:value-type="string" calcext:value-type="string">
            <text:p>सरकार द्वारा स्वीकृत परियोजना जल्द ही शुरू होने वाली है</text:p>
          </table:table-cell>
          <table:table-cell office:value-type="string" calcext:value-type="string">
            <text:p>positive</text:p>
          </table:table-cell>
          <table:table-cell office:value-type="string" calcext:value-type="string">
            <text:p>राज ठाकरे को निशाने पर लेते हुए उद्धव ने उन्हें बरसाती चिड़िया तक कह डाला।</text:p>
          </table:table-cell>
          <table:table-cell office:value-type="string" calcext:value-type="string">
            <text:p>negative</text:p>
          </table:table-cell>
          <table:table-cell table:style-name="ce3" office:value-type="string" calcext:value-type="string">
            <text:p>अब मैं पूछ दूँगा अगर कि आपकी दुकान तो ठीक चल रही है ना, तो दूसरा रंग देने दौड़ेंगी आप ! वैसे भाईसाहब को बता तो दिया… https://t.co/9s7mHc7sHo</text:p>
          </table:table-cell>
          <table:table-cell office:value-type="string" calcext:value-type="string">
            <text:p>neutral</text:p>
          </table:table-cell>
        </table:table-row>
        <table:table-row table:style-name="ro23">
          <table:table-cell office:value-type="string" calcext:value-type="string">
            <text:p>उसने अपने कार्यभार को सहर्ष अंगीकृत किया</text:p>
          </table:table-cell>
          <table:table-cell office:value-type="string" calcext:value-type="string">
            <text:p>positive</text:p>
          </table:table-cell>
          <table:table-cell office:value-type="string" calcext:value-type="string">
            <text:p>शहर को हैवानियत ताबड़तोड़ शर्मसार कर रही है।</text:p>
          </table:table-cell>
          <table:table-cell office:value-type="string" calcext:value-type="string">
            <text:p>negative</text:p>
          </table:table-cell>
          <table:table-cell table:style-name="ce3" office:value-type="string" calcext:value-type="string">
            <text:p>साध्वी प्रज्ञा और कथित ‘भगवा आतंकवाद’ पर मचे हंगामे के बीच ही पुराने सहयोगी @drpraveentiwari की किताब हाल में आई है… https://t.co/oKRjgHP0q3</text:p>
          </table:table-cell>
          <table:table-cell office:value-type="string" calcext:value-type="string">
            <text:p>neutral</text:p>
          </table:table-cell>
        </table:table-row>
        <table:table-row table:style-name="ro6">
          <table:table-cell office:value-type="string" calcext:value-type="string">
            <text:p>गायकों के स्वरों से गुंजित भवन में सभी शांत बैठे थे</text:p>
          </table:table-cell>
          <table:table-cell office:value-type="string" calcext:value-type="string">
            <text:p>positive</text:p>
          </table:table-cell>
          <table:table-cell office:value-type="string" calcext:value-type="string">
            <text:p>खौफ, हैवानियत, दरिंदगी यहां की फिजाओं में समाज का सबसे शर्मनाक प्रदूषण बनकर घुलने लगा है।</text:p>
          </table:table-cell>
          <table:table-cell office:value-type="string" calcext:value-type="string">
            <text:p>negative</text:p>
          </table:table-cell>
          <table:table-cell table:style-name="ce3" office:value-type="string" calcext:value-type="string">
            <text:p>फर्जी मतदान मामले पर से उठ गया ‘बुर्का’ ! | UP Tak https://t.co/ZpYVglwoBq via @YouTube</text:p>
          </table:table-cell>
          <table:table-cell office:value-type="string" calcext:value-type="string">
            <text:p>neutral</text:p>
          </table:table-cell>
        </table:table-row>
        <table:table-row table:style-name="ro17">
          <table:table-cell office:value-type="string" calcext:value-type="string">
            <text:p>महात्माजी बहुत तेजस्वी हैं</text:p>
          </table:table-cell>
          <table:table-cell office:value-type="string" calcext:value-type="string">
            <text:p>positive</text:p>
          </table:table-cell>
          <table:table-cell office:value-type="string" calcext:value-type="string">
            <text:p>यूपीए का पूरा कार्यकाल दागदार |</text:p>
          </table:table-cell>
          <table:table-cell office:value-type="string" calcext:value-type="string">
            <text:p>negative</text:p>
          </table:table-cell>
          <table:table-cell table:style-name="ce3" office:value-type="string" calcext:value-type="string">
            <text:p>BSP की जगह ग़लती से BJP को वोट डाल आया तो घर आ कर काट डाली अपनी उंगली! | UP Tak https://t.co/KcNVyfRF1a via @YouTube</text:p>
          </table:table-cell>
          <table:table-cell office:value-type="string" calcext:value-type="string">
            <text:p>neutral</text:p>
          </table:table-cell>
        </table:table-row>
        <table:table-row table:style-name="ro36">
          <table:table-cell office:value-type="string" calcext:value-type="string">
            <text:p>पंडित महेश अपने क्षेत्र के एक प्रतिष्ठित व्यक्ति हैं </text:p>
          </table:table-cell>
          <table:table-cell office:value-type="string" calcext:value-type="string">
            <text:p>positive</text:p>
          </table:table-cell>
          <table:table-cell office:value-type="string" calcext:value-type="string">
            <text:p>भाजपा जानबूझकर साम्प्रदायिक रास्ता अपना रही है |</text:p>
          </table:table-cell>
          <table:table-cell office:value-type="string" calcext:value-type="string">
            <text:p>negative</text:p>
          </table:table-cell>
          <table:table-cell office:value-type="string" calcext:value-type="string">
            <text:p>RT @aajtak: सुनिए हिंदू आतंकवाद और साध्वी प्रज्ञा पर क्या कहा भाजपा प्रवक्ता @gauravbh ने</text:p>
            <text:p>देखिए #Dangal @sardanarohit के साथ</text:p>
            <text:p>पूरा कार्यक्रम…</text:p>
          </table:table-cell>
          <table:table-cell office:value-type="string" calcext:value-type="string">
            <text:p>neutral</text:p>
          </table:table-cell>
        </table:table-row>
        <table:table-row table:style-name="ro12">
          <table:table-cell office:value-type="string" calcext:value-type="string">
            <text:p>व्यवहार कुशल लोग सबको प्रसन्न रखते हुए अपना काम निकाल लेते हैं</text:p>
          </table:table-cell>
          <table:table-cell office:value-type="string" calcext:value-type="string">
            <text:p>positive</text:p>
          </table:table-cell>
          <table:table-cell office:value-type="string" calcext:value-type="string">
            <text:p>महाशिवरात्रि पर सुबह से ठहर-ठहर कर बारिश होती रही। </text:p>
          </table:table-cell>
          <table:table-cell office:value-type="string" calcext:value-type="string">
            <text:p>negative</text:p>
          </table:table-cell>
          <table:table-cell office:value-type="string" calcext:value-type="string">
            <text:p>आज दो एपिसोड बैक टू बैक!</text:p>
            <text:p>4 बजे - धर्मयुद्ध या धर्म-संकट?</text:p>
            <text:p>5 बजे - ‘राष्ट्रवाद’ की लड़ाई, ‘हिंदू आतंक’ पर आई?</text:p>
            <text:p>4 बजे… https://t.co/7ZZhqS2IAM</text:p>
          </table:table-cell>
          <table:table-cell office:value-type="string" calcext:value-type="string">
            <text:p>neutral</text:p>
          </table:table-cell>
        </table:table-row>
        <table:table-row table:style-name="ro35">
          <table:table-cell office:value-type="string" calcext:value-type="string">
            <text:p>गीता एक अनुशीलनीय ग्रंथ है</text:p>
          </table:table-cell>
          <table:table-cell office:value-type="string" calcext:value-type="string">
            <text:p>positive</text:p>
          </table:table-cell>
          <table:table-cell office:value-type="string" calcext:value-type="string">
            <text:p>एनडीए के 6 वर्ष का कार्यकाल विकास के मामले में अच्छा रहा है। </text:p>
          </table:table-cell>
          <table:table-cell office:value-type="string" calcext:value-type="string">
            <text:p>negative</text:p>
          </table:table-cell>
          <table:table-cell office:value-type="string" calcext:value-type="string">
            <text:p>साध्वी प्रज्ञा पर मचा घमासान!</text:p>
            <text:p>चुनाव में किसकी होगी राह आसान?</text:p>
            <text:p>शहीद करकरे पर प्रज्ञा के बयान से फँस गयी BJP?</text:p>
            <text:p>धर्मयुद्… https://t.co/We25RkhXyH</text:p>
          </table:table-cell>
          <table:table-cell office:value-type="string" calcext:value-type="string">
            <text:p>neutral</text:p>
          </table:table-cell>
        </table:table-row>
        <table:table-row table:style-name="ro23">
          <table:table-cell office:value-type="string" calcext:value-type="string">
            <text:p>अपनी मेहनत के बल पर उसने कम समय में अत्यधिक उन्नति की है</text:p>
          </table:table-cell>
          <table:table-cell office:value-type="string" calcext:value-type="string">
            <text:p>positive</text:p>
          </table:table-cell>
          <table:table-cell office:value-type="string" calcext:value-type="string">
            <text:p>जिले में बिजली की बेहिसाब कटौती से जनजीवन बेहाल हो गया है।</text:p>
          </table:table-cell>
          <table:table-cell office:value-type="string" calcext:value-type="string">
            <text:p>negative</text:p>
          </table:table-cell>
          <table:table-cell table:style-name="ce3" office:value-type="string" calcext:value-type="string">
            <text:p>RT @capt_ivane: गुजरात के सुरेंद्रनगर के एक गांव में जनसभा में किसी अन्जान आदमी ने स्टेज पर @HardikPatel_ को थप्पड़ मारा। https://t.co/hYUY…</text:p>
          </table:table-cell>
          <table:table-cell office:value-type="string" calcext:value-type="string">
            <text:p>neutral</text:p>
          </table:table-cell>
        </table:table-row>
        <table:table-row table:style-name="ro10">
          <table:table-cell office:value-type="string" calcext:value-type="string">
            <text:p>उन्होंने एसपी को शस्त्र का सत्यापन कराने वाले लोगों को अविलंब सूचना देने को कहा है।</text:p>
          </table:table-cell>
          <table:table-cell office:value-type="string" calcext:value-type="string">
            <text:p>positive</text:p>
          </table:table-cell>
          <table:table-cell office:value-type="string" calcext:value-type="string">
            <text:p>बिजली की बेहिसाब कटौती से लोगों में काफी नाराजगी है।</text:p>
          </table:table-cell>
          <table:table-cell office:value-type="string" calcext:value-type="string">
            <text:p>negative</text:p>
          </table:table-cell>
          <table:table-cell table:style-name="ce3" office:value-type="string" calcext:value-type="string">
            <text:p>RT @aruneshkumara: पटना के पारस हॉस्पिटल में भर्ती भारतीय सेना में <text:s/>मेजर तिवारी जी की माँ को डायलिसिस के लिए एक <text:s/>यूनिट किसी भी ग्रुप के ब्ल…</text:p>
          </table:table-cell>
          <table:table-cell office:value-type="string" calcext:value-type="string">
            <text:p>neutral</text:p>
          </table:table-cell>
        </table:table-row>
        <table:table-row table:style-name="ro19">
          <table:table-cell office:value-type="string" calcext:value-type="string">
            <text:p>नए उपग्रह का प्रक्षेपण निष्फल नहीं हुआ</text:p>
          </table:table-cell>
          <table:table-cell office:value-type="string" calcext:value-type="string">
            <text:p>positive</text:p>
          </table:table-cell>
          <table:table-cell office:value-type="string" calcext:value-type="string">
            <text:p>बेतहाशा बिजली कटौती से लोगों में काफी नाराजगी है।</text:p>
          </table:table-cell>
          <table:table-cell office:value-type="string" calcext:value-type="string">
            <text:p>negative</text:p>
          </table:table-cell>
          <table:table-cell table:style-name="ce3" office:value-type="string" calcext:value-type="string">
            <text:p>ठसक हो तो शत्रुघ्न सिन्हा जैसी हो! मर्ज़ी की सीट की शर्त पर पार्टी बदली. अपनी पार्टी के अध्यक्ष की बजाय पत्नी की पा… https://t.co/1pB5NOaDz9</text:p>
          </table:table-cell>
          <table:table-cell office:value-type="string" calcext:value-type="string">
            <text:p>neutral</text:p>
          </table:table-cell>
        </table:table-row>
        <table:table-row table:style-name="ro40">
          <table:table-cell office:value-type="string" calcext:value-type="string">
            <text:p>बुरे लोगों की संगति अच्छी नहीं होती</text:p>
          </table:table-cell>
          <table:table-cell office:value-type="string" calcext:value-type="string">
            <text:p>positive</text:p>
          </table:table-cell>
          <table:table-cell office:value-type="string" calcext:value-type="string">
            <text:p>कांग्रेस ने भाजपा के अभूतपूर्व बेतहाशा प्रचार को लेकर नरेंद्र मोदी पर यह आरोप लगाया है।</text:p>
          </table:table-cell>
          <table:table-cell office:value-type="string" calcext:value-type="string">
            <text:p>negative</text:p>
          </table:table-cell>
          <table:table-cell office:value-type="string" calcext:value-type="string">
            <text:p>RT @aajtak: जनता मेरा साथ ज़रूर देगी: साध्वी प्रज्ञा #Dangal</text:p>
            <text:p>लाइव: https://t.co/fOz5QPkk43 </text:p>
            <text:p>@sardanarohit https://t.co/qjvUWYCQM7</text:p>
          </table:table-cell>
          <table:table-cell office:value-type="string" calcext:value-type="string">
            <text:p>neutral</text:p>
          </table:table-cell>
        </table:table-row>
        <table:table-row table:style-name="ro61">
          <table:table-cell office:value-type="string" calcext:value-type="string">
            <text:p>उन्होंने एसपी को शस्त्र का सत्यापन कराने वाले लोगों को अविलंब सूचना देने को कहा है।</text:p>
          </table:table-cell>
          <table:table-cell office:value-type="string" calcext:value-type="string">
            <text:p>positive</text:p>
          </table:table-cell>
          <table:table-cell office:value-type="string" calcext:value-type="string">
            <text:p>अंधाधुंधगोलीबारी में चार लोगों की मौत हो गई।</text:p>
          </table:table-cell>
          <table:table-cell office:value-type="string" calcext:value-type="string">
            <text:p>negative</text:p>
          </table:table-cell>
          <table:table-cell office:value-type="string" calcext:value-type="string">
            <text:p>RT @aajtak: कांग्रेसी समाज को संवेदनहीन बनाना चाहते हैं: साध्वी प्रज्ञा </text:p>
            <text:p>#Dangal @sardanarohit </text:p>
            <text:p> लाइव: https://t.co/fOz5QPkk43 https://t.co…</text:p>
          </table:table-cell>
          <table:table-cell office:value-type="string" calcext:value-type="string">
            <text:p>neutral</text:p>
          </table:table-cell>
        </table:table-row>
        <table:table-row table:style-name="ro19">
          <table:table-cell office:value-type="string" calcext:value-type="string">
            <text:p>काम मिलने के मामले में वे थोड़ी सौभाग्यशाली रहीं हैं।</text:p>
          </table:table-cell>
          <table:table-cell office:value-type="string" calcext:value-type="string">
            <text:p>positive</text:p>
          </table:table-cell>
          <table:table-cell office:value-type="string" calcext:value-type="string">
            <text:p>यह घटना दिल तोड़ देने वाली है |</text:p>
          </table:table-cell>
          <table:table-cell office:value-type="string" calcext:value-type="string">
            <text:p>negative</text:p>
          </table:table-cell>
          <table:table-cell table:style-name="ce3" office:value-type="string" calcext:value-type="string">
            <text:p>पटना साहिब से कांग्रेस उम्मीदवार शत्रुघ्न सिन्हा के लखनऊ से समाजवादी पार्टी उम्मीदवार पत्नी पूनम सिन्हा के लिए प्र… https://t.co/Q9j6XtGah8</text:p>
          </table:table-cell>
          <table:table-cell office:value-type="string" calcext:value-type="string">
            <text:p>neutral</text:p>
          </table:table-cell>
        </table:table-row>
        <table:table-row table:style-name="ro75">
          <table:table-cell office:value-type="string" calcext:value-type="string">
            <text:p>ऐसे लोग अपने को सौभाग्यशाली समझ रहे हैं।</text:p>
          </table:table-cell>
          <table:table-cell office:value-type="string" calcext:value-type="string">
            <text:p>positive</text:p>
          </table:table-cell>
          <table:table-cell office:value-type="string" calcext:value-type="string">
            <text:p>अवामिया में रहने वालों पर हमले की तैयारी की जा रही है।</text:p>
          </table:table-cell>
          <table:table-cell office:value-type="string" calcext:value-type="string">
            <text:p>negative</text:p>
          </table:table-cell>
          <table:table-cell office:value-type="string" calcext:value-type="string">
            <text:p>जनता करेगी ‘हिंदू आतंक’ का फ़ैसला?</text:p>
            <text:p>साध्वी प्रज्ञा के सहारे चुनाव लगेगा किनारे?</text:p>
            <text:p>आतंकवाद के आरोप हराएँगे या जिताएँगे?… https://t.co/m5uuK2GtKG</text:p>
          </table:table-cell>
          <table:table-cell office:value-type="string" calcext:value-type="string">
            <text:p>neutral</text:p>
          </table:table-cell>
        </table:table-row>
        <table:table-row table:style-name="ro10">
          <table:table-cell office:value-type="string" calcext:value-type="string">
            <text:p>स्वामी पगलानंद ने गंगा महात्म्य पर प्रकाश डालते हुए कहा कि हम लोग सौभाग्यशाली हैं</text:p>
          </table:table-cell>
          <table:table-cell office:value-type="string" calcext:value-type="string">
            <text:p>positive</text:p>
          </table:table-cell>
          <table:table-cell office:value-type="string" calcext:value-type="string">
            <text:p>जिसके बाद ही वे बीमार होने लगे थे।</text:p>
          </table:table-cell>
          <table:table-cell office:value-type="string" calcext:value-type="string">
            <text:p>negative</text:p>
          </table:table-cell>
          <table:table-cell table:style-name="ce3" office:value-type="string" calcext:value-type="string">
            <text:p>RT @MrityunjayUP: किसी के व्यक्तिगत निमंत्रण पर उसके घर भोजन करना, व्यक्तिगत आस्था के तहत पूजन दर्शन करना आयोग के निर्देशों का उल्लंघन कैसे…</text:p>
          </table:table-cell>
          <table:table-cell office:value-type="string" calcext:value-type="string">
            <text:p>neutral</text:p>
          </table:table-cell>
        </table:table-row>
        <table:table-row table:style-name="ro25">
          <table:table-cell office:value-type="string" calcext:value-type="string">
            <text:p>कांग्रेस यदि इस बार चुनावों के अपने अब तक के सबसे खराब प्रदर्शनको भी दोहरा सके तो उसे खुद को खुशकिस्मत समझना चाहिए।</text:p>
          </table:table-cell>
          <table:table-cell office:value-type="string" calcext:value-type="string">
            <text:p>positive</text:p>
          </table:table-cell>
          <table:table-cell office:value-type="string" calcext:value-type="string">
            <text:p>सरकारी और निजी अस्पतालों में बीमार बच्चों की तादाद बढ़ रही है।</text:p>
          </table:table-cell>
          <table:table-cell office:value-type="string" calcext:value-type="string">
            <text:p>negative</text:p>
          </table:table-cell>
          <table:table-cell table:style-name="ce3" office:value-type="string" calcext:value-type="string">
            <text:p>RT @Mayawati: चुनाव आयोग की पाबंदी का खुला उल्लंघन करके यूपी के सीएम योगी शहर- शहर व मन्दिरों में जाकर एवं दलित के घर बाहर का खाना खाने आदि…</text:p>
          </table:table-cell>
          <table:table-cell office:value-type="string" calcext:value-type="string">
            <text:p>neutral</text:p>
          </table:table-cell>
        </table:table-row>
        <table:table-row table:style-name="ro27">
          <table:table-cell office:value-type="string" calcext:value-type="string">
            <text:p>देशभर में मज़दूर मज़दूरी न मिलने की परेशानी का सामना करते हैं, लेकिन दरियापुर के ग्रामीण इस मामले में खुशकिस्मत हैं.</text:p>
          </table:table-cell>
          <table:table-cell office:value-type="string" calcext:value-type="string">
            <text:p>positive</text:p>
          </table:table-cell>
          <table:table-cell office:value-type="string" calcext:value-type="string">
            <text:p>इतनी बड़ी संख्या में छात्राओं के बीमार होने से हर तरफ हड़कंप मच गया.</text:p>
          </table:table-cell>
          <table:table-cell office:value-type="string" calcext:value-type="string">
            <text:p>negative</text:p>
          </table:table-cell>
          <table:table-cell table:style-name="ce3" office:value-type="string" calcext:value-type="string">
            <text:p>RT @aajtak: बूथ हैं तैयार और वोटरों की लग रही है कतार, लोकसभा चुनाव के दूसरे चरण की 95 सीटों में कइयों की किस्मत पर लगा है दांव. पाइये वो…</text:p>
          </table:table-cell>
          <table:table-cell office:value-type="string" calcext:value-type="string">
            <text:p>neutral</text:p>
          </table:table-cell>
        </table:table-row>
        <table:table-row table:style-name="ro33">
          <table:table-cell office:value-type="string" calcext:value-type="string">
            <text:p>नीफ अली का परिवार उन खुशकिस्मत लोगों में से हैं जिनकी जान किसी तरह बच पाई।</text:p>
          </table:table-cell>
          <table:table-cell office:value-type="string" calcext:value-type="string">
            <text:p>positive</text:p>
          </table:table-cell>
          <table:table-cell office:value-type="string" calcext:value-type="string">
            <text:p>महिलाएं कुपोषित और बीमार हैं तथा किसानों को आठ घंटे से अधिक बिजली नहीं मिलती।</text:p>
          </table:table-cell>
          <table:table-cell office:value-type="string" calcext:value-type="string">
            <text:p>negative</text:p>
          </table:table-cell>
          <table:table-cell office:value-type="string" calcext:value-type="string">
            <text:p>RT @chitraaum: आज सुबह 7 बजे से लगातार @aajtak पर देखिये दूसरे चरण के मतदान की सबसे बड़ी कवरेज- </text:p>
            <text:p>12 राज्यों की 95 सीटों पर वोटिंग</text:p>
            <text:p/>
            <text:p>आज के रा…</text:p>
          </table:table-cell>
          <table:table-cell office:value-type="string" calcext:value-type="string">
            <text:p>neutral</text:p>
          </table:table-cell>
        </table:table-row>
        <table:table-row table:style-name="ro44">
          <table:table-cell office:value-type="string" calcext:value-type="string">
            <text:p>असल में मैं बड़ा खुशकिस्मत रहा कि मुझे बहुत से गुरु मिले सीखाने के लिए।</text:p>
          </table:table-cell>
          <table:table-cell office:value-type="string" calcext:value-type="string">
            <text:p>positive</text:p>
          </table:table-cell>
          <table:table-cell office:value-type="string" calcext:value-type="string">
            <text:p>महाराजा तेज सिंह जिला अस्पताल में मरीजों की जाच करने वाली पैथोलॉजी खुद बीमार है।</text:p>
          </table:table-cell>
          <table:table-cell office:value-type="string" calcext:value-type="string">
            <text:p>negative</text:p>
          </table:table-cell>
          <table:table-cell office:value-type="string" calcext:value-type="string">
            <text:p>RT @aajtak: जो है मोदी नाम वाला वही बदनाम है? </text:p>
            <text:p>देखिये #Dangal @SardanaRohit के साथ!</text:p>
            <text:p>पूरा कार्यक्रम: https://t.co/0WEosjK0cB https://t.co/9u…</text:p>
          </table:table-cell>
          <table:table-cell office:value-type="string" calcext:value-type="string">
            <text:p>neutral</text:p>
          </table:table-cell>
        </table:table-row>
        <table:table-row table:style-name="ro6">
          <table:table-cell office:value-type="string" calcext:value-type="string">
            <text:p>जितना मेरे पिता ने हासिल किया अगर मैं उसका आधा भी कर पाया तो खुद को खुशनसीब मानूंगा।</text:p>
          </table:table-cell>
          <table:table-cell office:value-type="string" calcext:value-type="string">
            <text:p>positive</text:p>
          </table:table-cell>
          <table:table-cell office:value-type="string" calcext:value-type="string">
            <text:p>एक मरीज की मौत इलाज के दौरान हुई थी ।</text:p>
          </table:table-cell>
          <table:table-cell office:value-type="string" calcext:value-type="string">
            <text:p>negative</text:p>
          </table:table-cell>
          <table:table-cell table:style-name="ce3" office:value-type="string" calcext:value-type="string">
            <text:p>RT @aajtak: #LokSabhaElections2019 के दूसरे चरण में 95 सीटों के वोटर चुनेंगे अपने प्रतिनिधि, जुड़िए https://t.co/I7o1HJ90nC से और पाइये वो…</text:p>
          </table:table-cell>
          <table:table-cell office:value-type="string" calcext:value-type="string">
            <text:p>neutral</text:p>
          </table:table-cell>
        </table:table-row>
        <table:table-row table:style-name="ro25">
          <table:table-cell office:value-type="string" calcext:value-type="string">
            <text:p>इस मामले में मैं खुद को खुशनसीब मानता हूं, मुझे हर सीरियल में अलग-अलग तरह के किरदार निभाने का मौका मिला।</text:p>
          </table:table-cell>
          <table:table-cell office:value-type="string" calcext:value-type="string">
            <text:p>positive</text:p>
          </table:table-cell>
          <table:table-cell office:value-type="string" calcext:value-type="string">
            <text:p>इसके कारण दमा के मरीज काफी बढ़ गए हैं।</text:p>
          </table:table-cell>
          <table:table-cell office:value-type="string" calcext:value-type="string">
            <text:p>negative</text:p>
          </table:table-cell>
          <table:table-cell table:style-name="ce3" office:value-type="string" calcext:value-type="string">
            <text:p>यही बात उन भाईसाहब को क्वोट कर के समझाइए आशुतोष भाई. अपना इंडिया ऐसा ही है. उसके सद्भाव का राजनीतिक इस्तेमाल न करें. https://t.co/2RoaM23awb</text:p>
          </table:table-cell>
          <table:table-cell office:value-type="string" calcext:value-type="string">
            <text:p>neutral</text:p>
          </table:table-cell>
        </table:table-row>
        <table:table-row table:style-name="ro23">
          <table:table-cell office:value-type="string" calcext:value-type="string">
            <text:p>मैं अपने आपको खुशनसीब महसूस करता हूं कि मैं उनका बेटा हूं।</text:p>
          </table:table-cell>
          <table:table-cell office:value-type="string" calcext:value-type="string">
            <text:p>positive</text:p>
          </table:table-cell>
          <table:table-cell office:value-type="string" calcext:value-type="string">
            <text:p>इसमें तीस करोड़ लोग अस्थमा के मरीज हैं।</text:p>
          </table:table-cell>
          <table:table-cell office:value-type="string" calcext:value-type="string">
            <text:p>negative</text:p>
          </table:table-cell>
          <table:table-cell table:style-name="ce3" office:value-type="string" calcext:value-type="string">
            <text:p>नहीं भाईजान. हमें बचपन से ही संस्कार दे दिया जाता है जो काम जहाँ का हो वहीं करें, यहाँ-वहाँ कर के माहौल बनाने में न… https://t.co/wJhOW7kt8r</text:p>
          </table:table-cell>
          <table:table-cell office:value-type="string" calcext:value-type="string">
            <text:p>neutral</text:p>
          </table:table-cell>
        </table:table-row>
        <table:table-row table:style-name="ro27">
          <table:table-cell office:value-type="string" calcext:value-type="string">
            <text:p>उनमें से 50 प्रतिशत से ज्यादा फेल हो रहे हैं, जबकि परीक्षा पास करने वाले लोग खुद को खुशनसीब मान रहे हैं।</text:p>
          </table:table-cell>
          <table:table-cell office:value-type="string" calcext:value-type="string">
            <text:p>positive</text:p>
          </table:table-cell>
          <table:table-cell office:value-type="string" calcext:value-type="string">
            <text:p>लिहाजा जिले में रेडक्रास का काम महज औपचारिकता पूर्ति तक सिमट रहा है।</text:p>
          </table:table-cell>
          <table:table-cell office:value-type="string" calcext:value-type="string">
            <text:p>negative</text:p>
          </table:table-cell>
          <table:table-cell table:style-name="ce3" office:value-type="string" calcext:value-type="string">
            <text:p>सावधान, प्रचार प्रगति पर है, दांव पर है कई पत्रकारों की 'चाल' https://t.co/b1Cl7FA4vf via @samachar4media</text:p>
          </table:table-cell>
          <table:table-cell office:value-type="string" calcext:value-type="string">
            <text:p>neutral</text:p>
          </table:table-cell>
        </table:table-row>
        <table:table-row table:style-name="ro15">
          <table:table-cell office:value-type="string" calcext:value-type="string">
            <text:p>मोदीअपने आपको खुशनसीब समझते हैं कि उन्हें आडवाणी के लोकसभा क्षेत्र में वोट डालने का अवसर मिल रहा है</text:p>
          </table:table-cell>
          <table:table-cell office:value-type="string" calcext:value-type="string">
            <text:p>positive</text:p>
          </table:table-cell>
          <table:table-cell office:value-type="string" calcext:value-type="string">
            <text:p>उन्होंने कहा कि अगर बकाये का भुगतान नहीं किया जाता है तो एनटीपीसी बिजली आपूर्ति नहीं कर पाएगी.</text:p>
          </table:table-cell>
          <table:table-cell office:value-type="string" calcext:value-type="string">
            <text:p>negative</text:p>
          </table:table-cell>
          <table:table-cell office:value-type="string" calcext:value-type="string">
            <text:p>RT @rahulkanwal: प्रियंका ने क्यों कहा कांग्रेस में गुंड़ों को तरजीह?</text:p>
            <text:p/>
            <text:p>क्या दिग्विजय के मुकाबले टिक पाएंगी साध्वी ? </text:p>
            <text:p/>
            <text:p>आजादी के बाद पहली बार…</text:p>
          </table:table-cell>
          <table:table-cell office:value-type="string" calcext:value-type="string">
            <text:p>neutral</text:p>
          </table:table-cell>
        </table:table-row>
        <table:table-row table:style-name="ro27">
          <table:table-cell office:value-type="string" calcext:value-type="string">
            <text:p>मुम्बई इंडियंस को नसीब हुई पहली जीत</text:p>
          </table:table-cell>
          <table:table-cell office:value-type="string" calcext:value-type="string">
            <text:p>positive</text:p>
          </table:table-cell>
          <table:table-cell office:value-type="string" calcext:value-type="string">
            <text:p>अमूल के प्रबंध निदेशक आर एस सोढी ने कहा कि उत्पादन लागत बढ़ी है और गर्मियों के महीनों में दूध की आपूर्ति कम है।</text:p>
          </table:table-cell>
          <table:table-cell office:value-type="string" calcext:value-type="string">
            <text:p>negative</text:p>
          </table:table-cell>
          <table:table-cell table:style-name="ce3" office:value-type="string" calcext:value-type="string">
            <text:p>मने कल को मेरा पूजा का टाइम हो जाए फ़्लाइट के दौरान तो मैं भी धार्मिक आज़ादी के अधिकार के तहत धूप-बत्ती जला के चलते… https://t.co/Qndj0jpSrO</text:p>
          </table:table-cell>
          <table:table-cell office:value-type="string" calcext:value-type="string">
            <text:p>neutral</text:p>
          </table:table-cell>
        </table:table-row>
        <table:table-row table:style-name="ro11">
          <table:table-cell office:value-type="string" calcext:value-type="string">
            <text:p>भागवत सुनने से अभागा भाग्यवान हो जाता है।</text:p>
          </table:table-cell>
          <table:table-cell office:value-type="string" calcext:value-type="string">
            <text:p>positive</text:p>
          </table:table-cell>
          <table:table-cell office:value-type="string" calcext:value-type="string">
            <text:p>वहीं इस मैच की कमेंट्री कर रहे खिलाड़ियों ने इस घटना की जमकर आलोचना की और इसे युवा खिलाड़ियों के लिए आदर्श स्थिति नहीं बताया.</text:p>
          </table:table-cell>
          <table:table-cell office:value-type="string" calcext:value-type="string">
            <text:p>negative</text:p>
          </table:table-cell>
          <table:table-cell office:value-type="string" calcext:value-type="string">
            <text:p>RT @aajtak: भाजपा सिर्फ धर्म-जाति की बात करती है,असली मुद्दों पर चुप रहती है: @Radhika_Khera </text:p>
            <text:p>देखिये #Dangal @sardanarohit के साथ लाइव: htt…</text:p>
          </table:table-cell>
          <table:table-cell office:value-type="string" calcext:value-type="string">
            <text:p>neutral</text:p>
          </table:table-cell>
        </table:table-row>
        <table:table-row table:style-name="ro10">
          <table:table-cell office:value-type="string" calcext:value-type="string">
            <text:p>यह जिम्मेदारी पाने वाले भाग्यवान हैं कि उन्हे इतनी बड़ा काम सौंपा गया है।</text:p>
          </table:table-cell>
          <table:table-cell office:value-type="string" calcext:value-type="string">
            <text:p>positive</text:p>
          </table:table-cell>
          <table:table-cell office:value-type="string" calcext:value-type="string">
            <text:p>बावजूद इसके कर्मियों को कौड़ी की भी सुविधा नहीं मिल रही है।</text:p>
          </table:table-cell>
          <table:table-cell office:value-type="string" calcext:value-type="string">
            <text:p>negative</text:p>
          </table:table-cell>
          <table:table-cell table:style-name="ce3" office:value-type="string" calcext:value-type="string">
            <text:p>RT @aajtak: राहुल गाँधी अपनी राजनीति कर नहीं पाते हैं, इसलिए दूसरे के कंधे से राजनीति करना चाहते हैं. उन्होनें तो सुप्रीम कोर्ट को भी नहीं…</text:p>
          </table:table-cell>
          <table:table-cell office:value-type="string" calcext:value-type="string">
            <text:p>neutral</text:p>
          </table:table-cell>
        </table:table-row>
        <table:table-row table:style-name="ro14">
          <table:table-cell office:value-type="string" calcext:value-type="string">
            <text:p>मोदी को देश का प्रधानमंत्री बनाने के लिए इस 'भाग्यशाली' सीट को जीतने के लिए अपनी ओर से पुरजोर कोशिशें की है।</text:p>
          </table:table-cell>
          <table:table-cell office:value-type="string" calcext:value-type="string">
            <text:p>positive</text:p>
          </table:table-cell>
          <table:table-cell office:value-type="string" calcext:value-type="string">
            <text:p>विश्लेषकों का मानना है कि अल्पावधि परिदृश्य भी आकर्षक नहीं है।</text:p>
          </table:table-cell>
          <table:table-cell office:value-type="string" calcext:value-type="string">
            <text:p>negative</text:p>
          </table:table-cell>
          <table:table-cell office:value-type="string" calcext:value-type="string">
            <text:p>RT @aajtak: मैं हिन्दू आतंकवाद में विश्वास ही नहीं करता, आतंकवाद की कोई जाति नहीं होती: @vivekoberoi</text:p>
            <text:p>देखिये #Dangal @sardanarohit के साथ ला…</text:p>
          </table:table-cell>
          <table:table-cell office:value-type="string" calcext:value-type="string">
            <text:p>neutral</text:p>
          </table:table-cell>
        </table:table-row>
        <table:table-row table:style-name="ro35">
          <table:table-cell office:value-type="string" calcext:value-type="string">
            <text:p>मोदी भाग्यशाली थे कि उन्हें आर्थिक उदारीकृत भारत में काम करने का मौका मिला।</text:p>
          </table:table-cell>
          <table:table-cell office:value-type="string" calcext:value-type="string">
            <text:p>positive</text:p>
          </table:table-cell>
          <table:table-cell office:value-type="string" calcext:value-type="string">
            <text:p>डु प्लेसिस ने इस दौरान कुछ आकर्षक शॉट खेले लेकिन उनका यह प्रयास नाकाफी था।</text:p>
          </table:table-cell>
          <table:table-cell office:value-type="string" calcext:value-type="string">
            <text:p>negative</text:p>
          </table:table-cell>
          <table:table-cell office:value-type="string" calcext:value-type="string">
            <text:p>‘मोदी’ को गाली? या ‘हर मोदी’ को गाली?</text:p>
            <text:p>जाति के खेल में राष्ट्रपति को भी नहीं बख़्शा?</text:p>
            <text:p>जातिवादी गालियों से जीतेंगे चु… https://t.co/6ZaZuebSkQ</text:p>
          </table:table-cell>
          <table:table-cell office:value-type="string" calcext:value-type="string">
            <text:p>neutral</text:p>
          </table:table-cell>
        </table:table-row>
        <table:table-row table:style-name="ro25">
          <table:table-cell office:value-type="string" calcext:value-type="string">
            <text:p>काशी की जनता बहुत भाग्यशाली है जो एमपी के साथ पीएम भी चुनेगी।</text:p>
          </table:table-cell>
          <table:table-cell office:value-type="string" calcext:value-type="string">
            <text:p>positive</text:p>
          </table:table-cell>
          <table:table-cell office:value-type="string" calcext:value-type="string">
            <text:p>इस बार 16 अप्रैल से शुरु हो रहे सातवें टूर्नमेंट में क्रिकेट प्रेमियों को इन महान खिलाडियों की दिलकश बल्लेबाजी देखने को नहीं मिलेगी।</text:p>
          </table:table-cell>
          <table:table-cell office:value-type="string" calcext:value-type="string">
            <text:p>negative</text:p>
          </table:table-cell>
          <table:table-cell table:style-name="ce3" office:value-type="string" calcext:value-type="string">
            <text:p>RT @aajtak: नेताओं की बदजुबानी के मुद्दे पर चर्चा के लिए दंगल मैनपुरी पहुंचा। और यहाँ SP-BJP के समर्थक कार्यक्रम के दौरान आपस में भिड़ गए।…</text:p>
          </table:table-cell>
          <table:table-cell office:value-type="string" calcext:value-type="string">
            <text:p>neutral</text:p>
          </table:table-cell>
        </table:table-row>
        <table:table-row table:style-name="ro23">
          <table:table-cell office:value-type="string" calcext:value-type="string">
            <text:p>क्रिकेट में हैट्रिक लगाने वाले गेंदबाज़ को बेहद भाग्यशाली माना जाता था</text:p>
          </table:table-cell>
          <table:table-cell office:value-type="string" calcext:value-type="string">
            <text:p>positive</text:p>
          </table:table-cell>
          <table:table-cell office:value-type="string" calcext:value-type="string">
            <text:p>दिल्ली के स्पिनर्स शाहबाज नदीम और जेपी डुमिनी प्रभावशाली नहीं हो पाए है।</text:p>
          </table:table-cell>
          <table:table-cell office:value-type="string" calcext:value-type="string">
            <text:p>negative</text:p>
          </table:table-cell>
          <table:table-cell table:style-name="ce3" office:value-type="string" calcext:value-type="string">
            <text:p>मौसम पलट गया है अचानक. ठंडी हवा में कुल्हड़ वाली चाय! हालाँकि ये कुल्हड़ वाली चाय भी बड़ा घोटाला है. हर नई जगह, कु… https://t.co/nUzSyyps1D</text:p>
          </table:table-cell>
          <table:table-cell office:value-type="string" calcext:value-type="string">
            <text:p>neutral</text:p>
          </table:table-cell>
        </table:table-row>
        <table:table-row table:style-name="ro60">
          <table:table-cell office:value-type="string" calcext:value-type="string">
            <text:p>मंडल खुद को भाग्यशाली मानते हैं कि वह अब तक जीवित हैं.</text:p>
          </table:table-cell>
          <table:table-cell office:value-type="string" calcext:value-type="string">
            <text:p>positive</text:p>
          </table:table-cell>
          <table:table-cell office:value-type="string" calcext:value-type="string">
            <text:p>घायल अवस्था में पुलिस व्यापारी को अस्पताल ले गई, जहां बाद में उनकी मौत हो गई।</text:p>
          </table:table-cell>
          <table:table-cell office:value-type="string" calcext:value-type="string">
            <text:p>negative</text:p>
          </table:table-cell>
          <table:table-cell office:value-type="string" calcext:value-type="string">
            <text:p>RT @aajtak: मनमानी यूँ ही चालेगी?</text:p>
            <text:p>देखिये #Dangal @sardanarohit के साथ शाम 5 बजेसिर्फ आजतक पर https://t.co/d2lj7T1KIg</text:p>
          </table:table-cell>
          <table:table-cell office:value-type="string" calcext:value-type="string">
            <text:p>neutral</text:p>
          </table:table-cell>
        </table:table-row>
        <table:table-row table:style-name="ro9">
          <table:table-cell office:value-type="string" calcext:value-type="string">
            <text:p>हमारे लिए मानवता ही सर्वोच्च धर्म है</text:p>
          </table:table-cell>
          <table:table-cell office:value-type="string" calcext:value-type="string">
            <text:p>positive</text:p>
          </table:table-cell>
          <table:table-cell office:value-type="string" calcext:value-type="string">
            <text:p>यदि अगले 10 महीने में सुरक्षा हालात नहीं बदले तो हमें उन्हें यूएई में खेलना होगा।</text:p>
          </table:table-cell>
          <table:table-cell office:value-type="string" calcext:value-type="string">
            <text:p>negative</text:p>
          </table:table-cell>
          <table:table-cell office:value-type="string" calcext:value-type="string">
            <text:p>RT @AalokTweet: ज़रा पाने की चाहत में</text:p>
            <text:p>बहुत कुछ छूट जाता है,</text:p>
            <text:p>नदी का साथ देता हूँ </text:p>
            <text:p>समंदर रूठ जाता है.</text:p>
            <text:p/>
            <text:p>गिले-शिकवे, गिले-शिकवे</text:p>
            <text:p>गिल-शिकवे, गिले…</text:p>
          </table:table-cell>
          <table:table-cell office:value-type="string" calcext:value-type="string">
            <text:p>neutral</text:p>
          </table:table-cell>
        </table:table-row>
        <table:table-row table:style-name="ro23">
          <table:table-cell office:value-type="string" calcext:value-type="string">
            <text:p>बैंक लूटनेवाले तीन सशस्त्र डाकूओं को पुलिस ने धर दबोचा</text:p>
          </table:table-cell>
          <table:table-cell office:value-type="string" calcext:value-type="string">
            <text:p>positive</text:p>
          </table:table-cell>
          <table:table-cell office:value-type="string" calcext:value-type="string">
            <text:p>वह नहीं समझ सकते कि वह किस बुरे हालात में थी।</text:p>
          </table:table-cell>
          <table:table-cell office:value-type="string" calcext:value-type="string">
            <text:p>negative</text:p>
          </table:table-cell>
          <table:table-cell table:style-name="ce3" office:value-type="string" calcext:value-type="string">
            <text:p>RT @capt_ivane: अमृतसर की महिंद्रा कॉलोनी में आवारा कुत्तों का आतंक। पार्क में खेलने जा रहे बच्चे पर आवारा कुत्तों ने किया जानलेवा हमला। लो…</text:p>
          </table:table-cell>
          <table:table-cell office:value-type="string" calcext:value-type="string">
            <text:p>neutral</text:p>
          </table:table-cell>
        </table:table-row>
        <table:table-row table:style-name="ro23">
          <table:table-cell office:value-type="string" calcext:value-type="string">
            <text:p>सच्चरित्र व्यक्ति ही समाज के सच्चे कर्णधार होते हैं</text:p>
          </table:table-cell>
          <table:table-cell office:value-type="string" calcext:value-type="string">
            <text:p>positive</text:p>
          </table:table-cell>
          <table:table-cell office:value-type="string" calcext:value-type="string">
            <text:p>इसलिए स्मॉल कैप स्टॉक्स में ज्यादा सेलिंग करना संभव नहीं होता।</text:p>
          </table:table-cell>
          <table:table-cell office:value-type="string" calcext:value-type="string">
            <text:p>negative</text:p>
          </table:table-cell>
          <table:table-cell table:style-name="ce3" office:value-type="string" calcext:value-type="string">
            <text:p>सपा नेता आज़म खान पर चुनाव आयोग की कार्रवाई. 72 घंटे तक चुनाव प्रचार करने पर रोक. BJP की मेनका गांधी पर भी 48 घंटे प्रचार करने की रोक.</text:p>
          </table:table-cell>
          <table:table-cell office:value-type="string" calcext:value-type="string">
            <text:p>neutral</text:p>
          </table:table-cell>
        </table:table-row>
        <table:table-row table:style-name="ro23">
          <table:table-cell office:value-type="string" calcext:value-type="string">
            <text:p>रमेश की दशा देखकर मोहन का हृदय द्रवित हो उठा</text:p>
          </table:table-cell>
          <table:table-cell office:value-type="string" calcext:value-type="string">
            <text:p>positive</text:p>
          </table:table-cell>
          <table:table-cell office:value-type="string" calcext:value-type="string">
            <text:p>इसके बिना जीडीपी को दोबारा ग्रोथ के रास्ते पर लाना मुमकिन नहीं है।</text:p>
          </table:table-cell>
          <table:table-cell office:value-type="string" calcext:value-type="string">
            <text:p>negative</text:p>
          </table:table-cell>
          <table:table-cell table:style-name="ce3" office:value-type="string" calcext:value-type="string">
            <text:p>RT @capt_ivane: आगरा-लखनऊ एक्सप्रेसवे पर @Uppolice की PCR वैन की सुझबूझ से पति-पत्नी और बच्चे की जान बची। हाईवे पर जा रही मोटरसाइकिल में आग…</text:p>
          </table:table-cell>
          <table:table-cell office:value-type="string" calcext:value-type="string">
            <text:p>neutral</text:p>
          </table:table-cell>
        </table:table-row>
        <table:table-row table:style-name="ro23">
          <table:table-cell office:value-type="string" calcext:value-type="string">
            <text:p>आज का मौसम बड़ा सुहावना है</text:p>
          </table:table-cell>
          <table:table-cell office:value-type="string" calcext:value-type="string">
            <text:p>positive</text:p>
          </table:table-cell>
          <table:table-cell office:value-type="string" calcext:value-type="string">
            <text:p>ऐसे में गरीब और मध्यम वर्ग के लोगों के लिए इतना खर्च मुमकिन नहीं है।</text:p>
          </table:table-cell>
          <table:table-cell office:value-type="string" calcext:value-type="string">
            <text:p>negative</text:p>
          </table:table-cell>
          <table:table-cell table:style-name="ce3" office:value-type="string" calcext:value-type="string">
            <text:p>फ़िरोज़ाबाद का जैन मंदिर. 180 टन वज़न की भगवान बाहुबलि की प्रतिमा, ग्रेनाइट पत्थर की, बिना किसी जोड़ के गढ़ी गई है.… https://t.co/aJmU3J3meS</text:p>
          </table:table-cell>
          <table:table-cell office:value-type="string" calcext:value-type="string">
            <text:p>neutral</text:p>
          </table:table-cell>
        </table:table-row>
        <table:table-row table:style-name="ro23">
          <table:table-cell office:value-type="string" calcext:value-type="string">
            <text:p>शुभ कार्य की शुरुआत करने में देर नहीं होनी चाहिए</text:p>
          </table:table-cell>
          <table:table-cell office:value-type="string" calcext:value-type="string">
            <text:p>positive</text:p>
          </table:table-cell>
          <table:table-cell office:value-type="string" calcext:value-type="string">
            <text:p>विट्ठल के मुताबिक, वर्तमान टैरिफ रेट को कायम रखना मुमकिन नहीं है।</text:p>
          </table:table-cell>
          <table:table-cell office:value-type="string" calcext:value-type="string">
            <text:p>negative</text:p>
          </table:table-cell>
          <table:table-cell table:style-name="ce3" office:value-type="string" calcext:value-type="string">
            <text:p>फ़िरोज़ाबाद में चंदन जैन की बनाई शानदार रबड़ी क़ुल्फ़ी और बादाम दूध! दुकान छोटी है, सड़क के किनारे, लेकिन लोग दूर-द… https://t.co/DF4os8mFTK</text:p>
          </table:table-cell>
          <table:table-cell office:value-type="string" calcext:value-type="string">
            <text:p>neutral</text:p>
          </table:table-cell>
        </table:table-row>
        <table:table-row table:style-name="ro15">
          <table:table-cell office:value-type="string" calcext:value-type="string">
            <text:p>आप पहले सौभाग्यशाली व्यक्ति हैं जो इस इनाम के हक़दार हैं</text:p>
          </table:table-cell>
          <table:table-cell office:value-type="string" calcext:value-type="string">
            <text:p>positive</text:p>
          </table:table-cell>
          <table:table-cell office:value-type="string" calcext:value-type="string">
            <text:p>रिक्त सीटों की जानकारी नहीं आने तक यह मुमकिन नहीं है।</text:p>
          </table:table-cell>
          <table:table-cell office:value-type="string" calcext:value-type="string">
            <text:p>negative</text:p>
          </table:table-cell>
          <table:table-cell office:value-type="string" calcext:value-type="string">
            <text:p>RT @aajtak: आज़म खान पर कब होगी कार्रवाई? सुनिए क्या बोले सपा के एमएलसी दिलीप यादव और पीएसपी के हरिओम यादव । </text:p>
            <text:p>देखिये #Dangal @sardanarohit…</text:p>
          </table:table-cell>
          <table:table-cell office:value-type="string" calcext:value-type="string">
            <text:p>neutral</text:p>
          </table:table-cell>
        </table:table-row>
        <table:table-row table:style-name="ro14">
          <table:table-cell office:value-type="string" calcext:value-type="string">
            <text:p>किसान फलदार वृक्ष की रखवाली कर रहा है</text:p>
          </table:table-cell>
          <table:table-cell office:value-type="string" calcext:value-type="string">
            <text:p>positive</text:p>
          </table:table-cell>
          <table:table-cell office:value-type="string" calcext:value-type="string">
            <text:p>उन्होंने कहा मैं जिस जगह पर हूं, वहां तक अकेले पहुंचना असंभव था.</text:p>
          </table:table-cell>
          <table:table-cell office:value-type="string" calcext:value-type="string">
            <text:p>negative</text:p>
          </table:table-cell>
          <table:table-cell office:value-type="string" calcext:value-type="string">
            <text:p>RT @aajtak: कांग्रेस और बीजेपी के नेताओं ने आज़म खान पर कार्रवाई करने की बात कही।  </text:p>
            <text:p>देखिये #Dangal @sardanarohit के साथ लाइव: https://t.co/…</text:p>
          </table:table-cell>
          <table:table-cell office:value-type="string" calcext:value-type="string">
            <text:p>neutral</text:p>
          </table:table-cell>
        </table:table-row>
        <table:table-row table:style-name="ro6">
          <table:table-cell office:value-type="string" calcext:value-type="string">
            <text:p>निरोगता बनाए रखने के लिए नियमित प्राणायाम करना चाहिए</text:p>
          </table:table-cell>
          <table:table-cell office:value-type="string" calcext:value-type="string">
            <text:p>positive</text:p>
          </table:table-cell>
          <table:table-cell office:value-type="string" calcext:value-type="string">
            <text:p>जब तक समुचित आईटी नेटवर्क सुनिश्चित नहीं किया जाएगा, तब तक जीएसटी पर अमल असंभव है।</text:p>
          </table:table-cell>
          <table:table-cell office:value-type="string" calcext:value-type="string">
            <text:p>negative</text:p>
          </table:table-cell>
          <table:table-cell table:style-name="ce3" office:value-type="string" calcext:value-type="string">
            <text:p>आज़म के बयान पर रोहित सरदाना के ट्वीट पर आशुतोष को याद आया 'कठुआ कांड' https://t.co/qvQalkgyPs via @samachar4media</text:p>
          </table:table-cell>
          <table:table-cell office:value-type="string" calcext:value-type="string">
            <text:p>neutral</text:p>
          </table:table-cell>
        </table:table-row>
        <table:table-row table:style-name="ro12">
          <table:table-cell office:value-type="string" calcext:value-type="string">
            <text:p>श्याम एक महत्वाकांक्षी व्यक्ति है</text:p>
          </table:table-cell>
          <table:table-cell office:value-type="string" calcext:value-type="string">
            <text:p>positive</text:p>
          </table:table-cell>
          <table:table-cell office:value-type="string" calcext:value-type="string">
            <text:p>जिस तरह से यह कंगारू कमाल दिखा रहा है उसके बाद अब किसी गेंदबाज़ के लिए मैक्सवेल को रोकना असंभव लग रहा है।</text:p>
          </table:table-cell>
          <table:table-cell office:value-type="string" calcext:value-type="string">
            <text:p>negative</text:p>
          </table:table-cell>
          <table:table-cell office:value-type="string" calcext:value-type="string">
            <text:p>योगी आदित्यनाथ के प्रचार पर रोक. मायावती के भाषणों पर रोक. लेकिन चलती रहेगी आज़म खान की कड़वी ज़ुबान? </text:p>
            <text:p>आज़म पर कार्… https://t.co/QzwU92UmRX</text:p>
          </table:table-cell>
          <table:table-cell office:value-type="string" calcext:value-type="string">
            <text:p>neutral</text:p>
          </table:table-cell>
        </table:table-row>
        <table:table-row table:style-name="ro47">
          <table:table-cell office:value-type="string" calcext:value-type="string">
            <text:p>कभी-कभी कुछ महत्वाकांक्षियों की अत्यधिक लालसा समाज के पतन में सहभागी हो जाती है</text:p>
          </table:table-cell>
          <table:table-cell office:value-type="string" calcext:value-type="string">
            <text:p>positive</text:p>
          </table:table-cell>
          <table:table-cell office:value-type="string" calcext:value-type="string">
            <text:p>बार्सिलोना के कप्तान जावी ने भी अब इस बात को मान लिया है कि उनकी टीम का छह साल में पांचवीं बार ला लीगा खिताब जीतना असंभव है।</text:p>
          </table:table-cell>
          <table:table-cell office:value-type="string" calcext:value-type="string">
            <text:p>negative</text:p>
          </table:table-cell>
          <table:table-cell table:style-name="ce3" office:value-type="string" calcext:value-type="string">
            <text:p>चुनाव आयोग ने योगी आदित्यनाथ को अगले 72 घंटे चुनाव प्रचार करने से रोका. मायावती भी अगले 48 घंटे तक कोई रैली, रोडशो, भाषण नहीं कर सकेंगी.</text:p>
          </table:table-cell>
          <table:table-cell office:value-type="string" calcext:value-type="string">
            <text:p>neutral</text:p>
          </table:table-cell>
        </table:table-row>
        <table:table-row table:style-name="ro69">
          <table:table-cell office:value-type="string" calcext:value-type="string">
            <text:p>सज्जन व्यक्ति हर हालत में दूसरों का भला करते हैं</text:p>
          </table:table-cell>
          <table:table-cell office:value-type="string" calcext:value-type="string">
            <text:p>positive</text:p>
          </table:table-cell>
          <table:table-cell office:value-type="string" calcext:value-type="string">
            <text:p>किसी अनहोनी की आशंका से करीब आधे घंटे तक क्षेत्र के लोग भयभीत होते रहे।</text:p>
          </table:table-cell>
          <table:table-cell office:value-type="string" calcext:value-type="string">
            <text:p>negative</text:p>
          </table:table-cell>
          <table:table-cell office:value-type="string" calcext:value-type="string">
            <text:p>बड़े मियाँ तो बड़े मियाँ, छोटे मियाँ सुभानअल्लाह!</text:p>
            <text:p>BJP के नेता जी को लगा होगा सारी सुर्ख़ियाँ आज़म ख़ां ही क्यों बटो… https://t.co/QRXTaEv1ik</text:p>
          </table:table-cell>
          <table:table-cell office:value-type="string" calcext:value-type="string">
            <text:p>neutral</text:p>
          </table:table-cell>
        </table:table-row>
        <table:table-row table:style-name="ro10">
          <table:table-cell office:value-type="string" calcext:value-type="string">
            <text:p>प्रवाहित जल में रोगों के कीटाणु नहीं पनप पाते</text:p>
          </table:table-cell>
          <table:table-cell office:value-type="string" calcext:value-type="string">
            <text:p>positive</text:p>
          </table:table-cell>
          <table:table-cell office:value-type="string" calcext:value-type="string">
            <text:p>अनहोनी की आशंका में उसने कुएं में झांककर देखा, वहां अस्मित कुएं में गिरा दिखा।</text:p>
          </table:table-cell>
          <table:table-cell office:value-type="string" calcext:value-type="string">
            <text:p>negative</text:p>
          </table:table-cell>
          <table:table-cell table:style-name="ce3" office:value-type="string" calcext:value-type="string">
            <text:p>BJP की शुचिता के चक्कर में अपनी तो मत छोड़ दीजिए सर! अब तो आप राजनीति से ‘घर वापसी’ कर चुके हैं. 🙏 https://t.co/FP8dACYMQI</text:p>
          </table:table-cell>
          <table:table-cell office:value-type="string" calcext:value-type="string">
            <text:p>neutral</text:p>
          </table:table-cell>
        </table:table-row>
        <table:table-row table:style-name="ro23">
          <table:table-cell office:value-type="string" calcext:value-type="string">
            <text:p>साधना करने से स्वर्गीय सुख मिलता है</text:p>
          </table:table-cell>
          <table:table-cell office:value-type="string" calcext:value-type="string">
            <text:p>positive</text:p>
          </table:table-cell>
          <table:table-cell office:value-type="string" calcext:value-type="string">
            <text:p>क्रिकेट में कब कुछ हो जाए, कहना मुश्किल ही नहीं नामुमकिन है।</text:p>
          </table:table-cell>
          <table:table-cell office:value-type="string" calcext:value-type="string">
            <text:p>negative</text:p>
          </table:table-cell>
          <table:table-cell table:style-name="ce3" office:value-type="string" calcext:value-type="string">
            <text:p>वैसे तो 19 अप्रैल 2018 के अख़बारों में छपा था जो बोले. लेकिन अब बहस की गुंजाइश कहाँ बची! आपके इस ‘तर्क’ के आगे किसी… https://t.co/SS0NGKOfmM</text:p>
          </table:table-cell>
          <table:table-cell office:value-type="string" calcext:value-type="string">
            <text:p>neutral</text:p>
          </table:table-cell>
        </table:table-row>
        <table:table-row table:style-name="ro23">
          <table:table-cell office:value-type="string" calcext:value-type="string">
            <text:p>संत का ललाट तेजोमंडित है</text:p>
          </table:table-cell>
          <table:table-cell office:value-type="string" calcext:value-type="string">
            <text:p>positive</text:p>
          </table:table-cell>
          <table:table-cell office:value-type="string" calcext:value-type="string">
            <text:p>ऐसे में चैटिंग कर पाना या मैसेज भेज पाना नामुमकिन हो जाता है.</text:p>
          </table:table-cell>
          <table:table-cell office:value-type="string" calcext:value-type="string">
            <text:p>negative</text:p>
          </table:table-cell>
          <table:table-cell table:style-name="ce3" office:value-type="string" calcext:value-type="string">
            <text:p>आज़म ख़ां के बयान पर ना महिला अधिकारवादियों को ठेस लगी, ना राजनीति में कथित शुचिता के ठेकेदारों को? शर्म की बात है!… https://t.co/t6OUR0tvYu</text:p>
          </table:table-cell>
          <table:table-cell office:value-type="string" calcext:value-type="string">
            <text:p>neutral</text:p>
          </table:table-cell>
        </table:table-row>
        <table:table-row table:style-name="ro29">
          <table:table-cell office:value-type="string" calcext:value-type="string">
            <text:p>यह बहुत ही श्रेयस्कर कार्य है</text:p>
          </table:table-cell>
          <table:table-cell office:value-type="string" calcext:value-type="string">
            <text:p>positive</text:p>
          </table:table-cell>
          <table:table-cell office:value-type="string" calcext:value-type="string">
            <text:p>जागरण संवाददाता, बरेली: उपभोक्ताओं को साल में बारह सिलिंडर मिलना नामुमकिन बात है।</text:p>
          </table:table-cell>
          <table:table-cell office:value-type="string" calcext:value-type="string">
            <text:p>negative</text:p>
          </table:table-cell>
          <table:table-cell office:value-type="string" calcext:value-type="string">
            <text:p>RT @aajtak: हमारा गठबंधन गरीबों का गठबंधन है: हाजी सलाउद्दीन मंसूरी, नेता, एसपी  </text:p>
            <text:p>देखिए #Dangal #Muradabad से @sardanarohit के साथ लाइव: ht…</text:p>
          </table:table-cell>
          <table:table-cell office:value-type="string" calcext:value-type="string">
            <text:p>neutral</text:p>
          </table:table-cell>
        </table:table-row>
        <table:table-row table:style-name="ro20">
          <table:table-cell office:value-type="string" calcext:value-type="string">
            <text:p>बाज़ार में कई बेहतर चीज़े उपलब्ध हैं</text:p>
          </table:table-cell>
          <table:table-cell office:value-type="string" calcext:value-type="string">
            <text:p>positive</text:p>
          </table:table-cell>
          <table:table-cell office:value-type="string" calcext:value-type="string">
            <text:p>फिल्म को ओवरसीज में भी रिलीज किया जाएगा, इसलिए इस फिल्म की डेट चेंज करना नामुमकिन है।</text:p>
          </table:table-cell>
          <table:table-cell office:value-type="string" calcext:value-type="string">
            <text:p>negative</text:p>
          </table:table-cell>
          <table:table-cell office:value-type="string" calcext:value-type="string">
            <text:p>RT @aajtak: कांग्रेस प्रवक्ता अरुण प्रकाश सिंह ने पीएम मोदी पर साधा निशाना </text:p>
            <text:p>देखिए #Dangal #Muradabad से @sardanarohit के साथ लाइव: https://…</text:p>
          </table:table-cell>
          <table:table-cell office:value-type="string" calcext:value-type="string">
            <text:p>neutral</text:p>
          </table:table-cell>
        </table:table-row>
        <table:table-row table:style-name="ro27">
          <table:table-cell office:value-type="string" calcext:value-type="string">
            <text:p>संतों का आचरण अनुकरणीय होता है</text:p>
          </table:table-cell>
          <table:table-cell office:value-type="string" calcext:value-type="string">
            <text:p>positive</text:p>
          </table:table-cell>
          <table:table-cell office:value-type="string" calcext:value-type="string">
            <text:p>मैं उस वक्त कार में अकेली थी, इसलिए मेरे लिया यह नामुमकिन था कि मैं गाड़ी से उतरकर जवाब में उसे भी हिट करूं।</text:p>
          </table:table-cell>
          <table:table-cell office:value-type="string" calcext:value-type="string">
            <text:p>negative</text:p>
          </table:table-cell>
          <table:table-cell table:style-name="ce3" office:value-type="string" calcext:value-type="string">
            <text:p>RT @aajtak: देश की जनता सिर्फ अच्छे भविष्य के नाम पर वोट देगी, वो अच्छा भविष्य जो भारतीय जनता पार्टी और नरेंद्र मोदी जी ही उनको दे सकते हैं…</text:p>
          </table:table-cell>
          <table:table-cell office:value-type="string" calcext:value-type="string">
            <text:p>neutral</text:p>
          </table:table-cell>
        </table:table-row>
        <table:table-row table:style-name="ro12">
          <table:table-cell office:value-type="string" calcext:value-type="string">
            <text:p>सत्कृत संतों को उपहार देने के बाद विदा किया गया</text:p>
          </table:table-cell>
          <table:table-cell office:value-type="string" calcext:value-type="string">
            <text:p>positive</text:p>
          </table:table-cell>
          <table:table-cell office:value-type="string" calcext:value-type="string">
            <text:p>उम्मीदवार चुनाव आयोग द्वारा तय किए गए खर्च की सीमाओं का पालन करते तो वे 3600 करोड़ से ज्यादा खर्च नहीं कर पाते, लेकिन यह आंकड़ा तो अब नामुमकिन लगता है।</text:p>
          </table:table-cell>
          <table:table-cell office:value-type="string" calcext:value-type="string">
            <text:p>negative</text:p>
          </table:table-cell>
          <table:table-cell office:value-type="string" calcext:value-type="string">
            <text:p>चुनाव की लड़ाई,हर तरफ़ संविधान बचाने की दुहाई.</text:p>
            <text:p>अम्बेडकर की जयंती पर चुनाव का आर-पार.</text:p>
            <text:p>मुरादाबाद में पीएम मोदी की चु… https://t.co/SkHGgSSVZF</text:p>
          </table:table-cell>
          <table:table-cell office:value-type="string" calcext:value-type="string">
            <text:p>neutral</text:p>
          </table:table-cell>
        </table:table-row>
        <table:table-row table:style-name="ro19">
          <table:table-cell office:value-type="string" calcext:value-type="string">
            <text:p>बहुतों ने इस बात का समर्थन किया</text:p>
          </table:table-cell>
          <table:table-cell office:value-type="string" calcext:value-type="string">
            <text:p>positive</text:p>
          </table:table-cell>
          <table:table-cell office:value-type="string" calcext:value-type="string">
            <text:p>फलस्वरूप लोग अपनी दुकानें बंद करने को विवश हो जाते हैं।</text:p>
          </table:table-cell>
          <table:table-cell office:value-type="string" calcext:value-type="string">
            <text:p>negative</text:p>
          </table:table-cell>
          <table:table-cell table:style-name="ce3" office:value-type="string" calcext:value-type="string">
            <text:p>RT @aajtak: अली...बली पर तकरार, किसका होगा बेड़ा पार? #Dangal @sardanarohit के साथ #ATLivestream https://t.co/EoTv78H2p7</text:p>
          </table:table-cell>
          <table:table-cell office:value-type="string" calcext:value-type="string">
            <text:p>neutral</text:p>
          </table:table-cell>
        </table:table-row>
        <table:table-row table:style-name="ro49">
          <table:table-cell office:value-type="string" calcext:value-type="string">
            <text:p>आज वह बहुत हँसा</text:p>
          </table:table-cell>
          <table:table-cell office:value-type="string" calcext:value-type="string">
            <text:p>positive</text:p>
          </table:table-cell>
          <table:table-cell office:value-type="string" calcext:value-type="string">
            <text:p>उन्होंने कहा कि अब तो विवश होकर बाहर से दवा खरीदनी पड़ेगी।</text:p>
          </table:table-cell>
          <table:table-cell office:value-type="string" calcext:value-type="string">
            <text:p>negative</text:p>
          </table:table-cell>
          <table:table-cell office:value-type="string" calcext:value-type="string">
            <text:p>RT @aajtak: अली-बजरंग बली के भरोसे चुनावी बाहुबली? </text:p>
            <text:p> #Dangal में @sulaimanmkhan vs @BharatB30417174</text:p>
            <text:p>#Rampur से @sardanarohit के साथ लाइव: h…</text:p>
          </table:table-cell>
          <table:table-cell office:value-type="string" calcext:value-type="string">
            <text:p>neutral</text:p>
          </table:table-cell>
        </table:table-row>
        <table:table-row table:style-name="ro29">
          <table:table-cell office:value-type="string" calcext:value-type="string">
            <text:p>माँ अपने बच्चे की पीठ सहला रही है</text:p>
          </table:table-cell>
          <table:table-cell office:value-type="string" calcext:value-type="string">
            <text:p>positive</text:p>
          </table:table-cell>
          <table:table-cell office:value-type="string" calcext:value-type="string">
            <text:p>जाम खुलते न देख वाहन चालक अन्य रास्तों से निकलने पर विवश थे।</text:p>
          </table:table-cell>
          <table:table-cell office:value-type="string" calcext:value-type="string">
            <text:p>negative</text:p>
          </table:table-cell>
          <table:table-cell office:value-type="string" calcext:value-type="string">
            <text:p>RT @aajtak: आज़म खान रामपुर की जनता की डिमांड पर चुनाव लड़ रहे हैं: मुमताज़ मियां (सपा नेता) </text:p>
            <text:p>#Dangal #Rampur से @sardanarohit के साथ लाइव:…</text:p>
          </table:table-cell>
          <table:table-cell office:value-type="string" calcext:value-type="string">
            <text:p>neutral</text:p>
          </table:table-cell>
        </table:table-row>
        <table:table-row table:style-name="ro12">
          <table:table-cell office:value-type="string" calcext:value-type="string">
            <text:p>वह पत्रिका में अपना साप्ताहिक भविष्यफल पढ़ रहा है</text:p>
          </table:table-cell>
          <table:table-cell office:value-type="string" calcext:value-type="string">
            <text:p>positive</text:p>
          </table:table-cell>
          <table:table-cell office:value-type="string" calcext:value-type="string">
            <text:p>पीपरा वासी दो किलोमीटर दूर नदी का गंदा पानी पीने को विवश है।</text:p>
          </table:table-cell>
          <table:table-cell office:value-type="string" calcext:value-type="string">
            <text:p>negative</text:p>
          </table:table-cell>
          <table:table-cell office:value-type="string" calcext:value-type="string">
            <text:p>चुनाव में घमासान, बाँट दिए हिंदू-मुसलमान?</text:p>
            <text:p>अबकी बार हिंदू-मुसलमान से सरकार?</text:p>
            <text:p>अली-बली पर तकरार से किसका बेड़ा पार?</text:p>
            <text:p>आज… https://t.co/t5UK4NdJ0V</text:p>
          </table:table-cell>
          <table:table-cell office:value-type="string" calcext:value-type="string">
            <text:p>neutral</text:p>
          </table:table-cell>
        </table:table-row>
        <table:table-row table:style-name="ro6">
          <table:table-cell office:value-type="string" calcext:value-type="string">
            <text:p>कृष्ण की बाँसुरी सुनकर गोकुलवासी लुब्ध हुए</text:p>
          </table:table-cell>
          <table:table-cell office:value-type="string" calcext:value-type="string">
            <text:p>positive</text:p>
          </table:table-cell>
          <table:table-cell office:value-type="string" calcext:value-type="string">
            <text:p>व्यापारी इन डग्गामार बसों में यात्रा करने को विवश हैं जिससे समय और धन दोनों की बर्बादी हो रही है।</text:p>
          </table:table-cell>
          <table:table-cell office:value-type="string" calcext:value-type="string">
            <text:p>negative</text:p>
          </table:table-cell>
          <table:table-cell table:style-name="ce3" office:value-type="string" calcext:value-type="string">
            <text:p>रामनवमी की हार्दिक शुभकामनाएं. कन्या पूजन के साथ ही उपवास सम्पन्न. मां दुर्गा सब पर कृपा बनाए रखें! 🙏 https://t.co/16I1whcJRA</text:p>
          </table:table-cell>
          <table:table-cell office:value-type="string" calcext:value-type="string">
            <text:p>neutral</text:p>
          </table:table-cell>
        </table:table-row>
        <table:table-row table:style-name="ro16">
          <table:table-cell office:value-type="string" calcext:value-type="string">
            <text:p>पढ़ाई में उसकी लगन को देखते हुए उसे शहर भेजा गया</text:p>
          </table:table-cell>
          <table:table-cell office:value-type="string" calcext:value-type="string">
            <text:p>positive</text:p>
          </table:table-cell>
          <table:table-cell office:value-type="string" calcext:value-type="string">
            <text:p>यहीं नही प्राइवेट दवा व्यवसायी अस्पताल के अंदर आकर मरीजों को अपनी दुकान से दवाएं खरीदने को विवश करते हैं।</text:p>
          </table:table-cell>
          <table:table-cell office:value-type="string" calcext:value-type="string">
            <text:p>negative</text:p>
          </table:table-cell>
          <table:table-cell office:value-type="string" calcext:value-type="string">
            <text:p>RT @aajtak: तो वोट के लिए आज़म कहेंगे 'बजरंग अली'? </text:p>
            <text:p>देखिए #Dangal @SardanaRohit के साथ!</text:p>
            <text:p>पूरा कार्यक्रम: https://t.co/Wb58UnWx6U https://t.c…</text:p>
          </table:table-cell>
          <table:table-cell office:value-type="string" calcext:value-type="string">
            <text:p>neutral</text:p>
          </table:table-cell>
        </table:table-row>
        <table:table-row table:style-name="ro28">
          <table:table-cell office:value-type="string" calcext:value-type="string">
            <text:p>हीर राँझा, शिरी फरहाद, ढोला मारू आदि का प्रेम अमर हो गया है</text:p>
          </table:table-cell>
          <table:table-cell office:value-type="string" calcext:value-type="string">
            <text:p>positive</text:p>
          </table:table-cell>
          <table:table-cell office:value-type="string" calcext:value-type="string">
            <text:p>दोनों की मिलीभगत से हर साल कोर्स में थोड़ा से बदलाव करके अभिभावकों को पूरा कोर्स खरीदने पर विवश कर दिया जाता है और फिर वसूले जाते है मनमाने दाम।</text:p>
          </table:table-cell>
          <table:table-cell office:value-type="string" calcext:value-type="string">
            <text:p>negative</text:p>
          </table:table-cell>
          <table:table-cell office:value-type="string" calcext:value-type="string">
            <text:p>RT @aajtak: #LokSabhaElections2019</text:p>
            <text:p>जो नाम आस्था से जुड़ा हो, उसको राजनीति में खींचना ठीक नहीं है: @RajeevJaitly </text:p>
            <text:p>देखिये #Dangal #Aligarh से…</text:p>
          </table:table-cell>
          <table:table-cell office:value-type="string" calcext:value-type="string">
            <text:p>neutral</text:p>
          </table:table-cell>
        </table:table-row>
        <table:table-row table:style-name="ro32">
          <table:table-cell office:value-type="string" calcext:value-type="string">
            <text:p>तुला लग्न के जातक बहुत ही सहनशील होते हैं</text:p>
          </table:table-cell>
          <table:table-cell office:value-type="string" calcext:value-type="string">
            <text:p>positive</text:p>
          </table:table-cell>
          <table:table-cell office:value-type="string" calcext:value-type="string">
            <text:p>भारी बारिश ने फ़िल्म 'क्लिक करें मैरी कॉम' की पूरी टीम को ये दृश्य एक ही दिन में फ़िल्माने के लिए विवश कर दिया.</text:p>
          </table:table-cell>
          <table:table-cell office:value-type="string" calcext:value-type="string">
            <text:p>negative</text:p>
          </table:table-cell>
          <table:table-cell office:value-type="string" calcext:value-type="string">
            <text:p>RT @aajtak: #LokSabhaElections2019</text:p>
            <text:p>बसपा धर्म की राजनीति नहीं करती: गजराज विमल, बसपा प्रवक्ता </text:p>
            <text:p>देखिये #Dangal #Aligarh से @sardanarohit के…</text:p>
          </table:table-cell>
          <table:table-cell office:value-type="string" calcext:value-type="string">
            <text:p>neutral</text:p>
          </table:table-cell>
        </table:table-row>
        <table:table-row table:style-name="ro9">
          <table:table-cell office:value-type="string" calcext:value-type="string">
            <text:p>पचित भोजन से शरीर को ऊर्जा प्राप्त होती है</text:p>
          </table:table-cell>
          <table:table-cell office:value-type="string" calcext:value-type="string">
            <text:p>positive</text:p>
          </table:table-cell>
          <table:table-cell office:value-type="string" calcext:value-type="string">
            <text:p>इन्दिरा गाँधी को 14 निजी बैंकों का राष्ट्रीयकरण करने के लिए बाध्य होना पड़ा।</text:p>
          </table:table-cell>
          <table:table-cell office:value-type="string" calcext:value-type="string">
            <text:p>negative</text:p>
          </table:table-cell>
          <table:table-cell office:value-type="string" calcext:value-type="string">
            <text:p>चुनाव का एक चरण गया, अली-बजरंगबली लौटे?</text:p>
            <text:p>पहले योगी परेशान थे अब आज़म खान?</text:p>
            <text:p>अलीगढ़ से ‘अली’ और ‘बजरंगबली’ की बहस में स… https://t.co/jGyjRzIl01</text:p>
          </table:table-cell>
          <table:table-cell office:value-type="string" calcext:value-type="string">
            <text:p>neutral</text:p>
          </table:table-cell>
        </table:table-row>
        <table:table-row table:style-name="ro27">
          <table:table-cell office:value-type="string" calcext:value-type="string">
            <text:p>पक्व भोजन सुपाच्य होता है</text:p>
          </table:table-cell>
          <table:table-cell office:value-type="string" calcext:value-type="string">
            <text:p>positive</text:p>
          </table:table-cell>
          <table:table-cell office:value-type="string" calcext:value-type="string">
            <text:p>उन्होंने कहा कि यदि तत्काल व्यवस्था में सुधार नहीं किया गया तो भाजयुमो व्यापक आंदोलन के लिए बाध्य होगा।</text:p>
          </table:table-cell>
          <table:table-cell office:value-type="string" calcext:value-type="string">
            <text:p>negative</text:p>
          </table:table-cell>
          <table:table-cell table:style-name="ce3" office:value-type="string" calcext:value-type="string">
            <text:p>कठुआ रेप केस की शिकार बच्ची के पिता के खाते से 10 लाख रूपए निकाल लिए गये. किसने निकाल लिए पता नहीं. इंसाफ़ की जंग… https://t.co/vfKBBX4LfL</text:p>
          </table:table-cell>
          <table:table-cell office:value-type="string" calcext:value-type="string">
            <text:p>neutral</text:p>
          </table:table-cell>
        </table:table-row>
        <table:table-row table:style-name="ro47">
          <table:table-cell office:value-type="string" calcext:value-type="string">
            <text:p>वे अभिजात वर्ग के होकर भी बहुत विनम्र हैं</text:p>
          </table:table-cell>
          <table:table-cell office:value-type="string" calcext:value-type="string">
            <text:p>positive</text:p>
          </table:table-cell>
          <table:table-cell office:value-type="string" calcext:value-type="string">
            <text:p>श्रीनिवासन को सुप्रीम कोर्ट की आईपीएल सट्टेबाजी और स्पॉट फिक्सिंग की मौजूदा जांच की वजह से अपने पद से हटने को बाध्य होना पड़ा है।</text:p>
          </table:table-cell>
          <table:table-cell office:value-type="string" calcext:value-type="string">
            <text:p>negative</text:p>
          </table:table-cell>
          <table:table-cell table:style-name="ce3" office:value-type="string" calcext:value-type="string">
            <text:p>फ़ौज के अफ़सरों के नाम से विरोध की चिट्ठी चली, अफ़सरों ने कहा हमने नहीं लिखी. सिनेमा के लोगों के नाम से विरोध की चि… https://t.co/vTCkgKrsEG</text:p>
          </table:table-cell>
          <table:table-cell office:value-type="string" calcext:value-type="string">
            <text:p>neutral</text:p>
          </table:table-cell>
        </table:table-row>
        <table:table-row table:style-name="ro23">
          <table:table-cell office:value-type="string" calcext:value-type="string">
            <text:p>माता-पिता ,गुरु और अतिथि हर हालत में आदरणीय होते हैं</text:p>
          </table:table-cell>
          <table:table-cell office:value-type="string" calcext:value-type="string">
            <text:p>positive</text:p>
          </table:table-cell>
          <table:table-cell office:value-type="string" calcext:value-type="string">
            <text:p>कलेक्टर कार्यालय के सामने आंदोलन करने को बाध्य होंगे।</text:p>
          </table:table-cell>
          <table:table-cell office:value-type="string" calcext:value-type="string">
            <text:p>negative</text:p>
          </table:table-cell>
          <table:table-cell table:style-name="ce3" office:value-type="string" calcext:value-type="string">
            <text:p>सुबह-सुबह मतदान, सोने से पहले भगवान! नवरात्रि में माँ झंडेवाली के दर्शन. https://t.co/rKiLeraJa9</text:p>
          </table:table-cell>
          <table:table-cell office:value-type="string" calcext:value-type="string">
            <text:p>neutral</text:p>
          </table:table-cell>
        </table:table-row>
        <table:table-row table:style-name="ro19">
          <table:table-cell office:value-type="string" calcext:value-type="string">
            <text:p>मैं चाहता हूँ कि भविष्य में सबकुछ ठीक हो</text:p>
          </table:table-cell>
          <table:table-cell office:value-type="string" calcext:value-type="string">
            <text:p>positive</text:p>
          </table:table-cell>
          <table:table-cell office:value-type="string" calcext:value-type="string">
            <text:p>जब कोई ऐसी पारी खेलता है तो विरोधी टीम बेबस हो जाती है</text:p>
          </table:table-cell>
          <table:table-cell office:value-type="string" calcext:value-type="string">
            <text:p>negative</text:p>
          </table:table-cell>
          <table:table-cell table:style-name="ce3" office:value-type="string" calcext:value-type="string">
            <text:p>RT @aajtak: जम्मू-कश्मीर में जहां अंदर और बाहर के तत्व मतदान के बहिष्कार की चर्चा कर रहे थे, वहां नाच-कूद कर लोकतंत्र के लिए वोट पड़ रहे…</text:p>
          </table:table-cell>
          <table:table-cell office:value-type="string" calcext:value-type="string">
            <text:p>neutral</text:p>
          </table:table-cell>
        </table:table-row>
        <table:table-row table:style-name="ro78">
          <table:table-cell office:value-type="string" calcext:value-type="string">
            <text:p>"वह अपने बच्चों को बहुत चाहता है</text:p>
          </table:table-cell>
          <table:table-cell office:value-type="string" calcext:value-type="string">
            <text:p>positive</text:p>
          </table:table-cell>
          <table:table-cell office:value-type="string" calcext:value-type="string">
            <text:p>ऐसे में बेबस उपभोक्ताओं की पीड़ा को सहज ही समझा जा सकता है।</text:p>
          </table:table-cell>
          <table:table-cell office:value-type="string" calcext:value-type="string">
            <text:p>negative</text:p>
          </table:table-cell>
          <table:table-cell office:value-type="string" calcext:value-type="string">
            <text:p>RT @aajtak: बम्पर वोटिंग किसके पक्ष में हो रही है?</text:p>
            <text:p>सुनिए समाजवादी पार्टी के प्रवक्ता @ghanshyamtiwari का जवाब </text:p>
            <text:p>देखिए #Dangal, @sardanarohit…</text:p>
          </table:table-cell>
          <table:table-cell office:value-type="string" calcext:value-type="string">
            <text:p>neutral</text:p>
          </table:table-cell>
        </table:table-row>
        <table:table-row table:style-name="ro14">
          <table:table-cell office:value-type="string" calcext:value-type="string">
            <text:p>बुद्ध ने हमें जीवन के सही मूल्यों की सीख दी है</text:p>
          </table:table-cell>
          <table:table-cell office:value-type="string" calcext:value-type="string">
            <text:p>positive</text:p>
          </table:table-cell>
          <table:table-cell office:value-type="string" calcext:value-type="string">
            <text:p>उनकी इस तूफानी पारी ने हैदराबाद के गेंदबाजों बेबस कर दिया।</text:p>
          </table:table-cell>
          <table:table-cell office:value-type="string" calcext:value-type="string">
            <text:p>negative</text:p>
          </table:table-cell>
          <table:table-cell office:value-type="string" calcext:value-type="string">
            <text:p>RT @aajtak: आई वोट की बारी, कौन किसपर भारी?</text:p>
            <text:p>सुनिए क्या बोले बीजेपी प्रवक्ता @gauravbh और कांग्रेस प्रवक्ता अभय दुबे</text:p>
            <text:p>देखिए #Dangal, @sardana…</text:p>
          </table:table-cell>
          <table:table-cell office:value-type="string" calcext:value-type="string">
            <text:p>neutral</text:p>
          </table:table-cell>
        </table:table-row>
        <table:table-row table:style-name="ro6">
          <table:table-cell office:value-type="string" calcext:value-type="string">
            <text:p>मैं आपकी बात मानता हूँ</text:p>
          </table:table-cell>
          <table:table-cell office:value-type="string" calcext:value-type="string">
            <text:p>positive</text:p>
          </table:table-cell>
          <table:table-cell office:value-type="string" calcext:value-type="string">
            <text:p>जाहिर है ऐसे पतियों की संख्या बढ़ी है जो किसी ना किसी वजह से अपनी पत्नी से परेशान है और बेबस हैं.</text:p>
          </table:table-cell>
          <table:table-cell office:value-type="string" calcext:value-type="string">
            <text:p>negative</text:p>
          </table:table-cell>
          <table:table-cell table:style-name="ce3" office:value-type="string" calcext:value-type="string">
            <text:p>RT @UPTakOfficial: यूपी चुनाव से जुड़े हर सवाल का जवाब सिर्फ यूपी तक पर, जुड़िए रोहित सरदाना के साथ LIVE शाम 6 बजे... https://t.co/l2rgYOOg…</text:p>
          </table:table-cell>
          <table:table-cell office:value-type="string" calcext:value-type="string">
            <text:p>neutral</text:p>
          </table:table-cell>
        </table:table-row>
        <table:table-row table:style-name="ro35">
          <table:table-cell office:value-type="string" calcext:value-type="string">
            <text:p>राम के पास एक दुधारू गाय है जो काफी दूध देती है</text:p>
          </table:table-cell>
          <table:table-cell office:value-type="string" calcext:value-type="string">
            <text:p>positive</text:p>
          </table:table-cell>
          <table:table-cell office:value-type="string" calcext:value-type="string">
            <text:p>इससे पहले टॉस हारकर पहले बल्लेबाजी करने उतरी मुंबई इंडियंस के बल्लेबाज रॉयल चैलेंजर्स के गेंदबाजों के आगे बेबस नजर आए।</text:p>
          </table:table-cell>
          <table:table-cell office:value-type="string" calcext:value-type="string">
            <text:p>negative</text:p>
          </table:table-cell>
          <table:table-cell office:value-type="string" calcext:value-type="string">
            <text:p>पहला फ़ेज़ किसके नाम?</text:p>
            <text:p>बम्पर वोटिंग आएगी किसके काम?</text:p>
            <text:p>जनता किसपे मेहरबान, कौन है परेशान?</text:p>
            <text:p>आई वोटर की बारी, देखें कौन कि… https://t.co/bd9VPLFNQY</text:p>
          </table:table-cell>
          <table:table-cell office:value-type="string" calcext:value-type="string">
            <text:p>neutral</text:p>
          </table:table-cell>
        </table:table-row>
        <table:table-row table:style-name="ro45">
          <table:table-cell office:value-type="string" calcext:value-type="string">
            <text:p>मैं आशान्वित हूँ कि वह अवश्य आयेगा</text:p>
          </table:table-cell>
          <table:table-cell office:value-type="string" calcext:value-type="string">
            <text:p>positive</text:p>
          </table:table-cell>
          <table:table-cell office:value-type="string" calcext:value-type="string">
            <text:p>हरि नगर स्थित घंटाघर के पास निजी वाहन चालकों के अतिक्रमण को हटाने के लिए नगर निगम और दिल्ली ट्रैफिक पुलिस बेबस साबित हो रही थी।</text:p>
          </table:table-cell>
          <table:table-cell office:value-type="string" calcext:value-type="string">
            <text:p>negative</text:p>
          </table:table-cell>
          <table:table-cell office:value-type="string" calcext:value-type="string">
            <text:p>RT @vimalaks: सबसे अधिक सुर्ख रंग यही है लोकतंत्र का! लोकतंत्र ज़िंदाबाद.. ज़िंदाबाद.. ज़िंदाबाद! #LokSabhaElections2019 </text:p>
            <text:p>#VotingRound1 htt…</text:p>
          </table:table-cell>
          <table:table-cell office:value-type="string" calcext:value-type="string">
            <text:p>neutral</text:p>
          </table:table-cell>
        </table:table-row>
        <table:table-row table:style-name="ro27">
          <table:table-cell office:value-type="string" calcext:value-type="string">
            <text:p>यहाँ रखी हुई वस्तुएँ गणनीय हैं</text:p>
          </table:table-cell>
          <table:table-cell office:value-type="string" calcext:value-type="string">
            <text:p>positive</text:p>
          </table:table-cell>
          <table:table-cell office:value-type="string" calcext:value-type="string">
            <text:p>हिसार में पिछले 4 दिनों से चल रही बर्फीली हवाओं ने लोगों को घरों में दुबकने पर मजबूर कर दिया है।</text:p>
          </table:table-cell>
          <table:table-cell office:value-type="string" calcext:value-type="string">
            <text:p>negative</text:p>
          </table:table-cell>
          <table:table-cell table:style-name="ce3" office:value-type="string" calcext:value-type="string">
            <text:p>जिस दिन नरेंद्र मोदी ने मेरे साथ बहस कर ली, उस दिन दूध का दूध पानी का पानी हो जाएगा और देश को पता चल जाएगा चौकीदार… https://t.co/n3c5TSLhGJ</text:p>
          </table:table-cell>
          <table:table-cell office:value-type="string" calcext:value-type="string">
            <text:p>neutral</text:p>
          </table:table-cell>
        </table:table-row>
        <table:table-row table:style-name="ro28">
          <table:table-cell office:value-type="string" calcext:value-type="string">
            <text:p>हँसमुख व्यक्तियों को सभी पसंद करते हैं</text:p>
          </table:table-cell>
          <table:table-cell office:value-type="string" calcext:value-type="string">
            <text:p>positive</text:p>
          </table:table-cell>
          <table:table-cell office:value-type="string" calcext:value-type="string">
            <text:p>इससे बैंक पहुंचे ग्राहक भटकने को मजबूर हुए।</text:p>
          </table:table-cell>
          <table:table-cell office:value-type="string" calcext:value-type="string">
            <text:p>negative</text:p>
          </table:table-cell>
          <table:table-cell office:value-type="string" calcext:value-type="string">
            <text:p>RT @nishantchat: इस ख़ुशी का राज़ है हमारी ऊँगली पर स्याही तिलक .. क्या आपने ये स्याही तिलक लगवाया ? </text:p>
            <text:p/>
            <text:p>@sardanarohit </text:p>
            <text:p>#VoteForIndia</text:p>
            <text:p>#Thursd…</text:p>
          </table:table-cell>
          <table:table-cell office:value-type="string" calcext:value-type="string">
            <text:p>neutral</text:p>
          </table:table-cell>
        </table:table-row>
        <table:table-row table:style-name="ro47">
          <table:table-cell office:value-type="string" calcext:value-type="string">
            <text:p>प्रसन्नचित्त व्यक्ति कोई भी कार्य प्रसन्नतापूर्वक करता है</text:p>
          </table:table-cell>
          <table:table-cell office:value-type="string" calcext:value-type="string">
            <text:p>positive</text:p>
          </table:table-cell>
          <table:table-cell office:value-type="string" calcext:value-type="string">
            <text:p>इसके बावजूद अभी तक कोई भी ठोस कदम नहीं उठाए गए और इसी कारण समस्त बैंकों के कर्मचारियों को हड़ताल करने पर मजबूर होना पड़ा।</text:p>
          </table:table-cell>
          <table:table-cell office:value-type="string" calcext:value-type="string">
            <text:p>negative</text:p>
          </table:table-cell>
          <table:table-cell table:style-name="ce3" office:value-type="string" calcext:value-type="string">
            <text:p>मतदान के बाद स्टूडीओ की बारी. @aajtak पर लगातार मेरे साथ हर सीट का हाल. https://t.co/TJii2N5Zhg</text:p>
          </table:table-cell>
          <table:table-cell office:value-type="string" calcext:value-type="string">
            <text:p>neutral</text:p>
          </table:table-cell>
        </table:table-row>
        <table:table-row table:style-name="ro53">
          <table:table-cell office:value-type="string" calcext:value-type="string">
            <text:p>यह तर्कगम्य विषय है</text:p>
          </table:table-cell>
          <table:table-cell office:value-type="string" calcext:value-type="string">
            <text:p>positive</text:p>
          </table:table-cell>
          <table:table-cell office:value-type="string" calcext:value-type="string">
            <text:p>कई लोगों का मानना है कि शो का फॉर्मेट ही इस तरह का है जो लोगों को बुरा बरताव करने पर मजबूर करता है.</text:p>
          </table:table-cell>
          <table:table-cell office:value-type="string" calcext:value-type="string">
            <text:p>negative</text:p>
          </table:table-cell>
          <table:table-cell office:value-type="string" calcext:value-type="string">
            <text:p>पहले ख़ुद मतदान, फिर दूसरों को ज्ञान!</text:p>
            <text:p>सुबह-सुबह दो घंटे से ज़्यादा समय लाइन में लग कर वोट किया. आपने किया कि नहीं ?… https://t.co/HMoExlCLFF</text:p>
          </table:table-cell>
          <table:table-cell office:value-type="string" calcext:value-type="string">
            <text:p>neutral</text:p>
          </table:table-cell>
        </table:table-row>
        <table:table-row table:style-name="ro1">
          <table:table-cell office:value-type="string" calcext:value-type="string">
            <text:p>आपका व्यक्तित्व भगवान राम से तुलनीय है</text:p>
          </table:table-cell>
          <table:table-cell office:value-type="string" calcext:value-type="string">
            <text:p>positive</text:p>
          </table:table-cell>
          <table:table-cell office:value-type="string" calcext:value-type="string">
            <text:p>पुलिस लाचार बनकर तमाशा देख रही है और कुछ असामाजिक तत्व इसका फायदा भी उठाते हैं।</text:p>
          </table:table-cell>
          <table:table-cell office:value-type="string" calcext:value-type="string">
            <text:p>negative</text:p>
          </table:table-cell>
          <table:table-cell office:value-type="string" calcext:value-type="string">
            <text:p>RT @aajtak: राफेल पर कौन कर रहा है गुमराह?</text:p>
            <text:p>#Mathura से #Dangal विशेष @sardanarohit के साथ https://t.co/9ETQyoIZaO https://t.co/SIwBdvFCaQ</text:p>
          </table:table-cell>
          <table:table-cell office:value-type="string" calcext:value-type="string">
            <text:p>neutral</text:p>
          </table:table-cell>
        </table:table-row>
        <table:table-row table:style-name="ro65">
          <table:table-cell office:value-type="string" calcext:value-type="string">
            <text:p>वे राम के अनन्य भक्त हैं</text:p>
          </table:table-cell>
          <table:table-cell office:value-type="string" calcext:value-type="string">
            <text:p>positive</text:p>
          </table:table-cell>
          <table:table-cell office:value-type="string" calcext:value-type="string">
            <text:p>देश के अनेक कानून उपनिवेशकाल से चले आ रहे हैं और वे आधुनिक उदार समाज के लिए उपयोगी नहीं हैं।</text:p>
          </table:table-cell>
          <table:table-cell office:value-type="string" calcext:value-type="string">
            <text:p>negative</text:p>
          </table:table-cell>
          <table:table-cell office:value-type="string" calcext:value-type="string">
            <text:p>RT @aajtak: राफेल पर सुप्रीम कोर्ट के फैसले पर क्या बोले @AshwiniBJP? </text:p>
            <text:p>देखिए #Dangal Live: https://t.co/fOz5QPkk43 @sardanarohit के साथ htt…</text:p>
          </table:table-cell>
          <table:table-cell office:value-type="string" calcext:value-type="string">
            <text:p>neutral</text:p>
          </table:table-cell>
        </table:table-row>
        <table:table-row table:style-name="ro44">
          <table:table-cell office:value-type="string" calcext:value-type="string">
            <text:p>सूक्ष्मदर्शी व्यक्ति बात की गहराई में जाकर उसके कारणों को समझ लेता है</text:p>
          </table:table-cell>
          <table:table-cell office:value-type="string" calcext:value-type="string">
            <text:p>positive</text:p>
          </table:table-cell>
          <table:table-cell office:value-type="string" calcext:value-type="string">
            <text:p>दोनों टीमें अभी तक आईपीएल खिताब से महरूम रही हैं</text:p>
          </table:table-cell>
          <table:table-cell office:value-type="string" calcext:value-type="string">
            <text:p>negative</text:p>
          </table:table-cell>
          <table:table-cell office:value-type="string" calcext:value-type="string">
            <text:p>RT @aajtak: मथुरा से #Dangal विशेष</text:p>
            <text:p>इंद्रजीत सिंह, RLD और @AshwiniBJP?  के बीच तीखी बहस</text:p>
            <text:p>देखिए  Live: https://t.co/fOz5QPkk43 @sardanarohit…</text:p>
          </table:table-cell>
          <table:table-cell office:value-type="string" calcext:value-type="string">
            <text:p>neutral</text:p>
          </table:table-cell>
        </table:table-row>
        <table:table-row table:style-name="ro12">
          <table:table-cell office:value-type="string" calcext:value-type="string">
            <text:p>हनुमान ने विनम्र भाव से सर झुका लिया</text:p>
          </table:table-cell>
          <table:table-cell office:value-type="string" calcext:value-type="string">
            <text:p>positive</text:p>
          </table:table-cell>
          <table:table-cell office:value-type="string" calcext:value-type="string">
            <text:p>लेकिन आठों स्कूलों के हजारों बच्चे कंप्यूटर शिक्षा से वंचित है।</text:p>
          </table:table-cell>
          <table:table-cell office:value-type="string" calcext:value-type="string">
            <text:p>negative</text:p>
          </table:table-cell>
          <table:table-cell office:value-type="string" calcext:value-type="string">
            <text:p>चुनाव के पहले फिर गूँजा ‘राफ़ेल’!</text:p>
            <text:p>कोर्ट में सरकार को लगा झटका, </text:p>
            <text:p>चुनाव में किसको पड़ेगा फटका?</text:p>
            <text:p>आज का ‘दंगल’ बाँके बि… https://t.co/ZRbXfi36ha</text:p>
          </table:table-cell>
          <table:table-cell office:value-type="string" calcext:value-type="string">
            <text:p>neutral</text:p>
          </table:table-cell>
        </table:table-row>
        <table:table-row table:style-name="ro9">
          <table:table-cell office:value-type="string" calcext:value-type="string">
            <text:p>शिक्षित व्यक्ति ही राष्ट्र के कर्णधार होते हैं</text:p>
          </table:table-cell>
          <table:table-cell office:value-type="string" calcext:value-type="string">
            <text:p>positive</text:p>
          </table:table-cell>
          <table:table-cell office:value-type="string" calcext:value-type="string">
            <text:p>हर साल अप्रैल माह में मिलने वाला वेतन बढ़ोतरी के लाभ से भी प्रभात खबर के पत्रकारों को वंचित रखा गया है.</text:p>
          </table:table-cell>
          <table:table-cell office:value-type="string" calcext:value-type="string">
            <text:p>negative</text:p>
          </table:table-cell>
          <table:table-cell office:value-type="string" calcext:value-type="string">
            <text:p>RT @AalokTweet: धूप हुई तो आँचल बन कर</text:p>
            <text:p>कोने कोने छाई अम्मा</text:p>
            <text:p>सारे घर का शोर-शराबा</text:p>
            <text:p>सूनापन तन्हाई अम्मा</text:p>
            <text:p/>
            <text:p>घर में झीने-रिश्ते मैंने</text:p>
            <text:p>लाखों बार उधड़…</text:p>
          </table:table-cell>
          <table:table-cell office:value-type="string" calcext:value-type="string">
            <text:p>neutral</text:p>
          </table:table-cell>
        </table:table-row>
        <table:table-row table:style-name="ro17">
          <table:table-cell office:value-type="string" calcext:value-type="string">
            <text:p>इन औषधियों के उत्साहवर्धक परिणाम मिले हैं</text:p>
          </table:table-cell>
          <table:table-cell office:value-type="string" calcext:value-type="string">
            <text:p>positive</text:p>
          </table:table-cell>
          <table:table-cell office:value-type="string" calcext:value-type="string">
            <text:p>अर्थव्यवस्था बड़ी, लेकिन धनी नहीं.</text:p>
          </table:table-cell>
          <table:table-cell office:value-type="string" calcext:value-type="string">
            <text:p>negative</text:p>
          </table:table-cell>
          <table:table-cell table:style-name="ce3" office:value-type="string" calcext:value-type="string">
            <text:p>RT @SwetaSinghAT: ‘सोच समझकर’ वोट सब देते हैं। एक आवरण के तौर पर इन शब्दों का प्रयोग होने लगे, तो अपनी समझ पर ही भरोसा करें। हमारी तरफ़ से…</text:p>
          </table:table-cell>
          <table:table-cell office:value-type="string" calcext:value-type="string">
            <text:p>neutral</text:p>
          </table:table-cell>
        </table:table-row>
        <table:table-row table:style-name="ro67">
          <table:table-cell office:value-type="string" calcext:value-type="string">
            <text:p>उसने जोशीला भाषण दिया</text:p>
          </table:table-cell>
          <table:table-cell office:value-type="string" calcext:value-type="string">
            <text:p>positive</text:p>
          </table:table-cell>
          <table:table-cell office:value-type="string" calcext:value-type="string">
            <text:p>गूगल खुद अपनी परियोजना के बारे में जब तक नहीं बताता, तब तक इस परियोजना की सटीक जानकारी मिलना मुश्किल है।</text:p>
          </table:table-cell>
          <table:table-cell office:value-type="string" calcext:value-type="string">
            <text:p>negative</text:p>
          </table:table-cell>
          <table:table-cell office:value-type="string" calcext:value-type="string">
            <text:p>मंज़िलें क्या हैं, रास्ता क्या है.</text:p>
            <text:p>हौसला हो तो फ़ासला क्या है!</text:p>
            <text:p>बधाई @AalokTweet भाई! https://t.co/BnLUaWn6eX</text:p>
          </table:table-cell>
          <table:table-cell office:value-type="string" calcext:value-type="string">
            <text:p>neutral</text:p>
          </table:table-cell>
        </table:table-row>
        <table:table-row table:style-name="ro17">
          <table:table-cell office:value-type="string" calcext:value-type="string">
            <text:p>यह बहुत ही रोमांचकारी उपन्यास है</text:p>
          </table:table-cell>
          <table:table-cell office:value-type="string" calcext:value-type="string">
            <text:p>positive</text:p>
          </table:table-cell>
          <table:table-cell office:value-type="string" calcext:value-type="string">
            <text:p>हमारे पास सटीक विश्लेषण उपलब्ध नहीं हैं ।</text:p>
          </table:table-cell>
          <table:table-cell office:value-type="string" calcext:value-type="string">
            <text:p>negative</text:p>
          </table:table-cell>
          <table:table-cell table:style-name="ce3" office:value-type="string" calcext:value-type="string">
            <text:p>पहले दौर के चुनाव प्रचार का आख़री दिन और मैदान में अली-बजरंगबली की वापसी. बोले योगी आदित्यनाथ, उनके पास ‘अली’ है तो… https://t.co/8fUPVX224R</text:p>
          </table:table-cell>
          <table:table-cell office:value-type="string" calcext:value-type="string">
            <text:p>neutral</text:p>
          </table:table-cell>
        </table:table-row>
        <table:table-row table:style-name="ro11">
          <table:table-cell office:value-type="string" calcext:value-type="string">
            <text:p>ज़िंदादिल व्यक्ति का जीवन खुशियों से भरा होता है</text:p>
          </table:table-cell>
          <table:table-cell office:value-type="string" calcext:value-type="string">
            <text:p>positive</text:p>
          </table:table-cell>
          <table:table-cell office:value-type="string" calcext:value-type="string">
            <text:p>आब्दी ने बीबीसी को फोन पर बताया कि बीसीसीआई का निर्णय एकदम अनुचित हैं ।</text:p>
          </table:table-cell>
          <table:table-cell office:value-type="string" calcext:value-type="string">
            <text:p>negative</text:p>
          </table:table-cell>
          <table:table-cell office:value-type="string" calcext:value-type="string">
            <text:p>RT @aajtak: क्या #LokSabhaElections2019 में मायावती @RajBabbarMP  की मुश्किलें बढ़ा रहीं हैं? देखिये इस पर क्या बोले राज बब्बर</text:p>
            <text:p>#Dangal @sar…</text:p>
          </table:table-cell>
          <table:table-cell office:value-type="string" calcext:value-type="string">
            <text:p>neutral</text:p>
          </table:table-cell>
        </table:table-row>
        <table:table-row table:style-name="ro27">
          <table:table-cell office:value-type="string" calcext:value-type="string">
            <text:p>उसने अपने कार्यभार को सहर्ष अंगीकृत किया</text:p>
          </table:table-cell>
          <table:table-cell office:value-type="string" calcext:value-type="string">
            <text:p>positive</text:p>
          </table:table-cell>
          <table:table-cell office:value-type="string" calcext:value-type="string">
            <text:p>शुक्रवार देर रात मीरा रोड़ पर अनुचित व्यवहार करने के आरोप में पुलिस ने उन्हें गिरफ्तार कर लिया और पुलिस स्टेशन ले गई।</text:p>
          </table:table-cell>
          <table:table-cell office:value-type="string" calcext:value-type="string">
            <text:p>negative</text:p>
          </table:table-cell>
          <table:table-cell table:style-name="ce3" office:value-type="string" calcext:value-type="string">
            <text:p>श्री @ravindrak2000 जी को जन्मदिन की शुभकामनाएं.</text:p>
          </table:table-cell>
          <table:table-cell office:value-type="string" calcext:value-type="string">
            <text:p>neutral</text:p>
          </table:table-cell>
        </table:table-row>
        <table:table-row table:style-name="ro44">
          <table:table-cell office:value-type="string" calcext:value-type="string">
            <text:p>इस पुस्तक में कई प्रेरक प्रसंग हैं</text:p>
          </table:table-cell>
          <table:table-cell office:value-type="string" calcext:value-type="string">
            <text:p>positive</text:p>
          </table:table-cell>
          <table:table-cell office:value-type="string" calcext:value-type="string">
            <text:p>पुलिस ने परीक्षा में अनुचित साधनों के उपयोग की धाराओं के तहत मामला दर्ज किया।</text:p>
          </table:table-cell>
          <table:table-cell office:value-type="string" calcext:value-type="string">
            <text:p>negative</text:p>
          </table:table-cell>
          <table:table-cell office:value-type="string" calcext:value-type="string">
            <text:p>RT @aajtak: चुनाव में करोड़ों के वारे-न्यारे करने वाले कौन? </text:p>
            <text:p>देखिए #Dangal @sardanarohit के साथ लाइव : https://t.co/fOz5QPkk43 https://t.co…</text:p>
          </table:table-cell>
          <table:table-cell office:value-type="string" calcext:value-type="string">
            <text:p>neutral</text:p>
          </table:table-cell>
        </table:table-row>
        <table:table-row table:style-name="ro69">
          <table:table-cell office:value-type="string" calcext:value-type="string">
            <text:p>कई प्रेरकों की प्रेरणाओं ने मुझे यहाँ तक पहुँचाया है</text:p>
          </table:table-cell>
          <table:table-cell office:value-type="string" calcext:value-type="string">
            <text:p>positive</text:p>
          </table:table-cell>
          <table:table-cell office:value-type="string" calcext:value-type="string">
            <text:p>भूषण ने सरकार के कदम पर नाराजगी जताई और इसे चौंकाने वाला और अनुचित करार दिया.</text:p>
          </table:table-cell>
          <table:table-cell office:value-type="string" calcext:value-type="string">
            <text:p>negative</text:p>
          </table:table-cell>
          <table:table-cell office:value-type="string" calcext:value-type="string">
            <text:p>चौकीदार चोर या पकड़े जाने वाले चोर? </text:p>
            <text:p>चुनाव में करोड़ों के वारे-न्यारे करने वाले कौन?</text:p>
            <text:p>चुनाव के ज़ोर में हर तरफ़ चोर-… https://t.co/NTGDKq6Y12</text:p>
          </table:table-cell>
          <table:table-cell office:value-type="string" calcext:value-type="string">
            <text:p>neutral</text:p>
          </table:table-cell>
        </table:table-row>
        <table:table-row table:style-name="ro73">
          <table:table-cell office:value-type="string" calcext:value-type="string">
            <text:p>प्रत्याशी व्यक्ति कभी भी निराश नहीं होगा</text:p>
          </table:table-cell>
          <table:table-cell office:value-type="string" calcext:value-type="string">
            <text:p>positive</text:p>
          </table:table-cell>
          <table:table-cell office:value-type="string" calcext:value-type="string">
            <text:p>साथ ही समाज में भी गलत संदेश जाएगा।</text:p>
          </table:table-cell>
          <table:table-cell office:value-type="string" calcext:value-type="string">
            <text:p>negative</text:p>
          </table:table-cell>
          <table:table-cell office:value-type="string" calcext:value-type="string">
            <text:p>राम लला अब बाट हैं जोहें, मेरे बेटे आएँगे</text:p>
            <text:p>गौमाता की तो करी हिफ़ाज़त, मेरा घर भी बनाएँगे! </text:p>
            <text:p>@pramiladixit https://t.co/XF00TpRFz7</text:p>
          </table:table-cell>
          <table:table-cell office:value-type="string" calcext:value-type="string">
            <text:p>neutral</text:p>
          </table:table-cell>
        </table:table-row>
        <table:table-row table:style-name="ro19">
          <table:table-cell office:value-type="string" calcext:value-type="string">
            <text:p>सके पास रोचक कहानियों की पुस्तकों का भंडार है</text:p>
          </table:table-cell>
          <table:table-cell office:value-type="string" calcext:value-type="string">
            <text:p>positive</text:p>
          </table:table-cell>
          <table:table-cell office:value-type="string" calcext:value-type="string">
            <text:p>इसकी श्रेणी सर्विस टैक्स के दायरे में रखना गलत होगा।</text:p>
          </table:table-cell>
          <table:table-cell office:value-type="string" calcext:value-type="string">
            <text:p>negative</text:p>
          </table:table-cell>
          <table:table-cell table:style-name="ce3" office:value-type="string" calcext:value-type="string">
            <text:p>RT @capt_ivane: इन्कम टैक्स ने 4 राज्यों में 52 जगह छापेमारी के बाद 14.6 करोड़ रुपये ज़ब्त किये और 281 करोड़ की ब्लैक मनी का पता चला। इन्कम…</text:p>
          </table:table-cell>
          <table:table-cell office:value-type="string" calcext:value-type="string">
            <text:p>neutral</text:p>
          </table:table-cell>
        </table:table-row>
        <table:table-row table:style-name="ro80">
          <table:table-cell office:value-type="string" calcext:value-type="string">
            <text:p>चिड़ियाघर की सैर के बाद बच्चे प्रसन्न थे</text:p>
          </table:table-cell>
          <table:table-cell office:value-type="string" calcext:value-type="string">
            <text:p>positive</text:p>
          </table:table-cell>
          <table:table-cell office:value-type="string" calcext:value-type="string">
            <text:p>यह फिल्म एक्जिबिटर्स के लिए झटका ही है और वह रजनीकांत के प्रशंसकों में गलत संदेश भेजता है।</text:p>
          </table:table-cell>
          <table:table-cell office:value-type="string" calcext:value-type="string">
            <text:p>negative</text:p>
          </table:table-cell>
          <table:table-cell office:value-type="string" calcext:value-type="string">
            <text:p>RT @aajtak: अबकी बार 'राष्ट्रीयवाद' पर ही बेडा पार? </text:p>
            <text:p>देखिये #Dangal @SardanaRohit के साथ </text:p>
            <text:p>पूरा कार्यक्रम: https://t.co/AbEIvsqyFF https://t…</text:p>
          </table:table-cell>
          <table:table-cell office:value-type="string" calcext:value-type="string">
            <text:p>neutral</text:p>
          </table:table-cell>
        </table:table-row>
        <table:table-row table:style-name="ro11">
          <table:table-cell office:value-type="string" calcext:value-type="string">
            <text:p>बाल कलाकारों द्वारा दिखाये गये नाटक से दर्शक मनोरंजित हुए</text:p>
          </table:table-cell>
          <table:table-cell office:value-type="string" calcext:value-type="string">
            <text:p>positive</text:p>
          </table:table-cell>
          <table:table-cell office:value-type="string" calcext:value-type="string">
            <text:p>कुलपति ने बताया कि यथा शीघ्र गंभीर अनियमित भुगतानों की वसूली करने पर सहमति बन गई है।</text:p>
          </table:table-cell>
          <table:table-cell office:value-type="string" calcext:value-type="string">
            <text:p>negative</text:p>
          </table:table-cell>
          <table:table-cell office:value-type="string" calcext:value-type="string">
            <text:p>RT @aajtak: कांग्रेस की हालत इतनी पतली है कि वो हमारे सामने खड़े होने की स्थिति में भी नहीं है: @Ashokkatariya9 </text:p>
            <text:p>देखिये #Dangal @sardanaroh…</text:p>
          </table:table-cell>
          <table:table-cell office:value-type="string" calcext:value-type="string">
            <text:p>neutral</text:p>
          </table:table-cell>
        </table:table-row>
        <table:table-row table:style-name="ro57">
          <table:table-cell office:value-type="string" calcext:value-type="string">
            <text:p>सौम्य व्यक्ति अपने स्वभाव से सबका दिल जीत लेता है</text:p>
          </table:table-cell>
          <table:table-cell office:value-type="string" calcext:value-type="string">
            <text:p>positive</text:p>
          </table:table-cell>
          <table:table-cell office:value-type="string" calcext:value-type="string">
            <text:p>टीम ने बिना टिकट सफर करने, अनियमित टिकट व बगैर लगेज बुकिंग करने वाले यात्रियों पर कार्रवाई की गई।</text:p>
          </table:table-cell>
          <table:table-cell office:value-type="string" calcext:value-type="string">
            <text:p>negative</text:p>
          </table:table-cell>
          <table:table-cell office:value-type="string" calcext:value-type="string">
            <text:p>RT @aajtak: कांग्रेस का घोषणापत्र छलावा है: @drdineshbjp</text:p>
            <text:p>देखिये #Dangal @sardanarohit के साथ </text:p>
            <text:p>#Bijnor से लाइव: https://t.co/fOz5QPkk43 http…</text:p>
          </table:table-cell>
          <table:table-cell office:value-type="string" calcext:value-type="string">
            <text:p>neutral</text:p>
          </table:table-cell>
        </table:table-row>
        <table:table-row table:style-name="ro53">
          <table:table-cell office:value-type="string" calcext:value-type="string">
            <text:p>राम एक सभ्य व्यक्ति है</text:p>
          </table:table-cell>
          <table:table-cell office:value-type="string" calcext:value-type="string">
            <text:p>positive</text:p>
          </table:table-cell>
          <table:table-cell office:value-type="string" calcext:value-type="string">
            <text:p>सुबह की अनियमित कटौती के चलते उपभोक्ताओं स्कूली बच्चों को दैनिक कार्य में परेशानी हो रही है।</text:p>
          </table:table-cell>
          <table:table-cell office:value-type="string" calcext:value-type="string">
            <text:p>negative</text:p>
          </table:table-cell>
          <table:table-cell office:value-type="string" calcext:value-type="string">
            <text:p>एक तरफ़ ₹ 72000, दूसरी तरफ़ 75 वादे इस बार.</text:p>
            <text:p>कांग्रेस-बीजेपी में ‘घोषणाओं’ की जंग! </text:p>
            <text:p>‘संकल्प पत्र’ पर मिलेंगे वोट या… https://t.co/aroT5HSarN</text:p>
          </table:table-cell>
          <table:table-cell office:value-type="string" calcext:value-type="string">
            <text:p>neutral</text:p>
          </table:table-cell>
        </table:table-row>
        <table:table-row table:style-name="ro16">
          <table:table-cell office:value-type="string" calcext:value-type="string">
            <text:p>लु लोग दूसरों की मदद के लिए हमेशा तैयार रहते हैं</text:p>
          </table:table-cell>
          <table:table-cell office:value-type="string" calcext:value-type="string">
            <text:p>positive</text:p>
          </table:table-cell>
          <table:table-cell office:value-type="string" calcext:value-type="string">
            <text:p>सलमान पर आरोप साबित हुए तो उन्हें दस साल के लिए जेल हो सकती है।</text:p>
          </table:table-cell>
          <table:table-cell office:value-type="string" calcext:value-type="string">
            <text:p>negative</text:p>
          </table:table-cell>
          <table:table-cell office:value-type="string" calcext:value-type="string">
            <text:p>RT @aajtak: #LokSabhaElections2019</text:p>
            <text:p>अपनी आने वाली फिल्म को लेकर अभिनेता @vivekoberoi ने खुल कर की बात </text:p>
            <text:p>देखिए #Dangal #Noida से @sardanarohit…</text:p>
          </table:table-cell>
          <table:table-cell office:value-type="string" calcext:value-type="string">
            <text:p>neutral</text:p>
          </table:table-cell>
        </table:table-row>
        <table:table-row table:style-name="ro13">
          <table:table-cell office:value-type="string" calcext:value-type="string">
            <text:p>ख़ुदा ग़रीबनवाज़ है</text:p>
          </table:table-cell>
          <table:table-cell office:value-type="string" calcext:value-type="string">
            <text:p>positive</text:p>
          </table:table-cell>
          <table:table-cell office:value-type="string" calcext:value-type="string">
            <text:p>सहारा के तीनों लोग 4 मार्च से न्यायिक हिरासत में तिहाड़ जेल में हैं।</text:p>
          </table:table-cell>
          <table:table-cell office:value-type="string" calcext:value-type="string">
            <text:p>negative</text:p>
          </table:table-cell>
          <table:table-cell office:value-type="string" calcext:value-type="string">
            <text:p>RT @aajtak: #LokSabhaElections2019</text:p>
            <text:p>मायावती ने कहा कि कांग्रेस को वोट देकर न करें वोट ज़ाया। सुनिए इसपर क्या बोलीं कांग्रेस की प्रवक्ता।…</text:p>
          </table:table-cell>
          <table:table-cell office:value-type="string" calcext:value-type="string">
            <text:p>neutral</text:p>
          </table:table-cell>
        </table:table-row>
        <table:table-row table:style-name="ro33">
          <table:table-cell office:value-type="string" calcext:value-type="string">
            <text:p>मर्यादित व्यक्ति श्रद्धा के पात्र होते हैं</text:p>
          </table:table-cell>
          <table:table-cell office:value-type="string" calcext:value-type="string">
            <text:p>positive</text:p>
          </table:table-cell>
          <table:table-cell office:value-type="string" calcext:value-type="string">
            <text:p>आहूजा को रेप का दोषी मानते हुए सात साल जेल की सजा सुनाई थी.</text:p>
          </table:table-cell>
          <table:table-cell office:value-type="string" calcext:value-type="string">
            <text:p>negative</text:p>
          </table:table-cell>
          <table:table-cell office:value-type="string" calcext:value-type="string">
            <text:p>RT @aajtak: मोदी सरकार ने इस देश की अर्थव्यवस्था की कमर तोड़ दो है:  राजकुमार भाटी, समाजवादी पार्टी </text:p>
            <text:p>देखिए #Dangal @sardanarohit के साथ लाइ…</text:p>
          </table:table-cell>
          <table:table-cell office:value-type="string" calcext:value-type="string">
            <text:p>neutral</text:p>
          </table:table-cell>
        </table:table-row>
        <table:table-row table:style-name="ro14">
          <table:table-cell office:value-type="string" calcext:value-type="string">
            <text:p>ईश्वर सहृदय व्यक्तियों के लिए ज्ञेय है</text:p>
          </table:table-cell>
          <table:table-cell office:value-type="string" calcext:value-type="string">
            <text:p>positive</text:p>
          </table:table-cell>
          <table:table-cell office:value-type="string" calcext:value-type="string">
            <text:p>श्रीसंत सहित तीन क्रिकेटरों को जेल तक जाना पड़ा।</text:p>
          </table:table-cell>
          <table:table-cell office:value-type="string" calcext:value-type="string">
            <text:p>negative</text:p>
          </table:table-cell>
          <table:table-cell office:value-type="string" calcext:value-type="string">
            <text:p>RT @aajtak: नोटबंदी से क्या लोगों को नुकसान हुआ ? क्या है #Noida की जनता की राय? </text:p>
            <text:p>देखिए #Dangal @sardanarohit के साथ लाइव : https://t.co/fO…</text:p>
          </table:table-cell>
          <table:table-cell office:value-type="string" calcext:value-type="string">
            <text:p>neutral</text:p>
          </table:table-cell>
        </table:table-row>
        <table:table-row table:style-name="ro57">
          <table:table-cell office:value-type="string" calcext:value-type="string">
            <text:p>लंद हौसलों के साथ कुछ भी करना संभव है</text:p>
          </table:table-cell>
          <table:table-cell office:value-type="string" calcext:value-type="string">
            <text:p>positive</text:p>
          </table:table-cell>
          <table:table-cell office:value-type="string" calcext:value-type="string">
            <text:p>सभी आरोपियों के खिलाफ दो लाख के जुर्माने से लेकर कारावास की सजा संभव है।</text:p>
          </table:table-cell>
          <table:table-cell office:value-type="string" calcext:value-type="string">
            <text:p>negative</text:p>
          </table:table-cell>
          <table:table-cell office:value-type="string" calcext:value-type="string">
            <text:p>RT @aajtak: बुआ-भतीजा..बदल पाएंगे नतीजा? </text:p>
            <text:p>देखिए #Dangal #Noida से लाइव @sardanarohit के साथ : https://t.co/fOz5QPkk43 https://t.co/Jo7NihEM…</text:p>
          </table:table-cell>
          <table:table-cell office:value-type="string" calcext:value-type="string">
            <text:p>neutral</text:p>
          </table:table-cell>
        </table:table-row>
        <table:table-row table:style-name="ro69">
          <table:table-cell office:value-type="string" calcext:value-type="string">
            <text:p>सच्चरित्र व्यक्ति ही समाज के सच्चे कर्णधार होते हैं</text:p>
          </table:table-cell>
          <table:table-cell office:value-type="string" calcext:value-type="string">
            <text:p>positive</text:p>
          </table:table-cell>
          <table:table-cell office:value-type="string" calcext:value-type="string">
            <text:p>सतपाल सिंह हत्याकांड में आजीवन कारावास की सजा भुगत रहे है।</text:p>
          </table:table-cell>
          <table:table-cell office:value-type="string" calcext:value-type="string">
            <text:p>negative</text:p>
          </table:table-cell>
          <table:table-cell office:value-type="string" calcext:value-type="string">
            <text:p>चुनाव के चार दिन पहले ‘शुभ-मुहूर्त’ में माया-अखिलेश की रैली?</text:p>
            <text:p>मुसलमानों के सहारे लगाएँगे कांग्रेस-BJP को किनारे?</text:p>
            <text:p>बुआ… https://t.co/eGUcYCiSo0</text:p>
          </table:table-cell>
          <table:table-cell office:value-type="string" calcext:value-type="string">
            <text:p>neutral</text:p>
          </table:table-cell>
        </table:table-row>
        <table:table-row table:style-name="ro39">
          <table:table-cell office:value-type="string" calcext:value-type="string">
            <text:p>आशावादी विचारों से शरीर में कुछ महत्वपूर्ण रासायनिक परिवर्तन होते हैं</text:p>
          </table:table-cell>
          <table:table-cell office:value-type="string" calcext:value-type="string">
            <text:p>positive</text:p>
          </table:table-cell>
          <table:table-cell office:value-type="string" calcext:value-type="string">
            <text:p>शादी में शामिल होने वाले पर होगा 1 लाख रुपए तक का जुर्माना और दो वर्ष तक का कारावास हो सकता है।</text:p>
          </table:table-cell>
          <table:table-cell office:value-type="string" calcext:value-type="string">
            <text:p>negative</text:p>
          </table:table-cell>
          <table:table-cell office:value-type="string" calcext:value-type="string">
            <text:p>RT @aajtak: राम का मंदिर अयोध्या में नहीं बनेगा तो क्या नोएडा और ग़ाजियाबाद में बनेगा: @RTforINC </text:p>
            <text:p>देखिए #Dangal @sardanarohit के साथ </text:p>
            <text:p>#Ghaz…</text:p>
          </table:table-cell>
          <table:table-cell office:value-type="string" calcext:value-type="string">
            <text:p>neutral</text:p>
          </table:table-cell>
        </table:table-row>
        <table:table-row table:style-name="ro44">
          <table:table-cell office:value-type="string" calcext:value-type="string">
            <text:p>मतांध व्यक्ति ही सामाजिक द्वेष उत्पन्न करते हैं</text:p>
          </table:table-cell>
          <table:table-cell office:value-type="string" calcext:value-type="string">
            <text:p>positive</text:p>
          </table:table-cell>
          <table:table-cell office:value-type="string" calcext:value-type="string">
            <text:p>चुनाव से पहले सस्ती लोकप्रियता पाने की जुगत ने इंदौर से सपा उम्मीदवार नेहा शर्मा को हवालात भेज दिया है।</text:p>
          </table:table-cell>
          <table:table-cell office:value-type="string" calcext:value-type="string">
            <text:p>negative</text:p>
          </table:table-cell>
          <table:table-cell office:value-type="string" calcext:value-type="string">
            <text:p>RT @aajtak: बीजेपी प्रवक्ता @SudhanshuTrived ने साधा अखिलेश की समाजवादी पार्टी पर निशाना</text:p>
            <text:p>#Dangal (@sardanarohit )</text:p>
            <text:p>#Ghaziabad से लाइव: https…</text:p>
          </table:table-cell>
          <table:table-cell office:value-type="string" calcext:value-type="string">
            <text:p>neutral</text:p>
          </table:table-cell>
        </table:table-row>
        <table:table-row table:style-name="ro24">
          <table:table-cell office:value-type="string" calcext:value-type="string">
            <text:p>झीलों से घिरा आई आई टी पवई एक रमणीय स्थल है</text:p>
          </table:table-cell>
          <table:table-cell office:value-type="string" calcext:value-type="string">
            <text:p>positive</text:p>
          </table:table-cell>
          <table:table-cell office:value-type="string" calcext:value-type="string">
            <text:p>कुछ अटपटा सा लगा होगा आपको।</text:p>
          </table:table-cell>
          <table:table-cell office:value-type="string" calcext:value-type="string">
            <text:p>negative</text:p>
          </table:table-cell>
          <table:table-cell office:value-type="string" calcext:value-type="string">
            <text:p>RT @aajtak: समाजवादी पार्टी के घोषणापत्र में अहीर रेजीमेंट बनाने का वादा क्यों?</text:p>
            <text:p>देखिए इस सवाल पर क्या बोले एसपी प्रवक्ता @ghanshyamtiwari…</text:p>
          </table:table-cell>
          <table:table-cell office:value-type="string" calcext:value-type="string">
            <text:p>neutral</text:p>
          </table:table-cell>
        </table:table-row>
        <table:table-row table:style-name="ro12">
          <table:table-cell office:value-type="string" calcext:value-type="string">
            <text:p>उसकी चित्रकारी आकर्षक है </text:p>
          </table:table-cell>
          <table:table-cell office:value-type="string" calcext:value-type="string">
            <text:p>positive</text:p>
          </table:table-cell>
          <table:table-cell office:value-type="string" calcext:value-type="string">
            <text:p>वे हिन्दी पारसी,अंग्रेजी और उर्दू के शब्दों को इस कदर पिरोते हैं कि सुनने में कभी अटपटा नहीं लगता।</text:p>
          </table:table-cell>
          <table:table-cell office:value-type="string" calcext:value-type="string">
            <text:p>negative</text:p>
          </table:table-cell>
          <table:table-cell office:value-type="string" calcext:value-type="string">
            <text:p>मोदी की सेना या देश की सेना?</text:p>
            <text:p>‘अहीर रेजिमेंट’ के वादे से पाएँगे वोट?</text:p>
            <text:p>या सेना के अधिकार घटाने पे आएँगे वोट?</text:p>
            <text:p>पूर्व से… https://t.co/mB5BljCoOw</text:p>
          </table:table-cell>
          <table:table-cell office:value-type="string" calcext:value-type="string">
            <text:p>neutral</text:p>
          </table:table-cell>
        </table:table-row>
        <table:table-row table:style-name="ro27">
          <table:table-cell office:value-type="string" calcext:value-type="string">
            <text:p>मुझे प्रकृति से अधिक आकर्षक और कुछ भी नहीं लगता है</text:p>
          </table:table-cell>
          <table:table-cell office:value-type="string" calcext:value-type="string">
            <text:p>positive</text:p>
          </table:table-cell>
          <table:table-cell office:value-type="string" calcext:value-type="string">
            <text:p>पिछले वर्ष भी राहुल और पैडी हमेशा मुझसे अपनी राय पूछते थे, इस वजह से इस वर्ष मुझे कुछ अटपटा नहीं लगा।</text:p>
          </table:table-cell>
          <table:table-cell office:value-type="string" calcext:value-type="string">
            <text:p>negative</text:p>
          </table:table-cell>
          <table:table-cell table:style-name="ce3" office:value-type="string" calcext:value-type="string">
            <text:p>नव वर्ष और नवरात्रि की शुभकामनाएँ.</text:p>
          </table:table-cell>
          <table:table-cell office:value-type="string" calcext:value-type="string">
            <text:p>neutral</text:p>
          </table:table-cell>
        </table:table-row>
        <table:table-row table:style-name="ro23">
          <table:table-cell office:value-type="string" calcext:value-type="string">
            <text:p>धार्मिक व्यक्ति विपत्ति में भी अपना धर्म नहीं छोड़ता</text:p>
          </table:table-cell>
          <table:table-cell office:value-type="string" calcext:value-type="string">
            <text:p>positive</text:p>
          </table:table-cell>
          <table:table-cell office:value-type="string" calcext:value-type="string">
            <text:p>बीसीसीआई की ओर से लगाया गया प्रतिबंध मोदी पर लागू नहीं होता.</text:p>
          </table:table-cell>
          <table:table-cell office:value-type="string" calcext:value-type="string">
            <text:p>negative</text:p>
          </table:table-cell>
          <table:table-cell table:style-name="ce3" office:value-type="string" calcext:value-type="string">
            <text:p>RT @akhileshsharma1: एक अमेरिकी पत्रिका ने सूत्रों के हवाले से दावा किया कि भारत ने पाक F-16 नहीं गिराया तो भारतीय मीडिया ने ऑंखें मूँद कर…</text:p>
          </table:table-cell>
          <table:table-cell office:value-type="string" calcext:value-type="string">
            <text:p>neutral</text:p>
          </table:table-cell>
        </table:table-row>
        <table:table-row table:style-name="ro10">
          <table:table-cell office:value-type="string" calcext:value-type="string">
            <text:p>मेरी यात्रा आनंदप्रद रही</text:p>
          </table:table-cell>
          <table:table-cell office:value-type="string" calcext:value-type="string">
            <text:p>positive</text:p>
          </table:table-cell>
          <table:table-cell office:value-type="string" calcext:value-type="string">
            <text:p>बिना मान्यता वाली कोई भी डिग्री राज्य के शासकीय विभागों की भर्तियों में मान्य नहीं होगी।</text:p>
          </table:table-cell>
          <table:table-cell office:value-type="string" calcext:value-type="string">
            <text:p>negative</text:p>
          </table:table-cell>
          <table:table-cell table:style-name="ce3" office:value-type="string" calcext:value-type="string">
            <text:p>राहुल गांधी बोले- मोदी ने जूता मारकर अपने गुरु आडवाणी जी को स्टेज से उतारा https://t.co/h0fn3KqpjJ via @aajtak</text:p>
          </table:table-cell>
          <table:table-cell office:value-type="string" calcext:value-type="string">
            <text:p>neutral</text:p>
          </table:table-cell>
        </table:table-row>
        <table:table-row table:style-name="ro35">
          <table:table-cell office:value-type="string" calcext:value-type="string">
            <text:p>अंत्याक्षरी एक आनंदप्रद खेल है</text:p>
          </table:table-cell>
          <table:table-cell office:value-type="string" calcext:value-type="string">
            <text:p>positive</text:p>
          </table:table-cell>
          <table:table-cell office:value-type="string" calcext:value-type="string">
            <text:p>मौसम की वजह से फ्लाइट में देरी होती है या फिर कैंसल होती है तो उस हालत में यह स्कीम मान्य नहीं होगी।</text:p>
          </table:table-cell>
          <table:table-cell office:value-type="string" calcext:value-type="string">
            <text:p>negative</text:p>
          </table:table-cell>
          <table:table-cell office:value-type="string" calcext:value-type="string">
            <text:p>हमपे ये किसने हरा रंग डाला?</text:p>
            <text:p>केरल में हरे पर जंग, कश्मीर में ग़ायब भगवा रंग?</text:p>
            <text:p>हरे झंडों से कांग्रेस परेशान, चुनाव हिं… https://t.co/0G0ZBJPjSt</text:p>
          </table:table-cell>
          <table:table-cell office:value-type="string" calcext:value-type="string">
            <text:p>neutral</text:p>
          </table:table-cell>
        </table:table-row>
        <table:table-row table:style-name="ro6">
          <table:table-cell office:value-type="string" calcext:value-type="string">
            <text:p>यह स्थान बहुत ही मनोरंजक है</text:p>
          </table:table-cell>
          <table:table-cell office:value-type="string" calcext:value-type="string">
            <text:p>positive</text:p>
          </table:table-cell>
          <table:table-cell office:value-type="string" calcext:value-type="string">
            <text:p>वह अपने सहयोगियों और अपने अधीनस्थ लोगों के खराब आचरण के लिए उत्तरदायी नहीं होना चाहते थे।</text:p>
          </table:table-cell>
          <table:table-cell office:value-type="string" calcext:value-type="string">
            <text:p>negative</text:p>
          </table:table-cell>
          <table:table-cell table:style-name="ce3" office:value-type="string" calcext:value-type="string">
            <text:p>RT @aajtak: मोदी जी ने कहा था कि वो गंगा मैया की सफाई कराएंगे लेकिन उन्होंने नहीं कराया, उन पर गंगा मैया का अभिशाप पड़ेगा और उनकी सफाई होगी…</text:p>
          </table:table-cell>
          <table:table-cell office:value-type="string" calcext:value-type="string">
            <text:p>neutral</text:p>
          </table:table-cell>
        </table:table-row>
        <table:table-row table:style-name="ro17">
          <table:table-cell office:value-type="string" calcext:value-type="string">
            <text:p>यह काम संभव है, मैं इसे कर दूँगा</text:p>
          </table:table-cell>
          <table:table-cell office:value-type="string" calcext:value-type="string">
            <text:p>positive</text:p>
          </table:table-cell>
          <table:table-cell office:value-type="string" calcext:value-type="string">
            <text:p>आधे घंटे तक उनका तमाशा चलता रहा।</text:p>
          </table:table-cell>
          <table:table-cell office:value-type="string" calcext:value-type="string">
            <text:p>negative</text:p>
          </table:table-cell>
          <table:table-cell table:style-name="ce3" office:value-type="string" calcext:value-type="string">
            <text:p>RT @aajtak: वायनाड से <text:s/>राहुल गांधी के चुनाव लड़ने पर @NupurSharmaBJP ने साधा कांग्रेस अध्यक्ष पर निशाना, बोलीं - 15 साल बाद उन्हें दक्षिण…</text:p>
          </table:table-cell>
          <table:table-cell office:value-type="string" calcext:value-type="string">
            <text:p>neutral</text:p>
          </table:table-cell>
        </table:table-row>
        <table:table-row table:style-name="ro10">
          <table:table-cell office:value-type="string" calcext:value-type="string">
            <text:p>ग्राम विकास योजनाओं द्वारा लाभान्वित ग्रामीण, सरकार की नीति से बहुत प्रसन्न हैं</text:p>
          </table:table-cell>
          <table:table-cell office:value-type="string" calcext:value-type="string">
            <text:p>positive</text:p>
          </table:table-cell>
          <table:table-cell office:value-type="string" calcext:value-type="string">
            <text:p>आय से अधिक व्यय करेगा तो अवश्य निर्धन हो जायेगा।</text:p>
          </table:table-cell>
          <table:table-cell office:value-type="string" calcext:value-type="string">
            <text:p>negative</text:p>
          </table:table-cell>
          <table:table-cell table:style-name="ce3" office:value-type="string" calcext:value-type="string">
            <text:p>RT @aajtak: राहुल गांधी संविधान के खिलाफ चुनाव नहीं लड़ रहे. संविधान में ऐसी व्यवस्था है की कोई भी नेता दो जगह से चुनाव लड़ सकता है: श्योपा…</text:p>
          </table:table-cell>
          <table:table-cell office:value-type="string" calcext:value-type="string">
            <text:p>neutral</text:p>
          </table:table-cell>
        </table:table-row>
        <table:table-row table:style-name="ro12">
          <table:table-cell office:value-type="string" calcext:value-type="string">
            <text:p>भारत अग्रणी अनाज उत्पादकों में से एक है</text:p>
          </table:table-cell>
          <table:table-cell office:value-type="string" calcext:value-type="string">
            <text:p>positive</text:p>
          </table:table-cell>
          <table:table-cell office:value-type="string" calcext:value-type="string">
            <text:p>जालसाज अब हाईटेक तरीके से लोगों को चूना लगा रहे हैं और उन्हें कंगाल बना रहे हैं।</text:p>
          </table:table-cell>
          <table:table-cell office:value-type="string" calcext:value-type="string">
            <text:p>negative</text:p>
          </table:table-cell>
          <table:table-cell office:value-type="string" calcext:value-type="string">
            <text:p>लीग का निशान करेगा कांग्रेस को परेशान?</text:p>
            <text:p>दक्षिण में ‘हरियाली’ उत्तर में ‘हाथ’ ख़ाली?</text:p>
            <text:p>वायनाड के सवालों पर बुलंदशहर से… https://t.co/xhmBCcEnVT</text:p>
          </table:table-cell>
          <table:table-cell office:value-type="string" calcext:value-type="string">
            <text:p>neutral</text:p>
          </table:table-cell>
        </table:table-row>
        <table:table-row table:style-name="ro23">
          <table:table-cell office:value-type="string" calcext:value-type="string">
            <text:p>प्रगतिशील व्यक्ति समस्याओं से जूझते हुए प्रगति पथ पर अग्रसर रहते हैं</text:p>
          </table:table-cell>
          <table:table-cell office:value-type="string" calcext:value-type="string">
            <text:p>positive</text:p>
          </table:table-cell>
          <table:table-cell office:value-type="string" calcext:value-type="string">
            <text:p>इसी दौरान ग्राम भर्रीटोला में अज्ञात 4 आरोपियों ने रास्ता रोका।</text:p>
          </table:table-cell>
          <table:table-cell office:value-type="string" calcext:value-type="string">
            <text:p>negative</text:p>
          </table:table-cell>
          <table:table-cell table:style-name="ce3" office:value-type="string" calcext:value-type="string">
            <text:p>TRP के जंगल में चैनलों का ‘दंगल’! सिर्फ़ चुनाव ही राष्ट्रवाद पर नहीं लड़ा जा रहा, TRP की जंग भी राष्ट्रवाद पर ही है… https://t.co/WDQEDPL426</text:p>
          </table:table-cell>
          <table:table-cell office:value-type="string" calcext:value-type="string">
            <text:p>neutral</text:p>
          </table:table-cell>
        </table:table-row>
        <table:table-row table:style-name="ro10">
          <table:table-cell office:value-type="string" calcext:value-type="string">
            <text:p>भारत एक विकासशील देश है</text:p>
          </table:table-cell>
          <table:table-cell office:value-type="string" calcext:value-type="string">
            <text:p>positive</text:p>
          </table:table-cell>
          <table:table-cell office:value-type="string" calcext:value-type="string">
            <text:p>कस्बे के मध्यांचल ग्रामीण बैंक मंगलवार की सुबह अज्ञात चोरो ने आग लगा दी।</text:p>
          </table:table-cell>
          <table:table-cell office:value-type="string" calcext:value-type="string">
            <text:p>negative</text:p>
          </table:table-cell>
          <table:table-cell table:style-name="ce3" office:value-type="string" calcext:value-type="string">
            <text:p>#SelfieWithBansi वैसे सेल्फ़ी है नहीं, फ़ोटू किसी और ने लिया है! https://t.co/RtUKYPZQtN</text:p>
          </table:table-cell>
          <table:table-cell office:value-type="string" calcext:value-type="string">
            <text:p>neutral</text:p>
          </table:table-cell>
        </table:table-row>
        <table:table-row table:style-name="ro61">
          <table:table-cell office:value-type="string" calcext:value-type="string">
            <text:p>मेरा व्यवसाय ठीक-ठाक चल रहा है</text:p>
          </table:table-cell>
          <table:table-cell office:value-type="string" calcext:value-type="string">
            <text:p>positive</text:p>
          </table:table-cell>
          <table:table-cell office:value-type="string" calcext:value-type="string">
            <text:p>मुस्लिम शेख को रविवार को अज्ञात व्यक्ति ने दो बार फोन किया।</text:p>
          </table:table-cell>
          <table:table-cell office:value-type="string" calcext:value-type="string">
            <text:p>negative</text:p>
          </table:table-cell>
          <table:table-cell office:value-type="string" calcext:value-type="string">
            <text:p>RT @aajtak: अब राष्ट्रवाद पर रण होगा </text:p>
            <text:p>देखिए #Dangal @sardanarohit के साथ लाइव: https://t.co/fOz5QPkk43 https://t.co/mLu2OJNml7</text:p>
          </table:table-cell>
          <table:table-cell office:value-type="string" calcext:value-type="string">
            <text:p>neutral</text:p>
          </table:table-cell>
        </table:table-row>
        <table:table-row table:style-name="ro44">
          <table:table-cell office:value-type="string" calcext:value-type="string">
            <text:p>सारे जरूरी कागज इस नत्थी में संलग्न हैं</text:p>
          </table:table-cell>
          <table:table-cell office:value-type="string" calcext:value-type="string">
            <text:p>positive</text:p>
          </table:table-cell>
          <table:table-cell office:value-type="string" calcext:value-type="string">
            <text:p>सगाई की योजना से अनजान थीं दिया.</text:p>
          </table:table-cell>
          <table:table-cell office:value-type="string" calcext:value-type="string">
            <text:p>negative</text:p>
          </table:table-cell>
          <table:table-cell office:value-type="string" calcext:value-type="string">
            <text:p>RT @aajtak: देशद्रोह कानून हटाने का वादा कर फंसे राहुल?</text:p>
            <text:p>देखिए #Dangal @sardanarohit के साथ लाइव: https://t.co/fOz5QPkk43 https://t.co/OyDjj…</text:p>
          </table:table-cell>
          <table:table-cell office:value-type="string" calcext:value-type="string">
            <text:p>neutral</text:p>
          </table:table-cell>
        </table:table-row>
        <table:table-row table:style-name="ro35">
          <table:table-cell office:value-type="string" calcext:value-type="string">
            <text:p>विद्यालय द्वारा लागू नियम सभी छात्रों को मानना होगा</text:p>
          </table:table-cell>
          <table:table-cell office:value-type="string" calcext:value-type="string">
            <text:p>positive</text:p>
          </table:table-cell>
          <table:table-cell office:value-type="string" calcext:value-type="string">
            <text:p>हैरत की बात है कि विभागीय अधिकारी सब कुछ जानते हुए भी अनजान बने हुए हैं।</text:p>
          </table:table-cell>
          <table:table-cell office:value-type="string" calcext:value-type="string">
            <text:p>negative</text:p>
          </table:table-cell>
          <table:table-cell office:value-type="string" calcext:value-type="string">
            <text:p>राहुल के ‘वादों’ में मोदी का ‘मौक़ा’?</text:p>
            <text:p>बिजली-पानी नहीं अब देशभक्ति की जंग?</text:p>
            <text:p>हिंदू-मुसलमान नहीं अब हिंदुस्तान-पाकिस्ता… https://t.co/dZI32YHzsU</text:p>
          </table:table-cell>
          <table:table-cell office:value-type="string" calcext:value-type="string">
            <text:p>neutral</text:p>
          </table:table-cell>
        </table:table-row>
        <table:table-row table:style-name="ro10">
          <table:table-cell office:value-type="string" calcext:value-type="string">
            <text:p>देश के उत्थान के लिए देशवासियों का जागरूक रहना आवश्यक है</text:p>
          </table:table-cell>
          <table:table-cell office:value-type="string" calcext:value-type="string">
            <text:p>positive</text:p>
          </table:table-cell>
          <table:table-cell office:value-type="string" calcext:value-type="string">
            <text:p>हर दिन वार्ड में राउंड के दौरान चिकित्सक ये नजारा देखकर भी अनजान बने हुए हैं।</text:p>
          </table:table-cell>
          <table:table-cell office:value-type="string" calcext:value-type="string">
            <text:p>negative</text:p>
          </table:table-cell>
          <table:table-cell table:style-name="ce3" office:value-type="string" calcext:value-type="string">
            <text:p>हैं? मायावती कह रही हैं जब भगवान राम की मूर्ति लगने पे कोई आपत्ति नहीं है तो उनकी मूर्ति पे आपत्ति क्यों हो रही है! https://t.co/clCepv9Zl1</text:p>
          </table:table-cell>
          <table:table-cell office:value-type="string" calcext:value-type="string">
            <text:p>neutral</text:p>
          </table:table-cell>
        </table:table-row>
        <table:table-row table:style-name="ro1">
          <table:table-cell office:value-type="string" calcext:value-type="string">
            <text:p>लोग भयवश अनादरणीय व्यक्तियों का भी आदर करते हैं</text:p>
          </table:table-cell>
          <table:table-cell office:value-type="string" calcext:value-type="string">
            <text:p>positive</text:p>
          </table:table-cell>
          <table:table-cell office:value-type="string" calcext:value-type="string">
            <text:p>हद तो यह है कि कार्रवाई करने के बजाय कप्तान पूरे प्रकरण से ही अपने को अनभिज्ञ बता रहे हैं।</text:p>
          </table:table-cell>
          <table:table-cell office:value-type="string" calcext:value-type="string">
            <text:p>negative</text:p>
          </table:table-cell>
          <table:table-cell office:value-type="string" calcext:value-type="string">
            <text:p>RT @aajtak: #LokSabhaElections2019  #CongressManifesto</text:p>
            <text:p>बेरोज़गार को नौकरी, अलगाववादियों की चाकरी?</text:p>
            <text:p>देखिए इस मुद्दे पर #Dangal @sardanarohit…</text:p>
          </table:table-cell>
          <table:table-cell office:value-type="string" calcext:value-type="string">
            <text:p>neutral</text:p>
          </table:table-cell>
        </table:table-row>
        <table:table-row table:style-name="ro57">
          <table:table-cell office:value-type="string" calcext:value-type="string">
            <text:p>वह अपनी बहाली से बहुत खुश था</text:p>
          </table:table-cell>
          <table:table-cell office:value-type="string" calcext:value-type="string">
            <text:p>positive</text:p>
          </table:table-cell>
          <table:table-cell office:value-type="string" calcext:value-type="string">
            <text:p>बहुत से विद्यार्थी इस बात से अनभिज्ञ थे कि शुक्रवार को किसी स्कूल में वितरित किए गए भोजन में छिपकली मिली थी।</text:p>
          </table:table-cell>
          <table:table-cell office:value-type="string" calcext:value-type="string">
            <text:p>negative</text:p>
          </table:table-cell>
          <table:table-cell office:value-type="string" calcext:value-type="string">
            <text:p>RT @aajtak: किसान + बेरोजगार = राहुल की सरकार ?</text:p>
            <text:p>देखिए इस मुद्दे पर #Dangal @sardanarohit के साथ</text:p>
            <text:p>Live : https://t.co/fOz5QPkk43 https://t.co…</text:p>
          </table:table-cell>
          <table:table-cell office:value-type="string" calcext:value-type="string">
            <text:p>neutral</text:p>
          </table:table-cell>
        </table:table-row>
        <table:table-row table:style-name="ro28">
          <table:table-cell office:value-type="string" calcext:value-type="string">
            <text:p>दोनों देशों के बीच विश्वास बहाली के उपाय किए जा रहे हैं</text:p>
          </table:table-cell>
          <table:table-cell office:value-type="string" calcext:value-type="string">
            <text:p>positive</text:p>
          </table:table-cell>
          <table:table-cell office:value-type="string" calcext:value-type="string">
            <text:p>इसकी प्रमुख वजह होती है कि वे इस बात से अनभिज्ञ होते हैं कि बैंक या हाउसिंग फाइनेंस कंपनियां एक खास समय के बाद फिक्स्ड ब्याज दरों की समीक्षा कर सकती है।</text:p>
          </table:table-cell>
          <table:table-cell office:value-type="string" calcext:value-type="string">
            <text:p>negative</text:p>
          </table:table-cell>
          <table:table-cell office:value-type="string" calcext:value-type="string">
            <text:p>RT @aajtak: कांग्रेस के घोषणापत्र में कितनी घोषणा, कितनी संभावना?</text:p>
            <text:p>देखिए #Dangal @sardanarohit के साथ</text:p>
            <text:p>Live : https://t.co/fOz5QPkk43 https:/…</text:p>
          </table:table-cell>
          <table:table-cell office:value-type="string" calcext:value-type="string">
            <text:p>neutral</text:p>
          </table:table-cell>
        </table:table-row>
        <table:table-row table:style-name="ro9">
          <table:table-cell office:value-type="string" calcext:value-type="string">
            <text:p>नियमित व्यायाम करने से स्वास्थ्य ठीक रहता है</text:p>
          </table:table-cell>
          <table:table-cell office:value-type="string" calcext:value-type="string">
            <text:p>positive</text:p>
          </table:table-cell>
          <table:table-cell office:value-type="string" calcext:value-type="string">
            <text:p>यह जगह पहले गुमनाम थी लेकिन जितनी तरक्की होनी चाहिए थी, उतनी नहीं हुई.</text:p>
          </table:table-cell>
          <table:table-cell office:value-type="string" calcext:value-type="string">
            <text:p>negative</text:p>
          </table:table-cell>
          <table:table-cell office:value-type="string" calcext:value-type="string">
            <text:p>किसान से वादा, सेना से ‘धोखा’?</text:p>
            <text:p>बेरोज़गार को नौकरी, अलगाववादियों की चाकरी?</text:p>
            <text:p>घोषणापत्र में कितनी घोषणा, कितनी सम्भावना… https://t.co/pg07UkY5x9</text:p>
          </table:table-cell>
          <table:table-cell office:value-type="string" calcext:value-type="string">
            <text:p>neutral</text:p>
          </table:table-cell>
        </table:table-row>
        <table:table-row table:style-name="ro19">
          <table:table-cell office:value-type="string" calcext:value-type="string">
            <text:p>आपसे मिलकर मुझे ख़ुशी हुई</text:p>
          </table:table-cell>
          <table:table-cell office:value-type="string" calcext:value-type="string">
            <text:p>positive</text:p>
          </table:table-cell>
          <table:table-cell office:value-type="string" calcext:value-type="string">
            <text:p>कांची गुमनाम तरीके से अपने गांव लौट आती है।</text:p>
          </table:table-cell>
          <table:table-cell office:value-type="string" calcext:value-type="string">
            <text:p>negative</text:p>
          </table:table-cell>
          <table:table-cell table:style-name="ce3" office:value-type="string" calcext:value-type="string">
            <text:p>RT @akhileshsharma1: कॉंग्रेस मीडिया के लिए प्रेस कॉंसिल के साथ मिल कर आदर्श आचार संहिता बनाने का वादा कर रही है। मीडिया के लिए self regula…</text:p>
          </table:table-cell>
          <table:table-cell office:value-type="string" calcext:value-type="string">
            <text:p>neutral</text:p>
          </table:table-cell>
        </table:table-row>
        <table:table-row table:style-name="ro23">
          <table:table-cell office:value-type="string" calcext:value-type="string">
            <text:p>हमें पारस्परिक सौहार्द बनाए रखना चाहिए</text:p>
          </table:table-cell>
          <table:table-cell office:value-type="string" calcext:value-type="string">
            <text:p>positive</text:p>
          </table:table-cell>
          <table:table-cell office:value-type="string" calcext:value-type="string">
            <text:p>परिसर में हो रही गतिविधियों को लेकर मंडी प्रशासन बेखबर है।</text:p>
          </table:table-cell>
          <table:table-cell office:value-type="string" calcext:value-type="string">
            <text:p>negative</text:p>
          </table:table-cell>
          <table:table-cell table:style-name="ce3" office:value-type="string" calcext:value-type="string">
            <text:p>2019 लोकसभा चुनाव के लिए कांग्रेस का घोषणापत्र जारी. कांग्रेस ने घोषणापत्र को ‘जन आवाज़’ का नाम दिया. कवर पेज पर छापा ‘हम निभाएँगे’.</text:p>
          </table:table-cell>
          <table:table-cell office:value-type="string" calcext:value-type="string">
            <text:p>neutral</text:p>
          </table:table-cell>
        </table:table-row>
        <table:table-row table:style-name="ro19">
          <table:table-cell office:value-type="string" calcext:value-type="string">
            <text:p>इस साल कंपनी की बिक्री में बहुत अधिक वृद्धि हुई है </text:p>
          </table:table-cell>
          <table:table-cell office:value-type="string" calcext:value-type="string">
            <text:p>positive</text:p>
          </table:table-cell>
          <table:table-cell office:value-type="string" calcext:value-type="string">
            <text:p>यह बात से शायद अमिताभ बेखबर हैं।</text:p>
          </table:table-cell>
          <table:table-cell office:value-type="string" calcext:value-type="string">
            <text:p>negative</text:p>
          </table:table-cell>
          <table:table-cell table:style-name="ce3" office:value-type="string" calcext:value-type="string">
            <text:p>‘भटका हुआ नौजवान’ वाली कैटेगरी में गोडसे की अर्ज़ी ख़ारिज है क्या? या आरक्षण के तहत कोटा फ़ुल होने से उसको जगह नहीं… https://t.co/XoZMhevHKn</text:p>
          </table:table-cell>
          <table:table-cell office:value-type="string" calcext:value-type="string">
            <text:p>neutral</text:p>
          </table:table-cell>
        </table:table-row>
        <table:table-row table:style-name="ro61">
          <table:table-cell office:value-type="string" calcext:value-type="string">
            <text:p>भारत की उन्नति भारतीयों पर निर्भर है</text:p>
          </table:table-cell>
          <table:table-cell office:value-type="string" calcext:value-type="string">
            <text:p>positive</text:p>
          </table:table-cell>
          <table:table-cell office:value-type="string" calcext:value-type="string">
            <text:p>पुलिस अभी इससे बेखबर है पर सूत्रों का कहना है कि नगर के तीन इलाकों में प्रत्याशियों पर संट्टा लगवाया जा रहा है।</text:p>
          </table:table-cell>
          <table:table-cell office:value-type="string" calcext:value-type="string">
            <text:p>negative</text:p>
          </table:table-cell>
          <table:table-cell office:value-type="string" calcext:value-type="string">
            <text:p>RT @aajtak: 'हिंदू आतंक' से कांग्रेस ने बदनाम किया?</text:p>
            <text:p>#Dangal @SardanaRohit के साथ https://t.co/thtnYrm8su https://t.co/OV5xHI5mru</text:p>
          </table:table-cell>
          <table:table-cell office:value-type="string" calcext:value-type="string">
            <text:p>neutral</text:p>
          </table:table-cell>
        </table:table-row>
        <table:table-row table:style-name="ro7">
          <table:table-cell office:value-type="string" calcext:value-type="string">
            <text:p>राम ने अपने आप को निर्दोष सिद्ध करने के लिए बहुत मेहनत की</text:p>
          </table:table-cell>
          <table:table-cell office:value-type="string" calcext:value-type="string">
            <text:p>positive</text:p>
          </table:table-cell>
          <table:table-cell office:value-type="string" calcext:value-type="string">
            <text:p>रिलायंस कंपनी के कारण उनका आर्थिक और मानसिक उत्पीडन हुआ है </text:p>
          </table:table-cell>
          <table:table-cell office:value-type="string" calcext:value-type="string">
            <text:p>negative</text:p>
          </table:table-cell>
          <table:table-cell office:value-type="string" calcext:value-type="string">
            <text:p>RT @aajtak: क्या हिंदू आतंक पर कांग्रेस को घेर पाएंगे मोदी?</text:p>
            <text:p>Live: https://t.co/fOz5QPkk43 #Dangal @sardanarohit के साथ https://t.co/lHoY2Xt…</text:p>
          </table:table-cell>
          <table:table-cell office:value-type="string" calcext:value-type="string">
            <text:p>neutral</text:p>
          </table:table-cell>
        </table:table-row>
        <table:table-row table:style-name="ro40">
          <table:table-cell office:value-type="string" calcext:value-type="string">
            <text:p>उसने अपने घर की दीवारों पर बहुत सुंदर चित्रांकन किया है</text:p>
          </table:table-cell>
          <table:table-cell office:value-type="string" calcext:value-type="string">
            <text:p>positive</text:p>
          </table:table-cell>
          <table:table-cell office:value-type="string" calcext:value-type="string">
            <text:p>मानसिक तनाव से भी अस्थमा के अटैक होने की संभावना बढ़ जाती है।</text:p>
          </table:table-cell>
          <table:table-cell office:value-type="string" calcext:value-type="string">
            <text:p>negative</text:p>
          </table:table-cell>
          <table:table-cell office:value-type="string" calcext:value-type="string">
            <text:p>RT @aajtak: हिंदुओं को कांग्रेस से डरा रहे हैं मोदी?</text:p>
            <text:p>Live: https://t.co/fOz5QPkk43 #Dangal @sardanarohit के साथ https://t.co/2mtT5o9q41</text:p>
          </table:table-cell>
          <table:table-cell office:value-type="string" calcext:value-type="string">
            <text:p>neutral</text:p>
          </table:table-cell>
        </table:table-row>
        <table:table-row table:style-name="ro35">
          <table:table-cell office:value-type="string" calcext:value-type="string">
            <text:p>याम चित्रकला प्रतियोगिता में प्रथम आया</text:p>
          </table:table-cell>
          <table:table-cell office:value-type="string" calcext:value-type="string">
            <text:p>positive</text:p>
          </table:table-cell>
          <table:table-cell office:value-type="string" calcext:value-type="string">
            <text:p>उनका मानना है कि ये एक ऐसा माध्यम है, जो सीधे इंसान की मनोदशा पर असर डालता है</text:p>
          </table:table-cell>
          <table:table-cell office:value-type="string" calcext:value-type="string">
            <text:p>negative</text:p>
          </table:table-cell>
          <table:table-cell office:value-type="string" calcext:value-type="string">
            <text:p>हिंदू का सगा कौन, हिंदू को ठगा कौन?</text:p>
            <text:p>असली हिंदू-नक़ली हिंदू पर ही होगा चुनाव?</text:p>
            <text:p>अजित सिंह या संजीव बालियान? </text:p>
            <text:p>फिर ‘हिं… https://t.co/RkyWn9kTts</text:p>
          </table:table-cell>
          <table:table-cell office:value-type="string" calcext:value-type="string">
            <text:p>neutral</text:p>
          </table:table-cell>
        </table:table-row>
        <table:table-row table:style-name="ro33">
          <table:table-cell office:value-type="string" calcext:value-type="string">
            <text:p>नाटक का प्रस्तुतिकरण अच्छा था</text:p>
          </table:table-cell>
          <table:table-cell office:value-type="string" calcext:value-type="string">
            <text:p>positive</text:p>
          </table:table-cell>
          <table:table-cell office:value-type="string" calcext:value-type="string">
            <text:p>देश के लोगों को अपनी मानसिकता बदलने की जरूरत है।</text:p>
          </table:table-cell>
          <table:table-cell office:value-type="string" calcext:value-type="string">
            <text:p>negative</text:p>
          </table:table-cell>
          <table:table-cell office:value-type="string" calcext:value-type="string">
            <text:p>चुनाव के घमासान में आपकी बात, आपके साथ.</text:p>
            <text:p>अब से ‘दंगल’ हर रोज़ आपके शहर से LIVE.</text:p>
            <text:p>आज का ‘दंगल’ मुज़फ़्फ़रनगर से. </text:p>
            <text:p>ठीक… https://t.co/O56JFOvVwp</text:p>
          </table:table-cell>
          <table:table-cell office:value-type="string" calcext:value-type="string">
            <text:p>neutral</text:p>
          </table:table-cell>
        </table:table-row>
        <table:table-row table:style-name="ro79">
          <table:table-cell office:value-type="string" calcext:value-type="string">
            <text:p>ताजमहल कुशल शिल्पियों की एक अनुपम कृति है</text:p>
          </table:table-cell>
          <table:table-cell office:value-type="string" calcext:value-type="string">
            <text:p>positive</text:p>
          </table:table-cell>
          <table:table-cell office:value-type="string" calcext:value-type="string">
            <text:p>अभिभावक आरपार की लड़ाई लड़ने के मूड में हैं।</text:p>
          </table:table-cell>
          <table:table-cell office:value-type="string" calcext:value-type="string">
            <text:p>negative</text:p>
          </table:table-cell>
          <table:table-cell office:value-type="string" calcext:value-type="string">
            <text:p>RT @uttamkrbhardwaj: मेहनत, हिम्मत और लगन से कल्पना साकार होती है</text:p>
            <text:p>#राहदे_राहदे https://t.co/Bjun8q8NIG</text:p>
          </table:table-cell>
          <table:table-cell office:value-type="string" calcext:value-type="string">
            <text:p>neutral</text:p>
          </table:table-cell>
        </table:table-row>
        <table:table-row table:style-name="ro19">
          <table:table-cell office:value-type="string" calcext:value-type="string">
            <text:p>आच्छाद से वस्तुएँ सुरक्षित रहती हैं</text:p>
          </table:table-cell>
          <table:table-cell office:value-type="string" calcext:value-type="string">
            <text:p>positive</text:p>
          </table:table-cell>
          <table:table-cell office:value-type="string" calcext:value-type="string">
            <text:p>सूत्रों का कहना है कि वह पार्टी में बिल्कुल जश्न के मूड में दिखीं।</text:p>
          </table:table-cell>
          <table:table-cell office:value-type="string" calcext:value-type="string">
            <text:p>negative</text:p>
          </table:table-cell>
          <table:table-cell table:style-name="ce3" office:value-type="string" calcext:value-type="string">
            <text:p>फिर अल्पसंख्यक वोट के भरोसे कांग्रेस? https://t.co/31BOCU5Kx0 via @ichowk_</text:p>
          </table:table-cell>
          <table:table-cell office:value-type="string" calcext:value-type="string">
            <text:p>neutral</text:p>
          </table:table-cell>
        </table:table-row>
        <table:table-row table:style-name="ro12">
          <table:table-cell office:value-type="string" calcext:value-type="string">
            <text:p>भगवान कृष्ण विदुर के अतिथि-सत्कार से बहुत ही प्रसन्न हुए</text:p>
          </table:table-cell>
          <table:table-cell office:value-type="string" calcext:value-type="string">
            <text:p>positive</text:p>
          </table:table-cell>
          <table:table-cell office:value-type="string" calcext:value-type="string">
            <text:p>इस बार युवराज काफी सीरियस मूड में हैं।</text:p>
          </table:table-cell>
          <table:table-cell office:value-type="string" calcext:value-type="string">
            <text:p>negative</text:p>
          </table:table-cell>
          <table:table-cell office:value-type="string" calcext:value-type="string">
            <text:p>चारे में भी बँटवारा कर लोगे, </text:p>
            <text:p>चिटफ़ंड भी हज़म कर जाओगे.</text:p>
            <text:p>हो सकता है तुम्हें ये गवारा हो, </text:p>
            <text:p>रामलीला को क्या मुँह दिखला… https://t.co/eAuw0fIVIc</text:p>
          </table:table-cell>
          <table:table-cell office:value-type="string" calcext:value-type="string">
            <text:p>neutral</text:p>
          </table:table-cell>
        </table:table-row>
        <table:table-row table:style-name="ro45">
          <table:table-cell office:value-type="string" calcext:value-type="string">
            <text:p>विदेशी लोग भारतीय शिष्टाचार से बहुत प्रभावित होते हैं</text:p>
          </table:table-cell>
          <table:table-cell office:value-type="string" calcext:value-type="string">
            <text:p>positive</text:p>
          </table:table-cell>
          <table:table-cell office:value-type="string" calcext:value-type="string">
            <text:p>गंभीर अवस्था में कई बच्चों को भर्ती भी करना पड़ रहा है।</text:p>
          </table:table-cell>
          <table:table-cell office:value-type="string" calcext:value-type="string">
            <text:p>negative</text:p>
          </table:table-cell>
          <table:table-cell office:value-type="string" calcext:value-type="string">
            <text:p>RT @aajtak: राहुल गांधी के वायनाड से चुनाव लड़ने के पीछे क्या राज़ है?</text:p>
            <text:p>देखिए #Dangal @chitraaum के साथ</text:p>
            <text:p>लाइव: https://t.co/fOz5QPkk43 https:…</text:p>
          </table:table-cell>
          <table:table-cell office:value-type="string" calcext:value-type="string">
            <text:p>neutral</text:p>
          </table:table-cell>
        </table:table-row>
        <table:table-row table:style-name="ro60">
          <table:table-cell office:value-type="string" calcext:value-type="string">
            <text:p>सृजनशील गृहणी घर की शोभा बढ़ाती है।</text:p>
          </table:table-cell>
          <table:table-cell office:value-type="string" calcext:value-type="string">
            <text:p>positive</text:p>
          </table:table-cell>
          <table:table-cell office:value-type="string" calcext:value-type="string">
            <text:p>दरवाजा खोलकर अंदर देखा तो युवक झुलसी अवस्था में बेड पर तड़प रहा था।</text:p>
          </table:table-cell>
          <table:table-cell office:value-type="string" calcext:value-type="string">
            <text:p>negative</text:p>
          </table:table-cell>
          <table:table-cell office:value-type="string" calcext:value-type="string">
            <text:p>RT @aajtak: एक से भले दो..! </text:p>
            <text:p>देखिए #Dangal @chitraaum के साथ, शाम 5 बजे, सिर्फ 'आजतक' पर https://t.co/LDX4uYWYef</text:p>
          </table:table-cell>
          <table:table-cell office:value-type="string" calcext:value-type="string">
            <text:p>neutral</text:p>
          </table:table-cell>
        </table:table-row>
        <table:table-row table:style-name="ro10">
          <table:table-cell office:value-type="string" calcext:value-type="string">
            <text:p>इस कुर्सी की नक्काशी बहुत सुन्दर है</text:p>
          </table:table-cell>
          <table:table-cell office:value-type="string" calcext:value-type="string">
            <text:p>positive</text:p>
          </table:table-cell>
          <table:table-cell office:value-type="string" calcext:value-type="string">
            <text:p>घायल अवस्था में पुलिस व्यापारी को अस्पताल ले गई, जहां बाद में उनकी मौत हो गई।</text:p>
          </table:table-cell>
          <table:table-cell office:value-type="string" calcext:value-type="string">
            <text:p>negative</text:p>
          </table:table-cell>
          <table:table-cell table:style-name="ce3" office:value-type="string" calcext:value-type="string">
            <text:p>पप्पू जी का लाल टी-शर्ट नहीं देखे मिश्रा जी? 😉 https://t.co/cydvuRZe9M</text:p>
          </table:table-cell>
          <table:table-cell office:value-type="string" calcext:value-type="string">
            <text:p>neutral</text:p>
          </table:table-cell>
        </table:table-row>
        <table:table-row table:style-name="ro47">
          <table:table-cell office:value-type="string" calcext:value-type="string">
            <text:p>यह मूर्तिकार बहुत अच्छी नक्काशी करता है</text:p>
          </table:table-cell>
          <table:table-cell office:value-type="string" calcext:value-type="string">
            <text:p>positive</text:p>
          </table:table-cell>
          <table:table-cell office:value-type="string" calcext:value-type="string">
            <text:p>इसी दौरान पीछे से आए व्यापारियों ने रविंद्र को घायल अवस्था में पड़े देखा तो वह उन्हें लहूलुहान हालत में आस्था अस्पताल ले गए।</text:p>
          </table:table-cell>
          <table:table-cell office:value-type="string" calcext:value-type="string">
            <text:p>negative</text:p>
          </table:table-cell>
          <table:table-cell table:style-name="ce3" office:value-type="string" calcext:value-type="string">
            <text:p>जितनी बार बगदादी नहीं मरा, उससे ज़्यादा बार तो ‘कांग्रेस ने AAP को दिल्ली में गठबंधन के लिए मना कर दिया’ की ख़बर दे… https://t.co/yZUFTtgUrv</text:p>
          </table:table-cell>
          <table:table-cell office:value-type="string" calcext:value-type="string">
            <text:p>neutral</text:p>
          </table:table-cell>
        </table:table-row>
        <table:table-row table:style-name="ro35">
          <table:table-cell office:value-type="string" calcext:value-type="string">
            <text:p>दूल्हे के सिर पर मौर सुशोभित था</text:p>
          </table:table-cell>
          <table:table-cell office:value-type="string" calcext:value-type="string">
            <text:p>positive</text:p>
          </table:table-cell>
          <table:table-cell office:value-type="string" calcext:value-type="string">
            <text:p>मैंने टीम के बीच सौहार्द्र की भावना को सर्वाधिक महसूस किया।</text:p>
          </table:table-cell>
          <table:table-cell office:value-type="string" calcext:value-type="string">
            <text:p>negative</text:p>
          </table:table-cell>
          <table:table-cell office:value-type="string" calcext:value-type="string">
            <text:p>बस ये बात हवाओं को बताए रखना,</text:p>
            <text:p>रौशनी होगी चिराग़ों को जलाए रखना. </text:p>
            <text:p>लहू दे कर जिसकी हिफ़ाज़त की शहीदों ने,</text:p>
            <text:p>उस तिरंगे… https://t.co/V7kLuedAom</text:p>
          </table:table-cell>
          <table:table-cell office:value-type="string" calcext:value-type="string">
            <text:p>neutral</text:p>
          </table:table-cell>
        </table:table-row>
        <table:table-row table:style-name="ro44">
          <table:table-cell office:value-type="string" calcext:value-type="string">
            <text:p>आपकी बात सार्थक है</text:p>
          </table:table-cell>
          <table:table-cell office:value-type="string" calcext:value-type="string">
            <text:p>positive</text:p>
          </table:table-cell>
          <table:table-cell office:value-type="string" calcext:value-type="string">
            <text:p>मई को होने वाली सुनवाई में आला अधिकारियों की लापरवाही कोर्ट को बताई जाएगी।</text:p>
          </table:table-cell>
          <table:table-cell office:value-type="string" calcext:value-type="string">
            <text:p>negative</text:p>
          </table:table-cell>
          <table:table-cell office:value-type="string" calcext:value-type="string">
            <text:p>RT @aajtak: लोकतंत्र में गांधी परिवार देश का प्रथम परिवार कैसे? </text:p>
            <text:p>देखिए #Dangal @sardanarohit के साथ : https://t.co/pWlWmZmLvA https://t.co/…</text:p>
          </table:table-cell>
          <table:table-cell office:value-type="string" calcext:value-type="string">
            <text:p>neutral</text:p>
          </table:table-cell>
        </table:table-row>
        <table:table-row table:style-name="ro19">
          <table:table-cell office:value-type="string" calcext:value-type="string">
            <text:p>आपका दर्शन हो जाने से मेरा जीवन सार्थक हो गया</text:p>
          </table:table-cell>
          <table:table-cell office:value-type="string" calcext:value-type="string">
            <text:p>positive</text:p>
          </table:table-cell>
          <table:table-cell office:value-type="string" calcext:value-type="string">
            <text:p>शिक्षकों की लापरवाही से बच्चे स्कूल नहीं आ रहे।</text:p>
          </table:table-cell>
          <table:table-cell office:value-type="string" calcext:value-type="string">
            <text:p>negative</text:p>
          </table:table-cell>
          <table:table-cell table:style-name="ce3" office:value-type="string" calcext:value-type="string">
            <text:p>बढ़िया है @AalokTweet https://t.co/ViyJ6T2KZN</text:p>
          </table:table-cell>
          <table:table-cell office:value-type="string" calcext:value-type="string">
            <text:p>neutral</text:p>
          </table:table-cell>
        </table:table-row>
        <table:table-row table:style-name="ro6">
          <table:table-cell office:value-type="string" calcext:value-type="string">
            <text:p>वे अपनी विवाहित जिंदगी से बहुत ख़ुश हैं</text:p>
          </table:table-cell>
          <table:table-cell office:value-type="string" calcext:value-type="string">
            <text:p>positive</text:p>
          </table:table-cell>
          <table:table-cell office:value-type="string" calcext:value-type="string">
            <text:p>सलमान पर पहले बांद्रा कोर्ट में मुकदमा चल चुका है, लेकिन वह लापरवाही से कार चलाने का था।</text:p>
          </table:table-cell>
          <table:table-cell office:value-type="string" calcext:value-type="string">
            <text:p>negative</text:p>
          </table:table-cell>
          <table:table-cell table:style-name="ce3" office:value-type="string" calcext:value-type="string">
            <text:p>अरे @ZomatoIN, @a4AmitB जी का पैसा वापस दे दीजिए भाई या खाना ही भिजवा दीजिए कम से कम! https://t.co/rugDtRcyV9</text:p>
          </table:table-cell>
          <table:table-cell office:value-type="string" calcext:value-type="string">
            <text:p>neutral</text:p>
          </table:table-cell>
        </table:table-row>
        <table:table-row table:style-name="ro11">
          <table:table-cell office:value-type="string" calcext:value-type="string">
            <text:p>वह सिनेमा देखकर रोमाचिंत हो उठा</text:p>
          </table:table-cell>
          <table:table-cell office:value-type="string" calcext:value-type="string">
            <text:p>positive</text:p>
          </table:table-cell>
          <table:table-cell office:value-type="string" calcext:value-type="string">
            <text:p>सलमान के खिलाफ लापरवाही से वाहन चलाने और अन्य आरोपों को लेकर मामला दर्ज किया था.</text:p>
          </table:table-cell>
          <table:table-cell office:value-type="string" calcext:value-type="string">
            <text:p>negative</text:p>
          </table:table-cell>
          <table:table-cell office:value-type="string" calcext:value-type="string">
            <text:p>RT @aajtak: गांधी परिवार देश का प्रथम परिवार कैसे ? बीजेपी के @NalinSKohli ने रखी अपनी बात </text:p>
            <text:p>देखिए #Dangal @sardanarohit के साथ </text:p>
            <text:p>Live : http…</text:p>
          </table:table-cell>
          <table:table-cell office:value-type="string" calcext:value-type="string">
            <text:p>neutral</text:p>
          </table:table-cell>
        </table:table-row>
        <table:table-row table:style-name="ro15">
          <table:table-cell office:value-type="string" calcext:value-type="string">
            <text:p>भारतीय सैनिकों ने कुशल सेनापतियों के नेतृत्व में दुश्मनों के छक्के छुड़ा दिए</text:p>
          </table:table-cell>
          <table:table-cell office:value-type="string" calcext:value-type="string">
            <text:p>positive</text:p>
          </table:table-cell>
          <table:table-cell office:value-type="string" calcext:value-type="string">
            <text:p>डय़ूटी में लापरवाही बरतने और कर्तव्यहीनता के आरोप में निलंबित कर दिया है.</text:p>
          </table:table-cell>
          <table:table-cell office:value-type="string" calcext:value-type="string">
            <text:p>negative</text:p>
          </table:table-cell>
          <table:table-cell office:value-type="string" calcext:value-type="string">
            <text:p>RT @aajtak: #IndiaElects </text:p>
            <text:p>गांधी परिवार की जयजयकार से बनाएंगे सरकार? इस मुद्दे पर कांग्रेस के राजीव त्यागी (@RTforINC) दे रहे हैं जवाब </text:p>
            <text:p>देखि…</text:p>
          </table:table-cell>
          <table:table-cell office:value-type="string" calcext:value-type="string">
            <text:p>neutral</text:p>
          </table:table-cell>
        </table:table-row>
        <table:table-row table:style-name="ro48">
          <table:table-cell office:value-type="string" calcext:value-type="string">
            <text:p>आजकल राम की वकालत अच्छी चल रही है</text:p>
          </table:table-cell>
          <table:table-cell office:value-type="string" calcext:value-type="string">
            <text:p>positive</text:p>
          </table:table-cell>
          <table:table-cell office:value-type="string" calcext:value-type="string">
            <text:p>परिजनों ने स्कूल प्रबंधन पर लापरवाही का आरोप लगाते हुए शिकायत दी।</text:p>
          </table:table-cell>
          <table:table-cell office:value-type="string" calcext:value-type="string">
            <text:p>negative</text:p>
          </table:table-cell>
          <table:table-cell office:value-type="string" calcext:value-type="string">
            <text:p>गांधी परिवार की जयजयकार से बनाएँगे सरकार?</text:p>
            <text:p>चाको ने क्यों कहा ‘गांधी परिवार-प्रथम परिवार?’</text:p>
            <text:p>अबकी बार ‘गांधी परिवार’ Vs… https://t.co/kAXbwwpbEU</text:p>
          </table:table-cell>
          <table:table-cell office:value-type="string" calcext:value-type="string">
            <text:p>neutral</text:p>
          </table:table-cell>
        </table:table-row>
        <table:table-row table:style-name="ro10">
          <table:table-cell office:value-type="string" calcext:value-type="string">
            <text:p>इस काम को करने में उसने मेरी सहायता की</text:p>
          </table:table-cell>
          <table:table-cell office:value-type="string" calcext:value-type="string">
            <text:p>positive</text:p>
          </table:table-cell>
          <table:table-cell office:value-type="string" calcext:value-type="string">
            <text:p>लापरवाही ऐसी कि फ्रिज में रखी जाने वाली दवाओं को भी बाहर ही रखा जा रहा था।</text:p>
          </table:table-cell>
          <table:table-cell office:value-type="string" calcext:value-type="string">
            <text:p>negative</text:p>
          </table:table-cell>
          <table:table-cell table:style-name="ce3" office:value-type="string" calcext:value-type="string">
            <text:p>मोदी जी का वार, राहुल गांधी का पलटवार और आप चला रहे हैं कार। फिर आप कैसे जानेंगे खबरों का विस्तार। समाधान हमारे पास… https://t.co/MEOHtPMLAG</text:p>
          </table:table-cell>
          <table:table-cell office:value-type="string" calcext:value-type="string">
            <text:p>neutral</text:p>
          </table:table-cell>
        </table:table-row>
        <table:table-row table:style-name="ro10">
          <table:table-cell office:value-type="string" calcext:value-type="string">
            <text:p>संतोषी व्यक्ति का जीवन आनंदपूर्ण होता है</text:p>
          </table:table-cell>
          <table:table-cell office:value-type="string" calcext:value-type="string">
            <text:p>positive</text:p>
          </table:table-cell>
          <table:table-cell office:value-type="string" calcext:value-type="string">
            <text:p>नौकरी के दो साल बचे हैं तब उस पर लापरवाही का आरोप लगाया जा रहा है।</text:p>
          </table:table-cell>
          <table:table-cell office:value-type="string" calcext:value-type="string">
            <text:p>negative</text:p>
          </table:table-cell>
          <table:table-cell table:style-name="ce3" office:value-type="string" calcext:value-type="string">
            <text:p>GST को बदलने और आयुषमान भारत योजना को ख़त्म करने के ऐलान के बाद कांग्रेस अध्यक्ष राहुल गांधी का एक और बड़ा ऐलान. स… https://t.co/1z2ZF11mel</text:p>
          </table:table-cell>
          <table:table-cell office:value-type="string" calcext:value-type="string">
            <text:p>neutral</text:p>
          </table:table-cell>
        </table:table-row>
        <table:table-row table:style-name="ro50">
          <table:table-cell office:value-type="string" calcext:value-type="string">
            <text:p>संतुष्टीकरण के अनेक लाभ हैं</text:p>
          </table:table-cell>
          <table:table-cell office:value-type="string" calcext:value-type="string">
            <text:p>positive</text:p>
          </table:table-cell>
          <table:table-cell office:value-type="string" calcext:value-type="string">
            <text:p>जानकारी होने पर उन्होंने इस असावधानी पर कर्मचारी को हिदायत देने की बात कही।</text:p>
          </table:table-cell>
          <table:table-cell office:value-type="string" calcext:value-type="string">
            <text:p>negative</text:p>
          </table:table-cell>
          <table:table-cell office:value-type="string" calcext:value-type="string">
            <text:p>RT @AalokTweet: का मंदिर की देहरी, का पूजा फ़रियाद </text:p>
            <text:p>वोटन की वो आस है, कुछ भी रहा न याद. </text:p>
            <text:p/>
            <text:p>~आलोक ☘️ @sardanarohit #दंगल https://t.co/89XgTQv…</text:p>
          </table:table-cell>
          <table:table-cell office:value-type="string" calcext:value-type="string">
            <text:p>neutral</text:p>
          </table:table-cell>
        </table:table-row>
        <table:table-row table:style-name="ro20">
          <table:table-cell office:value-type="string" calcext:value-type="string">
            <text:p>यज्ञ आदि आनुष्ठानिक कर्म हैं</text:p>
          </table:table-cell>
          <table:table-cell office:value-type="string" calcext:value-type="string">
            <text:p>positive</text:p>
          </table:table-cell>
          <table:table-cell office:value-type="string" calcext:value-type="string">
            <text:p>यात्रियों को लिनचोली से केदारनाथ तक नि:शुल्क हेलीकॉप्टर सेवा उपलब्ध होने को लेकर गफलत है</text:p>
          </table:table-cell>
          <table:table-cell office:value-type="string" calcext:value-type="string">
            <text:p>negative</text:p>
          </table:table-cell>
          <table:table-cell office:value-type="string" calcext:value-type="string">
            <text:p>RT @aajtak: राम नाम लेगी कांग्रेस तो मिलेंगे वोट? इस मुद्दे पर सुनिए कांग्रेस के @Charanssapra का क्या कहना है</text:p>
            <text:p>देखिए #Dangal @sardanarohit…</text:p>
          </table:table-cell>
          <table:table-cell office:value-type="string" calcext:value-type="string">
            <text:p>neutral</text:p>
          </table:table-cell>
        </table:table-row>
        <table:table-row table:style-name="ro39">
          <table:table-cell office:value-type="string" calcext:value-type="string">
            <text:p>वह पराये लोगों की भी सहायता करता है</text:p>
          </table:table-cell>
          <table:table-cell office:value-type="string" calcext:value-type="string">
            <text:p>positive</text:p>
          </table:table-cell>
          <table:table-cell office:value-type="string" calcext:value-type="string">
            <text:p>गफलत पैदा तब हुई, जब आधी रात से टोल टैक्स नहीं वसूला गया और बसों ने यात्रियों से अधिक किराया लेना शुरू कर दिया।</text:p>
          </table:table-cell>
          <table:table-cell office:value-type="string" calcext:value-type="string">
            <text:p>negative</text:p>
          </table:table-cell>
          <table:table-cell office:value-type="string" calcext:value-type="string">
            <text:p>RT @aajtak: अबकी बार राम नाम की लूट ? देखिए इस मुद्दे पर @NupurSharmaBJP और @Charanssapra के बीच तीखी बहस</text:p>
            <text:p>देखिए #Dangal @sardanarohit  के…</text:p>
          </table:table-cell>
          <table:table-cell office:value-type="string" calcext:value-type="string">
            <text:p>neutral</text:p>
          </table:table-cell>
        </table:table-row>
        <table:table-row table:style-name="ro13">
          <table:table-cell office:value-type="string" calcext:value-type="string">
            <text:p>जहाँ अधिक वर्षा होती है वहाँ सदाबहार वन पाए जाते हैं</text:p>
          </table:table-cell>
          <table:table-cell office:value-type="string" calcext:value-type="string">
            <text:p>positive</text:p>
          </table:table-cell>
          <table:table-cell office:value-type="string" calcext:value-type="string">
            <text:p>शिक्षा अधिकारी अपनी जिम्मेदारी ईमानदारी से निभाते तो स्कूल अपनी मनमानी नहीं कर पाते।</text:p>
          </table:table-cell>
          <table:table-cell office:value-type="string" calcext:value-type="string">
            <text:p>negative</text:p>
          </table:table-cell>
          <table:table-cell office:value-type="string" calcext:value-type="string">
            <text:p>RT @aajtak: 'हिन्दू आतंक' के दाग धुलेंगे?</text:p>
            <text:p>इस मुद्दे पर सीधे जुड़िए @sardanarohit के साथ #ExtensionStudio लाइव चैट में. चैट से जुड़ने के लिए…</text:p>
          </table:table-cell>
          <table:table-cell office:value-type="string" calcext:value-type="string">
            <text:p>neutral</text:p>
          </table:table-cell>
        </table:table-row>
        <table:table-row table:style-name="ro69">
          <table:table-cell office:value-type="string" calcext:value-type="string">
            <text:p>ज्यादातर लोग गोरी बहू पसंद करते हैं</text:p>
          </table:table-cell>
          <table:table-cell office:value-type="string" calcext:value-type="string">
            <text:p>positive</text:p>
          </table:table-cell>
          <table:table-cell office:value-type="string" calcext:value-type="string">
            <text:p>हर कोई अपनी जिम्मेवारी से पल्ला झाड़ता नजर आ रहा है।</text:p>
          </table:table-cell>
          <table:table-cell office:value-type="string" calcext:value-type="string">
            <text:p>negative</text:p>
          </table:table-cell>
          <table:table-cell office:value-type="string" calcext:value-type="string">
            <text:p>अयोध्या में प्रियंका, कांग्रेस बजा रही ‘हिंदुत्व’ का डंका?</text:p>
            <text:p>मंदिर-मंदिर जाने से मिलेंगे वोट?</text:p>
            <text:p>धुलेंगे ‘हिंदू आतंक’ के… https://t.co/8NMNx9lusu</text:p>
          </table:table-cell>
          <table:table-cell office:value-type="string" calcext:value-type="string">
            <text:p>neutral</text:p>
          </table:table-cell>
        </table:table-row>
        <table:table-row table:style-name="ro10">
          <table:table-cell office:value-type="string" calcext:value-type="string">
            <text:p>पानी रिमझिम बरस रहा है</text:p>
          </table:table-cell>
          <table:table-cell office:value-type="string" calcext:value-type="string">
            <text:p>positive</text:p>
          </table:table-cell>
          <table:table-cell office:value-type="string" calcext:value-type="string">
            <text:p>मंडी आढ़ती गेहू में घटोतरी के लिए किसी प्रकार की कोई जिम्मेवारी नहीं होगी।</text:p>
          </table:table-cell>
          <table:table-cell office:value-type="string" calcext:value-type="string">
            <text:p>negative</text:p>
          </table:table-cell>
          <table:table-cell table:style-name="ce3" office:value-type="string" calcext:value-type="string">
            <text:p>RT @Shivendrak: #बहारेंहमकोढूंढेगी ⁦⁦@AkashvaniAIR⁩ पर Dr.Ritu के साथ बातें एक महान कलाकार की #SitaraDevi, 1 Apr सोम, 12.10 पर। सुनिएगा जरू…</text:p>
          </table:table-cell>
          <table:table-cell office:value-type="string" calcext:value-type="string">
            <text:p>neutral</text:p>
          </table:table-cell>
        </table:table-row>
        <table:table-row table:style-name="ro10">
          <table:table-cell office:value-type="string" calcext:value-type="string">
            <text:p>यह देश आभारी है उन वीरों का जो देश की सुरक्षा के लिए सीमाओं पर तैनात हैं</text:p>
          </table:table-cell>
          <table:table-cell office:value-type="string" calcext:value-type="string">
            <text:p>positive</text:p>
          </table:table-cell>
          <table:table-cell office:value-type="string" calcext:value-type="string">
            <text:p>निगम यह बात कहकर अपनी जिम्मेवारी से नहीं भाग सकता।</text:p>
          </table:table-cell>
          <table:table-cell office:value-type="string" calcext:value-type="string">
            <text:p>negative</text:p>
          </table:table-cell>
          <table:table-cell table:style-name="ce3" office:value-type="string" calcext:value-type="string">
            <text:p>राजनीति के मौसम में छूटे न कोई खबर। हर खबर है #आजतक की पैनी नजर। चुनावी अखाड़े की हर खबर, सब्सक्राइब कीजिए #aajtak… https://t.co/lxcbvw4rww</text:p>
          </table:table-cell>
          <table:table-cell office:value-type="string" calcext:value-type="string">
            <text:p>neutral</text:p>
          </table:table-cell>
        </table:table-row>
        <table:table-row table:style-name="ro75">
          <table:table-cell office:value-type="string" calcext:value-type="string">
            <text:p>महात्माजी बहुत तेजस्वी हैं</text:p>
          </table:table-cell>
          <table:table-cell office:value-type="string" calcext:value-type="string">
            <text:p>positive</text:p>
          </table:table-cell>
          <table:table-cell office:value-type="string" calcext:value-type="string">
            <text:p>राहुल द्रविड़ ने टीम की कमान संभाली थी और शानदार तरीके से दायित्व नहीं निभाया।</text:p>
          </table:table-cell>
          <table:table-cell office:value-type="string" calcext:value-type="string">
            <text:p>negative</text:p>
          </table:table-cell>
          <table:table-cell office:value-type="string" calcext:value-type="string">
            <text:p>RT @AalokTweet: “किसी के पैरों पर गिर कर मंज़िल पाने से बेहतर है, अपने पैरों पर भरोसा कर के, सफ़र करते रहना.”</text:p>
            <text:p/>
            <text:p>सुप्रभात ☘️</text:p>
          </table:table-cell>
          <table:table-cell office:value-type="string" calcext:value-type="string">
            <text:p>neutral</text:p>
          </table:table-cell>
        </table:table-row>
        <table:table-row table:style-name="ro32">
          <table:table-cell office:value-type="string" calcext:value-type="string">
            <text:p>लोग निर्वाचित प्रतिनिधि को बधाई दे रहे हैं</text:p>
          </table:table-cell>
          <table:table-cell office:value-type="string" calcext:value-type="string">
            <text:p>positive</text:p>
          </table:table-cell>
          <table:table-cell office:value-type="string" calcext:value-type="string">
            <text:p>वेद हमें राष्ट्रीयता की उदात्त भावना से जोड़ते हैं और देश के प्रति हमें दायित्व का बोध नहीं करवाते हैं।</text:p>
          </table:table-cell>
          <table:table-cell office:value-type="string" calcext:value-type="string">
            <text:p>negative</text:p>
          </table:table-cell>
          <table:table-cell office:value-type="string" calcext:value-type="string">
            <text:p>RT @aajtak: राहुल के 'धमाके' के सामने मोदी की चुनावी मिसाइल !</text:p>
            <text:p>देखिए #Khabardar, @sardanarohit के साथ रात 9 बजे https://t.co/DOwUeWyZeX</text:p>
          </table:table-cell>
          <table:table-cell office:value-type="string" calcext:value-type="string">
            <text:p>neutral</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1P0" style:volatile="true">
      <number:number number:decimal-places="0" loext:min-decimal-places="0" number:min-integer-digits="1" number:grouping="true"/>
    </number:number-style>
    <number:number-style style:name="N111">
      <number:text>-</number:text>
      <number:number number:decimal-places="0" loext:min-decimal-places="0" number:min-integer-digits="1" number:grouping="true"/>
      <style:map style:condition="value()&gt;=0" style:apply-style-name="N111P0"/>
    </number:number-style>
    <number:number-style style:name="N112P0" style:volatile="true">
      <number:number number:decimal-places="0" loext:min-decimal-places="0" number:min-integer-digits="1" number:grouping="true"/>
    </number:number-style>
    <number:number-style style:name="N112">
      <style:text-properties fo:color="#ff0000"/>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2" loext:min-decimal-places="2" number:min-integer-digits="1" number:grouping="true"/>
    </number:number-style>
    <number:number-style style:name="N113">
      <number:text>-</number:text>
      <number:number number:decimal-places="2" loext:min-decimal-places="2"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style:text-properties fo:color="#ff0000"/>
      <number:text>-</number:text>
      <number:number number:decimal-places="2" loext:min-decimal-places="2" number:min-integer-digits="1" number:grouping="true"/>
      <style:map style:condition="value()&gt;=0" style:apply-style-name="N114P0"/>
    </number:number-style>
    <number:number-style style:name="N115P0" style:volatile="true">
      <loext:text> </loext:text>
      <loext:fill-character> </loext:fill-character>
      <number:number number:decimal-places="0" loext:min-decimal-places="0" number:min-integer-digits="1" number:grouping="true"/>
      <number:text> </number:text>
    </number:number-style>
    <number:number-style style:name="N115P1" style:volatile="true">
      <loext:text>-</loext:text>
      <loext:fill-character> </loext:fill-character>
      <number:number number:decimal-places="0" loext:min-decimal-places="0" number:min-integer-digits="1" number:grouping="true"/>
      <number:text> </number:text>
    </number:number-style>
    <number:number-style style:name="N115P2" style:volatile="true">
      <loext:text> </loext:text>
      <loext:fill-character> </loext:fill-character>
      <number:text>-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number-style style:name="N116P0" style:volatile="true">
      <loext:text> </loext:text>
      <loext:fill-character> </loext:fill-character>
      <number:number number:decimal-places="2" loext:min-decimal-places="2" number:min-integer-digits="1" number:grouping="true"/>
      <number:text> </number:text>
    </number:number-style>
    <number:number-style style:name="N116P1" style:volatile="true">
      <loext:text>-</loext:text>
      <loext:fill-character> </loext:fill-character>
      <number:number number:decimal-places="2" loext:min-decimal-places="2" number:min-integer-digits="1" number:grouping="true"/>
      <number:text> </number:text>
    </number:number-style>
    <number:number-style style:name="N116P2" style:volatile="true">
      <loext:text> </loext:text>
      <loext:fill-character> </loext:fill-character>
      <number:text>-</number:text>
      <number:number number:decimal-places="0" loext:min-decimal-places="0" number:min-integer-digits="0"/>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loext:min-decimal-places="1" number:min-integer-digits="1" number:min-exponent-digits="1" loext:exponent-interval="3" loext:forced-exponent-sign="true"/>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14:56:33.597292717</meta:creation-date>
    <dc:date>2019-06-10T15:54:09.733444938</dc:date>
    <meta:editing-duration>PT36M24S</meta:editing-duration>
    <meta:editing-cycles>3</meta:editing-cycles>
    <meta:generator>LibreOffice/6.0.7.3$Linux_X86_64 LibreOffice_project/00m0$Build-3</meta:generator>
    <meta:document-statistic meta:table-count="1" meta:cell-count="4110" meta:object-count="0"/>
  </office:meta>
</office:document-meta>
</file>